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ans3" svg:font-family="'Liberation Sans'"/>
    <style:font-face style:name="Liberation Sans4" svg:font-family="'Liberation Sans'" style:font-family-generic="swiss"/>
    <style:font-face style:name="Liberation Sans5" svg:font-family="'Liberation Sans'" style:font-adornments="Regular" style:font-family-generic="swiss"/>
    <style:font-face style:name="Calibri" svg:font-family="Calibri" style:font-pitch="variable"/>
    <style:font-face style:name="FreeSans1" svg:font-family="Free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1" svg:font-family="'AR PL SungtiL GB'" style:font-family-generic="swiss" style:font-pitch="variable"/>
    <style:font-face style:name="Arial"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ole-draw-aspect="1"/>
    </style:style>
    <style:style style:name="gr2" style:family="graphic" style:parent-style-name="standard">
      <style:graphic-properties draw:stroke="solid" svg:stroke-width="0.03cm" svg:stroke-color="#6095c9" draw:stroke-linejoin="round" svg:stroke-linecap="butt" draw:fill="none" fo:padding-top="0.015cm" fo:padding-bottom="0.015cm" fo:padding-left="0.015cm" fo:padding-right="0.015cm"/>
    </style:style>
    <style:style style:name="gr3" style:family="graphic" style:parent-style-name="standard">
      <style:graphic-properties draw:stroke="none" draw:fill="solid" draw:fill-color="#6095c9"/>
    </style:style>
    <style:style style:name="gr4" style:family="graphic" style:parent-style-name="standard">
      <style:graphic-properties draw:stroke="solid" svg:stroke-width="0.03cm" svg:stroke-color="#000000" draw:stroke-linejoin="round" svg:stroke-linecap="butt" draw:fill="none" fo:padding-top="0.015cm" fo:padding-bottom="0.015cm" fo:padding-left="0.015cm" fo:padding-right="0.015cm"/>
    </style:style>
    <style:style style:name="gr5" style:family="graphic" style:parent-style-name="standard">
      <style:graphic-properties draw:stroke="none" draw:fill="none" draw:textarea-horizontal-align="left" draw:textarea-vertical-align="top" draw:auto-grow-height="true" draw:auto-grow-width="true" fo:min-height="0.365cm" fo:min-width="0.311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365cm" fo:min-width="1.657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365cm" fo:min-width="2.37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65cm" fo:min-width="2.3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729cm" fo:min-width="3.071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729cm" fo:min-width="1.958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1.457cm" fo:min-width="2.7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729cm" fo:min-width="3.45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1.093cm" fo:min-width="1.75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31cm" fo:min-width="0.281cm" fo:padding-top="0cm" fo:padding-bottom="0cm" fo:padding-left="0cm" fo:padding-right="0cm"/>
    </style:style>
    <style:style style:name="gr15" style:family="graphic" style:parent-style-name="standard">
      <style:graphic-properties draw:textarea-horizontal-align="justify" draw:textarea-vertical-align="middle" draw:auto-grow-height="false" fo:min-height="0.004cm" fo:min-width="0.056cm"/>
    </style:style>
    <style:style style:name="gr16" style:family="graphic" style:parent-style-name="standard">
      <style:graphic-properties draw:textarea-horizontal-align="justify" draw:textarea-vertical-align="middle" draw:auto-grow-height="false" fo:min-height="0.306cm" fo:min-width="0cm"/>
    </style:style>
    <style:style style:name="gr17" style:family="graphic" style:parent-style-name="standard">
      <style:graphic-properties draw:stroke="solid" svg:stroke-width="0.024cm" svg:stroke-color="#000000" draw:stroke-linejoin="round" svg:stroke-linecap="butt" draw:fill="none" fo:padding-top="0.012cm" fo:padding-bottom="0.012cm" fo:padding-left="0.012cm" fo:padding-right="0.012cm"/>
    </style:style>
    <style:style style:name="gr18" style:family="graphic" style:parent-style-name="objectwithoutfill">
      <style:graphic-properties svg:stroke-color="#3465a4" draw:marker-end="Short_20_line_20_Arrow" draw:marker-end-width="0.203cm" draw:fill="none" draw:textarea-vertical-align="middle"/>
    </style:style>
    <style:style style:name="gr19" style:family="graphic" style:parent-style-name="standard">
      <style:graphic-properties draw:textarea-horizontal-align="justify" draw:textarea-vertical-align="middle" draw:auto-grow-height="false" fo:min-height="0cm" fo:min-width="0cm"/>
    </style:style>
    <style:style style:name="gr20" style:family="graphic" style:parent-style-name="standard">
      <style:graphic-properties draw:fill="none" draw:textarea-vertical-align="middle" draw:auto-grow-height="false" fo:min-height="4.625cm" fo:min-width="0cm"/>
    </style:style>
    <style:style style:name="gr21" style:family="graphic" style:parent-style-name="standard">
      <style:graphic-properties draw:stroke="none" draw:fill="none" draw:textarea-horizontal-align="left" draw:textarea-vertical-align="top" draw:auto-grow-height="true" draw:auto-grow-width="true" fo:min-height="0.365cm" fo:min-width="3.41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65cm" fo:min-width="3.38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65cm" fo:min-width="3.279cm" fo:padding-top="0cm" fo:padding-bottom="0cm" fo:padding-left="0cm" fo:padding-right="0cm"/>
    </style:style>
    <style:style style:name="gr24" style:family="graphic" style:parent-style-name="standard">
      <style:graphic-properties draw:stroke="dash" draw:stroke-dash="stroke-dash56" svg:stroke-width="0cm" svg:stroke-color="#cccccc" draw:stroke-linejoin="round" svg:stroke-linecap="butt" draw:fill="none"/>
    </style:style>
    <style:style style:name="gr25" style:family="graphic" style:parent-style-name="standard">
      <style:graphic-properties draw:stroke="solid" svg:stroke-width="0cm" svg:stroke-color="#000000" draw:stroke-linejoin="round" svg:stroke-linecap="butt" draw:fill="none"/>
    </style:style>
    <style:style style:name="gr26" style:family="graphic" style:parent-style-name="standard">
      <style:graphic-properties draw:stroke="none" draw:fill="solid" draw:fill-color="#85b0dd"/>
    </style:style>
    <style:style style:name="gr27" style:family="graphic" style:parent-style-name="standard">
      <style:graphic-properties draw:stroke="none" draw:fill="none" draw:textarea-horizontal-align="left" draw:textarea-vertical-align="top" draw:auto-grow-height="true" draw:auto-grow-width="true" fo:min-height="0.421cm" fo:min-width="0.489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357cm" fo:min-width="4.323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2cm" fo:min-width="0.489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1cm" fo:min-width="1.45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2cm" fo:min-width="0.684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2cm" fo:min-width="0.595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2cm" fo:min-width="0.734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2cm" fo:min-width="0.612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2cm" fo:min-width="0.413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2cm" fo:min-width="0.527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2cm" fo:min-width="0.624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399cm" fo:min-width="1.45cm" fo:padding-top="0cm" fo:padding-bottom="0cm" fo:padding-left="0cm" fo:padding-right="0cm"/>
    </style:style>
    <style:style style:name="gr39" style:family="graphic" style:parent-style-name="standard">
      <style:graphic-properties draw:stroke="dash" draw:stroke-dash="stroke-dash56" svg:stroke-width="0cm" svg:stroke-color="#b3b3b3" draw:stroke-linejoin="round" svg:stroke-linecap="butt" draw:fill="none"/>
    </style:style>
    <style:style style:name="gr40" style:family="graphic" style:parent-style-name="standard">
      <style:graphic-properties draw:stroke="solid" svg:stroke-width="0.05cm" svg:stroke-color="#579d1c" draw:stroke-linejoin="round" svg:stroke-linecap="butt" draw:fill="none" fo:padding-top="0.025cm" fo:padding-bottom="0.025cm" fo:padding-left="0.025cm" fo:padding-right="0.025cm"/>
    </style:style>
    <style:style style:name="gr41" style:family="graphic" style:parent-style-name="standard">
      <style:graphic-properties draw:stroke="solid" svg:stroke-width="0.05cm" svg:stroke-color="#000000" draw:stroke-linejoin="round" svg:stroke-linecap="butt" draw:fill="none" fo:padding-top="0.025cm" fo:padding-bottom="0.025cm" fo:padding-left="0.025cm" fo:padding-right="0.025cm"/>
    </style:style>
    <style:style style:name="gr42" style:family="graphic" style:parent-style-name="standard">
      <style:graphic-properties draw:stroke="solid" svg:stroke-width="0.05cm" svg:stroke-color="#ff420e" draw:stroke-linejoin="round" svg:stroke-linecap="butt" draw:fill="none" fo:padding-top="0.025cm" fo:padding-bottom="0.025cm" fo:padding-left="0.025cm" fo:padding-right="0.025cm"/>
    </style:style>
    <style:style style:name="gr43" style:family="graphic" style:parent-style-name="standard">
      <style:graphic-properties draw:stroke="solid" svg:stroke-width="0.05cm" svg:stroke-color="#004586" draw:stroke-linejoin="round" svg:stroke-linecap="butt" draw:fill="none" fo:padding-top="0.025cm" fo:padding-bottom="0.025cm" fo:padding-left="0.025cm" fo:padding-right="0.025cm"/>
    </style:style>
    <style:style style:name="gr44" style:family="graphic" style:parent-style-name="standard">
      <style:graphic-properties draw:stroke="none" draw:fill="none" draw:textarea-horizontal-align="left" draw:textarea-vertical-align="top" draw:auto-grow-height="true" draw:auto-grow-width="true" fo:min-height="0.399cm" fo:min-width="0.684cm" fo:padding-top="0cm" fo:padding-bottom="0cm" fo:padding-left="0cm" fo:padding-right="0cm"/>
    </style:style>
    <style:style style:name="gr45" style:family="graphic" style:parent-style-name="standard">
      <style:graphic-properties draw:stroke="none" svg:stroke-width="0.051cm" draw:marker-start-width="0.352cm" draw:marker-end-width="0.352cm" draw:fill="none" draw:textarea-horizontal-align="left" draw:textarea-vertical-align="top" draw:auto-grow-height="true" draw:auto-grow-width="true" fo:min-height="0.399cm" fo:min-width="0.68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357cm" fo:min-width="1.446cm" fo:padding-top="0cm" fo:padding-bottom="0cm" fo:padding-left="0cm" fo:padding-right="0cm"/>
    </style:style>
    <style:style style:name="gr47" style:family="graphic" style:parent-style-name="standard">
      <style:graphic-properties draw:stroke="none" svg:stroke-width="0.051cm" draw:marker-start-width="0.352cm" draw:marker-end-width="0.352cm" draw:fill="none" draw:textarea-horizontal-align="left" draw:textarea-vertical-align="top" draw:auto-grow-height="true" draw:auto-grow-width="true" fo:min-height="0.357cm" fo:min-width="1.446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399cm" fo:min-width="10.492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357cm" fo:min-width="3.394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399cm" fo:min-width="1.55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384cm" fo:min-width="0.684cm" fo:padding-top="0cm" fo:padding-bottom="0cm" fo:padding-left="0cm" fo:padding-right="0cm"/>
    </style:style>
    <style:style style:name="gr52" style:family="graphic" style:parent-style-name="standard">
      <style:graphic-properties draw:stroke="none" svg:stroke-width="0.051cm" draw:marker-start-width="0.352cm" draw:marker-end-width="0.352cm" draw:fill="none" draw:textarea-horizontal-align="left" draw:textarea-vertical-align="top" draw:auto-grow-height="true" draw:auto-grow-width="true" fo:min-height="0.384cm" fo:min-width="0.684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357cm" fo:min-width="2.883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357cm" fo:min-width="10.403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399cm" fo:min-width="0.489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357cm" fo:min-width="0.447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357cm" fo:min-width="3.939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357cm" fo:min-width="1.319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357cm" fo:min-width="4.091cm" fo:padding-top="0cm" fo:padding-bottom="0cm" fo:padding-left="0cm" fo:padding-right="0cm"/>
    </style:style>
    <style:style style:name="gr60" style:family="graphic" style:parent-style-name="standard">
      <style:graphic-properties draw:stroke="dash" draw:stroke-dash="stroke-dash18" svg:stroke-width="0cm" svg:stroke-color="#b3b3b3" draw:stroke-linejoin="round" svg:stroke-linecap="butt" draw:fill="none"/>
    </style:style>
    <style:style style:name="gr61" style:family="graphic" style:parent-style-name="standard">
      <style:graphic-properties draw:stroke="solid" svg:stroke-width="0cm" svg:stroke-color="#000000" draw:stroke-linejoin="round" svg:stroke-linecap="butt" draw:fill="solid" draw:fill-color="#000000"/>
    </style:style>
    <style:style style:name="gr62" style:family="graphic" style:parent-style-name="standard">
      <style:graphic-properties draw:stroke="none" draw:fill="none" draw:textarea-horizontal-align="left" draw:textarea-vertical-align="top" draw:auto-grow-height="true" draw:auto-grow-width="true" fo:min-height="0.399cm" fo:min-width="0.331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399cm" fo:min-width="0.391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399cm" fo:min-width="0.586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357cm" fo:min-width="2.449cm" fo:padding-top="0cm" fo:padding-bottom="0cm" fo:padding-left="0cm" fo:padding-right="0cm"/>
    </style:style>
    <style:style style:name="gr66" style:family="graphic" style:parent-style-name="standard">
      <style:graphic-properties draw:stroke="none" draw:fill="solid" draw:fill-color="#000000"/>
    </style:style>
    <style:style style:name="gr67" style:family="graphic" style:parent-style-name="standard">
      <style:graphic-properties draw:stroke="none" draw:fill="none" draw:textarea-horizontal-align="left" draw:textarea-vertical-align="top" draw:auto-grow-height="true" draw:auto-grow-width="true" fo:min-height="0.357cm" fo:min-width="2.965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399cm" fo:min-width="0.332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357cm" fo:min-width="2.86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357cm" fo:min-width="2.876cm" fo:padding-top="0cm" fo:padding-bottom="0cm" fo:padding-left="0cm" fo:padding-right="0cm"/>
    </style:style>
    <style:style style:name="gr71" style:family="graphic" style:parent-style-name="standard">
      <style:graphic-properties draw:stroke="solid" svg:stroke-width="0.035cm" svg:stroke-color="#ffffff" draw:stroke-linejoin="round" svg:stroke-linecap="round" draw:fill="none" fo:padding-top="0.017cm" fo:padding-bottom="0.017cm" fo:padding-left="0.017cm" fo:padding-right="0.017cm"/>
    </style:style>
    <style:style style:name="gr72" style:family="graphic" style:parent-style-name="standard">
      <style:graphic-properties draw:stroke="none" svg:stroke-width="0cm" svg:stroke-color="#333333" draw:marker-start-width="0cm" draw:marker-end-width="0cm" draw:fill="solid" draw:fill-color="#0000ff"/>
    </style:style>
    <style:style style:name="gr73" style:family="graphic" style:parent-style-name="standard">
      <style:graphic-properties draw:stroke="solid" svg:stroke-width="0cm" svg:stroke-color="#333333" draw:marker-start-width="0cm" draw:marker-end-width="0cm" draw:stroke-linejoin="round" svg:stroke-linecap="butt" draw:fill="solid" draw:fill-color="#0000ff" fo:padding-top="0cm" fo:padding-bottom="0cm" fo:padding-left="0cm" fo:padding-right="0cm"/>
    </style:style>
    <style:style style:name="gr74" style:family="graphic" style:parent-style-name="standard">
      <style:graphic-properties draw:stroke="none" draw:fill="solid" draw:fill-color="#0000ff"/>
    </style:style>
    <style:style style:name="gr75" style:family="graphic" style:parent-style-name="standard">
      <style:graphic-properties draw:stroke="solid" svg:stroke-width="0.035cm" svg:stroke-color="#262626" draw:stroke-linejoin="round" svg:stroke-linecap="butt" draw:fill="solid" draw:fill-color="#0000ff" fo:padding-top="0.017cm" fo:padding-bottom="0.017cm" fo:padding-left="0.017cm" fo:padding-right="0.017cm"/>
    </style:style>
    <style:style style:name="gr76" style:family="graphic" style:parent-style-name="standard">
      <style:graphic-properties draw:stroke="none" draw:fill="solid" draw:fill-color="#262626"/>
    </style:style>
    <style:style style:name="gr77" style:family="graphic" style:parent-style-name="standard">
      <style:graphic-properties draw:stroke="solid" svg:stroke-width="0.035cm" svg:stroke-color="#262626" draw:stroke-linejoin="round" svg:stroke-linecap="butt" draw:fill="none" fo:padding-top="0.017cm" fo:padding-bottom="0.017cm" fo:padding-left="0.017cm" fo:padding-right="0.017cm"/>
    </style:style>
    <style:style style:name="gr78" style:family="graphic" style:parent-style-name="standard">
      <style:graphic-properties draw:stroke="none" draw:fill="solid" draw:fill-color="#3333ff"/>
    </style:style>
    <style:style style:name="gr79" style:family="graphic" style:parent-style-name="standard">
      <style:graphic-properties draw:stroke="dash" draw:stroke-dash="Ultrafine_20_Dashed" svg:stroke-width="0cm" svg:stroke-color="#cccccc" draw:marker-start-width="0.1cm" draw:marker-end-width="0.1cm" draw:stroke-linejoin="round" svg:stroke-linecap="round" draw:fill="solid" draw:fill-color="#3333ff" fo:padding-top="0cm" fo:padding-bottom="0cm" fo:padding-left="0cm" fo:padding-right="0cm"/>
    </style:style>
    <style:style style:name="gr80" style:family="graphic" style:parent-style-name="standard">
      <style:graphic-properties draw:stroke="dash" draw:stroke-dash="Ultrafine_20_Dashed" svg:stroke-width="0cm" svg:stroke-color="#cccccc" draw:marker-start-width="0.1cm" draw:marker-end-width="0.1cm" draw:stroke-linejoin="round" svg:stroke-linecap="round" draw:fill="none" fo:padding-top="0cm" fo:padding-bottom="0cm" fo:padding-left="0cm" fo:padding-right="0cm"/>
    </style:style>
    <style:style style:name="gr81" style:family="graphic" style:parent-style-name="standard">
      <style:graphic-properties draw:stroke="solid" svg:stroke-width="0cm" svg:stroke-color="#808080" draw:marker-start-width="0cm" draw:marker-end-width="0cm" svg:stroke-opacity="100%" draw:stroke-linejoin="round" svg:stroke-linecap="butt" draw:fill="solid" draw:fill-color="#85b0dd" draw:opacity="100%" fo:padding-top="0cm" fo:padding-bottom="0cm" fo:padding-left="0cm" fo:padding-right="0cm" draw:shadow-offset-x="0.203cm" draw:shadow-offset-y="0.203cm"/>
    </style:style>
    <style:style style:name="gr82" style:family="graphic" style:parent-style-name="standard">
      <style:graphic-properties draw:stroke="solid" svg:stroke-width="0.025cm" svg:stroke-color="#0066cc" draw:marker-start-width="0.098cm" draw:marker-end-width="0.098cm" draw:stroke-linejoin="round" svg:stroke-linecap="round" draw:fill="none" fo:padding-top="0.012cm" fo:padding-bottom="0.012cm" fo:padding-left="0.012cm" fo:padding-right="0.012cm"/>
    </style:style>
    <style:style style:name="gr83" style:family="graphic" style:parent-style-name="standard">
      <style:graphic-properties draw:stroke="none" svg:stroke-width="0cm" svg:stroke-color="#333333" draw:marker-start-width="0cm" draw:marker-end-width="0cm" draw:fill="solid" draw:fill-color="#111111"/>
    </style:style>
    <style:style style:name="gr84" style:family="graphic" style:parent-style-name="standard">
      <style:graphic-properties draw:stroke="solid" svg:stroke-width="0cm" svg:stroke-color="#333333" draw:marker-start-width="0cm" draw:marker-end-width="0cm" draw:stroke-linejoin="round" svg:stroke-linecap="butt" draw:fill="solid" draw:fill-color="#111111" fo:padding-top="0cm" fo:padding-bottom="0cm" fo:padding-left="0cm" fo:padding-right="0cm"/>
    </style:style>
    <style:style style:name="gr85" style:family="graphic" style:parent-style-name="standard">
      <style:graphic-properties draw:stroke="solid" svg:stroke-width="0cm" svg:stroke-color="#808080" draw:marker-start-width="0cm" draw:marker-end-width="0cm" svg:stroke-opacity="100%" draw:stroke-linejoin="round" svg:stroke-linecap="butt" draw:fill="solid" draw:fill-color="#85b0dd" draw:fill-hatch-solid="false" draw:opacity="100%" fo:padding-top="0cm" fo:padding-bottom="0cm" fo:padding-left="0cm" fo:padding-right="0cm" draw:shadow-offset-x="0.203cm" draw:shadow-offset-y="0.203cm" draw:shadow-opacity="100%"/>
    </style:style>
    <style:style style:name="gr86" style:family="graphic" style:parent-style-name="standard">
      <style:graphic-properties draw:stroke="solid" svg:stroke-width="0cm" svg:stroke-color="#333333" draw:marker-start-width="0cm" draw:marker-end-width="0cm" svg:stroke-opacity="100%" draw:stroke-linejoin="round" svg:stroke-linecap="butt" draw:fill="solid" draw:fill-color="#85b0dd" draw:opacity="100%" fo:padding-top="0cm" fo:padding-bottom="0cm" fo:padding-left="0cm" fo:padding-right="0cm" draw:shadow-offset-x="0.203cm" draw:shadow-offset-y="0.203cm"/>
    </style:style>
    <style:style style:name="gr87" style:family="graphic" style:parent-style-name="standard">
      <style:graphic-properties draw:stroke="solid" svg:stroke-width="0.01cm" svg:stroke-color="#191919" svg:stroke-opacity="40%" draw:stroke-linejoin="round" svg:stroke-linecap="butt" draw:fill="solid" draw:fill-color="#0000ff" draw:opacity="40%" fo:padding-top="0.005cm" fo:padding-bottom="0.005cm" fo:padding-left="0.005cm" fo:padding-right="0.005cm"/>
    </style:style>
    <style:style style:name="gr88" style:family="graphic" style:parent-style-name="standard">
      <style:graphic-properties draw:stroke="solid" svg:stroke-width="0.025cm" svg:stroke-color="#0066cc" draw:marker-start-width="0.062cm" draw:marker-end-width="0.062cm" draw:stroke-linejoin="round" svg:stroke-linecap="round" draw:fill="none" fo:padding-top="0.012cm" fo:padding-bottom="0.012cm" fo:padding-left="0.012cm" fo:padding-right="0.012cm"/>
    </style:style>
    <style:style style:name="gr89" style:family="graphic" style:parent-style-name="standard">
      <style:graphic-properties draw:stroke="dash" draw:stroke-dash="Ultrafine_20_Dashed" svg:stroke-width="0cm" svg:stroke-color="#cccccc" draw:marker-start-width="0.1cm" draw:marker-end-width="0.1cm" draw:stroke-linejoin="round" svg:stroke-linecap="round" draw:fill="solid" draw:fill-color="#0000ff"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713cm" fo:min-width="5.158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357cm" fo:min-width="3.325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357cm" fo:min-width="3.481cm" fo:padding-top="0cm" fo:padding-bottom="0cm" fo:padding-left="0cm" fo:padding-right="0cm"/>
    </style:style>
    <style:style style:name="gr93" style:family="graphic" style:parent-style-name="objectwithoutfill">
      <style:graphic-properties draw:marker-end="Arrow" draw:marker-end-width="0.203cm" draw:fill="none" draw:textarea-vertical-align="middle"/>
    </style:style>
    <style:style style:name="gr94" style:family="graphic" style:parent-style-name="objectwithoutfill">
      <style:graphic-properties draw:marker-end="" draw:marker-end-width="0.3cm" draw:fill="none" draw:textarea-vertical-align="middle"/>
    </style:style>
    <style:style style:name="gr95" style:family="graphic" style:parent-style-name="objectwithoutfill">
      <style:graphic-properties draw:marker-start="Circle" draw:marker-start-width="0.102cm" draw:marker-end="Circle" draw:marker-end-width="0.102cm" draw:fill="none" draw:textarea-vertical-align="middle"/>
    </style:style>
    <style:style style:name="gr9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7"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98" style:family="graphic" style:parent-style-name="standard">
      <style:graphic-properties draw:stroke="none" svg:stroke-color="#000000" draw:fill="none" draw:fill-color="#ffffff" draw:textarea-horizontal-align="left" draw:auto-grow-height="true" draw:auto-grow-width="true" fo:min-height="0.243cm" fo:min-width="0.121cm"/>
    </style:style>
    <style:style style:name="gr99" style:family="graphic" style:parent-style-name="objectwithoutfill">
      <style:graphic-properties draw:stroke="dash" draw:stroke-dash="Ultrafine_20_Dashed" draw:marker-end="" draw:marker-end-width="0.3cm" draw:fill="none" draw:textarea-vertical-align="middle"/>
    </style:style>
    <style:style style:name="gr100" style:family="graphic" style:parent-style-name="standard">
      <style:graphic-properties draw:stroke="none" svg:stroke-color="#000000" draw:fill="none" draw:fill-color="#ffffff" draw:textarea-horizontal-align="left" draw:auto-grow-height="true" draw:auto-grow-width="true" fo:min-height="0.399cm" fo:min-width="0.099cm"/>
    </style:style>
    <style:style style:name="gr101" style:family="graphic" style:parent-style-name="standard">
      <style:graphic-properties draw:stroke="none" draw:fill="none" draw:textarea-horizontal-align="left" draw:textarea-vertical-align="top" draw:auto-grow-height="true" draw:auto-grow-width="true" fo:min-height="0.357cm" fo:min-width="1.788cm" fo:padding-top="0cm" fo:padding-bottom="0cm" fo:padding-left="0cm" fo:padding-right="0cm"/>
    </style:style>
    <style:style style:name="gr102" style:family="graphic" style:parent-style-name="standard">
      <style:graphic-properties draw:stroke="solid" svg:stroke-width="0.004cm" svg:stroke-color="#010101" draw:stroke-linejoin="round" svg:stroke-linecap="butt" draw:fill="none" fo:padding-top="0.002cm" fo:padding-bottom="0.002cm" fo:padding-left="0.002cm" fo:padding-right="0.002cm"/>
    </style:style>
    <style:style style:name="gr103" style:family="graphic" style:parent-style-name="standard">
      <style:graphic-properties draw:stroke="dash" draw:stroke-dash="stroke-dash20" svg:stroke-width="0.004cm" svg:stroke-color="#b3b3b3" draw:stroke-linejoin="round" svg:stroke-linecap="butt" draw:fill="none" fo:padding-top="0.002cm" fo:padding-bottom="0.002cm" fo:padding-left="0.002cm" fo:padding-right="0.002cm"/>
    </style:style>
    <style:style style:name="gr104" style:family="graphic" style:parent-style-name="standard">
      <style:graphic-properties draw:stroke="solid" svg:stroke-width="0.015cm" svg:stroke-color="#010101" draw:stroke-linejoin="round" svg:stroke-linecap="butt" draw:fill="none" fo:padding-top="0.007cm" fo:padding-bottom="0.007cm" fo:padding-left="0.007cm" fo:padding-right="0.007cm"/>
    </style:style>
    <style:style style:name="gr105" style:family="graphic" style:parent-style-name="standard">
      <style:graphic-properties draw:stroke="none" draw:fill="solid" draw:fill-color="#010101"/>
    </style:style>
    <style:style style:name="gr106" style:family="graphic" style:parent-style-name="standard">
      <style:graphic-properties draw:stroke="solid" svg:stroke-width="0.015cm" svg:stroke-color="#ff430f" draw:stroke-linejoin="round" svg:stroke-linecap="butt" draw:fill="none" fo:padding-top="0.007cm" fo:padding-bottom="0.007cm" fo:padding-left="0.007cm" fo:padding-right="0.007cm"/>
    </style:style>
    <style:style style:name="gr107" style:family="graphic" style:parent-style-name="standard">
      <style:graphic-properties draw:stroke="none" draw:fill="solid" draw:fill-color="#ff430f"/>
    </style:style>
    <style:style style:name="gr108" style:family="graphic" style:parent-style-name="standard">
      <style:graphic-properties draw:stroke="solid" svg:stroke-width="0.004cm" svg:stroke-color="#ff430f" draw:stroke-linejoin="round" svg:stroke-linecap="butt" draw:fill="none" fo:padding-top="0.002cm" fo:padding-bottom="0.002cm" fo:padding-left="0.002cm" fo:padding-right="0.002cm"/>
    </style:style>
    <style:style style:name="gr109" style:family="graphic" style:parent-style-name="standard">
      <style:graphic-properties draw:stroke="solid" svg:stroke-width="0.019cm" svg:stroke-color="#014686" draw:stroke-linejoin="round" svg:stroke-linecap="butt" draw:fill="none" fo:padding-top="0.009cm" fo:padding-bottom="0.009cm" fo:padding-left="0.009cm" fo:padding-right="0.009cm"/>
    </style:style>
    <style:style style:name="gr110" style:family="graphic" style:parent-style-name="standard">
      <style:graphic-properties draw:stroke="none" draw:fill="solid" draw:fill-color="#014686"/>
    </style:style>
    <style:style style:name="gr111" style:family="graphic" style:parent-style-name="standard">
      <style:graphic-properties draw:stroke="solid" svg:stroke-width="0.004cm" svg:stroke-color="#014686" draw:stroke-linejoin="round" svg:stroke-linecap="butt" draw:fill="none" fo:padding-top="0.002cm" fo:padding-bottom="0.002cm" fo:padding-left="0.002cm" fo:padding-right="0.002cm"/>
    </style:style>
    <style:style style:name="gr112" style:family="graphic" style:parent-style-name="standard">
      <style:graphic-properties draw:stroke="dash" draw:stroke-dash="stroke-dash50" svg:stroke-width="0.004cm" svg:stroke-color="#b3b3b3" draw:stroke-linejoin="round" svg:stroke-linecap="butt" draw:fill="none" fo:padding-top="0.002cm" fo:padding-bottom="0.002cm" fo:padding-left="0.002cm" fo:padding-right="0.002cm"/>
    </style:style>
    <style:style style:name="gr113" style:family="graphic" style:parent-style-name="standard">
      <style:graphic-properties draw:stroke="solid" svg:stroke-width="0.017cm" svg:stroke-color="#010101" draw:stroke-linejoin="round" svg:stroke-linecap="butt" draw:fill="none" fo:padding-top="0.008cm" fo:padding-bottom="0.008cm" fo:padding-left="0.008cm" fo:padding-right="0.008cm"/>
    </style:style>
    <style:style style:name="gr114" style:family="graphic" style:parent-style-name="standard">
      <style:graphic-properties draw:stroke="solid" svg:stroke-width="0.017cm" svg:stroke-color="#ff430f" draw:stroke-linejoin="round" svg:stroke-linecap="butt" draw:fill="none" fo:padding-top="0.008cm" fo:padding-bottom="0.008cm" fo:padding-left="0.008cm" fo:padding-right="0.008cm"/>
    </style:style>
    <style:style style:name="gr115" style:family="graphic" style:parent-style-name="standard">
      <style:graphic-properties draw:stroke="solid" svg:stroke-width="0.021cm" svg:stroke-color="#014686" draw:stroke-linejoin="round" svg:stroke-linecap="butt" draw:fill="none" fo:padding-top="0.01cm" fo:padding-bottom="0.01cm" fo:padding-left="0.01cm" fo:padding-right="0.01cm"/>
    </style:style>
    <style:style style:name="gr116" style:family="graphic" style:parent-style-name="standard">
      <style:graphic-properties draw:stroke="none" draw:fill="solid" draw:fill-color="#ff950e"/>
    </style:style>
    <style:style style:name="gr117" style:family="graphic" style:parent-style-name="standard">
      <style:graphic-properties draw:stroke="none" draw:fill="solid" draw:fill-color="#85b0dd" draw:opacity="100%" draw:shadow-opacity="100%"/>
    </style:style>
    <style:style style:name="P1" style:family="paragraph">
      <style:paragraph-properties fo:text-align="center"/>
    </style:style>
    <style:style style:name="P2" style:family="paragraph">
      <loext:graphic-properties draw:fill="none"/>
    </style:style>
    <style:style style:name="P3" style:family="paragraph">
      <loext:graphic-properties draw:fill="solid" draw:fill-color="#6095c9"/>
    </style:style>
    <style:style style:name="P4" style:family="paragraph">
      <style:paragraph-properties fo:text-align="start" style:writing-mode="lr-tb"/>
    </style:style>
    <style:style style:name="P5" style:family="paragraph">
      <loext:graphic-properties draw:fill="none"/>
      <style:text-properties fo:font-size="8.80000019073486pt" style:font-size-asian="8.80000019073486pt" style:font-size-complex="8.80000019073486pt"/>
    </style:style>
    <style:style style:name="P6" style:family="paragraph">
      <loext:graphic-properties draw:fill="none"/>
      <style:text-properties fo:font-size="7.90000009536743pt" style:font-size-asian="7.90000009536743pt" style:font-size-complex="7.90000009536743pt"/>
    </style:style>
    <style:style style:name="P7" style:family="paragraph">
      <loext:graphic-properties draw:fill="none"/>
      <style:text-properties style:font-name="Arial" fo:font-size="8.80000019073486pt" style:font-size-asian="8.80000019073486pt" style:font-size-complex="8.80000019073486pt"/>
    </style:style>
    <style:style style:name="P8" style:family="paragraph">
      <loext:graphic-properties draw:fill="none"/>
      <style:paragraph-properties fo:text-align="center"/>
    </style:style>
    <style:style style:name="P9" style:family="paragraph">
      <loext:graphic-properties draw:fill="solid" draw:fill-color="#85b0dd"/>
    </style:style>
    <style:style style:name="P10" style:family="paragraph">
      <loext:graphic-properties draw:fill="none"/>
      <style:paragraph-properties fo:text-align="start" style:writing-mode="lr-tb"/>
      <style:text-properties fo:font-size="10pt" style:font-size-asian="10pt" style:font-size-complex="10pt"/>
    </style:style>
    <style:style style:name="P11" style:family="paragraph">
      <loext:graphic-properties draw:fill="none"/>
      <style:paragraph-properties fo:text-align="start" style:writing-mode="lr-tb"/>
      <style:text-properties fo:font-size="9pt" style:font-size-asian="9pt" style:font-size-complex="9pt"/>
    </style:style>
    <style:style style:name="P12" style:family="paragraph">
      <style:paragraph-properties fo:margin-left="0cm" fo:margin-right="0cm" fo:text-align="start" fo:text-indent="0cm" style:writing-mode="lr-tb"/>
    </style:style>
    <style:style style:name="P13" style:family="paragraph">
      <loext:graphic-properties draw:fill="none"/>
      <style:text-properties fo:font-size="10pt" style:font-size-asian="10pt" style:font-size-complex="10pt"/>
    </style:style>
    <style:style style:name="P14" style:family="paragraph">
      <loext:graphic-properties draw:fill="none"/>
      <style:paragraph-properties fo:margin-left="0cm" fo:margin-right="0cm" fo:text-align="start" fo:text-indent="0cm" style:writing-mode="lr-tb"/>
      <style:text-properties fo:font-size="9pt" style:font-size-asian="9pt" style:font-size-complex="9pt"/>
    </style:style>
    <style:style style:name="P15" style:family="paragraph">
      <loext:graphic-properties draw:fill="none"/>
      <style:text-properties fo:font-size="9pt" style:font-size-asian="9pt" style:font-size-complex="9pt"/>
    </style:style>
    <style:style style:name="P16" style:family="paragraph">
      <loext:graphic-properties draw:fill="solid" draw:fill-color="#000000"/>
    </style:style>
    <style:style style:name="P17" style:family="paragraph">
      <loext:graphic-properties draw:fill="none"/>
      <style:paragraph-properties fo:text-align="start" style:writing-mode="lr-tb"/>
      <style:text-properties fo:font-size="8.89999961853027pt" style:font-size-asian="8.89999961853027pt" style:font-size-complex="8.89999961853027pt"/>
    </style:style>
    <style:style style:name="P18" style:family="paragraph">
      <loext:graphic-properties draw:fill="solid" draw:fill-color="#0000ff"/>
    </style:style>
    <style:style style:name="P19" style:family="paragraph">
      <loext:graphic-properties draw:fill="solid" draw:fill-color="#262626"/>
    </style:style>
    <style:style style:name="P20" style:family="paragraph">
      <loext:graphic-properties draw:fill="solid" draw:fill-color="#3333ff"/>
    </style:style>
    <style:style style:name="P21" style:family="paragraph">
      <loext:graphic-properties draw:fill="solid" draw:fill-color="#85b0dd" draw:opacity="100%"/>
    </style:style>
    <style:style style:name="P22" style:family="paragraph">
      <loext:graphic-properties draw:fill="solid" draw:fill-color="#111111"/>
    </style:style>
    <style:style style:name="P23" style:family="paragraph">
      <loext:graphic-properties draw:fill="solid" draw:fill-color="#85b0dd" draw:fill-hatch-solid="false" draw:opacity="100%"/>
    </style:style>
    <style:style style:name="P24" style:family="paragraph">
      <loext:graphic-properties draw:fill="solid" draw:fill-color="#0000ff" draw:opacity="40%"/>
    </style:style>
    <style:style style:name="P25" style:family="paragraph">
      <loext:graphic-properties draw:fill="none" draw:fill-color="#ffffff"/>
      <style:text-properties fo:font-size="12pt" fo:font-style="italic" style:font-size-asian="12pt" style:font-style-asian="italic" style:font-size-complex="12pt" style:font-style-complex="italic"/>
    </style:style>
    <style:style style:name="P26" style:family="paragraph">
      <loext:graphic-properties draw:fill="none" draw:fill-color="#ffffff"/>
      <style:text-properties fo:font-size="6pt" fo:font-style="italic" style:font-size-asian="6pt" style:font-style-asian="italic" style:font-size-complex="6pt" style:font-style-complex="italic"/>
    </style:style>
    <style:style style:name="P27" style:family="paragraph">
      <loext:graphic-properties draw:fill="none" draw:fill-color="#ffffff"/>
      <style:text-properties fo:font-size="10pt" fo:font-style="italic" style:font-size-asian="10pt" style:font-style-asian="italic" style:font-size-complex="10pt" style:font-style-complex="italic"/>
    </style:style>
    <style:style style:name="P28" style:family="paragraph">
      <loext:graphic-properties draw:fill="none" draw:fill-color="#ffffff"/>
      <style:text-properties fo:font-size="10pt" style:font-size-asian="10pt" style:font-size-complex="10pt"/>
    </style:style>
    <style:style style:name="P29" style:family="paragraph">
      <loext:graphic-properties draw:fill="solid" draw:fill-color="#010101"/>
    </style:style>
    <style:style style:name="P30" style:family="paragraph">
      <loext:graphic-properties draw:fill="solid" draw:fill-color="#ff430f"/>
    </style:style>
    <style:style style:name="P31" style:family="paragraph">
      <loext:graphic-properties draw:fill="solid" draw:fill-color="#014686"/>
    </style:style>
    <style:style style:name="P32" style:family="paragraph">
      <loext:graphic-properties draw:fill="solid" draw:fill-color="#ff950e"/>
    </style:style>
    <style:style style:name="P33" style:family="paragraph">
      <style:paragraph-properties fo:text-align="start" style:writing-mode="lr-tb"/>
      <style:text-properties fo:font-size="9pt" style:font-size-asian="9pt" style:font-size-complex="9pt"/>
    </style:style>
    <style:style style:name="T1" style:family="text">
      <style:text-properties fo:color="#000000" style:font-name="Calibri1" fo:font-size="8.80000019073486pt" style:font-size-asian="8.80000019073486pt" style:font-name-complex="Calibri1" style:font-size-complex="8.80000019073486pt"/>
    </style:style>
    <style:style style:name="T2" style:family="text">
      <style:text-properties fo:color="#000000" style:font-name="Calibri1" fo:font-size="7.90000009536743pt" style:font-size-asian="7.90000009536743pt" style:font-name-complex="Calibri1" style:font-size-complex="7.90000009536743pt"/>
    </style:style>
    <style:style style:name="T3" style:family="text">
      <style:text-properties fo:color="#000000" style:font-name="Arial" fo:font-size="8.80000019073486pt" style:font-size-asian="8.80000019073486pt" style:font-name-complex="Calibri1" style:font-size-complex="8.80000019073486pt"/>
    </style:style>
    <style:style style:name="T4" style:family="text">
      <style:text-properties fo:font-size="9pt" style:font-size-asian="9pt" style:font-size-complex="9pt"/>
    </style:style>
    <style:style style:name="T5" style:family="text">
      <style:text-properties fo:color="#000000" style:font-name="Liberation Sans3" fo:font-size="9pt" style:font-size-asian="9pt" style:font-name-complex="Liberation Sans3" style:font-size-complex="9pt"/>
    </style:style>
    <style:style style:name="T6" style:family="text">
      <style:text-properties style:font-name="Liberation Sans" fo:font-size="9pt" style:letter-kerning="true" style:font-name-asian="AR PL SungtiL GB" style:font-size-asian="9pt" style:font-name-complex="FreeSans" style:font-size-complex="9pt"/>
    </style:style>
    <style:style style:name="T7" style:family="text">
      <style:text-properties fo:color="#000000" style:font-name="Liberation Sans3" fo:font-size="10pt" style:font-size-asian="10pt" style:font-name-complex="Liberation Sans3" style:font-size-complex="10pt"/>
    </style:style>
    <style:style style:name="T8" style:family="text">
      <style:text-properties fo:color="#000000" style:font-name="Liberation Sans3" fo:font-size="8.89999961853027pt" style:font-size-asian="8.89999961853027pt" style:font-name-complex="Liberation Sans3" style:font-size-complex="8.89999961853027pt" style:text-scale="101%"/>
    </style:style>
    <style:style style:name="T9" style:family="text">
      <style:text-properties style:font-name="Liberation Sans5" fo:font-size="12pt" fo:font-style="italic" style:font-name-asian="Liberation Sans5" style:font-size-asian="12pt" style:font-style-asian="italic" style:font-name-complex="Liberation Sans5" style:font-size-complex="12pt" style:font-style-complex="italic"/>
    </style:style>
    <style:style style:name="T10" style:family="text">
      <style:text-properties fo:font-size="6pt" fo:font-style="italic" style:font-size-asian="6pt" style:font-style-asian="italic" style:font-size-complex="6pt" style:font-style-complex="italic"/>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609cm" svg:height="11.156cm" svg:x="0.619cm" svg:y="2.036cm">
          <loext:p/>
          <draw:object xlink:href="./Object 1" xlink:type="simple" xlink:show="embed" xlink:actuate="onLoad"/>
          <draw:image xlink:href="./ObjectReplacements/Object 1" xlink:type="simple" xlink:show="embed" xlink:actuate="onLoad"/>
        </draw:frame>
        <draw:line draw:style-name="gr2" draw:text-style-name="P2" draw:layer="layout" svg:x1="5.925cm" svg:y1="19.192cm" svg:x2="5.925cm" svg:y2="18.477cm">
          <text:p/>
        </draw:line>
        <draw:path draw:style-name="gr3" draw:text-style-name="P3" draw:layer="layout" svg:width="0.139cm" svg:height="0.139cm" svg:x="5.856cm" svg:y="18.446cm" svg:viewBox="0 0 140 140" svg:d="M69 0l-67 117c-4 7-2 17 6 21 7 4 16 2 21-6l40-69 42 69c4 8 14 10 21 6 8-4 10-14 6-21z">
          <text:p/>
        </draw:path>
        <draw:line draw:style-name="gr2" draw:text-style-name="P2" draw:layer="layout" svg:x1="5.925cm" svg:y1="19.192cm" svg:x2="6.623cm" svg:y2="19.192cm">
          <text:p/>
        </draw:line>
        <draw:path draw:style-name="gr3" draw:text-style-name="P3" draw:layer="layout" svg:width="0.139cm" svg:height="0.139cm" svg:x="6.515cm" svg:y="19.123cm" svg:viewBox="0 0 140 140" svg:d="M140 70l-117 68c-7 4-16 2-21-6-4-7-1-17 6-21l70-41-70-41c-7-5-10-14-6-22 5-7 14-9 21-5z">
          <text:p/>
        </draw:path>
        <draw:path draw:style-name="gr4" draw:text-style-name="P2" draw:layer="layout" svg:width="0.607cm" svg:height="0.468cm" svg:x="5.943cm" svg:y="18.672cm" svg:viewBox="0 0 608 469" svg:d="M0 469c40-40 85-77 121-121 12-14 9-36 18-52 28-59 34-53 86-88 27-76 25-101 71-156 15-19 34-35 52-52 35 7 113 11 139 52 19 31 14 74 34 104 12 17 26 33 35 52 22 45 21 94 35 140 3 12 11 23 17 35">
          <text:p/>
        </draw:path>
        <draw:line draw:style-name="gr2" draw:text-style-name="P2" draw:layer="layout" svg:x1="5.925cm" svg:y1="20.262cm" svg:x2="5.925cm" svg:y2="19.547cm">
          <text:p/>
        </draw:line>
        <draw:path draw:style-name="gr3" draw:text-style-name="P3" draw:layer="layout" svg:width="0.139cm" svg:height="0.139cm" svg:x="5.856cm" svg:y="19.516cm" svg:viewBox="0 0 140 140" svg:d="M69 0l-67 117c-4 7-2 17 6 21 7 4 16 2 21-5l40-70 42 70c4 7 14 9 21 5 8-4 10-14 6-21z">
          <text:p/>
        </draw:path>
        <draw:line draw:style-name="gr2" draw:text-style-name="P2" draw:layer="layout" svg:x1="5.925cm" svg:y1="20.262cm" svg:x2="6.623cm" svg:y2="20.262cm">
          <text:p/>
        </draw:line>
        <draw:path draw:style-name="gr3" draw:text-style-name="P3" draw:layer="layout" svg:width="0.139cm" svg:height="0.139cm" svg:x="6.515cm" svg:y="20.193cm" svg:viewBox="0 0 140 140" svg:d="M140 70l-117 68c-7 4-16 2-21-6-4-7-1-17 6-21l70-41-70-41c-7-5-10-14-6-21 5-8 14-10 21-6z">
          <text:p/>
        </draw:path>
        <draw:line draw:style-name="gr2" draw:text-style-name="P2" draw:layer="layout" svg:x1="5.943cm" svg:y1="21.251cm" svg:x2="5.943cm" svg:y2="20.536cm">
          <text:p/>
        </draw:line>
        <draw:path draw:style-name="gr3" draw:text-style-name="P3" draw:layer="layout" svg:width="0.139cm" svg:height="0.139cm" svg:x="5.873cm" svg:y="20.505cm" svg:viewBox="0 0 140 140" svg:d="M71 0l-69 117c-4 7-1 17 6 21s17 2 21-6l42-69 40 69c5 8 14 10 21 6 8-4 10-14 6-21z">
          <text:p/>
        </draw:path>
        <draw:line draw:style-name="gr2" draw:text-style-name="P2" draw:layer="layout" svg:x1="5.943cm" svg:y1="21.251cm" svg:x2="6.641cm" svg:y2="21.251cm">
          <text:p/>
        </draw:line>
        <draw:path draw:style-name="gr3" draw:text-style-name="P3" draw:layer="layout" svg:width="0.138cm" svg:height="0.139cm" svg:x="6.533cm" svg:y="21.182cm" svg:viewBox="0 0 139 140" svg:d="M139 70l-116 68c-8 4-17 1-21-6-5-7-2-17 5-21l70-41-70-41c-7-5-10-14-5-21 4-8 13-10 21-6z">
          <text:p/>
        </draw:path>
        <draw:line draw:style-name="gr2" draw:text-style-name="P2" draw:layer="layout" svg:x1="5.943cm" svg:y1="22.917cm" svg:x2="5.943cm" svg:y2="22.201cm">
          <text:p/>
        </draw:line>
        <draw:path draw:style-name="gr3" draw:text-style-name="P3" draw:layer="layout" svg:width="0.139cm" svg:height="0.138cm" svg:x="5.873cm" svg:y="22.171cm" svg:viewBox="0 0 140 139" svg:d="M71 0l-69 116c-4 8-1 17 6 21 7 5 17 2 21-5l42-70 40 70c5 7 14 10 21 5 8-4 10-13 6-21z">
          <text:p/>
        </draw:path>
        <draw:line draw:style-name="gr2" draw:text-style-name="P2" draw:layer="layout" svg:x1="5.943cm" svg:y1="22.917cm" svg:x2="6.641cm" svg:y2="22.917cm">
          <text:p/>
        </draw:line>
        <draw:path draw:style-name="gr3" draw:text-style-name="P3" draw:layer="layout" svg:width="0.138cm" svg:height="0.139cm" svg:x="6.533cm" svg:y="22.847cm" svg:viewBox="0 0 139 140" svg:d="M139 71l-116 67c-8 4-17 2-21-5-5-8-2-17 5-22l70-40-70-42c-7-4-10-14-5-21 4-7 13-10 21-6z">
          <text:p/>
        </draw:path>
        <draw:path draw:style-name="gr4" draw:text-style-name="P2" draw:layer="layout" svg:width="0.642cm" svg:height="0.33cm" svg:x="5.943cm" svg:y="19.886cm" svg:viewBox="0 0 643 331" svg:d="M0 331c46-17 102-19 139-52 27-25 0-93 34-104l104-35c122 41 70 46 156 17 42-124-17 26 70-105 10-15 11-34 17-52 23 35 35 81 71 104 56 39 52 15 52 53">
          <text:p/>
        </draw:path>
        <draw:path draw:style-name="gr4" draw:text-style-name="P2" draw:layer="layout" svg:width="0.625cm" svg:height="0.121cm" svg:x="5.977cm" svg:y="20.858cm" svg:viewBox="0 0 626 122" svg:d="M0 122l157-34c28-7 58-10 86-18 36-9 70-23 104-34l53-19 53-17c191 39 10-19 121 70 14 12 52 18 52 18">
          <text:p/>
        </draw:path>
        <draw:path draw:style-name="gr4" draw:text-style-name="P2" draw:layer="layout" svg:width="0.711cm" svg:height="0.382cm" svg:x="5.96cm" svg:y="22.506cm" svg:viewBox="0 0 712 383" svg:d="M0 383c72-326-8-54 69-210 21-41 11-71 53-104 14-11 34-11 52-17 17 12 39 18 52 35 11 14 9 35 17 52 9 18 23 34 35 52 34-12 73-15 104-35 58-36 16-59 52-104 24-31 70-41 104-52 17 6 38 6 52 17 39 30 60 125 70 156 6 18 5 41 18 53l34 35">
          <text:p/>
        </draw:path>
        <draw:frame draw:style-name="gr5" draw:text-style-name="P5" draw:layer="layout" svg:width="0.311cm" svg:height="0.365cm" svg:x="6.072cm" svg:y="21.664cm">
          <draw:text-box>
            <text:p text:style-name="P4"><text:span text:style-name="T1">…</text:span></text:p>
          </draw:text-box>
        </draw:frame>
        <draw:frame draw:style-name="gr6" draw:text-style-name="P5" draw:layer="layout" svg:width="1.657cm" svg:height="0.365cm" svg:x="5.35cm" svg:y="17.733cm">
          <draw:text-box>
            <text:p text:style-name="P4"><text:span text:style-name="T1">Clusters of</text:span></text:p>
          </draw:text-box>
        </draw:frame>
        <draw:frame draw:style-name="gr7" draw:text-style-name="P5" draw:layer="layout" svg:width="2.373cm" svg:height="0.365cm" svg:x="5.35cm" svg:y="18.103cm">
          <draw:text-box>
            <text:p text:style-name="P4"><text:span text:style-name="T1">activity proﬁles</text:span></text:p>
          </draw:text-box>
        </draw:frame>
        <draw:line draw:style-name="gr2" draw:text-style-name="P2" draw:layer="layout" svg:x1="8.792cm" svg:y1="22.969cm" svg:x2="8.792cm" svg:y2="22.254cm">
          <text:p/>
        </draw:line>
        <draw:path draw:style-name="gr3" draw:text-style-name="P3" draw:layer="layout" svg:width="0.139cm" svg:height="0.138cm" svg:x="8.722cm" svg:y="22.223cm" svg:viewBox="0 0 140 139" svg:d="M70 0l-68 116c-5 8-2 17 5 21 7 5 17 2 21-5l42-71 41 71c4 7 13 10 21 5 7-4 10-13 5-21z">
          <text:p/>
        </draw:path>
        <draw:line draw:style-name="gr2" draw:text-style-name="P2" draw:layer="layout" svg:x1="8.792cm" svg:y1="22.969cm" svg:x2="9.49cm" svg:y2="22.969cm">
          <text:p/>
        </draw:line>
        <draw:path draw:style-name="gr3" draw:text-style-name="P3" draw:layer="layout" svg:width="0.138cm" svg:height="0.139cm" svg:x="9.382cm" svg:y="22.899cm" svg:viewBox="0 0 139 140" svg:d="M139 70l-116 68c-7 5-17 2-21-5-5-8-2-18 5-22l71-41-71-41c-7-4-10-14-5-21 4-7 14-10 21-6z">
          <text:p/>
        </draw:path>
        <draw:frame draw:style-name="gr8" draw:text-style-name="P5" draw:layer="layout" svg:width="2.39cm" svg:height="0.365cm" svg:x="5.445cm" svg:y="23.331cm">
          <draw:text-box>
            <text:p text:style-name="P4"><text:span text:style-name="T1">Select a cluster</text:span></text:p>
          </draw:text-box>
        </draw:frame>
        <draw:frame draw:style-name="gr9" draw:text-style-name="P5" draw:layer="layout" svg:width="3.071cm" svg:height="0.729cm" svg:x="8.111cm" svg:y="23.301cm">
          <draw:text-box>
            <text:p text:style-name="P4"><text:span text:style-name="T1">Select cooling</text:span></text:p>
            <text:p text:style-name="P4"><text:span text:style-name="T1">&amp; heating gradients</text:span></text:p>
          </draw:text-box>
        </draw:frame>
        <draw:frame draw:style-name="gr10" draw:text-style-name="P5" draw:layer="layout" svg:width="1.958cm" svg:height="0.729cm" svg:x="11.653cm" svg:y="19.964cm">
          <draw:text-box>
            <text:p text:style-name="P4"><text:span text:style-name="T1">Temperature</text:span></text:p>
            <text:p text:style-name="P4"><text:span text:style-name="T1">time series</text:span></text:p>
          </draw:text-box>
        </draw:frame>
        <draw:line draw:style-name="gr4" draw:text-style-name="P2" draw:layer="layout" svg:x1="8.792cm" svg:y1="22.778cm" svg:x2="9.163cm" svg:y2="22.889cm">
          <text:p/>
        </draw:line>
        <draw:line draw:style-name="gr4" draw:text-style-name="P2" draw:layer="layout" svg:x1="9.162cm" svg:y1="22.854cm" svg:x2="9.522cm" svg:y2="22.795cm">
          <text:p/>
        </draw:line>
        <draw:line draw:style-name="gr4" draw:text-style-name="P2" draw:layer="layout" svg:x1="8.792cm" svg:y1="22.506cm" svg:x2="9.163cm" svg:y2="22.779cm">
          <text:p/>
        </draw:line>
        <draw:line draw:style-name="gr4" draw:text-style-name="P2" draw:layer="layout" svg:x1="9.162cm" svg:y1="22.779cm" svg:x2="9.522cm" svg:y2="22.506cm">
          <text:p/>
        </draw:line>
        <draw:frame draw:style-name="gr11" draw:text-style-name="P5" draw:layer="layout" svg:width="2.72cm" svg:height="1.457cm" svg:x="11.618cm" svg:y="22.361cm">
          <draw:text-box>
            <text:p text:style-name="P4"><text:span text:style-name="T1">Activity load</text:span></text:p>
            <text:p text:style-name="P4"><text:span text:style-name="T1">+temperature </text:span></text:p>
            <text:p text:style-name="P4"><text:span text:style-name="T1"><text:s text:c="3"/></text:span><text:span text:style-name="T1">dependent load</text:span></text:p>
            <text:p text:style-name="P4"><text:span text:style-name="T1">+ white noise</text:span></text:p>
          </draw:text-box>
        </draw:frame>
        <draw:line draw:style-name="gr2" draw:text-style-name="P2" draw:layer="layout" svg:x1="14.909cm" svg:y1="23.021cm" svg:x2="14.909cm" svg:y2="22.305cm">
          <text:p/>
        </draw:line>
        <draw:path draw:style-name="gr3" draw:text-style-name="P3" draw:layer="layout" svg:width="0.139cm" svg:height="0.138cm" svg:x="14.84cm" svg:y="22.275cm" svg:viewBox="0 0 140 139" svg:d="M70 0l-68 116c-4 8-2 17 6 21 7 5 17 2 21-5l41-70 41 70c4 7 14 10 21 5 8-4 10-13 6-21z">
          <text:p/>
        </draw:path>
        <draw:line draw:style-name="gr2" draw:text-style-name="P2" draw:layer="layout" svg:x1="14.909cm" svg:y1="23.021cm" svg:x2="16.632cm" svg:y2="23.021cm">
          <text:p/>
        </draw:line>
        <draw:path draw:style-name="gr3" draw:text-style-name="P3" draw:layer="layout" svg:width="0.139cm" svg:height="0.139cm" svg:x="16.524cm" svg:y="22.951cm" svg:viewBox="0 0 140 140" svg:d="M140 71l-115 67c-8 5-18 2-23-5-4-8-1-17 6-21l71-41-71-41c-7-4-10-14-6-21 5-8 15-11 23-7z">
          <text:p/>
        </draw:path>
        <draw:line draw:style-name="gr2" draw:text-style-name="P2" draw:layer="layout" svg:x1="8.752cm" svg:y1="21.292cm" svg:x2="8.752cm" svg:y2="20.577cm">
          <text:p/>
        </draw:line>
        <draw:path draw:style-name="gr3" draw:text-style-name="P3" draw:layer="layout" svg:width="0.139cm" svg:height="0.139cm" svg:x="8.682cm" svg:y="20.546cm" svg:viewBox="0 0 140 140" svg:d="M71 0l-69 116c-4 7-2 18 7 22 7 4 17 2 21-6l41-70 40 70c5 8 14 10 21 6 8-4 10-15 6-22z">
          <text:p/>
        </draw:path>
        <draw:line draw:style-name="gr2" draw:text-style-name="P2" draw:layer="layout" svg:x1="8.752cm" svg:y1="21.292cm" svg:x2="9.45cm" svg:y2="21.292cm">
          <text:p/>
        </draw:line>
        <draw:path draw:style-name="gr3" draw:text-style-name="P3" draw:layer="layout" svg:width="0.138cm" svg:height="0.139cm" svg:x="9.341cm" svg:y="21.223cm" svg:viewBox="0 0 139 140" svg:d="M139 70l-116 68c-8 4-17 2-21-6-5-7-2-17 5-21l70-41-70-41c-7-5-10-14-5-22 4-7 13-9 21-5z">
          <text:p/>
        </draw:path>
        <draw:line draw:style-name="gr4" draw:text-style-name="P2" draw:layer="layout" svg:x1="8.752cm" svg:y1="21.101cm" svg:x2="9.123cm" svg:y2="21.212cm">
          <text:p/>
        </draw:line>
        <draw:line draw:style-name="gr4" draw:text-style-name="P2" draw:layer="layout" svg:x1="9.122cm" svg:y1="21.177cm" svg:x2="9.481cm" svg:y2="21.119cm">
          <text:p/>
        </draw:line>
        <draw:line draw:style-name="gr4" draw:text-style-name="P2" draw:layer="layout" svg:x1="8.752cm" svg:y1="20.829cm" svg:x2="9.123cm" svg:y2="21.102cm">
          <text:p/>
        </draw:line>
        <draw:line draw:style-name="gr4" draw:text-style-name="P2" draw:layer="layout" svg:x1="9.122cm" svg:y1="21.102cm" svg:x2="9.481cm" svg:y2="20.829cm">
          <text:p/>
        </draw:line>
        <draw:line draw:style-name="gr2" draw:text-style-name="P2" draw:layer="layout" svg:x1="8.752cm" svg:y1="20.274cm" svg:x2="8.752cm" svg:y2="19.559cm">
          <text:p/>
        </draw:line>
        <draw:path draw:style-name="gr3" draw:text-style-name="P3" draw:layer="layout" svg:width="0.139cm" svg:height="0.139cm" svg:x="8.682cm" svg:y="19.528cm" svg:viewBox="0 0 140 140" svg:d="M71 0l-69 117c-4 7-2 17 7 21 7 4 17 2 21-6l41-69 40 69c5 8 14 10 21 6 8-4 10-14 6-21z">
          <text:p/>
        </draw:path>
        <draw:line draw:style-name="gr2" draw:text-style-name="P2" draw:layer="layout" svg:x1="8.752cm" svg:y1="20.274cm" svg:x2="9.45cm" svg:y2="20.274cm">
          <text:p/>
        </draw:line>
        <draw:path draw:style-name="gr3" draw:text-style-name="P3" draw:layer="layout" svg:width="0.138cm" svg:height="0.139cm" svg:x="9.341cm" svg:y="20.205cm" svg:viewBox="0 0 139 140" svg:d="M139 70l-116 68c-8 4-17 1-21-6-5-7-2-17 5-21l70-41-70-42c-7-4-10-13-5-21 4-7 13-9 21-5z">
          <text:p/>
        </draw:path>
        <draw:line draw:style-name="gr4" draw:text-style-name="P2" draw:layer="layout" svg:x1="8.752cm" svg:y1="20.083cm" svg:x2="9.123cm" svg:y2="20.194cm">
          <text:p/>
        </draw:line>
        <draw:line draw:style-name="gr4" draw:text-style-name="P2" draw:layer="layout" svg:x1="9.122cm" svg:y1="20.159cm" svg:x2="9.481cm" svg:y2="20.101cm">
          <text:p/>
        </draw:line>
        <draw:line draw:style-name="gr4" draw:text-style-name="P2" draw:layer="layout" svg:x1="8.752cm" svg:y1="19.811cm" svg:x2="9.123cm" svg:y2="20.084cm">
          <text:p/>
        </draw:line>
        <draw:line draw:style-name="gr4" draw:text-style-name="P2" draw:layer="layout" svg:x1="9.122cm" svg:y1="20.084cm" svg:x2="9.481cm" svg:y2="19.811cm">
          <text:p/>
        </draw:line>
        <draw:line draw:style-name="gr2" draw:text-style-name="P2" draw:layer="layout" svg:x1="8.752cm" svg:y1="19.222cm" svg:x2="8.752cm" svg:y2="18.506cm">
          <text:p/>
        </draw:line>
        <draw:path draw:style-name="gr3" draw:text-style-name="P3" draw:layer="layout" svg:width="0.139cm" svg:height="0.139cm" svg:x="8.682cm" svg:y="18.475cm" svg:viewBox="0 0 140 140" svg:d="M71 0l-69 116c-4 7-2 18 7 22 7 4 17 2 21-5l41-71 40 71c5 7 14 9 21 5 8-4 10-15 6-22z">
          <text:p/>
        </draw:path>
        <draw:line draw:style-name="gr2" draw:text-style-name="P2" draw:layer="layout" svg:x1="8.752cm" svg:y1="19.222cm" svg:x2="9.45cm" svg:y2="19.222cm">
          <text:p/>
        </draw:line>
        <draw:path draw:style-name="gr3" draw:text-style-name="P3" draw:layer="layout" svg:width="0.138cm" svg:height="0.139cm" svg:x="9.341cm" svg:y="19.152cm" svg:viewBox="0 0 139 140" svg:d="M139 71l-116 67c-8 4-17 2-21-6-5-7-2-17 5-21l70-40-70-42c-7-5-10-14-5-21 4-8 13-10 21-6z">
          <text:p/>
        </draw:path>
        <draw:line draw:style-name="gr4" draw:text-style-name="P2" draw:layer="layout" svg:x1="8.752cm" svg:y1="19.031cm" svg:x2="9.123cm" svg:y2="19.141cm">
          <text:p/>
        </draw:line>
        <draw:line draw:style-name="gr4" draw:text-style-name="P2" draw:layer="layout" svg:x1="9.122cm" svg:y1="19.107cm" svg:x2="9.481cm" svg:y2="19.048cm">
          <text:p/>
        </draw:line>
        <draw:line draw:style-name="gr4" draw:text-style-name="P2" draw:layer="layout" svg:x1="8.752cm" svg:y1="18.759cm" svg:x2="9.123cm" svg:y2="19.032cm">
          <text:p/>
        </draw:line>
        <draw:line draw:style-name="gr4" draw:text-style-name="P2" draw:layer="layout" svg:x1="9.122cm" svg:y1="19.032cm" svg:x2="9.481cm" svg:y2="18.759cm">
          <text:p/>
        </draw:line>
        <draw:frame draw:style-name="gr12" draw:text-style-name="P5" draw:layer="layout" svg:width="3.452cm" svg:height="0.729cm" svg:x="8.154cm" svg:y="17.75cm">
          <draw:text-box>
            <text:p text:style-name="P4"><text:span text:style-name="T1">Corresponding cooling</text:span></text:p>
            <text:p text:style-name="P4"><text:span text:style-name="T1">&amp; heating gradients</text:span></text:p>
          </draw:text-box>
        </draw:frame>
        <draw:path draw:style-name="gr4" draw:text-style-name="P2" draw:layer="layout" svg:width="1.597cm" svg:height="0.364cm" svg:x="14.932cm" svg:y="22.593cm" svg:viewBox="0 0 1598 365" svg:d="M0 365c16-41 44-147 87-191 15-15 34-25 52-35 17-8 35-11 52-17 18 6 39 5 52 17 13 13 9 36 18 53 9 18 20 37 34 52 34 33 62 37 105 52 17-6 39-5 51-18 13-13 9-36 18-52 59-107 45-88 121-139 18 12 39 19 52 35 12 14 10 36 18 52 9 19 23 35 34 52 24-6 50-4 70-17 17-12 21-37 35-52 159-179 61-38 139-157 24 5 53 0 70 17 17 18 8 49 17 70 23 54 41 56 87 87 17-6 37-7 52-17 20-14 28-50 52-52 36-4 69 23 104 34l52 18c13 39 15 79 69 87 24 3 47-12 70-18 17-11 39-18 52-34 46-58-9-53 35-53">
          <text:p/>
        </draw:path>
        <draw:frame draw:style-name="gr13" draw:text-style-name="P5" draw:layer="layout" svg:width="1.759cm" svg:height="1.093cm" svg:x="14.938cm" svg:y="20.753cm">
          <draw:text-box>
            <text:p text:style-name="P4"><text:span text:style-name="T1">Return new</text:span></text:p>
            <text:p text:style-name="P4"><text:span text:style-name="T1">synthetic </text:span></text:p>
            <text:p text:style-name="P4"><text:span text:style-name="T1">time series</text:span></text:p>
          </draw:text-box>
        </draw:frame>
        <draw:frame draw:style-name="gr14" draw:text-style-name="P6" draw:layer="layout" svg:width="0.281cm" svg:height="0.331cm" svg:x="8.904cm" svg:y="21.662cm">
          <draw:text-box>
            <text:p text:style-name="P4"><text:span text:style-name="T2">…</text:span></text:p>
          </draw:text-box>
        </draw:frame>
        <draw:custom-shape draw:style-name="gr15" draw:text-style-name="P1" draw:layer="layout" svg:width="0.635cm" svg:height="0.506cm" svg:x="10.613cm" svg:y="22.4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 draw:layer="layout" svg:width="0.478cm" svg:height="0.635cm" svg:x="12.421cm" svg:y="21.0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 draw:layer="layout" svg:width="0.635cm" svg:height="0.506cm" svg:x="7.713cm" svg:y="22.4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 draw:layer="layout" svg:width="0.635cm" svg:height="0.506cm" svg:x="5.213cm" svg:y="22.4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 draw:layer="layout" svg:width="0.635cm" svg:height="0.506cm" svg:x="14.013cm" svg:y="22.4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 draw:style-name="dp1" draw:master-page-name="Default">
        <draw:polyline draw:style-name="gr17" draw:text-style-name="P2" draw:layer="layout" svg:width="3.565cm" svg:height="0.652cm" svg:x="6.226cm" svg:y="16.061cm" svg:viewBox="0 0 3566 653" draw:points="0,517 20,626 42,647 64,653 85,561 107,502 128,490 150,298 170,224 191,381 213,462 234,534 256,606 278,602 299,618 321,549 341,449 362,449 384,404 405,234 427,70 448,0 470,229 491,468 512,517 534,626 555,647 576,653 598,561 618,502 640,490 661,298 683,224 705,381 726,462 748,534 769,606 789,602 811,618 832,549 854,449 875,449 897,404 919,234 939,70 960,0 982,229 1003,468 1025,517 1046,626 1068,647 1089,653 1110,561 1131,502 1153,490 1175,298 1196,224 1216,381 1238,462 1259,534 1281,606 1302,602 1324,618 1345,549 1367,449 1387,449 1409,404 1430,234 1452,70 1473,0 1495,229 1516,468 1538,517 1558,626 1580,647 1601,653 1622,561 1643,502 1665,490 1686,298 1708,224 1729,381 1751,462 1772,534 1793,606 1814,602 1836,618 1857,549 1879,449 1900,449 1922,404 1943,234 1963,70 1985,0 2007,229 2028,468 2050,517 2071,626 2093,647 2113,653 2135,561 2156,502 2178,490 2199,298 2221,224 2241,381 2263,462 2284,534 2306,606 2327,602 2349,618 2370,549 2390,449 2412,449 2434,404 2455,234 2477,70 2498,0 2520,229 2541,468 2561,517 2583,626 2604,647 2626,653 2648,561 2669,502 2690,490 2711,298 2733,224 2754,381 2776,462 2797,534 2819,606 2839,602 2860,618 2882,549 2904,449 2925,449 2947,404 2968,234 2990,70 3010,0 3031,229 3053,468 3074,517 3096,626 3118,647 3139,653 3161,561 3181,502 3203,490 3224,298 3245,224 3267,381 3287,462 3309,534 3330,606 3352,602 3374,618 3395,549 3417,449 3438,449 3458,404 3480,234 3502,70 3523,0 3545,229 3566,468">
          <text:p/>
        </draw:polyline>
        <draw:line draw:style-name="gr2" draw:text-style-name="P2" draw:layer="layout" svg:x1="5.924cm" svg:y1="19.193cm" svg:x2="5.924cm" svg:y2="18.478cm">
          <text:p/>
        </draw:line>
        <draw:path draw:style-name="gr3" draw:text-style-name="P3" draw:layer="layout" svg:width="0.139cm" svg:height="0.139cm" svg:x="5.855cm" svg:y="18.447cm" svg:viewBox="0 0 140 140" svg:d="M69 0l-67 117c-4 7-2 17 6 21 7 4 16 2 21-6l40-69 42 69c4 8 14 10 21 6 8-4 10-14 6-21z">
          <text:p/>
        </draw:path>
        <draw:line draw:style-name="gr2" draw:text-style-name="P2" draw:layer="layout" svg:x1="5.924cm" svg:y1="19.193cm" svg:x2="6.622cm" svg:y2="19.193cm">
          <text:p/>
        </draw:line>
        <draw:path draw:style-name="gr3" draw:text-style-name="P3" draw:layer="layout" svg:width="0.139cm" svg:height="0.139cm" svg:x="6.514cm" svg:y="19.124cm" svg:viewBox="0 0 140 140" svg:d="M140 70l-117 68c-7 4-16 2-21-6-4-7-1-17 6-21l70-41-70-41c-7-5-10-14-6-22 5-7 14-9 21-5z">
          <text:p/>
        </draw:path>
        <draw:path draw:style-name="gr4" draw:text-style-name="P2" draw:layer="layout" svg:width="0.607cm" svg:height="0.468cm" svg:x="5.942cm" svg:y="18.673cm" svg:viewBox="0 0 608 469" svg:d="M0 469c40-40 85-77 121-121 12-14 9-36 18-52 28-59 34-53 86-88 27-76 25-101 71-156 15-19 34-35 52-52 35 7 113 11 139 52 19 31 14 74 34 104 12 17 26 33 35 52 22 45 21 94 35 140 3 12 11 23 17 35">
          <text:p/>
        </draw:path>
        <draw:line draw:style-name="gr2" draw:text-style-name="P2" draw:layer="layout" svg:x1="5.924cm" svg:y1="20.063cm" svg:x2="5.924cm" svg:y2="19.348cm">
          <text:p/>
        </draw:line>
        <draw:path draw:style-name="gr3" draw:text-style-name="P3" draw:layer="layout" svg:width="0.139cm" svg:height="0.139cm" svg:x="5.855cm" svg:y="19.317cm" svg:viewBox="0 0 140 140" svg:d="M69 0l-67 117c-4 7-2 17 6 21 7 4 16 2 21-5l40-70 42 70c4 7 14 9 21 5 8-4 10-14 6-21z">
          <text:p/>
        </draw:path>
        <draw:line draw:style-name="gr2" draw:text-style-name="P2" draw:layer="layout" svg:x1="5.924cm" svg:y1="20.063cm" svg:x2="6.622cm" svg:y2="20.063cm">
          <text:p/>
        </draw:line>
        <draw:path draw:style-name="gr3" draw:text-style-name="P3" draw:layer="layout" svg:width="0.139cm" svg:height="0.139cm" svg:x="6.514cm" svg:y="19.994cm" svg:viewBox="0 0 140 140" svg:d="M140 70l-117 68c-7 4-16 2-21-6-4-7-1-17 6-21l70-41-70-41c-7-5-10-14-6-21 5-8 14-10 21-6z">
          <text:p/>
        </draw:path>
        <draw:line draw:style-name="gr2" draw:text-style-name="P2" draw:layer="layout" svg:x1="5.942cm" svg:y1="20.952cm" svg:x2="5.942cm" svg:y2="20.237cm">
          <text:p/>
        </draw:line>
        <draw:path draw:style-name="gr3" draw:text-style-name="P3" draw:layer="layout" svg:width="0.139cm" svg:height="0.139cm" svg:x="5.872cm" svg:y="20.206cm" svg:viewBox="0 0 140 140" svg:d="M71 0l-69 117c-4 7-1 17 6 21s17 2 21-6l42-69 40 69c5 8 14 10 21 6 8-4 10-14 6-21z">
          <text:p/>
        </draw:path>
        <draw:line draw:style-name="gr2" draw:text-style-name="P2" draw:layer="layout" svg:x1="5.942cm" svg:y1="20.952cm" svg:x2="6.64cm" svg:y2="20.952cm">
          <text:p/>
        </draw:line>
        <draw:path draw:style-name="gr3" draw:text-style-name="P3" draw:layer="layout" svg:width="0.138cm" svg:height="0.139cm" svg:x="6.532cm" svg:y="20.883cm" svg:viewBox="0 0 139 140" svg:d="M139 70l-116 68c-8 4-17 1-21-6-5-7-2-17 5-21l70-41-70-41c-7-5-10-14-5-21 4-8 13-10 21-6z">
          <text:p/>
        </draw:path>
        <draw:line draw:style-name="gr2" draw:text-style-name="P2" draw:layer="layout" svg:x1="5.942cm" svg:y1="22.218cm" svg:x2="5.942cm" svg:y2="21.502cm">
          <text:p/>
        </draw:line>
        <draw:path draw:style-name="gr3" draw:text-style-name="P3" draw:layer="layout" svg:width="0.139cm" svg:height="0.138cm" svg:x="5.872cm" svg:y="21.472cm" svg:viewBox="0 0 140 139" svg:d="M71 0l-69 116c-4 8-1 17 6 21 7 5 17 2 21-5l42-70 40 70c5 7 14 10 21 5 8-4 10-13 6-21z">
          <text:p/>
        </draw:path>
        <draw:line draw:style-name="gr2" draw:text-style-name="P2" draw:layer="layout" svg:x1="5.942cm" svg:y1="22.218cm" svg:x2="6.64cm" svg:y2="22.218cm">
          <text:p/>
        </draw:line>
        <draw:path draw:style-name="gr3" draw:text-style-name="P3" draw:layer="layout" svg:width="0.138cm" svg:height="0.139cm" svg:x="6.532cm" svg:y="22.148cm" svg:viewBox="0 0 139 140" svg:d="M139 71l-116 67c-8 4-17 2-21-5-5-8-2-17 5-22l70-40-70-42c-7-4-10-14-5-21 4-7 13-10 21-6z">
          <text:p/>
        </draw:path>
        <draw:path draw:style-name="gr4" draw:text-style-name="P2" draw:layer="layout" svg:width="0.642cm" svg:height="0.33cm" svg:x="5.942cm" svg:y="19.687cm" svg:viewBox="0 0 643 331" svg:d="M0 331c46-17 102-19 139-52 27-25 0-93 34-104l104-35c122 41 70 46 156 17 42-124-17 26 70-105 10-15 11-34 17-52 23 35 35 81 71 104 56 39 52 15 52 53">
          <text:p/>
        </draw:path>
        <draw:path draw:style-name="gr4" draw:text-style-name="P2" draw:layer="layout" svg:width="0.625cm" svg:height="0.121cm" svg:x="5.976cm" svg:y="20.559cm" svg:viewBox="0 0 626 122" svg:d="M0 122l157-34c28-7 58-10 86-18 36-9 70-23 104-34l53-19 53-17c191 39 10-19 121 70 14 12 52 18 52 18">
          <text:p/>
        </draw:path>
        <draw:path draw:style-name="gr4" draw:text-style-name="P2" draw:layer="layout" svg:width="0.711cm" svg:height="0.382cm" svg:x="5.959cm" svg:y="21.807cm" svg:viewBox="0 0 712 383" svg:d="M0 383c72-326-8-54 69-210 21-41 11-71 53-104 14-11 34-11 52-17 17 12 39 18 52 35 11 14 9 35 17 52 9 18 23 34 35 52 34-12 73-15 104-35 58-36 16-59 52-104 24-31 70-41 104-52 17 6 38 6 52 17 39 30 60 125 70 156 6 18 5 41 18 53l34 35">
          <text:p/>
        </draw:path>
        <draw:frame draw:style-name="gr5" draw:text-style-name="P5" draw:layer="layout" svg:width="0.311cm" svg:height="0.365cm" svg:x="6.071cm" svg:y="21.065cm">
          <draw:text-box>
            <text:p text:style-name="P4"><text:span text:style-name="T1">…</text:span></text:p>
          </draw:text-box>
        </draw:frame>
        <draw:frame draw:style-name="gr6" draw:text-style-name="P7" draw:layer="layout" svg:width="1.657cm" svg:height="0.365cm" svg:x="5.449cm" svg:y="17.734cm">
          <draw:text-box>
            <text:p text:style-name="P4"><text:span text:style-name="T3">Clusters of</text:span></text:p>
          </draw:text-box>
        </draw:frame>
        <draw:frame draw:style-name="gr7" draw:text-style-name="P7" draw:layer="layout" svg:width="2.373cm" svg:height="0.365cm" svg:x="5.449cm" svg:y="18.104cm">
          <draw:text-box>
            <text:p text:style-name="P4"><text:span text:style-name="T3">activity proﬁles</text:span></text:p>
          </draw:text-box>
        </draw:frame>
        <draw:line draw:style-name="gr2" draw:text-style-name="P2" draw:layer="layout" svg:x1="8.891cm" svg:y1="22.27cm" svg:x2="8.891cm" svg:y2="21.555cm">
          <text:p/>
        </draw:line>
        <draw:path draw:style-name="gr3" draw:text-style-name="P3" draw:layer="layout" svg:width="0.139cm" svg:height="0.138cm" svg:x="8.821cm" svg:y="21.524cm" svg:viewBox="0 0 140 139" svg:d="M70 0l-68 116c-5 8-2 17 5 21 7 5 17 2 21-5l42-71 41 71c4 7 13 10 21 5 7-4 10-13 5-21z">
          <text:p/>
        </draw:path>
        <draw:line draw:style-name="gr2" draw:text-style-name="P2" draw:layer="layout" svg:x1="8.891cm" svg:y1="22.27cm" svg:x2="9.589cm" svg:y2="22.27cm">
          <text:p/>
        </draw:line>
        <draw:path draw:style-name="gr3" draw:text-style-name="P3" draw:layer="layout" svg:width="0.138cm" svg:height="0.139cm" svg:x="9.481cm" svg:y="22.2cm" svg:viewBox="0 0 139 140" svg:d="M139 70l-116 68c-7 5-17 2-21-5-5-8-2-18 5-22l71-41-71-41c-7-4-10-14-5-21 4-7 14-10 21-6z">
          <text:p/>
        </draw:path>
        <draw:frame draw:style-name="gr8" draw:text-style-name="P7" draw:layer="layout" svg:width="2.39cm" svg:height="0.365cm" svg:x="5.444cm" svg:y="22.532cm">
          <draw:text-box>
            <text:p text:style-name="P4"><text:span text:style-name="T3">Select a cluster</text:span></text:p>
          </draw:text-box>
        </draw:frame>
        <draw:frame draw:style-name="gr9" draw:text-style-name="P7" draw:layer="layout" svg:width="3.071cm" svg:height="0.729cm" svg:x="8.21cm" svg:y="22.502cm">
          <draw:text-box>
            <text:p text:style-name="P4"><text:span text:style-name="T3">Select cooling</text:span></text:p>
            <text:p text:style-name="P4"><text:span text:style-name="T3">&amp; heating gradients</text:span></text:p>
          </draw:text-box>
        </draw:frame>
        <draw:frame draw:style-name="gr10" draw:text-style-name="P7" draw:layer="layout" svg:width="1.958cm" svg:height="0.729cm" svg:x="13.146cm" svg:y="19.542cm">
          <draw:text-box>
            <text:p text:style-name="P4"><text:span text:style-name="T3">Temperature</text:span></text:p>
            <text:p text:style-name="P4"><text:span text:style-name="T3">time series</text:span></text:p>
          </draw:text-box>
        </draw:frame>
        <draw:line draw:style-name="gr4" draw:text-style-name="P2" draw:layer="layout" svg:x1="8.891cm" svg:y1="22.079cm" svg:x2="9.262cm" svg:y2="22.19cm">
          <text:p/>
        </draw:line>
        <draw:line draw:style-name="gr4" draw:text-style-name="P2" draw:layer="layout" svg:x1="9.261cm" svg:y1="22.155cm" svg:x2="9.621cm" svg:y2="22.096cm">
          <text:p/>
        </draw:line>
        <draw:line draw:style-name="gr4" draw:text-style-name="P2" draw:layer="layout" svg:x1="8.891cm" svg:y1="21.807cm" svg:x2="9.262cm" svg:y2="22.08cm">
          <text:p/>
        </draw:line>
        <draw:line draw:style-name="gr4" draw:text-style-name="P2" draw:layer="layout" svg:x1="9.261cm" svg:y1="22.08cm" svg:x2="9.621cm" svg:y2="21.807cm">
          <text:p/>
        </draw:line>
        <draw:frame draw:style-name="gr11" draw:text-style-name="P7" draw:layer="layout" svg:width="2.72cm" svg:height="1.457cm" svg:x="12.917cm" svg:y="21.862cm">
          <draw:text-box>
            <text:p text:style-name="P4"><text:span text:style-name="T3">Activity load</text:span></text:p>
            <text:p text:style-name="P4"><text:span text:style-name="T3">+temperature </text:span></text:p>
            <text:p text:style-name="P4"><text:span text:style-name="T3"><text:s text:c="3"/></text:span><text:span text:style-name="T3">dependent load</text:span></text:p>
            <text:p text:style-name="P4"><text:span text:style-name="T3">+ white noise</text:span></text:p>
          </draw:text-box>
        </draw:frame>
        <draw:line draw:style-name="gr2" draw:text-style-name="P2" draw:layer="layout" svg:x1="16.208cm" svg:y1="22.522cm" svg:x2="16.208cm" svg:y2="21.806cm">
          <text:p/>
        </draw:line>
        <draw:path draw:style-name="gr3" draw:text-style-name="P3" draw:layer="layout" svg:width="0.139cm" svg:height="0.138cm" svg:x="16.139cm" svg:y="21.776cm" svg:viewBox="0 0 140 139" svg:d="M70 0l-68 116c-4 8-2 17 6 21 7 5 17 2 21-5l41-70 41 70c4 7 14 10 21 5 8-4 10-13 6-21z">
          <text:p/>
        </draw:path>
        <draw:line draw:style-name="gr2" draw:text-style-name="P2" draw:layer="layout" svg:x1="16.208cm" svg:y1="22.522cm" svg:x2="17.931cm" svg:y2="22.522cm">
          <text:p/>
        </draw:line>
        <draw:path draw:style-name="gr3" draw:text-style-name="P3" draw:layer="layout" svg:width="0.139cm" svg:height="0.139cm" svg:x="17.823cm" svg:y="22.452cm" svg:viewBox="0 0 140 140" svg:d="M140 71l-115 67c-8 5-18 2-23-5-4-8-1-17 6-21l71-41-71-41c-7-4-10-14-6-21 5-8 15-11 23-7z">
          <text:p/>
        </draw:path>
        <draw:line draw:style-name="gr2" draw:text-style-name="P2" draw:layer="layout" svg:x1="8.851cm" svg:y1="20.993cm" svg:x2="8.851cm" svg:y2="20.278cm">
          <text:p/>
        </draw:line>
        <draw:path draw:style-name="gr3" draw:text-style-name="P3" draw:layer="layout" svg:width="0.139cm" svg:height="0.139cm" svg:x="8.781cm" svg:y="20.247cm" svg:viewBox="0 0 140 140" svg:d="M71 0l-69 116c-4 7-2 18 7 22 7 4 17 2 21-6l41-70 40 70c5 8 14 10 21 6 8-4 10-15 6-22z">
          <text:p/>
        </draw:path>
        <draw:line draw:style-name="gr2" draw:text-style-name="P2" draw:layer="layout" svg:x1="8.851cm" svg:y1="20.993cm" svg:x2="9.549cm" svg:y2="20.993cm">
          <text:p/>
        </draw:line>
        <draw:path draw:style-name="gr3" draw:text-style-name="P3" draw:layer="layout" svg:width="0.138cm" svg:height="0.139cm" svg:x="9.44cm" svg:y="20.924cm" svg:viewBox="0 0 139 140" svg:d="M139 70l-116 68c-8 4-17 2-21-6-5-7-2-17 5-21l70-41-70-41c-7-5-10-14-5-22 4-7 13-9 21-5z">
          <text:p/>
        </draw:path>
        <draw:line draw:style-name="gr4" draw:text-style-name="P2" draw:layer="layout" svg:x1="8.851cm" svg:y1="20.802cm" svg:x2="9.222cm" svg:y2="20.913cm">
          <text:p/>
        </draw:line>
        <draw:line draw:style-name="gr4" draw:text-style-name="P2" draw:layer="layout" svg:x1="9.221cm" svg:y1="20.878cm" svg:x2="9.58cm" svg:y2="20.82cm">
          <text:p/>
        </draw:line>
        <draw:line draw:style-name="gr4" draw:text-style-name="P2" draw:layer="layout" svg:x1="8.851cm" svg:y1="20.53cm" svg:x2="9.222cm" svg:y2="20.803cm">
          <text:p/>
        </draw:line>
        <draw:line draw:style-name="gr4" draw:text-style-name="P2" draw:layer="layout" svg:x1="9.221cm" svg:y1="20.803cm" svg:x2="9.58cm" svg:y2="20.53cm">
          <text:p/>
        </draw:line>
        <draw:line draw:style-name="gr2" draw:text-style-name="P2" draw:layer="layout" svg:x1="8.851cm" svg:y1="20.075cm" svg:x2="8.851cm" svg:y2="19.36cm">
          <text:p/>
        </draw:line>
        <draw:path draw:style-name="gr3" draw:text-style-name="P3" draw:layer="layout" svg:width="0.139cm" svg:height="0.139cm" svg:x="8.781cm" svg:y="19.329cm" svg:viewBox="0 0 140 140" svg:d="M71 0l-69 117c-4 7-2 17 7 21 7 4 17 2 21-6l41-69 40 69c5 8 14 10 21 6 8-4 10-14 6-21z">
          <text:p/>
        </draw:path>
        <draw:line draw:style-name="gr2" draw:text-style-name="P2" draw:layer="layout" svg:x1="8.851cm" svg:y1="20.075cm" svg:x2="9.549cm" svg:y2="20.075cm">
          <text:p/>
        </draw:line>
        <draw:path draw:style-name="gr3" draw:text-style-name="P3" draw:layer="layout" svg:width="0.138cm" svg:height="0.139cm" svg:x="9.44cm" svg:y="20.006cm" svg:viewBox="0 0 139 140" svg:d="M139 70l-116 68c-8 4-17 1-21-6-5-7-2-17 5-21l70-41-70-42c-7-4-10-13-5-21 4-7 13-9 21-5z">
          <text:p/>
        </draw:path>
        <draw:line draw:style-name="gr4" draw:text-style-name="P2" draw:layer="layout" svg:x1="8.851cm" svg:y1="19.884cm" svg:x2="9.222cm" svg:y2="19.995cm">
          <text:p/>
        </draw:line>
        <draw:line draw:style-name="gr4" draw:text-style-name="P2" draw:layer="layout" svg:x1="9.221cm" svg:y1="19.96cm" svg:x2="9.58cm" svg:y2="19.902cm">
          <text:p/>
        </draw:line>
        <draw:line draw:style-name="gr4" draw:text-style-name="P2" draw:layer="layout" svg:x1="8.851cm" svg:y1="19.612cm" svg:x2="9.222cm" svg:y2="19.885cm">
          <text:p/>
        </draw:line>
        <draw:line draw:style-name="gr4" draw:text-style-name="P2" draw:layer="layout" svg:x1="9.221cm" svg:y1="19.885cm" svg:x2="9.58cm" svg:y2="19.612cm">
          <text:p/>
        </draw:line>
        <draw:line draw:style-name="gr2" draw:text-style-name="P2" draw:layer="layout" svg:x1="8.851cm" svg:y1="19.223cm" svg:x2="8.851cm" svg:y2="18.507cm">
          <text:p/>
        </draw:line>
        <draw:path draw:style-name="gr3" draw:text-style-name="P3" draw:layer="layout" svg:width="0.139cm" svg:height="0.139cm" svg:x="8.781cm" svg:y="18.476cm" svg:viewBox="0 0 140 140" svg:d="M71 0l-69 116c-4 7-2 18 7 22 7 4 17 2 21-5l41-71 40 71c5 7 14 9 21 5 8-4 10-15 6-22z">
          <text:p/>
        </draw:path>
        <draw:line draw:style-name="gr2" draw:text-style-name="P2" draw:layer="layout" svg:x1="8.851cm" svg:y1="19.223cm" svg:x2="9.549cm" svg:y2="19.223cm">
          <text:p/>
        </draw:line>
        <draw:path draw:style-name="gr3" draw:text-style-name="P3" draw:layer="layout" svg:width="0.138cm" svg:height="0.139cm" svg:x="9.44cm" svg:y="19.153cm" svg:viewBox="0 0 139 140" svg:d="M139 71l-116 67c-8 4-17 2-21-6-5-7-2-17 5-21l70-40-70-42c-7-5-10-14-5-21 4-8 13-10 21-6z">
          <text:p/>
        </draw:path>
        <draw:line draw:style-name="gr4" draw:text-style-name="P2" draw:layer="layout" svg:x1="8.851cm" svg:y1="19.032cm" svg:x2="9.222cm" svg:y2="19.142cm">
          <text:p/>
        </draw:line>
        <draw:line draw:style-name="gr4" draw:text-style-name="P2" draw:layer="layout" svg:x1="9.221cm" svg:y1="19.108cm" svg:x2="9.58cm" svg:y2="19.049cm">
          <text:p/>
        </draw:line>
        <draw:line draw:style-name="gr4" draw:text-style-name="P2" draw:layer="layout" svg:x1="8.851cm" svg:y1="18.76cm" svg:x2="9.222cm" svg:y2="19.033cm">
          <text:p/>
        </draw:line>
        <draw:line draw:style-name="gr4" draw:text-style-name="P2" draw:layer="layout" svg:x1="9.221cm" svg:y1="19.033cm" svg:x2="9.58cm" svg:y2="18.76cm">
          <text:p/>
        </draw:line>
        <draw:frame draw:style-name="gr12" draw:text-style-name="P7" draw:layer="layout" svg:width="3.452cm" svg:height="0.729cm" svg:x="8.253cm" svg:y="17.751cm">
          <draw:text-box>
            <text:p text:style-name="P4"><text:span text:style-name="T3">Corresponding cooling</text:span></text:p>
            <text:p text:style-name="P4"><text:span text:style-name="T3">&amp; heating gradients</text:span></text:p>
          </draw:text-box>
        </draw:frame>
        <draw:path draw:style-name="gr4" draw:text-style-name="P2" draw:layer="layout" svg:width="1.597cm" svg:height="0.364cm" svg:x="16.231cm" svg:y="22.094cm" svg:viewBox="0 0 1598 365" svg:d="M0 365c16-41 44-147 87-191 15-15 34-25 52-35 17-8 35-11 52-17 18 6 39 5 52 17 13 13 9 36 18 53 9 18 20 37 34 52 34 33 62 37 105 52 17-6 39-5 51-18 13-13 9-36 18-52 59-107 45-88 121-139 18 12 39 19 52 35 12 14 10 36 18 52 9 19 23 35 34 52 24-6 50-4 70-17 17-12 21-37 35-52 159-179 61-38 139-157 24 5 53 0 70 17 17 18 8 49 17 70 23 54 41 56 87 87 17-6 37-7 52-17 20-14 28-50 52-52 36-4 69 23 104 34l52 18c13 39 15 79 69 87 24 3 47-12 70-18 17-11 39-18 52-34 46-58-9-53 35-53">
          <text:p/>
        </draw:path>
        <draw:frame draw:style-name="gr13" draw:text-style-name="P7" draw:layer="layout" svg:width="1.759cm" svg:height="1.093cm" svg:x="16.237cm" svg:y="20.254cm">
          <draw:text-box>
            <text:p text:style-name="P4"><text:span text:style-name="T3">Return new</text:span></text:p>
            <text:p text:style-name="P4"><text:span text:style-name="T3">synthetic </text:span></text:p>
            <text:p text:style-name="P4"><text:span text:style-name="T3">time series</text:span></text:p>
          </draw:text-box>
        </draw:frame>
        <draw:frame draw:style-name="gr14" draw:text-style-name="P6" draw:layer="layout" svg:width="0.281cm" svg:height="0.331cm" svg:x="9.003cm" svg:y="21.063cm">
          <draw:text-box>
            <text:p text:style-name="P4"><text:span text:style-name="T2">…</text:span></text:p>
          </draw:text-box>
        </draw:frame>
        <draw:custom-shape draw:style-name="gr15" draw:text-style-name="P1" draw:layer="layout" svg:width="0.635cm" svg:height="0.506cm" svg:x="11.541cm" svg:y="22.3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 draw:layer="layout" svg:width="0.478cm" svg:height="0.635cm" svg:x="13.72cm" svg:y="20.5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 draw:layer="layout" svg:width="0.635cm" svg:height="0.506cm" svg:x="15.312cm" svg:y="21.9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8" draw:text-style-name="P8" draw:layer="layout" svg:x1="6.226cm" svg:y1="16.779cm" svg:x2="10.033cm" svg:y2="16.779cm">
          <text:p/>
        </draw:line>
        <draw:line draw:style-name="gr18" draw:text-style-name="P8" draw:layer="layout" svg:x1="6.226cm" svg:y1="16.779cm" svg:x2="6.226cm" svg:y2="15.932cm">
          <text:p/>
        </draw:line>
        <draw:custom-shape draw:style-name="gr19" draw:text-style-name="P1" draw:layer="layout" svg:width="0.544cm" svg:height="0.433cm" draw:transform="rotate (-2.11656078389352) translate (7.259cm 17.2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 draw:layer="layout" svg:width="0.543cm" svg:height="0.433cm" draw:transform="rotate (-0.893608577021096) translate (8.923cm 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8" draw:layer="layout" svg:width="0.254cm" svg:height="5.143cm" draw:transform="rotate (1.57899937427927) translate (5.574cm 23.5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8" draw:layer="layout" svg:width="0.254cm" svg:height="5.143cm" draw:transform="rotate (1.57899937427927) translate (12.773cm 23.5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7" draw:layer="layout" svg:width="3.418cm" svg:height="0.365cm" svg:x="6.334cm" svg:y="15.621cm">
          <draw:text-box>
            <text:p text:style-name="P4"><text:span text:style-name="T3">Consumption time series</text:span></text:p>
          </draw:text-box>
        </draw:frame>
        <draw:frame draw:style-name="gr22" draw:text-style-name="P7" draw:layer="layout" svg:width="3.38cm" svg:height="0.365cm" svg:x="6.588cm" svg:y="23.622cm">
          <draw:text-box>
            <text:p text:style-name="P4"><text:span text:style-name="T3">Step 1: Data preparation</text:span></text:p>
          </draw:text-box>
        </draw:frame>
        <draw:frame draw:style-name="gr23" draw:text-style-name="P7" draw:layer="layout" svg:width="3.279cm" svg:height="0.365cm" svg:x="13.889cm" svg:y="23.623cm">
          <draw:text-box>
            <text:p text:style-name="P4"><text:span text:style-name="T3">Step 2: Data generation</text:span></text:p>
          </draw:text-box>
        </draw:frame>
      </draw:page>
      <draw:page draw:name="page3" draw:style-name="dp1" draw:master-page-name="Default">
        <draw:line draw:style-name="gr24" draw:text-style-name="P2" draw:layer="layout" svg:x1="12.537cm" svg:y1="16.232cm" svg:x2="2.606cm" svg:y2="16.232cm">
          <text:p/>
        </draw:line>
        <draw:line draw:style-name="gr24" draw:text-style-name="P2" draw:layer="layout" svg:x1="12.537cm" svg:y1="15.562cm" svg:x2="2.606cm" svg:y2="15.562cm">
          <text:p/>
        </draw:line>
        <draw:line draw:style-name="gr24" draw:text-style-name="P2" draw:layer="layout" svg:x1="12.537cm" svg:y1="14.891cm" svg:x2="2.606cm" svg:y2="14.891cm">
          <text:p/>
        </draw:line>
        <draw:line draw:style-name="gr24" draw:text-style-name="P2" draw:layer="layout" svg:x1="12.537cm" svg:y1="14.217cm" svg:x2="2.606cm" svg:y2="14.217cm">
          <text:p/>
        </draw:line>
        <draw:line draw:style-name="gr24" draw:text-style-name="P2" draw:layer="layout" svg:x1="12.537cm" svg:y1="13.546cm" svg:x2="2.606cm" svg:y2="13.546cm">
          <text:p/>
        </draw:line>
        <draw:line draw:style-name="gr25" draw:text-style-name="P2" draw:layer="layout" svg:x1="2.458cm" svg:y1="16.232cm" svg:x2="2.606cm" svg:y2="16.232cm">
          <text:p/>
        </draw:line>
        <draw:line draw:style-name="gr25" draw:text-style-name="P2" draw:layer="layout" svg:x1="2.458cm" svg:y1="16.232cm" svg:x2="2.606cm" svg:y2="16.232cm">
          <text:p/>
        </draw:line>
        <draw:line draw:style-name="gr25" draw:text-style-name="P2" draw:layer="layout" svg:x1="2.458cm" svg:y1="15.562cm" svg:x2="2.606cm" svg:y2="15.562cm">
          <text:p/>
        </draw:line>
        <draw:line draw:style-name="gr25" draw:text-style-name="P2" draw:layer="layout" svg:x1="2.458cm" svg:y1="15.562cm" svg:x2="2.606cm" svg:y2="15.562cm">
          <text:p/>
        </draw:line>
        <draw:line draw:style-name="gr25" draw:text-style-name="P2" draw:layer="layout" svg:x1="2.458cm" svg:y1="14.891cm" svg:x2="2.606cm" svg:y2="14.891cm">
          <text:p/>
        </draw:line>
        <draw:line draw:style-name="gr25" draw:text-style-name="P2" draw:layer="layout" svg:x1="2.458cm" svg:y1="14.891cm" svg:x2="2.606cm" svg:y2="14.891cm">
          <text:p/>
        </draw:line>
        <draw:line draw:style-name="gr25" draw:text-style-name="P2" draw:layer="layout" svg:x1="2.458cm" svg:y1="14.217cm" svg:x2="2.606cm" svg:y2="14.217cm">
          <text:p/>
        </draw:line>
        <draw:line draw:style-name="gr25" draw:text-style-name="P2" draw:layer="layout" svg:x1="2.458cm" svg:y1="14.217cm" svg:x2="2.606cm" svg:y2="14.217cm">
          <text:p/>
        </draw:line>
        <draw:line draw:style-name="gr25" draw:text-style-name="P2" draw:layer="layout" svg:x1="2.458cm" svg:y1="13.546cm" svg:x2="2.606cm" svg:y2="13.546cm">
          <text:p/>
        </draw:line>
        <draw:line draw:style-name="gr25" draw:text-style-name="P2" draw:layer="layout" svg:x1="2.458cm" svg:y1="13.546cm" svg:x2="2.606cm" svg:y2="13.546cm">
          <text:p/>
        </draw:line>
        <draw:line draw:style-name="gr25" draw:text-style-name="P2" draw:layer="layout" svg:x1="2.458cm" svg:y1="12.875cm" svg:x2="2.606cm" svg:y2="12.875cm">
          <text:p/>
        </draw:line>
        <draw:line draw:style-name="gr25" draw:text-style-name="P2" draw:layer="layout" svg:x1="2.458cm" svg:y1="12.875cm" svg:x2="2.606cm" svg:y2="12.875cm">
          <text:p/>
        </draw:line>
        <draw:polygon draw:style-name="gr26" draw:text-style-name="P9" draw:layer="layout" svg:width="9.931cm" svg:height="3.649cm" svg:x="2.606cm" svg:y="13.257cm" svg:viewBox="0 0 9932 3650" draw:points="0,1464 60,1923 120,1816 180,1849 237,1694 297,1535 357,1410 417,1000 477,796 537,1274 597,1300 657,1853 713,1773 773,1849 833,1968 893,1727 953,1603 1013,1322 1073,1150 1129,1002 1189,335 1249,136 1309,802 1369,1334 1429,1402 1489,1821 1549,1719 1606,1799 1666,1640 1726,1773 1786,1495 1846,1033 1905,640 1962,798 2022,1305 2082,1526 2142,1668 2202,1807 2262,1903 2322,1595 2378,1410 2438,1467 2499,1325 2559,833 2619,298 2679,131 2739,611 2799,1235 2855,1827 2915,1858 2975,1660 3035,2045 3095,1557 3155,1614 3212,1362 3275,833 3332,974 3392,1139 3452,1356 3512,1768 3572,1790 3628,1951 3688,1770 3748,1943 3808,1480 3868,1413 3928,1311 3988,589 4048,433 4104,14 4164,796 4224,1300 4284,1657 4344,2085 4404,1878 4464,2085 4521,1784 4581,1699 4641,1402 4700,915 4757,761 4817,957 4877,1433 4937,1793 4997,1875 5057,1651 5117,1926 5177,1640 5233,1506 5293,1580 5353,1385 5413,663 5473,261 5533,309 5593,1028 5649,1345 5709,1399 5769,1847 5829,1764 5889,1912 5949,1784 6006,1430 6069,1796 6126,1133 6186,790 6246,1033 6306,1543 6366,1816 6426,1742 6482,1799 6542,1756 6602,1703 6662,1313 6722,1554 6782,1331 6842,926 6898,213 6958,57 7018,835 7078,1285 7138,1565 7198,1903 7258,1609 7318,1923 7375,1450 7435,1435 7494,1345 7554,1135 7614,717 7674,1019 7731,1385 7791,1833 7851,1937 7911,1963 7971,2093 8031,1535 8091,1597 8147,1209 8207,1005 8267,720 8327,374 8387,0 8447,781 8507,1382 8567,1526 8623,1937 8683,1940 8743,1844 8803,1512 8863,1612 8923,1328 8983,796 9040,846 9100,1313 9160,1396 9220,1498 9280,1878 9340,1731 9396,1875 9456,1585 9516,1339 9576,1444 9636,1098 9696,618 9756,383 9816,91 9872,989 9932,1008 9932,3650 0,3650">
          <text:p/>
        </draw:polygon>
        <draw:frame draw:style-name="gr27" draw:text-style-name="P10" draw:layer="layout" svg:width="0.489cm" svg:height="0.421cm" svg:x="1.88cm" svg:y="16.073cm">
          <draw:text-box>
            <text:p><text:span text:style-name="T4">0.2</text:span></text:p>
          </draw:text-box>
        </draw:frame>
        <draw:frame draw:style-name="gr27" draw:text-style-name="P11" draw:layer="layout" svg:width="0.489cm" svg:height="0.421cm" svg:x="1.88cm" svg:y="15.402cm">
          <draw:text-box>
            <text:p text:style-name="P4"><text:span text:style-name="T5">0.4</text:span></text:p>
          </draw:text-box>
        </draw:frame>
        <draw:frame draw:style-name="gr27" draw:text-style-name="P11" draw:layer="layout" svg:width="0.489cm" svg:height="0.421cm" svg:x="1.88cm" svg:y="14.731cm">
          <draw:text-box>
            <text:p text:style-name="P12"><text:span text:style-name="T6">0.6</text:span></text:p>
          </draw:text-box>
        </draw:frame>
        <draw:frame draw:style-name="gr27" draw:text-style-name="P11" draw:layer="layout" svg:width="0.489cm" svg:height="0.421cm" svg:x="1.88cm" svg:y="14.058cm">
          <draw:text-box>
            <text:p text:style-name="P12"><text:span text:style-name="T6">0.8</text:span></text:p>
          </draw:text-box>
        </draw:frame>
        <draw:frame draw:style-name="gr27" draw:text-style-name="P10" draw:layer="layout" svg:width="0.489cm" svg:height="0.421cm" svg:x="1.88cm" svg:y="13.387cm">
          <draw:text-box>
            <text:p><text:span text:style-name="T4">1.0</text:span></text:p>
          </draw:text-box>
        </draw:frame>
        <draw:polygon draw:style-name="gr26" draw:text-style-name="P9" draw:layer="layout" svg:width="0.211cm" svg:height="0.17cm" svg:x="5.87cm" svg:y="16.184cm" svg:viewBox="0 0 212 171" draw:points="107,171 0,171 0,0 212,0 212,171">
          <text:p/>
        </draw:polygon>
        <draw:frame draw:style-name="gr27" draw:text-style-name="P11" draw:layer="layout" svg:width="0.489cm" svg:height="0.421cm" svg:x="1.88cm" svg:y="12.716cm">
          <draw:text-box>
            <text:p text:style-name="P12"><text:span text:style-name="T6">1.2</text:span></text:p>
          </draw:text-box>
        </draw:frame>
        <draw:line draw:style-name="gr24" draw:text-style-name="P2" draw:layer="layout" svg:x1="12.537cm" svg:y1="11.964cm" svg:x2="2.606cm" svg:y2="11.964cm">
          <text:p/>
        </draw:line>
        <draw:line draw:style-name="gr24" draw:text-style-name="P2" draw:layer="layout" svg:x1="12.537cm" svg:y1="11.291cm" svg:x2="2.606cm" svg:y2="11.291cm">
          <text:p/>
        </draw:line>
        <draw:line draw:style-name="gr24" draw:text-style-name="P2" draw:layer="layout" svg:x1="12.537cm" svg:y1="10.62cm" svg:x2="2.606cm" svg:y2="10.62cm">
          <text:p/>
        </draw:line>
        <draw:line draw:style-name="gr24" draw:text-style-name="P2" draw:layer="layout" svg:x1="12.537cm" svg:y1="9.949cm" svg:x2="2.606cm" svg:y2="9.949cm">
          <text:p/>
        </draw:line>
        <draw:line draw:style-name="gr24" draw:text-style-name="P2" draw:layer="layout" svg:x1="12.537cm" svg:y1="9.276cm" svg:x2="2.606cm" svg:y2="9.276cm">
          <text:p/>
        </draw:line>
        <draw:line draw:style-name="gr24" draw:text-style-name="P2" draw:layer="layout" svg:x1="12.537cm" svg:y1="8.605cm" svg:x2="2.606cm" svg:y2="8.605cm">
          <text:p/>
        </draw:line>
        <draw:line draw:style-name="gr25" draw:text-style-name="P2" draw:layer="layout" svg:x1="2.606cm" svg:y1="12.083cm" svg:x2="2.606cm" svg:y2="11.964cm">
          <text:p/>
        </draw:line>
        <draw:line draw:style-name="gr25" draw:text-style-name="P2" draw:layer="layout" svg:x1="2.606cm" svg:y1="12.083cm" svg:x2="2.606cm" svg:y2="11.964cm">
          <text:p/>
        </draw:line>
        <draw:line draw:style-name="gr25" draw:text-style-name="P2" draw:layer="layout" svg:x1="4.001cm" svg:y1="12.083cm" svg:x2="4.001cm" svg:y2="11.964cm">
          <text:p/>
        </draw:line>
        <draw:line draw:style-name="gr25" draw:text-style-name="P2" draw:layer="layout" svg:x1="4.001cm" svg:y1="12.083cm" svg:x2="4.001cm" svg:y2="11.964cm">
          <text:p/>
        </draw:line>
        <draw:line draw:style-name="gr25" draw:text-style-name="P2" draw:layer="layout" svg:x1="5.396cm" svg:y1="12.083cm" svg:x2="5.396cm" svg:y2="11.964cm">
          <text:p/>
        </draw:line>
        <draw:line draw:style-name="gr25" draw:text-style-name="P2" draw:layer="layout" svg:x1="5.396cm" svg:y1="12.083cm" svg:x2="5.396cm" svg:y2="11.964cm">
          <text:p/>
        </draw:line>
        <draw:line draw:style-name="gr25" draw:text-style-name="P2" draw:layer="layout" svg:x1="6.813cm" svg:y1="12.083cm" svg:x2="6.813cm" svg:y2="11.964cm">
          <text:p/>
        </draw:line>
        <draw:line draw:style-name="gr25" draw:text-style-name="P2" draw:layer="layout" svg:x1="6.813cm" svg:y1="12.083cm" svg:x2="6.813cm" svg:y2="11.964cm">
          <text:p/>
        </draw:line>
        <draw:line draw:style-name="gr25" draw:text-style-name="P2" draw:layer="layout" svg:x1="8.208cm" svg:y1="12.083cm" svg:x2="8.208cm" svg:y2="11.964cm">
          <text:p/>
        </draw:line>
        <draw:line draw:style-name="gr25" draw:text-style-name="P2" draw:layer="layout" svg:x1="8.208cm" svg:y1="12.083cm" svg:x2="8.208cm" svg:y2="11.964cm">
          <text:p/>
        </draw:line>
        <draw:line draw:style-name="gr25" draw:text-style-name="P2" draw:layer="layout" svg:x1="9.603cm" svg:y1="12.083cm" svg:x2="9.603cm" svg:y2="11.964cm">
          <text:p/>
        </draw:line>
        <draw:line draw:style-name="gr25" draw:text-style-name="P2" draw:layer="layout" svg:x1="9.603cm" svg:y1="12.083cm" svg:x2="9.603cm" svg:y2="11.964cm">
          <text:p/>
        </draw:line>
        <draw:line draw:style-name="gr25" draw:text-style-name="P2" draw:layer="layout" svg:x1="11.004cm" svg:y1="12.083cm" svg:x2="11.004cm" svg:y2="11.964cm">
          <text:p/>
        </draw:line>
        <draw:line draw:style-name="gr25" draw:text-style-name="P2" draw:layer="layout" svg:x1="11.004cm" svg:y1="12.083cm" svg:x2="11.004cm" svg:y2="11.964cm">
          <text:p/>
        </draw:line>
        <draw:line draw:style-name="gr25" draw:text-style-name="P2" draw:layer="layout" svg:x1="12.537cm" svg:y1="12.083cm" svg:x2="12.537cm" svg:y2="11.964cm">
          <text:p/>
        </draw:line>
        <draw:line draw:style-name="gr25" draw:text-style-name="P2" draw:layer="layout" svg:x1="12.537cm" svg:y1="12.083cm" svg:x2="12.537cm" svg:y2="11.964cm">
          <text:p/>
        </draw:line>
        <draw:line draw:style-name="gr25" draw:text-style-name="P2" draw:layer="layout" svg:x1="2.606cm" svg:y1="11.964cm" svg:x2="12.537cm" svg:y2="11.964cm">
          <text:p/>
        </draw:line>
        <draw:line draw:style-name="gr25" draw:text-style-name="P2" draw:layer="layout" svg:x1="2.458cm" svg:y1="11.964cm" svg:x2="2.606cm" svg:y2="11.964cm">
          <text:p/>
        </draw:line>
        <draw:line draw:style-name="gr25" draw:text-style-name="P2" draw:layer="layout" svg:x1="2.458cm" svg:y1="11.964cm" svg:x2="2.606cm" svg:y2="11.964cm">
          <text:p/>
        </draw:line>
        <draw:line draw:style-name="gr25" draw:text-style-name="P2" draw:layer="layout" svg:x1="2.458cm" svg:y1="11.291cm" svg:x2="2.606cm" svg:y2="11.291cm">
          <text:p/>
        </draw:line>
        <draw:line draw:style-name="gr25" draw:text-style-name="P2" draw:layer="layout" svg:x1="2.458cm" svg:y1="11.291cm" svg:x2="2.606cm" svg:y2="11.291cm">
          <text:p/>
        </draw:line>
        <draw:line draw:style-name="gr25" draw:text-style-name="P2" draw:layer="layout" svg:x1="2.458cm" svg:y1="10.62cm" svg:x2="2.606cm" svg:y2="10.62cm">
          <text:p/>
        </draw:line>
        <draw:line draw:style-name="gr25" draw:text-style-name="P2" draw:layer="layout" svg:x1="2.458cm" svg:y1="10.62cm" svg:x2="2.606cm" svg:y2="10.62cm">
          <text:p/>
        </draw:line>
        <draw:line draw:style-name="gr25" draw:text-style-name="P2" draw:layer="layout" svg:x1="2.458cm" svg:y1="9.949cm" svg:x2="2.606cm" svg:y2="9.949cm">
          <text:p/>
        </draw:line>
        <draw:line draw:style-name="gr25" draw:text-style-name="P2" draw:layer="layout" svg:x1="2.458cm" svg:y1="9.949cm" svg:x2="2.606cm" svg:y2="9.949cm">
          <text:p/>
        </draw:line>
        <draw:line draw:style-name="gr25" draw:text-style-name="P2" draw:layer="layout" svg:x1="2.458cm" svg:y1="9.276cm" svg:x2="2.606cm" svg:y2="9.276cm">
          <text:p/>
        </draw:line>
        <draw:line draw:style-name="gr25" draw:text-style-name="P2" draw:layer="layout" svg:x1="2.458cm" svg:y1="9.276cm" svg:x2="2.606cm" svg:y2="9.276cm">
          <text:p/>
        </draw:line>
        <draw:line draw:style-name="gr25" draw:text-style-name="P2" draw:layer="layout" svg:x1="2.458cm" svg:y1="8.605cm" svg:x2="2.606cm" svg:y2="8.605cm">
          <text:p/>
        </draw:line>
        <draw:line draw:style-name="gr25" draw:text-style-name="P2" draw:layer="layout" svg:x1="2.458cm" svg:y1="8.605cm" svg:x2="2.606cm" svg:y2="8.605cm">
          <text:p/>
        </draw:line>
        <draw:polygon draw:style-name="gr26" draw:text-style-name="P9" draw:layer="layout" svg:width="9.931cm" svg:height="3.507cm" svg:x="2.606cm" svg:y="8.457cm" svg:viewBox="0 0 9932 3508" draw:points="0,1413 60,1710 120,1767 180,1780 237,1528 297,1370 357,1336 417,813 477,611 537,1039 597,1263 657,1455 713,1654 773,1645 833,1684 893,1497 953,1223 1013,1226 1073,1104 1129,637 1189,193 1249,0 1309,626 1369,1277 1429,1413 1489,1710 1549,1767 1606,1780 1666,1528 1726,1370 1786,1336 1846,813 1905,611 1962,1039 2022,1263 2082,1455 2142,1654 2202,1645 2262,1684 2322,1497 2378,1223 2438,1226 2499,1104 2559,637 2619,193 2679,0 2739,626 2799,1277 2855,1413 2915,1710 2975,1767 3035,1780 3095,1528 3155,1370 3212,1336 3275,813 3332,611 3392,1039 3452,1263 3512,1455 3572,1654 3628,1645 3688,1684 3748,1497 3808,1223 3868,1226 3928,1104 3988,637 4048,193 4104,0 4164,626 4224,1277 4284,1413 4344,1710 4404,1767 4464,1780 4521,1528 4581,1370 4641,1336 4700,813 4757,611 4817,1039 4877,1263 4937,1455 4997,1654 5057,1645 5117,1684 5177,1497 5233,1223 5293,1226 5353,1104 5413,637 5473,193 5533,0 5593,626 5649,1277 5709,1413 5769,1710 5829,1767 5889,1780 5949,1528 6006,1370 6069,1336 6126,813 6186,611 6246,1039 6306,1263 6366,1455 6426,1654 6482,1645 6542,1684 6602,1497 6662,1223 6722,1226 6782,1104 6842,637 6898,193 6958,0 7018,626 7078,1277 7138,1413 7198,1710 7258,1767 7318,1780 7375,1528 7435,1370 7494,1336 7554,813 7614,611 7674,1039 7731,1263 7791,1455 7851,1654 7911,1645 7971,1684 8031,1497 8091,1223 8147,1226 8207,1104 8267,637 8327,193 8387,0 8447,626 8507,1277 8567,1413 8623,1710 8683,1767 8743,1780 8803,1528 8863,1370 8923,1336 8983,813 9040,611 9100,1039 9160,1263 9220,1455 9280,1654 9340,1645 9396,1684 9456,1497 9516,1223 9576,1226 9636,1104 9696,637 9756,193 9816,0 9872,626 9932,1277 9932,3508 0,3508">
          <text:p/>
        </draw:polygon>
        <draw:frame draw:style-name="gr28" draw:text-style-name="P11" draw:layer="layout" svg:width="4.323cm" svg:height="0.357cm" draw:transform="rotate (1.5707963267949) translate (1.508cm 16.906cm)">
          <draw:text-box>
            <text:p text:style-name="P4"><text:span text:style-name="T5">Electricity consumption, kWh</text:span></text:p>
          </draw:text-box>
        </draw:frame>
        <draw:frame draw:style-name="gr29" draw:text-style-name="P10" draw:layer="layout" svg:width="0.489cm" svg:height="0.422cm" svg:x="1.88cm" svg:y="11.805cm">
          <draw:text-box>
            <text:p><text:span text:style-name="T4">0.0</text:span></text:p>
          </draw:text-box>
        </draw:frame>
        <draw:frame draw:style-name="gr27" draw:text-style-name="P10" draw:layer="layout" svg:width="0.489cm" svg:height="0.421cm" svg:x="1.88cm" svg:y="11.131cm">
          <draw:text-box>
            <text:p><text:span text:style-name="T7">0.2</text:span></text:p>
          </draw:text-box>
        </draw:frame>
        <draw:frame draw:style-name="gr27" draw:text-style-name="P11" draw:layer="layout" svg:width="0.489cm" svg:height="0.421cm" svg:x="1.88cm" svg:y="10.46cm">
          <draw:text-box>
            <text:p text:style-name="P12"><text:span text:style-name="T6">0.4</text:span></text:p>
          </draw:text-box>
        </draw:frame>
        <draw:frame draw:style-name="gr27" draw:text-style-name="P10" draw:layer="layout" svg:width="0.489cm" svg:height="0.421cm" svg:x="1.88cm" svg:y="9.789cm">
          <draw:text-box>
            <text:p><text:span text:style-name="T7">0.6</text:span></text:p>
          </draw:text-box>
        </draw:frame>
        <draw:frame draw:style-name="gr27" draw:text-style-name="P11" draw:layer="layout" svg:width="0.489cm" svg:height="0.421cm" svg:x="1.88cm" svg:y="9.116cm">
          <draw:text-box>
            <text:p text:style-name="P12"><text:span text:style-name="T6">0.8</text:span></text:p>
          </draw:text-box>
        </draw:frame>
        <draw:frame draw:style-name="gr27" draw:text-style-name="P11" draw:layer="layout" svg:width="0.489cm" svg:height="0.421cm" svg:x="1.88cm" svg:y="8.446cm">
          <draw:text-box>
            <text:p text:style-name="P12"><text:span text:style-name="T6">1.0</text:span></text:p>
          </draw:text-box>
        </draw:frame>
        <draw:polygon draw:style-name="gr26" draw:text-style-name="P9" draw:layer="layout" svg:width="0.211cm" svg:height="0.167cm" svg:x="5.884cm" svg:y="11.243cm" svg:viewBox="0 0 212 168" draw:points="107,168 0,168 0,0 212,0 212,168">
          <text:p/>
        </draw:polygon>
        <draw:frame draw:style-name="gr27" draw:text-style-name="P10" draw:layer="layout" svg:width="0.489cm" svg:height="0.421cm" svg:x="1.88cm" svg:y="7.774cm">
          <draw:text-box>
            <text:p><text:span text:style-name="T4">1.2</text:span></text:p>
          </draw:text-box>
        </draw:frame>
        <draw:frame draw:style-name="gr30" draw:text-style-name="P10" draw:layer="layout" svg:width="1.45cm" svg:height="0.421cm" svg:x="13.393cm" svg:y="10.104cm">
          <draw:text-box>
            <text:p text:style-name="P4"><text:span text:style-name="T7">Empirical</text:span></text:p>
          </draw:text-box>
        </draw:frame>
        <draw:frame draw:style-name="gr28" draw:text-style-name="P11" draw:layer="layout" svg:width="4.323cm" svg:height="0.357cm" draw:transform="rotate (1.5707963267949) translate (1.508cm 11.965cm)">
          <draw:text-box>
            <text:p text:style-name="P4"><text:span text:style-name="T5">Electricity consumption, kWh</text:span></text:p>
          </draw:text-box>
        </draw:frame>
        <draw:frame draw:style-name="gr31" draw:text-style-name="P11" draw:layer="layout" svg:width="0.684cm" svg:height="0.422cm" svg:x="2.895cm" svg:y="16.948cm">
          <draw:text-box>
            <text:p text:style-name="P12"><text:span text:style-name="T6">Mon</text:span></text:p>
          </draw:text-box>
        </draw:frame>
        <draw:frame draw:style-name="gr32" draw:text-style-name="P10" draw:layer="layout" svg:width="0.595cm" svg:height="0.422cm" svg:x="4.495cm" svg:y="16.949cm">
          <draw:text-box>
            <text:p><text:span text:style-name="T4">Tue</text:span></text:p>
          </draw:text-box>
        </draw:frame>
        <draw:frame draw:style-name="gr33" draw:text-style-name="P10" draw:layer="layout" svg:width="0.734cm" svg:height="0.422cm" svg:x="5.696cm" svg:y="16.95cm">
          <draw:text-box>
            <text:p><text:span text:style-name="T4">Wed</text:span></text:p>
          </draw:text-box>
        </draw:frame>
        <draw:frame draw:style-name="gr34" draw:text-style-name="P11" draw:layer="layout" svg:width="0.612cm" svg:height="0.422cm" svg:x="7.096cm" svg:y="16.951cm">
          <draw:text-box>
            <text:p text:style-name="P12"><text:span text:style-name="T6">Thu</text:span></text:p>
          </draw:text-box>
        </draw:frame>
        <draw:frame draw:style-name="gr35" draw:text-style-name="P11" draw:layer="layout" svg:width="0.413cm" svg:height="0.422cm" svg:x="8.596cm" svg:y="16.952cm">
          <draw:text-box>
            <text:p text:style-name="P12"><text:span text:style-name="T6">Fri</text:span></text:p>
          </draw:text-box>
        </draw:frame>
        <draw:frame draw:style-name="gr36" draw:text-style-name="P10" draw:layer="layout" svg:width="0.527cm" svg:height="0.422cm" svg:x="10.097cm" svg:y="16.952cm">
          <draw:text-box>
            <text:p><text:span text:style-name="T4">Sat</text:span></text:p>
          </draw:text-box>
        </draw:frame>
        <draw:frame draw:style-name="gr37" draw:text-style-name="P11" draw:layer="layout" svg:width="0.624cm" svg:height="0.422cm" svg:x="11.598cm" svg:y="16.953cm">
          <draw:text-box>
            <text:p text:style-name="P12"><text:span text:style-name="T6">Sun</text:span></text:p>
          </draw:text-box>
        </draw:frame>
        <draw:frame draw:style-name="gr29" draw:text-style-name="P10" draw:layer="layout" svg:width="0.489cm" svg:height="0.422cm" svg:x="1.881cm" svg:y="16.753cm">
          <draw:text-box>
            <text:p><text:span text:style-name="T4">0.0</text:span></text:p>
          </draw:text-box>
        </draw:frame>
        <draw:frame draw:style-name="gr38" draw:text-style-name="P10" draw:layer="layout" svg:width="1.45cm" svg:height="0.399cm" svg:x="12.808cm" svg:y="15.714cm">
          <draw:text-box>
            <text:p text:style-name="P4"><text:span text:style-name="T7">Synthetic</text:span></text:p>
          </draw:text-box>
        </draw:frame>
        <draw:line draw:style-name="gr25" draw:text-style-name="P2" draw:layer="layout" svg:x1="2.607cm" svg:y1="17.028cm" svg:x2="2.607cm" svg:y2="16.909cm">
          <text:p/>
        </draw:line>
        <draw:line draw:style-name="gr25" draw:text-style-name="P2" draw:layer="layout" svg:x1="2.607cm" svg:y1="17.028cm" svg:x2="2.607cm" svg:y2="16.909cm">
          <text:p/>
        </draw:line>
        <draw:line draw:style-name="gr25" draw:text-style-name="P2" draw:layer="layout" svg:x1="4.002cm" svg:y1="17.028cm" svg:x2="4.002cm" svg:y2="16.909cm">
          <text:p/>
        </draw:line>
        <draw:line draw:style-name="gr25" draw:text-style-name="P2" draw:layer="layout" svg:x1="4.002cm" svg:y1="17.028cm" svg:x2="4.002cm" svg:y2="16.909cm">
          <text:p/>
        </draw:line>
        <draw:line draw:style-name="gr25" draw:text-style-name="P2" draw:layer="layout" svg:x1="5.397cm" svg:y1="17.028cm" svg:x2="5.397cm" svg:y2="16.909cm">
          <text:p/>
        </draw:line>
        <draw:line draw:style-name="gr25" draw:text-style-name="P2" draw:layer="layout" svg:x1="5.397cm" svg:y1="17.028cm" svg:x2="5.397cm" svg:y2="16.909cm">
          <text:p/>
        </draw:line>
        <draw:line draw:style-name="gr25" draw:text-style-name="P2" draw:layer="layout" svg:x1="6.814cm" svg:y1="17.028cm" svg:x2="6.814cm" svg:y2="16.909cm">
          <text:p/>
        </draw:line>
        <draw:line draw:style-name="gr25" draw:text-style-name="P2" draw:layer="layout" svg:x1="6.814cm" svg:y1="17.028cm" svg:x2="6.814cm" svg:y2="16.909cm">
          <text:p/>
        </draw:line>
        <draw:line draw:style-name="gr25" draw:text-style-name="P2" draw:layer="layout" svg:x1="8.209cm" svg:y1="17.028cm" svg:x2="8.209cm" svg:y2="16.909cm">
          <text:p/>
        </draw:line>
        <draw:line draw:style-name="gr25" draw:text-style-name="P2" draw:layer="layout" svg:x1="8.209cm" svg:y1="17.028cm" svg:x2="8.209cm" svg:y2="16.909cm">
          <text:p/>
        </draw:line>
        <draw:line draw:style-name="gr25" draw:text-style-name="P2" draw:layer="layout" svg:x1="9.604cm" svg:y1="17.028cm" svg:x2="9.604cm" svg:y2="16.909cm">
          <text:p/>
        </draw:line>
        <draw:line draw:style-name="gr25" draw:text-style-name="P2" draw:layer="layout" svg:x1="9.604cm" svg:y1="17.028cm" svg:x2="9.604cm" svg:y2="16.909cm">
          <text:p/>
        </draw:line>
        <draw:line draw:style-name="gr25" draw:text-style-name="P2" draw:layer="layout" svg:x1="11.005cm" svg:y1="17.028cm" svg:x2="11.005cm" svg:y2="16.909cm">
          <text:p/>
        </draw:line>
        <draw:line draw:style-name="gr25" draw:text-style-name="P2" draw:layer="layout" svg:x1="11.005cm" svg:y1="17.028cm" svg:x2="11.005cm" svg:y2="16.909cm">
          <text:p/>
        </draw:line>
        <draw:line draw:style-name="gr25" draw:text-style-name="P2" draw:layer="layout" svg:x1="12.538cm" svg:y1="17.028cm" svg:x2="12.538cm" svg:y2="16.909cm">
          <text:p/>
        </draw:line>
        <draw:line draw:style-name="gr25" draw:text-style-name="P2" draw:layer="layout" svg:x1="12.538cm" svg:y1="17.028cm" svg:x2="12.538cm" svg:y2="16.909cm">
          <text:p/>
        </draw:line>
        <draw:line draw:style-name="gr25" draw:text-style-name="P2" draw:layer="layout" svg:x1="2.459cm" svg:y1="16.909cm" svg:x2="2.607cm" svg:y2="16.909cm">
          <text:p/>
        </draw:line>
        <draw:line draw:style-name="gr25" draw:text-style-name="P2" draw:layer="layout" svg:x1="2.459cm" svg:y1="16.909cm" svg:x2="2.607cm" svg:y2="16.909cm">
          <text:p/>
        </draw:line>
        <draw:polygon draw:style-name="gr25" draw:text-style-name="P2" draw:layer="layout" svg:width="10.149cm" svg:height="4.032cm" svg:x="2.589cm" svg:y="18.155cm" svg:viewBox="0 0 10150 4033" draw:points="5077,4033 0,4033 0,0 10150,0 10150,4033">
          <text:p/>
        </draw:polygon>
        <draw:line draw:style-name="gr39" draw:text-style-name="P2" draw:layer="layout" svg:x1="12.738cm" svg:y1="21.379cm" svg:x2="2.589cm" svg:y2="21.379cm">
          <text:p/>
        </draw:line>
        <draw:line draw:style-name="gr39" draw:text-style-name="P2" draw:layer="layout" svg:x1="12.738cm" svg:y1="20.575cm" svg:x2="2.589cm" svg:y2="20.575cm">
          <text:p/>
        </draw:line>
        <draw:line draw:style-name="gr39" draw:text-style-name="P2" draw:layer="layout" svg:x1="12.738cm" svg:y1="19.767cm" svg:x2="2.589cm" svg:y2="19.767cm">
          <text:p/>
        </draw:line>
        <draw:line draw:style-name="gr39" draw:text-style-name="P2" draw:layer="layout" svg:x1="12.738cm" svg:y1="18.963cm" svg:x2="2.589cm" svg:y2="18.963cm">
          <text:p/>
        </draw:line>
        <draw:line draw:style-name="gr25" draw:text-style-name="P2" draw:layer="layout" svg:x1="2.589cm" svg:y1="22.339cm" svg:x2="2.589cm" svg:y2="22.187cm">
          <text:p/>
        </draw:line>
        <draw:line draw:style-name="gr25" draw:text-style-name="P2" draw:layer="layout" svg:x1="2.589cm" svg:y1="22.339cm" svg:x2="2.589cm" svg:y2="22.187cm">
          <text:p/>
        </draw:line>
        <draw:line draw:style-name="gr25" draw:text-style-name="P2" draw:layer="layout" svg:x1="3.03cm" svg:y1="22.339cm" svg:x2="3.03cm" svg:y2="22.187cm">
          <text:p/>
        </draw:line>
        <draw:line draw:style-name="gr25" draw:text-style-name="P2" draw:layer="layout" svg:x1="3.03cm" svg:y1="22.339cm" svg:x2="3.03cm" svg:y2="22.187cm">
          <text:p/>
        </draw:line>
        <draw:line draw:style-name="gr25" draw:text-style-name="P2" draw:layer="layout" svg:x1="3.471cm" svg:y1="22.339cm" svg:x2="3.471cm" svg:y2="22.187cm">
          <text:p/>
        </draw:line>
        <draw:line draw:style-name="gr25" draw:text-style-name="P2" draw:layer="layout" svg:x1="3.471cm" svg:y1="22.339cm" svg:x2="3.471cm" svg:y2="22.187cm">
          <text:p/>
        </draw:line>
        <draw:line draw:style-name="gr25" draw:text-style-name="P2" draw:layer="layout" svg:x1="3.912cm" svg:y1="22.339cm" svg:x2="3.912cm" svg:y2="22.187cm">
          <text:p/>
        </draw:line>
        <draw:line draw:style-name="gr25" draw:text-style-name="P2" draw:layer="layout" svg:x1="3.912cm" svg:y1="22.339cm" svg:x2="3.912cm" svg:y2="22.187cm">
          <text:p/>
        </draw:line>
        <draw:line draw:style-name="gr25" draw:text-style-name="P2" draw:layer="layout" svg:x1="4.356cm" svg:y1="22.339cm" svg:x2="4.356cm" svg:y2="22.187cm">
          <text:p/>
        </draw:line>
        <draw:line draw:style-name="gr25" draw:text-style-name="P2" draw:layer="layout" svg:x1="4.356cm" svg:y1="22.339cm" svg:x2="4.356cm" svg:y2="22.187cm">
          <text:p/>
        </draw:line>
        <draw:line draw:style-name="gr25" draw:text-style-name="P2" draw:layer="layout" svg:x1="4.797cm" svg:y1="22.339cm" svg:x2="4.797cm" svg:y2="22.187cm">
          <text:p/>
        </draw:line>
        <draw:line draw:style-name="gr25" draw:text-style-name="P2" draw:layer="layout" svg:x1="4.797cm" svg:y1="22.339cm" svg:x2="4.797cm" svg:y2="22.187cm">
          <text:p/>
        </draw:line>
        <draw:line draw:style-name="gr25" draw:text-style-name="P2" draw:layer="layout" svg:x1="5.238cm" svg:y1="22.339cm" svg:x2="5.238cm" svg:y2="22.187cm">
          <text:p/>
        </draw:line>
        <draw:line draw:style-name="gr25" draw:text-style-name="P2" draw:layer="layout" svg:x1="5.238cm" svg:y1="22.339cm" svg:x2="5.238cm" svg:y2="22.187cm">
          <text:p/>
        </draw:line>
        <draw:line draw:style-name="gr25" draw:text-style-name="P2" draw:layer="layout" svg:x1="5.679cm" svg:y1="22.339cm" svg:x2="5.679cm" svg:y2="22.187cm">
          <text:p/>
        </draw:line>
        <draw:line draw:style-name="gr25" draw:text-style-name="P2" draw:layer="layout" svg:x1="5.679cm" svg:y1="22.339cm" svg:x2="5.679cm" svg:y2="22.187cm">
          <text:p/>
        </draw:line>
        <draw:line draw:style-name="gr25" draw:text-style-name="P2" draw:layer="layout" svg:x1="6.12cm" svg:y1="22.339cm" svg:x2="6.12cm" svg:y2="22.187cm">
          <text:p/>
        </draw:line>
        <draw:line draw:style-name="gr25" draw:text-style-name="P2" draw:layer="layout" svg:x1="6.12cm" svg:y1="22.339cm" svg:x2="6.12cm" svg:y2="22.187cm">
          <text:p/>
        </draw:line>
        <draw:line draw:style-name="gr25" draw:text-style-name="P2" draw:layer="layout" svg:x1="6.561cm" svg:y1="22.339cm" svg:x2="6.561cm" svg:y2="22.187cm">
          <text:p/>
        </draw:line>
        <draw:line draw:style-name="gr25" draw:text-style-name="P2" draw:layer="layout" svg:x1="6.561cm" svg:y1="22.339cm" svg:x2="6.561cm" svg:y2="22.187cm">
          <text:p/>
        </draw:line>
        <draw:line draw:style-name="gr25" draw:text-style-name="P2" draw:layer="layout" svg:x1="7.002cm" svg:y1="22.339cm" svg:x2="7.002cm" svg:y2="22.187cm">
          <text:p/>
        </draw:line>
        <draw:line draw:style-name="gr25" draw:text-style-name="P2" draw:layer="layout" svg:x1="7.002cm" svg:y1="22.339cm" svg:x2="7.002cm" svg:y2="22.187cm">
          <text:p/>
        </draw:line>
        <draw:line draw:style-name="gr25" draw:text-style-name="P2" draw:layer="layout" svg:x1="7.443cm" svg:y1="22.339cm" svg:x2="7.443cm" svg:y2="22.187cm">
          <text:p/>
        </draw:line>
        <draw:line draw:style-name="gr25" draw:text-style-name="P2" draw:layer="layout" svg:x1="7.443cm" svg:y1="22.339cm" svg:x2="7.443cm" svg:y2="22.187cm">
          <text:p/>
        </draw:line>
        <draw:line draw:style-name="gr25" draw:text-style-name="P2" draw:layer="layout" svg:x1="7.884cm" svg:y1="22.339cm" svg:x2="7.884cm" svg:y2="22.187cm">
          <text:p/>
        </draw:line>
        <draw:line draw:style-name="gr25" draw:text-style-name="P2" draw:layer="layout" svg:x1="7.884cm" svg:y1="22.339cm" svg:x2="7.884cm" svg:y2="22.187cm">
          <text:p/>
        </draw:line>
        <draw:line draw:style-name="gr25" draw:text-style-name="P2" draw:layer="layout" svg:x1="8.325cm" svg:y1="22.339cm" svg:x2="8.325cm" svg:y2="22.187cm">
          <text:p/>
        </draw:line>
        <draw:line draw:style-name="gr25" draw:text-style-name="P2" draw:layer="layout" svg:x1="8.325cm" svg:y1="22.339cm" svg:x2="8.325cm" svg:y2="22.187cm">
          <text:p/>
        </draw:line>
        <draw:line draw:style-name="gr25" draw:text-style-name="P2" draw:layer="layout" svg:x1="8.766cm" svg:y1="22.339cm" svg:x2="8.766cm" svg:y2="22.187cm">
          <text:p/>
        </draw:line>
        <draw:line draw:style-name="gr25" draw:text-style-name="P2" draw:layer="layout" svg:x1="8.766cm" svg:y1="22.339cm" svg:x2="8.766cm" svg:y2="22.187cm">
          <text:p/>
        </draw:line>
        <draw:line draw:style-name="gr25" draw:text-style-name="P2" draw:layer="layout" svg:x1="9.207cm" svg:y1="22.339cm" svg:x2="9.207cm" svg:y2="22.187cm">
          <text:p/>
        </draw:line>
        <draw:line draw:style-name="gr25" draw:text-style-name="P2" draw:layer="layout" svg:x1="9.207cm" svg:y1="22.339cm" svg:x2="9.207cm" svg:y2="22.187cm">
          <text:p/>
        </draw:line>
        <draw:line draw:style-name="gr25" draw:text-style-name="P2" draw:layer="layout" svg:x1="9.648cm" svg:y1="22.339cm" svg:x2="9.648cm" svg:y2="22.187cm">
          <text:p/>
        </draw:line>
        <draw:line draw:style-name="gr25" draw:text-style-name="P2" draw:layer="layout" svg:x1="9.648cm" svg:y1="22.339cm" svg:x2="9.648cm" svg:y2="22.187cm">
          <text:p/>
        </draw:line>
        <draw:line draw:style-name="gr25" draw:text-style-name="P2" draw:layer="layout" svg:x1="10.092cm" svg:y1="22.339cm" svg:x2="10.092cm" svg:y2="22.187cm">
          <text:p/>
        </draw:line>
        <draw:line draw:style-name="gr25" draw:text-style-name="P2" draw:layer="layout" svg:x1="10.092cm" svg:y1="22.339cm" svg:x2="10.092cm" svg:y2="22.187cm">
          <text:p/>
        </draw:line>
        <draw:line draw:style-name="gr25" draw:text-style-name="P2" draw:layer="layout" svg:x1="10.533cm" svg:y1="22.339cm" svg:x2="10.533cm" svg:y2="22.187cm">
          <text:p/>
        </draw:line>
        <draw:line draw:style-name="gr25" draw:text-style-name="P2" draw:layer="layout" svg:x1="10.533cm" svg:y1="22.339cm" svg:x2="10.533cm" svg:y2="22.187cm">
          <text:p/>
        </draw:line>
        <draw:line draw:style-name="gr25" draw:text-style-name="P2" draw:layer="layout" svg:x1="10.974cm" svg:y1="22.339cm" svg:x2="10.974cm" svg:y2="22.187cm">
          <text:p/>
        </draw:line>
        <draw:line draw:style-name="gr25" draw:text-style-name="P2" draw:layer="layout" svg:x1="10.974cm" svg:y1="22.339cm" svg:x2="10.974cm" svg:y2="22.187cm">
          <text:p/>
        </draw:line>
        <draw:line draw:style-name="gr25" draw:text-style-name="P2" draw:layer="layout" svg:x1="11.415cm" svg:y1="22.339cm" svg:x2="11.415cm" svg:y2="22.187cm">
          <text:p/>
        </draw:line>
        <draw:line draw:style-name="gr25" draw:text-style-name="P2" draw:layer="layout" svg:x1="11.415cm" svg:y1="22.339cm" svg:x2="11.415cm" svg:y2="22.187cm">
          <text:p/>
        </draw:line>
        <draw:line draw:style-name="gr25" draw:text-style-name="P2" draw:layer="layout" svg:x1="11.856cm" svg:y1="22.339cm" svg:x2="11.856cm" svg:y2="22.187cm">
          <text:p/>
        </draw:line>
        <draw:line draw:style-name="gr25" draw:text-style-name="P2" draw:layer="layout" svg:x1="11.856cm" svg:y1="22.339cm" svg:x2="11.856cm" svg:y2="22.187cm">
          <text:p/>
        </draw:line>
        <draw:line draw:style-name="gr25" draw:text-style-name="P2" draw:layer="layout" svg:x1="12.297cm" svg:y1="22.339cm" svg:x2="12.297cm" svg:y2="22.187cm">
          <text:p/>
        </draw:line>
        <draw:line draw:style-name="gr25" draw:text-style-name="P2" draw:layer="layout" svg:x1="12.297cm" svg:y1="22.339cm" svg:x2="12.297cm" svg:y2="22.187cm">
          <text:p/>
        </draw:line>
        <draw:line draw:style-name="gr25" draw:text-style-name="P2" draw:layer="layout" svg:x1="12.738cm" svg:y1="22.339cm" svg:x2="12.738cm" svg:y2="22.187cm">
          <text:p/>
        </draw:line>
        <draw:line draw:style-name="gr25" draw:text-style-name="P2" draw:layer="layout" svg:x1="12.738cm" svg:y1="22.339cm" svg:x2="12.738cm" svg:y2="22.187cm">
          <text:p/>
        </draw:line>
        <draw:line draw:style-name="gr25" draw:text-style-name="P2" draw:layer="layout" svg:x1="2.44cm" svg:y1="22.187cm" svg:x2="2.589cm" svg:y2="22.187cm">
          <text:p/>
        </draw:line>
        <draw:line draw:style-name="gr25" draw:text-style-name="P2" draw:layer="layout" svg:x1="2.44cm" svg:y1="22.187cm" svg:x2="2.589cm" svg:y2="22.187cm">
          <text:p/>
        </draw:line>
        <draw:line draw:style-name="gr25" draw:text-style-name="P2" draw:layer="layout" svg:x1="2.44cm" svg:y1="21.379cm" svg:x2="2.589cm" svg:y2="21.379cm">
          <text:p/>
        </draw:line>
        <draw:line draw:style-name="gr25" draw:text-style-name="P2" draw:layer="layout" svg:x1="2.44cm" svg:y1="21.379cm" svg:x2="2.589cm" svg:y2="21.379cm">
          <text:p/>
        </draw:line>
        <draw:line draw:style-name="gr25" draw:text-style-name="P2" draw:layer="layout" svg:x1="2.44cm" svg:y1="20.575cm" svg:x2="2.589cm" svg:y2="20.575cm">
          <text:p/>
        </draw:line>
        <draw:line draw:style-name="gr25" draw:text-style-name="P2" draw:layer="layout" svg:x1="2.44cm" svg:y1="20.575cm" svg:x2="2.589cm" svg:y2="20.575cm">
          <text:p/>
        </draw:line>
        <draw:line draw:style-name="gr25" draw:text-style-name="P2" draw:layer="layout" svg:x1="2.44cm" svg:y1="19.767cm" svg:x2="2.589cm" svg:y2="19.767cm">
          <text:p/>
        </draw:line>
        <draw:line draw:style-name="gr25" draw:text-style-name="P2" draw:layer="layout" svg:x1="2.44cm" svg:y1="19.767cm" svg:x2="2.589cm" svg:y2="19.767cm">
          <text:p/>
        </draw:line>
        <draw:line draw:style-name="gr25" draw:text-style-name="P2" draw:layer="layout" svg:x1="2.44cm" svg:y1="18.963cm" svg:x2="2.589cm" svg:y2="18.963cm">
          <text:p/>
        </draw:line>
        <draw:line draw:style-name="gr25" draw:text-style-name="P2" draw:layer="layout" svg:x1="2.44cm" svg:y1="18.963cm" svg:x2="2.589cm" svg:y2="18.963cm">
          <text:p/>
        </draw:line>
        <draw:line draw:style-name="gr25" draw:text-style-name="P2" draw:layer="layout" svg:x1="2.44cm" svg:y1="18.155cm" svg:x2="2.589cm" svg:y2="18.155cm">
          <text:p/>
        </draw:line>
        <draw:line draw:style-name="gr25" draw:text-style-name="P2" draw:layer="layout" svg:x1="2.44cm" svg:y1="18.155cm" svg:x2="2.589cm" svg:y2="18.155cm">
          <text:p/>
        </draw:line>
        <draw:line draw:style-name="gr25" draw:text-style-name="P2" draw:layer="layout" svg:x1="2.589cm" svg:y1="22.187cm" svg:x2="2.589cm" svg:y2="18.155cm">
          <text:p/>
        </draw:line>
        <draw:polyline draw:style-name="gr40" draw:text-style-name="P2" draw:layer="layout" svg:width="10.149cm" svg:height="0.706cm" svg:x="2.589cm" svg:y="20.127cm" svg:viewBox="0 0 10150 707" draw:points="0,576 441,650 882,689 1323,707 1767,689 2209,640 2650,565 3091,583 3532,647 3973,671 4414,668 4855,640 5296,604 5737,565 6178,513 6619,414 7060,301 7504,192 7945,102 8386,39 8827,0 9268,46 9709,227 10150,435">
          <text:p/>
        </draw:polyline>
        <draw:polyline draw:style-name="gr41" draw:text-style-name="P2" draw:layer="layout" svg:width="10.149cm" svg:height="0.688cm" svg:x="2.589cm" svg:y="20.222cm" svg:viewBox="0 0 10150 689" draw:points="0,555 441,643 882,675 1323,686 1767,689 2209,650 2650,545 3091,381 3532,332 3973,342 4414,381 4855,385 5296,381 5737,367 6178,353 6619,321 7060,233 7504,124 7945,64 8386,29 8827,0 9268,29 9709,177 10150,392">
          <text:p/>
        </draw:polyline>
        <draw:polyline draw:style-name="gr42" draw:text-style-name="P2" draw:layer="layout" svg:width="10.149cm" svg:height="0.596cm" svg:x="2.589cm" svg:y="20.286cm" svg:viewBox="0 0 10150 597" draw:points="0,399 441,498 882,558 1323,586 1767,597 2209,597 2650,576 3091,537 3532,488 3973,435 4414,378 4855,311 5296,243 5737,187 6178,151 6619,116 7060,63 7504,17 7945,0 8386,3 8827,21 9268,56 9709,134 10150,261">
          <text:p/>
        </draw:polyline>
        <draw:polyline draw:style-name="gr43" draw:text-style-name="P2" draw:layer="layout" svg:width="10.149cm" svg:height="1.066cm" svg:x="2.589cm" svg:y="19.929cm" svg:viewBox="0 0 10150 1067" draw:points="0,950 441,1035 882,1063 1323,1067 1767,1049 2209,936 2650,766 3091,791 3532,933 3973,1000 4414,993 4855,965 5296,929 5737,882 6178,812 6619,678 7060,459 7504,212 7945,71 8386,11 8827,0 9268,159 9709,480 10150,784">
          <text:p/>
        </draw:polyline>
        <draw:frame draw:style-name="gr44" draw:text-style-name="P10" draw:layer="layout" svg:width="0.684cm" svg:height="0.399cm" svg:x="1.879cm" svg:y="21.184cm">
          <draw:text-box>
            <text:p><text:span text:style-name="T4">0.2</text:span></text:p>
          </draw:text-box>
        </draw:frame>
        <draw:frame draw:style-name="gr44" draw:text-style-name="P10" draw:layer="layout" svg:width="0.684cm" svg:height="0.399cm" svg:x="1.879cm" svg:y="20.376cm">
          <draw:text-box>
            <text:p><text:span text:style-name="T4">0.4</text:span></text:p>
          </draw:text-box>
        </draw:frame>
        <draw:frame draw:style-name="gr44" draw:text-style-name="P10" draw:layer="layout" svg:width="0.684cm" svg:height="0.399cm" svg:x="1.879cm" svg:y="19.568cm">
          <draw:text-box>
            <text:p><text:span text:style-name="T4">0.8</text:span></text:p>
          </draw:text-box>
        </draw:frame>
        <draw:frame draw:style-name="gr45" draw:text-style-name="P11" draw:layer="layout" svg:width="0.684cm" svg:height="0.399cm" svg:x="1.879cm" svg:y="18.764cm">
          <draw:text-box>
            <text:p text:style-name="P4"><text:span text:style-name="T4">1.0</text:span></text:p>
          </draw:text-box>
        </draw:frame>
        <draw:line draw:style-name="gr43" draw:text-style-name="P2" draw:layer="layout" svg:x1="3.186cm" svg:y1="18.456cm" svg:x2="3.629cm" svg:y2="18.456cm">
          <text:p/>
        </draw:line>
        <draw:line draw:style-name="gr42" draw:text-style-name="P2" draw:layer="layout" svg:x1="3.186cm" svg:y1="18.793cm" svg:x2="3.629cm" svg:y2="18.793cm">
          <text:p/>
        </draw:line>
        <draw:line draw:style-name="gr41" draw:text-style-name="P2" draw:layer="layout" svg:x1="3.186cm" svg:y1="19.129cm" svg:x2="3.629cm" svg:y2="19.129cm">
          <text:p/>
        </draw:line>
        <draw:frame draw:style-name="gr44" draw:text-style-name="P10" draw:layer="layout" svg:width="0.684cm" svg:height="0.399cm" svg:x="1.879cm" svg:y="17.956cm">
          <draw:text-box>
            <text:p><text:span text:style-name="T4">1.2</text:span></text:p>
          </draw:text-box>
        </draw:frame>
        <draw:frame draw:style-name="gr46" draw:text-style-name="P10" draw:layer="layout" svg:width="1.446cm" svg:height="0.357cm" svg:x="3.729cm" svg:y="18.291cm">
          <draw:text-box>
            <text:p><text:span text:style-name="T4">(0, 634)</text:span></text:p>
          </draw:text-box>
        </draw:frame>
        <draw:frame draw:style-name="gr47" draw:text-style-name="P11" draw:layer="layout" svg:width="1.446cm" svg:height="0.357cm" svg:x="3.729cm" svg:y="18.627cm">
          <draw:text-box>
            <text:p text:style-name="P4"><text:span text:style-name="T4">(1, 742)</text:span></text:p>
          </draw:text-box>
        </draw:frame>
        <draw:polygon draw:style-name="gr25" draw:text-style-name="P2" draw:layer="layout" svg:width="10.118cm" svg:height="3.899cm" svg:x="2.62cm" svg:y="23.481cm" svg:viewBox="0 0 10119 3900" draw:points="5060,3900 0,3900 0,0 10119,0 10119,3900">
          <text:p/>
        </draw:polygon>
        <draw:line draw:style-name="gr39" draw:text-style-name="P2" draw:layer="layout" svg:x1="12.738cm" svg:y1="26.598cm" svg:x2="2.62cm" svg:y2="26.598cm">
          <text:p/>
        </draw:line>
        <draw:line draw:style-name="gr39" draw:text-style-name="P2" draw:layer="layout" svg:x1="12.738cm" svg:y1="25.815cm" svg:x2="2.62cm" svg:y2="25.815cm">
          <text:p/>
        </draw:line>
        <draw:line draw:style-name="gr39" draw:text-style-name="P2" draw:layer="layout" svg:x1="12.738cm" svg:y1="25.036cm" svg:x2="2.62cm" svg:y2="25.036cm">
          <text:p/>
        </draw:line>
        <draw:line draw:style-name="gr39" draw:text-style-name="P2" draw:layer="layout" svg:x1="12.738cm" svg:y1="24.252cm" svg:x2="2.62cm" svg:y2="24.252cm">
          <text:p/>
        </draw:line>
        <draw:line draw:style-name="gr25" draw:text-style-name="P2" draw:layer="layout" svg:x1="2.62cm" svg:y1="27.53cm" svg:x2="2.62cm" svg:y2="27.382cm">
          <text:p/>
        </draw:line>
        <draw:line draw:style-name="gr25" draw:text-style-name="P2" draw:layer="layout" svg:x1="2.62cm" svg:y1="27.53cm" svg:x2="2.62cm" svg:y2="27.382cm">
          <text:p/>
        </draw:line>
        <draw:line draw:style-name="gr25" draw:text-style-name="P2" draw:layer="layout" svg:x1="3.061cm" svg:y1="27.53cm" svg:x2="3.061cm" svg:y2="27.382cm">
          <text:p/>
        </draw:line>
        <draw:line draw:style-name="gr25" draw:text-style-name="P2" draw:layer="layout" svg:x1="3.061cm" svg:y1="27.53cm" svg:x2="3.061cm" svg:y2="27.382cm">
          <text:p/>
        </draw:line>
        <draw:line draw:style-name="gr25" draw:text-style-name="P2" draw:layer="layout" svg:x1="3.499cm" svg:y1="27.53cm" svg:x2="3.499cm" svg:y2="27.382cm">
          <text:p/>
        </draw:line>
        <draw:line draw:style-name="gr25" draw:text-style-name="P2" draw:layer="layout" svg:x1="3.499cm" svg:y1="27.53cm" svg:x2="3.499cm" svg:y2="27.382cm">
          <text:p/>
        </draw:line>
        <draw:line draw:style-name="gr25" draw:text-style-name="P2" draw:layer="layout" svg:x1="3.94cm" svg:y1="27.53cm" svg:x2="3.94cm" svg:y2="27.382cm">
          <text:p/>
        </draw:line>
        <draw:line draw:style-name="gr25" draw:text-style-name="P2" draw:layer="layout" svg:x1="3.94cm" svg:y1="27.53cm" svg:x2="3.94cm" svg:y2="27.382cm">
          <text:p/>
        </draw:line>
        <draw:line draw:style-name="gr25" draw:text-style-name="P2" draw:layer="layout" svg:x1="4.381cm" svg:y1="27.53cm" svg:x2="4.381cm" svg:y2="27.382cm">
          <text:p/>
        </draw:line>
        <draw:line draw:style-name="gr25" draw:text-style-name="P2" draw:layer="layout" svg:x1="4.381cm" svg:y1="27.53cm" svg:x2="4.381cm" svg:y2="27.382cm">
          <text:p/>
        </draw:line>
        <draw:line draw:style-name="gr25" draw:text-style-name="P2" draw:layer="layout" svg:x1="4.822cm" svg:y1="27.53cm" svg:x2="4.822cm" svg:y2="27.382cm">
          <text:p/>
        </draw:line>
        <draw:line draw:style-name="gr25" draw:text-style-name="P2" draw:layer="layout" svg:x1="4.822cm" svg:y1="27.53cm" svg:x2="4.822cm" svg:y2="27.382cm">
          <text:p/>
        </draw:line>
        <draw:line draw:style-name="gr25" draw:text-style-name="P2" draw:layer="layout" svg:x1="5.259cm" svg:y1="27.53cm" svg:x2="5.259cm" svg:y2="27.382cm">
          <text:p/>
        </draw:line>
        <draw:line draw:style-name="gr25" draw:text-style-name="P2" draw:layer="layout" svg:x1="5.259cm" svg:y1="27.53cm" svg:x2="5.259cm" svg:y2="27.382cm">
          <text:p/>
        </draw:line>
        <draw:line draw:style-name="gr25" draw:text-style-name="P2" draw:layer="layout" svg:x1="5.7cm" svg:y1="27.53cm" svg:x2="5.7cm" svg:y2="27.382cm">
          <text:p/>
        </draw:line>
        <draw:line draw:style-name="gr25" draw:text-style-name="P2" draw:layer="layout" svg:x1="5.7cm" svg:y1="27.53cm" svg:x2="5.7cm" svg:y2="27.382cm">
          <text:p/>
        </draw:line>
        <draw:line draw:style-name="gr25" draw:text-style-name="P2" draw:layer="layout" svg:x1="6.141cm" svg:y1="27.53cm" svg:x2="6.141cm" svg:y2="27.382cm">
          <text:p/>
        </draw:line>
        <draw:line draw:style-name="gr25" draw:text-style-name="P2" draw:layer="layout" svg:x1="6.141cm" svg:y1="27.53cm" svg:x2="6.141cm" svg:y2="27.382cm">
          <text:p/>
        </draw:line>
        <draw:line draw:style-name="gr25" draw:text-style-name="P2" draw:layer="layout" svg:x1="6.582cm" svg:y1="27.53cm" svg:x2="6.582cm" svg:y2="27.382cm">
          <text:p/>
        </draw:line>
        <draw:line draw:style-name="gr25" draw:text-style-name="P2" draw:layer="layout" svg:x1="6.582cm" svg:y1="27.53cm" svg:x2="6.582cm" svg:y2="27.382cm">
          <text:p/>
        </draw:line>
        <draw:line draw:style-name="gr25" draw:text-style-name="P2" draw:layer="layout" svg:x1="7.02cm" svg:y1="27.53cm" svg:x2="7.02cm" svg:y2="27.382cm">
          <text:p/>
        </draw:line>
        <draw:line draw:style-name="gr25" draw:text-style-name="P2" draw:layer="layout" svg:x1="7.02cm" svg:y1="27.53cm" svg:x2="7.02cm" svg:y2="27.382cm">
          <text:p/>
        </draw:line>
        <draw:line draw:style-name="gr25" draw:text-style-name="P2" draw:layer="layout" svg:x1="7.461cm" svg:y1="27.53cm" svg:x2="7.461cm" svg:y2="27.382cm">
          <text:p/>
        </draw:line>
        <draw:line draw:style-name="gr25" draw:text-style-name="P2" draw:layer="layout" svg:x1="7.461cm" svg:y1="27.53cm" svg:x2="7.461cm" svg:y2="27.382cm">
          <text:p/>
        </draw:line>
        <draw:line draw:style-name="gr25" draw:text-style-name="P2" draw:layer="layout" svg:x1="7.898cm" svg:y1="27.53cm" svg:x2="7.898cm" svg:y2="27.382cm">
          <text:p/>
        </draw:line>
        <draw:line draw:style-name="gr25" draw:text-style-name="P2" draw:layer="layout" svg:x1="7.898cm" svg:y1="27.53cm" svg:x2="7.898cm" svg:y2="27.382cm">
          <text:p/>
        </draw:line>
        <draw:line draw:style-name="gr25" draw:text-style-name="P2" draw:layer="layout" svg:x1="8.339cm" svg:y1="27.53cm" svg:x2="8.339cm" svg:y2="27.382cm">
          <text:p/>
        </draw:line>
        <draw:line draw:style-name="gr25" draw:text-style-name="P2" draw:layer="layout" svg:x1="8.339cm" svg:y1="27.53cm" svg:x2="8.339cm" svg:y2="27.382cm">
          <text:p/>
        </draw:line>
        <draw:line draw:style-name="gr25" draw:text-style-name="P2" draw:layer="layout" svg:x1="8.78cm" svg:y1="27.53cm" svg:x2="8.78cm" svg:y2="27.382cm">
          <text:p/>
        </draw:line>
        <draw:line draw:style-name="gr25" draw:text-style-name="P2" draw:layer="layout" svg:x1="8.78cm" svg:y1="27.53cm" svg:x2="8.78cm" svg:y2="27.382cm">
          <text:p/>
        </draw:line>
        <draw:line draw:style-name="gr25" draw:text-style-name="P2" draw:layer="layout" svg:x1="9.221cm" svg:y1="27.53cm" svg:x2="9.221cm" svg:y2="27.382cm">
          <text:p/>
        </draw:line>
        <draw:line draw:style-name="gr25" draw:text-style-name="P2" draw:layer="layout" svg:x1="9.221cm" svg:y1="27.53cm" svg:x2="9.221cm" svg:y2="27.382cm">
          <text:p/>
        </draw:line>
        <draw:line draw:style-name="gr25" draw:text-style-name="P2" draw:layer="layout" svg:x1="9.658cm" svg:y1="27.53cm" svg:x2="9.658cm" svg:y2="27.382cm">
          <text:p/>
        </draw:line>
        <draw:line draw:style-name="gr25" draw:text-style-name="P2" draw:layer="layout" svg:x1="9.658cm" svg:y1="27.53cm" svg:x2="9.658cm" svg:y2="27.382cm">
          <text:p/>
        </draw:line>
        <draw:line draw:style-name="gr25" draw:text-style-name="P2" draw:layer="layout" svg:x1="10.099cm" svg:y1="27.53cm" svg:x2="10.099cm" svg:y2="27.382cm">
          <text:p/>
        </draw:line>
        <draw:line draw:style-name="gr25" draw:text-style-name="P2" draw:layer="layout" svg:x1="10.099cm" svg:y1="27.53cm" svg:x2="10.099cm" svg:y2="27.382cm">
          <text:p/>
        </draw:line>
        <draw:line draw:style-name="gr25" draw:text-style-name="P2" draw:layer="layout" svg:x1="10.54cm" svg:y1="27.53cm" svg:x2="10.54cm" svg:y2="27.382cm">
          <text:p/>
        </draw:line>
        <draw:line draw:style-name="gr25" draw:text-style-name="P2" draw:layer="layout" svg:x1="10.54cm" svg:y1="27.53cm" svg:x2="10.54cm" svg:y2="27.382cm">
          <text:p/>
        </draw:line>
        <draw:line draw:style-name="gr25" draw:text-style-name="P2" draw:layer="layout" svg:x1="10.981cm" svg:y1="27.53cm" svg:x2="10.981cm" svg:y2="27.382cm">
          <text:p/>
        </draw:line>
        <draw:line draw:style-name="gr25" draw:text-style-name="P2" draw:layer="layout" svg:x1="10.981cm" svg:y1="27.53cm" svg:x2="10.981cm" svg:y2="27.382cm">
          <text:p/>
        </draw:line>
        <draw:line draw:style-name="gr25" draw:text-style-name="P2" draw:layer="layout" svg:x1="11.419cm" svg:y1="27.53cm" svg:x2="11.419cm" svg:y2="27.382cm">
          <text:p/>
        </draw:line>
        <draw:line draw:style-name="gr25" draw:text-style-name="P2" draw:layer="layout" svg:x1="11.419cm" svg:y1="27.53cm" svg:x2="11.419cm" svg:y2="27.382cm">
          <text:p/>
        </draw:line>
        <draw:line draw:style-name="gr25" draw:text-style-name="P2" draw:layer="layout" svg:x1="11.86cm" svg:y1="27.53cm" svg:x2="11.86cm" svg:y2="27.382cm">
          <text:p/>
        </draw:line>
        <draw:line draw:style-name="gr25" draw:text-style-name="P2" draw:layer="layout" svg:x1="11.86cm" svg:y1="27.53cm" svg:x2="11.86cm" svg:y2="27.382cm">
          <text:p/>
        </draw:line>
        <draw:line draw:style-name="gr25" draw:text-style-name="P2" draw:layer="layout" svg:x1="12.301cm" svg:y1="27.53cm" svg:x2="12.301cm" svg:y2="27.382cm">
          <text:p/>
        </draw:line>
        <draw:line draw:style-name="gr25" draw:text-style-name="P2" draw:layer="layout" svg:x1="12.301cm" svg:y1="27.53cm" svg:x2="12.301cm" svg:y2="27.382cm">
          <text:p/>
        </draw:line>
        <draw:line draw:style-name="gr25" draw:text-style-name="P2" draw:layer="layout" svg:x1="12.738cm" svg:y1="27.53cm" svg:x2="12.738cm" svg:y2="27.382cm">
          <text:p/>
        </draw:line>
        <draw:line draw:style-name="gr25" draw:text-style-name="P2" draw:layer="layout" svg:x1="12.738cm" svg:y1="27.53cm" svg:x2="12.738cm" svg:y2="27.382cm">
          <text:p/>
        </draw:line>
        <draw:line draw:style-name="gr25" draw:text-style-name="P2" draw:layer="layout" svg:x1="2.472cm" svg:y1="27.382cm" svg:x2="2.62cm" svg:y2="27.382cm">
          <text:p/>
        </draw:line>
        <draw:line draw:style-name="gr25" draw:text-style-name="P2" draw:layer="layout" svg:x1="2.472cm" svg:y1="27.382cm" svg:x2="2.62cm" svg:y2="27.382cm">
          <text:p/>
        </draw:line>
        <draw:line draw:style-name="gr25" draw:text-style-name="P2" draw:layer="layout" svg:x1="2.472cm" svg:y1="26.598cm" svg:x2="2.62cm" svg:y2="26.598cm">
          <text:p/>
        </draw:line>
        <draw:line draw:style-name="gr25" draw:text-style-name="P2" draw:layer="layout" svg:x1="2.472cm" svg:y1="26.598cm" svg:x2="2.62cm" svg:y2="26.598cm">
          <text:p/>
        </draw:line>
        <draw:line draw:style-name="gr25" draw:text-style-name="P2" draw:layer="layout" svg:x1="2.472cm" svg:y1="25.815cm" svg:x2="2.62cm" svg:y2="25.815cm">
          <text:p/>
        </draw:line>
        <draw:line draw:style-name="gr25" draw:text-style-name="P2" draw:layer="layout" svg:x1="2.472cm" svg:y1="25.815cm" svg:x2="2.62cm" svg:y2="25.815cm">
          <text:p/>
        </draw:line>
        <draw:line draw:style-name="gr25" draw:text-style-name="P2" draw:layer="layout" svg:x1="2.472cm" svg:y1="25.036cm" svg:x2="2.62cm" svg:y2="25.036cm">
          <text:p/>
        </draw:line>
        <draw:line draw:style-name="gr25" draw:text-style-name="P2" draw:layer="layout" svg:x1="2.472cm" svg:y1="25.036cm" svg:x2="2.62cm" svg:y2="25.036cm">
          <text:p/>
        </draw:line>
        <draw:line draw:style-name="gr25" draw:text-style-name="P2" draw:layer="layout" svg:x1="2.472cm" svg:y1="24.252cm" svg:x2="2.62cm" svg:y2="24.252cm">
          <text:p/>
        </draw:line>
        <draw:line draw:style-name="gr25" draw:text-style-name="P2" draw:layer="layout" svg:x1="2.472cm" svg:y1="24.252cm" svg:x2="2.62cm" svg:y2="24.252cm">
          <text:p/>
        </draw:line>
        <draw:line draw:style-name="gr25" draw:text-style-name="P2" draw:layer="layout" svg:x1="2.62cm" svg:y1="27.382cm" svg:x2="2.62cm" svg:y2="23.473cm">
          <text:p/>
        </draw:line>
        <draw:polyline draw:style-name="gr40" draw:text-style-name="P2" draw:layer="layout" svg:width="10.118cm" svg:height="0.967cm" svg:x="2.62cm" svg:y="25.293cm" svg:viewBox="0 0 10119 968" draw:points="0,663 441,804 879,908 1320,943 1762,968 2203,968 2640,939 3081,925 3522,918 3963,908 4401,883 4842,834 5279,741 5720,632 6161,427 6602,215 7039,49 7480,0 7921,60 8362,131 8800,180 9241,219 9682,300 10119,469">
          <text:p/>
        </draw:polyline>
        <draw:polyline draw:style-name="gr41" draw:text-style-name="P2" draw:layer="layout" svg:width="10.118cm" svg:height="0.783cm" svg:x="2.62cm" svg:y="25.501cm" svg:viewBox="0 0 10119 784" draw:points="0,587 441,710 879,756 1320,777 1762,784 2203,777 2640,749 3081,657 3522,527 3963,361 4401,238 4842,160 5279,146 5720,156 6161,171 6602,149 7039,85 7480,11 7921,0 8362,18 8800,39 9241,81 9682,181 10119,379">
          <text:p/>
        </draw:polyline>
        <draw:polyline draw:style-name="gr42" draw:text-style-name="P2" draw:layer="layout" svg:width="10.118cm" svg:height="1.178cm" svg:x="2.62cm" svg:y="25.244cm" svg:viewBox="0 0 10119 1179" draw:points="0,738 441,985 879,1091 1320,1130 1762,1091 2203,1179 2640,1112 3081,1070 3522,992 3963,861 4401,745 4842,592 5279,423 5720,437 6161,240 6602,243 7039,70 7480,70 7921,0 8362,7 8800,158 9241,95 9682,264 10119,543">
          <text:p/>
        </draw:polyline>
        <draw:polyline draw:style-name="gr43" draw:text-style-name="P2" draw:layer="layout" svg:width="10.118cm" svg:height="1.192cm" svg:x="2.62cm" svg:y="25.036cm" svg:viewBox="0 0 10119 1193" draw:points="0,959 441,1158 879,1186 1320,1193 1762,1172 2203,1062 2640,896 3081,920 3522,1062 3963,1122 4401,1119 4842,1091 5279,1055 5720,1013 6161,941 6602,811 7039,599 7480,359 7921,187 8362,49 8800,0 9241,232 9682,465 10119,758">
          <text:p/>
        </draw:polyline>
        <draw:frame draw:style-name="gr47" draw:text-style-name="P11" draw:layer="layout" svg:width="1.446cm" svg:height="0.357cm" svg:x="3.729cm" svg:y="18.964cm">
          <draw:text-box>
            <text:p text:style-name="P4"><text:span text:style-name="T4">(2, 551)</text:span></text:p>
          </draw:text-box>
        </draw:frame>
        <draw:frame draw:style-name="gr48" draw:text-style-name="P11" draw:layer="layout" svg:width="10.492cm" svg:height="0.399cm" svg:x="2.529cm" svg:y="27.63cm">
          <draw:text-box>
            <text:p text:style-name="P4"><text:span text:style-name="T5">0 <text:s text:c="2"/>1 <text:s text:c="2"/>2 <text:s text:c="2"/>3 <text:s text:c="2"/>4 <text:s text:c="2"/>5 <text:s text:c="2"/>6 <text:s text:c="2"/>7 <text:s text:c="2"/>8 <text:s text:c="2"/>9 <text:s/>10 11 12 13 14 15 16 17 18 19 20 21 22 23</text:span></text:p>
          </draw:text-box>
        </draw:frame>
        <draw:frame draw:style-name="gr49" draw:text-style-name="P11" draw:layer="layout" svg:width="3.394cm" svg:height="0.357cm" draw:transform="rotate (1.5707963267949) translate (1.509cm 21.666cm)">
          <draw:text-box>
            <text:p text:style-name="P4"><text:span text:style-name="T5">Activity load, kWh</text:span></text:p>
          </draw:text-box>
        </draw:frame>
        <draw:line draw:style-name="gr40" draw:text-style-name="P2" draw:layer="layout" svg:x1="3.186cm" svg:y1="19.46cm" svg:x2="3.629cm" svg:y2="19.46cm">
          <text:p/>
        </draw:line>
        <draw:frame draw:style-name="gr47" draw:text-style-name="P11" draw:layer="layout" svg:width="1.446cm" svg:height="0.357cm" svg:x="3.729cm" svg:y="19.296cm">
          <draw:text-box>
            <text:p text:style-name="P4"><text:span text:style-name="T4">(3, 803)</text:span></text:p>
          </draw:text-box>
        </draw:frame>
        <draw:frame draw:style-name="gr30" draw:text-style-name="P10" draw:layer="layout" svg:width="1.45cm" svg:height="0.421cm" svg:x="14.716cm" svg:y="26.233cm">
          <draw:text-box>
            <text:p text:style-name="P4"><text:span text:style-name="T7">Synthetic</text:span></text:p>
          </draw:text-box>
        </draw:frame>
        <draw:frame draw:style-name="gr50" draw:text-style-name="P10" draw:layer="layout" svg:width="1.55cm" svg:height="0.399cm" svg:x="14.208cm" svg:y="21.066cm">
          <draw:text-box>
            <text:p text:style-name="P4"><text:span text:style-name="T7">Empirical</text:span></text:p>
          </draw:text-box>
        </draw:frame>
        <draw:line draw:style-name="gr43" draw:text-style-name="P2" draw:layer="layout" svg:x1="3.186cm" svg:y1="23.802cm" svg:x2="3.672cm" svg:y2="23.802cm">
          <text:p/>
        </draw:line>
        <draw:line draw:style-name="gr42" draw:text-style-name="P2" draw:layer="layout" svg:x1="3.186cm" svg:y1="24.16cm" svg:x2="3.672cm" svg:y2="24.16cm">
          <text:p/>
        </draw:line>
        <draw:line draw:style-name="gr41" draw:text-style-name="P2" draw:layer="layout" svg:x1="3.186cm" svg:y1="24.517cm" svg:x2="3.672cm" svg:y2="24.517cm">
          <text:p/>
        </draw:line>
        <draw:frame draw:style-name="gr46" draw:text-style-name="P10" draw:layer="layout" svg:width="1.446cm" svg:height="0.357cm" svg:x="3.772cm" svg:y="23.627cm">
          <draw:text-box>
            <text:p><text:span text:style-name="T4">(0, 652)</text:span></text:p>
          </draw:text-box>
        </draw:frame>
        <draw:frame draw:style-name="gr47" draw:text-style-name="P11" draw:layer="layout" svg:width="1.446cm" svg:height="0.357cm" svg:x="3.772cm" svg:y="23.984cm">
          <draw:text-box>
            <text:p text:style-name="P4"><text:span text:style-name="T4">(1, 770)</text:span></text:p>
          </draw:text-box>
        </draw:frame>
        <draw:frame draw:style-name="gr47" draw:text-style-name="P11" draw:layer="layout" svg:width="1.446cm" svg:height="0.357cm" svg:x="3.772cm" svg:y="24.341cm">
          <draw:text-box>
            <text:p text:style-name="P4"><text:span text:style-name="T4">(2, 567)</text:span></text:p>
          </draw:text-box>
        </draw:frame>
        <draw:line draw:style-name="gr40" draw:text-style-name="P2" draw:layer="layout" svg:x1="3.186cm" svg:y1="24.869cm" svg:x2="3.672cm" svg:y2="24.869cm">
          <text:p/>
        </draw:line>
        <draw:frame draw:style-name="gr47" draw:text-style-name="P11" draw:layer="layout" svg:width="1.446cm" svg:height="0.357cm" svg:x="3.772cm" svg:y="24.695cm">
          <draw:text-box>
            <text:p text:style-name="P4"><text:span text:style-name="T4">(3, 741)</text:span></text:p>
          </draw:text-box>
        </draw:frame>
        <draw:frame draw:style-name="gr44" draw:text-style-name="P10" draw:layer="layout" svg:width="0.684cm" svg:height="0.399cm" svg:x="1.879cm" svg:y="21.985cm">
          <draw:text-box>
            <text:p><text:span text:style-name="T4">0.0</text:span></text:p>
          </draw:text-box>
        </draw:frame>
        <draw:frame draw:style-name="gr51" draw:text-style-name="P10" draw:layer="layout" svg:width="0.684cm" svg:height="0.384cm" svg:x="1.904cm" svg:y="26.464cm">
          <draw:text-box>
            <text:p><text:span text:style-name="T4">0.2</text:span></text:p>
          </draw:text-box>
        </draw:frame>
        <draw:frame draw:style-name="gr51" draw:text-style-name="P10" draw:layer="layout" svg:width="0.684cm" svg:height="0.384cm" svg:x="1.904cm" svg:y="25.686cm">
          <draw:text-box>
            <text:p><text:span text:style-name="T4">0.6</text:span></text:p>
          </draw:text-box>
        </draw:frame>
        <draw:frame draw:style-name="gr51" draw:text-style-name="P10" draw:layer="layout" svg:width="0.684cm" svg:height="0.384cm" svg:x="1.904cm" svg:y="24.908cm">
          <draw:text-box>
            <text:p><text:span text:style-name="T4">0.8</text:span></text:p>
          </draw:text-box>
        </draw:frame>
        <draw:frame draw:style-name="gr52" draw:text-style-name="P11" draw:layer="layout" svg:width="0.684cm" svg:height="0.384cm" svg:x="1.904cm" svg:y="24.134cm">
          <draw:text-box>
            <text:p text:style-name="P4"><text:span text:style-name="T4">1.0</text:span></text:p>
          </draw:text-box>
        </draw:frame>
        <draw:frame draw:style-name="gr51" draw:text-style-name="P10" draw:layer="layout" svg:width="0.684cm" svg:height="0.384cm" svg:x="1.904cm" svg:y="23.357cm">
          <draw:text-box>
            <text:p><text:span text:style-name="T4">1.2</text:span></text:p>
          </draw:text-box>
        </draw:frame>
        <draw:frame draw:style-name="gr53" draw:text-style-name="P11" draw:layer="layout" svg:width="2.883cm" svg:height="0.357cm" draw:transform="rotate (1.5707963267949) translate (1.534cm 27.005cm)">
          <draw:text-box>
            <text:p text:style-name="P4"><text:span text:style-name="T5">Activity load, kWh</text:span></text:p>
          </draw:text-box>
        </draw:frame>
        <draw:frame draw:style-name="gr51" draw:text-style-name="P10" draw:layer="layout" svg:width="0.684cm" svg:height="0.384cm" svg:x="1.904cm" svg:y="27.235cm">
          <draw:text-box>
            <text:p><text:span text:style-name="T4">0.0</text:span></text:p>
          </draw:text-box>
        </draw:frame>
        <draw:polygon draw:style-name="gr25" draw:text-style-name="P2" draw:layer="layout" svg:width="9.931cm" svg:height="4.031cm" svg:x="2.606cm" svg:y="12.875cm" svg:viewBox="0 0 9932 4032" draw:points="4969,4032 0,4032 0,0 9932,0 9932,4032">
          <text:p/>
        </draw:polygon>
        <draw:polygon draw:style-name="gr25" draw:text-style-name="P2" draw:layer="layout" svg:width="9.931cm" svg:height="4.03cm" svg:x="2.606cm" svg:y="7.934cm" svg:viewBox="0 0 9932 4031" draw:points="4969,4031 0,4031 0,0 9932,0 9932,4031">
          <text:p/>
        </draw:polygon>
        <draw:polygon draw:style-name="gr25" draw:text-style-name="P2" draw:layer="layout" svg:width="9.937cm" svg:height="3.966cm" svg:x="2.435cm" svg:y="2.278cm" svg:viewBox="0 0 9938 3967" draw:points="4968,3967 0,3967 0,0 9938,0 9938,3967">
          <text:p/>
        </draw:polygon>
        <draw:line draw:style-name="gr39" draw:text-style-name="P2" draw:layer="layout" svg:x1="12.372cm" svg:y1="5.678cm" svg:x2="2.435cm" svg:y2="5.678cm">
          <text:p/>
        </draw:line>
        <draw:line draw:style-name="gr39" draw:text-style-name="P2" draw:layer="layout" svg:x1="12.372cm" svg:y1="5.109cm" svg:x2="2.435cm" svg:y2="5.109cm">
          <text:p/>
        </draw:line>
        <draw:line draw:style-name="gr39" draw:text-style-name="P2" draw:layer="layout" svg:x1="12.372cm" svg:y1="4.543cm" svg:x2="2.435cm" svg:y2="4.543cm">
          <text:p/>
        </draw:line>
        <draw:line draw:style-name="gr39" draw:text-style-name="P2" draw:layer="layout" svg:x1="12.372cm" svg:y1="3.976cm" svg:x2="2.435cm" svg:y2="3.976cm">
          <text:p/>
        </draw:line>
        <draw:line draw:style-name="gr39" draw:text-style-name="P2" draw:layer="layout" svg:x1="12.372cm" svg:y1="3.41cm" svg:x2="2.435cm" svg:y2="3.41cm">
          <text:p/>
        </draw:line>
        <draw:line draw:style-name="gr39" draw:text-style-name="P2" draw:layer="layout" svg:x1="12.372cm" svg:y1="2.844cm" svg:x2="2.435cm" svg:y2="2.844cm">
          <text:p/>
        </draw:line>
        <draw:line draw:style-name="gr25" draw:text-style-name="P2" draw:layer="layout" svg:x1="2.435cm" svg:y1="6.359cm" svg:x2="2.435cm" svg:y2="6.244cm">
          <text:p/>
        </draw:line>
        <draw:line draw:style-name="gr25" draw:text-style-name="P2" draw:layer="layout" svg:x1="2.435cm" svg:y1="6.359cm" svg:x2="2.435cm" svg:y2="6.244cm">
          <text:p/>
        </draw:line>
        <draw:line draw:style-name="gr25" draw:text-style-name="P2" draw:layer="layout" svg:x1="2.865cm" svg:y1="6.359cm" svg:x2="2.865cm" svg:y2="6.244cm">
          <text:p/>
        </draw:line>
        <draw:line draw:style-name="gr25" draw:text-style-name="P2" draw:layer="layout" svg:x1="2.865cm" svg:y1="6.359cm" svg:x2="2.865cm" svg:y2="6.244cm">
          <text:p/>
        </draw:line>
        <draw:line draw:style-name="gr25" draw:text-style-name="P2" draw:layer="layout" svg:x1="3.299cm" svg:y1="6.359cm" svg:x2="3.299cm" svg:y2="6.244cm">
          <text:p/>
        </draw:line>
        <draw:line draw:style-name="gr25" draw:text-style-name="P2" draw:layer="layout" svg:x1="3.299cm" svg:y1="6.359cm" svg:x2="3.299cm" svg:y2="6.244cm">
          <text:p/>
        </draw:line>
        <draw:line draw:style-name="gr25" draw:text-style-name="P2" draw:layer="layout" svg:x1="3.729cm" svg:y1="6.359cm" svg:x2="3.729cm" svg:y2="6.244cm">
          <text:p/>
        </draw:line>
        <draw:line draw:style-name="gr25" draw:text-style-name="P2" draw:layer="layout" svg:x1="3.729cm" svg:y1="6.359cm" svg:x2="3.729cm" svg:y2="6.244cm">
          <text:p/>
        </draw:line>
        <draw:line draw:style-name="gr25" draw:text-style-name="P2" draw:layer="layout" svg:x1="4.16cm" svg:y1="6.359cm" svg:x2="4.16cm" svg:y2="6.244cm">
          <text:p/>
        </draw:line>
        <draw:line draw:style-name="gr25" draw:text-style-name="P2" draw:layer="layout" svg:x1="4.16cm" svg:y1="6.359cm" svg:x2="4.16cm" svg:y2="6.244cm">
          <text:p/>
        </draw:line>
        <draw:line draw:style-name="gr25" draw:text-style-name="P2" draw:layer="layout" svg:x1="4.594cm" svg:y1="6.359cm" svg:x2="4.594cm" svg:y2="6.244cm">
          <text:p/>
        </draw:line>
        <draw:line draw:style-name="gr25" draw:text-style-name="P2" draw:layer="layout" svg:x1="4.594cm" svg:y1="6.359cm" svg:x2="4.594cm" svg:y2="6.244cm">
          <text:p/>
        </draw:line>
        <draw:line draw:style-name="gr25" draw:text-style-name="P2" draw:layer="layout" svg:x1="5.028cm" svg:y1="6.359cm" svg:x2="5.028cm" svg:y2="6.244cm">
          <text:p/>
        </draw:line>
        <draw:line draw:style-name="gr25" draw:text-style-name="P2" draw:layer="layout" svg:x1="5.028cm" svg:y1="6.359cm" svg:x2="5.028cm" svg:y2="6.244cm">
          <text:p/>
        </draw:line>
        <draw:line draw:style-name="gr25" draw:text-style-name="P2" draw:layer="layout" svg:x1="5.458cm" svg:y1="6.359cm" svg:x2="5.458cm" svg:y2="6.244cm">
          <text:p/>
        </draw:line>
        <draw:line draw:style-name="gr25" draw:text-style-name="P2" draw:layer="layout" svg:x1="5.458cm" svg:y1="6.359cm" svg:x2="5.458cm" svg:y2="6.244cm">
          <text:p/>
        </draw:line>
        <draw:line draw:style-name="gr25" draw:text-style-name="P2" draw:layer="layout" svg:x1="5.892cm" svg:y1="6.359cm" svg:x2="5.892cm" svg:y2="6.244cm">
          <text:p/>
        </draw:line>
        <draw:line draw:style-name="gr25" draw:text-style-name="P2" draw:layer="layout" svg:x1="5.892cm" svg:y1="6.359cm" svg:x2="5.892cm" svg:y2="6.244cm">
          <text:p/>
        </draw:line>
        <draw:line draw:style-name="gr25" draw:text-style-name="P2" draw:layer="layout" svg:x1="6.322cm" svg:y1="6.359cm" svg:x2="6.322cm" svg:y2="6.244cm">
          <text:p/>
        </draw:line>
        <draw:line draw:style-name="gr25" draw:text-style-name="P2" draw:layer="layout" svg:x1="6.322cm" svg:y1="6.359cm" svg:x2="6.322cm" svg:y2="6.244cm">
          <text:p/>
        </draw:line>
        <draw:line draw:style-name="gr25" draw:text-style-name="P2" draw:layer="layout" svg:x1="6.756cm" svg:y1="6.359cm" svg:x2="6.756cm" svg:y2="6.244cm">
          <text:p/>
        </draw:line>
        <draw:line draw:style-name="gr25" draw:text-style-name="P2" draw:layer="layout" svg:x1="6.756cm" svg:y1="6.359cm" svg:x2="6.756cm" svg:y2="6.244cm">
          <text:p/>
        </draw:line>
        <draw:line draw:style-name="gr25" draw:text-style-name="P2" draw:layer="layout" svg:x1="7.187cm" svg:y1="6.359cm" svg:x2="7.187cm" svg:y2="6.244cm">
          <text:p/>
        </draw:line>
        <draw:line draw:style-name="gr25" draw:text-style-name="P2" draw:layer="layout" svg:x1="7.187cm" svg:y1="6.359cm" svg:x2="7.187cm" svg:y2="6.244cm">
          <text:p/>
        </draw:line>
        <draw:line draw:style-name="gr25" draw:text-style-name="P2" draw:layer="layout" svg:x1="7.617cm" svg:y1="6.359cm" svg:x2="7.617cm" svg:y2="6.244cm">
          <text:p/>
        </draw:line>
        <draw:line draw:style-name="gr25" draw:text-style-name="P2" draw:layer="layout" svg:x1="7.617cm" svg:y1="6.359cm" svg:x2="7.617cm" svg:y2="6.244cm">
          <text:p/>
        </draw:line>
        <draw:line draw:style-name="gr25" draw:text-style-name="P2" draw:layer="layout" svg:x1="8.051cm" svg:y1="6.359cm" svg:x2="8.051cm" svg:y2="6.244cm">
          <text:p/>
        </draw:line>
        <draw:line draw:style-name="gr25" draw:text-style-name="P2" draw:layer="layout" svg:x1="8.051cm" svg:y1="6.359cm" svg:x2="8.051cm" svg:y2="6.244cm">
          <text:p/>
        </draw:line>
        <draw:line draw:style-name="gr25" draw:text-style-name="P2" draw:layer="layout" svg:x1="8.481cm" svg:y1="6.359cm" svg:x2="8.481cm" svg:y2="6.244cm">
          <text:p/>
        </draw:line>
        <draw:line draw:style-name="gr25" draw:text-style-name="P2" draw:layer="layout" svg:x1="8.481cm" svg:y1="6.359cm" svg:x2="8.481cm" svg:y2="6.244cm">
          <text:p/>
        </draw:line>
        <draw:line draw:style-name="gr25" draw:text-style-name="P2" draw:layer="layout" svg:x1="8.915cm" svg:y1="6.359cm" svg:x2="8.915cm" svg:y2="6.244cm">
          <text:p/>
        </draw:line>
        <draw:line draw:style-name="gr25" draw:text-style-name="P2" draw:layer="layout" svg:x1="8.915cm" svg:y1="6.359cm" svg:x2="8.915cm" svg:y2="6.244cm">
          <text:p/>
        </draw:line>
        <draw:line draw:style-name="gr25" draw:text-style-name="P2" draw:layer="layout" svg:x1="9.346cm" svg:y1="6.359cm" svg:x2="9.346cm" svg:y2="6.244cm">
          <text:p/>
        </draw:line>
        <draw:line draw:style-name="gr25" draw:text-style-name="P2" draw:layer="layout" svg:x1="9.346cm" svg:y1="6.359cm" svg:x2="9.346cm" svg:y2="6.244cm">
          <text:p/>
        </draw:line>
        <draw:line draw:style-name="gr25" draw:text-style-name="P2" draw:layer="layout" svg:x1="9.78cm" svg:y1="6.359cm" svg:x2="9.78cm" svg:y2="6.244cm">
          <text:p/>
        </draw:line>
        <draw:line draw:style-name="gr25" draw:text-style-name="P2" draw:layer="layout" svg:x1="9.78cm" svg:y1="6.359cm" svg:x2="9.78cm" svg:y2="6.244cm">
          <text:p/>
        </draw:line>
        <draw:line draw:style-name="gr25" draw:text-style-name="P2" draw:layer="layout" svg:x1="10.21cm" svg:y1="6.359cm" svg:x2="10.21cm" svg:y2="6.244cm">
          <text:p/>
        </draw:line>
        <draw:line draw:style-name="gr25" draw:text-style-name="P2" draw:layer="layout" svg:x1="10.21cm" svg:y1="6.359cm" svg:x2="10.21cm" svg:y2="6.244cm">
          <text:p/>
        </draw:line>
        <draw:line draw:style-name="gr25" draw:text-style-name="P2" draw:layer="layout" svg:x1="10.644cm" svg:y1="6.359cm" svg:x2="10.644cm" svg:y2="6.244cm">
          <text:p/>
        </draw:line>
        <draw:line draw:style-name="gr25" draw:text-style-name="P2" draw:layer="layout" svg:x1="10.644cm" svg:y1="6.359cm" svg:x2="10.644cm" svg:y2="6.244cm">
          <text:p/>
        </draw:line>
        <draw:line draw:style-name="gr25" draw:text-style-name="P2" draw:layer="layout" svg:x1="11.074cm" svg:y1="6.359cm" svg:x2="11.074cm" svg:y2="6.244cm">
          <text:p/>
        </draw:line>
        <draw:line draw:style-name="gr25" draw:text-style-name="P2" draw:layer="layout" svg:x1="11.074cm" svg:y1="6.359cm" svg:x2="11.074cm" svg:y2="6.244cm">
          <text:p/>
        </draw:line>
        <draw:line draw:style-name="gr25" draw:text-style-name="P2" draw:layer="layout" svg:x1="11.508cm" svg:y1="6.359cm" svg:x2="11.508cm" svg:y2="6.244cm">
          <text:p/>
        </draw:line>
        <draw:line draw:style-name="gr25" draw:text-style-name="P2" draw:layer="layout" svg:x1="11.508cm" svg:y1="6.359cm" svg:x2="11.508cm" svg:y2="6.244cm">
          <text:p/>
        </draw:line>
        <draw:line draw:style-name="gr25" draw:text-style-name="P2" draw:layer="layout" svg:x1="11.939cm" svg:y1="6.359cm" svg:x2="11.939cm" svg:y2="6.244cm">
          <text:p/>
        </draw:line>
        <draw:line draw:style-name="gr25" draw:text-style-name="P2" draw:layer="layout" svg:x1="11.939cm" svg:y1="6.359cm" svg:x2="11.939cm" svg:y2="6.244cm">
          <text:p/>
        </draw:line>
        <draw:line draw:style-name="gr25" draw:text-style-name="P2" draw:layer="layout" svg:x1="12.372cm" svg:y1="6.359cm" svg:x2="12.372cm" svg:y2="6.244cm">
          <text:p/>
        </draw:line>
        <draw:line draw:style-name="gr25" draw:text-style-name="P2" draw:layer="layout" svg:x1="12.372cm" svg:y1="6.359cm" svg:x2="12.372cm" svg:y2="6.244cm">
          <text:p/>
        </draw:line>
        <draw:line draw:style-name="gr25" draw:text-style-name="P2" draw:layer="layout" svg:x1="2.283cm" svg:y1="6.244cm" svg:x2="2.435cm" svg:y2="6.244cm">
          <text:p/>
        </draw:line>
        <draw:line draw:style-name="gr25" draw:text-style-name="P2" draw:layer="layout" svg:x1="2.283cm" svg:y1="6.244cm" svg:x2="2.435cm" svg:y2="6.244cm">
          <text:p/>
        </draw:line>
        <draw:line draw:style-name="gr25" draw:text-style-name="P2" draw:layer="layout" svg:x1="2.283cm" svg:y1="5.678cm" svg:x2="2.435cm" svg:y2="5.678cm">
          <text:p/>
        </draw:line>
        <draw:line draw:style-name="gr25" draw:text-style-name="P2" draw:layer="layout" svg:x1="2.283cm" svg:y1="5.678cm" svg:x2="2.435cm" svg:y2="5.678cm">
          <text:p/>
        </draw:line>
        <draw:line draw:style-name="gr25" draw:text-style-name="P2" draw:layer="layout" svg:x1="2.283cm" svg:y1="5.109cm" svg:x2="2.435cm" svg:y2="5.109cm">
          <text:p/>
        </draw:line>
        <draw:line draw:style-name="gr25" draw:text-style-name="P2" draw:layer="layout" svg:x1="2.283cm" svg:y1="5.109cm" svg:x2="2.435cm" svg:y2="5.109cm">
          <text:p/>
        </draw:line>
        <draw:line draw:style-name="gr25" draw:text-style-name="P2" draw:layer="layout" svg:x1="2.283cm" svg:y1="4.543cm" svg:x2="2.435cm" svg:y2="4.543cm">
          <text:p/>
        </draw:line>
        <draw:line draw:style-name="gr25" draw:text-style-name="P2" draw:layer="layout" svg:x1="2.283cm" svg:y1="4.543cm" svg:x2="2.435cm" svg:y2="4.543cm">
          <text:p/>
        </draw:line>
        <draw:line draw:style-name="gr25" draw:text-style-name="P2" draw:layer="layout" svg:x1="2.283cm" svg:y1="3.976cm" svg:x2="2.435cm" svg:y2="3.976cm">
          <text:p/>
        </draw:line>
        <draw:line draw:style-name="gr25" draw:text-style-name="P2" draw:layer="layout" svg:x1="2.283cm" svg:y1="3.976cm" svg:x2="2.435cm" svg:y2="3.976cm">
          <text:p/>
        </draw:line>
        <draw:line draw:style-name="gr25" draw:text-style-name="P2" draw:layer="layout" svg:x1="2.283cm" svg:y1="3.41cm" svg:x2="2.435cm" svg:y2="3.41cm">
          <text:p/>
        </draw:line>
        <draw:line draw:style-name="gr25" draw:text-style-name="P2" draw:layer="layout" svg:x1="2.283cm" svg:y1="3.41cm" svg:x2="2.435cm" svg:y2="3.41cm">
          <text:p/>
        </draw:line>
        <draw:line draw:style-name="gr25" draw:text-style-name="P2" draw:layer="layout" svg:x1="2.283cm" svg:y1="2.844cm" svg:x2="2.435cm" svg:y2="2.844cm">
          <text:p/>
        </draw:line>
        <draw:line draw:style-name="gr25" draw:text-style-name="P2" draw:layer="layout" svg:x1="2.283cm" svg:y1="2.844cm" svg:x2="2.435cm" svg:y2="2.844cm">
          <text:p/>
        </draw:line>
        <draw:line draw:style-name="gr25" draw:text-style-name="P2" draw:layer="layout" svg:x1="2.283cm" svg:y1="2.278cm" svg:x2="2.435cm" svg:y2="2.278cm">
          <text:p/>
        </draw:line>
        <draw:line draw:style-name="gr25" draw:text-style-name="P2" draw:layer="layout" svg:x1="2.283cm" svg:y1="2.278cm" svg:x2="2.435cm" svg:y2="2.278cm">
          <text:p/>
        </draw:line>
        <draw:line draw:style-name="gr25" draw:text-style-name="P2" draw:layer="layout" svg:x1="2.435cm" svg:y1="6.244cm" svg:x2="2.435cm" svg:y2="2.278cm">
          <text:p/>
        </draw:line>
        <draw:polyline draw:style-name="gr42" draw:text-style-name="P2" draw:layer="layout" svg:width="9.937cm" svg:height="0.774cm" svg:x="2.435cm" svg:y="4.839cm" svg:viewBox="0 0 9938 775" draw:points="0,561 430,755 864,709 1294,723 1725,656 2159,591 2594,539 3024,364 3458,279 3888,478 4322,489 4753,726 5183,692 5617,723 6047,775 6481,673 6912,618 7346,500 7776,426 8210,367 8640,85 9074,0 9505,281 9938,506">
          <text:p/>
        </draw:polyline>
        <draw:polyline draw:style-name="gr43" draw:text-style-name="P2" draw:layer="layout" svg:width="9.937cm" svg:height="2.856cm" svg:x="2.435cm" svg:y="2.642cm" svg:viewBox="0 0 9938 2857" draw:points="0,2646 430,2837 864,2794 1294,2807 1725,2742 2159,2674 2594,2622 3024,1822 3458,1396 3888,2397 4322,2452 4753,2807 5183,2774 5617,2807 6047,2857 6481,2755 6912,2703 7346,2504 7776,2137 8210,1828 8640,419 9074,0 9505,1407 9938,2529">
          <text:p/>
        </draw:polyline>
        <draw:frame draw:style-name="gr54" draw:text-style-name="P11" draw:layer="layout" svg:width="10.403cm" svg:height="0.357cm" svg:x="2.34cm" svg:y="6.437cm">
          <draw:text-box>
            <text:p text:style-name="P4"><text:span text:style-name="T5">0 <text:s text:c="2"/>1 <text:s text:c="2"/>2 <text:s text:c="2"/>3 <text:s text:c="2"/>4 <text:s text:c="2"/>5 <text:s text:c="2"/>6 <text:s/>7 <text:s text:c="2"/>8 <text:s text:c="2"/>9 <text:s/>10 11 12 13 14 15 16 17 18 19 20 21 22 23</text:span></text:p>
          </draw:text-box>
        </draw:frame>
        <draw:frame draw:style-name="gr55" draw:text-style-name="P10" draw:layer="layout" svg:width="0.489cm" svg:height="0.399cm" svg:x="1.734cm" svg:y="6.09cm">
          <draw:text-box>
            <text:p text:style-name="P4"><text:span text:style-name="T7">0.0</text:span></text:p>
          </draw:text-box>
        </draw:frame>
        <draw:frame draw:style-name="gr56" draw:text-style-name="P11" draw:layer="layout" svg:width="0.447cm" svg:height="0.357cm" svg:x="1.734cm" svg:y="5.543cm">
          <draw:text-box>
            <text:p text:style-name="P4"><text:span text:style-name="T5">0.5</text:span></text:p>
          </draw:text-box>
        </draw:frame>
        <draw:frame draw:style-name="gr56" draw:text-style-name="P13" draw:layer="layout" svg:width="0.447cm" svg:height="0.357cm" svg:x="1.734cm" svg:y="4.975cm">
          <draw:text-box>
            <text:p><text:span text:style-name="T4">1.0</text:span></text:p>
          </draw:text-box>
        </draw:frame>
        <draw:frame draw:style-name="gr56" draw:text-style-name="P13" draw:layer="layout" svg:width="0.447cm" svg:height="0.357cm" svg:x="1.734cm" svg:y="4.408cm">
          <draw:text-box>
            <text:p><text:span text:style-name="T4">1.5</text:span></text:p>
          </draw:text-box>
        </draw:frame>
        <draw:frame draw:style-name="gr56" draw:text-style-name="P13" draw:layer="layout" svg:width="0.447cm" svg:height="0.357cm" svg:x="1.734cm" svg:y="3.842cm">
          <draw:text-box>
            <text:p><text:span text:style-name="T4">2.0</text:span></text:p>
          </draw:text-box>
        </draw:frame>
        <draw:frame draw:style-name="gr56" draw:text-style-name="P14" draw:layer="layout" svg:width="0.447cm" svg:height="0.357cm" svg:x="1.734cm" svg:y="3.276cm">
          <draw:text-box>
            <text:p text:style-name="P12"><text:span text:style-name="T6">2.5</text:span></text:p>
          </draw:text-box>
        </draw:frame>
        <draw:frame draw:style-name="gr56" draw:text-style-name="P13" draw:layer="layout" svg:width="0.447cm" svg:height="0.357cm" svg:x="1.734cm" svg:y="2.709cm">
          <draw:text-box>
            <text:p><text:span text:style-name="T4">3.0</text:span></text:p>
          </draw:text-box>
        </draw:frame>
        <draw:line draw:style-name="gr43" draw:text-style-name="P2" draw:layer="layout" svg:x1="3.02cm" svg:y1="2.647cm" svg:x2="3.821cm" svg:y2="2.647cm">
          <text:p/>
        </draw:line>
        <draw:line draw:style-name="gr42" draw:text-style-name="P2" draw:layer="layout" svg:x1="3.02cm" svg:y1="2.97cm" svg:x2="3.821cm" svg:y2="2.97cm">
          <text:p/>
        </draw:line>
        <draw:frame draw:style-name="gr56" draw:text-style-name="P14" draw:layer="layout" svg:width="0.447cm" svg:height="0.357cm" svg:x="1.734cm" svg:y="2.143cm">
          <draw:text-box>
            <text:p text:style-name="P12"><text:span text:style-name="T6">3.5</text:span></text:p>
          </draw:text-box>
        </draw:frame>
        <draw:frame draw:style-name="gr57" draw:text-style-name="P14" draw:layer="layout" svg:width="3.939cm" svg:height="0.357cm" svg:x="3.92cm" svg:y="2.505cm">
          <draw:text-box>
            <text:p text:style-name="P12"><text:span text:style-name="T6">Synthetic(factor=5.0)</text:span></text:p>
          </draw:text-box>
        </draw:frame>
        <draw:frame draw:style-name="gr58" draw:text-style-name="P15" draw:layer="layout" svg:width="1.319cm" svg:height="0.357cm" svg:x="3.92cm" svg:y="2.829cm">
          <draw:text-box>
            <text:p><text:span text:style-name="T4">Synthetic</text:span></text:p>
          </draw:text-box>
        </draw:frame>
        <draw:frame draw:style-name="gr59" draw:text-style-name="P15" draw:layer="layout" svg:width="4.091cm" svg:height="0.357cm" draw:transform="rotate (1.5707963267949) translate (1.303cm 6.393cm)">
          <draw:text-box>
            <text:p text:style-name="P4"><text:span text:style-name="T5">Electricity consumption, kWh</text:span></text:p>
          </draw:text-box>
        </draw:frame>
        <draw:frame draw:style-name="gr30" draw:text-style-name="P10" draw:layer="layout" svg:width="1.45cm" svg:height="0.421cm" svg:x="23.606cm" svg:y="5.659cm">
          <draw:text-box>
            <text:p text:style-name="P4"><text:span text:style-name="T7">Empirical</text:span></text:p>
          </draw:text-box>
        </draw:frame>
        <draw:frame draw:style-name="gr30" draw:text-style-name="P10" draw:layer="layout" svg:width="1.45cm" svg:height="0.421cm" svg:x="27.617cm" svg:y="6.08cm">
          <draw:text-box>
            <text:p text:style-name="P4"><text:span text:style-name="T7">Synthetic</text:span></text:p>
          </draw:text-box>
        </draw:frame>
        <draw:frame draw:style-name="gr48" draw:text-style-name="P11" draw:layer="layout" svg:width="10.492cm" svg:height="0.399cm" svg:x="2.465cm" svg:y="22.359cm">
          <draw:text-box>
            <text:p text:style-name="P4"><text:span text:style-name="T5">0 <text:s text:c="2"/>1 <text:s text:c="2"/>2 <text:s text:c="2"/>3 <text:s text:c="2"/>4 <text:s text:c="2"/>5 <text:s text:c="2"/>6 <text:s text:c="2"/>7 <text:s text:c="2"/>8 <text:s text:c="2"/>9 <text:s/>10 11 12 13 14 15 16 17 18 19 20 21 22 23</text:span></text:p>
          </draw:text-box>
        </draw:frame>
        <draw:frame draw:style-name="gr31" draw:text-style-name="P11" draw:layer="layout" svg:width="0.684cm" svg:height="0.422cm" svg:x="2.896cm" svg:y="11.985cm">
          <draw:text-box>
            <text:p text:style-name="P12"><text:span text:style-name="T6">Mon</text:span></text:p>
          </draw:text-box>
        </draw:frame>
        <draw:frame draw:style-name="gr32" draw:text-style-name="P10" draw:layer="layout" svg:width="0.595cm" svg:height="0.422cm" svg:x="4.496cm" svg:y="11.986cm">
          <draw:text-box>
            <text:p><text:span text:style-name="T4">Tue</text:span></text:p>
          </draw:text-box>
        </draw:frame>
        <draw:frame draw:style-name="gr33" draw:text-style-name="P10" draw:layer="layout" svg:width="0.734cm" svg:height="0.422cm" svg:x="5.697cm" svg:y="11.987cm">
          <draw:text-box>
            <text:p><text:span text:style-name="T4">Wed</text:span></text:p>
          </draw:text-box>
        </draw:frame>
        <draw:frame draw:style-name="gr34" draw:text-style-name="P11" draw:layer="layout" svg:width="0.612cm" svg:height="0.422cm" svg:x="7.097cm" svg:y="11.988cm">
          <draw:text-box>
            <text:p text:style-name="P12"><text:span text:style-name="T6">Thu</text:span></text:p>
          </draw:text-box>
        </draw:frame>
        <draw:frame draw:style-name="gr35" draw:text-style-name="P11" draw:layer="layout" svg:width="0.413cm" svg:height="0.422cm" svg:x="8.597cm" svg:y="11.989cm">
          <draw:text-box>
            <text:p text:style-name="P12"><text:span text:style-name="T6">Fri</text:span></text:p>
          </draw:text-box>
        </draw:frame>
        <draw:frame draw:style-name="gr36" draw:text-style-name="P10" draw:layer="layout" svg:width="0.527cm" svg:height="0.422cm" svg:x="10.098cm" svg:y="11.989cm">
          <draw:text-box>
            <text:p><text:span text:style-name="T4">Sat</text:span></text:p>
          </draw:text-box>
        </draw:frame>
        <draw:frame draw:style-name="gr37" draw:text-style-name="P11" draw:layer="layout" svg:width="0.624cm" svg:height="0.422cm" svg:x="11.599cm" svg:y="11.99cm">
          <draw:text-box>
            <text:p text:style-name="P12"><text:span text:style-name="T6">Sun</text:span></text:p>
          </draw:text-box>
        </draw:frame>
        <draw:frame draw:style-name="gr33" draw:text-style-name="P10" draw:layer="layout" svg:width="2.186cm" svg:height="0.422cm" svg:x="5.997cm" svg:y="6.787cm">
          <draw:text-box>
            <text:p><text:span text:style-name="T4">Hour of the day</text:span></text:p>
          </draw:text-box>
        </draw:frame>
        <draw:frame draw:style-name="gr33" draw:text-style-name="P10" draw:layer="layout" svg:width="2.186cm" svg:height="0.422cm" svg:x="6.297cm" svg:y="22.637cm">
          <draw:text-box>
            <text:p><text:span text:style-name="T4">Hour of the day</text:span></text:p>
          </draw:text-box>
        </draw:frame>
        <draw:frame draw:style-name="gr33" draw:text-style-name="P10" draw:layer="layout" svg:width="2.186cm" svg:height="0.422cm" svg:x="6.297cm" svg:y="27.937cm">
          <draw:text-box>
            <text:p><text:span text:style-name="T4">Hour of the day</text:span></text:p>
          </draw:text-box>
        </draw:frame>
        <draw:line draw:style-name="gr25" draw:text-style-name="P2" draw:layer="layout" svg:x1="2.473cm" svg:y1="23.482cm" svg:x2="2.621cm" svg:y2="23.482cm">
          <text:p/>
        </draw:line>
      </draw:page>
      <draw:page draw:name="page4" draw:style-name="dp1" draw:master-page-name="Default">
        <draw:polygon draw:style-name="gr25" draw:text-style-name="P2" draw:layer="layout" svg:width="4.799cm" svg:height="4.055cm" svg:x="13.636cm" svg:y="11.974cm" svg:viewBox="0 0 4800 4056" draw:points="2400,4056 0,4056 0,0 4800,0 4800,4056">
          <text:p/>
        </draw:polygon>
        <draw:line draw:style-name="gr60" draw:text-style-name="P2" draw:layer="layout" svg:x1="18.435cm" svg:y1="16.029cm" svg:x2="13.636cm" svg:y2="16.029cm">
          <text:p/>
        </draw:line>
        <draw:line draw:style-name="gr60" draw:text-style-name="P2" draw:layer="layout" svg:x1="18.435cm" svg:y1="15.216cm" svg:x2="13.636cm" svg:y2="15.216cm">
          <text:p/>
        </draw:line>
        <draw:line draw:style-name="gr60" draw:text-style-name="P2" draw:layer="layout" svg:x1="18.435cm" svg:y1="14.406cm" svg:x2="13.636cm" svg:y2="14.406cm">
          <text:p/>
        </draw:line>
        <draw:line draw:style-name="gr60" draw:text-style-name="P2" draw:layer="layout" svg:x1="18.435cm" svg:y1="13.596cm" svg:x2="13.636cm" svg:y2="13.596cm">
          <text:p/>
        </draw:line>
        <draw:line draw:style-name="gr60" draw:text-style-name="P2" draw:layer="layout" svg:x1="18.435cm" svg:y1="12.784cm" svg:x2="13.636cm" svg:y2="12.784cm">
          <text:p/>
        </draw:line>
        <draw:line draw:style-name="gr25" draw:text-style-name="P2" draw:layer="layout" svg:x1="13.636cm" svg:y1="16.167cm" svg:x2="13.636cm" svg:y2="16.029cm">
          <text:p/>
        </draw:line>
        <draw:line draw:style-name="gr25" draw:text-style-name="P2" draw:layer="layout" svg:x1="13.636cm" svg:y1="16.167cm" svg:x2="13.636cm" svg:y2="16.029cm">
          <text:p/>
        </draw:line>
        <draw:line draw:style-name="gr25" draw:text-style-name="P2" draw:layer="layout" svg:x1="15.237cm" svg:y1="16.167cm" svg:x2="15.237cm" svg:y2="16.029cm">
          <text:p/>
        </draw:line>
        <draw:line draw:style-name="gr25" draw:text-style-name="P2" draw:layer="layout" svg:x1="15.237cm" svg:y1="16.167cm" svg:x2="15.237cm" svg:y2="16.029cm">
          <text:p/>
        </draw:line>
        <draw:line draw:style-name="gr25" draw:text-style-name="P2" draw:layer="layout" svg:x1="16.836cm" svg:y1="16.167cm" svg:x2="16.836cm" svg:y2="16.029cm">
          <text:p/>
        </draw:line>
        <draw:line draw:style-name="gr25" draw:text-style-name="P2" draw:layer="layout" svg:x1="16.836cm" svg:y1="16.167cm" svg:x2="16.836cm" svg:y2="16.029cm">
          <text:p/>
        </draw:line>
        <draw:line draw:style-name="gr25" draw:text-style-name="P2" draw:layer="layout" svg:x1="18.436cm" svg:y1="16.167cm" svg:x2="18.436cm" svg:y2="16.029cm">
          <text:p/>
        </draw:line>
        <draw:line draw:style-name="gr25" draw:text-style-name="P2" draw:layer="layout" svg:x1="18.436cm" svg:y1="16.167cm" svg:x2="18.436cm" svg:y2="16.029cm">
          <text:p/>
        </draw:line>
        <draw:line draw:style-name="gr25" draw:text-style-name="P2" draw:layer="layout" svg:x1="13.636cm" svg:y1="16.029cm" svg:x2="18.435cm" svg:y2="16.029cm">
          <text:p/>
        </draw:line>
        <draw:line draw:style-name="gr25" draw:text-style-name="P2" draw:layer="layout" svg:x1="13.496cm" svg:y1="16.029cm" svg:x2="13.636cm" svg:y2="16.029cm">
          <text:p/>
        </draw:line>
        <draw:line draw:style-name="gr25" draw:text-style-name="P2" draw:layer="layout" svg:x1="13.496cm" svg:y1="16.029cm" svg:x2="13.636cm" svg:y2="16.029cm">
          <text:p/>
        </draw:line>
        <draw:line draw:style-name="gr25" draw:text-style-name="P2" draw:layer="layout" svg:x1="13.496cm" svg:y1="15.216cm" svg:x2="13.636cm" svg:y2="15.216cm">
          <text:p/>
        </draw:line>
        <draw:line draw:style-name="gr25" draw:text-style-name="P2" draw:layer="layout" svg:x1="13.496cm" svg:y1="15.216cm" svg:x2="13.636cm" svg:y2="15.216cm">
          <text:p/>
        </draw:line>
        <draw:line draw:style-name="gr25" draw:text-style-name="P2" draw:layer="layout" svg:x1="13.496cm" svg:y1="14.406cm" svg:x2="13.636cm" svg:y2="14.406cm">
          <text:p/>
        </draw:line>
        <draw:line draw:style-name="gr25" draw:text-style-name="P2" draw:layer="layout" svg:x1="13.496cm" svg:y1="14.406cm" svg:x2="13.636cm" svg:y2="14.406cm">
          <text:p/>
        </draw:line>
        <draw:line draw:style-name="gr25" draw:text-style-name="P2" draw:layer="layout" svg:x1="13.496cm" svg:y1="13.596cm" svg:x2="13.636cm" svg:y2="13.596cm">
          <text:p/>
        </draw:line>
        <draw:line draw:style-name="gr25" draw:text-style-name="P2" draw:layer="layout" svg:x1="13.496cm" svg:y1="13.596cm" svg:x2="13.636cm" svg:y2="13.596cm">
          <text:p/>
        </draw:line>
        <draw:line draw:style-name="gr25" draw:text-style-name="P2" draw:layer="layout" svg:x1="13.496cm" svg:y1="12.784cm" svg:x2="13.636cm" svg:y2="12.784cm">
          <text:p/>
        </draw:line>
        <draw:line draw:style-name="gr25" draw:text-style-name="P2" draw:layer="layout" svg:x1="13.496cm" svg:y1="12.784cm" svg:x2="13.636cm" svg:y2="12.784cm">
          <text:p/>
        </draw:line>
        <draw:line draw:style-name="gr25" draw:text-style-name="P2" draw:layer="layout" svg:x1="13.496cm" svg:y1="11.974cm" svg:x2="13.636cm" svg:y2="11.974cm">
          <text:p/>
        </draw:line>
        <draw:line draw:style-name="gr25" draw:text-style-name="P2" draw:layer="layout" svg:x1="13.496cm" svg:y1="11.974cm" svg:x2="13.636cm" svg:y2="11.974cm">
          <text:p/>
        </draw:line>
        <draw:line draw:style-name="gr25" draw:text-style-name="P2" draw:layer="layout" svg:x1="13.636cm" svg:y1="16.029cm" svg:x2="13.636cm" svg:y2="11.974cm">
          <text:p/>
        </draw:line>
        <draw:polyline draw:style-name="gr17" draw:text-style-name="P2" draw:layer="layout" svg:width="4.799cm" svg:height="2.741cm" svg:x="13.636cm" svg:y="12.31cm" svg:viewBox="0 0 4800 2742" draw:points="0,2742 1600,1752 3200,888 4800,0">
          <text:p/>
        </draw:polyline>
        <draw:polygon draw:style-name="gr61" draw:text-style-name="P16" draw:layer="layout" svg:width="0.234cm" svg:height="0.23cm" svg:x="13.52cm" svg:y="14.936cm" svg:viewBox="0 0 235 231" draw:points="0,115 117,231 235,115 117,0">
          <text:p/>
        </draw:polygon>
        <draw:polygon draw:style-name="gr61" draw:text-style-name="P16" draw:layer="layout" svg:width="0.234cm" svg:height="0.234cm" svg:x="15.119cm" svg:y="13.945cm" svg:viewBox="0 0 235 235" draw:points="0,117 118,235 235,117 118,0">
          <text:p/>
        </draw:polygon>
        <draw:polygon draw:style-name="gr61" draw:text-style-name="P16" draw:layer="layout" svg:width="0.234cm" svg:height="0.233cm" svg:x="16.719cm" svg:y="13.083cm" svg:viewBox="0 0 235 234" draw:points="0,116 118,234 235,116 118,0">
          <text:p/>
        </draw:polygon>
        <draw:polygon draw:style-name="gr61" draw:text-style-name="P16" draw:layer="layout" svg:width="0.234cm" svg:height="0.234cm" svg:x="18.319cm" svg:y="12.194cm" svg:viewBox="0 0 235 235" draw:points="0,116 118,235 235,116 118,0">
          <text:p/>
        </draw:polygon>
        <draw:frame draw:style-name="gr62" draw:text-style-name="P10" draw:layer="layout" svg:width="0.331cm" svg:height="0.399cm" svg:x="13.55cm" svg:y="16.261cm">
          <draw:text-box>
            <text:p text:style-name="P4"><text:span text:style-name="T7">4</text:span></text:p>
          </draw:text-box>
        </draw:frame>
        <draw:frame draw:style-name="gr62" draw:text-style-name="P10" draw:layer="layout" svg:width="0.331cm" svg:height="0.399cm" svg:x="15.15cm" svg:y="16.261cm">
          <draw:text-box>
            <text:p text:style-name="P4"><text:span text:style-name="T7">8</text:span></text:p>
          </draw:text-box>
        </draw:frame>
        <draw:frame draw:style-name="gr63" draw:text-style-name="P10" draw:layer="layout" svg:width="0.391cm" svg:height="0.399cm" svg:x="16.663cm" svg:y="16.261cm">
          <draw:text-box>
            <text:p text:style-name="P4"><text:span text:style-name="T7">12</text:span></text:p>
          </draw:text-box>
        </draw:frame>
        <draw:frame draw:style-name="gr63" draw:text-style-name="P10" draw:layer="layout" svg:width="0.391cm" svg:height="0.399cm" svg:x="18.262cm" svg:y="16.261cm">
          <draw:text-box>
            <text:p text:style-name="P4"><text:span text:style-name="T7">16</text:span></text:p>
          </draw:text-box>
        </draw:frame>
        <draw:frame draw:style-name="gr62" draw:text-style-name="P10" draw:layer="layout" svg:width="0.331cm" svg:height="0.399cm" svg:x="13.229cm" svg:y="15.843cm">
          <draw:text-box>
            <text:p text:style-name="P4"><text:span text:style-name="T7">0</text:span></text:p>
          </draw:text-box>
        </draw:frame>
        <draw:frame draw:style-name="gr63" draw:text-style-name="P10" draw:layer="layout" svg:width="0.391cm" svg:height="0.399cm" svg:x="13.055cm" svg:y="15.031cm">
          <draw:text-box>
            <text:p text:style-name="P4"><text:span text:style-name="T7">40</text:span></text:p>
          </draw:text-box>
        </draw:frame>
        <draw:frame draw:style-name="gr63" draw:text-style-name="P10" draw:layer="layout" svg:width="0.391cm" svg:height="0.399cm" svg:x="13.055cm" svg:y="14.221cm">
          <draw:text-box>
            <text:p text:style-name="P4"><text:span text:style-name="T7">80</text:span></text:p>
          </draw:text-box>
        </draw:frame>
        <draw:frame draw:style-name="gr64" draw:text-style-name="P10" draw:layer="layout" svg:width="0.586cm" svg:height="0.399cm" svg:x="12.878cm" svg:y="13.411cm">
          <draw:text-box>
            <text:p text:style-name="P4"><text:span text:style-name="T7">120</text:span></text:p>
          </draw:text-box>
        </draw:frame>
        <draw:frame draw:style-name="gr64" draw:text-style-name="P10" draw:layer="layout" svg:width="0.586cm" svg:height="0.399cm" svg:x="12.878cm" svg:y="12.601cm">
          <draw:text-box>
            <text:p text:style-name="P4"><text:span text:style-name="T7">160</text:span></text:p>
          </draw:text-box>
        </draw:frame>
        <draw:frame draw:style-name="gr64" draw:text-style-name="P10" draw:layer="layout" svg:width="0.586cm" svg:height="0.399cm" svg:x="12.878cm" svg:y="11.788cm">
          <draw:text-box>
            <text:p text:style-name="P4"><text:span text:style-name="T7">200</text:span></text:p>
          </draw:text-box>
        </draw:frame>
        <draw:frame draw:style-name="gr65" draw:text-style-name="P11" draw:layer="layout" svg:width="2.449cm" svg:height="0.357cm" svg:x="14.954cm" svg:y="16.672cm">
          <draw:text-box>
            <text:p text:style-name="P4"><text:span text:style-name="T5">Number of nodes</text:span></text:p>
          </draw:text-box>
        </draw:frame>
        <draw:polygon draw:style-name="gr25" draw:text-style-name="P2" draw:layer="layout" svg:width="4.84cm" svg:height="4.074cm" svg:x="4.037cm" svg:y="12.239cm" svg:viewBox="0 0 4841 4075" draw:points="2421,4075 0,4075 0,0 4841,0 4841,4075">
          <text:p/>
        </draw:polygon>
        <draw:line draw:style-name="gr60" draw:text-style-name="P2" draw:layer="layout" svg:x1="8.878cm" svg:y1="16.314cm" svg:x2="4.037cm" svg:y2="16.314cm">
          <text:p/>
        </draw:line>
        <draw:line draw:style-name="gr60" draw:text-style-name="P2" draw:layer="layout" svg:x1="8.878cm" svg:y1="15.636cm" svg:x2="4.037cm" svg:y2="15.636cm">
          <text:p/>
        </draw:line>
        <draw:line draw:style-name="gr60" draw:text-style-name="P2" draw:layer="layout" svg:x1="8.878cm" svg:y1="14.955cm" svg:x2="4.037cm" svg:y2="14.955cm">
          <text:p/>
        </draw:line>
        <draw:line draw:style-name="gr60" draw:text-style-name="P2" draw:layer="layout" svg:x1="8.878cm" svg:y1="14.278cm" svg:x2="4.037cm" svg:y2="14.278cm">
          <text:p/>
        </draw:line>
        <draw:line draw:style-name="gr60" draw:text-style-name="P2" draw:layer="layout" svg:x1="8.878cm" svg:y1="13.598cm" svg:x2="4.037cm" svg:y2="13.598cm">
          <text:p/>
        </draw:line>
        <draw:line draw:style-name="gr60" draw:text-style-name="P2" draw:layer="layout" svg:x1="8.878cm" svg:y1="12.919cm" svg:x2="4.037cm" svg:y2="12.919cm">
          <text:p/>
        </draw:line>
        <draw:line draw:style-name="gr25" draw:text-style-name="P2" draw:layer="layout" svg:x1="4.037cm" svg:y1="16.459cm" svg:x2="4.037cm" svg:y2="16.314cm">
          <text:p/>
        </draw:line>
        <draw:line draw:style-name="gr25" draw:text-style-name="P2" draw:layer="layout" svg:x1="4.037cm" svg:y1="16.459cm" svg:x2="4.037cm" svg:y2="16.314cm">
          <text:p/>
        </draw:line>
        <draw:line draw:style-name="gr25" draw:text-style-name="P2" draw:layer="layout" svg:x1="5.003cm" svg:y1="16.459cm" svg:x2="5.003cm" svg:y2="16.314cm">
          <text:p/>
        </draw:line>
        <draw:line draw:style-name="gr25" draw:text-style-name="P2" draw:layer="layout" svg:x1="5.003cm" svg:y1="16.459cm" svg:x2="5.003cm" svg:y2="16.314cm">
          <text:p/>
        </draw:line>
        <draw:line draw:style-name="gr25" draw:text-style-name="P2" draw:layer="layout" svg:x1="5.974cm" svg:y1="16.459cm" svg:x2="5.974cm" svg:y2="16.314cm">
          <text:p/>
        </draw:line>
        <draw:line draw:style-name="gr25" draw:text-style-name="P2" draw:layer="layout" svg:x1="5.974cm" svg:y1="16.459cm" svg:x2="5.974cm" svg:y2="16.314cm">
          <text:p/>
        </draw:line>
        <draw:line draw:style-name="gr25" draw:text-style-name="P2" draw:layer="layout" svg:x1="6.941cm" svg:y1="16.459cm" svg:x2="6.941cm" svg:y2="16.314cm">
          <text:p/>
        </draw:line>
        <draw:line draw:style-name="gr25" draw:text-style-name="P2" draw:layer="layout" svg:x1="6.941cm" svg:y1="16.459cm" svg:x2="6.941cm" svg:y2="16.314cm">
          <text:p/>
        </draw:line>
        <draw:line draw:style-name="gr25" draw:text-style-name="P2" draw:layer="layout" svg:x1="7.91cm" svg:y1="16.459cm" svg:x2="7.91cm" svg:y2="16.314cm">
          <text:p/>
        </draw:line>
        <draw:line draw:style-name="gr25" draw:text-style-name="P2" draw:layer="layout" svg:x1="7.91cm" svg:y1="16.459cm" svg:x2="7.91cm" svg:y2="16.314cm">
          <text:p/>
        </draw:line>
        <draw:line draw:style-name="gr25" draw:text-style-name="P2" draw:layer="layout" svg:x1="8.877cm" svg:y1="16.459cm" svg:x2="8.877cm" svg:y2="16.314cm">
          <text:p/>
        </draw:line>
        <draw:line draw:style-name="gr25" draw:text-style-name="P2" draw:layer="layout" svg:x1="8.877cm" svg:y1="16.459cm" svg:x2="8.877cm" svg:y2="16.314cm">
          <text:p/>
        </draw:line>
        <draw:line draw:style-name="gr25" draw:text-style-name="P2" draw:layer="layout" svg:x1="4.037cm" svg:y1="16.314cm" svg:x2="8.878cm" svg:y2="16.314cm">
          <text:p/>
        </draw:line>
        <draw:line draw:style-name="gr25" draw:text-style-name="P2" draw:layer="layout" svg:x1="3.897cm" svg:y1="16.314cm" svg:x2="4.037cm" svg:y2="16.314cm">
          <text:p/>
        </draw:line>
        <draw:line draw:style-name="gr25" draw:text-style-name="P2" draw:layer="layout" svg:x1="3.897cm" svg:y1="16.314cm" svg:x2="4.037cm" svg:y2="16.314cm">
          <text:p/>
        </draw:line>
        <draw:line draw:style-name="gr25" draw:text-style-name="P2" draw:layer="layout" svg:x1="3.897cm" svg:y1="15.636cm" svg:x2="4.037cm" svg:y2="15.636cm">
          <text:p/>
        </draw:line>
        <draw:line draw:style-name="gr25" draw:text-style-name="P2" draw:layer="layout" svg:x1="3.897cm" svg:y1="15.636cm" svg:x2="4.037cm" svg:y2="15.636cm">
          <text:p/>
        </draw:line>
        <draw:line draw:style-name="gr25" draw:text-style-name="P2" draw:layer="layout" svg:x1="3.897cm" svg:y1="14.955cm" svg:x2="4.037cm" svg:y2="14.955cm">
          <text:p/>
        </draw:line>
        <draw:line draw:style-name="gr25" draw:text-style-name="P2" draw:layer="layout" svg:x1="3.897cm" svg:y1="14.955cm" svg:x2="4.037cm" svg:y2="14.955cm">
          <text:p/>
        </draw:line>
        <draw:line draw:style-name="gr25" draw:text-style-name="P2" draw:layer="layout" svg:x1="3.897cm" svg:y1="14.278cm" svg:x2="4.037cm" svg:y2="14.278cm">
          <text:p/>
        </draw:line>
        <draw:line draw:style-name="gr25" draw:text-style-name="P2" draw:layer="layout" svg:x1="3.897cm" svg:y1="14.278cm" svg:x2="4.037cm" svg:y2="14.278cm">
          <text:p/>
        </draw:line>
        <draw:line draw:style-name="gr25" draw:text-style-name="P2" draw:layer="layout" svg:x1="3.897cm" svg:y1="13.598cm" svg:x2="4.037cm" svg:y2="13.598cm">
          <text:p/>
        </draw:line>
        <draw:line draw:style-name="gr25" draw:text-style-name="P2" draw:layer="layout" svg:x1="3.897cm" svg:y1="13.598cm" svg:x2="4.037cm" svg:y2="13.598cm">
          <text:p/>
        </draw:line>
        <draw:line draw:style-name="gr25" draw:text-style-name="P2" draw:layer="layout" svg:x1="3.897cm" svg:y1="12.919cm" svg:x2="4.037cm" svg:y2="12.919cm">
          <text:p/>
        </draw:line>
        <draw:line draw:style-name="gr25" draw:text-style-name="P2" draw:layer="layout" svg:x1="3.897cm" svg:y1="12.919cm" svg:x2="4.037cm" svg:y2="12.919cm">
          <text:p/>
        </draw:line>
        <draw:line draw:style-name="gr25" draw:text-style-name="P2" draw:layer="layout" svg:x1="3.897cm" svg:y1="12.239cm" svg:x2="4.037cm" svg:y2="12.239cm">
          <text:p/>
        </draw:line>
        <draw:line draw:style-name="gr25" draw:text-style-name="P2" draw:layer="layout" svg:x1="3.897cm" svg:y1="12.239cm" svg:x2="4.037cm" svg:y2="12.239cm">
          <text:p/>
        </draw:line>
        <draw:line draw:style-name="gr25" draw:text-style-name="P2" draw:layer="layout" svg:x1="4.037cm" svg:y1="16.314cm" svg:x2="4.037cm" svg:y2="12.239cm">
          <text:p/>
        </draw:line>
        <draw:polyline draw:style-name="gr17" draw:text-style-name="P2" draw:layer="layout" svg:width="4.84cm" svg:height="2.992cm" svg:x="4.037cm" svg:y="12.627cm" svg:viewBox="0 0 4841 2993" draw:points="0,2993 967,2397 1938,1786 2905,1172 3875,563 4841,0">
          <text:p/>
        </draw:polyline>
        <draw:polygon draw:style-name="gr61" draw:text-style-name="P16" draw:layer="layout" svg:width="0.236cm" svg:height="0.24cm" svg:x="3.917cm" svg:y="15.498cm" svg:viewBox="0 0 237 241" draw:points="0,121 121,241 237,121 121,0">
          <text:p/>
        </draw:polygon>
        <draw:polygon draw:style-name="gr66" draw:text-style-name="P16" draw:layer="layout" svg:width="0.236cm" svg:height="0.239cm" svg:x="4.887cm" svg:y="14.902cm" svg:viewBox="0 0 237 240" draw:points="0,122 117,240 237,122 117,0">
          <text:p/>
        </draw:polygon>
        <draw:polygon draw:style-name="gr25" draw:text-style-name="P2" draw:layer="layout" svg:width="0.236cm" svg:height="0.239cm" svg:x="4.887cm" svg:y="14.902cm" svg:viewBox="0 0 237 240" draw:points="0,122 117,240 237,122 117,0">
          <text:p/>
        </draw:polygon>
        <draw:polygon draw:style-name="gr61" draw:text-style-name="P16" draw:layer="layout" svg:width="0.236cm" svg:height="0.24cm" svg:x="5.854cm" svg:y="14.291cm" svg:viewBox="0 0 237 241" draw:points="0,121 121,241 237,121 121,0">
          <text:p/>
        </draw:polygon>
        <draw:polygon draw:style-name="gr61" draw:text-style-name="P16" draw:layer="layout" svg:width="0.233cm" svg:height="0.24cm" svg:x="6.824cm" svg:y="13.678cm" svg:viewBox="0 0 234 241" draw:points="0,122 118,241 234,122 118,0">
          <text:p/>
        </draw:polygon>
        <draw:polygon draw:style-name="gr61" draw:text-style-name="P16" draw:layer="layout" svg:width="0.237cm" svg:height="0.239cm" svg:x="7.79cm" svg:y="13.068cm" svg:viewBox="0 0 238 240" draw:points="0,121 120,240 238,121 120,0">
          <text:p/>
        </draw:polygon>
        <draw:polygon draw:style-name="gr61" draw:text-style-name="P16" draw:layer="layout" svg:width="0.233cm" svg:height="0.236cm" svg:x="8.761cm" svg:y="12.509cm" svg:viewBox="0 0 234 237" draw:points="0,119 116,237 234,119 116,0">
          <text:p/>
        </draw:polygon>
        <draw:frame draw:style-name="gr67" draw:text-style-name="P17" draw:layer="layout" svg:width="2.965cm" svg:height="0.357cm" draw:transform="rotate (1.5707963267949) translate (12.43cm 15.515cm)">
          <draw:text-box>
            <text:p text:style-name="P4"><text:span text:style-name="T8">Throughput, MB/sec.</text:span></text:p>
          </draw:text-box>
        </draw:frame>
        <draw:frame draw:style-name="gr63" draw:text-style-name="P10" draw:layer="layout" svg:width="0.391cm" svg:height="0.399cm" svg:x="3.864cm" svg:y="16.552cm">
          <draw:text-box>
            <text:p text:style-name="P4"><text:span text:style-name="T7">50</text:span></text:p>
          </draw:text-box>
        </draw:frame>
        <draw:frame draw:style-name="gr64" draw:text-style-name="P10" draw:layer="layout" svg:width="0.586cm" svg:height="0.399cm" svg:x="4.743cm" svg:y="16.552cm">
          <draw:text-box>
            <text:p text:style-name="P4"><text:span text:style-name="T7">100</text:span></text:p>
          </draw:text-box>
        </draw:frame>
        <draw:frame draw:style-name="gr64" draw:text-style-name="P10" draw:layer="layout" svg:width="0.586cm" svg:height="0.399cm" svg:x="5.71cm" svg:y="16.552cm">
          <draw:text-box>
            <text:p text:style-name="P4"><text:span text:style-name="T7">150</text:span></text:p>
          </draw:text-box>
        </draw:frame>
        <draw:frame draw:style-name="gr64" draw:text-style-name="P10" draw:layer="layout" svg:width="0.586cm" svg:height="0.399cm" svg:x="6.681cm" svg:y="16.552cm">
          <draw:text-box>
            <text:p text:style-name="P4"><text:span text:style-name="T7">200</text:span></text:p>
          </draw:text-box>
        </draw:frame>
        <draw:frame draw:style-name="gr64" draw:text-style-name="P10" draw:layer="layout" svg:width="0.586cm" svg:height="0.399cm" svg:x="7.648cm" svg:y="16.552cm">
          <draw:text-box>
            <text:p text:style-name="P4"><text:span text:style-name="T7">250</text:span></text:p>
          </draw:text-box>
        </draw:frame>
        <draw:frame draw:style-name="gr64" draw:text-style-name="P10" draw:layer="layout" svg:width="0.586cm" svg:height="0.399cm" svg:x="8.618cm" svg:y="16.552cm">
          <draw:text-box>
            <text:p text:style-name="P4"><text:span text:style-name="T7">300</text:span></text:p>
          </draw:text-box>
        </draw:frame>
        <draw:frame draw:style-name="gr68" draw:text-style-name="P10" draw:layer="layout" svg:width="0.332cm" svg:height="0.399cm" svg:x="3.627cm" svg:y="16.124cm">
          <draw:text-box>
            <text:p text:style-name="P4"><text:span text:style-name="T7">0</text:span></text:p>
          </draw:text-box>
        </draw:frame>
        <draw:frame draw:style-name="gr68" draw:text-style-name="P10" draw:layer="layout" svg:width="0.332cm" svg:height="0.399cm" svg:x="3.627cm" svg:y="15.446cm">
          <draw:text-box>
            <text:p text:style-name="P4"><text:span text:style-name="T7">5</text:span></text:p>
          </draw:text-box>
        </draw:frame>
        <draw:frame draw:style-name="gr63" draw:text-style-name="P10" draw:layer="layout" svg:width="0.391cm" svg:height="0.399cm" svg:x="3.453cm" svg:y="14.765cm">
          <draw:text-box>
            <text:p text:style-name="P4"><text:span text:style-name="T7">10</text:span></text:p>
          </draw:text-box>
        </draw:frame>
        <draw:frame draw:style-name="gr63" draw:text-style-name="P10" draw:layer="layout" svg:width="0.391cm" svg:height="0.399cm" svg:x="3.453cm" svg:y="14.088cm">
          <draw:text-box>
            <text:p text:style-name="P4"><text:span text:style-name="T7">15</text:span></text:p>
          </draw:text-box>
        </draw:frame>
        <draw:frame draw:style-name="gr63" draw:text-style-name="P10" draw:layer="layout" svg:width="0.391cm" svg:height="0.399cm" svg:x="3.453cm" svg:y="13.407cm">
          <draw:text-box>
            <text:p text:style-name="P4"><text:span text:style-name="T7">20</text:span></text:p>
          </draw:text-box>
        </draw:frame>
        <draw:frame draw:style-name="gr63" draw:text-style-name="P10" draw:layer="layout" svg:width="0.391cm" svg:height="0.399cm" svg:x="3.453cm" svg:y="12.729cm">
          <draw:text-box>
            <text:p text:style-name="P4"><text:span text:style-name="T7">25</text:span></text:p>
          </draw:text-box>
        </draw:frame>
        <draw:frame draw:style-name="gr63" draw:text-style-name="P10" draw:layer="layout" svg:width="0.391cm" svg:height="0.399cm" svg:x="3.453cm" svg:y="12.049cm">
          <draw:text-box>
            <text:p text:style-name="P4"><text:span text:style-name="T7">30</text:span></text:p>
          </draw:text-box>
        </draw:frame>
        <draw:frame draw:style-name="gr69" draw:text-style-name="P11" draw:layer="layout" svg:width="2.86cm" svg:height="0.357cm" svg:x="4.964cm" svg:y="16.941cm">
          <draw:text-box>
            <text:p text:style-name="P4"><text:span text:style-name="T5">Size of the data, GB</text:span></text:p>
          </draw:text-box>
        </draw:frame>
        <draw:frame draw:style-name="gr70" draw:text-style-name="P11" draw:layer="layout" svg:width="2.876cm" svg:height="0.357cm" draw:transform="rotate (1.5707963267949) translate (3.032cm 15.671cm)">
          <draw:text-box>
            <text:p text:style-name="P4"><text:span text:style-name="T5">Execution time, min.</text:span></text:p>
          </draw:text-box>
        </draw:frame>
        <draw:line draw:style-name="gr71" draw:text-style-name="P2" draw:layer="layout" svg:x1="4.593cm" svg:y1="10.269cm" svg:x2="4.593cm" svg:y2="5.631cm">
          <text:p/>
        </draw:line>
        <draw:line draw:style-name="gr71" draw:text-style-name="P2" draw:layer="layout" svg:x1="5.215cm" svg:y1="10.269cm" svg:x2="5.215cm" svg:y2="5.631cm">
          <text:p/>
        </draw:line>
        <draw:polygon draw:style-name="gr72" draw:text-style-name="P18" draw:layer="layout" svg:width="0cm" svg:height="0cm" svg:x="7.165cm" svg:y="5.526cm" svg:viewBox="0 0 0 0" draw:points="0,0">
          <text:p/>
        </draw:polygon>
        <draw:polyline draw:style-name="gr73" draw:text-style-name="P18" draw:layer="layout" svg:width="0cm" svg:height="0cm" svg:x="7.165cm" svg:y="5.526cm" svg:viewBox="0 0 0 0" draw:points="0,0">
          <text:p/>
        </draw:polyline>
        <draw:polygon draw:style-name="gr74" draw:text-style-name="P18" draw:layer="layout" svg:width="0cm" svg:height="0cm" svg:x="8.147cm" svg:y="5.526cm" svg:viewBox="0 0 0 0" draw:points="0,0">
          <text:p/>
        </draw:polygon>
        <draw:polyline draw:style-name="gr75" draw:text-style-name="P18" draw:layer="layout" svg:width="0cm" svg:height="0cm" svg:x="8.147cm" svg:y="5.526cm" svg:viewBox="0 0 0 0" draw:points="0,0">
          <text:p/>
        </draw:polyline>
        <draw:polygon draw:style-name="gr76" draw:text-style-name="P19" draw:layer="layout" svg:width="0cm" svg:height="0cm" svg:x="9.13cm" svg:y="5.526cm" svg:viewBox="0 0 0 0" draw:points="0,0">
          <text:p/>
        </draw:polygon>
        <draw:polyline draw:style-name="gr77" draw:text-style-name="P2" draw:layer="layout" svg:width="0cm" svg:height="0cm" svg:x="9.13cm" svg:y="5.526cm" svg:viewBox="0 0 0 0" draw:points="0,0">
          <text:p/>
        </draw:polyline>
        <draw:polygon draw:style-name="gr76" draw:text-style-name="P19" draw:layer="layout" svg:width="0cm" svg:height="0cm" svg:x="9.621cm" svg:y="8.688cm" svg:viewBox="0 0 0 0" draw:points="0,0">
          <text:p/>
        </draw:polygon>
        <draw:polyline draw:style-name="gr77" draw:text-style-name="P2" draw:layer="layout" svg:width="0cm" svg:height="0cm" svg:x="9.621cm" svg:y="8.688cm" svg:viewBox="0 0 0 0" draw:points="0,0">
          <text:p/>
        </draw:polyline>
        <draw:polygon draw:style-name="gr76" draw:text-style-name="P19" draw:layer="layout" svg:width="0cm" svg:height="0cm" svg:x="9.621cm" svg:y="7.897cm" svg:viewBox="0 0 0 0" draw:points="0,0">
          <text:p/>
        </draw:polygon>
        <draw:polyline draw:style-name="gr77" draw:text-style-name="P2" draw:layer="layout" svg:width="0cm" svg:height="0cm" svg:x="9.621cm" svg:y="7.897cm" svg:viewBox="0 0 0 0" draw:points="0,0">
          <text:p/>
        </draw:polyline>
        <draw:polygon draw:style-name="gr76" draw:text-style-name="P19" draw:layer="layout" svg:width="0cm" svg:height="0cm" svg:x="9.621cm" svg:y="7.107cm" svg:viewBox="0 0 0 0" draw:points="0,0">
          <text:p/>
        </draw:polygon>
        <draw:polyline draw:style-name="gr77" draw:text-style-name="P2" draw:layer="layout" svg:width="0cm" svg:height="0cm" svg:x="9.621cm" svg:y="7.107cm" svg:viewBox="0 0 0 0" draw:points="0,0">
          <text:p/>
        </draw:polyline>
        <draw:polygon draw:style-name="gr76" draw:text-style-name="P19" draw:layer="layout" svg:width="0cm" svg:height="0cm" svg:x="9.621cm" svg:y="6.316cm" svg:viewBox="0 0 0 0" draw:points="0,0">
          <text:p/>
        </draw:polygon>
        <draw:polyline draw:style-name="gr77" draw:text-style-name="P2" draw:layer="layout" svg:width="0cm" svg:height="0cm" svg:x="9.621cm" svg:y="6.316cm" svg:viewBox="0 0 0 0" draw:points="0,0">
          <text:p/>
        </draw:polyline>
        <draw:line draw:style-name="gr71" draw:text-style-name="P2" draw:layer="layout" svg:x1="4.709cm" svg:y1="5.526cm" svg:x2="9.622cm" svg:y2="5.526cm">
          <text:p/>
        </draw:line>
        <draw:polygon draw:style-name="gr76" draw:text-style-name="P19" draw:layer="layout" svg:width="0cm" svg:height="0cm" svg:x="9.621cm" svg:y="5.526cm" svg:viewBox="0 0 0 0" draw:points="0,0">
          <text:p/>
        </draw:polygon>
        <draw:polyline draw:style-name="gr77" draw:text-style-name="P2" draw:layer="layout" svg:width="0cm" svg:height="0cm" svg:x="9.621cm" svg:y="5.526cm" svg:viewBox="0 0 0 0" draw:points="0,0">
          <text:p/>
        </draw:polyline>
        <draw:polygon draw:style-name="gr78" draw:text-style-name="P20" draw:layer="layout" svg:width="0cm" svg:height="0cm" svg:x="14.147cm" svg:y="5.266cm" svg:viewBox="0 0 0 0" draw:points="0,0">
          <text:p/>
        </draw:polygon>
        <draw:polyline draw:style-name="gr77" draw:text-style-name="P2" draw:layer="layout" svg:width="0cm" svg:height="0cm" svg:x="14.147cm" svg:y="5.266cm" svg:viewBox="0 0 0 0" draw:points="0,0">
          <text:p/>
        </draw:polyline>
        <draw:line draw:style-name="gr79" draw:text-style-name="P20" draw:layer="layout" svg:x1="14.461cm" svg:y1="9.313cm" svg:x2="14.461cm" svg:y2="5.266cm">
          <text:p/>
        </draw:line>
        <draw:polygon draw:style-name="gr78" draw:text-style-name="P20" draw:layer="layout" svg:width="0cm" svg:height="0cm" svg:x="15.126cm" svg:y="5.266cm" svg:viewBox="0 0 0 0" draw:points="0,0">
          <text:p/>
        </draw:polygon>
        <draw:polyline draw:style-name="gr77" draw:text-style-name="P2" draw:layer="layout" svg:width="0cm" svg:height="0cm" svg:x="15.126cm" svg:y="5.266cm" svg:viewBox="0 0 0 0" draw:points="0,0">
          <text:p/>
        </draw:polyline>
        <draw:polygon draw:style-name="gr78" draw:text-style-name="P20" draw:layer="layout" svg:width="0cm" svg:height="0cm" svg:x="16.105cm" svg:y="5.266cm" svg:viewBox="0 0 0 0" draw:points="0,0">
          <text:p/>
        </draw:polygon>
        <draw:polyline draw:style-name="gr77" draw:text-style-name="P2" draw:layer="layout" svg:width="0cm" svg:height="0cm" svg:x="16.105cm" svg:y="5.266cm" svg:viewBox="0 0 0 0" draw:points="0,0">
          <text:p/>
        </draw:polyline>
        <draw:polygon draw:style-name="gr78" draw:text-style-name="P20" draw:layer="layout" svg:width="0cm" svg:height="0cm" svg:x="17.084cm" svg:y="5.266cm" svg:viewBox="0 0 0 0" draw:points="0,0">
          <text:p/>
        </draw:polygon>
        <draw:polyline draw:style-name="gr77" draw:text-style-name="P2" draw:layer="layout" svg:width="0cm" svg:height="0cm" svg:x="17.084cm" svg:y="5.266cm" svg:viewBox="0 0 0 0" draw:points="0,0">
          <text:p/>
        </draw:polyline>
        <draw:polygon draw:style-name="gr76" draw:text-style-name="P19" draw:layer="layout" svg:width="0cm" svg:height="0cm" svg:x="18.063cm" svg:y="5.266cm" svg:viewBox="0 0 0 0" draw:points="0,0">
          <text:p/>
        </draw:polygon>
        <draw:polyline draw:style-name="gr77" draw:text-style-name="P2" draw:layer="layout" svg:width="0cm" svg:height="0cm" svg:x="18.063cm" svg:y="5.266cm" svg:viewBox="0 0 0 0" draw:points="0,0">
          <text:p/>
        </draw:polyline>
        <draw:line draw:style-name="gr80" draw:text-style-name="P2" draw:layer="layout" svg:x1="13.658cm" svg:y1="8.504cm" svg:x2="18.455cm" svg:y2="8.504cm">
          <text:p/>
        </draw:line>
        <draw:polygon draw:style-name="gr76" draw:text-style-name="P19" draw:layer="layout" svg:width="0cm" svg:height="0cm" svg:x="18.553cm" svg:y="8.504cm" svg:viewBox="0 0 0 0" draw:points="0,0">
          <text:p/>
        </draw:polygon>
        <draw:polyline draw:style-name="gr77" draw:text-style-name="P2" draw:layer="layout" svg:width="0cm" svg:height="0cm" svg:x="18.553cm" svg:y="8.504cm" svg:viewBox="0 0 0 0" draw:points="0,0">
          <text:p/>
        </draw:polyline>
        <draw:line draw:style-name="gr80" draw:text-style-name="P2" draw:layer="layout" svg:x1="13.658cm" svg:y1="7.694cm" svg:x2="18.455cm" svg:y2="7.694cm">
          <text:p/>
        </draw:line>
        <draw:polygon draw:style-name="gr76" draw:text-style-name="P19" draw:layer="layout" svg:width="0cm" svg:height="0cm" svg:x="18.553cm" svg:y="7.694cm" svg:viewBox="0 0 0 0" draw:points="0,0">
          <text:p/>
        </draw:polygon>
        <draw:polyline draw:style-name="gr77" draw:text-style-name="P2" draw:layer="layout" svg:width="0cm" svg:height="0cm" svg:x="18.553cm" svg:y="7.694cm" svg:viewBox="0 0 0 0" draw:points="0,0">
          <text:p/>
        </draw:polyline>
        <draw:line draw:style-name="gr80" draw:text-style-name="P2" draw:layer="layout" svg:x1="13.658cm" svg:y1="6.885cm" svg:x2="18.455cm" svg:y2="6.885cm">
          <text:p/>
        </draw:line>
        <draw:polygon draw:style-name="gr76" draw:text-style-name="P19" draw:layer="layout" svg:width="0cm" svg:height="0cm" svg:x="18.553cm" svg:y="6.885cm" svg:viewBox="0 0 0 0" draw:points="0,0">
          <text:p/>
        </draw:polygon>
        <draw:polyline draw:style-name="gr77" draw:text-style-name="P2" draw:layer="layout" svg:width="0cm" svg:height="0cm" svg:x="18.553cm" svg:y="6.885cm" svg:viewBox="0 0 0 0" draw:points="0,0">
          <text:p/>
        </draw:polyline>
        <draw:line draw:style-name="gr80" draw:text-style-name="P2" draw:layer="layout" svg:x1="13.658cm" svg:y1="6.075cm" svg:x2="18.455cm" svg:y2="6.075cm">
          <text:p/>
        </draw:line>
        <draw:polygon draw:style-name="gr76" draw:text-style-name="P19" draw:layer="layout" svg:width="0cm" svg:height="0cm" svg:x="18.553cm" svg:y="6.075cm" svg:viewBox="0 0 0 0" draw:points="0,0">
          <text:p/>
        </draw:polygon>
        <draw:polyline draw:style-name="gr77" draw:text-style-name="P2" draw:layer="layout" svg:width="0cm" svg:height="0cm" svg:x="18.553cm" svg:y="6.075cm" svg:viewBox="0 0 0 0" draw:points="0,0">
          <text:p/>
        </draw:polyline>
        <draw:polygon draw:style-name="gr76" draw:text-style-name="P19" draw:layer="layout" svg:width="0cm" svg:height="0cm" svg:x="18.553cm" svg:y="5.266cm" svg:viewBox="0 0 0 0" draw:points="0,0">
          <text:p/>
        </draw:polygon>
        <draw:polyline draw:style-name="gr77" draw:text-style-name="P2" draw:layer="layout" svg:width="0cm" svg:height="0cm" svg:x="18.553cm" svg:y="5.266cm" svg:viewBox="0 0 0 0" draw:points="0,0">
          <text:p/>
        </draw:polyline>
        <draw:polygon draw:style-name="gr81" draw:text-style-name="P21" draw:layer="layout" svg:width="0.077cm" svg:height="0.923cm" svg:x="14.225cm" svg:y="8.389cm" svg:viewBox="0 0 78 924" draw:points="0,924 78,924 78,0 0,0">
          <text:p/>
        </draw:polygon>
        <draw:polygon draw:style-name="gr81" draw:text-style-name="P21" draw:layer="layout" svg:width="0.077cm" svg:height="3.202cm" svg:x="14.303cm" svg:y="6.11cm" svg:viewBox="0 0 78 3203" draw:points="0,3203 78,3203 78,0 0,0">
          <text:p/>
        </draw:polygon>
        <draw:polygon draw:style-name="gr81" draw:text-style-name="P21" draw:layer="layout" svg:width="0.077cm" svg:height="3.489cm" svg:x="14.381cm" svg:y="5.823cm" svg:viewBox="0 0 78 3490" draw:points="0,3490 78,3490 78,0 0,0">
          <text:p/>
        </draw:polygon>
        <draw:polygon draw:style-name="gr81" draw:text-style-name="P21" draw:layer="layout" svg:width="0.077cm" svg:height="2.089cm" svg:x="14.459cm" svg:y="7.223cm" svg:viewBox="0 0 78 2090" draw:points="0,2090 78,2090 78,0 0,0">
          <text:p/>
        </draw:polygon>
        <draw:polygon draw:style-name="gr81" draw:text-style-name="P21" draw:layer="layout" svg:width="0.077cm" svg:height="1.616cm" svg:x="14.537cm" svg:y="7.697cm" svg:viewBox="0 0 78 1617" draw:points="0,1617 78,1617 78,0 0,0">
          <text:p/>
        </draw:polygon>
        <draw:polygon draw:style-name="gr81" draw:text-style-name="P21" draw:layer="layout" svg:width="0.077cm" svg:height="1.449cm" svg:x="14.615cm" svg:y="7.863cm" svg:viewBox="0 0 78 1450" draw:points="0,1450 78,1450 78,0 0,0">
          <text:p/>
        </draw:polygon>
        <draw:polygon draw:style-name="gr81" draw:text-style-name="P21" draw:layer="layout" svg:width="0.077cm" svg:height="1.116cm" svg:x="14.693cm" svg:y="8.196cm" svg:viewBox="0 0 78 1117" draw:points="0,1117 78,1117 78,0 0,0">
          <text:p/>
        </draw:polygon>
        <draw:polygon draw:style-name="gr81" draw:text-style-name="P21" draw:layer="layout" svg:width="0.077cm" svg:height="0.677cm" svg:x="14.85cm" svg:y="8.636cm" svg:viewBox="0 0 78 678" draw:points="0,678 78,678 78,0 0,0">
          <text:p/>
        </draw:polygon>
        <draw:polygon draw:style-name="gr81" draw:text-style-name="P21" draw:layer="layout" svg:width="0.077cm" svg:height="0.571cm" svg:x="14.928cm" svg:y="8.741cm" svg:viewBox="0 0 78 572" draw:points="0,572 78,572 78,0 0,0">
          <text:p/>
        </draw:polygon>
        <draw:polygon draw:style-name="gr81" draw:text-style-name="P21" draw:layer="layout" svg:width="0.077cm" svg:height="0.503cm" svg:x="15.006cm" svg:y="8.81cm" svg:viewBox="0 0 78 504" draw:points="0,504 78,504 78,0 0,0">
          <text:p/>
        </draw:polygon>
        <draw:polygon draw:style-name="gr81" draw:text-style-name="P21" draw:layer="layout" svg:width="0.077cm" svg:height="0.53cm" svg:x="15.084cm" svg:y="8.783cm" svg:viewBox="0 0 78 531" draw:points="0,531 78,531 78,0 0,0">
          <text:p/>
        </draw:polygon>
        <draw:polygon draw:style-name="gr81" draw:text-style-name="P21" draw:layer="layout" svg:width="0.077cm" svg:height="0.436cm" svg:x="15.162cm" svg:y="8.876cm" svg:viewBox="0 0 78 437" draw:points="0,437 78,437 78,0 0,0">
          <text:p/>
        </draw:polygon>
        <draw:polygon draw:style-name="gr81" draw:text-style-name="P21" draw:layer="layout" svg:width="0.077cm" svg:height="0.418cm" svg:x="15.24cm" svg:y="8.895cm" svg:viewBox="0 0 78 419" draw:points="0,419 78,419 78,0 0,0">
          <text:p/>
        </draw:polygon>
        <draw:polygon draw:style-name="gr81" draw:text-style-name="P21" draw:layer="layout" svg:width="0.077cm" svg:height="0.368cm" svg:x="15.318cm" svg:y="8.944cm" svg:viewBox="0 0 78 369" draw:points="0,369 78,369 78,0 0,0">
          <text:p/>
        </draw:polygon>
        <draw:polygon draw:style-name="gr81" draw:text-style-name="P21" draw:layer="layout" svg:width="0.077cm" svg:height="0.314cm" svg:x="15.396cm" svg:y="8.999cm" svg:viewBox="0 0 78 315" draw:points="0,315 78,315 78,0 0,0">
          <text:p/>
        </draw:polygon>
        <draw:polygon draw:style-name="gr81" draw:text-style-name="P21" draw:layer="layout" svg:width="0.077cm" svg:height="0.38cm" svg:x="15.474cm" svg:y="8.932cm" svg:viewBox="0 0 78 381" draw:points="0,381 78,381 78,0 0,0">
          <text:p/>
        </draw:polygon>
        <draw:polygon draw:style-name="gr81" draw:text-style-name="P21" draw:layer="layout" svg:width="0.077cm" svg:height="0.291cm" svg:x="15.552cm" svg:y="9.021cm" svg:viewBox="0 0 78 292" draw:points="0,292 78,292 78,0 0,0">
          <text:p/>
        </draw:polygon>
        <draw:polygon draw:style-name="gr81" draw:text-style-name="P21" draw:layer="layout" svg:width="0.077cm" svg:height="0.268cm" svg:x="15.63cm" svg:y="9.044cm" svg:viewBox="0 0 78 269" draw:points="0,269 78,269 78,0 0,0">
          <text:p/>
        </draw:polygon>
        <draw:polygon draw:style-name="gr81" draw:text-style-name="P21" draw:layer="layout" svg:width="0.077cm" svg:height="0.259cm" svg:x="15.708cm" svg:y="9.054cm" svg:viewBox="0 0 78 260" draw:points="0,260 78,260 78,0 0,0">
          <text:p/>
        </draw:polygon>
        <draw:polygon draw:style-name="gr81" draw:text-style-name="P21" draw:layer="layout" svg:width="0.077cm" svg:height="0.259cm" svg:x="15.786cm" svg:y="9.054cm" svg:viewBox="0 0 78 260" draw:points="0,260 78,260 78,0 0,0">
          <text:p/>
        </draw:polygon>
        <draw:polygon draw:style-name="gr81" draw:text-style-name="P21" draw:layer="layout" svg:width="0.077cm" svg:height="0.228cm" svg:x="15.864cm" svg:y="9.084cm" svg:viewBox="0 0 78 229" draw:points="0,229 78,229 78,0 0,0">
          <text:p/>
        </draw:polygon>
        <draw:polygon draw:style-name="gr81" draw:text-style-name="P21" draw:layer="layout" svg:width="0.077cm" svg:height="0.24cm" svg:x="15.942cm" svg:y="9.073cm" svg:viewBox="0 0 78 241" draw:points="0,241 78,241 78,0 0,0">
          <text:p/>
        </draw:polygon>
        <draw:polygon draw:style-name="gr81" draw:text-style-name="P21" draw:layer="layout" svg:width="0.077cm" svg:height="0.259cm" svg:x="16.02cm" svg:y="9.054cm" svg:viewBox="0 0 78 260" draw:points="0,260 78,260 78,0 0,0">
          <text:p/>
        </draw:polygon>
        <draw:polygon draw:style-name="gr81" draw:text-style-name="P21" draw:layer="layout" svg:width="0.077cm" svg:height="0.219cm" svg:x="16.098cm" svg:y="9.094cm" svg:viewBox="0 0 78 220" draw:points="0,220 78,220 78,0 0,0">
          <text:p/>
        </draw:polygon>
        <draw:polygon draw:style-name="gr81" draw:text-style-name="P21" draw:layer="layout" svg:width="0.077cm" svg:height="0.177cm" svg:x="16.176cm" svg:y="9.136cm" svg:viewBox="0 0 78 178" draw:points="0,178 78,178 78,0 0,0">
          <text:p/>
        </draw:polygon>
        <draw:polygon draw:style-name="gr81" draw:text-style-name="P21" draw:layer="layout" svg:width="0.077cm" svg:height="0.175cm" svg:x="16.254cm" svg:y="9.137cm" svg:viewBox="0 0 78 176" draw:points="0,176 78,176 78,0 0,0">
          <text:p/>
        </draw:polygon>
        <draw:polygon draw:style-name="gr81" draw:text-style-name="P21" draw:layer="layout" svg:width="0.077cm" svg:height="0.149cm" svg:x="16.332cm" svg:y="9.164cm" svg:viewBox="0 0 78 150" draw:points="0,150 78,150 78,0 0,0">
          <text:p/>
        </draw:polygon>
        <draw:polygon draw:style-name="gr81" draw:text-style-name="P21" draw:layer="layout" svg:width="0.077cm" svg:height="0.097cm" svg:x="16.41cm" svg:y="9.215cm" svg:viewBox="0 0 78 98" draw:points="0,98 78,98 78,0 0,0">
          <text:p/>
        </draw:polygon>
        <draw:polygon draw:style-name="gr81" draw:text-style-name="P21" draw:layer="layout" svg:width="0.077cm" svg:height="0.069cm" svg:x="16.488cm" svg:y="9.243cm" svg:viewBox="0 0 78 70" draw:points="0,70 78,70 78,0 0,0">
          <text:p/>
        </draw:polygon>
        <draw:polygon draw:style-name="gr81" draw:text-style-name="P21" draw:layer="layout" svg:width="0.077cm" svg:height="0.064cm" svg:x="16.566cm" svg:y="9.249cm" svg:viewBox="0 0 78 65" draw:points="0,65 78,65 78,0 0,0">
          <text:p/>
        </draw:polygon>
        <draw:polygon draw:style-name="gr81" draw:text-style-name="P21" draw:layer="layout" svg:width="0.077cm" svg:height="0.054cm" svg:x="16.644cm" svg:y="9.259cm" svg:viewBox="0 0 78 55" draw:points="0,55 78,55 78,0 0,0">
          <text:p/>
        </draw:polygon>
        <draw:polygon draw:style-name="gr81" draw:text-style-name="P21" draw:layer="layout" svg:width="0.077cm" svg:height="0.043cm" svg:x="16.722cm" svg:y="9.27cm" svg:viewBox="0 0 78 44" draw:points="0,44 78,44 78,0 0,0">
          <text:p/>
        </draw:polygon>
        <draw:polygon draw:style-name="gr81" draw:text-style-name="P21" draw:layer="layout" svg:width="0.077cm" svg:height="0.043cm" svg:x="16.8cm" svg:y="9.27cm" svg:viewBox="0 0 78 44" draw:points="0,44 78,44 78,0 0,0">
          <text:p/>
        </draw:polygon>
        <draw:polygon draw:style-name="gr81" draw:text-style-name="P21" draw:layer="layout" svg:width="0.077cm" svg:height="0.03cm" svg:x="16.878cm" svg:y="9.283cm" svg:viewBox="0 0 78 31" draw:points="0,31 78,31 78,0 0,0">
          <text:p/>
        </draw:polygon>
        <draw:polygon draw:style-name="gr81" draw:text-style-name="P21" draw:layer="layout" svg:width="0.077cm" svg:height="0.034cm" svg:x="16.956cm" svg:y="9.28cm" svg:viewBox="0 0 78 35" draw:points="0,35 78,35 78,0 0,0">
          <text:p/>
        </draw:polygon>
        <draw:polygon draw:style-name="gr81" draw:text-style-name="P21" draw:layer="layout" svg:width="0.077cm" svg:height="0.043cm" svg:x="17.034cm" svg:y="9.27cm" svg:viewBox="0 0 78 44" draw:points="0,44 78,44 78,0 0,0">
          <text:p/>
        </draw:polygon>
        <draw:polygon draw:style-name="gr81" draw:text-style-name="P21" draw:layer="layout" svg:width="0.077cm" svg:height="0.035cm" svg:x="17.112cm" svg:y="9.277cm" svg:viewBox="0 0 78 36" draw:points="0,36 78,36 78,0 0,0">
          <text:p/>
        </draw:polygon>
        <draw:polyline draw:style-name="gr82" draw:text-style-name="P2" draw:layer="layout" svg:width="4.378cm" svg:height="3.079cm" svg:x="13.909cm" svg:y="6.233cm" svg:viewBox="0 0 4379 3080" draw:points="0,3080 69,3079 103,3077 138,3068 172,3044 207,2981 241,2847 276,2596 310,2202 345,1673 379,1078 414,530 448,146 483,0 517,89 552,345 586,672 621,985 655,1240 690,1434 724,1582 758,1706 827,1936 862,2046 896,2149 931,2245 965,2328 1000,2398 1034,2456 1069,2497 1103,2528 1138,2548 1207,2581 1241,2599 1310,2639 1345,2657 1414,2688 1448,2702 1483,2714 1517,2724 1621,2750 1655,2762 1759,2803 1793,2812 1828,2817 2000,2835 2069,2837 2103,2837 2138,2840 2172,2847 2207,2857 2310,2892 2414,2924 2483,2951 2552,2979 2586,2991 2620,3001 2655,3007 2724,3018 2827,3029 3000,3044 3069,3045 3138,3043 3172,3044 3207,3047 3276,3054 3345,3063 3414,3067 3689,3071 3793,3069 3896,3071 4068,3076 4310,3080 4379,3080">
          <text:p/>
        </draw:polyline>
        <draw:polyline draw:style-name="gr73" draw:text-style-name="P18" draw:layer="layout" svg:width="0cm" svg:height="0cm" svg:x="5.205cm" svg:y="9.448cm" svg:viewBox="0 0 0 0" draw:points="0,0">
          <text:p/>
        </draw:polyline>
        <draw:polygon draw:style-name="gr72" draw:text-style-name="P18" draw:layer="layout" svg:width="0cm" svg:height="0cm" svg:x="5.827cm" svg:y="9.448cm" svg:viewBox="0 0 0 0" draw:points="0,0">
          <text:p/>
        </draw:polygon>
        <draw:polyline draw:style-name="gr73" draw:text-style-name="P18" draw:layer="layout" svg:width="0cm" svg:height="0cm" svg:x="5.827cm" svg:y="9.448cm" svg:viewBox="0 0 0 0" draw:points="0,0">
          <text:p/>
        </draw:polyline>
        <draw:polygon draw:style-name="gr83" draw:text-style-name="P22" draw:layer="layout" svg:width="0cm" svg:height="0cm" svg:x="6.448cm" svg:y="9.448cm" svg:viewBox="0 0 0 0" draw:points="0,0">
          <text:p/>
        </draw:polygon>
        <draw:polyline draw:style-name="gr84" draw:text-style-name="P22" draw:layer="layout" svg:width="0cm" svg:height="0cm" svg:x="6.448cm" svg:y="9.448cm" svg:viewBox="0 0 0 0" draw:points="0,0">
          <text:p/>
        </draw:polyline>
        <draw:polygon draw:style-name="gr83" draw:text-style-name="P22" draw:layer="layout" svg:width="0cm" svg:height="0cm" svg:x="7.07cm" svg:y="9.448cm" svg:viewBox="0 0 0 0" draw:points="0,0">
          <text:p/>
        </draw:polygon>
        <draw:polyline draw:style-name="gr84" draw:text-style-name="P22" draw:layer="layout" svg:width="0cm" svg:height="0cm" svg:x="7.07cm" svg:y="9.448cm" svg:viewBox="0 0 0 0" draw:points="0,0">
          <text:p/>
        </draw:polyline>
        <draw:polygon draw:style-name="gr83" draw:text-style-name="P22" draw:layer="layout" svg:width="0cm" svg:height="0cm" svg:x="7.692cm" svg:y="9.448cm" svg:viewBox="0 0 0 0" draw:points="0,0">
          <text:p/>
        </draw:polygon>
        <draw:polyline draw:style-name="gr84" draw:text-style-name="P22" draw:layer="layout" svg:width="0cm" svg:height="0cm" svg:x="7.692cm" svg:y="9.448cm" svg:viewBox="0 0 0 0" draw:points="0,0">
          <text:p/>
        </draw:polyline>
        <draw:polygon draw:style-name="gr74" draw:text-style-name="P18" draw:layer="layout" svg:width="0cm" svg:height="0cm" svg:x="8.314cm" svg:y="9.448cm" svg:viewBox="0 0 0 0" draw:points="0,0">
          <text:p/>
        </draw:polygon>
        <draw:polyline draw:style-name="gr75" draw:text-style-name="P18" draw:layer="layout" svg:width="0cm" svg:height="0cm" svg:x="8.314cm" svg:y="9.448cm" svg:viewBox="0 0 0 0" draw:points="0,0">
          <text:p/>
        </draw:polyline>
        <draw:polygon draw:style-name="gr85" draw:text-style-name="P23" draw:layer="layout" svg:width="0.076cm" svg:height="0.369cm" draw:transform="rotate (-3.14159265358979) translate (5.280910396622cm 9.4515685152298cm)" svg:viewBox="0 0 77 370" draw:points="77,370 0,370 0,0 77,0">
          <text:p/>
        </draw:polygon>
        <draw:polygon draw:style-name="gr81" draw:text-style-name="P21" draw:layer="layout" svg:width="0.077cm" svg:height="3.314cm" svg:x="5.282cm" svg:y="6.133cm" svg:viewBox="0 0 78 3315" draw:points="0,3315 78,3315 78,0 0,0">
          <text:p/>
        </draw:polygon>
        <draw:polygon draw:style-name="gr81" draw:text-style-name="P21" draw:layer="layout" svg:width="0.076cm" svg:height="4.004cm" svg:x="5.359cm" svg:y="5.443cm" svg:viewBox="0 0 77 4005" draw:points="0,4005 77,4005 77,0 0,0">
          <text:p/>
        </draw:polygon>
        <draw:polygon draw:style-name="gr81" draw:text-style-name="P21" draw:layer="layout" svg:width="0.077cm" svg:height="2.157cm" svg:x="5.436cm" svg:y="7.29cm" svg:viewBox="0 0 78 2158" draw:points="0,2158 78,2158 78,0 0,0">
          <text:p/>
        </draw:polygon>
        <draw:polygon draw:style-name="gr81" draw:text-style-name="P21" draw:layer="layout" svg:width="0.076cm" svg:height="1.951cm" svg:x="5.513cm" svg:y="7.496cm" svg:viewBox="0 0 77 1952" draw:points="0,1952 77,1952 77,0 0,0">
          <text:p/>
        </draw:polygon>
        <draw:polygon draw:style-name="gr81" draw:text-style-name="P21" draw:layer="layout" svg:width="0.077cm" svg:height="1.617cm" svg:x="5.591cm" svg:y="7.831cm" svg:viewBox="0 0 78 1618" draw:points="0,1618 78,1618 78,0 0,0">
          <text:p/>
        </draw:polygon>
        <draw:polygon draw:style-name="gr81" draw:text-style-name="P21" draw:layer="layout" svg:width="0.076cm" svg:height="1.144cm" svg:x="5.668cm" svg:y="8.303cm" svg:viewBox="0 0 77 1145" draw:points="0,1145 77,1145 77,0 0,0">
          <text:p/>
        </draw:polygon>
        <draw:polygon draw:style-name="gr81" draw:text-style-name="P21" draw:layer="layout" svg:width="0.077cm" svg:height="0.965cm" svg:x="5.745cm" svg:y="8.483cm" svg:viewBox="0 0 78 966" draw:points="0,966 78,966 78,0 0,0">
          <text:p/>
        </draw:polygon>
        <draw:polygon draw:style-name="gr81" draw:text-style-name="P21" draw:layer="layout" svg:width="0.076cm" svg:height="0.727cm" svg:x="5.822cm" svg:y="8.72cm" svg:viewBox="0 0 77 728" draw:points="0,728 77,728 77,0 0,0">
          <text:p/>
        </draw:polygon>
        <draw:polygon draw:style-name="gr81" draw:text-style-name="P21" draw:layer="layout" svg:width="0.077cm" svg:height="0.58cm" svg:x="5.899cm" svg:y="8.867cm" svg:viewBox="0 0 78 581" draw:points="0,581 78,581 78,0 0,0">
          <text:p/>
        </draw:polygon>
        <draw:polygon draw:style-name="gr81" draw:text-style-name="P21" draw:layer="layout" svg:width="0.076cm" svg:height="0.462cm" svg:x="5.977cm" svg:y="8.985cm" svg:viewBox="0 0 77 463" draw:points="0,463 77,463 77,0 0,0">
          <text:p/>
        </draw:polygon>
        <draw:polygon draw:style-name="gr81" draw:text-style-name="P21" draw:layer="layout" svg:width="0.077cm" svg:height="0.459cm" svg:x="6.054cm" svg:y="8.988cm" svg:viewBox="0 0 78 460" draw:points="0,460 78,460 78,0 0,0">
          <text:p/>
        </draw:polygon>
        <draw:polygon draw:style-name="gr81" draw:text-style-name="P21" draw:layer="layout" svg:width="0.076cm" svg:height="0.448cm" svg:x="6.131cm" svg:y="8.999cm" svg:viewBox="0 0 77 449" draw:points="0,449 77,449 77,0 0,0">
          <text:p/>
        </draw:polygon>
        <draw:polygon draw:style-name="gr81" draw:text-style-name="P21" draw:layer="layout" svg:width="0.077cm" svg:height="0.35cm" svg:x="6.208cm" svg:y="9.097cm" svg:viewBox="0 0 78 351" draw:points="0,351 78,351 78,0 0,0">
          <text:p/>
        </draw:polygon>
        <draw:polygon draw:style-name="gr81" draw:text-style-name="P21" draw:layer="layout" svg:width="0.076cm" svg:height="0.306cm" svg:x="6.286cm" svg:y="9.141cm" svg:viewBox="0 0 77 307" draw:points="0,307 77,307 77,0 0,0">
          <text:p/>
        </draw:polygon>
        <draw:polygon draw:style-name="gr81" draw:text-style-name="P21" draw:layer="layout" svg:width="0.077cm" svg:height="0.275cm" svg:x="6.363cm" svg:y="9.172cm" svg:viewBox="0 0 78 276" draw:points="0,276 78,276 78,0 0,0">
          <text:p/>
        </draw:polygon>
        <draw:polygon draw:style-name="gr81" draw:text-style-name="P21" draw:layer="layout" svg:width="0.076cm" svg:height="0.265cm" svg:x="6.44cm" svg:y="9.182cm" svg:viewBox="0 0 77 266" draw:points="0,266 77,266 77,0 0,0">
          <text:p/>
        </draw:polygon>
        <draw:polygon draw:style-name="gr81" draw:text-style-name="P21" draw:layer="layout" svg:width="0.077cm" svg:height="0.209cm" svg:x="6.517cm" svg:y="9.238cm" svg:viewBox="0 0 78 210" draw:points="0,210 78,210 78,0 0,0">
          <text:p/>
        </draw:polygon>
        <draw:polygon draw:style-name="gr81" draw:text-style-name="P21" draw:layer="layout" svg:width="0.076cm" svg:height="0.174cm" svg:x="6.595cm" svg:y="9.273cm" svg:viewBox="0 0 77 175" draw:points="0,175 77,175 77,0 0,0">
          <text:p/>
        </draw:polygon>
        <draw:polygon draw:style-name="gr81" draw:text-style-name="P21" draw:layer="layout" svg:width="0.077cm" svg:height="0.163cm" svg:x="6.672cm" svg:y="9.284cm" svg:viewBox="0 0 78 164" draw:points="0,164 78,164 78,0 0,0">
          <text:p/>
        </draw:polygon>
        <draw:polygon draw:style-name="gr81" draw:text-style-name="P21" draw:layer="layout" svg:width="0.076cm" svg:height="0.111cm" svg:x="6.749cm" svg:y="9.336cm" svg:viewBox="0 0 77 112" draw:points="0,112 77,112 77,0 0,0">
          <text:p/>
        </draw:polygon>
        <draw:polygon draw:style-name="gr81" draw:text-style-name="P21" draw:layer="layout" svg:width="0.077cm" svg:height="0.097cm" svg:x="6.826cm" svg:y="9.35cm" svg:viewBox="0 0 78 98" draw:points="0,98 78,98 78,0 0,0">
          <text:p/>
        </draw:polygon>
        <draw:polygon draw:style-name="gr81" draw:text-style-name="P21" draw:layer="layout" svg:width="0.076cm" svg:height="0.074cm" svg:x="6.904cm" svg:y="9.374cm" svg:viewBox="0 0 77 75" draw:points="0,75 77,75 77,0 0,0">
          <text:p/>
        </draw:polygon>
        <draw:polygon draw:style-name="gr81" draw:text-style-name="P21" draw:layer="layout" svg:width="0.077cm" svg:height="0.058cm" svg:x="6.981cm" svg:y="9.39cm" svg:viewBox="0 0 78 59" draw:points="0,59 78,59 78,0 0,0">
          <text:p/>
        </draw:polygon>
        <draw:polygon draw:style-name="gr81" draw:text-style-name="P21" draw:layer="layout" svg:width="0.076cm" svg:height="0.061cm" svg:x="7.058cm" svg:y="9.387cm" svg:viewBox="0 0 77 62" draw:points="0,62 77,62 77,0 0,0">
          <text:p/>
        </draw:polygon>
        <draw:polygon draw:style-name="gr81" draw:text-style-name="P21" draw:layer="layout" svg:width="0.077cm" svg:height="0.044cm" svg:x="7.135cm" svg:y="9.404cm" svg:viewBox="0 0 78 45" draw:points="0,45 78,45 78,0 0,0">
          <text:p/>
        </draw:polygon>
        <draw:polygon draw:style-name="gr81" draw:text-style-name="P21" draw:layer="layout" svg:width="0.076cm" svg:height="0.042cm" svg:x="7.213cm" svg:y="9.405cm" svg:viewBox="0 0 77 43" draw:points="0,43 77,43 77,0 0,0">
          <text:p/>
        </draw:polygon>
        <draw:polygon draw:style-name="gr81" draw:text-style-name="P21" draw:layer="layout" svg:width="0.077cm" svg:height="0.034cm" svg:x="7.29cm" svg:y="9.413cm" svg:viewBox="0 0 78 35" draw:points="0,35 78,35 78,0 0,0">
          <text:p/>
        </draw:polygon>
        <draw:polygon draw:style-name="gr86" draw:text-style-name="P21" draw:layer="layout" svg:width="0.076cm" svg:height="0.026cm" svg:x="7.367cm" svg:y="9.421cm" svg:viewBox="0 0 77 27" draw:points="0,27 77,27 77,0 0,0">
          <text:p/>
        </draw:polygon>
        <draw:polygon draw:style-name="gr86" draw:text-style-name="P21" draw:layer="layout" svg:width="0.077cm" svg:height="0.021cm" svg:x="7.444cm" svg:y="9.426cm" svg:viewBox="0 0 78 22" draw:points="0,22 78,22 78,0 0,0">
          <text:p/>
        </draw:polygon>
        <draw:polygon draw:style-name="gr86" draw:text-style-name="P21" draw:layer="layout" svg:width="0.076cm" svg:height="0.016cm" svg:x="7.522cm" svg:y="9.432cm" svg:viewBox="0 0 77 17" draw:points="0,17 77,17 77,0 0,0">
          <text:p/>
        </draw:polygon>
        <draw:polygon draw:style-name="gr86" draw:text-style-name="P21" draw:layer="layout" svg:width="0.077cm" svg:height="0.023cm" svg:x="7.599cm" svg:y="9.424cm" svg:viewBox="0 0 78 24" draw:points="0,24 78,24 78,0 0,0">
          <text:p/>
        </draw:polygon>
        <draw:polygon draw:style-name="gr86" draw:text-style-name="P21" draw:layer="layout" svg:width="0.076cm" svg:height="0.014cm" svg:x="7.676cm" svg:y="9.434cm" svg:viewBox="0 0 77 15" draw:points="0,15 77,15 77,0 0,0">
          <text:p/>
        </draw:polygon>
        <draw:polygon draw:style-name="gr86" draw:text-style-name="P21" draw:layer="layout" svg:width="0.077cm" svg:height="0.012cm" svg:x="7.753cm" svg:y="9.435cm" svg:viewBox="0 0 78 13" draw:points="0,13 78,13 78,0 0,0">
          <text:p/>
        </draw:polygon>
        <draw:polygon draw:style-name="gr87" draw:text-style-name="P24" draw:layer="layout" svg:width="0.076cm" svg:height="0.009cm" svg:x="7.831cm" svg:y="9.438cm" svg:viewBox="0 0 77 10" draw:points="0,10 77,10 77,0 0,0">
          <text:p/>
        </draw:polygon>
        <draw:polygon draw:style-name="gr87" draw:text-style-name="P24" draw:layer="layout" svg:width="0.077cm" svg:height="0.007cm" svg:x="7.908cm" svg:y="9.44cm" svg:viewBox="0 0 78 8" draw:points="0,8 78,8 78,0 0,0">
          <text:p/>
        </draw:polygon>
        <draw:polygon draw:style-name="gr87" draw:text-style-name="P24" draw:layer="layout" svg:width="0.076cm" svg:height="0.001cm" svg:x="7.985cm" svg:y="9.447cm" svg:viewBox="0 0 77 2" draw:points="0,2 77,2 77,0 0,0">
          <text:p/>
        </draw:polygon>
        <draw:polygon draw:style-name="gr87" draw:text-style-name="P24" draw:layer="layout" svg:width="0.077cm" svg:height="0.004cm" svg:x="8.062cm" svg:y="9.443cm" svg:viewBox="0 0 78 5" draw:points="0,5 78,5 78,0 0,0">
          <text:p/>
        </draw:polygon>
        <draw:polygon draw:style-name="gr87" draw:text-style-name="P24" draw:layer="layout" svg:width="0.076cm" svg:height="0.001cm" svg:x="8.14cm" svg:y="9.447cm" svg:viewBox="0 0 77 2" draw:points="0,2 77,2 77,0 0,0">
          <text:p/>
        </draw:polygon>
        <draw:polygon draw:style-name="gr87" draw:text-style-name="P24" draw:layer="layout" svg:width="0.077cm" svg:height="0.004cm" svg:x="8.217cm" svg:y="9.443cm" svg:viewBox="0 0 78 5" draw:points="0,5 78,5 78,0 0,0">
          <text:p/>
        </draw:polygon>
        <draw:polygon draw:style-name="gr87" draw:text-style-name="P24" draw:layer="layout" svg:width="0.076cm" svg:height="0cm" svg:x="8.294cm" svg:y="9.448cm" svg:viewBox="0 0 77 0" draw:points="0,0 77,0">
          <text:p/>
        </draw:polygon>
        <draw:polyline draw:style-name="gr88" draw:text-style-name="P2" draw:layer="layout" svg:width="4.169cm" svg:height="3.953cm" svg:x="5.051cm" svg:y="5.494cm" svg:viewBox="0 0 4170 3954" draw:points="0,3954 33,3953 66,3950 99,3938 131,3892 164,3732 197,3283 230,2388 263,1187 296,220 328,0 361,479 394,1152 427,1611 460,1816 492,1917 525,2033 558,2186 657,2710 690,2860 722,2983 755,3086 788,3171 821,3245 854,3311 887,3365 920,3408 952,3448 985,3484 1018,3506 1051,3514 1084,3515 1117,3521 1149,3537 1182,3564 1215,3598 1248,3629 1281,3652 1314,3666 1412,3691 1445,3703 1478,3719 1543,3756 1609,3784 1707,3825 1773,3850 1806,3860 1872,3873 1970,3891 2036,3897 2101,3904 2167,3910 2233,3915 2397,3932 2594,3935 2692,3942 2856,3945 2922,3949 3119,3952 3217,3951 3349,3954 3644,3953 4170,3954">
          <text:p/>
        </draw:polyline>
        <draw:polygon draw:style-name="gr25" draw:text-style-name="P2" draw:layer="layout" svg:width="4.792cm" svg:height="4.03cm" svg:x="13.663cm" svg:y="5.291cm" svg:viewBox="0 0 4793 4031" draw:points="2398,4031 0,4031 0,0 4793,0 4793,4031">
          <text:p/>
        </draw:polygon>
        <draw:line draw:style-name="gr79" draw:text-style-name="P20" draw:layer="layout" svg:x1="15.261cm" svg:y1="9.314cm" svg:x2="15.261cm" svg:y2="5.267cm">
          <text:p/>
        </draw:line>
        <draw:line draw:style-name="gr79" draw:text-style-name="P20" draw:layer="layout" svg:x1="16.061cm" svg:y1="9.315cm" svg:x2="16.061cm" svg:y2="5.268cm">
          <text:p/>
        </draw:line>
        <draw:line draw:style-name="gr79" draw:text-style-name="P20" draw:layer="layout" svg:x1="16.861cm" svg:y1="9.316cm" svg:x2="16.861cm" svg:y2="5.269cm">
          <text:p/>
        </draw:line>
        <draw:line draw:style-name="gr80" draw:text-style-name="P2" draw:layer="layout" svg:x1="17.651cm" svg:y1="9.317cm" svg:x2="17.651cm" svg:y2="5.27cm">
          <text:p/>
        </draw:line>
        <draw:polygon draw:style-name="gr72" draw:text-style-name="P18" draw:layer="layout" svg:width="0cm" svg:height="0cm" svg:x="5.122cm" svg:y="5.394cm" svg:viewBox="0 0 0 0" draw:points="0,0">
          <text:p/>
        </draw:polygon>
        <draw:polyline draw:style-name="gr73" draw:text-style-name="P18" draw:layer="layout" svg:width="0cm" svg:height="0cm" svg:x="5.122cm" svg:y="5.394cm" svg:viewBox="0 0 0 0" draw:points="0,0">
          <text:p/>
        </draw:polyline>
        <draw:polygon draw:style-name="gr72" draw:text-style-name="P18" draw:layer="layout" svg:width="0cm" svg:height="0cm" svg:x="6.101cm" svg:y="5.394cm" svg:viewBox="0 0 0 0" draw:points="0,0">
          <text:p/>
        </draw:polygon>
        <draw:polyline draw:style-name="gr73" draw:text-style-name="P18" draw:layer="layout" svg:width="0cm" svg:height="0cm" svg:x="6.101cm" svg:y="5.394cm" svg:viewBox="0 0 0 0" draw:points="0,0">
          <text:p/>
        </draw:polyline>
        <draw:polygon draw:style-name="gr72" draw:text-style-name="P18" draw:layer="layout" svg:width="0cm" svg:height="0cm" svg:x="7.08cm" svg:y="5.394cm" svg:viewBox="0 0 0 0" draw:points="0,0">
          <text:p/>
        </draw:polygon>
        <draw:polyline draw:style-name="gr73" draw:text-style-name="P18" draw:layer="layout" svg:width="0cm" svg:height="0cm" svg:x="7.08cm" svg:y="5.394cm" svg:viewBox="0 0 0 0" draw:points="0,0">
          <text:p/>
        </draw:polyline>
        <draw:polygon draw:style-name="gr74" draw:text-style-name="P18" draw:layer="layout" svg:width="0cm" svg:height="0cm" svg:x="8.059cm" svg:y="5.394cm" svg:viewBox="0 0 0 0" draw:points="0,0">
          <text:p/>
        </draw:polygon>
        <draw:polyline draw:style-name="gr75" draw:text-style-name="P18" draw:layer="layout" svg:width="0cm" svg:height="0cm" svg:x="8.059cm" svg:y="5.394cm" svg:viewBox="0 0 0 0" draw:points="0,0">
          <text:p/>
        </draw:polyline>
        <draw:polygon draw:style-name="gr76" draw:text-style-name="P19" draw:layer="layout" svg:width="0cm" svg:height="0cm" svg:x="9.038cm" svg:y="5.394cm" svg:viewBox="0 0 0 0" draw:points="0,0">
          <text:p/>
        </draw:polygon>
        <draw:polyline draw:style-name="gr77" draw:text-style-name="P2" draw:layer="layout" svg:width="0cm" svg:height="0cm" svg:x="9.038cm" svg:y="5.394cm" svg:viewBox="0 0 0 0" draw:points="0,0">
          <text:p/>
        </draw:polyline>
        <draw:line draw:style-name="gr80" draw:text-style-name="P2" draw:layer="layout" svg:x1="4.633cm" svg:y1="8.632cm" svg:x2="9.43cm" svg:y2="8.632cm">
          <text:p/>
        </draw:line>
        <draw:polygon draw:style-name="gr76" draw:text-style-name="P19" draw:layer="layout" svg:width="0cm" svg:height="0cm" svg:x="9.528cm" svg:y="8.632cm" svg:viewBox="0 0 0 0" draw:points="0,0">
          <text:p/>
        </draw:polygon>
        <draw:polyline draw:style-name="gr77" draw:text-style-name="P2" draw:layer="layout" svg:width="0cm" svg:height="0cm" svg:x="9.528cm" svg:y="8.632cm" svg:viewBox="0 0 0 0" draw:points="0,0">
          <text:p/>
        </draw:polyline>
        <draw:line draw:style-name="gr80" draw:text-style-name="P2" draw:layer="layout" svg:x1="4.633cm" svg:y1="7.822cm" svg:x2="9.43cm" svg:y2="7.822cm">
          <text:p/>
        </draw:line>
        <draw:polygon draw:style-name="gr76" draw:text-style-name="P19" draw:layer="layout" svg:width="0cm" svg:height="0cm" svg:x="9.528cm" svg:y="7.822cm" svg:viewBox="0 0 0 0" draw:points="0,0">
          <text:p/>
        </draw:polygon>
        <draw:polyline draw:style-name="gr77" draw:text-style-name="P2" draw:layer="layout" svg:width="0cm" svg:height="0cm" svg:x="9.528cm" svg:y="7.822cm" svg:viewBox="0 0 0 0" draw:points="0,0">
          <text:p/>
        </draw:polyline>
        <draw:line draw:style-name="gr80" draw:text-style-name="P2" draw:layer="layout" svg:x1="4.633cm" svg:y1="7.013cm" svg:x2="9.43cm" svg:y2="7.013cm">
          <text:p/>
        </draw:line>
        <draw:polygon draw:style-name="gr76" draw:text-style-name="P19" draw:layer="layout" svg:width="0cm" svg:height="0cm" svg:x="9.528cm" svg:y="7.013cm" svg:viewBox="0 0 0 0" draw:points="0,0">
          <text:p/>
        </draw:polygon>
        <draw:polyline draw:style-name="gr77" draw:text-style-name="P2" draw:layer="layout" svg:width="0cm" svg:height="0cm" svg:x="9.528cm" svg:y="7.013cm" svg:viewBox="0 0 0 0" draw:points="0,0">
          <text:p/>
        </draw:polyline>
        <draw:line draw:style-name="gr80" draw:text-style-name="P2" draw:layer="layout" svg:x1="4.633cm" svg:y1="6.203cm" svg:x2="9.43cm" svg:y2="6.203cm">
          <text:p/>
        </draw:line>
        <draw:polygon draw:style-name="gr76" draw:text-style-name="P19" draw:layer="layout" svg:width="0cm" svg:height="0cm" svg:x="9.528cm" svg:y="6.203cm" svg:viewBox="0 0 0 0" draw:points="0,0">
          <text:p/>
        </draw:polygon>
        <draw:polyline draw:style-name="gr77" draw:text-style-name="P2" draw:layer="layout" svg:width="0cm" svg:height="0cm" svg:x="9.528cm" svg:y="6.203cm" svg:viewBox="0 0 0 0" draw:points="0,0">
          <text:p/>
        </draw:polyline>
        <draw:line draw:style-name="gr71" draw:text-style-name="P2" draw:layer="layout" svg:x1="4.633cm" svg:y1="5.394cm" svg:x2="9.527cm" svg:y2="5.394cm">
          <text:p/>
        </draw:line>
        <draw:polygon draw:style-name="gr76" draw:text-style-name="P19" draw:layer="layout" svg:width="0cm" svg:height="0cm" svg:x="9.528cm" svg:y="5.394cm" svg:viewBox="0 0 0 0" draw:points="0,0">
          <text:p/>
        </draw:polygon>
        <draw:polyline draw:style-name="gr77" draw:text-style-name="P2" draw:layer="layout" svg:width="0cm" svg:height="0cm" svg:x="9.528cm" svg:y="5.394cm" svg:viewBox="0 0 0 0" draw:points="0,0">
          <text:p/>
        </draw:polyline>
        <draw:line draw:style-name="gr89" draw:text-style-name="P18" draw:layer="layout" svg:x1="7.836cm" svg:y1="9.444cm" svg:x2="7.836cm" svg:y2="5.397cm">
          <text:p/>
        </draw:line>
        <draw:line draw:style-name="gr80" draw:text-style-name="P2" draw:layer="layout" svg:x1="8.626cm" svg:y1="9.445cm" svg:x2="8.626cm" svg:y2="5.398cm">
          <text:p/>
        </draw:line>
        <draw:frame draw:style-name="gr27" draw:text-style-name="P10" draw:layer="layout" svg:width="0.489cm" svg:height="0.421cm" svg:x="4.012cm" svg:y="8.416cm">
          <draw:text-box>
            <text:p><text:span text:style-name="T7">0.2</text:span></text:p>
          </draw:text-box>
        </draw:frame>
        <draw:frame draw:style-name="gr27" draw:text-style-name="P11" draw:layer="layout" svg:width="0.489cm" svg:height="0.421cm" svg:x="4.012cm" svg:y="7.645cm">
          <draw:text-box>
            <text:p text:style-name="P12"><text:span text:style-name="T6">0.4</text:span></text:p>
          </draw:text-box>
        </draw:frame>
        <draw:frame draw:style-name="gr27" draw:text-style-name="P10" draw:layer="layout" svg:width="0.489cm" svg:height="0.421cm" svg:x="4.012cm" svg:y="6.774cm">
          <draw:text-box>
            <text:p><text:span text:style-name="T7">0.6</text:span></text:p>
          </draw:text-box>
        </draw:frame>
        <draw:frame draw:style-name="gr27" draw:text-style-name="P11" draw:layer="layout" svg:width="0.489cm" svg:height="0.421cm" svg:x="4.012cm" svg:y="6.027cm">
          <draw:text-box>
            <text:p text:style-name="P12"><text:span text:style-name="T6">0.8</text:span></text:p>
          </draw:text-box>
        </draw:frame>
        <draw:frame draw:style-name="gr27" draw:text-style-name="P11" draw:layer="layout" svg:width="0.489cm" svg:height="0.421cm" svg:x="4.012cm" svg:y="5.257cm">
          <draw:text-box>
            <text:p text:style-name="P12"><text:span text:style-name="T6">1.0</text:span></text:p>
          </draw:text-box>
        </draw:frame>
        <draw:frame draw:style-name="gr27" draw:text-style-name="P10" draw:layer="layout" svg:width="0.489cm" svg:height="0.421cm" svg:x="4.012cm" svg:y="9.259cm">
          <draw:text-box>
            <text:p><text:span text:style-name="T4">0.0</text:span></text:p>
          </draw:text-box>
        </draw:frame>
        <draw:frame draw:style-name="gr90" draw:text-style-name="P15" draw:layer="layout" svg:width="5.158cm" svg:height="0.713cm" svg:x="4.547cm" svg:y="9.558cm">
          <draw:text-box>
            <text:p text:style-name="P4"><text:span text:style-name="T5">0.0 <text:s/>0.4 <text:s text:c="3"/>0.8 <text:s text:c="4"/>1.2 <text:s text:c="3"/>1.6 <text:s text:c="3"/>2.0 <text:s text:c="3"/>2.4</text:span></text:p>
            <text:p text:style-name="P4"><text:span text:style-name="T5"><text:s text:c="21"/></text:span><text:span text:style-name="T5">Reading</text:span></text:p>
          </draw:text-box>
        </draw:frame>
        <draw:frame draw:style-name="gr91" draw:text-style-name="P11" draw:layer="layout" svg:width="3.325cm" svg:height="0.357cm" draw:transform="rotate (1.5707963267949) translate (3.54cm 8.784cm)">
          <draw:text-box>
            <text:p text:style-name="P4"><text:span text:style-name="T5">Distribution density</text:span></text:p>
          </draw:text-box>
        </draw:frame>
        <draw:frame draw:style-name="gr90" draw:text-style-name="P15" draw:layer="layout" svg:width="5.158cm" svg:height="0.713cm" svg:x="13.585cm" svg:y="9.431cm">
          <draw:text-box>
            <text:p text:style-name="P4"><text:span text:style-name="T5">0.0 <text:s/>0.4 <text:s text:c="3"/>0.8 <text:s text:c="4"/>1.2 <text:s text:c="3"/>1.6 <text:s text:c="3"/>2.0 <text:s text:c="3"/>2.4</text:span></text:p>
            <text:p text:style-name="P4"><text:span text:style-name="T5"><text:s text:c="21"/></text:span><text:span text:style-name="T5">Reading</text:span></text:p>
          </draw:text-box>
        </draw:frame>
        <draw:frame draw:style-name="gr27" draw:text-style-name="P10" draw:layer="layout" svg:width="0.489cm" svg:height="0.421cm" svg:x="13.134cm" svg:y="8.297cm">
          <draw:text-box>
            <text:p><text:span text:style-name="T7">0.2</text:span></text:p>
          </draw:text-box>
        </draw:frame>
        <draw:frame draw:style-name="gr27" draw:text-style-name="P11" draw:layer="layout" svg:width="0.489cm" svg:height="0.421cm" svg:x="13.134cm" svg:y="7.526cm">
          <draw:text-box>
            <text:p text:style-name="P12"><text:span text:style-name="T6">0.4</text:span></text:p>
          </draw:text-box>
        </draw:frame>
        <draw:frame draw:style-name="gr27" draw:text-style-name="P10" draw:layer="layout" svg:width="0.489cm" svg:height="0.421cm" svg:x="13.134cm" svg:y="6.655cm">
          <draw:text-box>
            <text:p><text:span text:style-name="T7">0.6</text:span></text:p>
          </draw:text-box>
        </draw:frame>
        <draw:frame draw:style-name="gr27" draw:text-style-name="P11" draw:layer="layout" svg:width="0.489cm" svg:height="0.421cm" svg:x="13.134cm" svg:y="5.908cm">
          <draw:text-box>
            <text:p text:style-name="P12"><text:span text:style-name="T6">0.8</text:span></text:p>
          </draw:text-box>
        </draw:frame>
        <draw:frame draw:style-name="gr27" draw:text-style-name="P11" draw:layer="layout" svg:width="0.489cm" svg:height="0.421cm" svg:x="13.134cm" svg:y="5.138cm">
          <draw:text-box>
            <text:p text:style-name="P12"><text:span text:style-name="T6">1.0</text:span></text:p>
          </draw:text-box>
        </draw:frame>
        <draw:frame draw:style-name="gr27" draw:text-style-name="P10" draw:layer="layout" svg:width="0.489cm" svg:height="0.421cm" svg:x="13.134cm" svg:y="9.14cm">
          <draw:text-box>
            <text:p><text:span text:style-name="T4">0.0</text:span></text:p>
          </draw:text-box>
        </draw:frame>
        <draw:frame draw:style-name="gr92" draw:text-style-name="P11" draw:layer="layout" svg:width="3.481cm" svg:height="0.357cm" draw:transform="rotate (1.5707963267949) translate (12.784cm 8.832cm)">
          <draw:text-box>
            <text:p text:style-name="P4"><text:span text:style-name="T5">Distribution density</text:span></text:p>
          </draw:text-box>
        </draw:frame>
        <draw:polygon draw:style-name="gr81" draw:text-style-name="P21" draw:layer="layout" svg:width="0.077cm" svg:height="0.864cm" svg:x="14.775cm" svg:y="8.45cm" svg:viewBox="0 0 78 865" draw:points="0,865 78,865 78,0 0,0">
          <text:p/>
        </draw:polygon>
        <draw:line draw:style-name="gr89" draw:text-style-name="P18" draw:layer="layout" svg:x1="7.036cm" svg:y1="9.445cm" svg:x2="7.036cm" svg:y2="5.398cm">
          <text:p/>
        </draw:line>
        <draw:line draw:style-name="gr89" draw:text-style-name="P18" draw:layer="layout" svg:x1="6.236cm" svg:y1="9.446cm" svg:x2="6.236cm" svg:y2="5.399cm">
          <text:p/>
        </draw:line>
        <draw:line draw:style-name="gr89" draw:text-style-name="P18" draw:layer="layout" svg:x1="5.436cm" svg:y1="9.447cm" svg:x2="5.436cm" svg:y2="5.4cm">
          <text:p/>
        </draw:line>
        <draw:polygon draw:style-name="gr25" draw:text-style-name="P2" draw:layer="layout" svg:width="4.792cm" svg:height="4.03cm" svg:x="4.626cm" svg:y="5.42cm" svg:viewBox="0 0 4793 4031" draw:points="2398,4031 0,4031 0,0 4793,0 4793,4031">
          <text:p/>
        </draw:polygon>
        <draw:polygon draw:style-name="gr81" draw:text-style-name="P21" draw:layer="layout" svg:width="0.077cm" svg:height="0.285cm" svg:x="14.154cm" svg:y="9.028cm" svg:viewBox="0 0 78 286" draw:points="0,286 78,286 78,0 0,0">
          <text:p/>
        </draw:polygon>
        <draw:line draw:style-name="gr93" draw:text-style-name="P8" draw:layer="layout" svg:x1="11.989cm" svg:y1="25.299cm" svg:x2="16.942cm" svg:y2="25.299cm">
          <text:p/>
        </draw:line>
        <draw:line draw:style-name="gr93" draw:text-style-name="P8" draw:layer="layout" svg:x1="11.989cm" svg:y1="25.299cm" svg:x2="11.989cm" svg:y2="22.378cm">
          <text:p/>
        </draw:line>
        <draw:line draw:style-name="gr94" draw:text-style-name="P8" draw:layer="layout" svg:x1="12.097cm" svg:y1="24.029cm" svg:x2="13.494cm" svg:y2="24.41cm">
          <text:p/>
        </draw:line>
        <draw:line draw:style-name="gr95" draw:text-style-name="P8" draw:layer="layout" svg:x1="14.764cm" svg:y1="24.283cm" svg:x2="13.495cm" svg:y2="24.411cm">
          <text:p/>
        </draw:line>
        <draw:line draw:style-name="gr94" draw:text-style-name="P8" draw:layer="layout" svg:x1="14.765cm" svg:y1="24.283cm" svg:x2="15.986cm" svg:y2="23.86cm">
          <text:p/>
        </draw:line>
        <draw:frame draw:style-name="gr96" draw:text-style-name="P25" draw:layer="layout" svg:width="0.508cm" svg:height="0.962cm" svg:x="12.081cm" svg:y="23.402cm">
          <draw:text-box>
            <text:p><text:span text:style-name="T9">β</text:span></text:p>
          </draw:text-box>
        </draw:frame>
        <draw:frame draw:style-name="gr96" draw:text-style-name="P25" draw:layer="layout" svg:width="0.508cm" svg:height="0.962cm" svg:x="13.643cm" svg:y="23.618cm">
          <draw:text-box>
            <text:p><text:span text:style-name="T9">β</text:span></text:p>
          </draw:text-box>
        </draw:frame>
        <draw:frame draw:style-name="gr97" draw:text-style-name="P25" draw:layer="layout" svg:width="0.354cm" svg:height="0.729cm" svg:x="15.097cm" svg:y="23.179cm">
          <draw:text-box>
            <text:p><text:span text:style-name="T9">β</text:span></text:p>
          </draw:text-box>
        </draw:frame>
        <draw:frame draw:style-name="gr98" draw:text-style-name="P26" draw:layer="layout" svg:width="0.621cm" svg:height="0.493cm" svg:x="12.19cm" svg:y="23.752cm">
          <draw:text-box>
            <text:p><text:span text:style-name="T10">0</text:span></text:p>
          </draw:text-box>
        </draw:frame>
        <draw:frame draw:style-name="gr98" draw:text-style-name="P26" draw:layer="layout" svg:width="0.621cm" svg:height="0.493cm" svg:x="13.753cm" svg:y="23.969cm">
          <draw:text-box>
            <text:p><text:span text:style-name="T10">1</text:span></text:p>
          </draw:text-box>
        </draw:frame>
        <draw:frame draw:style-name="gr98" draw:text-style-name="P26" draw:layer="layout" svg:width="0.621cm" svg:height="0.493cm" svg:x="15.053cm" svg:y="23.538cm">
          <draw:text-box>
            <text:p><text:span text:style-name="T10">2</text:span></text:p>
          </draw:text-box>
        </draw:frame>
        <draw:line draw:style-name="gr99" draw:text-style-name="P8" draw:layer="layout" svg:x1="13.517cm" svg:y1="24.41cm" svg:x2="13.517cm" svg:y2="25.299cm">
          <text:p/>
        </draw:line>
        <draw:line draw:style-name="gr99" draw:text-style-name="P8" draw:layer="layout" svg:x1="14.694cm" svg:y1="24.234cm" svg:x2="14.694cm" svg:y2="25.299cm">
          <text:p/>
        </draw:line>
        <draw:frame draw:style-name="gr98" draw:text-style-name="P26" draw:layer="layout" svg:width="0.621cm" svg:height="0.493cm" svg:x="13.292cm" svg:y="25.37cm">
          <draw:text-box>
            <text:p><text:span text:style-name="T10">0</text:span></text:p>
          </draw:text-box>
        </draw:frame>
        <draw:frame draw:style-name="gr100" draw:text-style-name="P27" draw:layer="layout" svg:width="0.599cm" svg:height="0.649cm" svg:x="13.208cm" svg:y="25.242cm">
          <draw:text-box>
            <text:p><text:span text:style-name="T11">t</text:span></text:p>
          </draw:text-box>
        </draw:frame>
        <draw:frame draw:style-name="gr98" draw:text-style-name="P26" draw:layer="layout" svg:width="0.621cm" svg:height="0.493cm" svg:x="14.47cm" svg:y="25.371cm">
          <draw:text-box>
            <text:p><text:span text:style-name="T10">1</text:span></text:p>
          </draw:text-box>
        </draw:frame>
        <draw:frame draw:style-name="gr100" draw:text-style-name="P27" draw:layer="layout" svg:width="0.599cm" svg:height="0.649cm" svg:x="14.386cm" svg:y="25.243cm">
          <draw:text-box>
            <text:p><text:span text:style-name="T11">t</text:span></text:p>
          </draw:text-box>
        </draw:frame>
        <draw:frame draw:style-name="gr101" draw:text-style-name="P11" draw:layer="layout" svg:width="1.788cm" svg:height="0.357cm" svg:x="15.214cm" svg:y="25.377cm">
          <draw:text-box>
            <text:p text:style-name="P4"><text:span text:style-name="T5">Temperature</text:span></text:p>
          </draw:text-box>
        </draw:frame>
        <draw:frame draw:style-name="gr67" draw:text-style-name="P17" draw:layer="layout" svg:width="2.965cm" svg:height="0.357cm" draw:transform="rotate (1.5707963267949) translate (11.424cm 25.304cm)">
          <draw:text-box>
            <text:p text:style-name="P4"><text:span text:style-name="T8">Consumption, kWh</text:span></text:p>
          </draw:text-box>
        </draw:frame>
        <draw:frame draw:style-name="gr97" draw:text-style-name="P25" draw:layer="layout" svg:width="0.508cm" svg:height="0.729cm" svg:x="12.481cm" svg:y="23.387cm">
          <draw:text-box>
            <text:p><text:span text:style-name="T9">b</text:span></text:p>
          </draw:text-box>
        </draw:frame>
        <draw:frame draw:style-name="gr98" draw:text-style-name="P26" draw:layer="layout" svg:width="0.621cm" svg:height="0.493cm" svg:x="12.659cm" svg:y="23.706cm">
          <draw:text-box>
            <text:p><text:span text:style-name="T10">0</text:span></text:p>
          </draw:text-box>
        </draw:frame>
        <draw:frame draw:style-name="gr100" draw:text-style-name="P28" draw:layer="layout" svg:width="0.599cm" svg:height="0.649cm" svg:x="12.311cm" svg:y="23.444cm">
          <draw:text-box>
            <text:p><text:span text:style-name="T12">,</text:span></text:p>
          </draw:text-box>
        </draw:frame>
        <draw:frame draw:style-name="gr98" draw:text-style-name="P26" draw:layer="layout" svg:width="0.621cm" svg:height="0.493cm" svg:x="14.26cm" svg:y="23.907cm">
          <draw:text-box>
            <text:p><text:span text:style-name="T10">1</text:span></text:p>
          </draw:text-box>
        </draw:frame>
        <draw:frame draw:style-name="gr100" draw:text-style-name="P28" draw:layer="layout" svg:width="0.599cm" svg:height="0.649cm" svg:x="13.912cm" svg:y="23.645cm">
          <draw:text-box>
            <text:p><text:span text:style-name="T12">,</text:span></text:p>
          </draw:text-box>
        </draw:frame>
        <draw:frame draw:style-name="gr97" draw:text-style-name="P25" draw:layer="layout" svg:width="0.354cm" svg:height="0.729cm" svg:x="14.228cm" svg:y="23.603cm">
          <draw:text-box>
            <text:p><text:span text:style-name="T9">b</text:span></text:p>
          </draw:text-box>
        </draw:frame>
        <draw:frame draw:style-name="gr97" draw:text-style-name="P25" draw:layer="layout" svg:width="0.354cm" svg:height="0.729cm" svg:x="15.528cm" svg:y="23.204cm">
          <draw:text-box>
            <text:p><text:span text:style-name="T9">b</text:span></text:p>
          </draw:text-box>
        </draw:frame>
        <draw:frame draw:style-name="gr98" draw:text-style-name="P26" draw:layer="layout" svg:width="0.621cm" svg:height="0.493cm" svg:x="15.56cm" svg:y="23.507cm">
          <draw:text-box>
            <text:p><text:span text:style-name="T10">2</text:span></text:p>
          </draw:text-box>
        </draw:frame>
        <draw:frame draw:style-name="gr100" draw:text-style-name="P28" draw:layer="layout" svg:width="0.599cm" svg:height="0.649cm" svg:x="15.189cm" svg:y="23.245cm">
          <draw:text-box>
            <text:p><text:span text:style-name="T12">,</text:span></text:p>
          </draw:text-box>
        </draw:frame>
      </draw:page>
      <draw:page draw:name="page5" draw:style-name="dp1" draw:master-page-name="Default">
        <draw:polygon draw:style-name="gr102" draw:text-style-name="P2" draw:layer="layout" svg:width="3.051cm" svg:height="3.333cm" svg:x="1.884cm" svg:y="1.257cm" svg:viewBox="0 0 3052 3334" draw:points="1526,3334 0,3334 0,0 3052,0 3052,3334">
          <text:p/>
        </draw:polygon>
        <draw:line draw:style-name="gr103" draw:text-style-name="P2" draw:layer="layout" svg:x1="4.935cm" svg:y1="4.589cm" svg:x2="1.884cm" svg:y2="4.589cm">
          <text:p/>
        </draw:line>
        <draw:line draw:style-name="gr103" draw:text-style-name="P2" draw:layer="layout" svg:x1="4.935cm" svg:y1="4.113cm" svg:x2="1.884cm" svg:y2="4.113cm">
          <text:p/>
        </draw:line>
        <draw:line draw:style-name="gr103" draw:text-style-name="P2" draw:layer="layout" svg:x1="4.935cm" svg:y1="3.637cm" svg:x2="1.884cm" svg:y2="3.637cm">
          <text:p/>
        </draw:line>
        <draw:line draw:style-name="gr103" draw:text-style-name="P2" draw:layer="layout" svg:x1="4.935cm" svg:y1="3.16cm" svg:x2="1.884cm" svg:y2="3.16cm">
          <text:p/>
        </draw:line>
        <draw:line draw:style-name="gr103" draw:text-style-name="P2" draw:layer="layout" svg:x1="4.935cm" svg:y1="2.684cm" svg:x2="1.884cm" svg:y2="2.684cm">
          <text:p/>
        </draw:line>
        <draw:line draw:style-name="gr103" draw:text-style-name="P2" draw:layer="layout" svg:x1="4.935cm" svg:y1="2.208cm" svg:x2="1.884cm" svg:y2="2.208cm">
          <text:p/>
        </draw:line>
        <draw:line draw:style-name="gr103" draw:text-style-name="P2" draw:layer="layout" svg:x1="4.935cm" svg:y1="1.731cm" svg:x2="1.884cm" svg:y2="1.731cm">
          <text:p/>
        </draw:line>
        <draw:line draw:style-name="gr102" draw:text-style-name="P2" draw:layer="layout" svg:x1="1.884cm" svg:y1="4.704cm" svg:x2="1.884cm" svg:y2="4.589cm">
          <text:p/>
        </draw:line>
        <draw:line draw:style-name="gr102" draw:text-style-name="P2" draw:layer="layout" svg:x1="1.884cm" svg:y1="4.704cm" svg:x2="1.884cm" svg:y2="4.589cm">
          <text:p/>
        </draw:line>
        <draw:line draw:style-name="gr102" draw:text-style-name="P2" draw:layer="layout" svg:x1="2.647cm" svg:y1="4.704cm" svg:x2="2.647cm" svg:y2="4.589cm">
          <text:p/>
        </draw:line>
        <draw:line draw:style-name="gr102" draw:text-style-name="P2" draw:layer="layout" svg:x1="2.647cm" svg:y1="4.704cm" svg:x2="2.647cm" svg:y2="4.589cm">
          <text:p/>
        </draw:line>
        <draw:line draw:style-name="gr102" draw:text-style-name="P2" draw:layer="layout" svg:x1="3.409cm" svg:y1="4.704cm" svg:x2="3.409cm" svg:y2="4.589cm">
          <text:p/>
        </draw:line>
        <draw:line draw:style-name="gr102" draw:text-style-name="P2" draw:layer="layout" svg:x1="3.409cm" svg:y1="4.704cm" svg:x2="3.409cm" svg:y2="4.589cm">
          <text:p/>
        </draw:line>
        <draw:line draw:style-name="gr102" draw:text-style-name="P2" draw:layer="layout" svg:x1="4.171cm" svg:y1="4.704cm" svg:x2="4.171cm" svg:y2="4.589cm">
          <text:p/>
        </draw:line>
        <draw:line draw:style-name="gr102" draw:text-style-name="P2" draw:layer="layout" svg:x1="4.171cm" svg:y1="4.704cm" svg:x2="4.171cm" svg:y2="4.589cm">
          <text:p/>
        </draw:line>
        <draw:line draw:style-name="gr102" draw:text-style-name="P2" draw:layer="layout" svg:x1="4.935cm" svg:y1="4.704cm" svg:x2="4.935cm" svg:y2="4.589cm">
          <text:p/>
        </draw:line>
        <draw:line draw:style-name="gr102" draw:text-style-name="P2" draw:layer="layout" svg:x1="4.935cm" svg:y1="4.704cm" svg:x2="4.935cm" svg:y2="4.589cm">
          <text:p/>
        </draw:line>
        <draw:line draw:style-name="gr102" draw:text-style-name="P2" draw:layer="layout" svg:x1="1.884cm" svg:y1="4.589cm" svg:x2="4.935cm" svg:y2="4.589cm">
          <text:p/>
        </draw:line>
        <draw:line draw:style-name="gr102" draw:text-style-name="P2" draw:layer="layout" svg:x1="1.768cm" svg:y1="4.589cm" svg:x2="1.884cm" svg:y2="4.589cm">
          <text:p/>
        </draw:line>
        <draw:line draw:style-name="gr102" draw:text-style-name="P2" draw:layer="layout" svg:x1="1.768cm" svg:y1="4.589cm" svg:x2="1.884cm" svg:y2="4.589cm">
          <text:p/>
        </draw:line>
        <draw:line draw:style-name="gr102" draw:text-style-name="P2" draw:layer="layout" svg:x1="1.768cm" svg:y1="4.113cm" svg:x2="1.884cm" svg:y2="4.113cm">
          <text:p/>
        </draw:line>
        <draw:line draw:style-name="gr102" draw:text-style-name="P2" draw:layer="layout" svg:x1="1.768cm" svg:y1="4.113cm" svg:x2="1.884cm" svg:y2="4.113cm">
          <text:p/>
        </draw:line>
        <draw:line draw:style-name="gr102" draw:text-style-name="P2" draw:layer="layout" svg:x1="1.768cm" svg:y1="3.637cm" svg:x2="1.884cm" svg:y2="3.637cm">
          <text:p/>
        </draw:line>
        <draw:line draw:style-name="gr102" draw:text-style-name="P2" draw:layer="layout" svg:x1="1.768cm" svg:y1="3.637cm" svg:x2="1.884cm" svg:y2="3.637cm">
          <text:p/>
        </draw:line>
        <draw:line draw:style-name="gr102" draw:text-style-name="P2" draw:layer="layout" svg:x1="1.768cm" svg:y1="3.161cm" svg:x2="1.884cm" svg:y2="3.161cm">
          <text:p/>
        </draw:line>
        <draw:line draw:style-name="gr102" draw:text-style-name="P2" draw:layer="layout" svg:x1="1.768cm" svg:y1="3.161cm" svg:x2="1.884cm" svg:y2="3.161cm">
          <text:p/>
        </draw:line>
        <draw:line draw:style-name="gr102" draw:text-style-name="P2" draw:layer="layout" svg:x1="1.768cm" svg:y1="2.684cm" svg:x2="1.884cm" svg:y2="2.684cm">
          <text:p/>
        </draw:line>
        <draw:line draw:style-name="gr102" draw:text-style-name="P2" draw:layer="layout" svg:x1="1.768cm" svg:y1="2.684cm" svg:x2="1.884cm" svg:y2="2.684cm">
          <text:p/>
        </draw:line>
        <draw:line draw:style-name="gr102" draw:text-style-name="P2" draw:layer="layout" svg:x1="1.768cm" svg:y1="2.208cm" svg:x2="1.884cm" svg:y2="2.208cm">
          <text:p/>
        </draw:line>
        <draw:line draw:style-name="gr102" draw:text-style-name="P2" draw:layer="layout" svg:x1="1.768cm" svg:y1="2.208cm" svg:x2="1.884cm" svg:y2="2.208cm">
          <text:p/>
        </draw:line>
        <draw:line draw:style-name="gr102" draw:text-style-name="P2" draw:layer="layout" svg:x1="1.768cm" svg:y1="1.731cm" svg:x2="1.884cm" svg:y2="1.731cm">
          <text:p/>
        </draw:line>
        <draw:line draw:style-name="gr102" draw:text-style-name="P2" draw:layer="layout" svg:x1="1.768cm" svg:y1="1.731cm" svg:x2="1.884cm" svg:y2="1.731cm">
          <text:p/>
        </draw:line>
        <draw:line draw:style-name="gr102" draw:text-style-name="P2" draw:layer="layout" svg:x1="1.768cm" svg:y1="1.256cm" svg:x2="1.884cm" svg:y2="1.256cm">
          <text:p/>
        </draw:line>
        <draw:line draw:style-name="gr102" draw:text-style-name="P2" draw:layer="layout" svg:x1="1.768cm" svg:y1="1.256cm" svg:x2="1.884cm" svg:y2="1.256cm">
          <text:p/>
        </draw:line>
        <draw:line draw:style-name="gr102" draw:text-style-name="P2" draw:layer="layout" svg:x1="1.884cm" svg:y1="4.589cm" svg:x2="1.884cm" svg:y2="1.256cm">
          <text:p/>
        </draw:line>
        <draw:polyline draw:style-name="gr104" draw:text-style-name="P2" draw:layer="layout" svg:width="3.051cm" svg:height="0.56cm" svg:x="1.884cm" svg:y="3.886cm" svg:viewBox="0 0 3052 561" draw:points="0,561 763,430 1525,288 2287,143 3052,0">
          <text:p/>
        </draw:polyline>
        <draw:polygon draw:style-name="gr105" draw:text-style-name="P29" draw:layer="layout" svg:width="0.155cm" svg:height="0.152cm" svg:x="1.807cm" svg:y="4.37cm" svg:viewBox="0 0 156 153" draw:points="0,0 156,0 156,153 0,153">
          <text:p/>
        </draw:polygon>
        <draw:polygon draw:style-name="gr102" draw:text-style-name="P2" draw:layer="layout" svg:width="0.155cm" svg:height="0.152cm" svg:x="1.807cm" svg:y="4.37cm" svg:viewBox="0 0 156 153" draw:points="0,0 156,0 156,153 0,153">
          <text:p/>
        </draw:polygon>
        <draw:polygon draw:style-name="gr105" draw:text-style-name="P29" draw:layer="layout" svg:width="0.156cm" svg:height="0.153cm" svg:x="2.569cm" svg:y="4.239cm" svg:viewBox="0 0 157 154" draw:points="0,0 157,0 157,154 0,154">
          <text:p/>
        </draw:polygon>
        <draw:polygon draw:style-name="gr102" draw:text-style-name="P2" draw:layer="layout" svg:width="0.156cm" svg:height="0.153cm" svg:x="2.569cm" svg:y="4.239cm" svg:viewBox="0 0 157 154" draw:points="0,0 157,0 157,154 0,154">
          <text:p/>
        </draw:polygon>
        <draw:polygon draw:style-name="gr105" draw:text-style-name="P29" draw:layer="layout" svg:width="0.156cm" svg:height="0.153cm" svg:x="3.331cm" svg:y="4.096cm" svg:viewBox="0 0 157 154" draw:points="0,0 157,0 157,154 0,154">
          <text:p/>
        </draw:polygon>
        <draw:polygon draw:style-name="gr102" draw:text-style-name="P2" draw:layer="layout" svg:width="0.156cm" svg:height="0.153cm" svg:x="3.331cm" svg:y="4.096cm" svg:viewBox="0 0 157 154" draw:points="0,0 157,0 157,154 0,154">
          <text:p/>
        </draw:polygon>
        <draw:polygon draw:style-name="gr105" draw:text-style-name="P29" draw:layer="layout" svg:width="0.155cm" svg:height="0.153cm" svg:x="4.094cm" svg:y="3.953cm" svg:viewBox="0 0 156 154" draw:points="0,0 156,0 156,154 0,154">
          <text:p/>
        </draw:polygon>
        <draw:polygon draw:style-name="gr102" draw:text-style-name="P2" draw:layer="layout" svg:width="0.155cm" svg:height="0.153cm" svg:x="4.094cm" svg:y="3.953cm" svg:viewBox="0 0 156 154" draw:points="0,0 156,0 156,154 0,154">
          <text:p/>
        </draw:polygon>
        <draw:polygon draw:style-name="gr105" draw:text-style-name="P29" draw:layer="layout" svg:width="0.156cm" svg:height="0.153cm" svg:x="4.857cm" svg:y="3.81cm" svg:viewBox="0 0 157 154" draw:points="0,0 157,0 157,154 0,154">
          <text:p/>
        </draw:polygon>
        <draw:polygon draw:style-name="gr102" draw:text-style-name="P2" draw:layer="layout" svg:width="0.156cm" svg:height="0.153cm" svg:x="4.857cm" svg:y="3.81cm" svg:viewBox="0 0 157 154" draw:points="0,0 157,0 157,154 0,154">
          <text:p/>
        </draw:polygon>
        <draw:polyline draw:style-name="gr106" draw:text-style-name="P2" draw:layer="layout" svg:width="3.051cm" svg:height="1.689cm" svg:x="1.884cm" svg:y="2.662cm" svg:viewBox="0 0 3052 1690" draw:points="0,1690 763,1389 1525,1113 2287,619 3052,0">
          <text:p/>
        </draw:polyline>
        <draw:polygon draw:style-name="gr107" draw:text-style-name="P30" draw:layer="layout" svg:width="0.155cm" svg:height="0.152cm" svg:x="1.807cm" svg:y="4.275cm" svg:viewBox="0 0 156 153" draw:points="0,0 77,153 156,0">
          <text:p/>
        </draw:polygon>
        <draw:polygon draw:style-name="gr108" draw:text-style-name="P2" draw:layer="layout" svg:width="0.155cm" svg:height="0.152cm" svg:x="1.807cm" svg:y="4.275cm" svg:viewBox="0 0 156 153" draw:points="0,0 77,153 156,0">
          <text:p/>
        </draw:polygon>
        <draw:polygon draw:style-name="gr107" draw:text-style-name="P30" draw:layer="layout" svg:width="0.156cm" svg:height="0.153cm" svg:x="2.569cm" svg:y="3.974cm" svg:viewBox="0 0 157 154" draw:points="0,0 78,154 157,0">
          <text:p/>
        </draw:polygon>
        <draw:polygon draw:style-name="gr108" draw:text-style-name="P2" draw:layer="layout" svg:width="0.156cm" svg:height="0.153cm" svg:x="2.569cm" svg:y="3.974cm" svg:viewBox="0 0 157 154" draw:points="0,0 78,154 157,0">
          <text:p/>
        </draw:polygon>
        <draw:polygon draw:style-name="gr107" draw:text-style-name="P30" draw:layer="layout" svg:width="0.156cm" svg:height="0.152cm" svg:x="3.331cm" svg:y="3.698cm" svg:viewBox="0 0 157 153" draw:points="0,0 79,153 157,0">
          <text:p/>
        </draw:polygon>
        <draw:polygon draw:style-name="gr108" draw:text-style-name="P2" draw:layer="layout" svg:width="0.156cm" svg:height="0.152cm" svg:x="3.331cm" svg:y="3.698cm" svg:viewBox="0 0 157 153" draw:points="0,0 79,153 157,0">
          <text:p/>
        </draw:polygon>
        <draw:polygon draw:style-name="gr107" draw:text-style-name="P30" draw:layer="layout" svg:width="0.155cm" svg:height="0.153cm" svg:x="4.094cm" svg:y="3.203cm" svg:viewBox="0 0 156 154" draw:points="0,0 78,154 156,0">
          <text:p/>
        </draw:polygon>
        <draw:polygon draw:style-name="gr108" draw:text-style-name="P2" draw:layer="layout" svg:width="0.155cm" svg:height="0.153cm" svg:x="4.094cm" svg:y="3.203cm" svg:viewBox="0 0 156 154" draw:points="0,0 78,154 156,0">
          <text:p/>
        </draw:polygon>
        <draw:polygon draw:style-name="gr107" draw:text-style-name="P30" draw:layer="layout" svg:width="0.156cm" svg:height="0.153cm" svg:x="4.857cm" svg:y="2.586cm" svg:viewBox="0 0 157 154" draw:points="0,0 79,154 157,0">
          <text:p/>
        </draw:polygon>
        <draw:polygon draw:style-name="gr108" draw:text-style-name="P2" draw:layer="layout" svg:width="0.156cm" svg:height="0.153cm" svg:x="4.857cm" svg:y="2.586cm" svg:viewBox="0 0 157 154" draw:points="0,0 79,154 157,0">
          <text:p/>
        </draw:polygon>
        <draw:polyline draw:style-name="gr109" draw:text-style-name="P2" draw:layer="layout" svg:width="3.051cm" svg:height="0.022cm" svg:x="1.884cm" svg:y="4.558cm" svg:viewBox="0 0 3052 23" draw:points="0,23 763,13 1525,5 2287,0 3052,0">
          <text:p/>
        </draw:polyline>
        <draw:polygon draw:style-name="gr110" draw:text-style-name="P31" draw:layer="layout" svg:width="0.155cm" svg:height="0.153cm" svg:x="1.807cm" svg:y="4.503cm" svg:viewBox="0 0 156 154" draw:points="0,0 0,154 156,77">
          <text:p/>
        </draw:polygon>
        <draw:polygon draw:style-name="gr111" draw:text-style-name="P2" draw:layer="layout" svg:width="0.155cm" svg:height="0.153cm" svg:x="1.807cm" svg:y="4.503cm" svg:viewBox="0 0 156 154" draw:points="0,0 0,154 156,77">
          <text:p/>
        </draw:polygon>
        <draw:polygon draw:style-name="gr110" draw:text-style-name="P31" draw:layer="layout" svg:width="0.156cm" svg:height="0.153cm" svg:x="2.569cm" svg:y="4.494cm" svg:viewBox="0 0 157 154" draw:points="0,0 0,154 157,77">
          <text:p/>
        </draw:polygon>
        <draw:polygon draw:style-name="gr111" draw:text-style-name="P2" draw:layer="layout" svg:width="0.156cm" svg:height="0.153cm" svg:x="2.569cm" svg:y="4.494cm" svg:viewBox="0 0 157 154" draw:points="0,0 0,154 157,77">
          <text:p/>
        </draw:polygon>
        <draw:polygon draw:style-name="gr110" draw:text-style-name="P31" draw:layer="layout" svg:width="0.156cm" svg:height="0.153cm" svg:x="3.331cm" svg:y="4.486cm" svg:viewBox="0 0 157 154" draw:points="0,0 0,154 157,78">
          <text:p/>
        </draw:polygon>
        <draw:polygon draw:style-name="gr111" draw:text-style-name="P2" draw:layer="layout" svg:width="0.156cm" svg:height="0.153cm" svg:x="3.331cm" svg:y="4.486cm" svg:viewBox="0 0 157 154" draw:points="0,0 0,154 157,78">
          <text:p/>
        </draw:polygon>
        <draw:polygon draw:style-name="gr110" draw:text-style-name="P31" draw:layer="layout" svg:width="0.155cm" svg:height="0.152cm" svg:x="4.094cm" svg:y="4.482cm" svg:viewBox="0 0 156 153" draw:points="0,0 0,153 156,77">
          <text:p/>
        </draw:polygon>
        <draw:polygon draw:style-name="gr111" draw:text-style-name="P2" draw:layer="layout" svg:width="0.155cm" svg:height="0.152cm" svg:x="4.094cm" svg:y="4.482cm" svg:viewBox="0 0 156 153" draw:points="0,0 0,153 156,77">
          <text:p/>
        </draw:polygon>
        <draw:polygon draw:style-name="gr110" draw:text-style-name="P31" draw:layer="layout" svg:width="0.156cm" svg:height="0.152cm" svg:x="4.857cm" svg:y="4.482cm" svg:viewBox="0 0 157 153" draw:points="0,0 0,153 157,77">
          <text:p/>
        </draw:polygon>
        <draw:polygon draw:style-name="gr111" draw:text-style-name="P2" draw:layer="layout" svg:width="0.156cm" svg:height="0.152cm" svg:x="4.857cm" svg:y="4.482cm" svg:viewBox="0 0 157 153" draw:points="0,0 0,153 157,77">
          <text:p/>
        </draw:polygon>
        <draw:path draw:style-name="gr105" draw:text-style-name="P29" draw:layer="layout" svg:width="0.118cm" svg:height="0.17cm" svg:x="1.822cm" svg:y="4.835cm" svg:viewBox="0 0 119 171" svg:d="M119 113c0 9-2 17-4 24-3 7-7 13-12 18-6 5-12 9-19 12-7 2-16 4-26 4s-18-1-24-3c-7-3-13-5-18-9-4-3-7-8-10-12-3-5-5-10-6-16l22-2c1 3 2 6 4 9 1 3 4 6 6 8 3 2 6 4 10 5 5 2 9 3 16 3 6 0 11-2 15-3 5-2 9-4 12-7 4-4 6-8 8-13 1-5 2-11 2-17s-1-10-2-15c-2-4-4-8-7-11s-7-5-12-7c-4-1-9-3-15-3-5 0-8 1-11 2-4 0-6 1-9 2-2 1-5 2-7 4-2 1-4 3-6 4h-21l5-90h98v18h-78l-3 54c4-3 9-6 14-8 7-2 14-3 22-3 9 0 17 2 23 4 7 2 12 6 17 11 5 4 9 10 12 16 2 6 4 13 4 21z">
          <text:p/>
        </draw:path>
        <draw:polygon draw:style-name="gr105" draw:text-style-name="P29" draw:layer="layout" svg:width="0.106cm" svg:height="0.168cm" svg:x="2.522cm" svg:y="4.835cm" svg:viewBox="0 0 107 169" draw:points="0,169 0,151 43,151 43,21 5,48 5,28 45,0 66,0 66,151 107,151 107,169">
          <text:p/>
        </draw:polygon>
        <draw:path draw:style-name="gr105" draw:text-style-name="P29" draw:layer="layout" svg:width="0.119cm" svg:height="0.172cm" svg:x="2.656cm" svg:y="4.833cm" svg:viewBox="0 0 120 173" svg:d="M120 86c0 16-2 29-5 41s-7 20-13 27c-5 6-11 12-19 14-7 3-15 5-24 5-8 0-16-2-23-5-7-2-13-8-19-14-5-7-9-15-12-27-3-11-5-25-5-41 0-17 2-31 5-42s7-20 12-26c6-7 12-11 20-14 7-2 15-4 23-4s16 2 23 4c8 3 15 7 19 14 6 6 10 15 14 26 2 11 4 25 4 42zM98 86c0-14-1-25-3-33-1-9-4-16-8-21-3-6-7-9-11-12-5-1-10-3-16-3s-11 2-16 4-9 5-12 11c-3 5-5 12-7 21-1 8-2 20-2 33s1 24 2 32c2 9 4 17 7 22 3 6 7 9 12 12 5 2 10 4 15 4 7 0 11-2 16-4 5-3 9-6 12-12 4-5 6-13 8-22 2-8 3-19 3-32z">
          <text:p/>
        </draw:path>
        <draw:polygon draw:style-name="gr105" draw:text-style-name="P29" draw:layer="layout" svg:width="0.107cm" svg:height="0.168cm" svg:x="3.284cm" svg:y="4.835cm" svg:viewBox="0 0 108 169" draw:points="0,169 0,151 45,151 45,21 6,48 6,28 46,0 67,0 67,151 108,151 108,169">
          <text:p/>
        </draw:polygon>
        <draw:path draw:style-name="gr105" draw:text-style-name="P29" draw:layer="layout" svg:width="0.117cm" svg:height="0.17cm" svg:x="3.42cm" svg:y="4.835cm" svg:viewBox="0 0 118 171" svg:d="M118 113c0 9-2 17-4 24-3 7-7 13-11 18-6 5-13 9-21 12-7 2-15 4-25 4s-18-1-24-3c-7-3-12-5-17-9-5-3-8-8-11-12-2-5-4-10-5-16l22-2c0 3 2 6 3 9 2 3 4 6 7 8s6 4 10 5c4 2 9 3 15 3s10-2 15-3c5-2 9-4 12-7 4-4 6-8 7-13 2-5 3-11 3-17s-1-10-3-15c-1-4-3-8-7-11-3-3-7-5-11-7-5-1-9-3-16-3-4 0-7 1-10 2-3 0-5 1-8 2s-5 2-7 4c-3 1-4 3-7 4h-21l6-90h98v18h-78l-3 54c4-3 8-6 14-8s13-3 21-3 16 2 22 4c7 2 14 6 19 11 5 4 8 10 11 16 2 6 4 13 4 21z">
          <text:p/>
        </draw:path>
        <draw:path draw:style-name="gr105" draw:text-style-name="P29" draw:layer="layout" svg:width="0.113cm" svg:height="0.17cm" svg:x="4.041cm" svg:y="4.833cm" svg:viewBox="0 0 114 171" svg:d="M0 171v-15c4-10 9-18 15-25 6-8 12-14 18-21 7-5 14-11 20-15 6-5 12-10 18-15 4-5 9-10 12-15 3-6 6-12 6-18 0-5-2-10-4-13-1-4-3-7-6-9s-6-4-10-6c-4-1-8-1-12-1-5 0-9 0-13 1s-7 4-10 6-5 5-7 8c-2 4-3 8-4 13l-22-2c0-6 2-12 5-18 2-4 6-9 11-13s10-7 17-10c6-2 14-3 23-3 8 0 15 1 22 3 6 2 14 5 17 9 5 4 9 8 11 14 3 6 3 12 3 20 0 5 0 11-3 15-1 6-4 11-7 15-4 5-8 10-13 13-5 5-9 9-15 13-5 4-9 8-15 12-4 4-9 8-14 13-4 4-7 9-11 12-3 4-6 9-8 14h90v18z">
          <text:p/>
        </draw:path>
        <draw:path draw:style-name="gr105" draw:text-style-name="P29" draw:layer="layout" svg:width="0.118cm" svg:height="0.172cm" svg:x="4.182cm" svg:y="4.833cm" svg:viewBox="0 0 119 173" svg:d="M119 86c0 16-2 29-5 41s-7 20-12 27c-7 6-13 12-20 14-7 3-15 5-23 5-9 0-17-2-24-5-7-2-13-8-18-14-6-7-10-15-13-27-3-11-4-25-4-41 0-17 1-31 4-42s7-20 13-26c5-7 11-11 19-14 7-2 15-4 23-4s16 2 23 4c8 3 14 7 20 14 5 6 10 15 13 26 2 11 4 25 4 42zM96 86c0-14-1-25-2-33-2-9-4-16-7-21-3-6-7-9-12-12-5-1-10-3-16-3s-11 2-16 4c-4 2-8 5-12 11-3 5-5 12-7 21-1 8-2 20-2 33s1 24 2 32c2 9 4 17 7 22 4 6 8 9 12 12 5 2 10 4 16 4s11-2 15-4c5-3 9-6 12-12 3-5 5-13 8-22 1-8 2-19 2-32z">
          <text:p/>
        </draw:path>
        <draw:path draw:style-name="gr105" draw:text-style-name="P29" draw:layer="layout" svg:width="0.113cm" svg:height="0.17cm" svg:x="4.804cm" svg:y="4.833cm" svg:viewBox="0 0 114 171" svg:d="M0 171v-15c4-10 10-18 15-25 6-8 13-14 19-21 7-5 13-11 19-15 6-5 13-10 18-15s9-10 12-15c4-6 5-12 5-18 0-5-1-10-2-13-2-4-4-7-6-9-4-2-7-4-11-6-3-1-7-1-12-1s-9 0-12 1c-4 1-7 4-11 6-3 2-5 5-6 8-3 4-4 8-4 13l-23-2c1-6 2-12 5-18 3-4 7-9 11-13 5-4 11-7 17-10 7-2 14-3 23-3s16 1 23 3c6 2 12 5 16 9 5 4 8 8 11 14 2 6 4 12 4 20 0 5-2 11-4 15-2 6-5 11-8 15-3 5-8 10-12 13-4 5-9 9-14 13s-10 8-15 12-10 8-14 13c-4 4-8 9-12 12-3 4-6 9-8 14h90v18z">
          <text:p/>
        </draw:path>
        <draw:path draw:style-name="gr105" draw:text-style-name="P29" draw:layer="layout" svg:width="0.117cm" svg:height="0.17cm" svg:x="4.946cm" svg:y="4.835cm" svg:viewBox="0 0 118 171" svg:d="M118 113c0 9-1 17-4 24s-7 13-11 18c-6 5-13 9-21 12-7 2-15 4-25 4s-18-1-24-3c-7-3-12-5-17-9-5-3-8-8-11-12-2-5-4-10-5-16l22-2c0 3 2 6 3 9 2 3 4 6 7 8s6 4 10 5c4 2 9 3 15 3s10-2 15-3c5-2 9-4 12-7 4-4 6-8 9-13 1-5 2-11 2-17s-1-10-2-15c-3-4-5-8-8-11-4-3-7-5-12-7-5-1-9-3-16-3-4 0-7 1-10 2-3 0-5 1-8 2s-5 2-7 4c-3 1-4 3-7 4h-21l6-90h98v18h-78l-3 54c4-3 8-6 14-8s13-3 21-3 16 2 23 4c8 2 13 6 18 11 5 4 8 10 11 16s4 13 4 21z">
          <text:p/>
        </draw:path>
        <draw:path draw:style-name="gr105" draw:text-style-name="P29" draw:layer="layout" svg:width="0.118cm" svg:height="0.172cm" svg:x="1.556cm" svg:y="4.501cm" svg:viewBox="0 0 119 173" svg:d="M119 86c0 16-2 29-5 42-3 11-7 19-12 26-6 6-12 12-19 14-7 3-15 5-23 5-9 0-17-2-24-5-7-2-13-8-18-14-6-7-11-15-14-26-3-12-4-26-4-42 0-17 1-31 4-41 3-11 8-21 14-27 5-7 11-11 19-14 7-2 15-4 23-4s16 2 23 4c8 3 14 7 19 14 5 6 10 16 13 27 2 10 4 24 4 41zM97 86c0-13-1-24-2-33-2-8-4-15-7-21-4-5-7-9-12-12-5-1-10-3-16-3s-11 2-16 4-8 6-12 11c-3 6-5 13-7 21-1 9-2 20-2 33s1 24 2 33c2 9 4 16 7 21 4 6 7 10 12 12s10 4 16 4 10-2 15-4 9-6 12-12c3-5 5-12 8-21 1-9 2-20 2-33z">
          <text:p/>
        </draw:path>
        <draw:path draw:style-name="gr105" draw:text-style-name="P29" draw:layer="layout" svg:width="0.125cm" svg:height="0.166cm" svg:x="1.552cm" svg:y="4.027cm" svg:viewBox="0 0 126 167" svg:d="M102 130v37h-21v-37h-81v-16l78-114h24v113h24v17zM81 25c0 0 0 1-1 3-1 0-2 2-2 3-1 2-2 3-3 4-1 2-1 3-2 4l-45 63c0 1 0 2-1 2-1 2-2 3-3 4 0 1-1 2-2 3s-1 2-2 2h61z">
          <text:p/>
        </draw:path>
        <draw:path draw:style-name="gr105" draw:text-style-name="P29" draw:layer="layout" svg:width="0.116cm" svg:height="0.172cm" svg:x="1.557cm" svg:y="3.549cm" svg:viewBox="0 0 117 173" svg:d="M117 124c0 7-1 14-3 19-3 7-6 12-11 16-5 5-11 8-18 10-8 2-16 4-26 4s-18-2-26-4c-7-2-13-5-18-10-5-4-10-9-12-16-2-5-3-12-3-19 0-6 1-12 2-16 3-5 6-9 9-13 3-3 7-6 11-7 4-3 9-4 13-5-5-2-9-3-13-6-4-2-7-5-9-8-3-4-5-8-6-12-2-4-3-8-3-14s1-12 4-16c2-6 6-11 10-14 5-4 10-7 17-10 7-2 15-3 24-3s17 1 24 3c7 3 12 6 17 10 4 3 8 8 9 14 2 5 4 10 4 16s-1 10-2 14c-2 4-3 8-6 12-3 3-6 6-10 8-3 3-8 4-12 5v1c4 1 9 2 13 5 5 1 8 4 11 7 3 4 5 8 8 13 1 4 2 10 2 16zM90 45c0-5 0-9-2-12-1-3-2-6-5-9s-6-4-10-6-9-2-14-2c-6 0-11 0-15 2s-7 3-9 6c-4 3-5 6-6 9-2 3-2 7-2 12 0 4 0 7 1 11 1 3 3 6 5 9s6 5 10 7c4 1 9 2 16 2s12-1 16-2c5-2 8-4 10-7s3-6 4-9c1-4 1-7 1-11zM94 122c0-4 0-8-1-12-2-4-3-7-6-10-3-2-7-5-11-7-5-2-10-2-17-2s-12 0-17 2c-4 2-7 5-11 8-3 2-4 6-6 10-1 4-1 8-1 12 0 5 0 10 1 13 2 5 3 8 6 11 4 3 7 6 11 7 5 2 10 3 17 3s12-1 17-3c4-1 8-4 11-7s4-7 6-11c1-4 1-9 1-14z">
          <text:p/>
        </draw:path>
        <draw:polygon draw:style-name="gr105" draw:text-style-name="P29" draw:layer="layout" svg:width="0.107cm" svg:height="0.167cm" svg:x="1.421cm" svg:y="3.075cm" svg:viewBox="0 0 108 168" draw:points="0,168 0,150 44,150 44,20 5,49 5,27 45,0 65,0 65,150 108,150 108,168">
          <text:p/>
        </draw:polygon>
        <draw:path draw:style-name="gr105" draw:text-style-name="P29" draw:layer="layout" svg:width="0.112cm" svg:height="0.169cm" svg:x="1.559cm" svg:y="3.073cm" svg:viewBox="0 0 113 170" svg:d="M0 170v-15c3-9 9-17 14-24 7-7 13-14 19-20 7-5 13-11 19-15 7-5 13-10 18-15s10-10 13-16c3-5 4-11 4-18 0-4 0-9-2-12-1-4-4-7-6-10-3-3-6-4-10-6-4-1-8-1-13-1-4 0-8 0-12 1s-7 3-10 6-6 6-7 9c-3 4-3 8-4 13l-23-3c1-5 3-11 6-18 2-4 6-9 11-13 4-5 10-8 17-10 6-2 14-3 22-3 9 0 16 1 23 3 6 2 12 5 16 8 5 4 9 9 12 15 2 7 3 13 3 21 0 5-1 11-3 15-2 6-6 10-9 15s-7 9-11 13c-5 5-10 9-15 13s-9 8-15 12c-5 4-9 8-14 12-4 4-8 8-11 12-4 4-7 9-8 13h89v18z">
          <text:p/>
        </draw:path>
        <draw:polygon draw:style-name="gr105" draw:text-style-name="P29" draw:layer="layout" svg:width="0.107cm" svg:height="0.167cm" svg:x="1.421cm" svg:y="2.598cm" svg:viewBox="0 0 108 168" draw:points="0,168 0,150 44,150 44,21 5,48 5,28 45,0 65,0 65,150 108,150 108,168">
          <text:p/>
        </draw:polygon>
        <draw:path draw:style-name="gr105" draw:text-style-name="P29" draw:layer="layout" svg:width="0.114cm" svg:height="0.171cm" svg:x="1.559cm" svg:y="2.596cm" svg:viewBox="0 0 115 172" svg:d="M115 115c0 7-2 15-4 22-2 8-5 14-10 19-5 6-11 9-17 12-8 3-16 4-25 4-10 0-19-1-26-5-8-4-14-9-19-16-4-7-8-17-11-27-2-10-3-22-3-34 0-16 1-28 4-40 3-11 6-20 12-28 5-8 12-13 19-17s16-5 25-5c6 0 12 0 18 1 5 2 10 3 14 6 3 3 7 7 10 11 4 4 6 10 8 16l-21 3c-2-7-5-12-11-16-5-3-12-4-18-4s-11 1-16 4-9 7-12 12c-4 6-6 13-8 21-2 9-3 18-3 29 4-7 10-13 17-17 7-3 15-5 25-5 7 0 15 2 22 4 6 2 11 5 16 10s8 11 10 17c2 7 4 14 4 23zM92 115c0-6 0-10-1-15-2-5-4-9-7-13-3-3-6-5-12-6-4-3-9-4-15-4-4 0-8 1-12 2-3 2-7 3-10 6-3 2-7 6-8 10-3 4-3 10-3 15 0 6 0 12 2 17 2 6 4 10 7 14 3 6 6 9 11 10 4 3 8 4 14 4 5 0 10 0 14-3 6-1 9-4 12-7 3-5 5-9 7-13 1-5 1-10 1-17z">
          <text:p/>
        </draw:path>
        <draw:path draw:style-name="gr105" draw:text-style-name="P29" draw:layer="layout" svg:width="0.113cm" svg:height="0.169cm" svg:x="1.415cm" svg:y="2.12cm" svg:viewBox="0 0 114 170" svg:d="M0 170v-14c4-10 9-18 15-26 6-7 13-13 19-20 7-5 13-10 20-15 6-5 12-10 17-15s10-10 13-15c3-6 5-12 5-18 0-5-1-10-3-13-1-4-4-7-6-9-3-2-6-4-10-5-4-2-8-2-13-2-4 0-8 0-12 2-4 0-7 3-10 5s-6 5-7 8c-3 4-4 8-5 13l-22-2c0-6 2-12 5-17 2-5 6-10 11-14s11-8 18-10c6-2 14-3 22-3 9 0 16 1 23 3 6 2 12 5 16 9 5 4 9 8 11 15 3 5 3 11 3 19 0 5 0 11-3 15-1 6-4 11-8 15-3 5-7 10-11 13-5 5-9 9-15 13-5 4-9 8-15 12-4 4-9 8-14 12-4 4-7 8-11 13-4 4-8 9-9 14h90v17z">
          <text:p/>
        </draw:path>
        <draw:path draw:style-name="gr105" draw:text-style-name="P29" draw:layer="layout" svg:width="0.118cm" svg:height="0.172cm" svg:x="1.556cm" svg:y="2.12cm" svg:viewBox="0 0 119 173" svg:d="M119 86c0 16-2 30-5 42-3 11-7 19-12 26-6 6-12 12-19 14-7 3-15 5-23 5-9 0-17-2-24-5-7-2-13-8-18-14-6-7-11-15-14-26s-4-26-4-42c0-17 1-31 4-42s8-20 14-26c5-7 11-11 19-14 7-2 15-4 23-4s16 2 23 4c8 3 14 7 19 14 5 6 10 15 13 26 2 11 4 25 4 42zM97 86c0-14-1-25-2-33-2-9-4-16-7-21-4-5-7-9-12-12-5-1-10-3-16-3s-11 2-16 4-8 6-12 11c-3 5-5 12-7 21-1 8-2 20-2 33s1 25 2 33c2 9 4 16 7 21 4 6 7 9 12 12 5 2 10 4 16 4s10-2 15-4c5-3 9-6 12-12 3-5 5-12 8-21 1-8 2-20 2-33z">
          <text:p/>
        </draw:path>
        <draw:path draw:style-name="gr105" draw:text-style-name="P29" draw:layer="layout" svg:width="0.113cm" svg:height="0.169cm" svg:x="1.415cm" svg:y="1.644cm" svg:viewBox="0 0 114 170" svg:d="M0 170v-15c4-9 9-18 15-24 6-8 13-14 19-20 7-5 13-12 20-17 6-4 12-10 17-14 5-5 10-10 13-16 3-5 5-12 5-18 0-4-1-9-3-12-1-4-4-7-6-10-3-2-6-3-10-5-4-1-8-1-13-1-4 0-8 0-12 1s-7 3-10 5c-3 3-6 6-7 9-3 4-4 8-5 13l-22-3c0-5 2-11 5-17 2-5 6-9 11-13 5-5 11-8 18-10 6-2 14-3 22-3 9 0 16 1 23 3 6 1 12 4 16 8 5 4 9 9 11 15 3 6 3 12 3 20 0 5 0 10-3 15-1 6-4 10-8 15-3 4-7 9-11 13-5 5-9 9-15 13-5 4-9 9-15 13-4 4-9 8-14 11-4 5-7 9-11 13s-8 9-9 13h90v18z">
          <text:p/>
        </draw:path>
        <draw:path draw:style-name="gr105" draw:text-style-name="P29" draw:layer="layout" svg:width="0.125cm" svg:height="0.166cm" svg:x="1.552cm" svg:y="1.646cm" svg:viewBox="0 0 126 167" svg:d="M102 130v37h-21v-37h-81v-16l78-114h24v113h24v17zM81 24c0 0 0 1-1 2s-2 3-2 4c-1 2-2 3-3 4-1 2-1 3-2 4l-45 64c0 1 0 2-1 2-1 2-2 3-3 3 0 2-1 3-2 4s-1 2-2 2h61z">
          <text:p/>
        </draw:path>
        <draw:path draw:style-name="gr105" draw:text-style-name="P29" draw:layer="layout" svg:width="0.113cm" svg:height="0.17cm" svg:x="1.415cm" svg:y="1.167cm" svg:viewBox="0 0 114 171" svg:d="M0 171v-15c4-9 9-18 15-25s13-13 19-19c7-6 13-11 20-16 6-5 12-10 17-15 5-4 10-11 13-16 3-6 5-12 5-18 0-5-1-9-3-13-1-3-4-7-6-9-3-2-6-4-10-5-4-2-8-2-13-2-4 0-8 0-12 2-4 1-7 3-10 5s-6 6-7 9c-3 4-4 8-5 12l-22-2c0-6 2-12 5-17 2-5 6-10 11-13 5-5 11-8 18-11 6-2 14-3 22-3 9 0 16 1 23 3 6 2 12 5 16 9 5 4 9 9 11 15 3 5 3 11 3 19 0 6 0 11-3 16-1 5-4 10-8 16-3 4-7 9-11 13-5 4-9 8-15 12-5 4-9 9-15 13-4 3-9 7-14 11-4 4-7 9-11 13s-8 8-9 13h90v18z">
          <text:p/>
        </draw:path>
        <draw:path draw:style-name="gr105" draw:text-style-name="P29" draw:layer="layout" svg:width="0.116cm" svg:height="0.172cm" svg:x="1.557cm" svg:y="1.167cm" svg:viewBox="0 0 117 173" svg:d="M117 124c0 7-1 14-3 20-3 6-6 11-11 15-5 5-11 8-18 10-8 2-16 4-26 4s-18-2-26-4c-7-2-13-5-18-10-5-4-10-9-12-15s-3-13-3-20c0-6 1-12 2-16 3-5 6-9 9-13 3-3 7-6 11-7 4-3 9-4 13-5-5-2-9-3-13-5-4-3-7-6-9-9-3-4-5-8-6-12-2-4-3-8-3-13 0-6 1-13 4-17 2-6 6-10 10-14 5-4 10-7 17-10 7-2 15-3 24-3s17 1 24 3c7 3 12 6 17 10 4 4 8 8 9 14 2 6 4 12 4 17s-1 9-2 13c-2 4-3 8-6 12-3 3-6 6-10 9-3 2-8 3-12 4v1c4 1 9 2 13 5 5 1 8 4 11 7 3 4 5 8 8 13 1 4 2 10 2 16zM90 46c0-5 0-9-2-12-1-4-2-7-5-10s-6-4-10-6c-4-1-9-2-14-2-6 0-11 1-15 2-4 2-7 3-9 6-4 3-5 6-6 10-2 3-2 7-2 12 0 3 0 6 1 10 1 3 3 6 5 9s6 5 10 7 9 2 16 2 12 0 16-2c5-2 8-4 10-7s3-6 4-9c1-4 1-7 1-10zM94 122c0-4 0-8-1-12-2-4-3-7-6-10-3-2-7-5-11-7-5-2-10-2-17-2s-12 0-17 2c-4 2-7 5-11 8-3 2-4 6-6 10-1 4-1 8-1 12 0 5 0 10 1 13 2 5 3 8 6 11 4 4 7 6 11 7 5 2 10 3 17 3s12-1 17-3c4-1 8-3 11-7 3-3 4-7 6-11 1-4 1-9 1-14z">
          <text:p/>
        </draw:path>
        <draw:line draw:style-name="gr104" draw:text-style-name="P2" draw:layer="layout" svg:x1="2.425cm" svg:y1="1.53cm" svg:x2="3.046cm" svg:y2="1.53cm">
          <text:p/>
        </draw:line>
        <draw:polygon draw:style-name="gr105" draw:text-style-name="P29" draw:layer="layout" svg:width="0.131cm" svg:height="0.129cm" svg:x="2.67cm" svg:y="1.466cm" svg:viewBox="0 0 132 130" draw:points="0,0 132,0 132,130 0,130">
          <text:p/>
        </draw:polygon>
        <draw:polygon draw:style-name="gr102" draw:text-style-name="P2" draw:layer="layout" svg:width="0.131cm" svg:height="0.129cm" svg:x="2.67cm" svg:y="1.466cm" svg:viewBox="0 0 132 130" draw:points="0,0 132,0 132,130 0,130">
          <text:p/>
        </draw:polygon>
        <draw:line draw:style-name="gr106" draw:text-style-name="P2" draw:layer="layout" svg:x1="2.425cm" svg:y1="1.859cm" svg:x2="3.046cm" svg:y2="1.859cm">
          <text:p/>
        </draw:line>
        <draw:polygon draw:style-name="gr107" draw:text-style-name="P30" draw:layer="layout" svg:width="0.131cm" svg:height="0.13cm" svg:x="2.67cm" svg:y="1.795cm" svg:viewBox="0 0 132 131" draw:points="0,0 67,131 132,0">
          <text:p/>
        </draw:polygon>
        <draw:polygon draw:style-name="gr108" draw:text-style-name="P2" draw:layer="layout" svg:width="0.131cm" svg:height="0.129cm" svg:x="2.67cm" svg:y="1.795cm" svg:viewBox="0 0 132 130" draw:points="0,0 67,130 132,0">
          <text:p/>
        </draw:polygon>
        <draw:line draw:style-name="gr109" draw:text-style-name="P2" draw:layer="layout" svg:x1="2.425cm" svg:y1="2.188cm" svg:x2="3.046cm" svg:y2="2.188cm">
          <text:p/>
        </draw:line>
        <draw:polygon draw:style-name="gr110" draw:text-style-name="P31" draw:layer="layout" svg:width="0.131cm" svg:height="0.129cm" svg:x="2.67cm" svg:y="2.124cm" svg:viewBox="0 0 132 130" draw:points="0,0 0,130 132,65">
          <text:p/>
        </draw:polygon>
        <draw:polygon draw:style-name="gr111" draw:text-style-name="P2" draw:layer="layout" svg:width="0.131cm" svg:height="0.129cm" svg:x="2.67cm" svg:y="2.124cm" svg:viewBox="0 0 132 130" draw:points="0,0 0,130 132,65">
          <text:p/>
        </draw:polygon>
        <draw:path draw:style-name="gr105" draw:text-style-name="P29" draw:layer="layout" svg:width="0.147cm" svg:height="0.149cm" svg:x="3.141cm" svg:y="1.452cm" svg:viewBox="0 0 148 150" svg:d="M130 150v-100c0-4 0-7 0-11s0-7 0-10c0-4 0-7 0-11 0 4-1 7-3 11 0 3-1 6-3 10-1 3-1 7-3 9l-40 102h-14l-39-102c-1-1-1-2-2-4 0-1-1-2-2-4 0-1 0-3-1-5s-1-3-2-5c0-4-2-8-3-12 0 4 0 8 0 12s0 7 0 11c1 3 1 6 1 9v100h-19v-150h28l39 105c1 1 2 3 3 5 0 2 0 4 1 6 1 3 2 5 3 8 0 1 0 3 0 4 0-1 1-3 2-4 0-3 1-5 1-8 1-2 2-4 3-7 0-1 1-3 1-4l41-105h26v150z">
          <text:p/>
        </draw:path>
        <draw:path draw:style-name="gr105" draw:text-style-name="P29" draw:layer="layout" svg:width="0.113cm" svg:height="0.118cm" svg:x="3.318cm" svg:y="1.485cm" svg:viewBox="0 0 114 119" svg:d="M36 119c-13 0-21-3-28-9-5-6-8-14-8-25 0-8 1-14 5-19 2-4 6-8 10-11 5-3 11-5 18-6 5-1 11-1 18-1h26v-6c0-5-1-9-2-12 0-3-2-6-4-8s-5-4-8-5c-3 0-7-1-11-1s-7 0-10 1c-3 0-5 1-8 3-2 1-4 3-5 5-3 3-3 5-4 9l-20-2c1-4 2-8 4-12s5-7 9-10 8-6 15-8c5-1 11-2 19-2 15 0 26 4 34 11 7 6 11 17 11 29v48c0 6 0 10 2 13 1 3 4 4 8 4 1 0 2 0 3 0s3 0 4-1v12c-3 1-5 1-7 2-3 0-6 0-8 0-4 0-7 0-9-1-4-2-5-3-8-5-1-1-2-4-3-7 0-3-1-6-1-10h-1c-2 4-5 7-7 10s-5 6-8 8c-4 2-8 3-11 5-5 0-10 1-15 1zM41 105c6 0 10-1 15-4 5-1 9-4 12-7 3-4 5-8 7-12 1-4 2-8 2-12v-9h-21c-5 0-9 0-14 1-4 1-8 1-11 4-3 1-6 4-9 7-1 3-3 7-3 13s3 11 6 14c4 4 9 5 16 5z">
          <text:p/>
        </draw:path>
        <draw:path draw:style-name="gr105" draw:text-style-name="P29" draw:layer="layout" svg:width="0.056cm" svg:height="0.14cm" svg:x="3.435cm" svg:y="1.462cm" svg:viewBox="0 0 57 141" svg:d="M57 139c-2 1-5 2-8 2s-8 0-12 0c-16 0-23-8-23-25v-76h-14v-14h14l6-26h13v26h23v14h-23v72c0 5 1 9 3 11s5 4 10 4c2 0 4-1 6-1 1 0 4-1 5-1z">
          <text:p/>
        </draw:path>
        <draw:polygon draw:style-name="gr105" draw:text-style-name="P29" draw:layer="layout" svg:width="0.02cm" svg:height="0.156cm" svg:x="3.508cm" svg:y="1.445cm" svg:viewBox="0 0 21 157" draw:points="0,0 21,0 21,157 0,157">
          <text:p/>
        </draw:polygon>
        <draw:path draw:style-name="gr105" draw:text-style-name="P29" draw:layer="layout" svg:width="0.113cm" svg:height="0.118cm" svg:x="3.544cm" svg:y="1.485cm" svg:viewBox="0 0 114 119" svg:d="M36 119c-13 0-21-3-27-9s-9-14-9-25c0-8 2-14 5-19 2-4 6-8 11-11 4-3 11-5 17-6 5-1 12-1 18-1h26v-6c0-5 0-9-1-12s-3-6-5-8-5-4-8-5c-3 0-7-1-11-1-3 0-7 0-10 1-3 0-5 1-7 3-3 1-4 3-6 5-2 3-2 5-3 9l-20-2c0-4 1-8 3-12s5-7 9-10 9-6 15-8c5-1 12-2 19-2 15 0 26 4 34 11 7 6 11 17 11 29v48c0 6 0 10 2 13s4 4 9 4c0 0 1 0 3 0 1 0 2 0 3-1v12c-2 1-5 1-7 2-3 0-6 0-8 0-4 0-7 0-9-1-3-2-5-3-7-5-2-1-3-4-3-7-1-3-2-6-2-10h-1c-2 4-4 7-7 10-2 3-5 6-8 8s-7 3-11 5c-5 0-9 1-15 1zM41 105c6 0 11-1 15-4 5-1 9-4 12-7 3-4 5-8 7-12s2-8 2-12v-9h-21c-4 0-9 0-14 1-4 1-7 1-11 4-3 1-6 4-8 7s-3 7-3 13 2 11 6 14c3 4 9 5 15 5z">
          <text:p/>
        </draw:path>
        <draw:path draw:style-name="gr105" draw:text-style-name="P29" draw:layer="layout" svg:width="0.099cm" svg:height="0.157cm" svg:x="3.672cm" svg:y="1.445cm" svg:viewBox="0 0 100 158" svg:d="M100 98c0 41-14 60-43 60-8 0-16-1-22-4s-11-8-14-15c0 2-1 3-1 5 0 3 0 4 0 6 0 1 0 3-1 5 0 0 0 1 0 2h-19c0-1 0-2 0-3 1-2 1-4 1-6s0-4 0-7 0-5 0-8v-133h20v44c0 2 0 5 0 6 0 3 0 4 0 6-1 1-1 3-1 4h1c3-7 7-12 14-15 6-3 14-5 22-5 15 0 26 5 33 15 7 9 10 24 10 43zM80 99c0-8-1-15-2-20 0-5-2-10-4-14-3-3-6-6-9-8-3-1-8-2-12-2-6 0-11 1-14 2-4 2-8 4-11 8-2 3-4 8-6 14-1 5-1 12-1 21 0 8 0 15 1 20 2 7 4 11 6 15 3 3 7 6 11 7 3 2 8 2 14 2 4 0 8 0 11-2 4-1 7-4 9-8 2-3 4-8 5-15 1-5 2-12 2-20z">
          <text:p/>
        </draw:path>
        <draw:path draw:style-name="gr105" draw:text-style-name="P29" draw:layer="layout" svg:width="0.147cm" svg:height="0.148cm" svg:x="3.141cm" svg:y="1.782cm" svg:viewBox="0 0 148 149" svg:d="M130 149v-98c0-4 0-7 0-11s0-7 0-10c0-5 0-8 0-12 0 4-1 7-3 12 0 3-1 6-3 9-1 4-1 7-3 9l-40 101h-14l-39-101c-1 0-1-2-2-4 0 0-1-2-2-3 0-2 0-3-1-6-1-1-1-3-2-4 0-5-2-9-3-13 0 4 0 8 0 13 0 3 0 7 0 10 1 3 1 7 1 10v98h-19v-149h28l39 104c1 1 2 3 3 6 0 1 0 4 1 6s2 5 3 7c0 2 0 3 0 5 0-2 1-3 2-5 0-2 1-5 1-7 1-2 2-5 3-7 0-2 1-4 1-5l41-104h26v149z">
          <text:p/>
        </draw:path>
        <draw:path draw:style-name="gr105" draw:text-style-name="P29" draw:layer="layout" svg:width="0.146cm" svg:height="0.148cm" svg:x="3.309cm" svg:y="1.782cm" svg:viewBox="0 0 147 149" svg:d="M126 149l-17-43h-71l-17 43h-21l63-149h23l61 149zM83 40c-2-3-2-5-3-8-2-3-2-5-3-8-1-2-2-5-3-6 0-2 0-3 0-3 0 0 0 1-1 3-1 1-1 4-2 6-1 3-2 5-3 8s-2 6-3 8l-20 49h57z">
          <text:p/>
        </draw:path>
        <draw:path draw:style-name="gr105" draw:text-style-name="P29" draw:layer="layout" svg:width="0.13cm" svg:height="0.148cm" svg:x="3.47cm" svg:y="1.782cm" svg:viewBox="0 0 131 149" svg:d="M131 74c0 12-2 23-5 33-4 9-10 17-16 23-7 6-15 11-23 15-11 3-20 4-30 4h-57v-149h50c12 0 23 2 34 5 9 2 17 7 25 13 7 5 12 14 17 23 3 9 5 20 5 33zM111 74c0-10-2-19-5-26s-7-13-12-17c-6-6-12-9-20-12-8-2-15-3-24-3h-30v117h35c7 0 14-1 21-4 8-2 14-6 19-11 5-4 9-11 11-18 3-8 5-17 5-26z">
          <text:p/>
        </draw:path>
        <draw:polygon draw:style-name="gr105" draw:text-style-name="P29" draw:layer="layout" svg:width="0.019cm" svg:height="0.156cm" svg:x="3.632cm" svg:y="1.774cm" svg:viewBox="0 0 20 157" draw:points="0,0 20,0 20,157 0,157">
          <text:p/>
        </draw:polygon>
        <draw:path draw:style-name="gr105" draw:text-style-name="P29" draw:layer="layout" svg:width="0.02cm" svg:height="0.156cm" svg:x="3.673cm" svg:y="1.774cm" svg:viewBox="0 0 21 157" svg:d="M0 18v-18h21v18zM0 157v-113h21v113z">
          <text:p/>
        </draw:path>
        <draw:path draw:style-name="gr105" draw:text-style-name="P29" draw:layer="layout" svg:width="0.098cm" svg:height="0.158cm" svg:x="3.714cm" svg:y="1.774cm" svg:viewBox="0 0 99 159" svg:d="M99 99c0 41-14 60-43 60-8 0-15-2-21-5s-11-7-14-14c0 1-1 3-1 5s0 4 0 5c0 2 0 4-1 5 0 1 0 2 0 2h-19c0 0 0-2 0-3s0-4 0-5c0-2 0-5 0-7 0-3 0-5 0-9v-133h21v45c0 2 0 4 0 6s0 4 0 5c-1 2-1 3-1 5h1c3-7 8-13 14-16s13-4 21-4c15 0 26 4 33 14s10 24 10 44zM79 100c0-8-1-15-1-21-1-5-3-10-5-13-2-4-6-7-9-8-3-2-8-3-12-3-6 0-9 1-13 3-4 1-8 4-10 8-3 3-5 7-7 13 0 6-1 13-1 22 0 8 1 15 1 21 2 5 4 10 7 14 2 3 6 5 10 7 3 1 7 2 13 2 4 0 8-1 12-2 3-2 6-4 8-8s4-9 6-14c0-6 1-13 1-21z">
          <text:p/>
        </draw:path>
        <draw:path draw:style-name="gr105" draw:text-style-name="P29" draw:layer="layout" svg:width="0.14cm" svg:height="0.152cm" svg:x="3.134cm" svg:y="2.109cm" svg:viewBox="0 0 141 153" svg:d="M74 17c-8 0-16 2-22 4-7 3-13 7-17 13-4 5-8 11-11 18-1 7-3 16-3 25s2 17 4 24c3 7 6 14 10 19 5 6 11 9 17 13 7 3 14 4 23 4 6 0 12-1 16-2 6-2 11-4 15-6 4-3 7-7 10-11 3-3 5-7 7-12l18 9c-4 5-7 10-11 15-3 5-8 9-14 13-5 3-11 6-18 7-7 3-15 3-24 3-12 0-23-1-32-5s-17-9-23-16-11-15-14-24c-3-10-5-21-5-31 0-12 2-22 6-32 3-9 8-17 14-24 6-6 14-12 23-15 9-4 20-6 31-6 16 0 31 3 42 10 10 7 18 15 23 28l-19 6c-2-3-4-7-6-10s-5-6-9-9c-4-2-8-4-14-5-5-2-10-3-17-3z">
          <text:p/>
        </draw:path>
        <draw:path draw:style-name="gr105" draw:text-style-name="P29" draw:layer="layout" svg:width="0.139cm" svg:height="0.167cm" svg:x="1.894cm" svg:y="5.119cm" svg:viewBox="0 0 140 168" svg:d="M112 168l-92-142c0 4 0 8 1 11 0 4 0 7 0 11s0 7 0 9v111h-21v-168h28l92 144c0-4 0-8 0-12 0-3 0-7-1-10 0-4 0-8 0-11v-111h21v168z">
          <text:p/>
        </draw:path>
        <draw:path draw:style-name="gr105" draw:text-style-name="P29" draw:layer="layout" svg:width="0.104cm" svg:height="0.13cm" svg:x="2.076cm" svg:y="5.158cm" svg:viewBox="0 0 105 131" svg:d="M21 0v83c0 6 0 10 2 15 1 4 2 7 4 10 2 2 5 4 8 6 3 0 8 1 13 1s10-1 14-3 8-4 11-8c3-3 5-7 7-12s3-10 3-17v-75h22v102c0 2 0 5 0 8s0 6 0 8c0 3 0 6 0 7 0 3 0 3 0 4h-20c0-1 0-1 0-3s0-4 0-6c-1-3-1-5-1-7 0-3 0-4 0-6-4 4-6 7-8 10-3 4-6 6-9 8-4 2-8 3-11 5-4 1-10 1-15 1-7 0-13 0-19-2-5-2-9-5-13-8-3-4-6-8-7-14-2-6-2-13-2-21v-86z">
          <text:p/>
        </draw:path>
        <draw:path draw:style-name="gr105" draw:text-style-name="P29" draw:layer="layout" svg:width="0.174cm" svg:height="0.131cm" svg:x="2.219cm" svg:y="5.155cm" svg:viewBox="0 0 175 132" svg:d="M77 132v-82c0-7 0-11-1-16-1-4-3-7-5-10-1-2-4-4-7-6-3 0-7-1-11-1s-9 1-12 3c-4 2-7 4-10 8-3 3-5 7-6 12s-2 10-2 17v75h-22v-102c0-2 0-5 0-8s0-6 0-8c0-3 0-6-1-7 0-3 0-3 0-4h21c0 1 0 1 0 3s0 4 0 6c0 3 1 5 1 7 0 3 0 4 0 6 2-4 4-7 6-10 3-4 6-6 8-8 3-2 7-3 11-5 4-1 9-2 13-2 10 0 18 2 24 6s10 10 12 19c2-4 5-7 7-10 2-4 6-6 9-8s6-3 10-5c4-1 9-2 15-2 7 0 12 1 17 3 4 2 9 5 11 8 3 4 6 8 7 14 2 6 3 13 3 21v86h-22v-82c0-7 0-11-1-16-1-4-2-7-4-10-2-2-4-4-7-6-4 0-8-1-12-1-5 0-10 1-13 2-4 3-7 5-10 8-2 3-5 8-5 12-2 6-3 11-3 18v75z">
          <text:p/>
        </draw:path>
        <draw:polygon draw:style-name="gr105" draw:text-style-name="P29" draw:layer="layout" svg:width="0.023cm" svg:height="0.026cm" svg:x="2.432cm" svg:y="5.26cm" svg:viewBox="0 0 24 27" draw:points="0,0 24,0 24,27 0,27">
          <text:p/>
        </draw:polygon>
        <draw:path draw:style-name="gr105" draw:text-style-name="P29" draw:layer="layout" svg:width="0.117cm" svg:height="0.133cm" svg:x="2.543cm" svg:y="5.155cm" svg:viewBox="0 0 118 134" svg:d="M118 68c0 22-5 39-15 50s-25 16-44 16c-9 0-17-1-26-3-7-4-13-7-18-13-4-5-8-12-11-21-3-8-4-18-4-29 0-46 19-68 60-68 10 0 19 2 26 4 7 4 14 7 18 13 5 5 8 12 10 22 3 8 4 18 4 29zM95 68c0-10-1-18-2-24-2-8-4-13-7-17-4-4-7-7-11-9-5-1-10-2-15-2-6 0-10 1-15 2-5 2-9 5-13 9-3 4-5 10-6 17-2 6-3 14-3 24s1 18 3 24c1 7 4 12 7 16s7 7 12 9c4 1 9 2 13 2 7 0 11-1 16-2 5-2 8-5 12-9 3-4 5-9 7-16 1-6 2-14 2-24z">
          <text:p/>
        </draw:path>
        <draw:path draw:style-name="gr105" draw:text-style-name="P29" draw:layer="layout" svg:width="0.066cm" svg:height="0.176cm" svg:x="2.68cm" svg:y="5.11cm" svg:viewBox="0 0 67 177" svg:d="M40 64v113h-22v-113h-18v-15h18v-15c0-5 1-8 2-12 1-5 2-9 5-12 2-3 5-6 10-7 3-2 10-3 16-3 2 0 6 0 8 0 3 1 5 1 8 2v17c-2 0-3 0-5 0s-4-2-5-2c-4 0-6 2-8 2-2 1-3 3-5 4-2 2-3 4-3 6-1 3-1 5-1 8v12h27v15z">
          <text:p/>
        </draw:path>
        <draw:path draw:style-name="gr105" draw:text-style-name="P29" draw:layer="layout" svg:width="0.063cm" svg:height="0.16cm" svg:x="2.804cm" svg:y="5.128cm" svg:viewBox="0 0 64 161" svg:d="M64 158c-3 0-7 1-11 2-3 1-7 1-12 1-18 0-26-10-26-29v-87h-15v-15h16l6-30h15v30h25v15h-25v82c0 6 0 10 3 13 2 3 5 4 11 4 2 0 3 0 7 0 1-1 4-1 6-2z">
          <text:p/>
        </draw:path>
        <draw:path draw:style-name="gr105" draw:text-style-name="P29" draw:layer="layout" svg:width="0.022cm" svg:height="0.176cm" svg:x="2.878cm" svg:y="5.11cm" svg:viewBox="0 0 23 177" svg:d="M0 22v-22h23v22zM0 177v-128h23v128z">
          <text:p/>
        </draw:path>
        <draw:path draw:style-name="gr105" draw:text-style-name="P29" draw:layer="layout" svg:width="0.174cm" svg:height="0.131cm" svg:x="2.939cm" svg:y="5.155cm" svg:viewBox="0 0 175 132" svg:d="M76 132v-82c0-7 0-11 0-16-1-4-3-7-5-10-1-2-4-4-7-6-3 0-7-1-11-1-5 0-9 1-12 3-4 2-7 4-10 8-3 3-5 7-6 12s-2 10-2 17v75h-22v-102c0-2 0-5 0-8s0-6 0-8c0-3 0-6-1-7 0-3 0-3 0-4h21c0 1 0 1 0 3s0 4 0 6c0 3 1 5 1 7 0 3 0 4 0 6 2-4 4-7 6-10 3-4 6-6 8-8 3-2 7-3 11-5 4-1 8-2 13-2 10 0 18 2 23 6 7 4 10 10 13 19 2-4 5-7 7-10 2-4 6-6 9-8 4-2 7-3 11-5 4-1 9-2 14-2 7 0 12 1 17 3 4 2 9 5 11 8 3 4 6 8 7 14 2 6 3 13 3 21v86h-22v-82c0-7 0-11-1-16-1-4-2-7-4-10-2-2-4-4-8-6-3 0-7-1-11-1s-9 1-12 2c-4 3-7 5-11 8-2 3-5 8-5 12-2 6-3 11-3 18v75z">
          <text:p/>
        </draw:path>
        <draw:path draw:style-name="gr105" draw:text-style-name="P29" draw:layer="layout" svg:width="0.116cm" svg:height="0.133cm" svg:x="3.14cm" svg:y="5.155cm" svg:viewBox="0 0 117 134" svg:d="M22 72c0 7 1 14 3 19 0 5 3 11 6 15 4 4 8 7 12 9s10 3 17 3c9 0 17-1 22-5 6-4 10-9 12-14l19 5c-2 3-3 7-6 11-2 3-6 7-10 9-4 3-9 6-15 7-6 3-13 3-22 3-19 0-35-5-45-17-10-11-15-28-15-50 0-12 1-22 4-31s8-15 13-21c5-5 11-9 19-11 8-3 15-4 23-4 11 0 20 2 27 6 7 3 14 8 18 14 5 6 8 13 10 23 2 8 3 17 3 26v3zM94 56c-1-13-5-24-11-31-5-6-14-9-25-9-3 0-7 1-11 2s-7 4-11 6c-4 3-7 7-10 13-2 5-3 11-4 19z">
          <text:p/>
        </draw:path>
        <draw:path draw:style-name="gr105" draw:text-style-name="P29" draw:layer="layout" svg:width="0.108cm" svg:height="0.133cm" svg:x="3.342cm" svg:y="5.155cm" svg:viewBox="0 0 109 134" svg:d="M109 96c0 7-1 12-4 17-2 4-6 8-11 11s-10 7-17 8c-6 2-14 2-23 2-7 0-14 0-20-1-6-2-12-3-16-6s-8-6-11-10-5-9-7-15l19-4c2 7 6 12 11 15 7 4 14 5 24 5 5 0 10 0 14-1 4 0 7-1 10-3 2-1 4-4 6-6 1-3 2-6 2-10s-1-7-2-9c-2-3-5-5-8-7-3-1-8-3-12-4-5-1-10-3-16-4-4-1-10-3-15-4-5-2-10-4-14-7-4-2-7-6-10-10s-4-9-4-16c0-12 4-21 13-27 8-6 21-10 37-10 14 0 26 3 34 8 10 5 15 14 18 24l-22 4c0-5-1-7-3-10-2-2-4-4-7-5-3-2-6-3-10-3-3-1-7-1-10-1-10 0-17 1-22 5-4 2-7 7-7 14 0 3 1 6 3 8 1 3 4 4 7 6 3 1 7 3 11 4s9 2 14 4c4 0 7 1 11 3 4 0 7 1 10 3 4 1 7 3 10 4 4 3 7 5 9 7 3 3 4 6 6 10 1 3 2 7 2 11z">
          <text:p/>
        </draw:path>
        <draw:path draw:style-name="gr105" draw:text-style-name="P29" draw:layer="layout" svg:width="0.116cm" svg:height="0.133cm" svg:x="3.469cm" svg:y="5.155cm" svg:viewBox="0 0 117 134" svg:d="M22 72c0 7 1 14 3 19 0 5 3 11 6 15s7 7 11 9 11 3 18 3c9 0 17-1 22-5 6-4 10-9 12-14l19 5c-2 3-3 7-6 11-2 3-6 7-10 9-4 3-9 6-15 7-7 3-14 3-22 3-21 0-35-5-45-17-11-11-15-28-15-50 0-12 0-22 4-31 3-9 7-15 13-21 4-5 11-9 18-11 7-3 15-4 24-4 11 0 20 2 27 6 7 3 13 8 18 14s8 13 9 23c3 8 4 17 4 26v3zM94 56c-2-13-5-24-11-31-5-6-14-9-25-9-3 0-7 1-12 2-4 1-7 4-11 6-3 3-7 7-9 13-2 5-3 11-4 19z">
          <text:p/>
        </draw:path>
        <draw:path draw:style-name="gr105" draw:text-style-name="P29" draw:layer="layout" svg:width="0.062cm" svg:height="0.131cm" svg:x="3.619cm" svg:y="5.155cm" svg:viewBox="0 0 63 132" svg:d="M1 132v-100c0-2 0-5 0-7 0-3 0-6 0-9 0-2 0-5-1-7 0-2 0-5 0-6h22c0 1 0 4 0 6s0 5 0 7 0 5 0 7 0 5 0 6c2-5 4-9 6-13 2-3 4-6 6-8 3-3 5-4 8-6 3-1 7-2 12-2 2 0 4 0 5 1 2 0 2 0 4 1v20c-2-1-3-1-5-1-2-1-4-1-7-1-5 0-9 2-13 3-3 2-6 6-8 9-3 4-4 9-5 14-1 6-2 12-2 18v68z">
          <text:p/>
        </draw:path>
        <draw:path draw:style-name="gr105" draw:text-style-name="P29" draw:layer="layout" svg:width="0.022cm" svg:height="0.176cm" svg:x="3.7cm" svg:y="5.11cm" svg:viewBox="0 0 23 177" svg:d="M0 22v-22h23v22zM0 177v-128h23v128z">
          <text:p/>
        </draw:path>
        <draw:path draw:style-name="gr105" draw:text-style-name="P29" draw:layer="layout" svg:width="0.116cm" svg:height="0.133cm" svg:x="3.757cm" svg:y="5.155cm" svg:viewBox="0 0 117 134" svg:d="M23 72c0 7 0 14 2 19 1 5 3 11 6 15s7 7 11 9c5 2 10 3 17 3 10 0 17-1 23-5 5-4 9-9 11-14l20 5c-2 3-3 7-5 11-4 3-8 7-11 9-4 3-10 6-16 7-6 3-13 3-22 3-19 0-34-5-44-17-10-11-15-28-15-50 0-12 1-22 4-31s8-15 13-21c5-5 11-9 18-11 8-3 15-4 23-4 11 0 21 2 28 6 7 3 13 8 18 14s8 13 10 23c2 8 3 17 3 26v3zM93 56c-1-13-4-24-11-31-5-6-13-9-24-9-3 0-7 1-11 2-5 1-8 4-12 6-3 3-6 7-8 13-3 5-4 11-4 19z">
          <text:p/>
        </draw:path>
        <draw:path draw:style-name="gr105" draw:text-style-name="P29" draw:layer="layout" svg:width="0.108cm" svg:height="0.133cm" svg:x="3.897cm" svg:y="5.155cm" svg:viewBox="0 0 109 134" svg:d="M109 96c0 7-1 12-4 17-2 4-6 8-10 11s-10 7-18 8c-6 2-14 2-22 2s-15 0-21-1c-6-2-11-3-16-6-4-3-8-6-11-10s-5-9-7-15l20-4c1 7 5 12 10 15 7 4 14 5 25 5 4 0 9 0 13-1 4 0 7-1 10-3 2-1 5-4 7-6 2-3 2-6 2-10s0-7-2-9c-2-3-6-5-9-7-3-1-8-3-12-4-5-1-9-3-16-4-4-1-10-3-15-4-5-2-10-4-14-7-4-2-7-6-10-10s-4-9-4-16c0-12 4-21 13-27s21-10 37-10c14 0 26 3 36 8 8 5 13 14 16 24l-20 4c-1-5-2-7-4-10-3-2-5-4-8-5-3-2-6-3-10-3-3-1-7-1-10-1-10 0-17 1-22 5-4 2-6 7-6 14 0 3 0 6 2 8 1 3 4 4 7 6 3 1 7 3 11 4s9 2 14 4c4 0 7 1 11 3 4 0 7 1 11 3 4 1 8 3 11 4 3 3 5 5 7 7 3 3 4 6 6 10 1 3 2 7 2 11z">
          <text:p/>
        </draw:path>
        <draw:path draw:style-name="gr105" draw:text-style-name="P29" draw:layer="layout" svg:width="0.024cm" svg:height="0.057cm" svg:x="4.036cm" svg:y="5.26cm" svg:viewBox="0 0 25 58" svg:d="M25 0v21c0 5 0 8 0 11 0 4-1 8-2 10-1 3-2 6-3 8-1 3-2 6-4 8h-16c3-5 6-10 8-15 2-6 4-11 4-16h-11v-27z">
          <text:p/>
        </draw:path>
        <draw:polygon draw:style-name="gr105" draw:text-style-name="P29" draw:layer="layout" svg:width="0.118cm" svg:height="0.128cm" svg:x="4.139cm" svg:y="5.158cm" svg:viewBox="0 0 119 129" draw:points="94,129 59,75 24,129 0,129 47,62 1,0 26,0 59,50 92,0 116,0 72,62 119,129">
          <text:p/>
        </draw:polygon>
        <draw:polygon draw:style-name="gr105" draw:text-style-name="P29" draw:layer="layout" svg:width="0.106cm" svg:height="0.167cm" svg:x="4.278cm" svg:y="5.119cm" svg:viewBox="0 0 107 168" draw:points="0,168 0,150 44,150 44,21 5,48 5,28 45,0 65,0 65,150 107,150 107,168">
          <text:p/>
        </draw:polygon>
        <draw:path draw:style-name="gr105" draw:text-style-name="P29" draw:layer="layout" svg:width="0.024cm" svg:height="0.057cm" svg:x="4.526cm" svg:y="5.26cm" svg:viewBox="0 0 25 58" svg:d="M25 0v21c0 5 0 8-1 11 0 4-1 8-2 10 0 3-1 6-3 8 0 3-2 6-4 8h-15c4-5 7-10 8-15 3-6 4-11 4-16h-11v-27z">
          <text:p/>
        </draw:path>
        <draw:path draw:style-name="gr105" draw:text-style-name="P29" draw:layer="layout" svg:width="0.118cm" svg:height="0.171cm" svg:x="4.575cm" svg:y="5.117cm" svg:viewBox="0 0 119 172" svg:d="M119 86c0 16-2 30-5 41s-7 20-12 27c-6 6-12 11-19 14s-15 4-23 4c-9 0-17-1-25-4-7-3-13-8-18-14-6-7-10-16-13-27s-4-25-4-41 1-30 4-41 7-20 13-26c5-8 11-12 19-15s16-4 25-4c7 0 15 1 22 4 8 3 14 7 19 15 5 6 10 15 13 26 2 11 4 25 4 41zM97 86c0-13-1-24-2-32-2-9-4-16-7-21-3-6-7-10-12-12s-10-3-15-3c-7 0-12 1-17 4-6 1-9 5-12 11-4 5-6 12-7 21-2 8-3 20-3 32 0 13 1 24 3 33 1 8 3 15 7 21 3 5 6 9 12 11 5 3 10 4 16 4s11-1 15-4c5-2 9-6 12-11 3-6 5-13 8-21 1-9 2-20 2-33z">
          <text:p/>
        </draw:path>
        <draw:path draw:style-name="gr105" draw:text-style-name="P29" draw:layer="layout" svg:width="0.119cm" svg:height="0.171cm" svg:x="4.718cm" svg:y="5.117cm" svg:viewBox="0 0 120 172" svg:d="M120 86c0 16-2 30-5 41s-7 20-13 27c-5 6-11 11-18 14s-15 4-23 4c-9 0-17-1-24-4s-13-8-18-14c-7-7-11-16-14-27s-5-25-5-41 2-30 5-41 7-20 14-26c5-8 11-12 19-15 7-3 15-4 23-4s16 1 23 4c8 3 14 7 18 15 6 6 11 15 14 26 2 11 4 25 4 41zM98 86c0-13-1-24-2-32-2-9-4-16-7-21-4-6-7-10-12-12s-10-3-16-3-11 1-16 4c-5 1-9 5-12 11-3 5-5 12-7 21-1 8-2 20-2 32 0 13 1 24 2 33 2 8 4 15 7 21 3 5 7 9 12 11 5 3 10 4 16 4s10-1 15-4c5-2 9-6 12-11 3-6 5-13 8-21 1-9 2-20 2-33z">
          <text:p/>
        </draw:path>
        <draw:path draw:style-name="gr105" draw:text-style-name="P29" draw:layer="layout" svg:width="0.118cm" svg:height="0.171cm" svg:x="4.862cm" svg:y="5.117cm" svg:viewBox="0 0 119 172" svg:d="M119 86c0 16-1 30-4 41s-8 20-14 27c-5 6-11 11-18 14s-15 4-24 4c-8 0-16-1-23-4s-13-8-19-14c-5-7-9-16-12-27s-5-25-5-41 2-30 5-41 7-20 12-26c6-8 12-12 20-15 7-3 15-4 23-4s16 1 23 4 14 7 18 15c6 6 11 15 15 26 2 11 3 25 3 41zM97 86c0-13-1-24-3-32-1-9-4-16-7-21-3-6-7-10-11-12-5-2-10-3-16-3s-12 1-16 4c-5 1-9 5-12 11-3 5-5 12-7 21-1 8-2 20-2 32 0 13 1 24 2 33 2 8 4 15 7 21 3 5 7 9 12 11 4 3 10 4 15 4 7 0 11-1 16-4 5-2 8-6 12-11 3-6 5-13 7-21 2-9 3-20 3-33z">
          <text:p/>
        </draw:path>
        <draw:path draw:style-name="gr105" draw:text-style-name="P29" draw:layer="layout" svg:width="0.17cm" svg:height="0.161cm" svg:x="1.035cm" svg:y="3.984cm" svg:viewBox="0 0 171 162" svg:d="M171 24l-50 20v76l50 19v23l-171-67v-26l171-69zM47 72c-3 2-6 2-10 4-4 1-7 2-9 3-4 1-6 2-7 2-2 0-3 1-3 1 0 0 1 0 3 1s3 2 7 2c2 1 5 2 10 4 3 0 6 2 9 3l56 21v-63z">
          <text:p/>
        </draw:path>
        <draw:path draw:style-name="gr105" draw:text-style-name="P29" draw:layer="layout" svg:width="0.131cm" svg:height="0.12cm" svg:x="1.074cm" svg:y="3.882cm" svg:viewBox="0 0 132 121" svg:d="M132 48v25l-132 48v-23l86-30c2 0 4-1 7-1 2-1 5-2 8-3 2 0 5-1 8-2 2-1 4-1 6-2-2 0-4 0-6-1-3-1-6-2-8-2-3-1-6-2-8-3s-5-2-6-2l-87-30v-22z">
          <text:p/>
        </draw:path>
        <draw:path draw:style-name="gr105" draw:text-style-name="P29" draw:layer="layout" svg:width="0.184cm" svg:height="0.109cm" svg:x="1.072cm" svg:y="3.76cm" svg:viewBox="0 0 185 110" svg:d="M185 55c0 7-1 13-2 20-2 5-4 10-6 14-4 4-7 7-11 10-4 2-9 4-14 5l-4-22c7 0 12-3 15-9 4-5 6-11 6-19 0-4-1-9-3-13-1-4-3-8-6-10-4-3-8-6-13-7-5-2-10-2-17-2h-21c3 1 6 3 9 7 3 2 6 4 8 8 2 3 4 7 5 12 2 4 3 9 3 15 0 8-2 15-4 21-3 5-7 11-13 14-6 4-12 6-21 8-8 2-18 3-28 3-11 0-20-1-28-3-9-2-16-4-22-8s-10-9-13-15c-4-6-5-14-5-23s2-17 6-23c5-7 11-13 19-16v-1c-3 0-5 0-7 0s-5 0-7 0-5-1-6-1c-2 0-3 0-3 0v-20c1 0 2 0 4 0s3 0 6 0 5 0 8 0 6 0 9 0h100c19 0 33 4 42 13 10 9 14 23 14 42zM68 22c-10 0-18 0-24 2-7 3-11 6-16 9-4 3-7 7-9 11-2 3-3 8-3 12 0 5 1 10 3 14s5 8 9 10c5 2 10 5 16 6s14 2 24 2c9 0 17-1 23-2 7-1 11-4 15-6s7-5 9-9 2-9 2-14 0-9-2-13-5-8-9-11-9-6-16-8c-6-3-14-3-22-3z">
          <text:p/>
        </draw:path>
        <draw:polygon draw:style-name="gr105" draw:text-style-name="P29" draw:layer="layout" svg:width="0.027cm" svg:height="0.023cm" svg:x="1.178cm" svg:y="3.69cm" svg:viewBox="0 0 28 24" draw:points="0,0 28,0 28,24 0,24">
          <text:p/>
        </draw:polygon>
        <draw:polygon draw:style-name="gr105" draw:text-style-name="P29" draw:layer="layout" svg:width="0.179cm" svg:height="0.021cm" svg:x="1.026cm" svg:y="3.574cm" svg:viewBox="0 0 180 22" draw:points="0,0 180,0 180,22 0,22">
          <text:p/>
        </draw:polygon>
        <draw:path draw:style-name="gr105" draw:text-style-name="P29" draw:layer="layout" svg:width="0.135cm" svg:height="0.114cm" svg:x="1.072cm" svg:y="3.426cm" svg:viewBox="0 0 136 115" svg:d="M68 0c23 0 40 4 51 14 12 10 17 24 17 43 0 9-1 17-4 25-3 7-7 13-12 18-6 5-13 9-22 11-8 2-19 4-30 4-46 0-68-20-68-59 0-10 1-18 4-25s7-13 13-18c5-5 12-8 21-10 9-3 18-3 30-3zM68 21c-11 0-19 1-25 3-7 1-13 4-17 7s-6 6-7 11c-2 4-3 9-3 14 0 6 1 10 3 15 1 4 4 8 8 12 4 3 9 5 16 7s14 2 25 2c10 0 19 0 25-2 7-2 12-5 17-7 4-4 6-8 8-12 1-5 2-8 2-14 0-5-1-10-2-15-2-4-4-7-8-11-4-3-10-5-17-6-6-3-15-4-25-4z">
          <text:p/>
        </draw:path>
        <draw:path draw:style-name="gr105" draw:text-style-name="P29" draw:layer="layout" svg:width="0.135cm" svg:height="0.125cm" svg:x="1.072cm" svg:y="3.27cm" svg:viewBox="0 0 136 126" svg:d="M136 87c0 13-3 23-10 29-7 7-17 10-29 10-8 0-16-1-22-4-6-4-10-8-13-14-3-4-5-10-7-17-1-7-1-14-1-20v-29h-7c-6 0-11 0-14 2-4 1-7 2-10 5-2 2-4 5-5 8-1 4-2 8-2 13 0 4 1 7 1 10 1 4 2 7 4 9 1 3 3 5 6 6 2 2 6 3 10 3l-2 22c-5-1-9-2-14-4-4-2-8-5-11-9-3-5-5-9-8-16-1-6-2-14-2-22 0-16 4-28 12-36 7-9 17-12 32-12h57c6 0 11-1 15-3 3-1 5-5 5-11 0-1 0-2 0-3-1-1-1-2-1-4h13c1 3 2 6 2 10 0 2 0 5 0 8 0 4 0 7-1 10-2 4-3 6-6 7-2 2-4 4-7 4-4 2-8 2-12 3 4 3 8 5 11 7 4 3 6 7 8 10 3 4 5 8 7 12 0 5 1 10 1 16zM120 83c0-7-2-13-4-18-2-6-5-9-9-13-4-3-9-6-14-7-4-2-9-3-14-3h-10v24c0 4 0 10 1 14 1 5 2 9 4 13 2 3 4 6 8 9 5 1 10 3 15 3 8 0 14-3 17-7 4-4 6-8 6-15z">
          <text:p/>
        </draw:path>
        <draw:path draw:style-name="gr105" draw:text-style-name="P29" draw:layer="layout" svg:width="0.182cm" svg:height="0.109cm" svg:x="1.026cm" svg:y="3.143cm" svg:viewBox="0 0 183 110" svg:d="M159 21c8 4 15 10 19 16 3 6 5 15 5 24 0 16-6 28-17 36-11 9-28 13-52 13-45 0-68-17-68-49 0-9 2-18 5-24 4-6 10-12 18-16-1 0-2 0-4 0s-3 0-5 0-4 0-5 0c-2 0-4 0-4 0h-51v-21h153c4 0 7 0 9 0 3 0 5 0 9 0 2 0 3 0 6 0 1 0 2 0 3 0v20c-1 0-2 0-3 0-2 0-3 1-6 1-1 0-4 0-5 0-2 0-5 0-7 0zM114 86c9 0 17-1 24-2 6 0 11-3 16-5 4-2 7-5 9-9s3-9 3-14c0-6-1-10-3-15-2-4-5-8-9-11-4-2-9-5-16-6-8-2-16-3-26-3-9 0-17 1-23 3-7 1-12 4-16 6-4 3-6 7-8 11-2 5-3 9-3 15 0 5 1 9 3 13s5 7 9 9c4 3 9 5 16 6 6 1 14 2 24 2z">
          <text:p/>
        </draw:path>
        <draw:path draw:style-name="gr105" draw:text-style-name="P29" draw:layer="layout" svg:width="0.179cm" svg:height="0.021cm" svg:x="1.026cm" svg:y="3.081cm" svg:viewBox="0 0 180 22" svg:d="M21 22h-21v-22h21zM180 22h-132v-22h132z">
          <text:p/>
        </draw:path>
        <draw:path draw:style-name="gr105" draw:text-style-name="P29" draw:layer="layout" svg:width="0.133cm" svg:height="0.102cm" svg:x="1.072cm" svg:y="2.938cm" svg:viewBox="0 0 134 103" svg:d="M134 21h-84c-6 0-11 0-16 1-4 1-8 2-10 5-3 1-5 5-5 8-2 3-2 7-2 12s1 10 2 14c2 4 5 8 8 10 4 3 8 6 13 7 5 2 10 2 17 2h77v22h-104c-3 0-5 0-8 0s-6 1-9 1-5 0-7 0-3 0-4 0v-21c1 0 2 0 3 0 3 0 4 0 7 0 2 0 4-1 7-1 2 0 4 0 6 0-4-2-7-4-10-7-3-2-6-5-8-8s-4-7-6-11c0-5-1-10-1-15 0-7 1-13 2-19 3-4 5-9 9-12s8-5 14-7 13-2 21-2h88z">
          <text:p/>
        </draw:path>
        <draw:path draw:style-name="gr105" draw:text-style-name="P29" draw:layer="layout" svg:width="0.184cm" svg:height="0.109cm" svg:x="1.072cm" svg:y="2.793cm" svg:viewBox="0 0 185 110" svg:d="M185 55c0 7-1 14-2 20-2 5-4 10-6 14-4 5-7 8-11 10s-9 5-14 5l-4-21c7-1 12-4 15-10 4-4 6-11 6-18 0-5-1-10-3-14-1-3-3-7-6-10-4-3-8-4-13-6-5-1-10-2-17-2h-21c3 1 6 4 9 6s6 5 8 9c2 3 4 7 5 11 2 4 3 10 3 15 0 8-2 16-4 21-3 5-7 11-13 14-6 4-12 6-21 8-8 2-18 3-28 3-11 0-20-1-28-3-9-2-16-4-22-8s-10-9-13-15c-4-6-5-14-5-22 0-10 2-17 6-24 5-7 11-12 19-15v-1c-3 0-5 0-7 0s-5 0-7 0-5-2-6-2c-2 0-3 0-3 0v-20c1 0 2 0 4 0s3 0 6 0 5 0 8 0 6 0 9 0h100c19 0 33 5 42 13 10 11 14 24 14 42zM68 23c-10 0-18 1-24 2-7 2-11 5-16 8-4 3-7 7-9 11s-3 8-3 12c0 6 1 10 3 14s5 8 9 10c5 3 10 5 16 6s14 2 24 2c9 0 17-1 23-2 7-1 11-3 15-6 4-2 7-5 9-9s2-9 2-14 0-8-2-12c-2-5-5-8-9-11-4-4-9-7-16-8-6-2-14-3-22-3z">
          <text:p/>
        </draw:path>
        <draw:path draw:style-name="gr105" draw:text-style-name="P29" draw:layer="layout" svg:width="0.161cm" svg:height="0.061cm" svg:x="1.045cm" svg:y="2.642cm" svg:viewBox="0 0 162 62" svg:d="M159 0c1 3 2 6 3 9 0 4 0 8 0 11 0 18-10 26-29 26h-88v16h-16v-17l-29-6v-14h29v-24h16v24h83c6 0 11-1 13-3 3-2 4-5 4-11 0-1 0-4 0-5 0-3-1-4-1-6z">
          <text:p/>
        </draw:path>
        <draw:path draw:style-name="gr105" draw:text-style-name="P29" draw:layer="layout" svg:width="0.179cm" svg:height="0.021cm" svg:x="1.026cm" svg:y="2.608cm" svg:viewBox="0 0 180 22" svg:d="M21 22h-21v-22h21zM180 22h-132v-22h132z">
          <text:p/>
        </draw:path>
        <draw:path draw:style-name="gr105" draw:text-style-name="P29" draw:layer="layout" svg:width="0.133cm" svg:height="0.17cm" svg:x="1.072cm" svg:y="2.397cm" svg:viewBox="0 0 134 171" svg:d="M134 96h-84c-6 0-11 1-16 2-4 1-8 1-10 4-3 1-5 4-5 7-2 3-2 7-2 11s1 8 2 12c2 4 5 7 8 9 4 3 8 5 13 6s10 2 17 2h77v21h-104c-3 0-5 0-8 0s-6 1-9 1-5 0-7 0-3 0-4 0v-20c1 0 2 0 3 0 3 0 4 0 7 0 2 0 4-1 7-1 2 0 4 0 6 0-4-2-7-4-10-6-3-3-6-5-8-8s-4-6-6-10c0-4-1-9-1-13 0-11 2-18 6-24 4-5 10-9 19-11v-1c-4-2-7-4-10-6-3-3-6-6-8-9s-4-6-6-10c0-4-1-9-1-14 0-6 1-13 2-17 3-5 5-9 9-12s8-5 14-7c6-1 13-2 21-2h88v21h-84c-6 0-11 0-16 1-4 1-8 3-10 4-3 3-5 6-5 9-2 3-2 6-2 11 0 4 1 8 2 12 2 3 4 6 8 10 3 2 8 3 13 5 5 1 10 2 17 2h77z">
          <text:p/>
        </draw:path>
        <draw:path draw:style-name="gr105" draw:text-style-name="P29" draw:layer="layout" svg:width="0.135cm" svg:height="0.114cm" svg:x="1.072cm" svg:y="2.254cm" svg:viewBox="0 0 136 115" svg:d="M72 91c7 0 13 0 20-2 6-1 11-3 15-6s7-6 10-11c2-5 3-10 3-16 0-10-2-17-6-23-3-5-8-9-14-11l5-18c4 0 8 3 11 5 4 2 7 5 10 9 3 5 6 10 7 16 2 6 3 13 3 22 0 18-5 33-17 43-12 9-29 16-52 16-13 0-23-3-31-6-9-3-16-7-21-12-5-6-9-11-11-18-3-7-4-15-4-23 0-10 1-19 5-27 4-7 9-12 15-17s13-8 22-9c8-2 18-3 27-3h3zM56 22c-14 1-24 5-30 10-7 6-10 14-10 24 0 4 0 8 2 12 1 4 3 8 6 11s7 6 12 9c5 2 11 3 20 3z">
          <text:p/>
        </draw:path>
        <draw:path draw:style-name="gr105" draw:text-style-name="P29" draw:layer="layout" svg:width="0.059cm" svg:height="0.024cm" svg:x="1.178cm" svg:y="2.188cm" svg:viewBox="0 0 60 25" svg:d="M0 0h21c4 0 7 0 11 0 3 0 7 1 10 2s7 2 9 3c3 1 6 2 9 5v15c-6-4-11-6-18-9-5-1-10-2-15-2v10h-27z">
          <text:p/>
        </draw:path>
        <draw:path draw:style-name="gr105" draw:text-style-name="P29" draw:layer="layout" svg:width="0.135cm" svg:height="0.106cm" svg:x="1.072cm" svg:y="1.998cm" svg:viewBox="0 0 136 107" svg:d="M97 0c6 0 12 2 17 4s9 5 12 10c3 4 6 9 8 16 1 6 2 14 2 23 0 8-1 14-1 20-2 7-3 11-6 16s-6 8-11 11c-4 4-9 5-15 7l-3-19c7-1 11-5 14-11 4-6 6-14 6-24 0-6-1-9-2-13 0-4-1-7-3-10-1-3-4-5-6-7-2-1-6-2-9-2-4 0-8 1-10 2-3 3-6 5-8 8-1 3-3 7-4 12-1 4-3 11-4 16-2 6-3 10-5 16-1 5-4 9-7 13-2 4-6 8-10 10s-9 4-16 4c-11 0-20-5-27-12-6-9-9-21-9-37 0-15 2-27 8-34 4-9 13-14 24-17l2 20c-3 1-6 1-8 4-3 1-4 4-6 7-1 2-2 5-3 8-1 4-1 7-1 12 0 9 2 16 5 21s7 7 13 7c4 0 7-1 10-2 2-2 3-4 5-7 1-3 3-7 4-11 1-5 2-9 4-16 0-3 1-6 3-10 1-4 2-7 3-10 1-4 3-7 5-9 2-3 4-7 7-8 3-3 6-5 10-6s8-2 12-2z">
          <text:p/>
        </draw:path>
        <draw:path draw:style-name="gr105" draw:text-style-name="P29" draw:layer="layout" svg:width="0.135cm" svg:height="0.114cm" svg:x="1.072cm" svg:y="1.864cm" svg:viewBox="0 0 136 115" svg:d="M72 92c7 0 13 0 20-2 6-1 11-3 15-6s7-6 10-11c2-5 3-10 3-16 0-11-2-18-6-24-3-5-8-9-14-11l5-19c4 1 8 4 11 6 4 2 7 5 10 9 3 5 6 10 7 16 2 6 3 14 3 23 0 18-5 33-17 43-12 9-29 15-52 15-13 0-23-2-31-5-9-3-16-7-21-12-5-6-9-11-11-18-3-7-4-15-4-23 0-11 1-20 5-28 4-7 9-12 15-17s13-8 22-9c8-2 18-3 27-3h3zM56 22c-14 1-24 5-30 10-7 6-10 14-10 25 0 4 0 8 2 12 1 4 3 8 6 11s7 6 12 8c5 3 11 4 20 4z">
          <text:p/>
        </draw:path>
        <draw:path draw:style-name="gr105" draw:text-style-name="P29" draw:layer="layout" svg:width="0.135cm" svg:height="0.105cm" svg:x="1.072cm" svg:y="1.729cm" svg:viewBox="0 0 136 106" svg:d="M67 83c8 0 15-1 22-2 6-1 11-3 16-6 4-2 8-5 10-10 3-3 4-9 4-14 0-8-2-14-6-20-4-4-10-8-19-9v-22c6 1 11 2 16 5 5 2 10 5 14 10 4 4 7 8 9 15 2 5 3 12 3 20 0 10-1 18-5 25-3 8-8 13-14 18-6 3-14 7-22 9s-18 4-27 4-17-1-24-2c-7-3-12-4-18-8-4-2-9-5-12-8-3-4-6-8-8-12s-4-8-5-12c0-5-1-9-1-14 0-7 1-13 3-20 2-5 5-10 8-13 4-5 8-8 12-11 5-2 10-4 16-5l1 22c-7 1-12 4-17 8-4 5-6 11-6 20 0 6 1 11 3 14 2 5 5 8 9 10 4 3 10 5 16 6s13 2 22 2z">
          <text:p/>
        </draw:path>
        <draw:polygon draw:style-name="gr102" draw:text-style-name="P2" draw:layer="layout" svg:width="3.432cm" svg:height="3.75cm" svg:x="2.174cm" svg:y="8.847cm" svg:viewBox="0 0 3433 3751" draw:points="1716,3751 0,3751 0,0 3433,0 3433,3751">
          <text:p/>
        </draw:polygon>
        <draw:line draw:style-name="gr112" draw:text-style-name="P2" draw:layer="layout" svg:x1="5.606cm" svg:y1="12.596cm" svg:x2="2.174cm" svg:y2="12.596cm">
          <text:p/>
        </draw:line>
        <draw:line draw:style-name="gr112" draw:text-style-name="P2" draw:layer="layout" svg:x1="5.606cm" svg:y1="12.221cm" svg:x2="2.174cm" svg:y2="12.221cm">
          <text:p/>
        </draw:line>
        <draw:line draw:style-name="gr112" draw:text-style-name="P2" draw:layer="layout" svg:x1="5.606cm" svg:y1="11.846cm" svg:x2="2.174cm" svg:y2="11.846cm">
          <text:p/>
        </draw:line>
        <draw:line draw:style-name="gr112" draw:text-style-name="P2" draw:layer="layout" svg:x1="5.606cm" svg:y1="11.471cm" svg:x2="2.174cm" svg:y2="11.471cm">
          <text:p/>
        </draw:line>
        <draw:line draw:style-name="gr112" draw:text-style-name="P2" draw:layer="layout" svg:x1="5.606cm" svg:y1="11.096cm" svg:x2="2.174cm" svg:y2="11.096cm">
          <text:p/>
        </draw:line>
        <draw:line draw:style-name="gr112" draw:text-style-name="P2" draw:layer="layout" svg:x1="5.606cm" svg:y1="10.721cm" svg:x2="2.174cm" svg:y2="10.721cm">
          <text:p/>
        </draw:line>
        <draw:line draw:style-name="gr112" draw:text-style-name="P2" draw:layer="layout" svg:x1="5.606cm" svg:y1="10.346cm" svg:x2="2.174cm" svg:y2="10.346cm">
          <text:p/>
        </draw:line>
        <draw:line draw:style-name="gr112" draw:text-style-name="P2" draw:layer="layout" svg:x1="5.606cm" svg:y1="9.971cm" svg:x2="2.174cm" svg:y2="9.971cm">
          <text:p/>
        </draw:line>
        <draw:line draw:style-name="gr112" draw:text-style-name="P2" draw:layer="layout" svg:x1="5.606cm" svg:y1="9.596cm" svg:x2="2.174cm" svg:y2="9.596cm">
          <text:p/>
        </draw:line>
        <draw:line draw:style-name="gr112" draw:text-style-name="P2" draw:layer="layout" svg:x1="5.606cm" svg:y1="9.221cm" svg:x2="2.174cm" svg:y2="9.221cm">
          <text:p/>
        </draw:line>
        <draw:line draw:style-name="gr102" draw:text-style-name="P2" draw:layer="layout" svg:x1="2.174cm" svg:y1="12.726cm" svg:x2="2.174cm" svg:y2="12.596cm">
          <text:p/>
        </draw:line>
        <draw:line draw:style-name="gr102" draw:text-style-name="P2" draw:layer="layout" svg:x1="2.174cm" svg:y1="12.726cm" svg:x2="2.174cm" svg:y2="12.596cm">
          <text:p/>
        </draw:line>
        <draw:line draw:style-name="gr102" draw:text-style-name="P2" draw:layer="layout" svg:x1="3.032cm" svg:y1="12.726cm" svg:x2="3.032cm" svg:y2="12.596cm">
          <text:p/>
        </draw:line>
        <draw:line draw:style-name="gr102" draw:text-style-name="P2" draw:layer="layout" svg:x1="3.032cm" svg:y1="12.726cm" svg:x2="3.032cm" svg:y2="12.596cm">
          <text:p/>
        </draw:line>
        <draw:line draw:style-name="gr102" draw:text-style-name="P2" draw:layer="layout" svg:x1="3.889cm" svg:y1="12.726cm" svg:x2="3.889cm" svg:y2="12.596cm">
          <text:p/>
        </draw:line>
        <draw:line draw:style-name="gr102" draw:text-style-name="P2" draw:layer="layout" svg:x1="3.889cm" svg:y1="12.726cm" svg:x2="3.889cm" svg:y2="12.596cm">
          <text:p/>
        </draw:line>
        <draw:line draw:style-name="gr102" draw:text-style-name="P2" draw:layer="layout" svg:x1="4.747cm" svg:y1="12.726cm" svg:x2="4.747cm" svg:y2="12.596cm">
          <text:p/>
        </draw:line>
        <draw:line draw:style-name="gr102" draw:text-style-name="P2" draw:layer="layout" svg:x1="4.747cm" svg:y1="12.726cm" svg:x2="4.747cm" svg:y2="12.596cm">
          <text:p/>
        </draw:line>
        <draw:line draw:style-name="gr102" draw:text-style-name="P2" draw:layer="layout" svg:x1="5.606cm" svg:y1="12.726cm" svg:x2="5.606cm" svg:y2="12.596cm">
          <text:p/>
        </draw:line>
        <draw:line draw:style-name="gr102" draw:text-style-name="P2" draw:layer="layout" svg:x1="5.606cm" svg:y1="12.726cm" svg:x2="5.606cm" svg:y2="12.596cm">
          <text:p/>
        </draw:line>
        <draw:line draw:style-name="gr102" draw:text-style-name="P2" draw:layer="layout" svg:x1="2.174cm" svg:y1="12.596cm" svg:x2="5.606cm" svg:y2="12.596cm">
          <text:p/>
        </draw:line>
        <draw:line draw:style-name="gr102" draw:text-style-name="P2" draw:layer="layout" svg:x1="2.043cm" svg:y1="12.596cm" svg:x2="2.174cm" svg:y2="12.596cm">
          <text:p/>
        </draw:line>
        <draw:line draw:style-name="gr102" draw:text-style-name="P2" draw:layer="layout" svg:x1="2.043cm" svg:y1="12.596cm" svg:x2="2.174cm" svg:y2="12.596cm">
          <text:p/>
        </draw:line>
        <draw:line draw:style-name="gr102" draw:text-style-name="P2" draw:layer="layout" svg:x1="2.043cm" svg:y1="12.221cm" svg:x2="2.174cm" svg:y2="12.221cm">
          <text:p/>
        </draw:line>
        <draw:line draw:style-name="gr102" draw:text-style-name="P2" draw:layer="layout" svg:x1="2.043cm" svg:y1="12.221cm" svg:x2="2.174cm" svg:y2="12.221cm">
          <text:p/>
        </draw:line>
        <draw:line draw:style-name="gr102" draw:text-style-name="P2" draw:layer="layout" svg:x1="2.043cm" svg:y1="11.846cm" svg:x2="2.174cm" svg:y2="11.846cm">
          <text:p/>
        </draw:line>
        <draw:line draw:style-name="gr102" draw:text-style-name="P2" draw:layer="layout" svg:x1="2.043cm" svg:y1="11.846cm" svg:x2="2.174cm" svg:y2="11.846cm">
          <text:p/>
        </draw:line>
        <draw:line draw:style-name="gr102" draw:text-style-name="P2" draw:layer="layout" svg:x1="2.043cm" svg:y1="11.471cm" svg:x2="2.174cm" svg:y2="11.471cm">
          <text:p/>
        </draw:line>
        <draw:line draw:style-name="gr102" draw:text-style-name="P2" draw:layer="layout" svg:x1="2.043cm" svg:y1="11.471cm" svg:x2="2.174cm" svg:y2="11.471cm">
          <text:p/>
        </draw:line>
        <draw:line draw:style-name="gr102" draw:text-style-name="P2" draw:layer="layout" svg:x1="2.043cm" svg:y1="11.096cm" svg:x2="2.174cm" svg:y2="11.096cm">
          <text:p/>
        </draw:line>
        <draw:line draw:style-name="gr102" draw:text-style-name="P2" draw:layer="layout" svg:x1="2.043cm" svg:y1="11.096cm" svg:x2="2.174cm" svg:y2="11.096cm">
          <text:p/>
        </draw:line>
        <draw:line draw:style-name="gr102" draw:text-style-name="P2" draw:layer="layout" svg:x1="2.043cm" svg:y1="10.721cm" svg:x2="2.174cm" svg:y2="10.721cm">
          <text:p/>
        </draw:line>
        <draw:line draw:style-name="gr102" draw:text-style-name="P2" draw:layer="layout" svg:x1="2.043cm" svg:y1="10.721cm" svg:x2="2.174cm" svg:y2="10.721cm">
          <text:p/>
        </draw:line>
        <draw:line draw:style-name="gr102" draw:text-style-name="P2" draw:layer="layout" svg:x1="2.043cm" svg:y1="10.346cm" svg:x2="2.174cm" svg:y2="10.346cm">
          <text:p/>
        </draw:line>
        <draw:line draw:style-name="gr102" draw:text-style-name="P2" draw:layer="layout" svg:x1="2.043cm" svg:y1="10.346cm" svg:x2="2.174cm" svg:y2="10.346cm">
          <text:p/>
        </draw:line>
        <draw:line draw:style-name="gr102" draw:text-style-name="P2" draw:layer="layout" svg:x1="2.043cm" svg:y1="9.971cm" svg:x2="2.174cm" svg:y2="9.971cm">
          <text:p/>
        </draw:line>
        <draw:line draw:style-name="gr102" draw:text-style-name="P2" draw:layer="layout" svg:x1="2.043cm" svg:y1="9.971cm" svg:x2="2.174cm" svg:y2="9.971cm">
          <text:p/>
        </draw:line>
        <draw:line draw:style-name="gr102" draw:text-style-name="P2" draw:layer="layout" svg:x1="2.043cm" svg:y1="9.596cm" svg:x2="2.174cm" svg:y2="9.596cm">
          <text:p/>
        </draw:line>
        <draw:line draw:style-name="gr102" draw:text-style-name="P2" draw:layer="layout" svg:x1="2.043cm" svg:y1="9.596cm" svg:x2="2.174cm" svg:y2="9.596cm">
          <text:p/>
        </draw:line>
        <draw:line draw:style-name="gr102" draw:text-style-name="P2" draw:layer="layout" svg:x1="2.043cm" svg:y1="9.221cm" svg:x2="2.174cm" svg:y2="9.221cm">
          <text:p/>
        </draw:line>
        <draw:line draw:style-name="gr102" draw:text-style-name="P2" draw:layer="layout" svg:x1="2.043cm" svg:y1="9.221cm" svg:x2="2.174cm" svg:y2="9.221cm">
          <text:p/>
        </draw:line>
        <draw:line draw:style-name="gr102" draw:text-style-name="P2" draw:layer="layout" svg:x1="2.043cm" svg:y1="8.847cm" svg:x2="2.174cm" svg:y2="8.847cm">
          <text:p/>
        </draw:line>
        <draw:line draw:style-name="gr102" draw:text-style-name="P2" draw:layer="layout" svg:x1="2.043cm" svg:y1="8.847cm" svg:x2="2.174cm" svg:y2="8.847cm">
          <text:p/>
        </draw:line>
        <draw:line draw:style-name="gr102" draw:text-style-name="P2" draw:layer="layout" svg:x1="2.174cm" svg:y1="12.596cm" svg:x2="2.174cm" svg:y2="8.847cm">
          <text:p/>
        </draw:line>
        <draw:polyline draw:style-name="gr113" draw:text-style-name="P2" draw:layer="layout" svg:width="3.432cm" svg:height="2.431cm" svg:x="2.174cm" svg:y="9.957cm" svg:viewBox="0 0 3433 2432" draw:points="0,2432 858,2056 1715,1466 2574,835 3433,0">
          <text:p/>
        </draw:polyline>
        <draw:polygon draw:style-name="gr105" draw:text-style-name="P29" draw:layer="layout" svg:width="0.175cm" svg:height="0.172cm" svg:x="2.086cm" svg:y="12.302cm" svg:viewBox="0 0 176 173" draw:points="0,0 176,0 176,173 0,173">
          <text:p/>
        </draw:polygon>
        <draw:polygon draw:style-name="gr102" draw:text-style-name="P2" draw:layer="layout" svg:width="0.175cm" svg:height="0.172cm" svg:x="2.086cm" svg:y="12.302cm" svg:viewBox="0 0 176 173" draw:points="0,0 176,0 176,173 0,173">
          <text:p/>
        </draw:polygon>
        <draw:polygon draw:style-name="gr105" draw:text-style-name="P29" draw:layer="layout" svg:width="0.175cm" svg:height="0.172cm" svg:x="2.944cm" svg:y="11.927cm" svg:viewBox="0 0 176 173" draw:points="0,0 176,0 176,173 0,173">
          <text:p/>
        </draw:polygon>
        <draw:polygon draw:style-name="gr102" draw:text-style-name="P2" draw:layer="layout" svg:width="0.175cm" svg:height="0.172cm" svg:x="2.944cm" svg:y="11.927cm" svg:viewBox="0 0 176 173" draw:points="0,0 176,0 176,173 0,173">
          <text:p/>
        </draw:polygon>
        <draw:polygon draw:style-name="gr105" draw:text-style-name="P29" draw:layer="layout" svg:width="0.175cm" svg:height="0.171cm" svg:x="3.801cm" svg:y="11.337cm" svg:viewBox="0 0 176 172" draw:points="0,0 176,0 176,172 0,172">
          <text:p/>
        </draw:polygon>
        <draw:polygon draw:style-name="gr102" draw:text-style-name="P2" draw:layer="layout" svg:width="0.175cm" svg:height="0.171cm" svg:x="3.801cm" svg:y="11.337cm" svg:viewBox="0 0 176 172" draw:points="0,0 176,0 176,172 0,172">
          <text:p/>
        </draw:polygon>
        <draw:polygon draw:style-name="gr105" draw:text-style-name="P29" draw:layer="layout" svg:width="0.175cm" svg:height="0.172cm" svg:x="4.659cm" svg:y="10.705cm" svg:viewBox="0 0 176 173" draw:points="0,0 176,0 176,173 0,173">
          <text:p/>
        </draw:polygon>
        <draw:polygon draw:style-name="gr102" draw:text-style-name="P2" draw:layer="layout" svg:width="0.175cm" svg:height="0.172cm" svg:x="4.659cm" svg:y="10.705cm" svg:viewBox="0 0 176 173" draw:points="0,0 176,0 176,173 0,173">
          <text:p/>
        </draw:polygon>
        <draw:polygon draw:style-name="gr105" draw:text-style-name="P29" draw:layer="layout" svg:width="0.175cm" svg:height="0.173cm" svg:x="5.518cm" svg:y="9.871cm" svg:viewBox="0 0 176 174" draw:points="0,0 176,0 176,174 0,174">
          <text:p/>
        </draw:polygon>
        <draw:polygon draw:style-name="gr102" draw:text-style-name="P2" draw:layer="layout" svg:width="0.175cm" svg:height="0.173cm" svg:x="5.518cm" svg:y="9.871cm" svg:viewBox="0 0 176 174" draw:points="0,0 176,0 176,174 0,174">
          <text:p/>
        </draw:polygon>
        <draw:polyline draw:style-name="gr114" draw:text-style-name="P2" draw:layer="layout" svg:width="3.432cm" svg:height="1.882cm" svg:x="2.174cm" svg:y="10.346cm" svg:viewBox="0 0 3433 1883" draw:points="0,1883 858,1493 1715,931 2574,486 3433,0">
          <text:p/>
        </draw:polyline>
        <draw:polygon draw:style-name="gr107" draw:text-style-name="P30" draw:layer="layout" svg:width="0.175cm" svg:height="0.171cm" svg:x="2.086cm" svg:y="12.143cm" svg:viewBox="0 0 176 172" draw:points="0,0 88,172 176,0">
          <text:p/>
        </draw:polygon>
        <draw:polygon draw:style-name="gr108" draw:text-style-name="P2" draw:layer="layout" svg:width="0.175cm" svg:height="0.171cm" svg:x="2.086cm" svg:y="12.143cm" svg:viewBox="0 0 176 172" draw:points="0,0 88,172 176,0">
          <text:p/>
        </draw:polygon>
        <draw:polygon draw:style-name="gr107" draw:text-style-name="P30" draw:layer="layout" svg:width="0.175cm" svg:height="0.171cm" svg:x="2.944cm" svg:y="11.754cm" svg:viewBox="0 0 176 172" draw:points="0,0 88,172 176,0">
          <text:p/>
        </draw:polygon>
        <draw:polygon draw:style-name="gr108" draw:text-style-name="P2" draw:layer="layout" svg:width="0.175cm" svg:height="0.171cm" svg:x="2.944cm" svg:y="11.754cm" svg:viewBox="0 0 176 172" draw:points="0,0 88,172 176,0">
          <text:p/>
        </draw:polygon>
        <draw:polygon draw:style-name="gr107" draw:text-style-name="P30" draw:layer="layout" svg:width="0.175cm" svg:height="0.172cm" svg:x="3.801cm" svg:y="11.191cm" svg:viewBox="0 0 176 173" draw:points="0,0 89,173 176,0">
          <text:p/>
        </draw:polygon>
        <draw:polygon draw:style-name="gr108" draw:text-style-name="P2" draw:layer="layout" svg:width="0.175cm" svg:height="0.172cm" svg:x="3.801cm" svg:y="11.191cm" svg:viewBox="0 0 176 173" draw:points="0,0 89,173 176,0">
          <text:p/>
        </draw:polygon>
        <draw:polygon draw:style-name="gr107" draw:text-style-name="P30" draw:layer="layout" svg:width="0.175cm" svg:height="0.172cm" svg:x="4.659cm" svg:y="10.746cm" svg:viewBox="0 0 176 173" draw:points="0,0 89,173 176,0">
          <text:p/>
        </draw:polygon>
        <draw:polygon draw:style-name="gr108" draw:text-style-name="P2" draw:layer="layout" svg:width="0.175cm" svg:height="0.172cm" svg:x="4.659cm" svg:y="10.746cm" svg:viewBox="0 0 176 173" draw:points="0,0 89,173 176,0">
          <text:p/>
        </draw:polygon>
        <draw:polygon draw:style-name="gr107" draw:text-style-name="P30" draw:layer="layout" svg:width="0.175cm" svg:height="0.173cm" svg:x="5.518cm" svg:y="10.26cm" svg:viewBox="0 0 176 174" draw:points="0,0 89,174 176,0">
          <text:p/>
        </draw:polygon>
        <draw:polygon draw:style-name="gr108" draw:text-style-name="P2" draw:layer="layout" svg:width="0.175cm" svg:height="0.173cm" svg:x="5.518cm" svg:y="10.26cm" svg:viewBox="0 0 176 174" draw:points="0,0 89,174 176,0">
          <text:p/>
        </draw:polygon>
        <draw:polyline draw:style-name="gr115" draw:text-style-name="P2" draw:layer="layout" svg:width="3.432cm" svg:height="0.681cm" svg:x="2.174cm" svg:y="11.79cm" svg:viewBox="0 0 3433 682" draw:points="0,682 858,537 1715,397 2574,173 3433,0">
          <text:p/>
        </draw:polyline>
        <draw:polygon draw:style-name="gr110" draw:text-style-name="P31" draw:layer="layout" svg:width="0.175cm" svg:height="0.171cm" svg:x="2.086cm" svg:y="12.385cm" svg:viewBox="0 0 176 172" draw:points="0,0 0,172 176,86">
          <text:p/>
        </draw:polygon>
        <draw:polygon draw:style-name="gr111" draw:text-style-name="P2" draw:layer="layout" svg:width="0.175cm" svg:height="0.171cm" svg:x="2.086cm" svg:y="12.385cm" svg:viewBox="0 0 176 172" draw:points="0,0 0,172 176,87">
          <text:p/>
        </draw:polygon>
        <draw:polygon draw:style-name="gr110" draw:text-style-name="P31" draw:layer="layout" svg:width="0.175cm" svg:height="0.171cm" svg:x="2.944cm" svg:y="12.241cm" svg:viewBox="0 0 176 172" draw:points="0,0 0,172 176,85">
          <text:p/>
        </draw:polygon>
        <draw:polygon draw:style-name="gr111" draw:text-style-name="P2" draw:layer="layout" svg:width="0.175cm" svg:height="0.171cm" svg:x="2.944cm" svg:y="12.241cm" svg:viewBox="0 0 176 172" draw:points="0,0 0,172 176,85">
          <text:p/>
        </draw:polygon>
        <draw:polygon draw:style-name="gr110" draw:text-style-name="P31" draw:layer="layout" svg:width="0.175cm" svg:height="0.172cm" svg:x="3.801cm" svg:y="12.101cm" svg:viewBox="0 0 176 173" draw:points="0,0 0,173 176,86">
          <text:p/>
        </draw:polygon>
        <draw:polygon draw:style-name="gr111" draw:text-style-name="P2" draw:layer="layout" svg:width="0.175cm" svg:height="0.172cm" svg:x="3.801cm" svg:y="12.101cm" svg:viewBox="0 0 176 173" draw:points="0,0 0,173 176,86">
          <text:p/>
        </draw:polygon>
        <draw:polygon draw:style-name="gr110" draw:text-style-name="P31" draw:layer="layout" svg:width="0.175cm" svg:height="0.172cm" svg:x="4.659cm" svg:y="11.878cm" svg:viewBox="0 0 176 173" draw:points="0,0 0,173 176,85">
          <text:p/>
        </draw:polygon>
        <draw:polygon draw:style-name="gr111" draw:text-style-name="P2" draw:layer="layout" svg:width="0.175cm" svg:height="0.172cm" svg:x="4.659cm" svg:y="11.878cm" svg:viewBox="0 0 176 173" draw:points="0,0 0,173 176,85">
          <text:p/>
        </draw:polygon>
        <draw:polygon draw:style-name="gr110" draw:text-style-name="P31" draw:layer="layout" svg:width="0.175cm" svg:height="0.171cm" svg:x="5.518cm" svg:y="11.705cm" svg:viewBox="0 0 176 172" draw:points="0,0 0,172 176,86">
          <text:p/>
        </draw:polygon>
        <draw:polygon draw:style-name="gr111" draw:text-style-name="P2" draw:layer="layout" svg:width="0.175cm" svg:height="0.171cm" svg:x="5.518cm" svg:y="11.705cm" svg:viewBox="0 0 176 172" draw:points="0,0 0,172 176,86">
          <text:p/>
        </draw:polygon>
        <draw:path draw:style-name="gr105" draw:text-style-name="P29" draw:layer="layout" svg:width="0.132cm" svg:height="0.191cm" svg:x="2.104cm" svg:y="12.873cm" svg:viewBox="0 0 133 192" svg:d="M133 128c0 10-2 19-5 27-3 7-7 13-13 20-6 5-13 9-22 13-7 2-17 4-28 4-12 0-21-1-28-3-8-3-14-6-19-10-5-3-9-9-12-14s-5-11-6-17l24-3c1 3 3 7 5 10 1 3 4 6 7 9s7 4 11 6c5 2 11 3 18 3s12-2 17-4c5-1 10-4 13-8 5-4 7-8 9-13 2-6 3-12 3-19 0-6-1-11-3-16s-4-9-8-13c-3-3-8-6-13-8-5-1-11-3-18-3-4 0-8 1-12 2-3 0-6 1-9 2s-6 3-8 5c-3 1-5 3-7 5h-24l6-103h111v21h-88l-4 61c5-4 10-7 16-10 7-2 16-3 25-3s18 1 25 4c8 3 14 8 19 13 7 6 10 12 13 19s5 15 5 23z">
          <text:p/>
        </draw:path>
        <draw:polygon draw:style-name="gr105" draw:text-style-name="P29" draw:layer="layout" svg:width="0.12cm" svg:height="0.188cm" svg:x="2.891cm" svg:y="12.873cm" svg:viewBox="0 0 121 189" draw:points="0,189 0,169 50,169 50,23 6,54 6,31 52,0 74,0 74,169 121,169 121,189">
          <text:p/>
        </draw:polygon>
        <draw:path draw:style-name="gr105" draw:text-style-name="P29" draw:layer="layout" svg:width="0.133cm" svg:height="0.193cm" svg:x="3.042cm" svg:y="12.871cm" svg:viewBox="0 0 134 194" svg:d="M134 97c0 18-2 33-5 46-4 13-8 22-14 30-6 7-13 13-21 16s-17 5-26 5c-10 0-19-2-27-5s-15-9-22-16c-6-8-10-17-13-30-4-12-6-28-6-46s2-34 6-46c3-13 7-23 13-31 7-8 14-12 22-16 9-2 18-4 28-4 8 0 17 2 25 4 9 4 16 8 21 16 6 8 11 18 15 31 2 12 4 28 4 46zM110 97c0-15-1-27-3-37-2-9-4-17-8-23-3-6-8-11-13-14-5-2-11-4-17-4-8 0-14 2-19 5-6 2-10 7-14 13-3 6-6 14-8 23-2 10-2 23-2 37 0 15 0 27 2 37 2 9 5 17 8 23 4 6 8 11 14 13 5 3 11 5 18 5s12-2 17-5c5-2 10-7 13-13 4-6 6-14 9-23 2-10 3-22 3-37z">
          <text:p/>
        </draw:path>
        <draw:polygon draw:style-name="gr105" draw:text-style-name="P29" draw:layer="layout" svg:width="0.12cm" svg:height="0.188cm" svg:x="3.749cm" svg:y="12.873cm" svg:viewBox="0 0 121 189" draw:points="0,189 0,169 50,169 50,23 6,54 6,31 52,0 74,0 74,169 121,169 121,189">
          <text:p/>
        </draw:polygon>
        <draw:path draw:style-name="gr105" draw:text-style-name="P29" draw:layer="layout" svg:width="0.132cm" svg:height="0.191cm" svg:x="3.901cm" svg:y="12.873cm" svg:viewBox="0 0 133 192" svg:d="M133 128c0 10-2 19-4 27-4 7-8 13-13 20-7 5-15 9-23 13-8 2-18 4-29 4s-19-1-26-3c-8-3-14-6-20-10-5-3-8-9-12-14-2-5-5-11-6-17l25-3c0 3 2 7 4 10s4 6 7 9 7 4 11 6c6 2 11 3 17 3 7 0 12-2 17-4 6-1 10-4 13-8 5-4 7-8 9-13 2-6 3-12 3-19 0-6-1-11-3-16s-4-9-8-13c-3-3-7-6-13-8-5-1-10-3-17-3-5 0-8 1-12 2-3 0-6 1-9 2s-5 3-8 5c-3 1-5 3-7 5h-24l6-103h111v21h-88l-3 61c4-4 9-7 15-10 7-2 15-3 24-3 10 0 18 1 25 4 8 3 14 8 21 13 6 6 9 12 13 19 2 7 4 15 4 23z">
          <text:p/>
        </draw:path>
        <draw:path draw:style-name="gr105" draw:text-style-name="P29" draw:layer="layout" svg:width="0.127cm" svg:height="0.19cm" svg:x="4.6cm" svg:y="12.871cm" svg:viewBox="0 0 128 191" svg:d="M0 191v-16c4-11 10-20 16-28 7-8 15-15 22-22 8-6 15-12 22-17 7-6 14-12 21-17 5-5 10-12 13-19 4-6 6-13 6-20 0-5-1-10-3-14s-4-8-7-10c-3-3-7-4-11-6-5-2-9-2-14-2-6 0-10 0-14 2-5 1-8 3-12 6-3 2-6 6-8 9-2 5-3 9-5 15l-25-3c1-6 2-13 6-19 3-6 7-11 12-15 5-6 12-9 20-12 7-2 16-3 26-3 9 0 17 1 25 3 7 2 14 6 18 10 6 4 10 10 13 17 2 6 3 13 3 22 0 6-1 12-3 17-2 6-6 11-9 18-4 5-9 10-13 14-5 6-11 10-17 14-5 5-10 10-16 14-6 5-11 9-16 13-4 5-9 10-13 15-4 4-7 9-9 14h100v20z">
          <text:p/>
        </draw:path>
        <draw:path draw:style-name="gr105" draw:text-style-name="P29" draw:layer="layout" svg:width="0.133cm" svg:height="0.193cm" svg:x="4.758cm" svg:y="12.871cm" svg:viewBox="0 0 134 194" svg:d="M134 97c0 18-2 33-5 46-4 13-8 22-14 30-6 7-13 13-21 16s-17 5-26 5c-10 0-19-2-28-5-8-3-14-9-21-16-6-8-10-17-14-30-3-12-5-28-5-46s2-34 5-46c4-13 8-23 14-31 7-8 13-12 22-16 9-2 18-4 27-4s18 2 26 4c9 4 16 8 21 16 6 8 11 18 15 31 2 12 4 28 4 46zM110 97c0-15-1-27-3-37-2-9-4-17-8-23-3-6-8-11-13-14-5-2-11-4-18-4-6 0-13 2-18 5-6 2-11 7-14 13-4 6-6 14-8 23-2 10-2 23-2 37 0 15 0 27 2 37 2 9 4 17 8 23 3 6 8 11 14 13 5 3 12 5 18 5 7 0 12-2 17-5 5-2 10-7 13-13 4-6 6-14 9-23 2-10 3-22 3-37z">
          <text:p/>
        </draw:path>
        <draw:path draw:style-name="gr105" draw:text-style-name="P29" draw:layer="layout" svg:width="0.127cm" svg:height="0.19cm" svg:x="5.459cm" svg:y="12.871cm" svg:viewBox="0 0 128 191" svg:d="M0 191v-16c4-11 10-20 16-28 7-8 14-15 21-22 8-6 16-12 23-17 7-6 14-12 20-17s11-12 14-19c4-6 5-13 5-20 0-5 0-10-2-14s-4-8-7-10c-4-3-7-4-11-6-5-2-9-2-14-2-6 0-10 0-14 2-6 1-9 3-13 6-3 2-6 6-8 9-2 5-3 9-4 15l-25-3c0-6 2-13 6-19 2-6 7-11 12-15 5-6 11-9 19-12 7-2 17-3 27-3 9 0 17 1 25 3 7 2 14 6 18 10 6 4 10 10 13 17 2 6 3 13 3 22 0 6-1 12-3 17-2 6-6 11-9 18-4 5-9 10-13 14-6 6-11 10-17 14-5 5-11 10-17 14-5 5-10 9-16 13-5 5-9 10-13 15-4 4-7 9-9 14h101v20z">
          <text:p/>
        </draw:path>
        <draw:path draw:style-name="gr105" draw:text-style-name="P29" draw:layer="layout" svg:width="0.132cm" svg:height="0.191cm" svg:x="5.618cm" svg:y="12.873cm" svg:viewBox="0 0 133 192" svg:d="M133 128c0 10-2 19-4 27-4 7-8 13-14 20-7 5-14 9-22 13-8 2-18 4-29 4s-20-1-27-3c-7-3-13-6-19-10-5-3-9-9-12-14s-5-11-6-17l24-3c1 3 3 7 5 10 1 3 4 6 7 9s7 4 11 6c5 2 11 3 17 3 7 0 12-2 17-4 5-1 10-4 13-8 5-4 7-8 9-13 2-6 3-12 3-19 0-6-1-11-3-16s-4-9-8-13c-3-3-8-6-13-8-5-1-10-3-17-3-5 0-8 1-12 2-3 0-6 1-9 2s-6 3-8 5c-3 1-5 3-7 5h-24l6-103h111v21h-88l-4 61c5-4 10-7 16-10 7-2 15-3 24-3s18 1 25 4c8 3 14 8 20 13 7 6 10 12 14 19 2 7 4 15 4 23z">
          <text:p/>
        </draw:path>
        <draw:path draw:style-name="gr105" draw:text-style-name="P29" draw:layer="layout" svg:width="0.133cm" svg:height="0.193cm" svg:x="1.804cm" svg:y="12.498cm" svg:viewBox="0 0 134 194" svg:d="M134 97c0 18-2 33-6 46-3 12-7 22-13 30-7 7-14 13-22 16s-17 5-27 5c-9 0-18-2-26-5s-15-9-21-16c-6-8-10-18-14-30s-5-28-5-46c0-19 1-34 5-47 4-12 8-22 14-29 6-8 13-14 22-17 8-3 17-4 26-4s18 1 26 4c9 3 16 9 22 17 6 7 11 17 14 29 3 13 5 28 5 47zM109 97c0-15-1-27-2-37-2-10-5-17-8-24-5-6-9-10-14-13-6-1-12-3-18-3-7 0-13 2-18 4s-10 6-13 12c-4 7-6 14-8 24s-3 23-3 37c0 15 1 27 3 37 2 9 4 17 8 23 3 6 8 11 13 13 5 3 11 5 17 5 7 0 13-2 18-5 5-2 9-7 14-13 3-6 6-14 9-23 1-10 2-22 2-37z">
          <text:p/>
        </draw:path>
        <draw:path draw:style-name="gr105" draw:text-style-name="P29" draw:layer="layout" svg:width="0.127cm" svg:height="0.191cm" svg:x="1.807cm" svg:y="12.122cm" svg:viewBox="0 0 128 192" svg:d="M0 192v-16c5-11 11-21 17-28 7-8 14-15 21-22 8-6 16-13 23-18s14-11 20-16c5-6 10-12 14-18 3-7 5-14 5-21 0-5-1-11-3-14-1-4-4-8-6-11-4-2-7-4-12-6-4-1-9-1-14-1s-9 0-14 1-9 4-12 6c-4 3-6 7-8 10-3 4-4 9-4 14l-26-2c1-7 3-14 6-20 3-5 7-10 13-15 5-5 11-8 19-11 7-3 17-4 26-4 10 0 18 1 26 4 6 2 13 5 18 10 5 4 10 9 12 16 3 6 4 13 4 22 0 6-1 12-4 18-2 7-5 12-9 17-3 5-8 11-13 15-5 5-10 10-16 14s-11 10-17 14c-5 4-10 9-16 13-5 5-9 10-14 14-3 5-7 10-9 15h101v20z">
          <text:p/>
        </draw:path>
        <draw:path draw:style-name="gr105" draw:text-style-name="P29" draw:layer="layout" svg:width="0.141cm" svg:height="0.187cm" svg:x="1.799cm" svg:y="11.75cm" svg:viewBox="0 0 142 188" svg:d="M115 146v42h-23v-42h-92v-18l89-128h26v126h27v20zM92 27c0 0 0 1-1 3-1 1-2 2-3 4s-2 3-3 5c0 1-1 3-2 4l-50 71c-1 1-1 1-2 2-1 2-2 3-3 4 0 2-1 2-2 3-1 2-2 3-3 3h69z">
          <text:p/>
        </draw:path>
        <draw:path draw:style-name="gr105" draw:text-style-name="P29" draw:layer="layout" svg:width="0.129cm" svg:height="0.193cm" svg:x="1.807cm" svg:y="11.372cm" svg:viewBox="0 0 130 194" svg:d="M130 129c0 9-2 17-5 25-2 8-6 15-11 21s-12 11-19 14c-8 3-17 5-27 5-11 0-21-2-29-6-9-5-17-11-22-20-5-8-10-17-12-29-3-11-5-24-5-38 0-18 2-32 6-45 2-12 7-22 13-31 7-9 14-15 23-19 7-5 17-6 27-6 8 0 14 0 19 1 6 2 11 4 16 7 4 3 8 7 12 12 3 5 6 11 9 18l-24 3c-3-7-6-13-12-17-5-3-12-5-20-5-7 0-12 2-18 5-5 3-9 7-14 13-3 7-6 14-9 24-1 9-2 20-2 32 4-8 10-14 18-18 9-5 18-6 28-6 9 0 17 1 24 4s13 6 18 11c5 6 9 13 11 20 3 7 5 15 5 25zM104 130c0-7 0-12-1-18-2-5-5-9-8-14-3-3-7-6-12-8s-10-3-17-3c-4 0-9 1-13 2s-9 3-12 7c-4 2-7 6-9 11-3 4-4 11-4 17 0 7 1 14 3 19 2 6 4 11 8 16 3 5 7 8 12 10 5 3 10 5 16 5s11 0 16-4c5-2 8-4 12-8 3-4 6-9 8-14 1-5 1-11 1-18z">
          <text:p/>
        </draw:path>
        <draw:path draw:style-name="gr105" draw:text-style-name="P29" draw:layer="layout" svg:width="0.131cm" svg:height="0.194cm" svg:x="1.805cm" svg:y="10.996cm" svg:viewBox="0 0 132 195" svg:d="M132 139c0 7-1 15-4 21-3 8-8 15-13 19-5 5-12 9-20 11-9 3-18 5-29 5s-21-2-30-5c-7-2-14-6-20-11-5-4-9-11-12-19-3-6-4-14-4-21s1-14 3-19c3-5 5-9 9-14 3-3 8-7 12-9 5-2 10-4 14-5-5-2-9-3-14-6-4-2-8-6-10-9-3-5-6-9-6-14-2-4-3-9-3-14 0-7 1-14 3-19 3-6 7-11 12-16 5-4 11-7 19-10s17-4 26-4c11 0 20 1 27 4 8 3 14 6 20 10 4 5 8 10 10 16 3 6 5 12 5 19 0 5 0 10-3 14-2 5-4 9-6 14-4 3-7 7-12 9-3 3-8 4-14 5v1c6 1 11 3 15 5 6 2 9 6 13 9 3 5 7 9 9 14s3 12 3 19zM101 50c0-5-1-9-3-13 0-3-2-7-5-9-3-4-7-6-11-7-4-2-11-3-17-3s-12 1-16 3c-5 1-8 3-11 7-3 2-5 6-6 9-2 4-2 8-2 13 0 4 0 7 1 12 1 3 3 7 5 10 3 4 7 6 12 8 4 2 10 3 17 3 8 0 14-1 19-3s8-4 11-8c3-3 3-7 4-10 1-5 2-8 2-12zM105 136c0-4 0-9-1-13-2-5-4-8-7-12-3-2-7-5-12-7-6-2-12-3-20-3-7 0-13 1-18 3s-9 5-12 8c-4 3-6 7-7 12-1 4-2 8-2 13 0 6 1 11 2 16s3 8 7 13c3 3 7 6 12 8 5 1 11 2 19 2 7 0 13-1 19-2 5-2 9-5 12-8 3-5 5-9 7-13 1-6 1-11 1-17z">
          <text:p/>
        </draw:path>
        <draw:polygon draw:style-name="gr105" draw:text-style-name="P29" draw:layer="layout" svg:width="0.119cm" svg:height="0.188cm" svg:x="1.653cm" svg:y="10.625cm" svg:viewBox="0 0 120 189" draw:points="0,189 0,169 48,169 48,23 6,53 6,31 50,0 73,0 73,169 120,169 120,189">
          <text:p/>
        </draw:polygon>
        <draw:path draw:style-name="gr105" draw:text-style-name="P29" draw:layer="layout" svg:width="0.133cm" svg:height="0.194cm" svg:x="1.804cm" svg:y="10.622cm" svg:viewBox="0 0 134 195" svg:d="M134 96c0 19-2 34-6 47-3 13-7 23-13 30-7 7-14 14-22 16-8 4-17 6-27 6-9 0-18-2-26-6-8-2-15-9-21-16s-10-17-14-30c-4-12-5-28-5-47 0-18 1-34 5-46s8-23 14-30c6-8 13-12 22-15 8-3 17-5 26-5s18 2 26 5c9 3 16 7 22 15 6 7 11 18 14 30s5 28 5 46zM109 96c0-14-1-27-2-36-2-10-5-18-8-24-5-6-9-10-14-13-6-2-12-4-18-4-7 0-13 2-18 5-5 2-10 6-13 12-4 6-6 14-8 24-2 9-3 22-3 36 0 15 1 28 3 37 2 10 4 19 8 25 3 6 8 10 13 13 5 2 11 4 17 4 7 0 13-2 18-4 5-3 9-7 14-13 3-6 6-15 9-25 1-9 2-22 2-37z">
          <text:p/>
        </draw:path>
        <draw:polygon draw:style-name="gr105" draw:text-style-name="P29" draw:layer="layout" svg:width="0.119cm" svg:height="0.188cm" svg:x="1.653cm" svg:y="10.25cm" svg:viewBox="0 0 120 189" draw:points="0,189 0,169 48,169 48,23 6,53 6,30 50,0 73,0 73,169 120,169 120,189">
          <text:p/>
        </draw:polygon>
        <draw:path draw:style-name="gr105" draw:text-style-name="P29" draw:layer="layout" svg:width="0.127cm" svg:height="0.191cm" svg:x="1.807cm" svg:y="10.247cm" svg:viewBox="0 0 128 192" svg:d="M0 192v-17c5-10 11-20 17-28 7-8 14-15 21-22 8-6 16-12 23-17s14-12 20-17c5-5 10-11 14-17 3-6 5-13 5-20 0-6-1-12-3-15-1-5-4-8-6-11-4-2-7-4-12-6-4-2-9-2-14-2s-9 0-14 2c-5 1-9 4-12 6-4 3-6 6-8 10-3 4-4 9-4 15l-26-3c1-7 3-14 6-20 3-5 7-11 13-15 5-5 11-9 19-11 7-3 17-4 26-4 10 0 18 1 26 4 6 1 13 5 18 9 5 5 10 10 12 17 3 6 4 13 4 23 0 6-1 12-4 17-2 6-5 12-9 17-3 5-8 10-13 15s-10 9-16 14c-6 4-11 9-17 14-5 4-10 8-16 13-5 4-9 9-14 14-3 4-7 9-9 15h101v20z">
          <text:p/>
        </draw:path>
        <draw:polygon draw:style-name="gr105" draw:text-style-name="P29" draw:layer="layout" svg:width="0.119cm" svg:height="0.188cm" svg:x="1.653cm" svg:y="9.875cm" svg:viewBox="0 0 120 189" draw:points="0,189 0,169 48,169 48,22 6,53 6,30 50,0 73,0 73,169 120,169 120,189">
          <text:p/>
        </draw:polygon>
        <draw:path draw:style-name="gr105" draw:text-style-name="P29" draw:layer="layout" svg:width="0.141cm" svg:height="0.187cm" svg:x="1.799cm" svg:y="9.875cm" svg:viewBox="0 0 142 188" svg:d="M115 146v42h-23v-42h-92v-19l89-127h26v126h27v20zM92 27c0 0 0 1-1 2s-2 3-3 5-2 2-3 4c0 2-1 4-2 5l-50 70c-1 1-1 2-2 3-1 2-2 3-3 3 0 2-1 3-2 4-1 2-2 3-3 3h69z">
          <text:p/>
        </draw:path>
        <draw:polygon draw:style-name="gr105" draw:text-style-name="P29" draw:layer="layout" svg:width="0.119cm" svg:height="0.188cm" svg:x="1.653cm" svg:y="9.5cm" svg:viewBox="0 0 120 189" draw:points="0,189 0,169 48,169 48,22 6,53 6,30 50,0 73,0 73,169 120,169 120,189">
          <text:p/>
        </draw:polygon>
        <draw:path draw:style-name="gr105" draw:text-style-name="P29" draw:layer="layout" svg:width="0.129cm" svg:height="0.193cm" svg:x="1.807cm" svg:y="9.497cm" svg:viewBox="0 0 130 194" svg:d="M130 130c0 9-2 18-5 26-2 8-6 15-11 20-5 6-12 10-19 14-8 3-17 4-27 4-11 0-21-1-29-6-9-4-17-10-22-18s-10-18-12-29c-3-11-5-26-5-40 0-17 2-31 6-44 2-12 7-23 13-32 7-8 14-15 23-19 7-4 17-6 27-6 8 0 14 1 19 2 6 2 11 3 16 7 4 2 8 7 12 11 3 5 6 12 9 18l-24 4c-3-8-6-13-12-17-5-4-12-6-20-6-7 0-12 2-18 6-5 2-9 7-14 13-3 7-6 14-9 23-1 10-2 20-2 33 4-8 10-14 18-19 9-4 18-6 28-6 9 0 17 2 24 4 7 3 13 7 18 12s9 12 11 19c3 8 5 17 5 26zM104 131c0-7 0-12-1-18-2-5-5-10-8-14s-7-6-12-8c-5-3-10-3-17-3-4 0-9 0-13 1-4 2-9 4-12 7-4 3-7 6-9 12-3 4-4 11-4 17 0 7 1 14 3 19 2 7 4 12 8 16 3 5 7 9 12 11s10 4 16 4 11-1 16-3 8-5 12-8c3-5 6-9 8-14 1-6 1-12 1-19z">
          <text:p/>
        </draw:path>
        <draw:polygon draw:style-name="gr105" draw:text-style-name="P29" draw:layer="layout" svg:width="0.119cm" svg:height="0.188cm" svg:x="1.653cm" svg:y="9.124cm" svg:viewBox="0 0 120 189" draw:points="0,189 0,169 48,169 48,22 6,53 6,30 50,0 73,0 73,169 120,169 120,189">
          <text:p/>
        </draw:polygon>
        <draw:path draw:style-name="gr105" draw:text-style-name="P29" draw:layer="layout" svg:width="0.131cm" svg:height="0.193cm" svg:x="1.805cm" svg:y="9.121cm" svg:viewBox="0 0 132 194" svg:d="M132 139c0 8-1 16-4 22-3 7-8 13-13 18s-12 8-20 11c-9 3-18 4-29 4s-21-1-30-4c-7-3-14-6-20-11-5-5-9-11-12-18-3-6-4-14-4-22 0-7 1-13 3-18 3-5 5-10 9-15 3-4 8-7 12-9 5-3 10-4 14-5-5-2-9-4-14-6-4-3-8-6-10-10-3-4-6-9-6-13-2-4-3-10-3-15 0-7 1-13 3-18 3-6 7-12 12-16s11-8 19-10c8-3 17-4 26-4 11 0 20 1 27 4 8 2 14 6 20 10 4 4 8 10 10 16 3 6 5 12 5 18 0 5 0 11-3 15-2 4-4 9-6 13-4 4-7 7-12 10-3 2-8 4-14 5v1c6 1 11 2 15 5 6 2 9 5 13 9 3 5 7 10 9 15s3 11 3 18zM101 50c0-5-1-10-3-13 0-4-2-7-5-10s-7-5-11-7-11-2-17-2-12 0-16 2c-5 2-8 4-11 7s-5 6-6 10c-2 3-2 8-2 13 0 3 0 7 1 11s3 7 5 11c3 3 7 6 12 8 4 1 10 2 17 2 8 0 14-1 19-2 5-2 8-5 11-8 3-4 3-7 4-11s2-8 2-11zM105 137c0-5 0-9-1-14-2-4-4-7-7-11-3-2-7-6-12-9-6-1-12-2-20-2-7 0-13 1-18 2-5 3-9 7-12 10-4 3-6 7-7 11-1 5-2 9-2 13 0 7 1 12 2 16 1 5 3 9 7 12 3 4 7 7 12 8 5 2 11 3 19 3 7 0 13-1 19-3 5-1 9-4 12-8 3-3 5-7 7-12 1-5 1-10 1-16z">
          <text:p/>
        </draw:path>
        <draw:path draw:style-name="gr105" draw:text-style-name="P29" draw:layer="layout" svg:width="0.126cm" svg:height="0.191cm" svg:x="1.646cm" svg:y="8.747cm" svg:viewBox="0 0 127 192" svg:d="M0 192v-17c4-11 10-20 16-28 7-8 14-15 21-22 8-6 15-12 22-17 7-6 14-12 20-17s12-11 15-18c4-6 5-13 5-20 0-5-1-10-2-14-2-4-5-7-7-10-4-4-8-6-13-7-4-2-8-2-14-2-5 0-9 0-14 2-4 1-7 3-11 7-3 3-6 6-8 10-3 4-3 8-4 13l-26-2c1-6 3-13 7-19 2-7 7-12 12-16 5-5 11-9 19-12 7-2 16-3 25-3 10 0 18 1 27 3 7 2 14 6 18 10 5 4 10 10 12 18 3 6 4 13 4 21 0 7-1 13-4 18-1 6-5 11-8 17-4 5-9 10-14 14-5 6-10 10-17 14-5 5-11 10-17 14-5 5-10 9-16 14-4 4-8 9-13 14-3 4-7 9-8 14h100v21z">
          <text:p/>
        </draw:path>
        <draw:path draw:style-name="gr105" draw:text-style-name="P29" draw:layer="layout" svg:width="0.133cm" svg:height="0.193cm" svg:x="1.804cm" svg:y="8.747cm" svg:viewBox="0 0 134 194" svg:d="M134 97c0 18-2 33-6 46-3 13-7 22-13 30-7 7-14 13-22 16s-17 5-27 5c-9 0-18-2-26-5s-15-9-21-16c-6-8-10-17-14-30-4-12-5-28-5-46 0-19 1-35 5-47s8-23 14-30c6-8 13-12 22-16 8-2 17-4 26-4s18 2 26 4c9 4 16 8 22 16 6 7 11 18 14 30s5 28 5 47zM109 97c0-16-1-28-2-38-2-9-5-17-8-23-5-6-9-11-14-13-6-2-12-4-18-4-7 0-13 2-18 4s-10 7-13 13c-4 6-6 14-8 23-2 10-3 23-3 38s1 27 3 37c2 9 4 17 8 23 3 7 8 11 13 14 5 2 11 4 17 4 7 0 13-2 18-4 5-3 9-7 14-14 3-6 6-14 9-23 1-10 2-22 2-37z">
          <text:p/>
        </draw:path>
        <draw:line draw:style-name="gr113" draw:text-style-name="P2" draw:layer="layout" svg:x1="2.584cm" svg:y1="9.029cm" svg:x2="3.284cm" svg:y2="9.029cm">
          <text:p/>
        </draw:line>
        <draw:polygon draw:style-name="gr105" draw:text-style-name="P29" draw:layer="layout" svg:width="0.148cm" svg:height="0.145cm" svg:x="2.859cm" svg:y="8.957cm" svg:viewBox="0 0 149 146" draw:points="0,0 149,0 149,146 0,146">
          <text:p/>
        </draw:polygon>
        <draw:polygon draw:style-name="gr102" draw:text-style-name="P2" draw:layer="layout" svg:width="0.148cm" svg:height="0.145cm" svg:x="2.859cm" svg:y="8.957cm" svg:viewBox="0 0 149 146" draw:points="0,0 149,0 149,146 0,146">
          <text:p/>
        </draw:polygon>
        <draw:line draw:style-name="gr114" draw:text-style-name="P2" draw:layer="layout" svg:x1="2.584cm" svg:y1="9.432cm" svg:x2="3.284cm" svg:y2="9.432cm">
          <text:p/>
        </draw:line>
        <draw:polygon draw:style-name="gr107" draw:text-style-name="P30" draw:layer="layout" svg:width="0.148cm" svg:height="0.145cm" svg:x="2.859cm" svg:y="9.361cm" svg:viewBox="0 0 149 146" draw:points="0,0 75,146 149,0">
          <text:p/>
        </draw:polygon>
        <draw:polygon draw:style-name="gr108" draw:text-style-name="P2" draw:layer="layout" svg:width="0.148cm" svg:height="0.145cm" svg:x="2.859cm" svg:y="9.361cm" svg:viewBox="0 0 149 146" draw:points="0,0 75,146 149,0">
          <text:p/>
        </draw:polygon>
        <draw:line draw:style-name="gr115" draw:text-style-name="P2" draw:layer="layout" svg:x1="2.584cm" svg:y1="9.836cm" svg:x2="3.284cm" svg:y2="9.836cm">
          <text:p/>
        </draw:line>
        <draw:polygon draw:style-name="gr110" draw:text-style-name="P31" draw:layer="layout" svg:width="0.148cm" svg:height="0.145cm" svg:x="2.859cm" svg:y="9.764cm" svg:viewBox="0 0 149 146" draw:points="0,0 0,146 149,73">
          <text:p/>
        </draw:polygon>
        <draw:polygon draw:style-name="gr111" draw:text-style-name="P2" draw:layer="layout" svg:width="0.148cm" svg:height="0.145cm" svg:x="2.859cm" svg:y="9.764cm" svg:viewBox="0 0 149 146" draw:points="0,0 0,146 149,73">
          <text:p/>
        </draw:polygon>
        <draw:path draw:style-name="gr105" draw:text-style-name="P29" draw:layer="layout" svg:width="0.165cm" svg:height="0.167cm" svg:x="3.391cm" svg:y="8.942cm" svg:viewBox="0 0 166 168" svg:d="M145 168v-111c0-6 0-9 0-13 0-5 0-8 1-12 0-4 0-8 0-12-1 4-1 8-4 12-1 4-2 7-4 11-1 4-1 8-3 10l-44 115h-16l-44-115c-1-1-1-2-2-4 0-1-1-3-2-5 0-1-1-3-1-6-1-1-1-3-2-5-1-4-3-9-4-13 0 4 0 9 0 13s0 8 0 12c1 4 1 7 1 12v111h-21v-168h31l44 117c1 1 2 4 3 6s1 5 2 7c1 3 2 6 2 8s1 4 1 5c0-1 1-3 2-5 0-2 1-5 2-8 1-2 2-5 2-8 1-1 2-4 2-5l45-117h30v168z">
          <text:p/>
        </draw:path>
        <draw:path draw:style-name="gr105" draw:text-style-name="P29" draw:layer="layout" svg:width="0.127cm" svg:height="0.133cm" svg:x="3.59cm" svg:y="8.979cm" svg:viewBox="0 0 128 134" svg:d="M40 134c-14 0-24-5-31-12-6-7-9-16-9-28 0-9 1-16 5-21 3-5 7-10 12-13s13-5 20-6c6-1 13-2 20-2h29v-7c0-5 0-10-1-13s-3-7-6-9c-2-2-5-4-8-5-4-1-8-2-13-2-4 0-7 0-11 1-3 1-6 2-9 4-2 0-4 3-6 6-2 2-2 5-4 9l-22-1c1-6 2-10 4-14 2-5 5-8 10-12 4-2 10-5 17-7 6-2 13-2 21-2 17 0 29 4 38 11 8 7 12 18 12 32v55c0 6 1 11 3 14s4 5 10 5c0 0 1 0 3 0 1 0 3 0 4-1v13c-3 1-6 1-8 3-4 0-7 0-9 0-5 0-8 0-11-2s-5-4-7-5c-2-2-3-5-4-8-1-4-2-7-2-12h-1c-2 5-5 8-8 12-2 3-6 6-9 9-4 1-8 3-12 6-6 1-11 2-17 2zM45 117c7 0 13-2 18-5 5-1 9-5 13-8 3-5 6-9 8-13 2-5 2-9 2-14v-10h-23c-5 0-11 0-16 1-4 1-9 2-12 4-4 2-7 4-10 8-2 4-3 9-3 15 0 7 2 12 6 16s10 6 17 6z">
          <text:p/>
        </draw:path>
        <draw:path draw:style-name="gr105" draw:text-style-name="P29" draw:layer="layout" svg:width="0.063cm" svg:height="0.159cm" svg:x="3.722cm" svg:y="8.952cm" svg:viewBox="0 0 64 160" svg:d="M64 157c-3 1-6 2-10 2-3 1-8 1-13 1-18 0-26-10-26-29v-86h-15v-16h15l8-29h13v29h26v16h-26v81c0 7 1 11 4 13 2 2 5 4 12 4 1 0 4-1 6-1 1 0 4-1 6-1z">
          <text:p/>
        </draw:path>
        <draw:polygon draw:style-name="gr105" draw:text-style-name="P29" draw:layer="layout" svg:width="0.022cm" svg:height="0.176cm" svg:x="3.804cm" svg:y="8.933cm" svg:viewBox="0 0 23 177" draw:points="0,0 23,0 23,177 0,177">
          <text:p/>
        </draw:polygon>
        <draw:path draw:style-name="gr105" draw:text-style-name="P29" draw:layer="layout" svg:width="0.127cm" svg:height="0.133cm" svg:x="3.844cm" svg:y="8.979cm" svg:viewBox="0 0 128 134" svg:d="M41 134c-15 0-24-5-31-12-6-7-10-16-10-28 0-9 2-16 5-21s7-10 13-13c5-3 12-5 19-6 6-1 13-2 20-2h30v-7c0-5-1-10-2-13s-2-7-5-9-5-4-9-5c-3-1-8-2-12-2s-8 0-11 1c-4 1-7 2-9 4-3 0-5 3-6 6-2 2-3 5-4 9l-23-1c1-6 2-10 5-14 1-5 5-8 9-12 5-2 10-5 17-7 6-2 13-2 22-2 17 0 29 4 38 11 7 7 12 18 12 32v55c0 6 1 11 2 14 2 3 5 5 10 5 1 0 2 0 3 0s3 0 4-1v13c-3 1-5 1-8 3-3 0-6 0-9 0-4 0-7 0-10-2-4-2-5-4-8-5-2-2-3-5-4-8 0-4-1-7-1-12h-1c-3 5-5 8-8 12-3 3-6 6-10 9-3 1-7 3-12 6-5 1-10 2-16 2zM46 117c7 0 12-2 17-5 6-1 10-5 13-8 4-5 7-9 8-13 2-5 3-9 3-14v-10h-24c-5 0-10 0-15 1s-9 2-13 4c-3 2-6 4-9 8-2 4-4 9-4 15 0 7 3 12 7 16s10 6 17 6z">
          <text:p/>
        </draw:path>
        <draw:path draw:style-name="gr105" draw:text-style-name="P29" draw:layer="layout" svg:width="0.111cm" svg:height="0.178cm" svg:x="3.989cm" svg:y="8.933cm" svg:viewBox="0 0 112 179" svg:d="M112 111c0 46-16 68-49 68-10 0-18-2-25-6-6-3-12-8-16-16 0 1-1 3-1 6s0 4 0 6 0 4 0 5 0 2 0 3h-21c0-1 0-3 0-4s0-4 0-6 0-5 0-8 0-6 0-9v-150h22v50c0 3 0 5 0 7 0 3 0 4 0 6-1 2-1 4-1 5h1c4-8 9-14 16-17 7-4 15-5 25-5 16 0 29 5 37 16s12 27 12 49zM88 112c0-9-1-17-2-23s-3-11-5-15c-3-4-6-7-10-9-3-2-8-3-14-3s-10 1-15 3c-4 2-8 4-11 9-3 3-5 8-7 15-1 6-2 14-2 24s1 18 2 24c2 6 4 11 7 15s7 6 11 8 9 3 15 3 10-1 13-3c5-2 7-4 10-8 3-5 4-10 6-16 1-6 2-14 2-24z">
          <text:p/>
        </draw:path>
        <draw:path draw:style-name="gr105" draw:text-style-name="P29" draw:layer="layout" svg:width="0.165cm" svg:height="0.167cm" svg:x="3.391cm" svg:y="9.346cm" svg:viewBox="0 0 166 168" svg:d="M145 168v-112c0-5 0-8 0-12 0-5 0-8 1-12 0-4 0-8 0-12-1 4-1 8-4 12-1 4-2 7-4 11-1 4-1 8-3 10l-44 115h-16l-44-115c-1-1-1-2-2-4 0-1-1-3-2-5 0-1-1-3-1-6-1-2-1-3-2-5-1-4-3-9-4-13 0 4 0 9 0 13s0 8 0 12c1 4 1 7 1 11v112h-21v-168h31l44 117c1 1 2 4 3 6s1 5 2 7c1 3 2 5 2 8 0 2 1 4 1 5 0-1 1-3 2-5 0-3 1-5 2-8 1-2 2-5 2-8 1-1 2-4 2-5l45-117h30v168z">
          <text:p/>
        </draw:path>
        <draw:path draw:style-name="gr105" draw:text-style-name="P29" draw:layer="layout" svg:width="0.164cm" svg:height="0.166cm" svg:x="3.58cm" svg:y="9.346cm" svg:viewBox="0 0 165 167" svg:d="M141 167l-19-49h-78l-19 49h-25l70-167h26l69 167zM93 45c-2-3-3-6-4-9-1-4-2-7-3-9-1-3-2-5-3-7 0-2-1-3-1-4 0 1 0 2 0 4-1 2-1 4-2 7-2 2-3 5-4 9-1 3-2 7-3 9l-22 55h64z">
          <text:p/>
        </draw:path>
        <draw:path draw:style-name="gr105" draw:text-style-name="P29" draw:layer="layout" svg:width="0.146cm" svg:height="0.167cm" svg:x="3.761cm" svg:y="9.346cm" svg:viewBox="0 0 147 168" svg:d="M147 82c0 15-2 27-6 38-4 10-10 19-17 26-8 7-17 12-27 16-11 4-22 6-33 6h-64v-168h56c13 0 26 1 38 5 10 3 20 8 28 15 8 6 14 15 19 25 4 10 6 22 6 37zM124 82c0-11-1-21-5-29-3-9-8-15-14-20s-13-9-22-11c-9-3-17-4-27-4h-33v131h38c9 0 17 0 25-4 9-2 15-7 20-12 6-5 11-12 13-21 4-9 5-19 5-30z">
          <text:p/>
        </draw:path>
        <draw:polygon draw:style-name="gr105" draw:text-style-name="P29" draw:layer="layout" svg:width="0.022cm" svg:height="0.176cm" svg:x="3.943cm" svg:y="9.337cm" svg:viewBox="0 0 23 177" draw:points="0,0 23,0 23,177 0,177">
          <text:p/>
        </draw:polygon>
        <draw:path draw:style-name="gr105" draw:text-style-name="P29" draw:layer="layout" svg:width="0.022cm" svg:height="0.176cm" svg:x="3.989cm" svg:y="9.337cm" svg:viewBox="0 0 23 177" svg:d="M0 20v-20h23v20zM0 177v-129h23v129z">
          <text:p/>
        </draw:path>
        <draw:path draw:style-name="gr105" draw:text-style-name="P29" draw:layer="layout" svg:width="0.111cm" svg:height="0.177cm" svg:x="4.035cm" svg:y="9.337cm" svg:viewBox="0 0 112 178" svg:d="M112 112c0 45-16 66-48 66-10 0-18-1-26-5-6-3-12-8-15-16 0 1-1 3-1 6 0 2 0 4 0 6s0 3-1 5c0 1 0 2 0 3h-21c0-1 0-3 0-4 1-2 1-4 1-6s0-5 0-8 0-6 0-9v-150h22v50c0 3 0 5 0 7 0 3 0 4 0 6-1 2-1 3-1 5h1c3-8 8-14 15-17 8-4 16-6 26-6 17 0 29 6 36 17 9 12 12 28 12 50zM89 113c0-9-1-17-2-23 0-6-2-11-5-16-2-3-6-8-9-9-4-2-9-3-14-3-7 0-11 1-16 3-5 1-9 5-12 9-2 4-5 9-7 16-1 6-1 14-1 24 0 9 0 16 1 23 2 6 5 11 7 15 3 4 7 6 12 8 4 2 9 3 16 3 5 0 9-1 13-3s7-4 9-8c3-5 5-10 6-16s2-14 2-23z">
          <text:p/>
        </draw:path>
        <draw:path draw:style-name="gr105" draw:text-style-name="P29" draw:layer="layout" svg:width="0.157cm" svg:height="0.171cm" svg:x="3.383cm" svg:y="9.747cm" svg:viewBox="0 0 158 172" svg:d="M84 18c-9 0-18 2-25 5-8 3-14 8-19 14-5 5-9 13-12 21-1 8-3 17-3 27s2 20 4 29c3 8 6 15 12 21 5 6 12 10 19 14 8 3 16 5 25 5 7 0 13-1 19-3 5-1 10-4 14-7 5-3 8-7 12-11 3-4 6-9 9-14l19 10c-4 6-7 11-12 17-4 5-9 10-15 14s-13 7-21 9c-7 3-16 3-26 3-14 0-26-1-36-6-10-4-19-10-26-18-8-8-13-17-16-27-4-11-6-24-6-36 0-13 2-25 6-35 4-11 9-19 17-27 7-7 16-13 26-17s22-6 35-6c18 0 34 4 46 11 11 7 21 16 26 30l-22 7c-1-3-3-8-6-11-2-4-6-6-10-10-5-3-9-4-14-6-6-2-13-3-20-3z">
          <text:p/>
        </draw:path>
        <draw:path draw:style-name="gr105" draw:text-style-name="P29" draw:layer="layout" svg:width="0.156cm" svg:height="0.188cm" svg:x="2.185cm" svg:y="13.193cm" svg:viewBox="0 0 157 189" svg:d="M125 189l-103-161c0 4 0 8 1 13 0 3 0 7 0 11s0 8 0 11v126h-23v-189h31l104 160c0-4-1-8-1-13 0-3 0-7-1-12 0-4 0-8 0-12v-123h24v189z">
          <text:p/>
        </draw:path>
        <draw:path draw:style-name="gr105" draw:text-style-name="P29" draw:layer="layout" svg:width="0.118cm" svg:height="0.147cm" svg:x="2.389cm" svg:y="13.236cm" svg:viewBox="0 0 119 148" svg:d="M24 0v93c0 7 0 12 2 18 1 4 3 7 5 11 2 3 6 4 9 6 4 1 9 2 14 2 7 0 13-1 17-4 5-1 9-4 12-8 4-4 6-8 8-14s3-12 3-19v-85h24v115c0 3 0 6 0 10 0 2 0 6 0 8 0 4 0 7 0 8 1 3 1 4 1 5h-24c0-1 0-2 0-4s0-4 0-7 0-5 0-8c0-2 0-4 0-6-3 4-6 8-8 11-3 4-7 7-10 9-4 2-9 4-13 5s-12 2-18 2c-8 0-15-1-21-2-6-3-10-6-15-10-3-4-6-9-7-16-2-6-3-14-3-22v-98z">
          <text:p/>
        </draw:path>
        <draw:path draw:style-name="gr105" draw:text-style-name="P29" draw:layer="layout" svg:width="0.195cm" svg:height="0.147cm" svg:x="2.551cm" svg:y="13.234cm" svg:viewBox="0 0 196 148" svg:d="M85 148v-92c0-7 0-12-1-18 0-4-2-8-5-11-1-3-4-4-8-6-3-1-7-2-12-2s-10 1-14 4c-4 1-8 4-11 8s-5 8-6 14c-2 6-3 12-3 19v84h-24v-114c0-3 0-6 0-10 0-2 0-6 0-8 0-4 0-7-1-9 0-3 0-4 0-5h23c0 1 0 2 0 4s0 4 0 8c0 2 1 5 1 8 0 2 0 4 0 6 3-5 5-8 7-12 3-3 6-7 9-9s8-4 12-6c4 0 10-1 15-1 11 0 20 1 27 6 7 4 12 12 14 22 3-5 5-8 8-12 3-3 6-7 10-9 3-2 7-4 12-6 4 0 10-1 15-1 8 0 14 1 19 2 5 3 11 6 13 11 4 3 6 9 8 16 2 6 3 14 3 22v97h-25v-92c0-7 0-12-1-18 0-4-2-8-4-11-3-3-5-4-9-6-3-1-8-2-12-2-5 0-10 1-14 3s-8 5-11 8c-3 4-6 9-7 14-1 7-2 13-2 20v84z">
          <text:p/>
        </draw:path>
        <draw:polygon draw:style-name="gr105" draw:text-style-name="P29" draw:layer="layout" svg:width="0.027cm" svg:height="0.029cm" svg:x="2.789cm" svg:y="13.352cm" svg:viewBox="0 0 28 30" draw:points="0,0 28,0 28,30 0,30">
          <text:p/>
        </draw:polygon>
        <draw:path draw:style-name="gr105" draw:text-style-name="P29" draw:layer="layout" svg:width="0.132cm" svg:height="0.149cm" svg:x="2.915cm" svg:y="13.234cm" svg:viewBox="0 0 133 150" svg:d="M133 74c0 25-7 45-18 57s-28 19-49 19c-10 0-19-2-29-5-8-4-15-8-20-14s-10-14-13-24c-3-9-4-20-4-33 0-50 21-74 67-74 11 0 21 1 29 4 9 4 16 8 21 14s9 14 11 24c3 9 5 20 5 32zM106 74c0-10 0-20-2-27-2-8-5-13-8-18-4-4-7-7-12-9-6-2-11-3-17-3s-11 1-17 3c-5 2-10 5-14 9-3 5-6 11-8 18-1 7-2 17-2 27 0 11 1 21 2 28 2 7 6 13 9 17 3 5 8 8 13 10s10 3 15 3c7 0 13-1 18-3s9-5 13-10c3-4 6-9 8-17 2-7 2-17 2-28z">
          <text:p/>
        </draw:path>
        <draw:path draw:style-name="gr105" draw:text-style-name="P29" draw:layer="layout" svg:width="0.074cm" svg:height="0.198cm" svg:x="3.069cm" svg:y="13.183cm" svg:viewBox="0 0 75 199" svg:d="M45 71v128h-25v-128h-20v-18h20v-16c0-5 1-10 2-14 1-5 3-9 5-13 3-3 6-6 12-7 4-2 10-3 17-3 3 0 6 0 9 0 4 1 6 1 10 2v18c-2-1-5-1-6-1-3 0-5-1-7-1-3 0-6 1-8 2s-4 3-6 5c0 1-2 4-2 7-1 2-1 5-1 8v13h30v18z">
          <text:p/>
        </draw:path>
        <draw:path draw:style-name="gr105" draw:text-style-name="P29" draw:layer="layout" svg:width="0.071cm" svg:height="0.179cm" svg:x="3.208cm" svg:y="13.203cm" svg:viewBox="0 0 72 180" svg:d="M72 177c-3 1-8 2-11 2-4 1-8 1-13 1-21 0-31-10-31-33v-96h-17v-18h18l8-33h17v33h27v18h-27v91c0 7 0 11 3 14 3 4 6 5 12 5 3 0 5 0 7 0 2-1 5-1 7-2z">
          <text:p/>
        </draw:path>
        <draw:path draw:style-name="gr105" draw:text-style-name="P29" draw:layer="layout" svg:width="0.025cm" svg:height="0.198cm" svg:x="3.291cm" svg:y="13.183cm" svg:viewBox="0 0 26 199" svg:d="M0 23v-23h26v23zM0 199v-146h26v146z">
          <text:p/>
        </draw:path>
        <draw:path draw:style-name="gr105" draw:text-style-name="P29" draw:layer="layout" svg:width="0.195cm" svg:height="0.147cm" svg:x="3.361cm" svg:y="13.234cm" svg:viewBox="0 0 196 148" svg:d="M86 148v-92c0-7 0-12-1-18 0-4-2-8-5-11-2-3-4-4-8-6-3-1-8-2-12-2-6 0-11 1-15 4-4 1-8 4-11 8s-6 8-6 14c-2 6-3 12-3 19v84h-25v-114c0-3 0-6 0-10 0-2 0-6 0-8 0-4 0-7 0-9 0-3 0-4 0-5h23c0 1 0 2 0 4s0 4 0 8c0 2 1 5 1 8 0 2 0 4 0 6 3-5 4-8 7-12 3-3 6-7 9-9s8-4 12-6c5 0 11-1 16-1 11 0 20 1 26 6 7 4 11 12 14 22 3-5 5-8 8-12 3-3 6-7 10-9 3-2 7-4 12-6 4 0 10-1 15-1 8 0 14 1 19 2 5 3 11 6 13 11 4 3 6 9 8 16 2 6 3 14 3 22v97h-25v-92c0-7 0-12-1-18-1-4-2-8-4-11-3-3-5-4-9-6-3-1-8-2-12-2-5 0-11 1-14 3-4 2-8 5-11 8-3 4-6 9-7 14-1 7-2 13-2 20v84z">
          <text:p/>
        </draw:path>
        <draw:path draw:style-name="gr105" draw:text-style-name="P29" draw:layer="layout" svg:width="0.131cm" svg:height="0.149cm" svg:x="3.586cm" svg:y="13.234cm" svg:viewBox="0 0 132 150" svg:d="M26 79c0 8 0 15 2 21 1 6 4 13 8 17s8 8 12 10c6 3 12 4 20 4 10 0 19-2 25-6 6-5 11-10 13-16l21 6c-2 4-3 8-6 12s-7 8-11 11c-5 3-11 6-18 8-7 3-15 4-24 4-22 0-40-7-51-20-12-12-17-31-17-57 0-13 1-24 5-34 3-10 8-17 14-23s13-10 22-13c8-2 16-3 26-3 12 0 23 1 30 6 8 3 15 9 20 16 6 7 9 14 11 24 3 10 4 19 4 30v3zM106 61c-2-15-5-26-12-33-6-7-16-11-28-11-4 0-8 1-12 2-6 2-9 4-13 7s-8 8-11 14c-3 5-4 12-4 21z">
          <text:p/>
        </draw:path>
        <draw:path draw:style-name="gr105" draw:text-style-name="P29" draw:layer="layout" svg:width="0.121cm" svg:height="0.149cm" svg:x="3.814cm" svg:y="13.234cm" svg:viewBox="0 0 122 150" svg:d="M122 106c0 7-2 13-4 19-3 5-7 9-12 13-5 3-11 7-19 10-8 1-17 2-26 2-8 0-16-1-23-2-7-2-13-4-18-7s-9-7-13-11c-3-5-6-11-7-17l21-5c2 8 7 14 13 18 7 3 15 5 27 5 5 0 10 0 15-1 4-1 9-2 12-4 3-1 5-4 7-7s3-6 3-11c0-4-1-8-3-10-3-3-5-6-9-7-4-2-9-4-15-5-5-1-10-3-17-5-5-1-12-3-18-4-5-3-10-5-15-8s-8-7-11-12c-3-4-4-10-4-17 0-13 4-23 14-30 9-7 23-10 42-10 15 0 30 2 39 9 10 5 16 14 18 27l-22 2c-1-4-2-7-5-9-1-3-4-5-7-7-4-1-8-2-12-3-3-1-8-1-11-1-12 0-20 2-25 5s-8 8-8 15c0 4 1 7 3 10 2 2 4 4 8 6 3 2 8 3 13 4 4 2 10 3 16 5 4 1 8 1 12 3 5 1 9 2 12 4 5 1 8 3 12 5 3 3 6 5 8 8 3 2 5 6 6 10 2 4 3 8 3 13z">
          <text:p/>
        </draw:path>
        <draw:path draw:style-name="gr105" draw:text-style-name="P29" draw:layer="layout" svg:width="0.13cm" svg:height="0.149cm" svg:x="3.956cm" svg:y="13.234cm" svg:viewBox="0 0 131 150" svg:d="M26 79c0 8 0 15 2 21 1 6 4 13 7 17 4 4 8 8 12 10 6 3 13 4 21 4 10 0 19-2 25-6 6-5 10-10 13-16l21 6c-2 4-3 8-6 12s-7 8-11 11c-5 3-11 6-18 8-7 3-15 4-24 4-23 0-40-7-51-20-12-12-17-31-17-57 0-13 1-24 5-34 3-10 8-17 14-23s13-10 20-13c9-2 18-3 28-3 12 0 23 1 30 6 8 3 15 9 20 16 6 7 9 14 11 24 3 10 3 19 3 30v3zM106 61c-2-15-5-26-12-33-6-7-16-11-28-11-4 0-8 1-13 2-6 2-9 4-14 7-3 3-6 8-9 14-3 5-4 12-4 21z">
          <text:p/>
        </draw:path>
        <draw:path draw:style-name="gr105" draw:text-style-name="P29" draw:layer="layout" svg:width="0.07cm" svg:height="0.147cm" svg:x="4.125cm" svg:y="13.234cm" svg:viewBox="0 0 71 148" svg:d="M1 148v-111c0-3 0-7 0-9 0-4 0-6 0-10 0-2 0-5-1-9 0-2 0-5 0-7h24c0 2 0 5 0 7 0 4 0 7 0 9 0 3 0 5 0 8s0 5 0 7c2-6 4-10 7-15 1-3 4-8 6-10 4-3 7-5 10-7 4 0 8-1 13-1 3 0 5 0 7 1 1 0 2 0 4 0v23c-2-1-4-1-6-1s-5 0-7 0c-6 0-11 1-15 3-5 3-8 6-11 11-2 4-4 9-5 15s-2 13-2 20v76z">
          <text:p/>
        </draw:path>
        <draw:path draw:style-name="gr105" draw:text-style-name="P29" draw:layer="layout" svg:width="0.024cm" svg:height="0.198cm" svg:x="4.217cm" svg:y="13.183cm" svg:viewBox="0 0 25 199" svg:d="M0 23v-23h25v23zM0 199v-146h25v146z">
          <text:p/>
        </draw:path>
        <draw:path draw:style-name="gr105" draw:text-style-name="P29" draw:layer="layout" svg:width="0.13cm" svg:height="0.149cm" svg:x="4.281cm" svg:y="13.234cm" svg:viewBox="0 0 131 150" svg:d="M25 79c0 8 1 15 3 21 1 6 3 13 7 17 3 4 7 8 12 10 5 3 11 4 19 4 11 0 19-2 25-6 7-5 11-10 14-16l22 6c-2 4-4 8-8 12-2 4-7 8-11 11s-10 6-17 8c-7 3-15 4-25 4-22 0-38-7-50-20-11-12-16-31-16-57 0-13 1-24 4-34 4-10 9-17 15-23 5-6 12-10 20-13 9-2 17-3 26-3 12 0 23 1 31 6 8 3 15 9 20 16 6 7 10 14 12 24s3 19 3 30v3zM105 61c-2-15-6-26-13-33-6-7-15-11-28-11-3 0-8 1-12 2-5 2-9 4-13 7-3 3-7 8-10 14-2 5-3 12-4 21z">
          <text:p/>
        </draw:path>
        <draw:path draw:style-name="gr105" draw:text-style-name="P29" draw:layer="layout" svg:width="0.122cm" svg:height="0.149cm" svg:x="4.438cm" svg:y="13.234cm" svg:viewBox="0 0 123 150" svg:d="M123 106c0 7-2 13-5 19-2 5-7 9-11 13-5 3-11 7-19 10-7 1-16 2-27 2-8 0-15-1-22-2-8-2-14-4-19-7-4-3-9-7-12-11-3-5-6-11-8-17l22-5c2 8 6 14 12 18 7 3 16 5 27 5 7 0 12 0 16-1 5-1 8-2 11-4 3-1 6-4 8-7 1-3 2-6 2-11 0-4-1-8-2-10-3-3-6-6-9-7-4-2-9-4-14-5s-12-3-19-5c-5-1-11-3-17-4-6-3-11-5-16-8-4-3-8-7-10-12-4-4-5-10-5-17 0-13 5-23 14-30 10-7 24-10 42-10 17 0 30 2 40 9 9 5 15 14 18 27l-23 2c-1-4-1-7-4-9-2-3-5-5-8-7-3-1-6-2-10-3s-8-1-13-1c-11 0-19 2-24 5-6 3-8 8-8 15 0 4 1 7 2 10 2 2 5 4 8 6 4 2 8 3 13 4 5 2 10 3 17 5 5 1 8 1 12 3 5 1 8 2 12 4 4 1 8 3 11 5 4 3 6 5 9 8 2 2 4 6 6 10s3 8 3 13z">
          <text:p/>
        </draw:path>
        <draw:path draw:style-name="gr105" draw:text-style-name="P29" draw:layer="layout" svg:width="0.027cm" svg:height="0.064cm" svg:x="4.595cm" svg:y="13.352cm" svg:viewBox="0 0 28 65" svg:d="M28 0v22c0 5 0 9-1 13 0 3-1 8-2 10-1 4-2 7-3 10-1 2-4 7-6 10h-16c3-8 7-13 8-19 3-6 4-11 4-17h-12v-29z">
          <text:p/>
        </draw:path>
        <draw:polygon draw:style-name="gr105" draw:text-style-name="P29" draw:layer="layout" svg:width="0.133cm" svg:height="0.145cm" svg:x="4.71cm" svg:y="13.236cm" svg:viewBox="0 0 134 146" draw:points="106,146 66,86 26,146 0,146 52,71 2,0 29,0 66,57 103,0 131,0 80,71 134,146">
          <text:p/>
        </draw:polygon>
        <draw:polygon draw:style-name="gr105" draw:text-style-name="P29" draw:layer="layout" svg:width="0.119cm" svg:height="0.188cm" svg:x="4.867cm" svg:y="13.193cm" svg:viewBox="0 0 120 189" draw:points="0,189 0,167 49,167 49,22 6,53 6,30 50,0 73,0 73,167 120,167 120,189">
          <text:p/>
        </draw:polygon>
        <draw:path draw:style-name="gr105" draw:text-style-name="P29" draw:layer="layout" svg:width="0.027cm" svg:height="0.064cm" svg:x="5.159cm" svg:y="13.352cm" svg:viewBox="0 0 28 65" svg:d="M28 0v22c0 5 0 9-1 13 0 3-1 8-2 10-1 4-2 7-3 10-1 2-3 7-5 10h-17c3-8 7-13 9-19s3-11 3-17h-11v-29z">
          <text:p/>
        </draw:path>
        <draw:path draw:style-name="gr105" draw:text-style-name="P29" draw:layer="layout" svg:width="0.133cm" svg:height="0.193cm" svg:x="5.214cm" svg:y="13.19cm" svg:viewBox="0 0 134 194" svg:d="M134 97c0 19-2 33-5 47-4 12-8 21-14 29-8 7-15 13-22 16-8 3-17 5-27 5-9 0-18-2-26-5s-15-9-21-16c-6-8-10-17-14-29-3-13-5-28-5-47s2-35 5-47c4-12 8-23 14-30 6-8 13-12 22-16 8-2 17-4 26-4s18 2 26 4c8 4 15 8 22 16 6 7 11 18 14 30s5 28 5 47zM108 97c0-16-1-28-2-38-2-9-5-17-8-23-4-6-8-11-13-13s-12-4-18-4c-7 0-13 2-18 5-5 1-10 6-13 12-4 6-6 14-8 23-2 10-3 23-3 38s1 27 3 37 4 17 8 24c3 6 8 10 13 13 5 2 11 4 17 4 7 0 13-2 18-4 5-3 9-7 13-13 3-7 6-14 9-24 1-10 2-22 2-37z">
          <text:p/>
        </draw:path>
        <draw:path draw:style-name="gr105" draw:text-style-name="P29" draw:layer="layout" svg:width="0.133cm" svg:height="0.193cm" svg:x="5.376cm" svg:y="13.19cm" svg:viewBox="0 0 134 194" svg:d="M134 97c0 19-2 33-6 47-3 12-7 21-14 29-6 7-13 13-21 16-7 3-17 5-27 5-9 0-18-2-26-5s-15-9-21-16c-6-8-11-17-14-29-4-13-5-28-5-47s1-35 5-47c3-12 8-23 14-30 6-8 13-12 22-16 8-2 16-4 26-4 9 0 19 2 26 4 9 4 16 8 21 16 7 7 12 18 15 30s5 28 5 47zM109 97c0-16-1-28-3-38-1-9-4-17-7-23-4-6-8-11-13-13-7-2-13-4-19-4-7 0-13 2-18 5-6 1-10 6-13 12-4 6-7 14-8 23-2 10-3 23-3 38s1 27 3 37c1 10 4 17 8 24 3 6 7 10 13 13 5 2 11 4 17 4 7 0 12-2 19-4 5-3 9-7 13-13 3-7 6-14 8-24s3-22 3-37z">
          <text:p/>
        </draw:path>
        <draw:path draw:style-name="gr105" draw:text-style-name="P29" draw:layer="layout" svg:width="0.133cm" svg:height="0.193cm" svg:x="5.537cm" svg:y="13.19cm" svg:viewBox="0 0 134 194" svg:d="M134 97c0 19-1 33-5 47-3 12-8 21-14 29-6 7-13 13-21 16s-16 5-26 5-19-2-27-5-15-9-21-16c-6-8-11-17-14-29-4-13-6-28-6-47s2-35 6-47c3-12 8-23 14-30 6-8 13-12 22-16 7-2 17-4 27-4 9 0 17 2 25 4 9 4 16 8 21 16 6 7 12 18 15 30s4 28 4 47zM110 97c0-16-1-28-3-38-1-9-4-17-8-23-3-6-7-11-13-13-5-2-11-4-17-4-7 0-13 2-20 5-5 1-9 6-13 12-3 6-6 14-8 23-1 10-2 23-2 38s1 27 2 37c2 10 5 17 8 24 4 6 8 10 13 13 7 2 13 4 19 4 7 0 12-2 17-4 6-3 10-7 14-13 3-7 6-14 8-24s3-22 3-37z">
          <text:p/>
        </draw:path>
        <draw:path draw:style-name="gr105" draw:text-style-name="P29" draw:layer="layout" svg:width="0.191cm" svg:height="0.181cm" svg:x="1.234cm" svg:y="12.261cm" svg:viewBox="0 0 192 182" svg:d="M192 27l-57 22v85l57 22v26l-192-77v-28l192-77zM52 80c-3 2-7 3-11 4s-7 2-10 4c-3 1-6 2-8 2-2 1-3 1-3 1 0 0 1 0 3 1 3 1 5 2 8 3s6 2 10 3 8 3 11 4l63 24v-70z">
          <text:p/>
        </draw:path>
        <draw:path draw:style-name="gr105" draw:text-style-name="P29" draw:layer="layout" svg:width="0.147cm" svg:height="0.135cm" svg:x="1.278cm" svg:y="12.146cm" svg:viewBox="0 0 148 136" svg:d="M148 55v28l-148 53v-26l96-32c3 0 5-1 8-2s6-1 9-2 6-2 9-3c2-1 5-1 7-2-2-1-5-1-7-1-3-1-6-2-9-3-2-1-6-2-9-4-2 0-5-1-7-1l-97-34v-26z">
          <text:p/>
        </draw:path>
        <draw:path draw:style-name="gr105" draw:text-style-name="P29" draw:layer="layout" svg:width="0.208cm" svg:height="0.122cm" svg:x="1.275cm" svg:y="12.009cm" svg:viewBox="0 0 209 123" svg:d="M209 61c0 8-1 15-3 22s-4 12-7 17c-4 5-9 8-13 11s-9 5-15 6l-3-24c7-1 12-5 15-12 5-5 6-12 6-21 0-5 0-10-2-15-2-4-4-8-7-11-4-4-8-5-14-7-5-2-12-3-19-3h-24c3 2 7 5 10 7 4 3 7 6 9 10 3 3 5 8 6 13 2 4 3 11 3 17 0 9-2 18-4 24-4 6-8 13-14 16-7 4-14 7-24 10-10 1-20 2-32 2s-22-1-32-2c-9-3-17-6-24-10-6-4-12-10-15-17-4-7-6-16-6-26 0-11 3-19 8-26 5-8 12-14 20-18v-1c-2 0-5 0-7 0-3 0-6 0-8 0-3 0-5 0-7 0s-3 0-3 0v-23c1 0 2 0 5 0 1 0 3 0 7 0 2 0 5 0 8 0 4 0 7 0 11 0h112c21 0 36 5 46 15 12 10 17 25 17 46zM77 24c-11 0-20 1-27 3-7 3-13 5-18 9-4 3-8 8-10 12s-3 9-3 14c0 6 1 11 3 16 2 4 6 8 10 12 5 3 11 5 18 6 7 2 16 3 27 3 10 0 19-1 26-3 8-1 13-3 17-6 5-4 8-7 10-11 2-5 3-10 3-16s-1-10-3-14c-3-5-5-9-10-12-5-5-10-7-18-9-7-3-16-4-25-4z">
          <text:p/>
        </draw:path>
        <draw:polygon draw:style-name="gr105" draw:text-style-name="P29" draw:layer="layout" svg:width="0.03cm" svg:height="0.026cm" svg:x="1.395cm" svg:y="11.93cm" svg:viewBox="0 0 31 27" draw:points="0,0 31,0 31,27 0,27">
          <text:p/>
        </draw:polygon>
        <draw:path draw:style-name="gr105" draw:text-style-name="P29" draw:layer="layout" svg:width="0.208cm" svg:height="0.122cm" svg:x="1.275cm" svg:y="11.702cm" svg:viewBox="0 0 209 123" svg:d="M76 0c11 0 22 1 30 3 10 1 18 4 25 8s12 10 16 16c4 8 6 17 6 26 0 11-2 20-6 28-4 7-11 14-20 17v1c0 0 1 0 3 0 1 0 3 0 5 0s5 0 7 0c3 0 6 0 8 0h59v24h-176c-4 0-6 0-10 0-3 0-6 0-8 0-3 0-6 0-7 0-2 0-4 0-5 0v-23c0 0 2 0 3 0 2 0 3 0 6 0 3-1 4-1 7-1s5 0 8 0v-1c-5-2-9-4-12-7-4-3-7-6-8-10-3-4-4-8-5-12-1-5-2-9-2-16 0-9 2-18 6-26 3-6 9-12 16-16 6-4 14-7 23-8 9-2 19-3 31-3zM77 24c-10 0-18 1-25 2-7 2-13 5-17 7-6 3-9 6-12 10-2 4-3 10-3 17 0 5 0 10 2 14 1 6 4 10 8 14 5 3 11 6 19 7 8 2 17 4 29 4 11 0 20-1 27-3 7-1 13-4 17-8 4-3 8-7 10-12 1-4 2-9 2-16s-1-12-3-16c-3-5-6-8-11-11-6-2-12-5-19-7-7-1-16-2-24-2z">
          <text:p/>
        </draw:path>
        <draw:path draw:style-name="gr105" draw:text-style-name="P29" draw:layer="layout" svg:width="0.15cm" svg:height="0.068cm" svg:x="1.275cm" svg:y="11.594cm" svg:viewBox="0 0 151 69" svg:d="M151 68h-114c-2 0-6 0-9 0s-6 1-9 1c-4 0-6 0-9 0-2 0-5 0-7 0v-23c2 0 5 0 7 0 3 0 5 0 9 0 3-1 5-1 8-1 2 0 4 0 6 0-5-2-11-3-14-6-4-2-8-4-11-7-2-3-4-6-6-10-1-3-2-8-2-13 0-2 0-3 1-5 0-2 0-4 1-4h22c0 1-1 3-1 6 0 1 0 4 0 7 0 5 1 10 4 14 2 3 6 7 10 10 5 3 10 5 16 6 6 0 13 1 20 1h78z">
          <text:p/>
        </draw:path>
        <draw:path draw:style-name="gr105" draw:text-style-name="P29" draw:layer="layout" svg:width="0.153cm" svg:height="0.128cm" svg:x="1.275cm" svg:y="11.448cm" svg:viewBox="0 0 154 129" svg:d="M77 0c26 0 45 5 57 16 14 11 20 27 20 48 0 10-2 20-5 27-3 9-8 15-14 22-7 5-14 9-24 12-10 2-21 4-34 4-51 0-77-22-77-66 0-11 2-21 5-29 3-7 8-14 15-20 6-5 14-8 23-11 10-3 20-3 34-3zM77 24c-12 0-21 1-28 3-8 1-14 4-19 7-4 4-7 8-8 13-2 4-3 10-3 16s1 12 3 17c1 4 5 9 9 13 5 4 11 6 18 8 8 2 16 3 28 3 11 0 22-1 29-3 8-2 13-5 18-8 4-4 7-9 9-13 1-5 2-10 2-16s-1-11-2-16c-2-6-5-9-9-13-4-3-10-6-18-7-7-3-18-4-29-4z">
          <text:p/>
        </draw:path>
        <draw:path draw:style-name="gr105" draw:text-style-name="P29" draw:layer="layout" svg:width="0.153cm" svg:height="0.118cm" svg:x="1.275cm" svg:y="11.296cm" svg:viewBox="0 0 154 119" svg:d="M76 94c9 0 16-1 24-2 7-1 14-3 19-6 4-3 8-6 11-11s4-11 4-17c0-9-2-16-7-22-4-5-11-10-20-11v-25c6 1 12 3 17 6 6 2 11 6 16 11 4 4 8 9 10 18 2 6 4 14 4 22 0 12-2 21-6 29s-9 14-16 19-15 8-25 11c-8 2-20 3-30 3s-19-1-27-2c-7-2-14-4-20-7-5-3-10-6-14-10-3-4-7-9-8-13-3-4-5-10-6-14-1-5-2-11-2-16 0-8 1-15 4-22 2-6 5-12 9-16 4-6 9-9 14-12 5-2 11-5 17-6l2 25c-8 2-14 5-19 10-5 6-7 13-7 22 0 7 1 12 3 17s5 8 11 11c4 3 10 5 17 6s15 2 25 2z">
          <text:p/>
        </draw:path>
        <draw:path draw:style-name="gr105" draw:text-style-name="P29" draw:layer="layout" svg:width="0.153cm" svg:height="0.128cm" svg:x="1.275cm" svg:y="11.147cm" svg:viewBox="0 0 154 129" svg:d="M82 104c8 0 16-1 22-3 7-1 12-3 17-7 5-3 8-7 11-12 2-5 3-11 3-18 0-11-1-19-6-26-4-6-9-10-16-12l6-22c4 1 8 4 12 7s8 6 11 11c4 5 7 10 8 17 3 7 4 15 4 25 0 21-6 37-20 49-13 10-32 16-58 16-14 0-26-1-35-5-10-3-18-8-24-14-5-6-9-12-12-20s-5-17-5-25c0-13 2-22 7-31 3-8 9-14 16-19s15-10 25-12c9-1 20-3 30-3h4zM63 26c-15 1-27 5-34 12-7 6-10 15-10 27 0 4 0 8 2 13 1 4 3 8 7 12 3 4 8 7 13 10 6 2 13 3 22 4z">
          <text:p/>
        </draw:path>
        <draw:path draw:style-name="gr105" draw:text-style-name="P29" draw:layer="layout" svg:width="0.153cm" svg:height="0.119cm" svg:x="1.275cm" svg:y="10.998cm" svg:viewBox="0 0 154 120" svg:d="M110 0c7 0 13 2 18 5 6 2 11 6 14 11 4 4 7 10 9 18 2 7 3 15 3 25 0 8-1 16-2 23-2 6-3 13-6 18-4 5-7 10-12 13-5 4-11 5-18 7l-3-21c8-2 13-6 16-13 5-7 6-16 6-27 0-5-1-10-1-14 0-5-2-8-4-12-2-2-4-5-7-7-2-1-6-2-10-2-5 0-9 1-12 2-2 3-5 6-8 9-2 4-3 8-5 13-1 6-3 12-4 18-2 6-4 11-6 17-1 5-4 12-7 16s-8 9-12 11c-4 3-10 5-17 5-14 0-24-5-31-14-7-10-11-25-11-42 0-16 3-29 9-38s15-16 27-18l3 22c-3 1-7 1-10 4-2 2-4 4-6 8-1 3-2 6-3 10s-1 7-1 12c0 10 2 18 5 23 4 6 8 9 15 9 4 0 8-1 11-3 2-2 4-5 6-8 1-4 3-8 4-13 2-5 3-10 4-16 1-4 2-7 4-11 1-5 3-8 3-12 2-4 4-8 7-10 1-4 4-7 7-9 3-3 6-5 12-6 3-2 8-3 13-3z">
          <text:p/>
        </draw:path>
        <draw:path draw:style-name="gr105" draw:text-style-name="P29" draw:layer="layout" svg:width="0.153cm" svg:height="0.119cm" svg:x="1.275cm" svg:y="10.859cm" svg:viewBox="0 0 154 120" svg:d="M110 0c7 0 13 2 18 5 6 2 11 6 14 11 4 4 7 10 9 18 2 7 3 15 3 25 0 8-1 15-2 22-2 8-3 13-6 18-4 5-7 10-12 14s-11 5-18 7l-3-22c8-2 13-6 16-12 5-7 6-16 6-27 0-5-1-10-1-14 0-5-2-8-4-12-2-2-4-5-7-7-2-1-6-2-10-2-5 0-9 1-12 2-2 3-5 6-8 9-2 4-3 8-5 13-1 6-3 12-4 18-2 6-4 11-6 17-1 6-4 11-7 15s-8 9-12 11c-4 4-10 6-17 6-14 0-24-6-31-15-7-10-11-24-11-41 0-16 3-29 9-38s15-16 27-18l3 22c-3 1-7 1-10 4-2 2-4 4-6 8-1 2-2 6-3 9-1 5-1 8-1 13 0 10 2 18 5 23 4 6 8 8 15 8 4 0 8-1 11-2 2-2 4-5 6-8 1-4 3-8 4-13 2-5 3-10 4-16 1-4 2-7 4-12 1-4 3-7 3-11 2-4 4-8 7-10 1-4 4-7 7-9 3-3 6-5 12-6 3-2 8-3 13-3z">
          <text:p/>
        </draw:path>
        <draw:path draw:style-name="gr105" draw:text-style-name="P29" draw:layer="layout" svg:width="0.201cm" svg:height="0.024cm" svg:x="1.224cm" svg:y="10.805cm" svg:viewBox="0 0 202 25" svg:d="M24 25h-24v-25h24zM202 25h-148v-25h148z">
          <text:p/>
        </draw:path>
        <draw:path draw:style-name="gr105" draw:text-style-name="P29" draw:layer="layout" svg:width="0.15cm" svg:height="0.116cm" svg:x="1.275cm" svg:y="10.644cm" svg:viewBox="0 0 151 117" svg:d="M151 24h-94c-7 0-13 1-18 1-4 1-9 3-11 6-4 1-6 5-6 8-2 5-2 9-2 14 0 7 1 12 2 16 2 5 6 10 9 13 5 3 9 6 14 7 6 2 12 3 20 3h86v24h-116c-4 0-7 0-10 0s-7 1-10 1-6 0-7 0c-3 0-4 0-5 0v-23c1 0 2 0 4 0s4 0 7 0c2 0 5-1 8-1 2 0 5 0 6 0-4-3-7-5-11-8-3-3-7-6-9-11-2-3-4-7-6-12-1-5-2-10-2-16 0-8 1-15 3-21 3-6 5-11 10-14 4-4 9-7 15-8 8-2 15-3 24-3h99z">
          <text:p/>
        </draw:path>
        <draw:path draw:style-name="gr105" draw:text-style-name="P29" draw:layer="layout" svg:width="0.208cm" svg:height="0.123cm" svg:x="1.275cm" svg:y="10.482cm" svg:viewBox="0 0 209 124" svg:d="M209 63c0 7-1 14-3 21s-4 12-7 16c-4 5-9 9-13 12-4 2-9 5-15 6l-3-25c7-1 12-4 15-10 5-6 6-13 6-21 0-6 0-11-2-15s-4-9-7-12c-4-3-8-5-14-8-5-1-12-2-19-2h-24c3 3 7 5 10 8 4 2 7 5 9 10 3 3 5 7 6 13 2 4 3 10 3 16 0 10-2 18-4 24-4 6-8 12-14 16-7 4-14 7-24 9s-20 3-32 3-22-1-32-3c-9-2-17-5-24-9-6-5-12-10-15-17-4-7-6-16-6-26s3-19 8-26c5-8 12-14 20-18v-1c-2 0-5 0-7 0-3 0-6 0-8 0-3 0-5-1-7-1s-3 0-3 0v-23c1 0 2 0 5 0 1 0 3 0 7 0 2 0 5 0 8 0 4 0 7 0 11 0h112c21 0 36 6 46 15 12 11 17 27 17 48zM77 25c-11 0-20 1-27 2-7 4-13 7-18 10-4 4-8 8-10 12-2 5-3 10-3 14 0 6 1 12 3 16 2 5 6 9 10 12 5 2 11 5 18 6s16 2 27 2c10 0 19-1 26-2 8-1 13-4 17-6 5-3 8-7 10-11s3-10 3-16c0-5-1-9-3-14-3-5-5-8-10-12s-10-7-18-9c-7-3-16-4-25-4z">
          <text:p/>
        </draw:path>
        <draw:path draw:style-name="gr105" draw:text-style-name="P29" draw:layer="layout" svg:width="0.182cm" svg:height="0.069cm" svg:x="1.245cm" svg:y="10.242cm" svg:viewBox="0 0 183 70" svg:d="M179 0c1 3 2 7 3 10 1 5 1 10 1 15 0 19-12 28-33 28h-98v17h-18v-18l-34-7v-15h34v-28h18v28h92c7 0 13-1 15-4 3-2 5-6 5-13 0-2 0-4-1-6 0-3-1-4-1-7z">
          <text:p/>
        </draw:path>
        <draw:path draw:style-name="gr105" draw:text-style-name="P29" draw:layer="layout" svg:width="0.201cm" svg:height="0.023cm" svg:x="1.224cm" svg:y="10.204cm" svg:viewBox="0 0 202 24" svg:d="M24 24h-24v-24h24zM202 24h-148v-24h148z">
          <text:p/>
        </draw:path>
        <draw:path draw:style-name="gr105" draw:text-style-name="P29" draw:layer="layout" svg:width="0.15cm" svg:height="0.191cm" svg:x="1.275cm" svg:y="9.967cm" svg:viewBox="0 0 151 192" svg:d="M151 107h-94c-7 0-13 1-18 2-4 1-9 2-11 4-4 2-6 5-6 8-2 3-2 8-2 12 0 7 1 11 2 15 2 5 6 8 9 11 5 2 9 5 14 6 6 2 12 3 20 3h86v23h-116c-4 0-7 0-10 0s-7 1-10 1-6 0-7 0c-3 0-4 0-5 0v-23c1 0 2 0 4 0s4 0 7 0c2 0 5-1 8-1 2 0 5 0 6 0-4-2-7-4-11-7-3-2-7-5-9-8-2-4-4-7-6-12-1-4-2-10-2-16 0-11 3-20 8-26 4-6 11-10 20-13v-1c-4-2-7-4-11-7-3-2-7-6-9-9-2-4-4-7-6-12-1-4-2-9-2-15 0-7 1-14 3-19 3-5 5-9 10-13 4-3 9-6 15-8 8-1 15-2 24-2h99v24h-94c-7 0-13 0-18 1-4 1-9 2-11 4-4 3-6 6-6 9-2 4-2 7-2 12s1 10 2 14c2 4 5 7 9 11 4 2 9 4 14 6 6 2 12 2 20 2h86z">
          <text:p/>
        </draw:path>
        <draw:path draw:style-name="gr105" draw:text-style-name="P29" draw:layer="layout" svg:width="0.153cm" svg:height="0.128cm" svg:x="1.275cm" svg:y="9.806cm" svg:viewBox="0 0 154 129" svg:d="M82 104c8 0 16-1 22-3 7-1 12-3 17-7 5-3 8-7 11-12 2-5 3-11 3-19 0-11-1-19-6-26-4-6-9-10-16-12l6-21c4 1 8 4 12 6 4 3 8 6 11 11 4 5 7 10 8 17 3 7 4 15 4 25 0 22-6 38-20 50-13 10-32 16-58 16-14 0-26-2-35-5-10-4-18-8-24-14-5-6-9-12-12-20s-5-17-5-27c0-12 2-21 7-30 3-8 9-14 16-19 7-6 15-9 25-11 9-2 20-3 30-3h4zM63 25c-15 1-27 5-34 11-7 7-10 16-10 27 0 5 0 10 2 15 1 4 3 8 7 12 3 3 8 7 13 9 6 3 13 4 22 5z">
          <text:p/>
        </draw:path>
        <draw:path draw:style-name="gr105" draw:text-style-name="P29" draw:layer="layout" svg:width="0.066cm" svg:height="0.027cm" svg:x="1.395cm" svg:y="9.732cm" svg:viewBox="0 0 67 28" svg:d="M0 0h23c5 0 9 1 13 1s8 1 12 2c3 1 7 2 9 3 4 2 7 4 10 6v16c-6-4-12-7-19-9s-12-3-18-3v11h-30z">
          <text:p/>
        </draw:path>
        <draw:path draw:style-name="gr105" draw:text-style-name="P29" draw:layer="layout" svg:width="0.153cm" svg:height="0.119cm" svg:x="1.275cm" svg:y="9.519cm" svg:viewBox="0 0 154 120" svg:d="M110 0c7 0 13 2 18 4 6 3 11 6 14 12 4 4 7 10 9 19 2 7 3 15 3 24s-1 16-2 23c-2 7-3 12-6 18-4 5-7 9-12 13-5 3-11 5-18 7l-3-21c8-2 13-6 16-12 5-7 6-16 6-28 0-5-1-9-1-13 0-5-2-8-4-13-2-3-4-5-7-7-2-2-6-3-10-3-5 0-9 1-12 3-2 3-5 5-8 10-2 3-3 8-5 13-1 5-3 11-4 18-2 6-4 11-6 17-1 5-4 10-7 15-3 4-8 9-12 11-4 3-10 5-17 5-14 0-24-6-31-14-7-10-11-24-11-42 0-15 3-29 9-38 6-10 15-16 27-18l3 21c-3 1-7 2-10 5-2 1-4 4-6 9-1 2-2 6-3 9-1 5-1 8-1 12 0 11 2 19 5 24 4 5 8 8 15 8 4 0 8-1 11-3 2-1 4-4 6-8 1-3 3-7 4-12 2-5 3-10 4-16 1-4 2-7 4-12 1-4 3-9 3-12 2-5 4-8 7-11 1-3 4-7 7-8 3-3 6-6 12-6 3-2 8-3 13-3z">
          <text:p/>
        </draw:path>
        <draw:path draw:style-name="gr105" draw:text-style-name="P29" draw:layer="layout" svg:width="0.153cm" svg:height="0.128cm" svg:x="1.275cm" svg:y="9.367cm" svg:viewBox="0 0 154 129" svg:d="M82 103c8 0 16-1 22-3 7-1 12-3 17-7 5-3 8-7 11-12 2-5 3-11 3-18 0-11-1-19-6-26-4-6-9-10-16-12l6-21c4 1 8 4 12 6 4 3 8 6 11 11 4 5 7 10 8 17 3 7 4 15 4 25 0 21-6 37-20 49-13 10-32 17-58 17-14 0-26-1-35-6-10-3-18-8-24-14-5-6-9-12-12-20s-5-17-5-25c0-13 2-22 7-31 3-8 9-14 16-19 7-6 15-9 25-11 9-1 20-3 30-3h4zM63 25c-15 1-27 5-34 11-7 7-10 16-10 28 0 4 0 8 2 13 1 4 3 8 7 12 3 4 8 7 13 10 6 2 13 3 22 4z">
          <text:p/>
        </draw:path>
        <draw:path draw:style-name="gr105" draw:text-style-name="P29" draw:layer="layout" svg:width="0.153cm" svg:height="0.119cm" svg:x="1.275cm" svg:y="9.215cm" svg:viewBox="0 0 154 120" svg:d="M76 93c9 0 16-1 24-2 7 0 14-3 19-6 4-2 8-6 11-11 3-4 4-11 4-17 0-8-2-15-7-22-4-5-11-9-20-10v-25c6 1 12 3 17 6 6 2 11 6 16 11 4 5 8 10 10 17 2 6 4 14 4 22 0 12-2 21-6 29s-9 14-16 21c-7 4-15 7-25 10-8 2-20 4-30 4s-19-1-27-3c-7-2-14-4-20-7-5-3-10-6-14-11-3-4-7-8-8-13-3-4-5-9-6-14s-2-10-2-16c0-7 1-14 4-21 2-7 5-12 9-16 4-5 9-9 14-11 5-3 11-6 17-7l2 25c-8 2-14 4-19 9-5 6-7 13-7 22 0 7 1 13 3 17 2 5 5 9 11 11 4 3 10 6 17 6 7 1 15 2 25 2z">
          <text:p/>
        </draw:path>
        <draw:polygon draw:style-name="gr102" draw:text-style-name="P2" draw:layer="layout" svg:width="3.432cm" svg:height="3.75cm" svg:x="7.078cm" svg:y="8.847cm" svg:viewBox="0 0 3433 3751" draw:points="1717,3751 0,3751 0,0 3433,0 3433,3751">
          <text:p/>
        </draw:polygon>
        <draw:line draw:style-name="gr112" draw:text-style-name="P2" draw:layer="layout" svg:x1="10.51cm" svg:y1="12.596cm" svg:x2="7.078cm" svg:y2="12.596cm">
          <text:p/>
        </draw:line>
        <draw:line draw:style-name="gr112" draw:text-style-name="P2" draw:layer="layout" svg:x1="10.51cm" svg:y1="12.221cm" svg:x2="7.078cm" svg:y2="12.221cm">
          <text:p/>
        </draw:line>
        <draw:line draw:style-name="gr112" draw:text-style-name="P2" draw:layer="layout" svg:x1="10.51cm" svg:y1="11.846cm" svg:x2="7.078cm" svg:y2="11.846cm">
          <text:p/>
        </draw:line>
        <draw:line draw:style-name="gr112" draw:text-style-name="P2" draw:layer="layout" svg:x1="10.51cm" svg:y1="11.471cm" svg:x2="7.078cm" svg:y2="11.471cm">
          <text:p/>
        </draw:line>
        <draw:line draw:style-name="gr112" draw:text-style-name="P2" draw:layer="layout" svg:x1="10.51cm" svg:y1="11.096cm" svg:x2="7.078cm" svg:y2="11.096cm">
          <text:p/>
        </draw:line>
        <draw:line draw:style-name="gr112" draw:text-style-name="P2" draw:layer="layout" svg:x1="10.51cm" svg:y1="10.721cm" svg:x2="7.078cm" svg:y2="10.721cm">
          <text:p/>
        </draw:line>
        <draw:line draw:style-name="gr112" draw:text-style-name="P2" draw:layer="layout" svg:x1="10.51cm" svg:y1="10.346cm" svg:x2="7.078cm" svg:y2="10.346cm">
          <text:p/>
        </draw:line>
        <draw:line draw:style-name="gr112" draw:text-style-name="P2" draw:layer="layout" svg:x1="10.51cm" svg:y1="9.971cm" svg:x2="7.078cm" svg:y2="9.971cm">
          <text:p/>
        </draw:line>
        <draw:line draw:style-name="gr112" draw:text-style-name="P2" draw:layer="layout" svg:x1="10.51cm" svg:y1="9.596cm" svg:x2="7.078cm" svg:y2="9.596cm">
          <text:p/>
        </draw:line>
        <draw:line draw:style-name="gr112" draw:text-style-name="P2" draw:layer="layout" svg:x1="10.51cm" svg:y1="9.221cm" svg:x2="7.078cm" svg:y2="9.221cm">
          <text:p/>
        </draw:line>
        <draw:line draw:style-name="gr102" draw:text-style-name="P2" draw:layer="layout" svg:x1="7.078cm" svg:y1="12.726cm" svg:x2="7.078cm" svg:y2="12.596cm">
          <text:p/>
        </draw:line>
        <draw:line draw:style-name="gr102" draw:text-style-name="P2" draw:layer="layout" svg:x1="7.078cm" svg:y1="12.726cm" svg:x2="7.078cm" svg:y2="12.596cm">
          <text:p/>
        </draw:line>
        <draw:line draw:style-name="gr102" draw:text-style-name="P2" draw:layer="layout" svg:x1="7.936cm" svg:y1="12.726cm" svg:x2="7.936cm" svg:y2="12.596cm">
          <text:p/>
        </draw:line>
        <draw:line draw:style-name="gr102" draw:text-style-name="P2" draw:layer="layout" svg:x1="7.936cm" svg:y1="12.726cm" svg:x2="7.936cm" svg:y2="12.596cm">
          <text:p/>
        </draw:line>
        <draw:line draw:style-name="gr102" draw:text-style-name="P2" draw:layer="layout" svg:x1="8.793cm" svg:y1="12.726cm" svg:x2="8.793cm" svg:y2="12.596cm">
          <text:p/>
        </draw:line>
        <draw:line draw:style-name="gr102" draw:text-style-name="P2" draw:layer="layout" svg:x1="8.793cm" svg:y1="12.726cm" svg:x2="8.793cm" svg:y2="12.596cm">
          <text:p/>
        </draw:line>
        <draw:line draw:style-name="gr102" draw:text-style-name="P2" draw:layer="layout" svg:x1="9.651cm" svg:y1="12.726cm" svg:x2="9.651cm" svg:y2="12.596cm">
          <text:p/>
        </draw:line>
        <draw:line draw:style-name="gr102" draw:text-style-name="P2" draw:layer="layout" svg:x1="9.651cm" svg:y1="12.726cm" svg:x2="9.651cm" svg:y2="12.596cm">
          <text:p/>
        </draw:line>
        <draw:line draw:style-name="gr102" draw:text-style-name="P2" draw:layer="layout" svg:x1="10.51cm" svg:y1="12.726cm" svg:x2="10.51cm" svg:y2="12.596cm">
          <text:p/>
        </draw:line>
        <draw:line draw:style-name="gr102" draw:text-style-name="P2" draw:layer="layout" svg:x1="10.51cm" svg:y1="12.726cm" svg:x2="10.51cm" svg:y2="12.596cm">
          <text:p/>
        </draw:line>
        <draw:line draw:style-name="gr102" draw:text-style-name="P2" draw:layer="layout" svg:x1="7.078cm" svg:y1="12.596cm" svg:x2="10.51cm" svg:y2="12.596cm">
          <text:p/>
        </draw:line>
        <draw:line draw:style-name="gr102" draw:text-style-name="P2" draw:layer="layout" svg:x1="6.946cm" svg:y1="12.596cm" svg:x2="7.078cm" svg:y2="12.596cm">
          <text:p/>
        </draw:line>
        <draw:line draw:style-name="gr102" draw:text-style-name="P2" draw:layer="layout" svg:x1="6.946cm" svg:y1="12.596cm" svg:x2="7.078cm" svg:y2="12.596cm">
          <text:p/>
        </draw:line>
        <draw:line draw:style-name="gr102" draw:text-style-name="P2" draw:layer="layout" svg:x1="6.946cm" svg:y1="12.221cm" svg:x2="7.078cm" svg:y2="12.221cm">
          <text:p/>
        </draw:line>
        <draw:line draw:style-name="gr102" draw:text-style-name="P2" draw:layer="layout" svg:x1="6.946cm" svg:y1="12.221cm" svg:x2="7.078cm" svg:y2="12.221cm">
          <text:p/>
        </draw:line>
        <draw:line draw:style-name="gr102" draw:text-style-name="P2" draw:layer="layout" svg:x1="6.946cm" svg:y1="11.846cm" svg:x2="7.078cm" svg:y2="11.846cm">
          <text:p/>
        </draw:line>
        <draw:line draw:style-name="gr102" draw:text-style-name="P2" draw:layer="layout" svg:x1="6.946cm" svg:y1="11.846cm" svg:x2="7.078cm" svg:y2="11.846cm">
          <text:p/>
        </draw:line>
        <draw:line draw:style-name="gr102" draw:text-style-name="P2" draw:layer="layout" svg:x1="6.946cm" svg:y1="11.471cm" svg:x2="7.078cm" svg:y2="11.471cm">
          <text:p/>
        </draw:line>
        <draw:line draw:style-name="gr102" draw:text-style-name="P2" draw:layer="layout" svg:x1="6.946cm" svg:y1="11.471cm" svg:x2="7.078cm" svg:y2="11.471cm">
          <text:p/>
        </draw:line>
        <draw:line draw:style-name="gr102" draw:text-style-name="P2" draw:layer="layout" svg:x1="6.946cm" svg:y1="11.096cm" svg:x2="7.078cm" svg:y2="11.096cm">
          <text:p/>
        </draw:line>
        <draw:line draw:style-name="gr102" draw:text-style-name="P2" draw:layer="layout" svg:x1="6.946cm" svg:y1="11.096cm" svg:x2="7.078cm" svg:y2="11.096cm">
          <text:p/>
        </draw:line>
        <draw:line draw:style-name="gr102" draw:text-style-name="P2" draw:layer="layout" svg:x1="6.946cm" svg:y1="10.721cm" svg:x2="7.078cm" svg:y2="10.721cm">
          <text:p/>
        </draw:line>
        <draw:line draw:style-name="gr102" draw:text-style-name="P2" draw:layer="layout" svg:x1="6.946cm" svg:y1="10.721cm" svg:x2="7.078cm" svg:y2="10.721cm">
          <text:p/>
        </draw:line>
        <draw:line draw:style-name="gr102" draw:text-style-name="P2" draw:layer="layout" svg:x1="6.946cm" svg:y1="10.346cm" svg:x2="7.078cm" svg:y2="10.346cm">
          <text:p/>
        </draw:line>
        <draw:line draw:style-name="gr102" draw:text-style-name="P2" draw:layer="layout" svg:x1="6.946cm" svg:y1="10.346cm" svg:x2="7.078cm" svg:y2="10.346cm">
          <text:p/>
        </draw:line>
        <draw:line draw:style-name="gr102" draw:text-style-name="P2" draw:layer="layout" svg:x1="6.946cm" svg:y1="9.971cm" svg:x2="7.078cm" svg:y2="9.971cm">
          <text:p/>
        </draw:line>
        <draw:line draw:style-name="gr102" draw:text-style-name="P2" draw:layer="layout" svg:x1="6.946cm" svg:y1="9.971cm" svg:x2="7.078cm" svg:y2="9.971cm">
          <text:p/>
        </draw:line>
        <draw:line draw:style-name="gr102" draw:text-style-name="P2" draw:layer="layout" svg:x1="6.946cm" svg:y1="9.596cm" svg:x2="7.078cm" svg:y2="9.596cm">
          <text:p/>
        </draw:line>
        <draw:line draw:style-name="gr102" draw:text-style-name="P2" draw:layer="layout" svg:x1="6.946cm" svg:y1="9.596cm" svg:x2="7.078cm" svg:y2="9.596cm">
          <text:p/>
        </draw:line>
        <draw:line draw:style-name="gr102" draw:text-style-name="P2" draw:layer="layout" svg:x1="6.946cm" svg:y1="9.221cm" svg:x2="7.078cm" svg:y2="9.221cm">
          <text:p/>
        </draw:line>
        <draw:line draw:style-name="gr102" draw:text-style-name="P2" draw:layer="layout" svg:x1="6.946cm" svg:y1="9.221cm" svg:x2="7.078cm" svg:y2="9.221cm">
          <text:p/>
        </draw:line>
        <draw:line draw:style-name="gr102" draw:text-style-name="P2" draw:layer="layout" svg:x1="6.946cm" svg:y1="8.847cm" svg:x2="7.078cm" svg:y2="8.847cm">
          <text:p/>
        </draw:line>
        <draw:line draw:style-name="gr102" draw:text-style-name="P2" draw:layer="layout" svg:x1="6.946cm" svg:y1="8.847cm" svg:x2="7.078cm" svg:y2="8.847cm">
          <text:p/>
        </draw:line>
        <draw:line draw:style-name="gr102" draw:text-style-name="P2" draw:layer="layout" svg:x1="7.078cm" svg:y1="12.596cm" svg:x2="7.078cm" svg:y2="8.847cm">
          <text:p/>
        </draw:line>
        <draw:polyline draw:style-name="gr113" draw:text-style-name="P2" draw:layer="layout" svg:width="3.432cm" svg:height="2.351cm" svg:x="7.078cm" svg:y="9.897cm" svg:viewBox="0 0 3433 2352" draw:points="0,2352 859,1930 1716,1205 2574,631 3433,0">
          <text:p/>
        </draw:polyline>
        <draw:polygon draw:style-name="gr105" draw:text-style-name="P29" draw:layer="layout" svg:width="0.175cm" svg:height="0.172cm" svg:x="6.99cm" svg:y="12.161cm" svg:viewBox="0 0 176 173" draw:points="0,0 176,0 176,173 0,173">
          <text:p/>
        </draw:polygon>
        <draw:polygon draw:style-name="gr102" draw:text-style-name="P2" draw:layer="layout" svg:width="0.175cm" svg:height="0.172cm" svg:x="6.99cm" svg:y="12.161cm" svg:viewBox="0 0 176 173" draw:points="0,0 176,0 176,173 0,173">
          <text:p/>
        </draw:polygon>
        <draw:polygon draw:style-name="gr105" draw:text-style-name="P29" draw:layer="layout" svg:width="0.175cm" svg:height="0.173cm" svg:x="7.848cm" svg:y="11.741cm" svg:viewBox="0 0 176 174" draw:points="0,0 176,0 176,174 0,174">
          <text:p/>
        </draw:polygon>
        <draw:polygon draw:style-name="gr102" draw:text-style-name="P2" draw:layer="layout" svg:width="0.175cm" svg:height="0.173cm" svg:x="7.848cm" svg:y="11.741cm" svg:viewBox="0 0 176 174" draw:points="0,0 176,0 176,174 0,174">
          <text:p/>
        </draw:polygon>
        <draw:polygon draw:style-name="gr105" draw:text-style-name="P29" draw:layer="layout" svg:width="0.175cm" svg:height="0.172cm" svg:x="8.705cm" svg:y="11.017cm" svg:viewBox="0 0 176 173" draw:points="0,0 176,0 176,173 0,173">
          <text:p/>
        </draw:polygon>
        <draw:polygon draw:style-name="gr102" draw:text-style-name="P2" draw:layer="layout" svg:width="0.175cm" svg:height="0.172cm" svg:x="8.705cm" svg:y="11.017cm" svg:viewBox="0 0 176 173" draw:points="0,0 176,0 176,173 0,173">
          <text:p/>
        </draw:polygon>
        <draw:polygon draw:style-name="gr105" draw:text-style-name="P29" draw:layer="layout" svg:width="0.175cm" svg:height="0.173cm" svg:x="9.563cm" svg:y="10.441cm" svg:viewBox="0 0 176 174" draw:points="0,0 176,0 176,174 0,174">
          <text:p/>
        </draw:polygon>
        <draw:polygon draw:style-name="gr102" draw:text-style-name="P2" draw:layer="layout" svg:width="0.175cm" svg:height="0.173cm" svg:x="9.563cm" svg:y="10.441cm" svg:viewBox="0 0 176 174" draw:points="0,0 176,0 176,174 0,174">
          <text:p/>
        </draw:polygon>
        <draw:polygon draw:style-name="gr105" draw:text-style-name="P29" draw:layer="layout" svg:width="0.175cm" svg:height="0.171cm" svg:x="10.422cm" svg:y="9.811cm" svg:viewBox="0 0 176 172" draw:points="0,0 176,0 176,172 0,172">
          <text:p/>
        </draw:polygon>
        <draw:polygon draw:style-name="gr102" draw:text-style-name="P2" draw:layer="layout" svg:width="0.175cm" svg:height="0.171cm" svg:x="10.422cm" svg:y="9.811cm" svg:viewBox="0 0 176 172" draw:points="0,0 176,0 176,172 0,172">
          <text:p/>
        </draw:polygon>
        <draw:polyline draw:style-name="gr114" draw:text-style-name="P2" draw:layer="layout" svg:width="3.432cm" svg:height="1.001cm" svg:x="7.078cm" svg:y="11.177cm" svg:viewBox="0 0 3433 1002" draw:points="0,1002 859,764 1716,456 2574,212 3433,0">
          <text:p/>
        </draw:polyline>
        <draw:polygon draw:style-name="gr107" draw:text-style-name="P30" draw:layer="layout" svg:width="0.175cm" svg:height="0.171cm" svg:x="6.99cm" svg:y="12.092cm" svg:viewBox="0 0 176 172" draw:points="0,0 88,172 176,0">
          <text:p/>
        </draw:polygon>
        <draw:polygon draw:style-name="gr108" draw:text-style-name="P2" draw:layer="layout" svg:width="0.175cm" svg:height="0.171cm" svg:x="6.99cm" svg:y="12.092cm" svg:viewBox="0 0 176 172" draw:points="0,0 88,172 176,0">
          <text:p/>
        </draw:polygon>
        <draw:polygon draw:style-name="gr107" draw:text-style-name="P30" draw:layer="layout" svg:width="0.175cm" svg:height="0.171cm" svg:x="7.848cm" svg:y="11.854cm" svg:viewBox="0 0 176 172" draw:points="0,0 88,172 176,0">
          <text:p/>
        </draw:polygon>
        <draw:polygon draw:style-name="gr108" draw:text-style-name="P2" draw:layer="layout" svg:width="0.175cm" svg:height="0.171cm" svg:x="7.848cm" svg:y="11.854cm" svg:viewBox="0 0 176 172" draw:points="0,0 88,172 176,0">
          <text:p/>
        </draw:polygon>
        <draw:polygon draw:style-name="gr107" draw:text-style-name="P30" draw:layer="layout" svg:width="0.175cm" svg:height="0.172cm" svg:x="8.705cm" svg:y="11.547cm" svg:viewBox="0 0 176 173" draw:points="0,0 89,173 176,0">
          <text:p/>
        </draw:polygon>
        <draw:polygon draw:style-name="gr108" draw:text-style-name="P2" draw:layer="layout" svg:width="0.175cm" svg:height="0.173cm" svg:x="8.705cm" svg:y="11.547cm" svg:viewBox="0 0 176 174" draw:points="0,0 89,174 176,0">
          <text:p/>
        </draw:polygon>
        <draw:polygon draw:style-name="gr107" draw:text-style-name="P30" draw:layer="layout" svg:width="0.175cm" svg:height="0.173cm" svg:x="9.563cm" svg:y="11.303cm" svg:viewBox="0 0 176 174" draw:points="0,0 89,174 176,0">
          <text:p/>
        </draw:polygon>
        <draw:polygon draw:style-name="gr108" draw:text-style-name="P2" draw:layer="layout" svg:width="0.175cm" svg:height="0.173cm" svg:x="9.563cm" svg:y="11.303cm" svg:viewBox="0 0 176 174" draw:points="0,0 89,174 176,0">
          <text:p/>
        </draw:polygon>
        <draw:polygon draw:style-name="gr107" draw:text-style-name="P30" draw:layer="layout" svg:width="0.175cm" svg:height="0.171cm" svg:x="10.422cm" svg:y="11.092cm" svg:viewBox="0 0 176 172" draw:points="0,0 87,172 176,0">
          <text:p/>
        </draw:polygon>
        <draw:polygon draw:style-name="gr108" draw:text-style-name="P2" draw:layer="layout" svg:width="0.175cm" svg:height="0.171cm" svg:x="10.422cm" svg:y="11.092cm" svg:viewBox="0 0 176 172" draw:points="0,0 88,172 176,0">
          <text:p/>
        </draw:polygon>
        <draw:polyline draw:style-name="gr115" draw:text-style-name="P2" draw:layer="layout" svg:width="3.432cm" svg:height="0.537cm" svg:x="7.078cm" svg:y="11.877cm" svg:viewBox="0 0 3433 538" draw:points="0,538 859,445 1716,301 2574,150 3433,0">
          <text:p/>
        </draw:polyline>
        <draw:polygon draw:style-name="gr110" draw:text-style-name="P31" draw:layer="layout" svg:width="0.175cm" svg:height="0.171cm" svg:x="6.99cm" svg:y="12.329cm" svg:viewBox="0 0 176 172" draw:points="0,0 0,172 176,86">
          <text:p/>
        </draw:polygon>
        <draw:polygon draw:style-name="gr111" draw:text-style-name="P2" draw:layer="layout" svg:width="0.175cm" svg:height="0.171cm" svg:x="6.99cm" svg:y="12.329cm" svg:viewBox="0 0 176 172" draw:points="0,0 0,172 176,86">
          <text:p/>
        </draw:polygon>
        <draw:polygon draw:style-name="gr110" draw:text-style-name="P31" draw:layer="layout" svg:width="0.175cm" svg:height="0.172cm" svg:x="7.848cm" svg:y="12.235cm" svg:viewBox="0 0 176 173" draw:points="0,0 0,173 176,87">
          <text:p/>
        </draw:polygon>
        <draw:polygon draw:style-name="gr111" draw:text-style-name="P2" draw:layer="layout" svg:width="0.175cm" svg:height="0.172cm" svg:x="7.848cm" svg:y="12.235cm" svg:viewBox="0 0 176 173" draw:points="0,0 0,173 176,87">
          <text:p/>
        </draw:polygon>
        <draw:polygon draw:style-name="gr110" draw:text-style-name="P31" draw:layer="layout" svg:width="0.175cm" svg:height="0.171cm" svg:x="8.705cm" svg:y="12.092cm" svg:viewBox="0 0 176 172" draw:points="0,0 0,172 176,86">
          <text:p/>
        </draw:polygon>
        <draw:polygon draw:style-name="gr111" draw:text-style-name="P2" draw:layer="layout" svg:width="0.175cm" svg:height="0.171cm" svg:x="8.705cm" svg:y="12.092cm" svg:viewBox="0 0 176 172" draw:points="0,0 0,172 176,86">
          <text:p/>
        </draw:polygon>
        <draw:polygon draw:style-name="gr110" draw:text-style-name="P31" draw:layer="layout" svg:width="0.175cm" svg:height="0.171cm" svg:x="9.563cm" svg:y="11.942cm" svg:viewBox="0 0 176 172" draw:points="0,0 0,172 176,85">
          <text:p/>
        </draw:polygon>
        <draw:polygon draw:style-name="gr111" draw:text-style-name="P2" draw:layer="layout" svg:width="0.175cm" svg:height="0.172cm" svg:x="9.563cm" svg:y="11.941cm" svg:viewBox="0 0 176 173" draw:points="0,0 0,173 176,86">
          <text:p/>
        </draw:polygon>
        <draw:polygon draw:style-name="gr110" draw:text-style-name="P31" draw:layer="layout" svg:width="0.175cm" svg:height="0.172cm" svg:x="10.422cm" svg:y="11.791cm" svg:viewBox="0 0 176 173" draw:points="0,0 0,173 176,87">
          <text:p/>
        </draw:polygon>
        <draw:polygon draw:style-name="gr111" draw:text-style-name="P2" draw:layer="layout" svg:width="0.175cm" svg:height="0.172cm" svg:x="10.422cm" svg:y="11.791cm" svg:viewBox="0 0 176 173" draw:points="0,0 0,173 176,87">
          <text:p/>
        </draw:polygon>
        <draw:path draw:style-name="gr105" draw:text-style-name="P29" draw:layer="layout" svg:width="0.132cm" svg:height="0.191cm" svg:x="7.008cm" svg:y="12.873cm" svg:viewBox="0 0 133 192" svg:d="M133 128c0 10-2 19-5 27-3 7-8 13-13 20-6 5-13 9-22 13-8 2-17 4-28 4s-20-1-28-3c-8-3-14-6-19-10-5-3-9-9-12-14s-5-11-6-17l24-3c1 3 3 7 5 10 1 3 4 6 7 9s8 4 12 6c5 2 10 3 17 3s12-2 17-4c5-1 10-4 13-8 5-4 7-8 9-13 2-6 3-12 3-19 0-6-1-11-3-16s-4-9-8-13c-4-3-8-6-13-8-5-1-11-3-18-3-4 0-8 1-11 2-4 0-6 1-10 2-2 1-6 3-8 5-3 1-5 3-7 5h-24l6-103h110v21h-87l-4 61c5-4 11-7 17-10 7-2 15-3 24-3s18 1 25 4c8 3 14 8 19 13 6 6 10 12 13 19s5 15 5 23z">
          <text:p/>
        </draw:path>
        <draw:polygon draw:style-name="gr105" draw:text-style-name="P29" draw:layer="layout" svg:width="0.12cm" svg:height="0.188cm" svg:x="7.795cm" svg:y="12.873cm" svg:viewBox="0 0 121 189" draw:points="0,189 0,169 50,169 50,23 6,54 6,31 52,0 74,0 74,169 121,169 121,189">
          <text:p/>
        </draw:polygon>
        <draw:path draw:style-name="gr105" draw:text-style-name="P29" draw:layer="layout" svg:width="0.133cm" svg:height="0.193cm" svg:x="7.946cm" svg:y="12.871cm" svg:viewBox="0 0 134 194" svg:d="M134 97c0 18-2 33-5 46-4 13-8 22-14 30-6 7-13 13-21 16s-17 5-26 5c-10 0-19-2-27-5s-14-9-22-16c-6-8-10-17-14-30-3-12-5-28-5-46s2-34 5-46c4-13 8-23 14-31 8-8 14-12 23-16 8-2 17-4 26-4s18 2 26 4c9 4 16 8 21 16 6 8 11 18 15 31 2 12 4 28 4 46zM110 97c0-15-1-27-3-37-2-9-4-17-8-23-3-6-8-11-13-14-5-2-11-4-18-4s-13 2-18 5c-5 2-10 7-13 13-4 6-6 14-8 23-2 10-2 23-2 37 0 15 0 27 2 37 2 9 4 17 8 23 3 6 8 11 13 13 5 3 11 5 18 5s12-2 17-5c5-2 10-7 13-13 4-6 6-14 9-23 2-10 3-22 3-37z">
          <text:p/>
        </draw:path>
        <draw:polygon draw:style-name="gr105" draw:text-style-name="P29" draw:layer="layout" svg:width="0.12cm" svg:height="0.188cm" svg:x="8.653cm" svg:y="12.873cm" svg:viewBox="0 0 121 189" draw:points="0,189 0,169 49,169 49,23 6,54 6,31 51,0 73,0 73,169 121,169 121,189">
          <text:p/>
        </draw:polygon>
        <draw:path draw:style-name="gr105" draw:text-style-name="P29" draw:layer="layout" svg:width="0.132cm" svg:height="0.191cm" svg:x="8.805cm" svg:y="12.873cm" svg:viewBox="0 0 133 192" svg:d="M133 128c0 10-2 19-4 27-4 7-8 13-14 20-6 5-13 9-21 13-9 2-19 4-30 4s-19-1-26-3c-8-3-14-6-20-10-5-3-8-9-12-14-3-5-5-11-6-17l24-3c1 3 3 7 5 10s4 6 7 9 7 4 11 6c5 2 11 3 17 3 7 0 12-2 17-4 5-1 11-4 14-8 5-4 7-8 9-13 2-6 3-12 3-19 0-6-1-11-3-16s-4-9-8-13c-3-3-9-6-14-8-5-1-10-3-17-3-5 0-8 1-12 2-3 0-6 1-9 2s-6 3-8 5c-3 1-5 3-7 5h-24l6-103h111v21h-88l-3 61c4-4 9-7 15-10 7-2 15-3 24-3s18 1 26 4 14 8 19 13c7 6 10 12 14 19 2 7 4 15 4 23z">
          <text:p/>
        </draw:path>
        <draw:path draw:style-name="gr105" draw:text-style-name="P29" draw:layer="layout" svg:width="0.127cm" svg:height="0.19cm" svg:x="9.504cm" svg:y="12.871cm" svg:viewBox="0 0 128 191" svg:d="M0 191v-16c4-11 10-20 16-28 7-8 14-15 22-22 8-6 15-12 22-17 7-6 14-12 20-17s11-12 14-19c4-6 6-13 6-20 0-5-1-10-3-14s-4-8-7-10c-4-3-7-4-11-6-5-2-9-2-14-2-6 0-10 0-14 2-5 1-8 3-12 6-4 2-7 6-9 9-2 5-3 9-4 15l-25-3c1-6 2-13 6-19 2-6 7-11 12-15 5-6 11-9 20-12 7-2 16-3 26-3 9 0 17 1 25 3 7 2 14 6 18 10 6 4 10 10 13 17 2 6 3 13 3 22 0 6-1 12-3 17-2 6-6 11-9 18-4 5-9 10-13 14-6 6-11 10-17 14-5 5-10 10-16 14-6 5-11 9-16 13-5 5-9 10-14 15-4 4-7 9-9 14h101v20z">
          <text:p/>
        </draw:path>
        <draw:path draw:style-name="gr105" draw:text-style-name="P29" draw:layer="layout" svg:width="0.133cm" svg:height="0.193cm" svg:x="9.662cm" svg:y="12.871cm" svg:viewBox="0 0 134 194" svg:d="M134 97c0 18-2 33-5 46-4 13-8 22-14 30-6 7-13 13-21 16s-17 5-26 5c-10 0-19-2-27-5s-16-9-22-16c-6-8-10-17-14-30-3-12-5-28-5-46s2-34 5-46c4-13 8-23 14-31s14-12 23-16c8-2 17-4 26-4s18 2 26 4c9 4 16 8 21 16 6 8 11 18 15 31 2 12 4 28 4 46zM110 97c0-15-1-27-3-37-2-9-4-17-8-23-3-6-8-11-13-14-5-2-11-4-18-4s-13 2-18 5c-5 2-10 7-13 13-4 6-6 14-8 23-2 10-4 23-4 37 0 15 2 27 4 37 2 9 4 17 8 23 3 6 8 11 13 13 5 3 11 5 18 5s12-2 17-5c5-2 10-7 13-13 4-6 6-14 9-23 2-10 3-22 3-37z">
          <text:p/>
        </draw:path>
        <draw:path draw:style-name="gr105" draw:text-style-name="P29" draw:layer="layout" svg:width="0.126cm" svg:height="0.19cm" svg:x="10.363cm" svg:y="12.871cm" svg:viewBox="0 0 127 191" svg:d="M0 191v-16c4-11 10-20 16-28 7-8 14-15 21-22 8-6 15-12 22-17 8-6 15-12 21-17 5-5 11-12 14-19 4-6 5-13 5-20 0-5 0-10-2-14s-5-8-7-10c-4-3-7-4-12-6-4-2-8-2-13-2-7 0-11 0-16 2-4 1-7 3-11 6-3 2-6 6-8 9-2 5-3 9-4 15l-25-3c0-6 2-13 6-19 2-6 7-11 12-15 5-6 11-9 19-12 7-2 16-3 27-3 9 0 17 1 25 3 7 2 14 6 18 10 5 4 10 10 12 17 3 6 4 13 4 22 0 6-1 12-4 17-1 6-5 11-8 18-4 5-9 10-13 14-6 6-11 10-17 14-5 5-11 10-17 14-6 5-11 9-16 13-5 5-9 10-14 15-3 4-6 9-8 14h100v20z">
          <text:p/>
        </draw:path>
        <draw:path draw:style-name="gr105" draw:text-style-name="P29" draw:layer="layout" svg:width="0.132cm" svg:height="0.191cm" svg:x="10.522cm" svg:y="12.873cm" svg:viewBox="0 0 133 192" svg:d="M133 128c0 10-2 19-5 27-3 7-7 13-13 20-6 5-13 9-22 13-8 2-18 4-29 4s-20-1-27-3c-8-3-14-6-19-10-5-3-9-9-12-14s-5-11-6-17l24-3c1 3 3 7 5 10 1 3 4 6 7 9s7 4 11 6c5 2 10 3 17 3s12-2 17-4c5-1 11-4 14-8 5-4 7-8 9-13 2-6 3-12 3-19 0-6-1-11-3-16s-4-9-8-13c-3-3-9-6-14-8-5-1-10-3-18-3-4 0-7 1-11 2-3 0-6 1-9 2s-6 3-8 5c-3 1-5 3-7 5h-24l6-103h110v21h-87l-4 61c5-4 10-7 16-10 7-2 15-3 24-3s18 1 26 4 14 8 19 13c6 6 10 12 13 19s5 15 5 23z">
          <text:p/>
        </draw:path>
        <draw:path draw:style-name="gr105" draw:text-style-name="P29" draw:layer="layout" svg:width="0.133cm" svg:height="0.193cm" svg:x="6.708cm" svg:y="12.498cm" svg:viewBox="0 0 134 194" svg:d="M134 97c0 18-2 33-6 46-3 12-8 22-14 30-6 7-13 13-21 16s-16 5-27 5c-10 0-18-2-26-5s-15-9-21-16c-6-8-11-18-14-30-4-12-5-28-5-46 0-19 1-34 5-47 3-12 8-22 14-29 6-8 13-14 22-17 8-3 16-4 26-4s18 1 26 4c9 3 16 9 21 17 6 7 12 17 15 29 3 13 5 28 5 47zM109 97c0-15-1-27-2-37-2-10-5-17-8-24-4-6-8-10-14-13-5-1-12-3-18-3-7 0-13 2-18 4-6 2-10 6-13 12-4 7-7 14-8 24-2 10-3 23-3 37 0 15 1 27 3 37 1 9 4 17 8 23 3 6 7 11 13 13 5 3 11 5 17 5 7 0 13-2 19-5 5-2 9-7 13-13 3-6 6-14 9-23 1-10 2-22 2-37z">
          <text:p/>
        </draw:path>
        <draw:path draw:style-name="gr105" draw:text-style-name="P29" draw:layer="layout" svg:width="0.127cm" svg:height="0.191cm" svg:x="6.711cm" svg:y="12.122cm" svg:viewBox="0 0 128 192" svg:d="M0 192v-16c5-11 11-21 17-28 7-8 14-15 21-22 8-6 15-13 23-18 7-5 14-11 20-16 5-6 10-12 14-18 3-7 5-14 5-21 0-5-1-11-3-14-1-4-4-8-7-11-3-2-7-4-11-6-4-1-9-1-14-1s-11 0-15 1-8 4-11 6c-4 3-6 7-8 10-3 4-4 9-5 14l-25-2c1-7 3-14 6-20 3-5 7-10 12-15 6-5 12-8 20-11 7-3 15-4 26-4 10 0 17 1 25 4 7 2 14 5 19 10 5 4 9 9 12 16 3 6 3 13 3 22 0 6 0 12-3 18-2 7-5 12-9 17-3 5-8 11-13 15-5 5-10 10-17 14-5 4-10 10-16 14-5 4-12 9-17 13-4 5-9 10-13 14-3 5-7 10-9 15h101v20z">
          <text:p/>
        </draw:path>
        <draw:path draw:style-name="gr105" draw:text-style-name="P29" draw:layer="layout" svg:width="0.141cm" svg:height="0.187cm" svg:x="6.703cm" svg:y="11.75cm" svg:viewBox="0 0 142 188" svg:d="M115 146v42h-24v-42h-91v-18l89-128h26v126h27v20zM91 27c0 0 0 1-1 3 0 1-1 2-2 4s-2 3-3 5c-1 1-1 3-2 4l-50 71c-1 1-1 1-2 2-1 2-2 3-3 4-1 2-2 2-2 3-1 2-2 3-3 3h68z">
          <text:p/>
        </draw:path>
        <draw:path draw:style-name="gr105" draw:text-style-name="P29" draw:layer="layout" svg:width="0.129cm" svg:height="0.193cm" svg:x="6.711cm" svg:y="11.372cm" svg:viewBox="0 0 130 194" svg:d="M130 129c0 9-2 17-5 25-2 8-6 15-11 21-6 6-13 11-20 14-8 3-17 5-27 5-11 0-21-2-29-6-9-5-16-11-21-20-5-8-10-17-12-29-3-11-5-24-5-38 0-18 2-32 5-45 3-12 7-22 13-31 7-9 14-15 22-19 8-5 18-6 28-6 7 0 13 0 19 1 6 2 11 4 16 7 4 3 9 7 13 12 3 5 6 11 8 18l-24 3c-3-7-6-13-12-17-6-3-13-5-20-5s-12 2-18 5c-5 3-10 7-14 13-3 7-6 14-9 24-1 9-2 20-2 32 4-8 10-14 18-18 9-5 18-6 28-6 9 0 17 1 24 4s13 6 19 11c5 6 9 13 11 20 3 7 5 15 5 25zM103 130c0-7 0-12-1-18-2-5-5-9-8-14-3-3-7-6-13-8-4-2-9-3-16-3-4 0-9 1-13 2-5 1-9 3-12 7-4 2-7 6-9 11-3 4-4 11-4 17 0 7 1 14 3 19 2 6 4 11 8 16 3 5 7 8 12 10 4 3 10 5 16 5s11 0 15-4c6-2 9-4 13-8 3-4 6-9 8-14 1-5 1-11 1-18z">
          <text:p/>
        </draw:path>
        <draw:path draw:style-name="gr105" draw:text-style-name="P29" draw:layer="layout" svg:width="0.131cm" svg:height="0.194cm" svg:x="6.709cm" svg:y="10.996cm" svg:viewBox="0 0 132 195" svg:d="M132 139c0 7-1 15-4 21-2 8-7 15-12 19-5 5-12 9-20 11-9 3-18 5-29 5s-21-2-30-5c-9-2-16-6-21-11-5-4-9-11-12-19-3-6-4-14-4-21s1-14 3-19c3-5 5-9 9-14 3-3 8-7 12-9s11-4 15-5c-5-2-11-3-15-6-4-2-8-6-10-9-3-5-6-9-7-14-1-4-2-9-2-14 0-7 1-14 3-19 3-6 7-11 12-16 5-4 11-7 20-10 8-3 16-4 26-4 11 0 19 1 27 4s14 6 19 10c5 5 9 10 11 16 3 6 4 12 4 19 0 5-1 10-2 14-2 5-4 9-6 14-4 3-7 7-12 9-3 3-8 4-14 5v1c6 1 11 3 15 5 5 2 9 6 12 9 4 5 6 9 9 14 2 5 3 12 3 19zM102 50c0-5-1-9-3-13 0-3-2-7-5-9-3-4-7-6-11-7-5-2-11-3-17-3s-12 1-17 3c-4 1-7 3-10 7-3 2-5 6-6 9-3 4-3 8-3 13 0 4 0 7 1 12 2 3 4 7 6 10 3 4 7 6 12 8 4 2 10 3 17 3 8 0 14-1 18-3 6-2 9-4 12-8 3-3 3-7 4-10 1-5 2-8 2-12zM106 136c0-4 0-9-1-13-2-5-4-8-7-12-3-2-7-5-13-7-5-2-11-3-19-3-7 0-13 1-18 3s-9 5-12 8c-5 3-7 7-8 12-1 4-2 8-2 13 0 6 1 11 2 16s3 8 8 13c3 3 7 6 12 8 5 1 11 2 19 2 7 0 13-1 18-2 6-2 10-5 13-8 3-5 5-9 7-13 1-6 1-11 1-17z">
          <text:p/>
        </draw:path>
        <draw:polygon draw:style-name="gr105" draw:text-style-name="P29" draw:layer="layout" svg:width="0.12cm" svg:height="0.188cm" svg:x="6.556cm" svg:y="10.625cm" svg:viewBox="0 0 121 189" draw:points="0,189 0,169 49,169 49,23 6,53 6,31 51,0 75,0 75,169 121,169 121,189">
          <text:p/>
        </draw:polygon>
        <draw:path draw:style-name="gr105" draw:text-style-name="P29" draw:layer="layout" svg:width="0.133cm" svg:height="0.194cm" svg:x="6.708cm" svg:y="10.622cm" svg:viewBox="0 0 134 195" svg:d="M134 96c0 19-2 34-6 47-3 13-8 23-14 30s-13 14-21 16c-8 4-16 6-27 6-10 0-18-2-26-6-8-2-15-9-21-16s-11-17-14-30c-4-12-5-28-5-47 0-18 1-34 5-46 3-12 8-23 14-30 6-8 13-12 22-15 8-3 16-5 26-5s18 2 26 5c9 3 16 7 21 15 6 7 12 18 15 30s5 28 5 46zM109 96c0-14-1-27-2-36-2-10-5-18-8-24-4-6-8-10-14-13-5-2-12-4-18-4-7 0-13 2-18 5-6 2-10 6-13 12-4 6-7 14-8 24-2 9-3 22-3 36 0 15 1 28 3 37 1 10 4 19 8 25 3 6 7 10 13 13 5 2 11 4 17 4 7 0 13-2 19-4 5-3 9-7 13-13 3-6 6-15 9-25 1-9 2-22 2-37z">
          <text:p/>
        </draw:path>
        <draw:polygon draw:style-name="gr105" draw:text-style-name="P29" draw:layer="layout" svg:width="0.12cm" svg:height="0.188cm" svg:x="6.556cm" svg:y="10.25cm" svg:viewBox="0 0 121 189" draw:points="0,189 0,169 49,169 49,23 6,53 6,30 51,0 75,0 75,169 121,169 121,189">
          <text:p/>
        </draw:polygon>
        <draw:path draw:style-name="gr105" draw:text-style-name="P29" draw:layer="layout" svg:width="0.127cm" svg:height="0.191cm" svg:x="6.711cm" svg:y="10.247cm" svg:viewBox="0 0 128 192" svg:d="M0 192v-17c5-10 11-20 17-28 7-8 14-15 21-22 8-6 15-12 23-17 7-5 14-12 20-17 5-5 10-11 14-17 3-6 5-13 5-20 0-6-1-12-3-15-1-5-4-8-7-11-3-2-7-4-11-6s-9-2-14-2-11 0-15 2c-4 1-8 4-11 6-4 3-6 6-8 10-3 4-4 9-5 15l-25-3c1-7 3-14 6-20 3-5 7-11 12-15 6-5 12-9 20-11 7-3 15-4 26-4 10 0 17 1 25 4 7 1 14 5 19 9 5 5 9 10 12 17 3 6 3 13 3 23 0 6 0 12-3 17-2 6-5 12-9 17-3 5-8 10-13 15s-10 9-17 14c-5 4-10 9-16 14-5 4-12 8-17 13-4 4-9 9-13 14-3 4-7 9-9 15h101v20z">
          <text:p/>
        </draw:path>
        <draw:polygon draw:style-name="gr105" draw:text-style-name="P29" draw:layer="layout" svg:width="0.12cm" svg:height="0.188cm" svg:x="6.556cm" svg:y="9.875cm" svg:viewBox="0 0 121 189" draw:points="0,189 0,169 49,169 49,22 6,53 6,30 51,0 75,0 75,169 121,169 121,189">
          <text:p/>
        </draw:polygon>
        <draw:path draw:style-name="gr105" draw:text-style-name="P29" draw:layer="layout" svg:width="0.141cm" svg:height="0.187cm" svg:x="6.703cm" svg:y="9.875cm" svg:viewBox="0 0 142 188" svg:d="M115 146v42h-24v-42h-91v-19l89-127h26v126h27v20zM91 27c0 0 0 1-1 2 0 1-1 3-2 5s-2 2-3 4-1 4-2 5l-50 70c-1 1-1 2-2 3-1 2-2 3-3 3-1 2-2 3-2 4-1 2-2 3-3 3h68z">
          <text:p/>
        </draw:path>
        <draw:polygon draw:style-name="gr105" draw:text-style-name="P29" draw:layer="layout" svg:width="0.12cm" svg:height="0.188cm" svg:x="6.556cm" svg:y="9.5cm" svg:viewBox="0 0 121 189" draw:points="0,189 0,169 49,169 49,22 6,53 6,30 51,0 75,0 75,169 121,169 121,189">
          <text:p/>
        </draw:polygon>
        <draw:path draw:style-name="gr105" draw:text-style-name="P29" draw:layer="layout" svg:width="0.129cm" svg:height="0.193cm" svg:x="6.711cm" svg:y="9.497cm" svg:viewBox="0 0 130 194" svg:d="M130 130c0 9-2 18-5 26-2 8-6 15-11 20-6 6-13 10-20 14-8 3-17 4-27 4-11 0-21-1-29-6-9-4-16-10-21-18s-10-18-12-29c-3-11-5-26-5-40 0-17 2-31 5-44 3-12 7-23 13-32 7-8 14-15 22-19s18-6 28-6c7 0 13 1 19 2 6 2 11 3 16 7 4 2 9 7 13 11 3 5 6 12 8 18l-24 4c-3-8-6-13-12-17s-13-6-20-6-12 2-18 6c-5 2-10 7-14 13-3 7-6 14-9 23-1 10-2 20-2 33 4-8 10-14 18-19 9-4 18-6 28-6 9 0 17 2 24 4 7 3 13 7 19 12 5 5 9 12 11 19 3 8 5 17 5 26zM103 131c0-7 0-12-1-18-2-5-5-10-8-14s-7-6-13-8c-4-3-9-3-16-3-4 0-9 0-13 1-5 2-9 4-12 7-4 3-7 6-9 12-3 4-4 11-4 17 0 7 1 14 3 19 2 7 4 12 8 16 3 5 7 9 12 11 4 2 10 4 16 4s11-1 15-3c6-2 9-5 13-8 3-5 6-9 8-14 1-6 1-12 1-19z">
          <text:p/>
        </draw:path>
        <draw:polygon draw:style-name="gr105" draw:text-style-name="P29" draw:layer="layout" svg:width="0.12cm" svg:height="0.188cm" svg:x="6.556cm" svg:y="9.124cm" svg:viewBox="0 0 121 189" draw:points="0,189 0,169 49,169 49,22 6,53 6,30 51,0 75,0 75,169 121,169 121,189">
          <text:p/>
        </draw:polygon>
        <draw:path draw:style-name="gr105" draw:text-style-name="P29" draw:layer="layout" svg:width="0.131cm" svg:height="0.193cm" svg:x="6.709cm" svg:y="9.121cm" svg:viewBox="0 0 132 194" svg:d="M132 139c0 8-1 16-4 22-2 7-7 13-12 18s-12 8-20 11c-9 3-18 4-29 4s-21-1-30-4-16-6-21-11-9-11-12-18c-3-6-4-14-4-22 0-7 1-13 3-18 3-5 5-10 9-15 3-4 8-7 12-9 4-3 11-4 15-5-5-2-11-4-15-6-4-3-8-6-10-10-3-4-6-9-7-13s-2-10-2-15c0-7 1-13 3-18 3-6 7-12 12-16s11-8 20-10c8-3 16-4 26-4 11 0 19 1 27 4 8 2 14 6 19 10s9 10 11 16c3 6 4 12 4 18 0 5-1 11-2 15-2 4-4 9-6 13-4 4-7 7-12 10-3 2-8 4-14 5v1c6 1 11 2 15 5 5 2 9 5 12 9 4 5 6 10 9 15 2 5 3 11 3 18zM102 50c0-5-1-10-3-13 0-4-2-7-5-10s-7-5-11-7c-5-2-11-2-17-2s-12 0-17 2c-4 2-7 4-10 7s-5 6-6 10c-3 3-3 8-3 13 0 3 0 7 1 11 2 4 4 7 6 11 3 3 7 6 12 8 4 1 10 2 17 2 8 0 14-1 18-2 6-2 9-5 12-8 3-4 3-7 4-11s2-8 2-11zM106 137c0-5 0-9-1-14-2-4-4-7-7-11-3-2-7-6-13-9-5-1-11-2-19-2-7 0-13 1-18 2-5 3-9 7-12 10-5 3-7 7-8 11-1 5-2 9-2 13 0 7 1 12 2 16 1 5 3 9 8 12 3 4 7 7 12 8 5 2 11 3 19 3 7 0 13-1 18-3 6-1 10-4 13-8 3-3 5-7 7-12 1-5 1-10 1-16z">
          <text:p/>
        </draw:path>
        <draw:path draw:style-name="gr105" draw:text-style-name="P29" draw:layer="layout" svg:width="0.127cm" svg:height="0.191cm" svg:x="6.549cm" svg:y="8.747cm" svg:viewBox="0 0 128 192" svg:d="M0 192v-17c5-11 11-20 17-28 7-8 14-15 21-22 8-6 15-12 22-17 7-6 14-12 20-17 5-5 11-11 15-18 3-6 5-13 5-20 0-5-1-10-2-14-2-4-6-7-8-10-4-4-7-6-12-7-4-2-9-2-14-2s-9 0-14 2c-4 1-8 3-11 7-4 3-6 6-8 10-3 4-3 8-4 13l-26-2c1-6 3-13 6-19 3-7 7-12 13-16 5-5 11-9 19-12 7-2 16-3 25-3 10 0 18 1 26 3s15 6 19 10c5 4 10 10 12 18 3 6 4 13 4 21 0 7-1 13-4 18-2 6-5 11-9 17-3 5-8 10-13 14-6 6-11 10-17 14-6 5-11 10-17 14-5 5-10 9-16 14-4 4-8 9-13 14-3 4-7 9-8 14h100v21z">
          <text:p/>
        </draw:path>
        <draw:path draw:style-name="gr105" draw:text-style-name="P29" draw:layer="layout" svg:width="0.133cm" svg:height="0.193cm" svg:x="6.708cm" svg:y="8.747cm" svg:viewBox="0 0 134 194" svg:d="M134 97c0 18-2 33-6 46-3 13-8 22-14 30-6 7-13 13-21 16s-16 5-27 5c-10 0-18-2-26-5s-15-9-21-16c-6-8-11-17-14-30-4-12-5-28-5-46 0-19 1-35 5-47 3-12 8-23 14-30 6-8 13-12 22-16 8-2 16-4 26-4s18 2 26 4c9 4 16 8 21 16 6 7 12 18 15 30s5 28 5 47zM109 97c0-16-1-28-2-38-2-9-5-17-8-23-4-6-8-11-14-13-5-2-12-4-18-4-7 0-13 2-18 4-6 2-10 7-13 13-4 6-7 14-8 23-2 10-3 23-3 38s1 27 3 37c1 9 4 17 8 23 3 7 7 11 13 14 5 2 11 4 17 4 7 0 13-2 19-4 5-3 9-7 13-14 3-6 6-14 9-23 1-10 2-22 2-37z">
          <text:p/>
        </draw:path>
        <draw:line draw:style-name="gr113" draw:text-style-name="P2" draw:layer="layout" svg:x1="7.488cm" svg:y1="9.029cm" svg:x2="8.187cm" svg:y2="9.029cm">
          <text:p/>
        </draw:line>
        <draw:polygon draw:style-name="gr105" draw:text-style-name="P29" draw:layer="layout" svg:width="0.148cm" svg:height="0.145cm" svg:x="7.763cm" svg:y="8.957cm" svg:viewBox="0 0 149 146" draw:points="0,0 149,0 149,146 0,146">
          <text:p/>
        </draw:polygon>
        <draw:polygon draw:style-name="gr102" draw:text-style-name="P2" draw:layer="layout" svg:width="0.148cm" svg:height="0.145cm" svg:x="7.763cm" svg:y="8.957cm" svg:viewBox="0 0 149 146" draw:points="0,0 149,0 149,146 0,146">
          <text:p/>
        </draw:polygon>
        <draw:line draw:style-name="gr114" draw:text-style-name="P2" draw:layer="layout" svg:x1="7.488cm" svg:y1="9.432cm" svg:x2="8.187cm" svg:y2="9.432cm">
          <text:p/>
        </draw:line>
        <draw:polygon draw:style-name="gr107" draw:text-style-name="P30" draw:layer="layout" svg:width="0.148cm" svg:height="0.145cm" svg:x="7.763cm" svg:y="9.361cm" svg:viewBox="0 0 149 146" draw:points="0,0 76,146 149,0">
          <text:p/>
        </draw:polygon>
        <draw:polygon draw:style-name="gr108" draw:text-style-name="P2" draw:layer="layout" svg:width="0.148cm" svg:height="0.145cm" svg:x="7.763cm" svg:y="9.361cm" svg:viewBox="0 0 149 146" draw:points="0,0 76,146 149,0">
          <text:p/>
        </draw:polygon>
        <draw:line draw:style-name="gr115" draw:text-style-name="P2" draw:layer="layout" svg:x1="7.488cm" svg:y1="9.836cm" svg:x2="8.187cm" svg:y2="9.836cm">
          <text:p/>
        </draw:line>
        <draw:polygon draw:style-name="gr110" draw:text-style-name="P31" draw:layer="layout" svg:width="0.148cm" svg:height="0.145cm" svg:x="7.763cm" svg:y="9.764cm" svg:viewBox="0 0 149 146" draw:points="0,0 0,146 149,73">
          <text:p/>
        </draw:polygon>
        <draw:polygon draw:style-name="gr111" draw:text-style-name="P2" draw:layer="layout" svg:width="0.148cm" svg:height="0.145cm" svg:x="7.763cm" svg:y="9.764cm" svg:viewBox="0 0 149 146" draw:points="0,0 0,146 149,73">
          <text:p/>
        </draw:polygon>
        <draw:path draw:style-name="gr105" draw:text-style-name="P29" draw:layer="layout" svg:width="0.165cm" svg:height="0.167cm" svg:x="8.295cm" svg:y="8.942cm" svg:viewBox="0 0 166 168" svg:d="M145 168v-111c0-6 0-9 0-13 0-5 0-8 1-12 0-4 0-8 0-12-1 4-1 8-3 12-1 4-2 7-4 11-1 4-1 8-3 10l-44 115h-16l-44-115c-1-1-1-2-2-4 0-1-1-3-2-5 0-1-1-3-2-6 0-1 0-3-1-5-2-4-4-9-5-13 0 4 0 9 0 13s0 8 0 12c1 4 1 7 1 12v111h-21v-168h32l44 117c1 1 2 4 3 6s1 5 2 7c1 3 1 6 2 8 0 2 1 4 1 5 0-1 1-3 2-5 0-2 1-5 2-8 1-2 1-5 2-8 1-1 2-4 2-5l45-117h29v168z">
          <text:p/>
        </draw:path>
        <draw:path draw:style-name="gr105" draw:text-style-name="P29" draw:layer="layout" svg:width="0.126cm" svg:height="0.133cm" svg:x="8.494cm" svg:y="8.979cm" svg:viewBox="0 0 127 134" svg:d="M40 134c-14 0-24-5-31-12-6-7-9-16-9-28 0-9 1-16 5-21 2-5 7-10 12-13s11-5 18-6c8-1 15-2 22-2h29v-7c0-5-1-10-1-13-1-3-3-7-6-9-2-2-5-4-8-5-4-1-8-2-13-2-4 0-8 0-11 1s-6 2-10 4c-2 0-4 3-6 6-2 2-3 5-3 9l-22-1c1-6 1-10 4-14 2-5 5-8 10-12 4-2 8-5 15-7 8-2 15-2 23-2 17 0 29 4 38 11 8 7 12 18 12 32v55c0 6 1 11 3 14s4 5 9 5c1 0 2 0 4 0 1 0 2 0 3-1v13c-2 1-5 1-7 3-4 0-7 0-9 0-5 0-8 0-11-2s-5-4-8-5c-1-2-2-5-3-8-1-4-2-7-2-12h-1c-2 5-5 8-8 12-2 3-6 6-9 9-4 1-8 3-12 6-6 1-11 2-17 2zM45 117c7 0 12-2 18-5 5-1 9-5 13-8 3-5 6-9 8-13 1-5 2-9 2-14v-10h-23c-6 0-11 0-16 1-4 1-10 2-13 4-4 2-6 4-9 8-2 4-4 9-4 15 0 7 3 12 7 16 3 4 9 6 17 6z">
          <text:p/>
        </draw:path>
        <draw:path draw:style-name="gr105" draw:text-style-name="P29" draw:layer="layout" svg:width="0.063cm" svg:height="0.159cm" svg:x="8.626cm" svg:y="8.952cm" svg:viewBox="0 0 64 160" svg:d="M64 157c-3 1-7 2-10 2-3 1-8 1-12 1-19 0-27-10-27-29v-86h-15v-16h15l7-29h14v29h26v16h-26v81c0 7 1 11 5 13 2 2 5 4 10 4 2 0 5-1 6-1 2 0 5-1 7-1z">
          <text:p/>
        </draw:path>
        <draw:polygon draw:style-name="gr105" draw:text-style-name="P29" draw:layer="layout" svg:width="0.022cm" svg:height="0.176cm" svg:x="8.708cm" svg:y="8.933cm" svg:viewBox="0 0 23 177" draw:points="0,0 23,0 23,177 0,177">
          <text:p/>
        </draw:polygon>
        <draw:path draw:style-name="gr105" draw:text-style-name="P29" draw:layer="layout" svg:width="0.127cm" svg:height="0.133cm" svg:x="8.748cm" svg:y="8.979cm" svg:viewBox="0 0 128 134" svg:d="M40 134c-14 0-23-5-30-12-6-7-10-16-10-28 0-9 2-16 5-21s7-10 13-13c5-3 11-5 18-6s14-2 21-2h30v-7c0-5-1-10-2-13s-3-7-5-9c-3-2-5-4-9-5-3-1-8-2-12-2s-8 0-12 1c-3 1-6 2-8 4-4 0-6 3-7 6-2 2-3 5-4 9l-22-1c1-6 2-10 5-14 1-5 5-8 9-12 5-2 9-5 16-7s14-2 23-2c16 0 29 4 37 11s13 18 13 32v55c0 6 0 11 2 14s5 5 10 5c1 0 2 0 3 0s3 0 4-1v13c-3 1-5 1-8 3-3 0-6 0-9 0-4 0-8 0-10-2-4-2-5-4-8-5-2-2-3-5-4-8 0-4-1-7-1-12h-1c-3 5-5 8-8 12-3 3-6 6-10 9-3 1-8 3-12 6-5 1-10 2-17 2zM46 117c7 0 12-2 17-5 5-1 10-5 13-8 4-5 6-9 8-13 2-5 3-9 3-14v-10h-24c-5 0-10 0-16 1-4 1-8 2-13 4-3 2-6 4-9 8-1 4-3 9-3 15 0 7 3 12 6 16 4 4 11 6 18 6z">
          <text:p/>
        </draw:path>
        <draw:path draw:style-name="gr105" draw:text-style-name="P29" draw:layer="layout" svg:width="0.112cm" svg:height="0.178cm" svg:x="8.892cm" svg:y="8.933cm" svg:viewBox="0 0 113 179" svg:d="M113 111c0 46-16 68-50 68-9 0-17-2-24-6-6-3-12-8-16-16 0 1-1 3-1 6s0 4 0 6 0 4-1 5c0 1 0 2 0 3h-21c0-1 0-3 0-4 1-1 1-4 1-6s0-5 0-8 0-6 0-9v-150h22v50c0 3 0 5 0 7 0 3 0 4 0 6-1 2-1 4-1 5h1c4-8 9-14 16-17 7-4 15-5 24-5 18 0 30 5 38 16s12 27 12 49zM90 112c0-9-1-17-2-23s-3-11-5-15c-3-4-6-7-10-9s-10-3-15-3c-6 0-10 1-15 3-4 2-9 4-11 9-3 3-5 8-7 15-1 6-2 14-2 24s1 18 2 24c2 6 4 11 7 15 2 4 7 6 11 8s9 3 15 3c5 0 10-1 13-3 6-2 8-4 11-8 2-5 4-10 6-16 1-6 2-14 2-24z">
          <text:p/>
        </draw:path>
        <draw:path draw:style-name="gr105" draw:text-style-name="P29" draw:layer="layout" svg:width="0.165cm" svg:height="0.167cm" svg:x="8.295cm" svg:y="9.346cm" svg:viewBox="0 0 166 168" svg:d="M145 168v-112c0-5 0-8 0-12 0-5 0-8 1-12 0-4 0-8 0-12-1 4-1 8-3 12-1 4-2 7-4 11-1 4-1 8-3 10l-44 115h-16l-44-115c-1-1-1-2-2-4 0-1-1-3-2-5 0-1-1-3-2-6 0-2 0-3-1-5-2-4-4-9-5-13 0 4 0 9 0 13s0 8 0 12c1 4 1 7 1 11v112h-21v-168h32l44 117c1 1 2 4 3 6s1 5 2 7c1 3 1 5 2 8 0 2 1 4 1 5 0-1 1-3 2-5 0-3 1-5 2-8 1-2 1-5 2-8 1-1 2-4 2-5l45-117h29v168z">
          <text:p/>
        </draw:path>
        <draw:path draw:style-name="gr105" draw:text-style-name="P29" draw:layer="layout" svg:width="0.164cm" svg:height="0.166cm" svg:x="8.484cm" svg:y="9.346cm" svg:viewBox="0 0 165 167" svg:d="M141 167l-19-49h-78l-19 49h-25l70-167h26l69 167zM93 45c-2-3-3-6-4-9-1-4-2-7-3-9-1-3-2-5-3-7 0-2-1-3-1-4 0 1 0 2 0 4-1 2-1 4-2 7-2 2-3 5-4 9-1 3-3 7-3 9l-22 55h64z">
          <text:p/>
        </draw:path>
        <draw:path draw:style-name="gr105" draw:text-style-name="P29" draw:layer="layout" svg:width="0.146cm" svg:height="0.167cm" svg:x="8.665cm" svg:y="9.346cm" svg:viewBox="0 0 147 168" svg:d="M147 82c0 15-2 27-6 38-4 10-11 19-18 26s-16 12-26 16-21 6-32 6h-65v-168h56c14 0 26 1 38 5 10 3 20 8 28 15 8 6 14 15 19 25 4 10 6 22 6 37zM124 82c0-11-1-21-5-29-3-9-8-15-14-20s-13-9-21-11c-9-3-17-4-28-4h-33v131h39c9 0 17 0 25-4 8-2 14-7 19-12 6-5 10-12 13-21 4-9 5-19 5-30z">
          <text:p/>
        </draw:path>
        <draw:polygon draw:style-name="gr105" draw:text-style-name="P29" draw:layer="layout" svg:width="0.022cm" svg:height="0.176cm" svg:x="8.847cm" svg:y="9.337cm" svg:viewBox="0 0 23 177" draw:points="0,0 23,0 23,177 0,177">
          <text:p/>
        </draw:polygon>
        <draw:path draw:style-name="gr105" draw:text-style-name="P29" draw:layer="layout" svg:width="0.022cm" svg:height="0.176cm" svg:x="8.893cm" svg:y="9.337cm" svg:viewBox="0 0 23 177" svg:d="M0 20v-20h23v20zM0 177v-129h23v129z">
          <text:p/>
        </draw:path>
        <draw:path draw:style-name="gr105" draw:text-style-name="P29" draw:layer="layout" svg:width="0.111cm" svg:height="0.177cm" svg:x="8.939cm" svg:y="9.337cm" svg:viewBox="0 0 112 178" svg:d="M112 112c0 45-16 66-48 66-10 0-18-1-25-5-6-3-12-8-17-16 0 1 0 3 0 6 0 2 0 4 0 6s0 3-1 5c0 1 0 2 0 3h-21c0-1 0-3 0-4 1-2 1-4 1-6s0-5 0-8 0-6 0-9v-150h21v50c0 3 0 5 0 7 0 3 0 4 0 6s0 3 0 5c5-8 10-14 17-17 7-4 15-6 25-6 16 0 29 6 36 17 8 12 12 28 12 50zM89 113c0-9-1-17-2-23s-2-11-5-16c-3-3-6-8-10-9-3-2-8-3-13-3-7 0-11 1-15 3-5 1-9 5-12 9-2 4-5 9-8 16-1 6-2 14-2 24 0 9 1 16 2 23 3 6 6 11 8 15 3 4 7 6 12 8 3 2 8 3 15 3 5 0 9-1 13-3s7-4 9-8c3-5 5-10 6-16s2-14 2-23z">
          <text:p/>
        </draw:path>
        <draw:path draw:style-name="gr105" draw:text-style-name="P29" draw:layer="layout" svg:width="0.157cm" svg:height="0.171cm" svg:x="8.287cm" svg:y="9.747cm" svg:viewBox="0 0 158 172" svg:d="M83 18c-9 0-18 2-25 5-8 3-14 8-19 14-5 5-9 13-12 21-1 8-3 17-3 27s2 20 4 29c3 8 6 15 11 21 6 6 13 10 20 14 8 3 16 5 25 5 7 0 13-1 18-3 7-1 12-4 16-7 5-3 8-7 12-11 3-4 6-9 8-14l20 10c-4 6-7 11-12 17-4 5-9 10-15 14s-13 7-21 9c-8 3-17 3-27 3-14 0-26-1-36-6-10-4-19-10-26-18s-12-17-16-27c-3-11-5-24-5-36 0-13 2-25 6-35 4-11 9-19 16-27 7-7 16-13 26-17s22-6 35-6c18 0 35 4 47 11 11 7 21 16 26 30l-22 7c-2-3-3-8-6-11-3-4-6-6-10-10-5-3-9-4-16-6-6-2-12-3-19-3z">
          <text:p/>
        </draw:path>
        <draw:path draw:style-name="gr105" draw:text-style-name="P29" draw:layer="layout" svg:width="0.156cm" svg:height="0.188cm" svg:x="7.089cm" svg:y="13.193cm" svg:viewBox="0 0 157 189" svg:d="M124 189l-102-161c0 4 0 8 1 13 0 3 0 7 0 11s0 8 0 11v126h-23v-189h31l103 160c0-4-1-8-1-13 0-3 0-7-1-12 0-4 0-8 0-12v-123h25v189z">
          <text:p/>
        </draw:path>
        <draw:path draw:style-name="gr105" draw:text-style-name="P29" draw:layer="layout" svg:width="0.118cm" svg:height="0.147cm" svg:x="7.293cm" svg:y="13.236cm" svg:viewBox="0 0 119 148" svg:d="M24 0v93c0 7 0 12 2 18 1 4 3 7 4 11 3 3 6 4 10 6 4 1 9 2 14 2 6 0 11-1 17-4 5-1 9-4 12-8 4-4 6-8 8-14s2-12 2-19v-85h25v115c0 3 0 6 0 10 0 2 0 6 0 8 0 4 0 7 0 8 1 3 1 4 1 5h-24c0-1 0-2 0-4s0-4 0-7c-1-3-1-5-1-8 0-2 0-4 0-6-2 4-5 8-7 11-3 4-7 7-10 9-5 2-9 4-14 5s-11 2-17 2c-8 0-15-1-21-2-6-3-10-6-15-10-3-4-6-9-8-16-1-6-2-14-2-22v-98z">
          <text:p/>
        </draw:path>
        <draw:path draw:style-name="gr105" draw:text-style-name="P29" draw:layer="layout" svg:width="0.195cm" svg:height="0.147cm" svg:x="7.455cm" svg:y="13.234cm" svg:viewBox="0 0 196 148" svg:d="M86 148v-92c0-7 0-12-1-18 0-4-2-8-5-11-2-3-4-4-8-6-3-1-8-2-12-2-5 0-10 1-14 4-4 1-8 4-12 8-3 4-6 8-6 14-2 6-3 12-3 19v84h-25v-114c0-3 0-6 0-10 0-2 0-6 0-8 0-4 0-7 0-9 0-3 0-4 0-5h23c0 1 0 2 0 4s0 4 0 8c0 2 1 5 1 8 0 2 0 4 0 6 3-5 4-8 7-12 3-3 7-7 10-9s8-4 12-6c4 0 10-1 15-1 11 0 20 1 26 6 7 4 11 12 14 22 3-5 5-8 8-12 3-3 6-7 10-9 3-2 7-4 12-6 4 0 10-1 15-1 8 0 14 1 19 2 5 3 11 6 13 11 4 3 6 9 8 16 2 6 3 14 3 22v97h-25v-92c0-7 0-12-1-18-1-4-2-8-4-11-3-3-5-4-9-6-3-1-8-2-12-2-5 0-11 1-14 3-4 2-8 5-11 8-3 4-6 9-7 14-1 7-2 13-2 20v84z">
          <text:p/>
        </draw:path>
        <draw:polygon draw:style-name="gr105" draw:text-style-name="P29" draw:layer="layout" svg:width="0.027cm" svg:height="0.029cm" svg:x="7.693cm" svg:y="13.352cm" svg:viewBox="0 0 28 30" draw:points="0,0 28,0 28,30 0,30">
          <text:p/>
        </draw:polygon>
        <draw:path draw:style-name="gr105" draw:text-style-name="P29" draw:layer="layout" svg:width="0.132cm" svg:height="0.149cm" svg:x="7.818cm" svg:y="13.234cm" svg:viewBox="0 0 133 150" svg:d="M133 74c0 25-6 45-17 57s-28 19-49 19c-10 0-19-2-28-5-8-4-15-8-21-14-5-6-10-14-13-24-3-9-5-20-5-33 0-50 22-74 68-74 11 0 21 1 29 4 8 4 16 8 21 14s8 14 11 24c3 9 4 20 4 32zM107 74c0-10-1-20-2-27-2-8-5-13-8-18-4-4-7-7-12-9-6-2-11-3-17-3s-11 1-17 3c-5 2-9 5-13 9-3 5-6 11-8 18-1 7-2 17-2 27 0 11 1 21 2 28 2 7 5 13 9 17 3 5 7 8 12 10s10 3 15 3c7 0 12-1 18-3 5-2 9-5 13-10 3-4 6-9 8-17 1-7 2-17 2-28z">
          <text:p/>
        </draw:path>
        <draw:path draw:style-name="gr105" draw:text-style-name="P29" draw:layer="layout" svg:width="0.074cm" svg:height="0.198cm" svg:x="7.973cm" svg:y="13.183cm" svg:viewBox="0 0 75 199" svg:d="M45 71v128h-25v-128h-20v-18h20v-16c0-5 1-10 2-14 1-5 3-9 5-13 3-3 6-6 12-7 4-2 10-3 17-3 4 0 7 0 10 0 3 1 6 1 9 2v18c-2-1-4-1-6-1s-4-1-6-1c-3 0-7 1-9 2s-4 3-6 5c-1 1-2 4-2 7-1 2-1 5-1 8v13h30v18z">
          <text:p/>
        </draw:path>
        <draw:path draw:style-name="gr105" draw:text-style-name="P29" draw:layer="layout" svg:width="0.071cm" svg:height="0.179cm" svg:x="8.112cm" svg:y="13.203cm" svg:viewBox="0 0 72 180" svg:d="M72 177c-3 1-8 2-11 2-4 1-8 1-13 1-21 0-31-10-31-33v-96h-17v-18h18l8-33h16v33h27v18h-27v91c0 7 1 11 4 14 2 4 6 5 12 5 3 0 5 0 7 0 2-1 4-1 7-2z">
          <text:p/>
        </draw:path>
        <draw:path draw:style-name="gr105" draw:text-style-name="P29" draw:layer="layout" svg:width="0.025cm" svg:height="0.198cm" svg:x="8.195cm" svg:y="13.183cm" svg:viewBox="0 0 26 199" svg:d="M0 23v-23h26v23zM0 199v-146h26v146z">
          <text:p/>
        </draw:path>
        <draw:path draw:style-name="gr105" draw:text-style-name="P29" draw:layer="layout" svg:width="0.194cm" svg:height="0.147cm" svg:x="8.265cm" svg:y="13.234cm" svg:viewBox="0 0 195 148" svg:d="M86 148v-92c0-7 0-12-1-18-1-4-2-8-5-11-2-3-4-4-8-6-3-1-8-2-12-2-5 0-11 1-14 4-4 1-8 4-11 8s-6 8-7 14-2 12-2 19v84h-26v-114c0-3 0-6 0-10 0-2 0-6 0-8 0-4 0-7 0-9 0-3 0-4 0-5h24c0 1 0 2 0 4s0 4 0 8c0 2 1 5 1 8 0 2 0 4 0 6 2-5 4-8 7-12 3-3 6-7 9-9s8-4 12-6c4 0 9-1 15-1 11 0 20 1 26 6 7 4 11 12 14 22 3-5 5-8 8-12 3-3 6-7 9-9 4-2 8-4 13-6 4 0 9-1 15-1 7 0 14 1 19 2 5 3 10 6 13 11 3 3 6 9 8 16 2 6 2 14 2 22v97h-24v-92c0-7 0-12-1-18-1-4-2-8-4-11-3-3-6-4-9-6-4-1-8-2-12-2-5 0-11 1-14 3-5 2-8 5-12 8-2 4-5 9-6 14-1 7-2 13-2 20v84z">
          <text:p/>
        </draw:path>
        <draw:path draw:style-name="gr105" draw:text-style-name="P29" draw:layer="layout" svg:width="0.13cm" svg:height="0.149cm" svg:x="8.49cm" svg:y="13.234cm" svg:viewBox="0 0 131 150" svg:d="M25 79c0 8 1 15 3 21 1 6 4 13 7 17 4 4 8 8 12 10 6 3 12 4 19 4 12 0 21-2 27-6 6-5 10-10 13-16l21 6c-2 4-3 8-6 12s-7 8-11 11c-5 3-11 6-18 8-7 3-15 4-26 4-21 0-38-7-49-20-12-12-17-31-17-57 0-13 1-24 4-34 4-10 9-17 15-23s13-10 20-13c9-2 17-3 27-3 13 0 23 1 31 6 8 3 15 9 20 16 6 7 9 14 11 24s3 19 3 30v3zM106 61c-2-15-5-26-12-33-6-7-16-11-29-11-4 0-8 1-12 2-6 2-9 4-14 7-3 3-7 8-9 14-3 5-4 12-5 21z">
          <text:p/>
        </draw:path>
        <draw:path draw:style-name="gr105" draw:text-style-name="P29" draw:layer="layout" svg:width="0.122cm" svg:height="0.149cm" svg:x="8.717cm" svg:y="13.234cm" svg:viewBox="0 0 123 150" svg:d="M123 106c0 7-2 13-4 19-3 5-7 9-12 13-5 3-11 7-19 10-7 1-16 2-25 2-8 0-16-1-23-2-7-2-13-4-18-7-6-3-10-7-14-11-3-5-6-11-8-17l23-5c2 8 6 14 13 18 7 3 15 5 27 5 5 0 10 0 15-1 4-1 8-2 11-4 3-1 5-4 7-7s3-6 3-11c0-4-1-8-3-10-3-3-5-6-9-7-3-2-9-4-14-5s-10-3-17-5c-5-1-12-3-18-4-5-3-10-5-15-8-6-3-9-7-12-12-4-4-4-10-4-17 0-13 4-23 15-30 9-7 23-10 42-10 15 0 28 2 38 9 10 5 16 14 18 27l-22 2c-1-4-2-7-5-9-1-3-4-5-7-7-3-1-7-2-11-3s-8-1-11-1c-12 0-20 2-25 5s-8 8-8 15c0 4 1 7 3 10 2 2 4 4 8 6 3 2 8 3 13 4 4 2 9 3 16 5 4 1 7 1 12 3 4 1 8 2 11 4 5 1 8 3 12 5 3 3 6 5 8 8 3 2 5 6 6 10 2 4 3 8 3 13z">
          <text:p/>
        </draw:path>
        <draw:path draw:style-name="gr105" draw:text-style-name="P29" draw:layer="layout" svg:width="0.13cm" svg:height="0.149cm" svg:x="8.86cm" svg:y="13.234cm" svg:viewBox="0 0 131 150" svg:d="M25 79c0 8 1 15 3 21 1 6 3 13 7 17s8 8 12 10c6 3 12 4 19 4 11 0 20-2 27-6 6-5 10-10 13-16l21 6c-2 4-4 8-6 12-3 4-7 8-11 11-5 3-11 6-18 8-8 3-16 4-26 4-21 0-38-7-49-20-12-12-17-31-17-57 0-13 1-24 4-34 4-10 9-17 15-23 5-6 12-10 20-13 9-2 17-3 27-3 12 0 22 1 31 6 8 3 15 9 20 16 6 7 9 14 11 24s3 19 3 30v3zM106 61c-2-15-5-26-12-33s-17-11-29-11c-4 0-8 1-12 2-6 2-9 4-14 7-3 3-7 8-9 14-3 5-4 12-5 21z">
          <text:p/>
        </draw:path>
        <draw:path draw:style-name="gr105" draw:text-style-name="P29" draw:layer="layout" svg:width="0.07cm" svg:height="0.147cm" svg:x="9.029cm" svg:y="13.234cm" svg:viewBox="0 0 71 148" svg:d="M1 148v-111c0-3 0-7 0-9 0-4 0-6 0-10 0-2 0-5-1-9 0-2 0-5 0-7h23c0 2 0 5 0 7 0 4 0 7 0 9 1 3 1 5 1 8s0 5 0 7c2-6 4-10 6-15 2-3 6-8 9-10 2-3 5-5 8-7 4 0 8-1 13-1 3 0 5 0 6 1 2 0 3 0 5 0v23c-2-1-4-1-6-1s-5 0-7 0c-6 0-11 1-15 3-4 3-7 6-11 11-2 4-4 9-5 15s-2 13-2 20v76z">
          <text:p/>
        </draw:path>
        <draw:path draw:style-name="gr105" draw:text-style-name="P29" draw:layer="layout" svg:width="0.024cm" svg:height="0.198cm" svg:x="9.121cm" svg:y="13.183cm" svg:viewBox="0 0 25 199" svg:d="M0 23v-23h25v23zM0 199v-146h25v146z">
          <text:p/>
        </draw:path>
        <draw:path draw:style-name="gr105" draw:text-style-name="P29" draw:layer="layout" svg:width="0.131cm" svg:height="0.149cm" svg:x="9.184cm" svg:y="13.234cm" svg:viewBox="0 0 132 150" svg:d="M26 79c0 8 2 15 4 21 0 6 3 13 6 17 4 4 8 8 13 10 5 3 11 4 19 4 10 0 19-2 25-6 6-5 11-10 13-16l21 6c-1 4-3 8-6 12-2 4-7 8-11 11s-11 6-18 8c-6 3-14 4-24 4-22 0-38-7-51-20-11-12-17-31-17-57 0-13 1-24 5-34 3-10 9-17 15-23 5-6 13-10 21-13 9-2 17-3 26-3 12 0 23 1 31 6 8 3 15 9 20 16s9 14 10 24c3 10 4 19 4 30v3zM106 61c-1-15-5-26-12-33-6-7-16-11-28-11-3 0-8 1-12 2-5 2-9 4-13 7s-7 8-10 14c-2 5-3 12-5 21z">
          <text:p/>
        </draw:path>
        <draw:path draw:style-name="gr105" draw:text-style-name="P29" draw:layer="layout" svg:width="0.122cm" svg:height="0.149cm" svg:x="9.342cm" svg:y="13.234cm" svg:viewBox="0 0 123 150" svg:d="M123 106c0 7-3 13-6 19-2 5-7 9-11 13-5 3-12 7-19 10-7 1-16 2-26 2-8 0-16-1-23-2-7-2-13-4-18-7-4-3-9-7-12-11-4-5-6-11-8-17l22-5c2 8 6 14 12 18 7 3 16 5 27 5 5 0 11 0 15-1s8-2 11-4c3-1 6-4 7-7 2-3 3-6 3-11 0-4-1-8-3-10-2-3-5-6-8-7-4-2-9-4-14-5-6-1-11-3-18-5-5-1-11-3-17-4-6-3-11-5-16-8-4-3-8-7-11-12-3-4-4-10-4-17 0-13 4-23 14-30s24-10 42-10c16 0 29 2 39 9 9 5 15 14 18 27l-23 2c-1-4-2-7-4-9-2-3-5-5-8-7-3-1-6-2-11-3-3-1-7-1-11-1-11 0-19 2-24 5-6 3-8 8-8 15 0 4 1 7 2 10 2 2 5 4 8 6 4 2 8 3 13 4 5 2 10 3 16 5 4 1 8 1 12 3 5 1 8 2 12 4 4 1 8 3 11 5 4 3 6 5 9 8 2 2 4 6 6 10 3 4 4 8 4 13z">
          <text:p/>
        </draw:path>
        <draw:path draw:style-name="gr105" draw:text-style-name="P29" draw:layer="layout" svg:width="0.027cm" svg:height="0.064cm" svg:x="9.499cm" svg:y="13.352cm" svg:viewBox="0 0 28 65" svg:d="M28 0v22c0 5 0 9-1 13 0 3-1 8-2 10-1 4-2 7-4 10 0 2-2 7-4 10h-17c4-8 8-13 9-19 3-6 4-11 4-17h-13v-29z">
          <text:p/>
        </draw:path>
        <draw:polygon draw:style-name="gr105" draw:text-style-name="P29" draw:layer="layout" svg:width="0.133cm" svg:height="0.145cm" svg:x="9.614cm" svg:y="13.236cm" svg:viewBox="0 0 134 146" draw:points="106,146 66,86 26,146 0,146 52,71 2,0 29,0 66,57 103,0 130,0 80,71 134,146">
          <text:p/>
        </draw:polygon>
        <draw:polygon draw:style-name="gr105" draw:text-style-name="P29" draw:layer="layout" svg:width="0.119cm" svg:height="0.188cm" svg:x="9.771cm" svg:y="13.193cm" svg:viewBox="0 0 120 189" draw:points="0,189 0,167 48,167 48,22 6,53 6,30 50,0 74,0 74,167 120,167 120,189">
          <text:p/>
        </draw:polygon>
        <draw:path draw:style-name="gr105" draw:text-style-name="P29" draw:layer="layout" svg:width="0.027cm" svg:height="0.064cm" svg:x="10.035cm" svg:y="13.352cm" svg:viewBox="0 0 28 65" svg:d="M28 0v22c0 5 0 9-1 13 0 3-1 8-2 10-1 4-3 7-4 10-1 2-3 7-5 10h-16c3-8 7-13 8-19 3-6 4-11 4-17h-11v-29z">
          <text:p/>
        </draw:path>
        <draw:path draw:style-name="gr105" draw:text-style-name="P29" draw:layer="layout" svg:width="0.133cm" svg:height="0.193cm" svg:x="10.09cm" svg:y="13.19cm" svg:viewBox="0 0 134 194" svg:d="M134 97c0 19-2 33-6 47-3 12-7 21-14 29-6 7-13 13-21 16s-17 5-27 5c-9 0-18-2-26-5s-15-9-21-16c-6-8-10-17-14-29-3-13-5-28-5-47s2-35 5-47c4-12 8-23 14-30 6-8 13-12 22-16 8-2 16-4 26-4 9 0 18 2 26 4 9 4 16 8 21 16 7 7 12 18 15 30s5 28 5 47zM109 97c0-16-1-28-2-38-2-9-5-17-8-23-4-6-9-11-14-13-6-2-12-4-18-4-7 0-13 2-18 5-5 1-10 6-13 12-4 6-7 14-8 23-2 10-3 23-3 38s1 27 3 37c1 10 4 17 8 24 3 6 8 10 13 13 5 2 11 4 17 4 7 0 13-2 18-4 5-3 10-7 14-13 3-7 6-14 9-24 1-10 2-22 2-37z">
          <text:p/>
        </draw:path>
        <draw:path draw:style-name="gr105" draw:text-style-name="P29" draw:layer="layout" svg:width="0.132cm" svg:height="0.193cm" svg:x="10.252cm" svg:y="13.19cm" svg:viewBox="0 0 133 194" svg:d="M133 97c0 19-1 33-5 47-3 12-8 21-14 29-6 7-13 13-21 16s-16 5-26 5c-11 0-19-2-27-5s-15-9-21-16c-6-8-11-17-14-29-4-13-5-28-5-47s1-35 5-47c3-12 8-23 14-30 6-8 13-12 22-16 8-2 16-4 27-4 9 0 17 2 25 4 9 4 16 8 21 16 6 7 12 18 15 30s4 28 4 47zM109 97c0-16-1-28-3-38-1-9-4-17-8-23-3-6-7-11-13-13-5-2-11-4-17-4-8 0-14 2-19 5-6 1-10 6-14 12-3 6-6 14-8 23-1 10-2 23-2 38s1 27 2 37c2 10 5 17 8 24 4 6 8 10 14 13 5 2 11 4 18 4s12-2 18-4c5-3 9-7 13-13 3-7 6-14 8-24s3-22 3-37z">
          <text:p/>
        </draw:path>
        <draw:path draw:style-name="gr105" draw:text-style-name="P29" draw:layer="layout" svg:width="0.133cm" svg:height="0.193cm" svg:x="10.413cm" svg:y="13.19cm" svg:viewBox="0 0 134 194" svg:d="M134 97c0 19-2 33-5 47-3 12-8 21-14 29-6 7-13 13-21 16s-16 5-26 5-18-2-26-5-16-9-22-16c-7-8-11-17-14-29-4-13-6-28-6-47s2-35 6-47c3-12 7-23 14-30 6-8 14-12 22-16 8-2 17-4 27-4 9 0 17 2 25 4 9 4 16 8 21 16 6 7 11 18 15 30 2 12 4 28 4 47zM110 97c0-16-1-28-3-38-2-9-4-17-8-23-3-6-8-11-13-13s-11-4-17-4c-7 0-13 2-19 5-5 1-9 6-13 12-3 6-7 14-9 23-1 10-2 23-2 38s1 27 2 37c2 10 6 17 9 24 4 6 8 10 13 13 6 2 12 4 18 4 7 0 12-2 17-4 6-3 10-7 13-13 4-7 6-14 9-24 2-10 3-22 3-37z">
          <text:p/>
        </draw:path>
        <draw:path draw:style-name="gr105" draw:text-style-name="P29" draw:layer="layout" svg:width="0.192cm" svg:height="0.181cm" svg:x="6.137cm" svg:y="12.176cm" svg:viewBox="0 0 193 182" svg:d="M193 26l-56 23v86l56 21v26l-193-76v-29l193-77zM54 80c-4 2-7 3-11 5-4 1-7 1-10 3-4 1-6 2-8 2-2 1-3 2-3 2 0 0 1 0 3 1 3 1 4 1 8 2 3 1 6 2 10 4 4 1 7 2 11 3l63 25v-71z">
          <text:p/>
        </draw:path>
        <draw:path draw:style-name="gr105" draw:text-style-name="P29" draw:layer="layout" svg:width="0.147cm" svg:height="0.135cm" svg:x="6.182cm" svg:y="12.06cm" svg:viewBox="0 0 148 136" svg:d="M148 55v28l-148 53v-26l95-33c3 0 5-1 8-1 3-1 5-2 9-3 3-1 6-2 9-3 2-1 5-1 7-1-2-1-5-1-7-2-3-1-6-2-9-3s-6-2-9-3c-2-1-5-2-7-2l-96-33v-26z">
          <text:p/>
        </draw:path>
        <draw:path draw:style-name="gr105" draw:text-style-name="P29" draw:layer="layout" svg:width="0.208cm" svg:height="0.123cm" svg:x="6.179cm" svg:y="11.923cm" svg:viewBox="0 0 209 124" svg:d="M209 62c0 8-1 15-3 22-2 6-4 12-7 16-3 5-8 9-12 11-5 3-9 6-15 6l-3-24c6-1 12-4 15-11 5-5 6-12 6-20 0-6-1-11-2-16-2-5-5-9-7-12-4-3-8-5-14-7-6-1-12-2-20-2h-23c3 1 7 4 10 7 4 2 7 5 9 9 3 4 4 8 6 14 2 5 3 11 3 17 0 10-2 17-5 24-3 6-7 12-13 15-7 5-15 7-24 10-10 2-20 3-32 3s-22-1-33-3c-10-3-17-5-25-10-6-4-11-9-14-16-4-7-6-16-6-26s3-20 7-27c6-8 13-14 21-17v-1c-2 0-5 0-8 0-2 0-5 0-7 0-3 0-6-1-7-1-2 0-3 0-3 0v-23c1 0 2 0 4 0s4 0 7 0 6 0 9 0c4 0 7 0 11 0h113c21 0 35 5 46 15 10 11 16 25 16 47zM78 25c-11 0-20 1-28 2-8 3-13 6-18 9-4 3-8 8-10 12-2 6-3 11-3 15 0 6 1 12 3 16s6 9 10 11c5 3 11 6 18 7 8 1 17 2 28 2 10 0 19-1 26-2 8-1 13-4 17-7 5-2 8-6 10-10 2-5 3-10 3-16 0-5-1-10-3-15-3-5-5-9-11-12-4-4-9-7-17-9-7-2-16-3-25-3z">
          <text:p/>
        </draw:path>
        <draw:polygon draw:style-name="gr105" draw:text-style-name="P29" draw:layer="layout" svg:width="0.03cm" svg:height="0.027cm" svg:x="6.299cm" svg:y="11.844cm" svg:viewBox="0 0 31 28" draw:points="0,0 31,0 31,28 0,28">
          <text:p/>
        </draw:polygon>
        <draw:path draw:style-name="gr105" draw:text-style-name="P29" draw:layer="layout" svg:width="0.208cm" svg:height="0.123cm" svg:x="6.179cm" svg:y="11.616cm" svg:viewBox="0 0 209 124" svg:d="M77 0c11 0 22 1 30 3 10 2 18 4 25 9 7 3 12 9 15 15 5 7 7 16 7 26s-2 19-7 27c-3 8-10 14-19 17v1c0 0 1 0 3 0 1 0 3 0 5 0s5 0 7 0c3 0 5 0 8 0h58v25h-176c-4 0-6 0-10 0-3 0-6 0-9 0-2 0-5 0-7 1-1 0-3 0-4 0v-25c0 0 2 0 3 0s3 0 6 0c2-1 4-1 7-1 2 0 5 0 8 0v-1c-5-1-9-4-13-7-3-3-6-6-7-10-3-4-4-7-5-11-1-6-2-10-2-16 0-10 2-19 6-26 3-6 8-12 15-15 7-5 14-7 24-9 9-2 20-3 32-3zM78 25c-10 0-18 1-26 1-7 1-13 4-17 7-6 2-9 5-12 9-3 5-3 11-3 17 0 5 0 10 1 15 2 5 5 9 9 13 5 3 11 6 18 8 9 1 19 3 31 3 11 0 20-1 27-2 6-2 13-5 17-8 4-4 8-7 10-12 1-5 2-10 2-16 0-7-1-12-3-17-3-4-6-8-12-10-5-3-11-6-18-7-7 0-16-1-24-1z">
          <text:p/>
        </draw:path>
        <draw:path draw:style-name="gr105" draw:text-style-name="P29" draw:layer="layout" svg:width="0.15cm" svg:height="0.068cm" svg:x="6.179cm" svg:y="11.508cm" svg:viewBox="0 0 151 69" svg:d="M151 68h-114c-2 0-6 0-9 0s-7 1-9 1c-4 0-6 0-9 0s-5 0-7 0v-24c2 0 4 0 7 0s5 0 9 0c2-1 5-1 8-1 2 0 4 0 6 0-5-1-11-3-14-6-5-1-8-3-11-6-2-2-4-6-6-9-1-4-2-8-2-14 0-1 0-3 1-5 0-2 0-3 1-4h22c0 2-1 3-1 6 0 2 0 4 0 7 0 5 1 11 4 14 2 3 6 7 10 10 5 2 10 4 16 5s13 2 20 2h78z">
          <text:p/>
        </draw:path>
        <draw:path draw:style-name="gr105" draw:text-style-name="P29" draw:layer="layout" svg:width="0.153cm" svg:height="0.128cm" svg:x="6.179cm" svg:y="11.362cm" svg:viewBox="0 0 154 129" svg:d="M78 0c25 0 44 5 56 16 13 11 20 28 20 50 0 9-2 19-5 27s-8 14-14 20c-7 5-15 9-24 12-10 3-20 4-33 4-52 0-78-21-78-64 0-12 2-22 5-30s8-15 15-20c6-5 14-9 23-12 10-2 21-3 35-3zM78 24c-12 0-21 1-30 3-7 2-13 4-18 8-4 3-7 7-9 12-1 5-2 12-2 18s1 11 2 16c2 5 6 9 10 12 4 4 11 7 17 8 9 2 18 3 30 3 11 0 21-1 28-3 7-1 13-5 18-8 4-3 7-7 9-12 1-5 2-9 2-15 0-7-1-12-2-18-2-5-5-9-9-12-5-4-11-6-18-8-7-3-17-4-28-4z">
          <text:p/>
        </draw:path>
        <draw:path draw:style-name="gr105" draw:text-style-name="P29" draw:layer="layout" svg:width="0.153cm" svg:height="0.118cm" svg:x="6.179cm" svg:y="11.211cm" svg:viewBox="0 0 154 119" svg:d="M77 92c8 0 16-1 23-1 7-1 13-4 19-7 4-2 8-6 11-11 3-4 4-10 4-16 0-9-2-16-7-22-4-6-11-10-21-11v-24c6 1 13 2 18 5 6 2 11 6 16 11 4 5 7 10 10 17 2 6 4 14 4 23 0 11-2 21-7 28-3 8-8 14-15 20-7 4-15 7-25 11-8 2-19 4-29 4s-19-1-28-3c-8-2-14-5-20-8-5-3-10-6-14-10-3-4-7-8-9-13-2-4-4-9-5-14s-2-10-2-15c0-8 1-15 4-22 2-6 5-12 9-16 4-5 8-9 14-11 5-3 11-6 17-6l2 24c-8 2-14 4-19 10-5 5-7 12-7 22 0 6 0 12 3 16 2 5 5 9 11 11 4 3 10 6 17 7 8 0 16 1 26 1z">
          <text:p/>
        </draw:path>
        <draw:path draw:style-name="gr105" draw:text-style-name="P29" draw:layer="layout" svg:width="0.153cm" svg:height="0.129cm" svg:x="6.179cm" svg:y="11.061cm" svg:viewBox="0 0 154 130" svg:d="M83 104c8 0 15-1 21-2 7-1 12-4 16-8 6-4 9-7 12-13 2-5 3-11 3-18 0-10-1-18-6-25-4-6-10-11-17-13l7-21c4 1 8 4 12 7 4 2 8 6 11 10 4 5 6 11 8 18 3 7 4 14 4 24 0 21-7 39-20 50s-32 17-57 17c-14 0-27-2-36-6-10-3-18-7-24-14-5-6-10-12-12-21-3-8-5-16-5-25 0-12 2-22 7-31 3-8 9-14 16-19s15-9 25-10c10-2 21-4 31-4h4zM64 25c-16 1-28 6-35 12s-10 16-10 27c0 4 0 9 1 13s4 9 8 12c3 4 7 8 13 11 6 2 13 3 23 4z">
          <text:p/>
        </draw:path>
        <draw:path draw:style-name="gr105" draw:text-style-name="P29" draw:layer="layout" svg:width="0.153cm" svg:height="0.118cm" svg:x="6.179cm" svg:y="10.913cm" svg:viewBox="0 0 154 119" svg:d="M110 0c7 0 13 1 18 4 6 3 11 6 14 11 4 5 6 11 9 19 2 7 3 14 3 25 0 9-1 16-2 23-2 7-4 12-6 17-4 6-7 10-12 13-5 4-11 6-18 7l-4-21c8-1 14-6 17-12 5-7 6-16 6-27 0-6-1-11-1-15s-2-8-4-11-4-6-7-7c-3-2-6-3-11-3-4 0-8 1-11 3-2 2-5 5-7 9-2 3-3 7-5 13-1 5-3 12-5 18-1 6-3 11-5 18-1 5-4 10-8 14-2 5-7 9-11 12-4 2-12 4-18 4-14 0-24-5-31-14s-11-23-11-41c0-17 3-30 9-39 5-9 15-15 27-18l3 22c-4 1-7 2-10 4-2 2-4 5-6 8s-3 6-3 10c-1 4-1 8-1 13 0 11 1 18 5 24 4 5 8 8 15 8 4 0 8-1 10-3 3-2 5-4 8-8 1-3 3-8 4-12 2-5 3-11 4-18 1-3 2-7 4-11 1-4 2-8 3-12 2-4 4-7 6-10 2-4 5-7 8-9s6-5 11-6c3-2 8-2 13-2z">
          <text:p/>
        </draw:path>
        <draw:path draw:style-name="gr105" draw:text-style-name="P29" draw:layer="layout" svg:width="0.153cm" svg:height="0.119cm" svg:x="6.179cm" svg:y="10.773cm" svg:viewBox="0 0 154 120" svg:d="M110 0c7 0 13 2 18 5 6 3 11 6 14 11 4 5 6 11 9 19 2 7 3 14 3 24 0 9-1 16-2 24-2 7-4 12-6 17-4 6-7 10-12 13-5 4-11 6-18 7l-4-21c8-1 14-6 17-12 5-7 6-17 6-28 0-5-1-10-1-14s-2-8-4-11-4-6-7-7c-3-2-6-3-11-3-4 0-8 1-11 3-2 2-5 5-7 8-2 4-3 8-5 14-1 5-3 11-5 17-1 6-3 11-5 19-1 5-4 10-8 14-2 5-7 9-11 12-4 2-12 4-18 4-14 0-24-5-31-14s-11-24-11-42c0-16 3-29 9-38 5-9 15-15 27-18l3 22c-4 1-7 2-10 4-2 2-4 5-6 8s-3 6-3 10c-1 4-1 8-1 12 0 11 1 18 5 25 4 5 8 8 15 8 4 0 8-1 10-3 3-2 5-4 8-8 1-4 3-9 4-13 2-5 3-11 4-17 1-3 2-7 4-11 1-5 2-8 3-12 2-4 4-7 6-10s5-7 8-9 6-5 11-6c3-2 8-3 13-3z">
          <text:p/>
        </draw:path>
        <draw:path draw:style-name="gr105" draw:text-style-name="P29" draw:layer="layout" svg:width="0.201cm" svg:height="0.024cm" svg:x="6.128cm" svg:y="10.719cm" svg:viewBox="0 0 202 25" svg:d="M23 25h-23v-25h23zM202 25h-148v-25h148z">
          <text:p/>
        </draw:path>
        <draw:path draw:style-name="gr105" draw:text-style-name="P29" draw:layer="layout" svg:width="0.15cm" svg:height="0.116cm" svg:x="6.179cm" svg:y="10.558cm" svg:viewBox="0 0 151 117" svg:d="M151 24h-94c-8 0-13 1-18 2-4 1-9 2-11 5-4 2-6 5-7 9s-1 9-1 15 0 11 2 16c2 4 6 8 9 11 4 3 9 6 14 8 6 1 12 2 20 2h86v24h-116c-4 0-7 0-10 0-4 0-7 1-10 1s-6 0-8 0-3 0-4 0v-23c1 0 2 0 4 0s4 0 7 0c2 0 5-1 7-1 3 0 6 0 7 0-4-2-8-5-11-8-3-2-7-6-9-9-2-4-4-8-6-12-1-6-2-11-2-18 0-8 1-15 3-21 3-5 5-11 10-14 4-4 9-6 15-8 7-2 15-3 24-3h99z">
          <text:p/>
        </draw:path>
        <draw:path draw:style-name="gr105" draw:text-style-name="P29" draw:layer="layout" svg:width="0.208cm" svg:height="0.122cm" svg:x="6.179cm" svg:y="10.397cm" svg:viewBox="0 0 209 123" svg:d="M209 61c0 8-1 15-3 22-2 6-4 11-7 16s-8 8-12 11c-5 3-9 6-15 7l-3-25c6-1 12-5 15-11 5-5 6-12 6-21 0-5-1-11-2-15-2-4-5-9-7-11-4-4-8-5-14-7s-12-3-20-3h-23c3 2 7 5 10 7 4 3 7 5 9 10 3 3 4 8 6 13 2 4 3 10 3 17 0 9-2 17-5 23s-7 12-13 16c-7 5-15 8-24 10-10 2-20 3-32 3s-22-1-33-3c-10-2-17-5-25-10-6-5-11-10-14-17-4-7-6-16-6-25 0-11 3-19 7-26 6-8 13-14 21-18v-1c-2 0-5 0-8 0-2 0-5 0-7 0-3 0-6-1-7-1-2 0-3 0-3 0v-22c1 0 2 0 4 0s4 0 7 0 6 0 9 0c4 0 7 0 11 0h113c21 0 35 5 46 14 10 11 16 26 16 47zM78 24c-11 0-20 1-28 3s-13 5-18 9c-4 3-8 7-10 12-2 4-3 9-3 14 0 6 1 11 3 15 2 5 6 9 10 12 5 3 11 5 18 6 8 2 17 3 28 3 10 0 19-1 26-3 8-1 13-3 17-6 5-3 8-6 10-11 2-4 3-9 3-15s-1-10-3-14c-3-6-5-9-11-13-4-4-9-7-17-8-7-3-16-4-25-4z">
          <text:p/>
        </draw:path>
        <draw:path draw:style-name="gr105" draw:text-style-name="P29" draw:layer="layout" svg:width="0.182cm" svg:height="0.069cm" svg:x="6.149cm" svg:y="10.225cm" svg:viewBox="0 0 183 70" svg:d="M179 0c1 4 2 7 3 11s1 9 1 13c0 20-12 30-35 30h-98v16h-17v-17l-33-7v-17h33v-27h17v27h93c7 0 13-1 15-3 3-3 5-6 5-13 0-1 0-4-1-6 0-2-1-4-1-7z">
          <text:p/>
        </draw:path>
        <draw:path draw:style-name="gr105" draw:text-style-name="P29" draw:layer="layout" svg:width="0.201cm" svg:height="0.023cm" svg:x="6.128cm" svg:y="10.188cm" svg:viewBox="0 0 202 24" svg:d="M23 24h-23v-24h23zM202 24h-148v-24h148z">
          <text:p/>
        </draw:path>
        <draw:path draw:style-name="gr105" draw:text-style-name="P29" draw:layer="layout" svg:width="0.15cm" svg:height="0.19cm" svg:x="6.179cm" svg:y="9.951cm" svg:viewBox="0 0 151 191" svg:d="M151 106h-94c-8 0-13 1-18 2-4 1-9 2-11 5-4 1-6 4-7 7-1 4-1 8-1 13s0 9 2 14c2 4 6 9 9 11 4 3 9 5 14 6 6 2 12 3 20 3h86v24h-116c-4 0-7 0-10 0-4 0-7 0-10 0s-6 0-8 0-3 0-4 0v-22c1 0 2 0 4 0s4 0 7 0c2 0 5-1 7-1 3 0 6 0 7 0-4-3-8-5-11-7-3-3-7-5-9-10-2-3-4-7-6-11-1-5-2-10-2-15 0-12 3-20 7-26 5-6 12-11 21-13v-1c-4-2-8-5-11-7-3-3-7-7-9-10s-4-7-6-11c-1-5-2-10-2-16 0-7 1-13 3-18 3-6 5-10 10-14 4-3 9-6 15-7 7-1 15-2 24-2h99v23h-94c-8 0-13 0-18 1-4 1-9 3-11 5-4 2-6 5-7 8-1 4-1 7-1 13 0 5 0 9 2 14 2 3 5 7 9 10s9 4 14 6c6 2 12 3 20 3h86z">
          <text:p/>
        </draw:path>
        <draw:path draw:style-name="gr105" draw:text-style-name="P29" draw:layer="layout" svg:width="0.153cm" svg:height="0.128cm" svg:x="6.179cm" svg:y="9.79cm" svg:viewBox="0 0 154 129" svg:d="M83 104c8 0 15-1 21-3 7 0 12-3 16-7 6-3 9-6 12-13 2-5 3-11 3-18 0-11-1-19-6-25-4-7-10-11-17-13l7-21c4 1 8 4 12 6 4 3 8 7 11 11 4 5 6 10 8 17 3 7 4 15 4 25 0 21-7 38-20 50-13 10-32 16-57 16-14 0-27-1-36-5-10-3-18-8-24-14-5-6-10-12-12-20-3-9-5-18-5-26 0-12 2-22 7-31 3-8 9-14 16-19s15-9 25-11c10-1 21-3 31-3h4zM64 25c-16 1-28 6-35 12s-10 15-10 27c0 4 0 8 1 13 1 4 4 10 8 13 3 4 7 7 13 10 6 2 13 3 23 4z">
          <text:p/>
        </draw:path>
        <draw:path draw:style-name="gr105" draw:text-style-name="P29" draw:layer="layout" svg:width="0.066cm" svg:height="0.027cm" svg:x="6.299cm" svg:y="9.717cm" svg:viewBox="0 0 67 28" svg:d="M0 0h24c4 0 9 0 13 0s8 1 12 2c2 1 6 2 8 4 4 1 6 2 10 4v18c-6-5-12-7-18-11-7-2-12-3-18-3v13h-31z">
          <text:p/>
        </draw:path>
        <draw:path draw:style-name="gr105" draw:text-style-name="P29" draw:layer="layout" svg:width="0.153cm" svg:height="0.119cm" svg:x="6.179cm" svg:y="9.502cm" svg:viewBox="0 0 154 120" svg:d="M110 0c7 0 13 2 18 5 6 2 11 6 14 11 4 4 6 11 9 18 2 7 3 15 3 26 0 9-1 16-2 23-2 7-4 12-6 17-4 5-7 10-12 13-5 4-11 6-18 7l-4-21c8-2 14-6 17-12 5-7 6-16 6-27 0-5-1-11-1-15 0-5-2-8-4-12-2-2-4-5-7-6-3-2-6-3-11-3-4 0-8 1-11 3-2 2-5 5-7 8-2 4-3 8-5 13-1 7-3 13-5 19-1 6-3 11-5 17-1 6-4 11-8 15-2 5-7 9-11 12-4 2-12 4-18 4-14 0-24-5-31-14-7-10-11-24-11-41s3-30 9-39c5-9 15-16 27-18l3 22c-4 1-7 2-10 4-2 2-4 4-6 8-2 3-3 6-3 10-1 5-1 9-1 13 0 10 1 18 5 24 4 5 8 7 15 7 4 0 8 0 10-2 3-2 5-5 8-8 1-4 3-8 4-12 2-6 3-11 4-17 1-5 2-8 4-12 1-5 2-8 3-12 2-4 4-8 6-10 2-4 5-7 8-9 3-3 6-5 11-6 3-2 8-3 13-3z">
          <text:p/>
        </draw:path>
        <draw:path draw:style-name="gr105" draw:text-style-name="P29" draw:layer="layout" svg:width="0.153cm" svg:height="0.129cm" svg:x="6.179cm" svg:y="9.35cm" svg:viewBox="0 0 154 130" svg:d="M83 104c8 0 15-1 21-2 7-1 12-4 16-7 6-4 9-7 12-13 2-5 3-11 3-18 0-10-1-18-6-25-4-6-10-11-17-13l7-21c4 0 8 3 12 6 4 2 8 7 11 11 4 5 6 11 8 18 3 7 4 14 4 24 0 21-7 38-20 49s-32 17-57 17c-14 0-27-2-36-6-10-3-18-7-24-13-5-7-10-13-12-21-3-8-5-16-5-25 0-12 2-22 7-31 3-8 9-14 16-19 7-6 15-10 25-11 10-2 21-4 31-4h4zM64 26c-16 1-28 6-35 12s-10 16-10 27c0 4 0 9 1 13s4 9 8 12c3 4 7 7 13 10s13 3 23 4z">
          <text:p/>
        </draw:path>
        <draw:path draw:style-name="gr105" draw:text-style-name="P29" draw:layer="layout" svg:width="0.153cm" svg:height="0.118cm" svg:x="6.179cm" svg:y="9.199cm" svg:viewBox="0 0 154 119" svg:d="M77 94c8 0 16-1 23-2s13-5 19-7c4-3 8-6 11-12 3-4 4-10 4-16 0-9-2-16-7-22-4-5-11-10-21-11v-24c6 1 13 3 18 5 6 3 11 6 16 11 4 5 7 10 10 17 2 6 4 14 4 23 0 11-2 21-7 29-3 9-8 15-15 20-7 4-15 8-25 10-8 2-19 4-29 4s-19-1-28-3c-8-1-14-3-20-7-5-2-10-6-14-9-3-5-7-9-9-14s-4-10-5-14c-1-6-2-11-2-16 0-8 1-15 4-22 2-6 5-11 9-16s8-8 14-11c5-3 11-5 17-6l2 24c-8 2-14 5-19 10s-7 12-7 22c0 7 0 12 3 16 2 6 5 9 11 12 4 2 10 6 17 7 8 1 16 2 26 2z">
          <text:p/>
        </draw:path>
        <draw:polygon draw:style-name="gr102" draw:text-style-name="P2" draw:layer="layout" svg:width="3.432cm" svg:height="3.75cm" svg:x="3.443cm" svg:y="16.481cm" svg:viewBox="0 0 3433 3751" draw:points="1716,3751 0,3751 0,0 3433,0 3433,3751">
          <text:p/>
        </draw:polygon>
        <draw:line draw:style-name="gr112" draw:text-style-name="P2" draw:layer="layout" svg:x1="6.875cm" svg:y1="20.23cm" svg:x2="3.443cm" svg:y2="20.23cm">
          <text:p/>
        </draw:line>
        <draw:line draw:style-name="gr112" draw:text-style-name="P2" draw:layer="layout" svg:x1="6.875cm" svg:y1="19.813cm" svg:x2="3.443cm" svg:y2="19.813cm">
          <text:p/>
        </draw:line>
        <draw:line draw:style-name="gr112" draw:text-style-name="P2" draw:layer="layout" svg:x1="6.875cm" svg:y1="19.397cm" svg:x2="3.443cm" svg:y2="19.397cm">
          <text:p/>
        </draw:line>
        <draw:line draw:style-name="gr112" draw:text-style-name="P2" draw:layer="layout" svg:x1="6.875cm" svg:y1="18.98cm" svg:x2="3.443cm" svg:y2="18.98cm">
          <text:p/>
        </draw:line>
        <draw:line draw:style-name="gr112" draw:text-style-name="P2" draw:layer="layout" svg:x1="6.875cm" svg:y1="18.563cm" svg:x2="3.443cm" svg:y2="18.563cm">
          <text:p/>
        </draw:line>
        <draw:line draw:style-name="gr112" draw:text-style-name="P2" draw:layer="layout" svg:x1="6.875cm" svg:y1="18.147cm" svg:x2="3.443cm" svg:y2="18.147cm">
          <text:p/>
        </draw:line>
        <draw:line draw:style-name="gr112" draw:text-style-name="P2" draw:layer="layout" svg:x1="6.875cm" svg:y1="17.731cm" svg:x2="3.443cm" svg:y2="17.731cm">
          <text:p/>
        </draw:line>
        <draw:line draw:style-name="gr112" draw:text-style-name="P2" draw:layer="layout" svg:x1="6.875cm" svg:y1="17.313cm" svg:x2="3.443cm" svg:y2="17.313cm">
          <text:p/>
        </draw:line>
        <draw:line draw:style-name="gr112" draw:text-style-name="P2" draw:layer="layout" svg:x1="6.875cm" svg:y1="16.897cm" svg:x2="3.443cm" svg:y2="16.897cm">
          <text:p/>
        </draw:line>
        <draw:line draw:style-name="gr102" draw:text-style-name="P2" draw:layer="layout" svg:x1="3.443cm" svg:y1="20.36cm" svg:x2="3.443cm" svg:y2="20.23cm">
          <text:p/>
        </draw:line>
        <draw:line draw:style-name="gr102" draw:text-style-name="P2" draw:layer="layout" svg:x1="3.443cm" svg:y1="20.36cm" svg:x2="3.443cm" svg:y2="20.23cm">
          <text:p/>
        </draw:line>
        <draw:line draw:style-name="gr102" draw:text-style-name="P2" draw:layer="layout" svg:x1="4.301cm" svg:y1="20.36cm" svg:x2="4.301cm" svg:y2="20.23cm">
          <text:p/>
        </draw:line>
        <draw:line draw:style-name="gr102" draw:text-style-name="P2" draw:layer="layout" svg:x1="4.301cm" svg:y1="20.36cm" svg:x2="4.301cm" svg:y2="20.23cm">
          <text:p/>
        </draw:line>
        <draw:line draw:style-name="gr102" draw:text-style-name="P2" draw:layer="layout" svg:x1="5.158cm" svg:y1="20.36cm" svg:x2="5.158cm" svg:y2="20.23cm">
          <text:p/>
        </draw:line>
        <draw:line draw:style-name="gr102" draw:text-style-name="P2" draw:layer="layout" svg:x1="5.158cm" svg:y1="20.36cm" svg:x2="5.158cm" svg:y2="20.23cm">
          <text:p/>
        </draw:line>
        <draw:line draw:style-name="gr102" draw:text-style-name="P2" draw:layer="layout" svg:x1="6.016cm" svg:y1="20.36cm" svg:x2="6.016cm" svg:y2="20.23cm">
          <text:p/>
        </draw:line>
        <draw:line draw:style-name="gr102" draw:text-style-name="P2" draw:layer="layout" svg:x1="6.016cm" svg:y1="20.36cm" svg:x2="6.016cm" svg:y2="20.23cm">
          <text:p/>
        </draw:line>
        <draw:line draw:style-name="gr102" draw:text-style-name="P2" draw:layer="layout" svg:x1="6.875cm" svg:y1="20.36cm" svg:x2="6.875cm" svg:y2="20.23cm">
          <text:p/>
        </draw:line>
        <draw:line draw:style-name="gr102" draw:text-style-name="P2" draw:layer="layout" svg:x1="6.875cm" svg:y1="20.36cm" svg:x2="6.875cm" svg:y2="20.23cm">
          <text:p/>
        </draw:line>
        <draw:line draw:style-name="gr102" draw:text-style-name="P2" draw:layer="layout" svg:x1="3.443cm" svg:y1="20.23cm" svg:x2="6.875cm" svg:y2="20.23cm">
          <text:p/>
        </draw:line>
        <draw:line draw:style-name="gr102" draw:text-style-name="P2" draw:layer="layout" svg:x1="3.312cm" svg:y1="20.23cm" svg:x2="3.443cm" svg:y2="20.23cm">
          <text:p/>
        </draw:line>
        <draw:line draw:style-name="gr102" draw:text-style-name="P2" draw:layer="layout" svg:x1="3.312cm" svg:y1="20.23cm" svg:x2="3.443cm" svg:y2="20.23cm">
          <text:p/>
        </draw:line>
        <draw:line draw:style-name="gr102" draw:text-style-name="P2" draw:layer="layout" svg:x1="3.312cm" svg:y1="19.813cm" svg:x2="3.443cm" svg:y2="19.813cm">
          <text:p/>
        </draw:line>
        <draw:line draw:style-name="gr102" draw:text-style-name="P2" draw:layer="layout" svg:x1="3.312cm" svg:y1="19.813cm" svg:x2="3.443cm" svg:y2="19.813cm">
          <text:p/>
        </draw:line>
        <draw:line draw:style-name="gr102" draw:text-style-name="P2" draw:layer="layout" svg:x1="3.312cm" svg:y1="19.397cm" svg:x2="3.443cm" svg:y2="19.397cm">
          <text:p/>
        </draw:line>
        <draw:line draw:style-name="gr102" draw:text-style-name="P2" draw:layer="layout" svg:x1="3.312cm" svg:y1="19.397cm" svg:x2="3.443cm" svg:y2="19.397cm">
          <text:p/>
        </draw:line>
        <draw:line draw:style-name="gr102" draw:text-style-name="P2" draw:layer="layout" svg:x1="3.312cm" svg:y1="18.98cm" svg:x2="3.443cm" svg:y2="18.98cm">
          <text:p/>
        </draw:line>
        <draw:line draw:style-name="gr102" draw:text-style-name="P2" draw:layer="layout" svg:x1="3.312cm" svg:y1="18.98cm" svg:x2="3.443cm" svg:y2="18.98cm">
          <text:p/>
        </draw:line>
        <draw:line draw:style-name="gr102" draw:text-style-name="P2" draw:layer="layout" svg:x1="3.312cm" svg:y1="18.563cm" svg:x2="3.443cm" svg:y2="18.563cm">
          <text:p/>
        </draw:line>
        <draw:line draw:style-name="gr102" draw:text-style-name="P2" draw:layer="layout" svg:x1="3.312cm" svg:y1="18.563cm" svg:x2="3.443cm" svg:y2="18.563cm">
          <text:p/>
        </draw:line>
        <draw:line draw:style-name="gr102" draw:text-style-name="P2" draw:layer="layout" svg:x1="3.312cm" svg:y1="18.147cm" svg:x2="3.443cm" svg:y2="18.147cm">
          <text:p/>
        </draw:line>
        <draw:line draw:style-name="gr102" draw:text-style-name="P2" draw:layer="layout" svg:x1="3.312cm" svg:y1="18.147cm" svg:x2="3.443cm" svg:y2="18.147cm">
          <text:p/>
        </draw:line>
        <draw:line draw:style-name="gr102" draw:text-style-name="P2" draw:layer="layout" svg:x1="3.312cm" svg:y1="17.731cm" svg:x2="3.443cm" svg:y2="17.731cm">
          <text:p/>
        </draw:line>
        <draw:line draw:style-name="gr102" draw:text-style-name="P2" draw:layer="layout" svg:x1="3.312cm" svg:y1="17.731cm" svg:x2="3.443cm" svg:y2="17.731cm">
          <text:p/>
        </draw:line>
        <draw:line draw:style-name="gr102" draw:text-style-name="P2" draw:layer="layout" svg:x1="3.312cm" svg:y1="17.313cm" svg:x2="3.443cm" svg:y2="17.313cm">
          <text:p/>
        </draw:line>
        <draw:line draw:style-name="gr102" draw:text-style-name="P2" draw:layer="layout" svg:x1="3.312cm" svg:y1="17.313cm" svg:x2="3.443cm" svg:y2="17.313cm">
          <text:p/>
        </draw:line>
        <draw:line draw:style-name="gr102" draw:text-style-name="P2" draw:layer="layout" svg:x1="3.312cm" svg:y1="16.897cm" svg:x2="3.443cm" svg:y2="16.897cm">
          <text:p/>
        </draw:line>
        <draw:line draw:style-name="gr102" draw:text-style-name="P2" draw:layer="layout" svg:x1="3.312cm" svg:y1="16.897cm" svg:x2="3.443cm" svg:y2="16.897cm">
          <text:p/>
        </draw:line>
        <draw:line draw:style-name="gr102" draw:text-style-name="P2" draw:layer="layout" svg:x1="3.312cm" svg:y1="16.481cm" svg:x2="3.443cm" svg:y2="16.481cm">
          <text:p/>
        </draw:line>
        <draw:line draw:style-name="gr102" draw:text-style-name="P2" draw:layer="layout" svg:x1="3.312cm" svg:y1="16.481cm" svg:x2="3.443cm" svg:y2="16.481cm">
          <text:p/>
        </draw:line>
        <draw:line draw:style-name="gr102" draw:text-style-name="P2" draw:layer="layout" svg:x1="3.443cm" svg:y1="20.23cm" svg:x2="3.443cm" svg:y2="16.481cm">
          <text:p/>
        </draw:line>
        <draw:polyline draw:style-name="gr113" draw:text-style-name="P2" draw:layer="layout" svg:width="3.432cm" svg:height="0.679cm" svg:x="3.443cm" svg:y="19.489cm" svg:viewBox="0 0 3433 680" draw:points="0,680 858,588 1715,384 2574,175 3433,0">
          <text:p/>
        </draw:polyline>
        <draw:polygon draw:style-name="gr105" draw:text-style-name="P29" draw:layer="layout" svg:width="0.175cm" svg:height="0.172cm" svg:x="3.356cm" svg:y="20.082cm" svg:viewBox="0 0 176 173" draw:points="0,0 176,0 176,173 0,173">
          <text:p/>
        </draw:polygon>
        <draw:polygon draw:style-name="gr102" draw:text-style-name="P2" draw:layer="layout" svg:width="0.175cm" svg:height="0.172cm" svg:x="3.356cm" svg:y="20.082cm" svg:viewBox="0 0 176 173" draw:points="0,0 176,0 176,173 0,173">
          <text:p/>
        </draw:polygon>
        <draw:polygon draw:style-name="gr105" draw:text-style-name="P29" draw:layer="layout" svg:width="0.175cm" svg:height="0.172cm" svg:x="4.214cm" svg:y="19.99cm" svg:viewBox="0 0 176 173" draw:points="0,0 176,0 176,173 0,173">
          <text:p/>
        </draw:polygon>
        <draw:polygon draw:style-name="gr102" draw:text-style-name="P2" draw:layer="layout" svg:width="0.175cm" svg:height="0.172cm" svg:x="4.214cm" svg:y="19.99cm" svg:viewBox="0 0 176 173" draw:points="0,0 176,0 176,173 0,173">
          <text:p/>
        </draw:polygon>
        <draw:polygon draw:style-name="gr105" draw:text-style-name="P29" draw:layer="layout" svg:width="0.175cm" svg:height="0.172cm" svg:x="5.071cm" svg:y="19.786cm" svg:viewBox="0 0 176 173" draw:points="0,0 176,0 176,173 0,173">
          <text:p/>
        </draw:polygon>
        <draw:polygon draw:style-name="gr102" draw:text-style-name="P2" draw:layer="layout" svg:width="0.175cm" svg:height="0.172cm" svg:x="5.071cm" svg:y="19.786cm" svg:viewBox="0 0 176 173" draw:points="0,0 176,0 176,173 0,173">
          <text:p/>
        </draw:polygon>
        <draw:polygon draw:style-name="gr105" draw:text-style-name="P29" draw:layer="layout" svg:width="0.175cm" svg:height="0.172cm" svg:x="5.929cm" svg:y="19.577cm" svg:viewBox="0 0 176 173" draw:points="0,0 176,0 176,173 0,173">
          <text:p/>
        </draw:polygon>
        <draw:polygon draw:style-name="gr102" draw:text-style-name="P2" draw:layer="layout" svg:width="0.175cm" svg:height="0.172cm" svg:x="5.929cm" svg:y="19.577cm" svg:viewBox="0 0 176 173" draw:points="0,0 176,0 176,173 0,173">
          <text:p/>
        </draw:polygon>
        <draw:polygon draw:style-name="gr105" draw:text-style-name="P29" draw:layer="layout" svg:width="0.175cm" svg:height="0.172cm" svg:x="6.788cm" svg:y="19.403cm" svg:viewBox="0 0 176 173" draw:points="0,0 176,0 176,173 0,173">
          <text:p/>
        </draw:polygon>
        <draw:polygon draw:style-name="gr102" draw:text-style-name="P2" draw:layer="layout" svg:width="0.175cm" svg:height="0.172cm" svg:x="6.788cm" svg:y="19.403cm" svg:viewBox="0 0 176 173" draw:points="0,0 176,0 176,173 0,173">
          <text:p/>
        </draw:polygon>
        <draw:polyline draw:style-name="gr114" draw:text-style-name="P2" draw:layer="layout" svg:width="3.432cm" svg:height="0.517cm" svg:x="3.443cm" svg:y="19.651cm" svg:viewBox="0 0 3433 518" draw:points="0,518 858,426 1715,216 2574,11 3433,0">
          <text:p/>
        </draw:polyline>
        <draw:polygon draw:style-name="gr107" draw:text-style-name="P30" draw:layer="layout" svg:width="0.175cm" svg:height="0.172cm" svg:x="3.356cm" svg:y="20.082cm" svg:viewBox="0 0 176 173" draw:points="0,0 87,173 176,0">
          <text:p/>
        </draw:polygon>
        <draw:polygon draw:style-name="gr108" draw:text-style-name="P2" draw:layer="layout" svg:width="0.175cm" svg:height="0.172cm" svg:x="3.356cm" svg:y="20.082cm" svg:viewBox="0 0 176 173" draw:points="0,0 87,173 176,0">
          <text:p/>
        </draw:polygon>
        <draw:polygon draw:style-name="gr107" draw:text-style-name="P30" draw:layer="layout" svg:width="0.175cm" svg:height="0.172cm" svg:x="4.214cm" svg:y="19.99cm" svg:viewBox="0 0 176 173" draw:points="0,0 87,173 176,0">
          <text:p/>
        </draw:polygon>
        <draw:polygon draw:style-name="gr108" draw:text-style-name="P2" draw:layer="layout" svg:width="0.175cm" svg:height="0.172cm" svg:x="4.214cm" svg:y="19.99cm" svg:viewBox="0 0 176 173" draw:points="0,0 87,173 176,0">
          <text:p/>
        </draw:polygon>
        <draw:polygon draw:style-name="gr107" draw:text-style-name="P30" draw:layer="layout" svg:width="0.175cm" svg:height="0.171cm" svg:x="5.071cm" svg:y="19.78cm" svg:viewBox="0 0 176 172" draw:points="0,0 88,172 176,0">
          <text:p/>
        </draw:polygon>
        <draw:polygon draw:style-name="gr108" draw:text-style-name="P2" draw:layer="layout" svg:width="0.175cm" svg:height="0.171cm" svg:x="5.071cm" svg:y="19.78cm" svg:viewBox="0 0 176 172" draw:points="0,0 88,172 176,0">
          <text:p/>
        </draw:polygon>
        <draw:polygon draw:style-name="gr107" draw:text-style-name="P30" draw:layer="layout" svg:width="0.175cm" svg:height="0.172cm" svg:x="5.929cm" svg:y="19.576cm" svg:viewBox="0 0 176 173" draw:points="0,0 88,173 176,0">
          <text:p/>
        </draw:polygon>
        <draw:polygon draw:style-name="gr108" draw:text-style-name="P2" draw:layer="layout" svg:width="0.175cm" svg:height="0.172cm" svg:x="5.929cm" svg:y="19.576cm" svg:viewBox="0 0 176 173" draw:points="0,0 88,173 176,0">
          <text:p/>
        </draw:polygon>
        <draw:polygon draw:style-name="gr107" draw:text-style-name="P30" draw:layer="layout" svg:width="0.175cm" svg:height="0.172cm" svg:x="6.788cm" svg:y="19.565cm" svg:viewBox="0 0 176 173" draw:points="0,0 87,173 176,0">
          <text:p/>
        </draw:polygon>
        <draw:polygon draw:style-name="gr108" draw:text-style-name="P2" draw:layer="layout" svg:width="0.175cm" svg:height="0.172cm" svg:x="6.788cm" svg:y="19.565cm" svg:viewBox="0 0 176 173" draw:points="0,0 87,173 176,0">
          <text:p/>
        </draw:polygon>
        <draw:polyline draw:style-name="gr115" draw:text-style-name="P2" draw:layer="layout" svg:width="3.432cm" svg:height="0.559cm" svg:x="3.443cm" svg:y="18.838cm" svg:viewBox="0 0 3433 560" draw:points="0,560 858,475 1715,175 2574,109 3433,0">
          <text:p/>
        </draw:polyline>
        <draw:polygon draw:style-name="gr110" draw:text-style-name="P31" draw:layer="layout" svg:width="0.175cm" svg:height="0.172cm" svg:x="3.356cm" svg:y="19.311cm" svg:viewBox="0 0 176 173" draw:points="0,0 0,173 176,86">
          <text:p/>
        </draw:polygon>
        <draw:polygon draw:style-name="gr111" draw:text-style-name="P2" draw:layer="layout" svg:width="0.175cm" svg:height="0.172cm" svg:x="3.356cm" svg:y="19.311cm" svg:viewBox="0 0 176 173" draw:points="0,0 0,173 176,86">
          <text:p/>
        </draw:polygon>
        <draw:polygon draw:style-name="gr110" draw:text-style-name="P31" draw:layer="layout" svg:width="0.175cm" svg:height="0.172cm" svg:x="4.214cm" svg:y="19.228cm" svg:viewBox="0 0 176 173" draw:points="0,0 0,173 176,86">
          <text:p/>
        </draw:polygon>
        <draw:polygon draw:style-name="gr111" draw:text-style-name="P2" draw:layer="layout" svg:width="0.175cm" svg:height="0.172cm" svg:x="4.214cm" svg:y="19.228cm" svg:viewBox="0 0 176 173" draw:points="0,0 0,173 176,86">
          <text:p/>
        </draw:polygon>
        <draw:polygon draw:style-name="gr110" draw:text-style-name="P31" draw:layer="layout" svg:width="0.175cm" svg:height="0.171cm" svg:x="5.071cm" svg:y="18.928cm" svg:viewBox="0 0 176 172" draw:points="0,0 0,172 176,85">
          <text:p/>
        </draw:polygon>
        <draw:polygon draw:style-name="gr111" draw:text-style-name="P2" draw:layer="layout" svg:width="0.175cm" svg:height="0.171cm" svg:x="5.071cm" svg:y="18.928cm" svg:viewBox="0 0 176 172" draw:points="0,0 0,172 176,85">
          <text:p/>
        </draw:polygon>
        <draw:polygon draw:style-name="gr110" draw:text-style-name="P31" draw:layer="layout" svg:width="0.175cm" svg:height="0.171cm" svg:x="5.929cm" svg:y="18.861cm" svg:viewBox="0 0 176 172" draw:points="0,0 0,172 176,87">
          <text:p/>
        </draw:polygon>
        <draw:polygon draw:style-name="gr111" draw:text-style-name="P2" draw:layer="layout" svg:width="0.175cm" svg:height="0.171cm" svg:x="5.929cm" svg:y="18.861cm" svg:viewBox="0 0 176 172" draw:points="0,0 0,172 176,87">
          <text:p/>
        </draw:polygon>
        <draw:polygon draw:style-name="gr110" draw:text-style-name="P31" draw:layer="layout" svg:width="0.175cm" svg:height="0.172cm" svg:x="6.788cm" svg:y="18.752cm" svg:viewBox="0 0 176 173" draw:points="0,0 0,173 176,87">
          <text:p/>
        </draw:polygon>
        <draw:polygon draw:style-name="gr111" draw:text-style-name="P2" draw:layer="layout" svg:width="0.175cm" svg:height="0.172cm" svg:x="6.788cm" svg:y="18.752cm" svg:viewBox="0 0 176 173" draw:points="0,0 0,173 176,87">
          <text:p/>
        </draw:polygon>
        <draw:path draw:style-name="gr105" draw:text-style-name="P29" draw:layer="layout" svg:width="0.133cm" svg:height="0.191cm" svg:x="3.373cm" svg:y="20.507cm" svg:viewBox="0 0 134 192" svg:d="M134 128c0 10-2 19-5 27-3 7-8 13-13 20-6 5-13 9-22 13-8 2-17 4-29 4-10 0-19-1-26-3-8-3-14-6-19-10-6-4-10-9-13-14s-6-11-7-17l26-3c1 3 2 7 4 10s5 6 7 9c4 3 7 4 12 6s10 3 16 3c7 0 13-2 18-4 5-1 9-4 13-8s7-8 9-13c1-6 2-12 2-19 0-6-1-12-2-18-2-4-5-8-8-12-4-3-8-6-13-8-6-1-11-3-18-3-4 0-8 1-11 2-4 0-6 1-10 2-2 1-5 3-8 5-2 1-4 3-7 5h-24l6-102h110v21h-86l-4 60c4-4 10-6 16-9 7-2 15-3 23-3 10 0 19 1 26 4 8 3 14 7 19 12 6 6 10 12 13 19s5 16 5 24z">
          <text:p/>
        </draw:path>
        <draw:polygon draw:style-name="gr105" draw:text-style-name="P29" draw:layer="layout" svg:width="0.12cm" svg:height="0.189cm" svg:x="4.16cm" svg:y="20.507cm" svg:viewBox="0 0 121 190" draw:points="0,190 0,169 50,169 50,23 7,55 7,32 51,0 74,0 74,169 121,169 121,190">
          <text:p/>
        </draw:polygon>
        <draw:path draw:style-name="gr105" draw:text-style-name="P29" draw:layer="layout" svg:width="0.134cm" svg:height="0.193cm" svg:x="4.312cm" svg:y="20.505cm" svg:viewBox="0 0 135 194" svg:d="M135 97c0 18-3 33-6 46-4 13-8 22-15 30-6 7-13 13-20 16-8 3-17 5-27 5-9 0-18-2-26-5s-15-9-21-16c-6-8-10-17-14-30-3-12-6-28-6-46s3-35 6-47c4-13 8-23 14-30 6-8 13-12 22-16 8-2 17-4 26-4s18 2 26 4c8 4 15 8 20 16 7 7 12 17 15 30 3 12 6 29 6 47zM109 97c0-15-1-27-2-38-2-9-5-17-8-23-4-6-8-11-13-13-6-2-12-4-18-4-7 0-13 2-18 5-5 1-10 6-13 12-4 6-6 14-8 23-2 11-3 24-3 38 0 15 1 27 3 37 2 9 4 17 8 23 3 6 8 11 13 13 5 3 11 5 17 5 7 0 13-2 18-5 5-2 9-7 13-13 3-6 6-14 9-23 1-10 2-22 2-37z">
          <text:p/>
        </draw:path>
        <draw:polygon draw:style-name="gr105" draw:text-style-name="P29" draw:layer="layout" svg:width="0.12cm" svg:height="0.189cm" svg:x="5.018cm" svg:y="20.507cm" svg:viewBox="0 0 121 190" draw:points="0,190 0,169 50,169 50,23 7,55 7,32 51,0 74,0 74,169 121,169 121,190">
          <text:p/>
        </draw:polygon>
        <draw:path draw:style-name="gr105" draw:text-style-name="P29" draw:layer="layout" svg:width="0.132cm" svg:height="0.191cm" svg:x="5.171cm" svg:y="20.507cm" svg:viewBox="0 0 133 192" svg:d="M133 128c0 10-2 19-5 27-3 7-8 13-13 20-6 5-13 9-22 13-8 2-17 4-29 4-11 0-20-1-27-3-8-3-14-6-19-10s-9-9-12-14-5-11-6-17l24-3c1 3 3 7 5 10 1 3 4 6 7 9s7 4 11 6c5 2 10 3 17 3 8 0 13-2 18-4 5-1 10-4 13-8 5-4 7-8 9-13 2-6 3-12 3-19 0-6-1-12-3-18-2-4-4-8-8-12-4-3-8-6-13-8-5-1-11-3-19-3-4 0-8 1-11 2-3 0-6 1-10 2-2 1-5 3-7 5-3 1-5 3-7 5h-24l6-102h110v21h-87l-4 60c5-4 10-6 16-9 7-2 15-3 25-3 9 0 18 1 25 4 8 3 14 7 19 12 6 6 10 12 13 19s5 16 5 24z">
          <text:p/>
        </draw:path>
        <draw:path draw:style-name="gr105" draw:text-style-name="P29" draw:layer="layout" svg:width="0.126cm" svg:height="0.191cm" svg:x="5.87cm" svg:y="20.505cm" svg:viewBox="0 0 127 192" svg:d="M0 192v-17c4-11 10-20 16-28 7-8 14-15 21-22 8-7 15-13 22-19 7-5 14-11 20-16 5-5 11-12 14-18 4-6 5-13 5-20 0-5 0-10-2-14s-5-8-7-10c-4-3-7-4-12-6-4-2-8-2-14-2-5 0-9 0-14 2-4 1-8 3-11 6-3 2-6 6-8 9-3 5-3 9-4 14l-26-2c1-6 3-13 7-19 2-6 6-11 12-15 5-6 11-9 19-12 7-2 16-3 25-3 10 0 18 1 26 3 7 2 14 6 18 10 6 4 11 10 13 17 3 6 4 13 4 21 0 7-1 13-4 18-1 6-5 11-8 16-5 6-10 11-14 15-6 6-11 10-17 14-5 5-11 11-17 15-5 5-10 9-16 13-4 5-8 10-13 15-3 4-7 9-8 14h100v21z">
          <text:p/>
        </draw:path>
        <draw:path draw:style-name="gr105" draw:text-style-name="P29" draw:layer="layout" svg:width="0.134cm" svg:height="0.193cm" svg:x="6.028cm" svg:y="20.505cm" svg:viewBox="0 0 135 194" svg:d="M135 97c0 18-3 33-7 46-3 13-7 22-13 30-7 7-14 13-22 16-7 3-16 5-26 5-9 0-18-2-26-5s-15-9-21-16c-6-8-10-17-14-30-5-12-6-28-6-46s1-35 6-47c4-13 8-23 14-30 6-8 13-12 22-16 8-2 16-4 26-4 9 0 18 2 25 4 9 4 16 8 22 16 6 7 11 17 14 30 3 12 6 29 6 47zM109 97c0-15-1-27-2-38-2-9-5-17-8-23-4-6-8-11-13-13-6-2-12-4-18-4-7 0-13 2-18 5-5 1-10 6-13 12-4 6-7 14-8 23-2 11-3 24-3 38 0 15 1 27 3 37 1 9 4 17 8 23 3 6 8 11 13 13 5 3 11 5 17 5 7 0 13-2 18-5 5-2 9-7 13-13 3-6 6-14 9-23 1-10 2-22 2-37z">
          <text:p/>
        </draw:path>
        <draw:path draw:style-name="gr105" draw:text-style-name="P29" draw:layer="layout" svg:width="0.127cm" svg:height="0.191cm" svg:x="6.728cm" svg:y="20.505cm" svg:viewBox="0 0 128 192" svg:d="M0 192v-17c5-11 12-20 18-28 7-8 14-15 21-22 8-7 15-13 22-19 7-5 14-11 20-16 5-5 10-12 14-18 3-6 5-13 5-20 0-5-1-10-2-14-2-4-5-8-8-10-3-3-6-4-11-6-4-2-9-2-14-2s-9 0-14 2c-4 1-8 3-11 6-4 2-6 6-8 9-3 5-4 9-4 14l-27-2c1-6 3-13 7-19 3-6 7-11 13-15 5-6 11-9 19-12 7-2 16-3 25-3 10 0 18 1 25 3 8 2 15 6 19 10 5 4 10 10 12 17 3 6 4 13 4 21 0 7-1 13-4 18-2 6-5 11-9 16-3 6-8 11-13 15-5 6-10 10-16 14-6 5-11 11-17 15-5 5-10 9-16 13-4 5-8 10-13 15-3 4-7 9-9 14h100v21z">
          <text:p/>
        </draw:path>
        <draw:path draw:style-name="gr105" draw:text-style-name="P29" draw:layer="layout" svg:width="0.133cm" svg:height="0.191cm" svg:x="6.887cm" svg:y="20.507cm" svg:viewBox="0 0 134 192" svg:d="M134 128c0 10-2 19-5 27-3 7-8 13-13 20-6 5-13 9-22 13-8 2-17 4-30 4-10 0-19-1-26-3-8-3-14-6-19-10s-9-9-12-14-6-11-7-17l25-3c1 3 3 7 4 10 2 3 5 6 7 9 4 3 7 4 12 6s10 3 16 3c8 0 14-2 19-4 5-1 9-4 13-8s7-8 9-13c1-6 2-12 2-19 0-6-1-12-2-18-2-4-5-8-8-12-4-3-8-6-13-8-6-1-11-3-19-3-4 0-8 1-11 2-4 0-6 1-10 2-2 1-5 3-8 5-2 1-4 3-7 5h-23l6-102h110v21h-87l-4 60c4-4 10-6 16-9 7-2 15-3 24-3 10 0 19 1 26 4 8 3 14 7 19 12 6 6 10 12 13 19s5 16 5 24z">
          <text:p/>
        </draw:path>
        <draw:path draw:style-name="gr105" draw:text-style-name="P29" draw:layer="layout" svg:width="0.133cm" svg:height="0.194cm" svg:x="3.073cm" svg:y="20.131cm" svg:viewBox="0 0 134 195" svg:d="M134 98c0 18-1 33-5 46-3 12-8 22-14 30-6 7-13 13-21 15-8 4-16 6-26 6s-19-2-27-6c-8-2-15-8-21-15-6-8-11-18-14-30-4-12-6-28-6-46 0-19 2-34 6-48 3-12 8-22 14-29 6-8 13-13 22-16 7-3 17-5 27-5 9 0 17 2 25 5 9 3 16 8 21 16 6 7 11 17 15 29 3 14 4 29 4 48zM110 98c0-15-1-27-3-37-1-11-4-18-8-25-3-6-8-10-13-13-5-1-11-3-17-3-7 0-13 2-20 4-5 2-9 6-13 12-3 7-6 14-8 25-1 10-2 23-2 37 0 15 1 27 2 36 2 10 5 18 8 24 4 6 8 11 13 13 7 3 13 5 19 5 7 0 12-2 17-5 6-2 10-7 14-13 3-6 6-14 8-24 2-9 3-21 3-36z">
          <text:p/>
        </draw:path>
        <draw:path draw:style-name="gr105" draw:text-style-name="P29" draw:layer="layout" svg:width="0.132cm" svg:height="0.191cm" svg:x="2.913cm" svg:y="19.717cm" svg:viewBox="0 0 133 192" svg:d="M133 127c0 10-2 18-5 27-3 8-8 14-13 20-6 5-13 10-22 13-8 3-18 5-30 5-10 0-19-1-26-4-8-2-14-5-19-9s-9-9-12-14c-3-6-6-12-6-19l24-2c1 3 3 7 4 11 2 3 5 6 7 9 4 2 7 4 12 6s10 3 16 3c7 0 13-2 19-4 5-2 9-4 13-8s7-9 9-15c1-5 2-11 2-18 0-6-1-12-2-17-2-4-5-9-8-12-4-4-8-6-13-8-7-2-12-3-19-3-4 0-8 0-11 1-4 0-6 2-10 3-2 1-5 2-8 4-2 2-4 4-7 6h-23l6-102h110v20h-87l-4 61c5-4 10-7 16-9 7-3 15-4 24-4s19 2 26 5c8 2 14 7 19 12 6 5 10 11 13 18s5 15 5 24z">
          <text:p/>
        </draw:path>
        <draw:path draw:style-name="gr105" draw:text-style-name="P29" draw:layer="layout" svg:width="0.133cm" svg:height="0.194cm" svg:x="3.073cm" svg:y="19.714cm" svg:viewBox="0 0 134 195" svg:d="M134 98c0 18-1 33-5 46-3 12-8 22-14 30-6 7-13 13-21 15-8 4-16 6-26 6s-19-2-27-6c-8-2-15-8-21-15-6-8-11-18-14-30-4-12-6-28-6-46 0-20 2-35 6-48 3-12 8-22 14-29 6-8 13-13 22-16 7-3 17-5 27-5 9 0 17 2 25 5 9 3 16 8 21 16 6 7 11 17 15 29 3 13 4 28 4 48zM110 98c0-16-1-28-3-38-1-10-4-17-8-24-3-6-8-10-13-13-5-2-11-3-17-3-7 0-13 1-20 4-5 2-9 6-13 12-3 7-6 14-8 24-1 10-2 23-2 38s1 27 2 36c2 10 5 18 8 24 4 6 8 11 13 13 7 3 13 5 19 5 7 0 12-2 17-5 6-2 10-7 14-13 3-6 6-14 8-24 2-9 3-21 3-36z">
          <text:p/>
        </draw:path>
        <draw:polygon draw:style-name="gr105" draw:text-style-name="P29" draw:layer="layout" svg:width="0.12cm" svg:height="0.188cm" svg:x="2.759cm" svg:y="19.3cm" svg:viewBox="0 0 121 189" draw:points="0,189 0,169 49,169 49,23 7,53 7,31 51,0 74,0 74,169 121,169 121,189">
          <text:p/>
        </draw:polygon>
        <draw:path draw:style-name="gr105" draw:text-style-name="P29" draw:layer="layout" svg:width="0.133cm" svg:height="0.194cm" svg:x="2.911cm" svg:y="19.297cm" svg:viewBox="0 0 134 195" svg:d="M134 97c0 18-2 34-6 47-3 12-7 22-14 30-6 7-13 13-21 15-7 4-17 6-27 6-9 0-18-2-26-6-8-2-15-8-21-15-6-8-10-18-14-30-3-12-5-29-5-47 0-19 2-34 5-47 4-12 8-22 14-29 6-8 13-13 22-16 8-3 16-5 26-5 9 0 19 2 26 5 9 3 16 8 21 16 7 7 12 17 15 29 3 13 5 28 5 47zM109 97c0-15-1-27-2-37-2-10-5-18-8-24-4-6-8-10-13-13-7-2-13-3-19-3-7 0-13 1-18 4-6 2-10 6-13 12-4 6-6 14-8 24s-3 23-3 37c0 15 1 28 3 37 2 10 4 18 8 24 3 6 7 11 13 13 5 3 11 4 17 4 7 0 12-1 19-4 5-2 9-7 13-13 3-6 6-14 9-24 1-9 2-22 2-37z">
          <text:p/>
        </draw:path>
        <draw:path draw:style-name="gr105" draw:text-style-name="P29" draw:layer="layout" svg:width="0.133cm" svg:height="0.194cm" svg:x="3.073cm" svg:y="19.297cm" svg:viewBox="0 0 134 195" svg:d="M134 97c0 18-2 34-6 47-3 12-8 22-14 30-6 7-13 13-21 15-8 4-16 6-26 6s-19-2-27-6c-8-2-15-8-21-15-6-8-11-18-14-30-4-12-5-29-5-47 0-19 1-34 5-47 3-12 8-22 14-29 6-8 13-13 22-16 8-3 17-5 27-5 9 0 17 2 25 5 9 3 16 8 21 16 6 7 12 17 15 29 3 13 5 28 5 47zM109 97c0-15-1-27-3-37-1-10-4-18-7-24-4-6-8-10-14-13-5-2-11-3-17-3-7 0-13 1-19 4-6 2-10 6-14 12-3 6-6 14-8 24-1 10-2 23-2 37 0 15 1 28 2 37 2 10 5 18 8 24 4 6 8 11 14 13 6 3 12 4 18 4 7 0 12-1 18-4 5-2 9-7 13-13 3-6 6-14 8-24 2-9 3-22 3-37z">
          <text:p/>
        </draw:path>
        <draw:polygon draw:style-name="gr105" draw:text-style-name="P29" draw:layer="layout" svg:width="0.12cm" svg:height="0.188cm" svg:x="2.759cm" svg:y="18.884cm" svg:viewBox="0 0 121 189" draw:points="0,189 0,169 49,169 49,23 7,53 7,31 51,0 74,0 74,169 121,169 121,189">
          <text:p/>
        </draw:polygon>
        <draw:path draw:style-name="gr105" draw:text-style-name="P29" draw:layer="layout" svg:width="0.132cm" svg:height="0.191cm" svg:x="2.912cm" svg:y="18.884cm" svg:viewBox="0 0 133 192" svg:d="M133 128c0 9-2 18-5 26s-8 14-13 20c-6 5-13 10-22 13-8 3-18 5-30 5-10 0-19-1-26-4-8-3-14-5-19-10-5-3-9-8-12-14-3-5-5-11-6-17l24-3c1 4 3 7 5 11 1 2 4 6 7 9 3 2 6 4 11 6 5 1 10 2 16 2 8 0 13-1 19-3 5-2 10-5 13-8 4-4 7-9 9-14s2-11 2-18c0-6 0-12-2-17-2-4-5-9-8-12-4-4-8-6-13-8-6-2-12-4-19-4-4 0-8 1-11 2-4 0-6 2-10 3-2 1-5 2-7 4-3 2-5 4-7 5h-24l6-102h110v20h-87l-4 61c5-3 10-6 16-8 7-3 15-4 24-4s19 2 26 5c8 2 14 6 19 12 6 5 10 11 13 18s5 15 5 24z">
          <text:p/>
        </draw:path>
        <draw:path draw:style-name="gr105" draw:text-style-name="P29" draw:layer="layout" svg:width="0.133cm" svg:height="0.194cm" svg:x="3.073cm" svg:y="18.881cm" svg:viewBox="0 0 134 195" svg:d="M134 97c0 18-2 33-6 46-3 13-8 23-14 31-6 6-13 13-21 15-8 4-16 6-26 6s-19-2-27-6c-8-2-15-9-21-15-6-8-11-18-14-31-4-12-5-28-5-46 0-19 1-35 5-47 3-12 8-23 14-30s13-12 22-15c8-3 17-5 27-5 9 0 17 2 25 5 9 3 16 8 21 15 6 7 12 18 15 30s5 28 5 47zM109 97c0-15-1-28-3-37-1-10-4-18-7-24-4-6-8-10-14-13-5-2-11-3-17-3-7 0-13 1-19 4-6 2-10 6-14 12-3 6-6 14-8 24-1 9-2 22-2 37 0 14 1 27 2 36 2 10 5 19 8 25 4 6 8 10 14 13s12 4 18 4c7 0 12-1 18-4 5-3 9-7 13-13 3-6 6-15 8-25 2-9 3-22 3-36z">
          <text:p/>
        </draw:path>
        <draw:path draw:style-name="gr105" draw:text-style-name="P29" draw:layer="layout" svg:width="0.127cm" svg:height="0.191cm" svg:x="2.752cm" svg:y="18.464cm" svg:viewBox="0 0 128 192" svg:d="M0 192v-17c5-10 11-20 17-28 7-8 14-15 21-22 8-6 15-12 22-17s14-11 21-17c5-5 11-11 14-17 4-7 5-14 5-21 0-6-1-11-2-14-2-5-5-8-7-11-4-2-7-4-12-6s-9-2-15-2c-5 0-9 0-14 2-4 1-8 4-11 6-4 3-6 6-8 10s-3 9-4 14l-26-3c1-6 3-13 6-19 3-5 7-11 13-15 5-5 11-9 19-11 7-3 16-4 25-4 10 0 19 1 27 4 7 2 14 5 18 9 5 5 10 10 12 17 3 6 4 13 4 22 0 6-1 12-4 17-1 7-5 13-9 18-3 5-8 11-13 15-5 5-10 9-16 14-5 4-12 9-18 14-5 4-10 9-16 13-4 4-8 10-13 14-3 4-7 10-8 15h100v20z">
          <text:p/>
        </draw:path>
        <draw:path draw:style-name="gr105" draw:text-style-name="P29" draw:layer="layout" svg:width="0.133cm" svg:height="0.194cm" svg:x="2.911cm" svg:y="18.464cm" svg:viewBox="0 0 134 195" svg:d="M134 97c0 18-2 33-6 46-3 12-7 22-14 30-6 7-13 14-21 16-7 4-17 6-27 6-9 0-18-2-26-6-8-2-15-9-21-16-6-8-10-18-14-30-3-12-5-28-5-46 0-19 2-35 5-47 4-12 8-23 14-30 6-8 13-12 22-15 8-3 16-5 26-5 9 0 19 2 26 5 9 3 16 7 21 15 7 7 12 18 15 30s5 28 5 47zM109 97c0-15-1-28-2-37-2-10-5-18-8-24-4-6-8-10-13-13-7-2-13-4-19-4-7 0-13 2-18 5-6 2-10 6-13 12-4 6-6 14-8 24-2 9-3 22-3 37 0 14 1 27 3 36 2 10 4 18 8 24 3 6 7 10 13 13 5 3 11 4 17 4 7 0 12-1 19-4 5-3 9-7 13-13 3-6 6-14 9-24 1-9 2-22 2-36z">
          <text:p/>
        </draw:path>
        <draw:path draw:style-name="gr105" draw:text-style-name="P29" draw:layer="layout" svg:width="0.133cm" svg:height="0.194cm" svg:x="3.073cm" svg:y="18.464cm" svg:viewBox="0 0 134 195" svg:d="M134 97c0 18-2 33-6 46-3 12-8 22-14 30-6 7-13 14-21 16-8 4-16 6-26 6s-19-2-27-6c-8-2-15-9-21-16-6-8-11-18-14-30-4-12-5-28-5-46 0-19 1-35 5-47 3-12 8-23 14-30 6-8 13-12 22-15 8-3 17-5 27-5 9 0 17 2 25 5 9 3 16 7 21 15 6 7 12 18 15 30s5 28 5 47zM109 97c0-15-1-28-3-37-1-10-4-18-7-24-4-6-8-10-14-13-5-2-11-4-17-4-7 0-13 2-19 5-6 2-10 6-14 12-3 6-6 14-8 24-1 9-2 22-2 37 0 14 1 27 2 36 2 10 5 18 8 24 4 6 8 10 14 13s12 4 18 4c7 0 12-1 18-4 5-3 9-7 13-13 3-6 6-14 8-24 2-9 3-22 3-36z">
          <text:p/>
        </draw:path>
        <draw:path draw:style-name="gr105" draw:text-style-name="P29" draw:layer="layout" svg:width="0.127cm" svg:height="0.191cm" svg:x="2.752cm" svg:y="18.047cm" svg:viewBox="0 0 128 192" svg:d="M0 192v-17c5-10 11-20 17-28 7-8 14-15 21-22 8-6 15-12 22-18 7-5 14-11 21-17 5-5 11-11 14-17 4-6 5-13 5-20 0-6-1-11-2-14-2-5-5-8-7-11-4-2-7-4-12-6s-9-2-15-2c-5 0-9 0-14 2-4 1-8 4-11 6-4 3-6 6-8 10s-3 9-4 14l-26-3c1-6 3-13 6-19 3-5 7-10 13-15 5-5 11-9 19-11 7-3 16-4 25-4 10 0 19 1 27 4 7 1 14 5 18 9 5 5 10 10 12 17 3 6 4 13 4 22 0 6-1 12-4 17-1 6-5 12-9 17-3 5-8 10-13 15s-10 10-16 15c-5 4-12 9-18 14-5 4-10 8-16 13-4 4-8 10-13 14-3 4-7 9-8 15h100v20z">
          <text:p/>
        </draw:path>
        <draw:path draw:style-name="gr105" draw:text-style-name="P29" draw:layer="layout" svg:width="0.132cm" svg:height="0.19cm" svg:x="2.912cm" svg:y="18.05cm" svg:viewBox="0 0 133 191" svg:d="M133 128c0 9-2 18-5 26s-8 14-13 20c-6 5-13 10-22 13-8 3-18 4-30 4-10 0-19 0-26-3-8-3-14-5-19-10-5-3-9-8-12-14-3-5-5-11-6-17l24-3c1 4 3 7 5 11 1 2 4 6 7 8 3 3 6 5 11 7 5 1 10 2 16 2 8 0 13-2 19-3 5-2 10-5 13-8 4-4 7-9 9-14s2-12 2-18c0-7 0-12-2-17s-5-10-8-13c-4-4-8-6-13-8-6-2-12-4-19-4-4 0-8 1-11 2-4 0-6 2-10 3-2 1-5 2-7 4-3 2-5 4-7 5h-24l6-101h110v20h-87l-4 60c5-3 10-6 16-8 7-3 15-4 24-4s19 2 26 4c8 3 14 7 19 13 6 5 10 11 13 18 3 8 5 16 5 25z">
          <text:p/>
        </draw:path>
        <draw:path draw:style-name="gr105" draw:text-style-name="P29" draw:layer="layout" svg:width="0.133cm" svg:height="0.193cm" svg:x="3.073cm" svg:y="18.047cm" svg:viewBox="0 0 134 194" svg:d="M134 97c0 19-2 34-6 47-3 12-8 22-14 29s-13 14-21 16c-8 4-16 5-26 5s-19-1-27-5c-8-2-15-9-21-16s-11-17-14-29c-4-12-5-28-5-47 0-18 1-34 5-46 3-12 8-23 14-30 6-9 13-13 22-16 8-3 17-5 27-5 9 0 17 2 25 5 9 3 16 7 21 16 6 7 12 18 15 30s5 28 5 46zM109 97c0-15-1-27-3-36-1-10-4-18-7-24-4-6-8-10-14-13-5-2-11-3-17-3-7 0-13 1-19 4-6 2-10 6-14 12-3 6-6 14-8 24-1 9-2 22-2 36 0 15 1 28 2 37 2 10 5 18 8 24 4 6 8 10 14 13 6 2 12 4 18 4 7 0 12-2 18-4 5-3 9-7 13-13 3-6 6-14 8-24 2-9 3-22 3-37z">
          <text:p/>
        </draw:path>
        <draw:path draw:style-name="gr105" draw:text-style-name="P29" draw:layer="layout" svg:width="0.132cm" svg:height="0.193cm" svg:x="2.749cm" svg:y="17.631cm" svg:viewBox="0 0 133 194" svg:d="M133 140c0 9-2 16-4 23-3 7-7 12-13 17-7 5-13 8-22 11-8 2-16 3-27 3-12 0-22-1-30-4s-14-7-20-11c-5-5-9-11-12-17-2-6-4-12-5-18l25-3c1 5 2 10 5 14 2 3 4 7 8 10 2 3 7 6 12 7 4 1 10 2 17 2 13 0 22-2 29-9 7-6 11-14 11-26 0-7-2-12-6-16-2-5-7-8-11-10-4-3-10-4-15-5-6-1-10-1-16-1h-13v-21h13c5 0 10-1 14-2 6-1 10-2 14-4 5-3 7-6 11-11 3-4 3-9 3-15 0-12-2-20-8-25-7-6-15-9-27-9-11 0-20 3-27 8-6 5-10 13-11 24l-25-2c1-9 4-17 7-23 4-6 8-11 14-15s12-7 19-9c8-2 15-3 23-3 11 0 20 1 28 4 7 3 14 7 20 11 4 4 8 10 10 16 3 6 4 12 4 20 0 5-1 10-3 16-2 4-3 8-7 12-3 4-8 8-13 10-5 3-11 5-19 7 8 0 15 2 21 5 7 2 11 6 15 10 3 4 7 8 8 13 2 6 3 10 3 16z">
          <text:p/>
        </draw:path>
        <draw:path draw:style-name="gr105" draw:text-style-name="P29" draw:layer="layout" svg:width="0.133cm" svg:height="0.193cm" svg:x="2.911cm" svg:y="17.631cm" svg:viewBox="0 0 134 194" svg:d="M134 97c0 19-2 33-6 47-3 12-7 21-14 29-6 7-13 14-21 16-7 4-17 5-27 5-9 0-18-1-26-5-8-2-15-9-21-16-6-8-10-17-14-29-3-13-5-28-5-47 0-18 2-34 5-46 4-13 8-24 14-31 6-8 13-12 22-16 8-2 16-4 26-4 9 0 19 2 26 4 9 4 16 8 21 16 7 7 12 18 15 31 3 12 5 28 5 46zM109 97c0-15-1-27-2-36-2-10-5-19-8-25-4-6-8-11-13-13-7-2-13-4-19-4-7 0-13 2-18 5-6 1-10 6-13 12-4 6-6 15-8 25-2 9-3 22-3 36 0 15 1 27 3 37s4 18 8 24c3 6 7 10 13 13 5 2 11 4 17 4 7 0 12-2 19-4 5-3 9-7 13-13 3-6 6-14 9-24 1-10 2-22 2-37z">
          <text:p/>
        </draw:path>
        <draw:path draw:style-name="gr105" draw:text-style-name="P29" draw:layer="layout" svg:width="0.133cm" svg:height="0.193cm" svg:x="3.073cm" svg:y="17.631cm" svg:viewBox="0 0 134 194" svg:d="M134 97c0 19-2 33-6 47-3 12-8 21-14 29-6 7-13 14-21 16-8 4-16 5-26 5s-19-1-27-5c-8-2-15-9-21-16-6-8-11-17-14-29-4-13-5-28-5-47 0-18 1-34 5-46 3-13 8-24 14-31 6-8 13-12 22-16 8-2 17-4 27-4 9 0 17 2 25 4 9 4 16 8 21 16 6 7 12 18 15 31 3 12 5 28 5 46zM109 97c0-15-1-27-3-36-1-10-4-19-7-25-4-6-8-11-14-13-5-2-11-4-17-4-7 0-13 2-19 5-6 1-10 6-14 12-3 6-6 15-8 25-1 9-2 22-2 36 0 15 1 27 2 37 2 10 5 18 8 24 4 6 8 10 14 13 6 2 12 4 18 4 7 0 12-2 18-4 5-3 9-7 13-13 3-6 6-14 8-24s3-22 3-37z">
          <text:p/>
        </draw:path>
        <draw:path draw:style-name="gr105" draw:text-style-name="P29" draw:layer="layout" svg:width="0.132cm" svg:height="0.193cm" svg:x="2.749cm" svg:y="17.214cm" svg:viewBox="0 0 133 194" svg:d="M133 140c0 9-2 16-4 23-3 7-7 12-13 17-7 5-13 8-22 11-8 2-16 3-27 3-12 0-22-1-30-4s-14-7-20-11c-5-5-9-11-12-17-2-6-4-12-5-18l25-3c1 5 2 10 5 14 2 3 4 7 8 10 2 3 7 6 12 7 4 1 10 2 17 2 13 0 22-2 29-9 7-6 11-14 11-26 0-7-2-12-6-16-2-5-7-8-11-10-4-3-10-4-15-5-6-1-10-1-16-1h-13v-21h13c5 0 10-1 14-2 6-1 10-2 14-4 5-4 7-7 11-12 3-4 3-9 3-15 0-11-2-19-8-24-7-6-15-9-27-9-11 0-20 3-27 8-6 5-10 13-11 23l-25-2c1-8 4-16 7-22 4-6 8-11 14-15s12-7 19-9c8-2 15-3 23-3 11 0 20 1 28 4 7 3 14 7 20 11 4 4 8 10 10 16 3 6 4 12 4 19 0 5-1 10-3 16-2 4-3 8-7 13-3 4-8 8-13 10-5 3-11 5-19 6v1c8 0 15 2 21 5 7 2 11 6 15 10 3 4 7 8 8 13 2 6 3 10 3 16z">
          <text:p/>
        </draw:path>
        <draw:path draw:style-name="gr105" draw:text-style-name="P29" draw:layer="layout" svg:width="0.132cm" svg:height="0.19cm" svg:x="2.912cm" svg:y="17.217cm" svg:viewBox="0 0 133 191" svg:d="M133 126c0 10-2 19-5 27s-8 14-13 20c-6 5-13 10-22 14-8 3-18 4-30 4-10 0-19-1-26-3-8-3-14-5-19-11-5-3-9-9-12-14s-5-11-6-17l24-3c1 4 3 7 5 11 1 2 4 6 7 8 3 3 6 5 11 6 5 2 10 3 16 3 8 0 13-2 19-3 5-2 10-5 13-8 4-5 7-9 9-14s2-12 2-19c0-6 0-11-2-16s-5-9-8-13c-4-3-8-6-13-7-6-2-12-4-19-4-4 0-8 1-11 2-4 0-6 2-10 2-2 1-5 3-7 5-3 2-5 3-7 5h-24l6-101h110v20h-87l-4 60c5-3 10-6 16-9 7-2 15-3 24-3s19 2 26 4c8 3 14 7 19 13 6 5 10 11 13 18s5 15 5 23z">
          <text:p/>
        </draw:path>
        <draw:path draw:style-name="gr105" draw:text-style-name="P29" draw:layer="layout" svg:width="0.133cm" svg:height="0.193cm" svg:x="3.073cm" svg:y="17.214cm" svg:viewBox="0 0 134 194" svg:d="M134 97c0 19-2 33-6 47-3 12-8 21-14 29-6 7-13 13-21 16-8 4-16 5-26 5s-19-1-27-5c-8-3-15-9-21-16-6-8-11-17-14-29-4-13-5-28-5-47 0-18 1-35 5-47 3-12 8-23 14-30 6-8 13-12 22-16 8-2 17-4 27-4 9 0 17 2 25 4 9 4 16 8 21 16 6 7 12 18 15 30s5 29 5 47zM109 97c0-15-1-28-3-37-1-10-4-18-7-24-4-6-8-11-14-13-5-2-11-4-17-4-7 0-13 2-19 5-6 1-10 6-14 12-3 6-6 14-8 24-1 9-2 23-2 37 0 15 1 27 2 37 2 10 5 18 8 24 4 6 8 10 14 13 6 2 12 4 18 4 7 0 12-2 18-4 5-3 9-7 13-13 3-6 6-14 8-24s3-22 3-37z">
          <text:p/>
        </draw:path>
        <draw:path draw:style-name="gr105" draw:text-style-name="P29" draw:layer="layout" svg:width="0.14cm" svg:height="0.187cm" svg:x="2.745cm" svg:y="16.801cm" svg:viewBox="0 0 141 188" svg:d="M114 146v42h-23v-42h-91v-20l88-126h26v125h27v21zM91 27l-1 2c-1 1-2 3-3 5-1 1-2 2-2 4-1 2-2 4-3 4l-50 71c-1 1-1 2-2 3-1 2-2 2-2 3-1 2-2 3-3 4-1 2-2 2-3 2h69z">
          <text:p/>
        </draw:path>
        <draw:path draw:style-name="gr105" draw:text-style-name="P29" draw:layer="layout" svg:width="0.133cm" svg:height="0.193cm" svg:x="2.911cm" svg:y="16.798cm" svg:viewBox="0 0 134 194" svg:d="M134 96c0 19-2 34-6 47-3 13-7 22-14 30-6 7-13 13-21 16-7 3-17 5-27 5-9 0-18-2-26-5s-15-9-21-16c-6-8-10-17-14-30-3-12-5-28-5-47 0-18 2-34 5-46 4-13 8-23 14-30 6-8 13-12 22-16 8-2 16-4 26-4 9 0 19 2 26 4 9 4 16 8 21 16 7 7 12 17 15 30 3 12 5 28 5 46zM109 96c0-15-1-27-2-37-2-9-5-17-8-23-4-6-8-11-13-13-7-2-13-4-19-4-7 0-13 2-18 5-6 1-10 6-13 12-4 6-6 14-8 23-2 10-3 23-3 37 0 16 1 28 3 38 2 9 4 17 8 23 3 6 7 11 13 14 5 2 11 4 17 4 7 0 12-2 19-4 5-3 9-8 13-14 3-6 6-14 9-23 1-10 2-22 2-38z">
          <text:p/>
        </draw:path>
        <draw:path draw:style-name="gr105" draw:text-style-name="P29" draw:layer="layout" svg:width="0.133cm" svg:height="0.193cm" svg:x="3.073cm" svg:y="16.798cm" svg:viewBox="0 0 134 194" svg:d="M134 96c0 19-2 34-6 47-3 13-8 22-14 30-6 7-13 13-21 16s-16 5-26 5-19-2-27-5-15-9-21-16c-6-8-11-17-14-30-4-12-5-28-5-47 0-18 1-34 5-46 3-13 8-23 14-30 6-8 13-12 22-16 8-2 17-4 27-4 9 0 17 2 25 4 9 4 16 8 21 16 6 7 12 17 15 30 3 12 5 28 5 46zM109 96c0-15-1-27-3-37-1-9-4-17-7-23-4-6-8-11-14-13-5-2-11-4-17-4-7 0-13 2-19 5-6 1-10 6-14 12-3 6-6 14-8 23-1 10-2 23-2 37 0 16 1 28 2 38 2 9 5 17 8 23 4 6 8 11 14 14 6 2 12 4 18 4 7 0 12-2 18-4 5-3 9-8 13-14 3-6 6-14 8-23 2-10 3-22 3-38z">
          <text:p/>
        </draw:path>
        <draw:path draw:style-name="gr105" draw:text-style-name="P29" draw:layer="layout" svg:width="0.14cm" svg:height="0.187cm" svg:x="2.745cm" svg:y="16.384cm" svg:viewBox="0 0 141 188" svg:d="M114 145v43h-23v-43h-91v-19l88-126h26v125h27v20zM91 27l-1 2c-1 1-2 3-3 5-1 1-2 2-2 4-1 2-2 4-3 4l-50 71c-1 1-1 2-2 3-1 2-2 2-2 3-1 2-2 3-3 4-1 2-2 2-3 2h69z">
          <text:p/>
        </draw:path>
        <draw:path draw:style-name="gr105" draw:text-style-name="P29" draw:layer="layout" svg:width="0.132cm" svg:height="0.19cm" svg:x="2.912cm" svg:y="16.384cm" svg:viewBox="0 0 133 191" svg:d="M133 127c0 10-2 19-5 26-3 8-8 15-13 21-6 5-13 9-22 13-8 2-18 4-30 4-10 0-19-1-26-3-8-3-14-6-19-10-5-3-9-9-12-14s-5-11-6-18l24-2c1 3 3 7 5 10 1 3 4 7 7 9 3 3 6 5 11 6 5 2 10 3 16 3 8 0 13-2 19-4 5-1 10-4 13-7 4-5 7-9 9-15 2-5 2-11 2-18 0-6 0-11-2-16s-5-9-8-13c-4-3-8-6-13-8-6-1-12-3-19-3-4 0-8 1-11 2-4 0-6 1-10 2-2 1-5 3-7 5-3 1-5 3-7 5h-24l6-102h110v20h-87l-4 61c5-4 10-6 16-9 7-2 15-3 24-3s19 2 26 4c8 3 14 7 19 12 6 6 10 12 13 19s5 15 5 23z">
          <text:p/>
        </draw:path>
        <draw:path draw:style-name="gr105" draw:text-style-name="P29" draw:layer="layout" svg:width="0.133cm" svg:height="0.193cm" svg:x="3.073cm" svg:y="16.381cm" svg:viewBox="0 0 134 194" svg:d="M134 96c0 18-2 33-6 47-3 13-8 22-14 30-6 7-13 13-21 16s-16 5-26 5-19-2-27-5-15-9-21-16c-6-8-11-17-14-30-4-13-5-29-5-47s1-34 5-46c3-12 8-23 14-30 6-8 13-12 22-16 8-2 17-4 27-4 9 0 17 2 25 4 9 4 16 8 21 16 6 7 12 18 15 30s5 28 5 46zM109 96c0-15-1-27-3-37-1-9-4-17-7-23-4-6-8-11-14-13-5-2-11-4-17-4-7 0-13 2-19 4s-10 7-14 13c-3 6-6 14-8 23-1 10-2 23-2 37 0 15 1 27 2 37 2 10 5 18 8 24 4 7 8 11 14 14 6 2 12 4 18 4 7 0 12-2 18-4 5-3 9-7 13-14 3-6 6-14 8-24s3-22 3-37z">
          <text:p/>
        </draw:path>
        <draw:line draw:style-name="gr113" draw:text-style-name="P2" draw:layer="layout" svg:x1="3.854cm" svg:y1="16.663cm" svg:x2="4.553cm" svg:y2="16.663cm">
          <text:p/>
        </draw:line>
        <draw:polygon draw:style-name="gr105" draw:text-style-name="P29" draw:layer="layout" svg:width="0.148cm" svg:height="0.145cm" svg:x="4.129cm" svg:y="16.591cm" svg:viewBox="0 0 149 146" draw:points="0,0 149,0 149,146 0,146">
          <text:p/>
        </draw:polygon>
        <draw:polygon draw:style-name="gr102" draw:text-style-name="P2" draw:layer="layout" svg:width="0.148cm" svg:height="0.145cm" svg:x="4.129cm" svg:y="16.591cm" svg:viewBox="0 0 149 146" draw:points="0,0 149,0 149,146 0,146">
          <text:p/>
        </draw:polygon>
        <draw:line draw:style-name="gr114" draw:text-style-name="P2" draw:layer="layout" svg:x1="3.854cm" svg:y1="17.066cm" svg:x2="4.553cm" svg:y2="17.066cm">
          <text:p/>
        </draw:line>
        <draw:polygon draw:style-name="gr107" draw:text-style-name="P30" draw:layer="layout" svg:width="0.148cm" svg:height="0.145cm" svg:x="4.129cm" svg:y="16.995cm" svg:viewBox="0 0 149 146" draw:points="0,0 75,146 149,0">
          <text:p/>
        </draw:polygon>
        <draw:polygon draw:style-name="gr108" draw:text-style-name="P2" draw:layer="layout" svg:width="0.148cm" svg:height="0.145cm" svg:x="4.129cm" svg:y="16.995cm" svg:viewBox="0 0 149 146" draw:points="0,0 75,146 149,0">
          <text:p/>
        </draw:polygon>
        <draw:line draw:style-name="gr115" draw:text-style-name="P2" draw:layer="layout" svg:x1="3.854cm" svg:y1="17.47cm" svg:x2="4.553cm" svg:y2="17.47cm">
          <text:p/>
        </draw:line>
        <draw:polygon draw:style-name="gr110" draw:text-style-name="P31" draw:layer="layout" svg:width="0.148cm" svg:height="0.145cm" svg:x="4.129cm" svg:y="17.398cm" svg:viewBox="0 0 149 146" draw:points="0,0 0,146 149,72">
          <text:p/>
        </draw:polygon>
        <draw:polygon draw:style-name="gr111" draw:text-style-name="P2" draw:layer="layout" svg:width="0.148cm" svg:height="0.145cm" svg:x="4.129cm" svg:y="17.398cm" svg:viewBox="0 0 149 146" draw:points="0,0 0,146 149,72">
          <text:p/>
        </draw:polygon>
        <draw:path draw:style-name="gr105" draw:text-style-name="P29" draw:layer="layout" svg:width="0.165cm" svg:height="0.167cm" svg:x="4.661cm" svg:y="16.576cm" svg:viewBox="0 0 166 168" svg:d="M145 168v-112c0-5 0-8 0-12 0-5 0-8 1-12 0-4 0-8 0-12-1 4-2 8-4 12 0 4-1 7-3 11-1 4-2 8-4 10l-44 115h-16l-45-115c0-1 0-2-1-4 0-1-1-3-2-5 0-1-1-3-2-6-1-1-1-3-2-5 0-4-2-9-3-13 0 4 0 9 0 13s0 8 0 12c1 4 1 7 1 11v112h-21v-168h30l45 116c1 1 2 4 3 6s1 5 1 7c1 3 2 6 3 8 0 2 1 4 1 6 0-2 1-4 2-6 0-2 1-5 1-8 1-2 2-5 3-8 1-1 2-4 2-5l45-116h30v168z">
          <text:p/>
        </draw:path>
        <draw:path draw:style-name="gr105" draw:text-style-name="P29" draw:layer="layout" svg:width="0.127cm" svg:height="0.133cm" svg:x="4.859cm" svg:y="16.613cm" svg:viewBox="0 0 128 134" svg:d="M40 134c-13 0-23-4-30-12-6-7-10-16-10-28 0-9 2-16 6-21 2-5 7-10 12-13s11-5 18-6c6-1 13-2 20-2h30v-7c0-5-1-10-2-13-1-4-2-7-5-9s-5-4-9-5c-3-1-8-2-12-2s-8 0-11 1c-4 1-6 2-9 4-3 0-4 3-6 6-2 2-3 5-4 9l-22-1c1-6 2-10 5-14 2-5 5-8 9-12 5-2 9-5 16-7 6-2 13-2 22-2 17 0 29 4 38 11 7 7 12 18 12 32v55c0 6 1 11 4 14 1 3 4 5 9 5 1 0 2 0 4 0 1 0 2 0 3-1v14c-2 1-5 1-8 2-3 0-6 0-8 0-6 0-9 0-12-1-3-3-5-5-8-6-2-2-2-5-3-8-1-4-2-7-2-12h-1c-3 5-5 8-8 12-2 3-6 6-9 8-4 2-8 5-13 7-5 1-10 2-16 2zM45 117c7 0 12-2 17-5 6-1 10-5 14-8 3-5 6-9 7-14 2-4 3-8 3-13v-10h-24c-5 0-10 0-15 1s-9 2-13 4c-3 2-6 5-8 8s-4 9-4 15c0 7 3 12 6 16 4 4 10 6 17 6z">
          <text:p/>
        </draw:path>
        <draw:path draw:style-name="gr105" draw:text-style-name="P29" draw:layer="layout" svg:width="0.064cm" svg:height="0.159cm" svg:x="4.991cm" svg:y="16.586cm" svg:viewBox="0 0 65 160" svg:d="M65 157c-3 1-7 2-10 2-4 1-8 1-12 1-18 0-27-10-27-29v-86h-16v-16h17l7-29h14v29h25v16h-25v81c0 7 1 11 4 13 1 2 5 4 10 4 2 0 5-1 6-1 2 0 5-1 7-1z">
          <text:p/>
        </draw:path>
        <draw:polygon draw:style-name="gr105" draw:text-style-name="P29" draw:layer="layout" svg:width="0.021cm" svg:height="0.176cm" svg:x="5.074cm" svg:y="16.567cm" svg:viewBox="0 0 22 177" draw:points="0,0 22,0 22,177 0,177">
          <text:p/>
        </draw:polygon>
        <draw:path draw:style-name="gr105" draw:text-style-name="P29" draw:layer="layout" svg:width="0.127cm" svg:height="0.133cm" svg:x="5.114cm" svg:y="16.613cm" svg:viewBox="0 0 128 134" svg:d="M39 134c-13 0-23-4-30-12-6-7-9-16-9-28 0-9 2-16 5-21s7-10 12-13c6-3 12-5 19-6 6-1 13-2 20-2h30v-7c0-5-1-10-2-13-1-4-3-7-6-9-2-2-5-4-8-5-4-1-8-2-12-2-5 0-8 0-12 1-3 1-6 2-9 4-2 0-4 3-6 6-1 2-2 5-3 9l-22-1c1-6 2-10 4-14 2-5 6-8 10-12 4-2 9-5 16-7 6-2 13-2 22-2 16 0 28 4 37 11 8 7 12 18 12 32v55c0 6 2 11 4 14s4 5 10 5c1 0 1 0 3 0 1 0 3 0 4-1v14c-3 1-6 1-8 2-4 0-6 0-9 0-5 0-9 0-11-1-4-3-6-5-8-6-2-2-3-5-4-8-1-4-2-7-2-12-3 5-6 8-8 12-3 3-6 6-10 8-3 2-8 5-12 7-5 1-11 2-17 2zM44 117c7 0 13-2 18-5 5-1 10-5 13-8 3-5 6-9 8-14 2-4 3-8 3-13v-10h-24c-5 0-11 0-16 1-4 1-9 2-12 4-4 2-6 5-9 8-2 3-3 9-3 15 0 7 2 12 6 16 3 4 9 6 16 6z">
          <text:p/>
        </draw:path>
        <draw:path draw:style-name="gr105" draw:text-style-name="P29" draw:layer="layout" svg:width="0.111cm" svg:height="0.178cm" svg:x="5.258cm" svg:y="16.567cm" svg:viewBox="0 0 112 179" svg:d="M112 112c0 45-16 67-48 67-9 0-18-2-25-6-7-3-13-8-16-16 0 1-1 3-1 6 0 2 0 4 0 6s0 3-1 5c0 1 0 2 0 3h-21c0-1 0-3 0-4 1-1 1-4 1-6s0-5 0-8 0-6 0-9v-150h22v50c0 3 0 5 0 7 0 3 0 4 0 6-1 2-1 4-1 5h1c3-8 9-14 16-17 7-4 16-5 25-5 17 0 29 5 37 16s11 27 11 50zM90 113c0-9-1-17-2-24-1-6-3-11-5-15-3-4-7-7-10-9-4-2-9-3-14-3-6 0-11 1-16 3-4 2-9 4-11 9-3 3-6 8-7 15s-2 15-2 25c0 9 1 16 2 23 1 6 4 11 7 15 2 4 7 6 11 8 5 2 10 3 16 3 5 0 9-1 13-3s7-4 10-8c2-5 4-10 6-16 1-6 2-14 2-23z">
          <text:p/>
        </draw:path>
        <draw:path draw:style-name="gr105" draw:text-style-name="P29" draw:layer="layout" svg:width="0.165cm" svg:height="0.167cm" svg:x="4.661cm" svg:y="16.98cm" svg:viewBox="0 0 166 168" svg:d="M145 168v-112c0-5 0-8 0-13 0-4 0-7 1-11 0-4 0-8 0-12-1 4-2 8-4 12 0 4-1 7-3 11-1 4-2 7-4 10l-44 115h-16l-45-115c0-1 0-3-1-4 0-1-1-3-2-5 0-1-1-3-2-6-1-2-1-3-2-5 0-4-2-9-3-13 0 4 0 9 0 13s0 8 0 12c1 4 1 7 1 11v112h-21v-168h30l45 117c1 1 2 4 3 6s1 5 1 7c1 3 2 5 3 8 0 2 1 3 1 5 0-2 1-3 2-5 0-3 1-5 1-8 1-2 2-5 3-8 1-1 2-4 2-5l45-117h30v168z">
          <text:p/>
        </draw:path>
        <draw:path draw:style-name="gr105" draw:text-style-name="P29" draw:layer="layout" svg:width="0.163cm" svg:height="0.166cm" svg:x="4.85cm" svg:y="16.98cm" svg:viewBox="0 0 164 167" svg:d="M141 167l-21-48h-77l-20 48h-23l69-167h26l69 167zM92 46c-2-3-3-7-4-10-2-4-3-6-3-9-1-3-2-5-3-7 0-2-1-3-1-4 0 1 0 2-1 4s-1 4-2 7-2 5-3 9c-1 3-3 8-4 10l-21 55h63z">
          <text:p/>
        </draw:path>
        <draw:path draw:style-name="gr105" draw:text-style-name="P29" draw:layer="layout" svg:width="0.146cm" svg:height="0.167cm" svg:x="5.031cm" svg:y="16.98cm" svg:viewBox="0 0 147 168" svg:d="M147 83c0 14-2 26-6 37-5 10-11 19-18 26-8 7-16 12-27 17-11 3-21 5-32 5h-64v-168h56c13 0 25 2 36 5 12 3 22 8 29 15 8 6 14 15 20 25 4 10 6 22 6 38zM124 83c0-12-2-22-5-30-4-9-8-15-14-20-7-5-14-9-22-11-9-3-18-4-27-4h-34v131h39c9 0 17-1 24-4 8-3 14-7 21-12 6-5 10-12 13-21s5-19 5-29z">
          <text:p/>
        </draw:path>
        <draw:polygon draw:style-name="gr105" draw:text-style-name="P29" draw:layer="layout" svg:width="0.022cm" svg:height="0.176cm" svg:x="5.213cm" svg:y="16.971cm" svg:viewBox="0 0 23 177" draw:points="0,0 23,0 23,177 0,177">
          <text:p/>
        </draw:polygon>
        <draw:path draw:style-name="gr105" draw:text-style-name="P29" draw:layer="layout" svg:width="0.022cm" svg:height="0.176cm" svg:x="5.259cm" svg:y="16.971cm" svg:viewBox="0 0 23 177" svg:d="M0 20v-20h23v20zM0 177v-129h23v129z">
          <text:p/>
        </draw:path>
        <draw:path draw:style-name="gr105" draw:text-style-name="P29" draw:layer="layout" svg:width="0.111cm" svg:height="0.177cm" svg:x="5.305cm" svg:y="16.971cm" svg:viewBox="0 0 112 178" svg:d="M112 112c0 45-17 66-49 66-10 0-18-1-25-5-6-3-12-8-16-16 0 1-1 3-1 6 0 2 0 4 0 6s0 3-1 5c0 1 0 2 0 3h-20c0-1 0-3 0-4s0-4 0-6 0-5 0-8 0-6 0-9v-150h22v51c0 2 0 5 0 7s0 4 0 6c-1 2-1 4-1 5h1c4-8 9-14 16-17 7-4 15-6 25-6 16 0 28 6 36 17s13 27 13 49zM88 113c0-9-1-17-2-23s-3-11-5-16c-3-3-6-6-10-8-3-2-8-3-14-3s-10 1-15 3c-4 2-8 4-11 8s-5 9-7 16c-1 6-2 14-2 24 0 8 1 16 2 23 2 6 4 11 7 15s7 6 11 8 9 3 15 3 10-1 13-3c5-2 7-4 10-9 3-4 4-9 6-15 1-6 2-14 2-23z">
          <text:p/>
        </draw:path>
        <draw:path draw:style-name="gr105" draw:text-style-name="P29" draw:layer="layout" svg:width="0.157cm" svg:height="0.171cm" svg:x="4.653cm" svg:y="17.381cm" svg:viewBox="0 0 158 172" svg:d="M83 18c-10 0-18 2-25 5-8 3-14 8-20 14-4 5-8 13-11 21-2 8-3 17-3 27s1 19 4 28c3 8 6 15 11 21 6 7 13 11 20 15 7 3 15 5 25 5 7 0 13-1 18-3 5-1 11-4 15-7 5-3 8-8 13-12 3-4 6-9 8-14l20 10c-4 6-8 12-12 18-4 5-10 10-16 14-7 4-14 7-22 9-7 3-15 3-25 3-14 0-26-1-36-6-10-4-19-10-26-18s-12-18-16-28c-3-11-5-23-5-35 0-13 2-25 6-35 3-11 9-19 16-27 7-7 16-13 26-17s22-6 35-6c17 0 33 4 47 11 11 7 20 16 26 30l-22 7c-2-3-4-8-7-11-3-4-6-6-11-10-4-2-9-4-14-6-6-2-12-3-19-3z">
          <text:p/>
        </draw:path>
        <draw:path draw:style-name="gr105" draw:text-style-name="P29" draw:layer="layout" svg:width="0.155cm" svg:height="0.188cm" svg:x="3.455cm" svg:y="20.827cm" svg:viewBox="0 0 156 189" svg:d="M125 189l-103-161c0 4 0 9 1 14 0 3 0 7 0 11s0 8 0 11v125h-23v-189h30l105 162c0-5-1-9-1-14 0-3 0-8-1-12 0-4 0-8 0-12v-124h23v189z">
          <text:p/>
        </draw:path>
        <draw:path draw:style-name="gr105" draw:text-style-name="P29" draw:layer="layout" svg:width="0.119cm" svg:height="0.147cm" svg:x="3.658cm" svg:y="20.87cm" svg:viewBox="0 0 120 148" svg:d="M25 0v93c0 7 0 12 2 18 1 4 2 8 4 11 3 3 6 4 10 6 3 1 9 2 14 2 6 0 11-1 15-4 7-1 10-4 14-8 3-4 6-8 8-14 1-6 2-12 2-19v-85h25v115c0 3 0 6 0 10 0 2 0 6 0 8 0 4 0 6 0 8 1 3 1 4 1 5h-24c0-1 0-2 0-4s0-4 0-7c-1-3-1-5-1-8 0-2 0-4 0-6-2 4-5 8-8 11-2 4-6 7-9 9-5 2-10 4-15 5-4 1-10 2-16 2-8 0-15-1-21-2-6-3-11-6-15-10s-6-9-8-16c-2-6-3-14-3-23v-97z">
          <text:p/>
        </draw:path>
        <draw:path draw:style-name="gr105" draw:text-style-name="P29" draw:layer="layout" svg:width="0.195cm" svg:height="0.147cm" svg:x="3.82cm" svg:y="20.868cm" svg:viewBox="0 0 196 148" svg:d="M87 148v-92c0-7 0-13-1-19-1-4-3-8-6-11-2-3-5-4-8-6-3-1-8-2-12-2-5 0-11 1-14 4-5 1-8 4-12 8-2 4-5 8-6 14-1 7-2 13-2 20v84h-25v-115c0-3 0-6 0-10 0-2 0-6 0-8 0-4 0-7-1-8 0-3 0-4 0-5h24c0 1 0 2 0 4s0 4 0 7c0 2 1 5 1 8 0 2 0 4 0 6 2-5 4-8 7-12 2-3 6-6 9-8s7-4 12-6c4 0 9-1 15-1 11 0 21 1 27 6 7 4 11 11 14 21 2-5 5-8 8-12 2-3 6-6 9-8 4-2 7-4 13-6 4 0 9-1 15-1 7 0 14 1 19 2 5 3 10 6 13 10 3 3 6 9 8 16 2 6 2 14 2 23v97h-24v-92c0-7 0-13-1-19-1-4-3-8-4-11-3-3-6-4-9-6-4-1-8-2-12-2-6 0-11 1-14 3-5 2-8 5-12 8-2 4-5 9-6 14-2 8-3 14-3 21v84z">
          <text:p/>
        </draw:path>
        <draw:polygon draw:style-name="gr105" draw:text-style-name="P29" draw:layer="layout" svg:width="0.026cm" svg:height="0.029cm" svg:x="4.059cm" svg:y="20.986cm" svg:viewBox="0 0 27 30" draw:points="0,0 27,0 27,30 0,30">
          <text:p/>
        </draw:polygon>
        <draw:path draw:style-name="gr105" draw:text-style-name="P29" draw:layer="layout" svg:width="0.132cm" svg:height="0.149cm" svg:x="4.184cm" svg:y="20.868cm" svg:viewBox="0 0 133 150" svg:d="M133 74c0 26-7 46-18 58-12 12-28 18-49 18-11 0-20-2-28-4-8-4-15-8-20-14-6-6-10-14-13-24-3-9-5-20-5-34 0-50 22-74 67-74 11 0 21 1 29 4 8 4 15 8 20 14 6 6 9 14 12 24 4 9 5 20 5 32zM106 74c0-11-1-20-3-27-1-8-4-13-7-18-4-4-7-7-13-9-5-2-10-3-16-3s-12 1-17 3-10 5-13 9c-4 5-6 11-8 18s-3 16-3 27 1 22 3 29 5 13 9 18c2 4 7 7 12 9 4 2 10 3 15 3 7 0 12-1 17-3 6-2 10-5 14-9 3-5 6-10 7-18 2-7 3-18 3-29z">
          <text:p/>
        </draw:path>
        <draw:path draw:style-name="gr105" draw:text-style-name="P29" draw:layer="layout" svg:width="0.073cm" svg:height="0.198cm" svg:x="4.339cm" svg:y="20.817cm" svg:viewBox="0 0 74 199" svg:d="M46 71v128h-26v-128h-20v-18h20v-16c0-6 1-10 2-14 1-5 2-9 6-12 3-4 6-7 11-8 5-2 11-3 18-3 3 0 6 0 9 0 3 1 6 1 8 2v18c-1-1-3-1-5-1s-4-1-6-1c-3 0-6 1-9 2-1 1-3 3-5 4-1 2-3 5-3 7 0 3 0 6 0 9v13h28v18z">
          <text:p/>
        </draw:path>
        <draw:path draw:style-name="gr105" draw:text-style-name="P29" draw:layer="layout" svg:width="0.071cm" svg:height="0.179cm" svg:x="4.478cm" svg:y="20.837cm" svg:viewBox="0 0 72 180" svg:d="M72 177c-4 1-8 2-11 2-5 1-9 1-15 1-20 0-29-11-29-33v-96h-17v-18h17l8-33h16v33h28v18h-28v91c0 7 1 11 4 14 2 3 6 4 12 4 4 0 5 0 8 0 2-1 4-1 7-2z">
          <text:p/>
        </draw:path>
        <draw:path draw:style-name="gr105" draw:text-style-name="P29" draw:layer="layout" svg:width="0.025cm" svg:height="0.198cm" svg:x="4.561cm" svg:y="20.817cm" svg:viewBox="0 0 26 199" svg:d="M0 23v-23h26v23zM0 199v-146h26v146z">
          <text:p/>
        </draw:path>
        <draw:path draw:style-name="gr105" draw:text-style-name="P29" draw:layer="layout" svg:width="0.195cm" svg:height="0.147cm" svg:x="4.63cm" svg:y="20.868cm" svg:viewBox="0 0 196 148" svg:d="M87 148v-92c0-7 0-13-1-19-1-4-3-8-5-11s-5-4-8-6c-4-1-8-2-12-2-6 0-12 1-15 4-5 1-8 4-12 8-2 4-5 8-6 14-2 7-2 13-2 20v84h-25v-115c0-3 0-6 0-10 0-2 0-6 0-8 0-4 0-7-1-8 0-3 0-4 0-5h24c0 1 0 2 0 4s0 4 0 7c0 2 1 5 1 8 0 2 0 4 0 6 2-5 4-8 7-12 2-3 6-6 8-8 4-2 8-4 13-6 5 0 10-1 16-1 11 0 20 1 26 6 7 4 11 11 14 21 2-5 5-8 8-12 2-3 6-6 9-8 4-2 7-4 13-6 4 0 9-1 14-1 8 0 14 1 20 2 5 3 10 6 13 10 3 3 6 9 8 16 1 6 2 14 2 23v97h-24v-92c0-7 0-13-1-19-1-4-3-8-5-11s-5-4-8-6c-4-1-8-2-12-2-6 0-11 1-15 3s-7 5-11 8c-2 4-5 9-6 14-2 8-3 14-3 21v84z">
          <text:p/>
        </draw:path>
        <draw:path draw:style-name="gr105" draw:text-style-name="P29" draw:layer="layout" svg:width="0.13cm" svg:height="0.149cm" svg:x="4.856cm" svg:y="20.868cm" svg:viewBox="0 0 131 150" svg:d="M25 79c0 9 1 16 3 22 1 6 3 12 7 17 3 4 8 8 12 10 5 3 11 4 19 4 11 0 20-2 26-6 6-5 10-10 13-16l22 6c-2 4-4 8-6 12-4 4-8 8-13 11-4 3-10 6-17 8s-15 3-25 3c-22 0-38-6-49-19-12-12-17-32-17-58 0-13 1-24 4-34 4-10 9-17 15-23 5-6 12-10 20-13 9-2 17-3 26-3 13 0 23 1 31 6 8 3 15 9 20 16 6 7 10 14 12 24s3 19 3 30v3zM105 61c-2-15-5-26-12-33s-16-11-28-11c-4 0-8 1-13 2-5 2-8 4-13 7-3 3-7 8-9 14-3 5-4 12-5 21z">
          <text:p/>
        </draw:path>
        <draw:path draw:style-name="gr105" draw:text-style-name="P29" draw:layer="layout" svg:width="0.122cm" svg:height="0.149cm" svg:x="5.083cm" svg:y="20.868cm" svg:viewBox="0 0 123 150" svg:d="M123 107c0 7-2 14-5 19-2 5-7 9-11 13-5 3-11 7-19 9-7 1-16 2-26 2-7 0-15-1-22-2-8-1-14-3-20-6-4-3-8-7-12-11-3-5-6-10-8-18l22-4c2 8 6 14 12 18 8 3 17 5 28 5 6 0 11 0 15-1 5-1 8-2 12-4 2-1 5-4 7-6 1-4 2-8 2-12s-1-8-2-10c-3-3-6-6-9-7-4-2-9-4-14-6-5-1-11-3-18-5-5-1-11-3-18-4-5-3-10-5-16-8-4-3-8-7-10-12-4-4-5-10-5-17 0-13 5-23 14-30 10-7 25-10 43-10 16 0 29 2 39 8 9 6 16 15 18 27l-23 3c0-4-1-7-4-9-2-3-4-5-8-7-2-1-6-2-10-3s-8-1-12-1c-11 0-19 2-25 5-5 3-8 8-8 15 0 4 1 7 3 10 1 2 4 4 8 6s8 3 14 4c4 2 9 3 15 5 5 0 8 1 13 3 4 1 7 2 11 4 4 1 8 3 11 5 4 2 6 5 9 8 3 2 4 7 6 11s3 8 3 13z">
          <text:p/>
        </draw:path>
        <draw:path draw:style-name="gr105" draw:text-style-name="P29" draw:layer="layout" svg:width="0.13cm" svg:height="0.149cm" svg:x="5.226cm" svg:y="20.868cm" svg:viewBox="0 0 131 150" svg:d="M26 79c0 9 1 16 3 22 1 6 3 12 7 17 3 4 8 8 12 10 5 3 11 4 19 4 11 0 20-2 26-6 6-5 10-10 13-16l21 6c-2 4-4 8-6 12-3 4-7 8-12 11-4 3-10 6-17 8s-15 3-25 3c-22 0-38-6-50-19-12-12-17-32-17-58 0-13 1-24 4-34 4-10 10-17 16-23 5-6 12-10 20-13 9-2 17-3 26-3 13 0 23 1 31 6 8 3 15 9 20 16s9 14 11 24 3 19 3 30v3zM106 61c-2-15-6-26-13-33-6-7-15-11-28-11-3 0-7 1-12 2-5 2-8 4-13 7-3 3-7 8-10 14-2 5-3 12-4 21z">
          <text:p/>
        </draw:path>
        <draw:path draw:style-name="gr105" draw:text-style-name="P29" draw:layer="layout" svg:width="0.071cm" svg:height="0.147cm" svg:x="5.394cm" svg:y="20.868cm" svg:viewBox="0 0 72 148" svg:d="M1 148v-113c0-2 0-6 0-8 0-4 0-6 0-10 0-2 0-5-1-8 0-2 0-5 0-7h24c0 2 0 5 0 7 0 3 0 6 0 8 1 3 1 5 1 8s0 5 0 7c2-6 4-10 6-15 2-3 5-7 7-9 3-3 5-5 9-7 3 0 9-1 14-1 3 0 4 0 6 1 2 0 3 0 5 0v22c-2-1-4-1-7-1-1 0-4 0-7 0-7 0-11 1-15 3-4 3-7 6-10 10-3 5-4 10-5 17-1 6-2 13-2 20v76z">
          <text:p/>
        </draw:path>
        <draw:path draw:style-name="gr105" draw:text-style-name="P29" draw:layer="layout" svg:width="0.025cm" svg:height="0.198cm" svg:x="5.486cm" svg:y="20.817cm" svg:viewBox="0 0 26 199" svg:d="M0 23v-23h26v23zM0 199v-146h26v146z">
          <text:p/>
        </draw:path>
        <draw:path draw:style-name="gr105" draw:text-style-name="P29" draw:layer="layout" svg:width="0.131cm" svg:height="0.149cm" svg:x="5.55cm" svg:y="20.868cm" svg:viewBox="0 0 132 150" svg:d="M26 79c0 9 1 16 2 22s4 12 7 17c4 4 8 8 12 10 6 3 12 4 20 4 11 0 20-2 26-6 6-5 11-10 13-16l21 6c-2 4-3 8-6 12-2 4-7 8-11 11-5 3-11 6-18 8s-15 3-25 3c-22 0-39-6-50-19-12-12-17-32-17-58 0-13 1-24 5-34 3-10 8-17 15-23 5-6 12-10 20-13 8-2 16-3 26-3 13 0 24 1 31 6 8 3 15 9 21 16 5 7 8 14 10 24 3 10 4 19 4 30v3zM106 61c-2-15-5-26-12-33-6-7-16-11-29-11-3 0-8 1-12 2-6 2-9 4-13 7s-7 8-10 14c-3 5-3 12-4 21z">
          <text:p/>
        </draw:path>
        <draw:path draw:style-name="gr105" draw:text-style-name="P29" draw:layer="layout" svg:width="0.121cm" svg:height="0.149cm" svg:x="5.708cm" svg:y="20.868cm" svg:viewBox="0 0 122 150" svg:d="M122 107c0 7-2 14-4 19-3 5-7 9-11 13-6 3-12 7-20 9-7 1-15 2-25 2-8 0-16-1-23-2s-13-3-18-6c-6-3-10-7-13-11-4-5-7-10-8-18l23-4c1 8 6 14 12 18 7 3 16 5 27 5 5 0 10 0 15-1 4-1 8-2 11-4 3-1 5-4 7-6 2-4 3-8 3-12s-1-8-3-10c-2-3-5-6-9-7-3-2-8-4-14-6-5-1-10-3-17-5-5-1-11-3-18-4-5-3-10-5-15-8-6-3-9-7-12-12-3-4-4-10-4-17 0-13 4-23 15-30 9-7 23-10 42-10 15 0 29 2 38 8 10 6 16 15 19 27l-23 3c-1-4-2-7-4-9-2-3-5-5-8-7-3-1-7-2-11-3-3-1-8-1-11-1-12 0-19 2-25 5-5 3-8 8-8 15 0 4 1 7 3 10 2 2 4 4 8 6 3 2 8 3 13 4 4 2 10 3 16 5 4 0 8 1 12 3 4 1 8 2 11 4 5 1 8 3 12 5 3 2 6 5 8 8 3 2 5 7 7 11 1 4 2 8 2 13z">
          <text:p/>
        </draw:path>
        <draw:path draw:style-name="gr105" draw:text-style-name="P29" draw:layer="layout" svg:width="0.027cm" svg:height="0.064cm" svg:x="5.864cm" svg:y="20.986cm" svg:viewBox="0 0 28 65" svg:d="M28 0v22c0 5 0 9-1 14 0 3 0 8-1 10-1 4-2 7-4 10-1 2-2 6-4 9h-18c5-7 8-12 10-18 3-6 4-11 4-18h-13v-29z">
          <text:p/>
        </draw:path>
        <draw:polygon draw:style-name="gr105" draw:text-style-name="P29" draw:layer="layout" svg:width="0.133cm" svg:height="0.145cm" svg:x="5.98cm" svg:y="20.87cm" svg:viewBox="0 0 134 146" draw:points="106,146 66,86 26,146 0,146 52,71 1,0 29,0 66,56 103,0 130,0 80,71 134,146">
          <text:p/>
        </draw:polygon>
        <draw:polygon draw:style-name="gr105" draw:text-style-name="P29" draw:layer="layout" svg:width="0.12cm" svg:height="0.188cm" svg:x="6.136cm" svg:y="20.827cm" svg:viewBox="0 0 121 189" draw:points="0,189 0,168 50,168 50,22 6,54 6,30 52,0 75,0 75,168 121,168 121,189">
          <text:p/>
        </draw:polygon>
        <draw:path draw:style-name="gr105" draw:text-style-name="P29" draw:layer="layout" svg:width="0.027cm" svg:height="0.064cm" svg:x="6.393cm" svg:y="20.986cm" svg:viewBox="0 0 28 65" svg:d="M28 0v22c0 5 0 9 0 14 0 3-1 8-2 10-1 4-2 7-5 10-1 2-2 6-4 9h-17c4-7 7-12 9-18 3-6 4-11 4-18h-12v-29z">
          <text:p/>
        </draw:path>
        <draw:path draw:style-name="gr105" draw:text-style-name="P29" draw:layer="layout" svg:width="0.133cm" svg:height="0.193cm" svg:x="6.448cm" svg:y="20.824cm" svg:viewBox="0 0 134 194" svg:d="M134 96c0 18-1 33-5 47-3 13-8 22-14 30-6 7-13 13-21 16s-16 5-27 5c-10 0-18-2-26-5s-15-9-21-16c-6-8-11-17-14-30-4-13-6-29-6-47s2-34 6-46c3-12 8-23 14-30 6-8 13-12 22-16 8-2 16-4 27-4 9 0 17 2 25 4 9 4 16 8 21 16 6 7 12 18 15 30s4 28 4 46zM110 96c0-15-1-27-3-37-1-9-4-17-8-23-3-6-7-11-13-13-5-2-11-4-17-4-8 0-14 2-19 5-6 1-10 6-14 12-3 6-6 14-8 23-1 10-2 23-2 37 0 15 1 27 2 37 2 10 5 18 8 24 4 7 8 11 14 14 5 2 11 4 17 4 8 0 13-2 19-4 5-3 9-7 13-14 3-6 6-14 8-24s3-22 3-37z">
          <text:p/>
        </draw:path>
        <draw:path draw:style-name="gr105" draw:text-style-name="P29" draw:layer="layout" svg:width="0.133cm" svg:height="0.193cm" svg:x="6.61cm" svg:y="20.824cm" svg:viewBox="0 0 134 194" svg:d="M134 96c0 18-2 33-5 47-4 13-8 22-14 30-6 7-13 13-21 16s-17 5-26 5c-10 0-19-2-26-5-9-3-16-9-22-16-7-8-11-17-14-30-4-13-6-29-6-47s2-34 6-46c3-12 7-23 14-30 6-8 13-12 22-16 8-2 17-4 27-4 8 0 17 2 25 4 9 4 16 8 21 16 6 7 11 18 15 30 2 12 4 28 4 46zM110 96c0-15-1-27-3-37-2-9-4-17-8-23-3-6-8-11-13-13s-11-4-17-4c-7 0-13 2-19 5-5 1-9 6-14 12-3 6-6 14-8 23-1 10-2 23-2 37 0 15 1 27 2 37 2 10 5 18 8 24 5 7 9 11 14 14 6 2 12 4 18 4 7 0 12-2 17-4 6-3 10-7 13-14 4-6 6-14 9-24 2-10 3-22 3-37z">
          <text:p/>
        </draw:path>
        <draw:path draw:style-name="gr105" draw:text-style-name="P29" draw:layer="layout" svg:width="0.133cm" svg:height="0.193cm" svg:x="6.772cm" svg:y="20.824cm" svg:viewBox="0 0 134 194" svg:d="M134 96c0 18-2 33-5 47-4 13-8 22-14 30-6 7-13 13-21 16s-17 5-26 5c-10 0-19-2-27-5s-14-9-21-16c-6-8-10-17-15-30-3-13-5-29-5-47s2-34 5-46c5-12 9-23 15-30 7-8 13-12 22-16 8-2 17-4 26-4s18 2 26 4c9 4 15 8 21 16 6 7 11 18 15 30 2 12 4 28 4 46zM109 96c0-15 0-27-2-37-2-9-4-17-8-23-3-6-8-11-13-13s-11-4-18-4-13 2-18 5c-5 1-10 6-13 12-4 6-6 14-8 23-2 10-2 23-2 37 0 15 0 27 2 37s4 18 8 24c3 7 8 11 13 14 5 2 11 4 18 4s12-2 17-4c5-3 10-7 13-14 4-6 6-14 9-24 2-10 2-22 2-37z">
          <text:p/>
        </draw:path>
        <draw:path draw:style-name="gr105" draw:text-style-name="P29" draw:layer="layout" svg:width="0.191cm" svg:height="0.182cm" svg:x="2.416cm" svg:y="19.365cm" svg:viewBox="0 0 192 183" svg:d="M192 22h-127c-5 0-10 0-14 0-5 0-10 0-13 0-5 0-9 0-14 0 5 0 9 1 14 3 4 1 7 3 12 4 4 1 8 2 12 4l130 48v19l-130 49c-2 1-3 1-4 2-2 1-5 1-7 2-1 1-4 2-6 2-2 1-4 1-6 2-5 1-10 3-15 5 5-1 10-1 15-1s9 0 13 0c5 0 9-1 13-1h127v23h-192v-34l134-50c1-1 4-2 7-3 2-1 6-2 8-2 3-1 7-2 9-2 3-1 5-1 6-2-1 0-3 0-6-1s-6-2-9-3-6-1-8-2c-3-1-6-2-7-3l-134-49v-32h192z">
          <text:p/>
        </draw:path>
        <draw:path draw:style-name="gr105" draw:text-style-name="P29" draw:layer="layout" svg:width="0.152cm" svg:height="0.128cm" svg:x="2.458cm" svg:y="19.198cm" svg:viewBox="0 0 153 129" svg:d="M81 104c8 0 15-1 21-3 7-1 12-3 17-7 5-3 8-7 11-12 3-6 4-12 4-19 0-11-2-19-7-26-4-6-9-10-16-12l6-21c4 1 9 4 12 6 5 3 9 6 12 11 4 5 7 10 8 17 3 7 4 15 4 25 0 22-6 38-20 50-13 10-33 16-58 16-14 0-25-1-35-5-10-3-17-8-24-14-5-6-9-12-12-20s-4-18-4-26c0-13 1-22 6-31 3-8 9-14 17-19 6-5 14-9 24-11 10-1 20-3 31-3h3zM63 25c-16 1-27 5-34 12-7 6-11 15-11 27 0 4 0 8 2 13 1 5 3 9 7 13 3 3 8 7 13 10 6 2 13 3 23 4z">
          <text:p/>
        </draw:path>
        <draw:path draw:style-name="gr105" draw:text-style-name="P29" draw:layer="layout" svg:width="0.149cm" svg:height="0.191cm" svg:x="2.458cm" svg:y="18.967cm" svg:viewBox="0 0 150 192" svg:d="M150 107h-92c-8 0-14 1-19 1-4 1-9 2-11 5-4 2-5 4-6 8-2 3-2 7-2 12s1 11 3 15c1 4 5 8 8 10 5 3 9 6 14 6 6 2 13 3 20 3h85v24h-115c-4 0-6 0-10 0-3 0-8 1-10 1-4 0-7 0-8 0-3 0-4 0-5 0v-23c1 0 2 0 4 0s4 0 7 0c2 0 5-1 9-1 2 0 5 0 7 0-5-3-8-4-13-7-3-3-7-5-8-9-3-3-5-7-7-11 0-5-1-11-1-16 0-11 2-20 7-26 4-6 11-11 22-13v-1c-5-2-8-5-13-7-3-3-7-6-8-10-3-3-5-7-7-11 0-5-1-10-1-16 0-7 1-13 2-18 3-5 6-10 10-13 4-4 11-6 17-8 7-1 15-2 23-2h98v24h-92c-8 0-14 0-19 0-4 1-9 3-11 5-4 2-5 5-6 9-2 3-2 7-2 12s1 9 3 14c1 3 4 7 8 10s9 5 14 6c6 2 13 3 20 3h85z">
          <text:p/>
        </draw:path>
        <draw:path draw:style-name="gr105" draw:text-style-name="P29" draw:layer="layout" svg:width="0.152cm" svg:height="0.129cm" svg:x="2.458cm" svg:y="18.805cm" svg:viewBox="0 0 153 130" svg:d="M76 0c25 0 44 5 57 17 14 10 20 27 20 48 0 10-2 19-4 28-4 8-8 14-15 20-7 5-15 10-25 12-10 3-20 5-33 5-51 0-76-22-76-66 0-11 1-21 4-29 4-8 8-15 15-20 6-5 14-9 24-11 9-3 20-4 33-4zM76 25c-12 0-21 1-28 2-8 2-14 5-19 8-4 4-6 7-8 13-2 4-3 10-3 16s1 12 3 17c2 4 5 8 9 13 5 3 11 6 18 8 8 2 16 2 28 2 11 0 21 0 28-2 8-2 13-5 18-8 5-5 7-9 9-13 2-5 3-10 3-16s-1-11-3-17c-2-5-4-8-9-12-4-3-10-6-18-8-7-2-17-3-28-3z">
          <text:p/>
        </draw:path>
        <draw:path draw:style-name="gr105" draw:text-style-name="P29" draw:layer="layout" svg:width="0.149cm" svg:height="0.068cm" svg:x="2.458cm" svg:y="18.696cm" svg:viewBox="0 0 150 69" svg:d="M150 68h-113c-2 0-6 0-9 0s-6 1-10 1c-3 0-6 0-9 0-2 0-5 0-7 0v-24c2 0 5 0 7 0 3 0 6 0 9 0 4-1 6-1 9-1s4 0 6 0c-5-1-10-3-15-6-4-1-8-3-10-6-3-2-5-6-7-9 0-4-1-8-1-13 0-2 0-4 1-6 0-1 0-3 0-4h23c0 2 0 3 0 6 0 2 0 4 0 7 0 5 0 11 3 14 3 4 6 7 10 10 5 2 10 4 16 5s13 2 20 2h77z">
          <text:p/>
        </draw:path>
        <draw:path draw:style-name="gr105" draw:text-style-name="P29" draw:layer="layout" svg:width="0.205cm" svg:height="0.135cm" svg:x="2.46cm" svg:y="18.555cm" svg:viewBox="0 0 206 136" svg:d="M147 56c10 4 18 7 25 11 8 3 14 7 18 11 6 5 9 10 12 15 2 5 4 11 4 18 0 3 0 6 0 8 0 3 0 6-1 9h-18c0-2 0-4 0-6s0-4 0-5c0-7-3-14-8-20s-14-11-25-16l-8-2-146 57v-25l82-31c2-1 6-2 9-4 5 0 9-2 13-3 4-2 7-3 11-4 3-1 5-1 6-2-1 0-3-1-6-2s-6-2-10-3c-3-1-7-3-11-4-4-2-7-3-10-3l-84-28v-27z">
          <text:p/>
        </draw:path>
        <draw:path draw:style-name="gr105" draw:text-style-name="P29" draw:layer="layout" svg:width="0.15cm" svg:height="0.116cm" svg:x="2.46cm" svg:y="18.348cm" svg:viewBox="0 0 151 117" svg:d="M0 92h94c8 0 13 0 18-2 5-1 9-3 12-4 3-3 5-6 6-10 2-3 2-8 2-14 0-5-1-10-3-15s-5-9-9-12c-4-4-8-5-14-7s-12-3-20-3h-86v-24h117c3 0 6 0 9 0 4 0 7 0 10 0s6 0 8-1c3 0 3 0 4 0v23c-1 0-1 0-3 0-3 0-5 1-7 1-3 0-5 0-8 0s-5 0-7 0v1c4 1 8 4 11 6 4 4 7 7 9 10 3 5 4 8 6 13 1 5 2 10 2 16 0 9-1 15-3 21s-5 10-9 14c-5 4-10 7-16 10-7 1-15 2-24 2h-99z">
          <text:p/>
        </draw:path>
        <draw:path draw:style-name="gr105" draw:text-style-name="P29" draw:layer="layout" svg:width="0.152cm" svg:height="0.119cm" svg:x="2.458cm" svg:y="18.193cm" svg:viewBox="0 0 153 120" svg:d="M108 0c7 0 13 2 19 5 6 2 11 6 14 11 4 4 7 10 9 19 2 7 3 15 3 25 0 9-1 16-2 23-2 7-3 12-6 17-4 5-7 10-13 13-5 4-11 5-18 7l-3-21c8-2 13-6 16-12 5-7 7-16 7-27 0-5-1-10-2-14 0-4-2-8-4-12-1-2-4-6-7-8-2-1-6-2-10-2-5 0-9 1-12 2-2 4-5 7-7 10-1 4-3 8-5 13-1 6-2 12-4 18s-4 11-5 17c-2 6-5 11-8 15-3 5-7 9-12 12-4 2-10 4-17 4-13 0-24-5-31-14-7-10-10-24-10-41 0-16 2-29 8-39 6-9 15-15 28-18l2 22c-3 1-7 1-9 5-3 2-5 4-6 8-2 3-3 6-4 10s-1 7-1 12c0 10 2 18 5 23 4 6 8 8 15 8 5 0 8-1 11-2 2-2 4-5 6-8 2-4 3-8 4-12 2-6 3-11 5-17 0-4 1-7 3-11 1-5 3-8 4-13 1-4 3-8 6-10 1-4 4-7 8-9 2-3 6-5 10-6 4-2 8-3 13-3z">
          <text:p/>
        </draw:path>
        <draw:path draw:style-name="gr105" draw:text-style-name="P29" draw:layer="layout" svg:width="0.152cm" svg:height="0.141cm" svg:x="2.458cm" svg:y="18.029cm" svg:viewBox="0 0 153 142" svg:d="M153 97c0 14-4 25-12 32-8 9-20 13-33 13-9 0-17-2-24-6-6-5-11-9-14-15-4-6-6-13-8-20-1-8-2-15-2-22v-33h-8c-6 0-11 0-16 2-4 1-7 3-10 5-3 3-4 6-6 10-1 4-2 9-2 14 0 4 1 9 1 12 1 4 3 7 4 10 2 3 4 5 7 7s7 2 12 3l-3 26c-5-1-10-4-16-6-4-2-8-6-12-10-3-5-6-11-9-18-1-7-2-15-2-25 0-18 4-31 13-40 8-10 20-14 37-14h63c7 0 12-1 16-3s5-6 5-11c0-1 0-3 0-4 0-2 0-2 0-4h15c1 3 2 6 2 10 1 2 1 6 1 9 0 4-1 8-2 11-1 4-3 7-6 8-3 2-5 4-10 5-4 2-8 2-13 2v1c5 3 9 6 13 8 5 4 7 7 10 11s5 8 7 14c1 5 2 11 2 18zM134 92c0-8-2-15-5-20-2-7-6-11-10-15-5-4-10-6-15-8s-10-3-15-3h-11v27c0 5 0 11 0 16 1 5 3 10 5 14s5 7 9 10c5 1 10 3 16 3 9 0 15-2 19-7 5-4 7-10 7-17z">
          <text:p/>
        </draw:path>
        <draw:path draw:style-name="gr105" draw:text-style-name="P29" draw:layer="layout" svg:width="0.207cm" svg:height="0.122cm" svg:x="2.458cm" svg:y="17.886cm" svg:viewBox="0 0 208 123" svg:d="M208 61c0 9-1 16-3 23-1 6-4 11-7 15-3 6-7 9-12 12-4 2-9 5-15 6l-3-25c7 0 12-4 15-10 5-5 7-12 7-22 0-5-1-11-3-15s-4-9-7-11c-4-4-8-6-14-7-5-2-11-3-19-3h-24c4 2 7 4 11 7 3 3 6 5 8 10 3 3 5 7 7 13 1 4 2 10 2 17 0 10-2 18-4 24-4 6-8 12-14 16-7 4-14 7-24 9-9 2-20 3-32 3s-22-1-32-3c-9-2-18-5-25-9-6-5-12-10-15-17-4-7-5-16-5-25 0-12 2-21 7-28s12-13 21-17v-1c-3 0-5 0-8 0s-5 0-8 0-5-1-7-1-3 0-3 0v-22c1 0 2 0 5 0 1 0 3 0 7 0 2 0 5 0 9 0 3 0 6 0 11 0h112c21 0 36 5 46 14 11 11 16 26 16 47zM77 24c-11 0-19 1-26 3-8 2-14 5-20 8-4 4-8 8-9 13-3 4-4 9-4 14 0 7 1 12 4 16 1 5 5 9 9 12 6 2 13 5 20 6 7 2 15 2 26 2 10 0 19 0 26-2 8-1 13-4 18-6 4-3 7-6 9-11 2-4 3-9 3-16 0-6-1-10-3-15s-5-8-10-12-10-7-18-8c-7-3-16-4-25-4z">
          <text:p/>
        </draw:path>
        <draw:path draw:style-name="gr105" draw:text-style-name="P29" draw:layer="layout" svg:width="0.152cm" svg:height="0.128cm" svg:x="2.458cm" svg:y="17.718cm" svg:viewBox="0 0 153 129" svg:d="M81 104c8 0 15-1 21-3 7-1 12-3 17-7 5-3 8-7 11-12s4-11 4-18c0-11-2-19-7-26-4-6-9-10-16-12l6-22c4 1 9 4 12 6 5 3 9 6 12 11 4 6 7 11 8 18 3 7 4 15 4 25 0 21-6 37-20 49-13 10-33 16-58 16-14 0-25-1-35-5s-17-8-24-14c-5-6-9-12-12-20s-4-17-4-25c0-13 1-22 6-31 3-8 9-15 17-20 6-6 14-9 24-11s20-3 31-3h3zM63 26c-16 1-27 5-34 11s-11 16-11 28c0 4 0 8 2 13 1 4 3 8 7 12 3 3 8 7 13 10 6 2 13 3 23 4z">
          <text:p/>
        </draw:path>
        <draw:path draw:style-name="gr105" draw:text-style-name="P29" draw:layer="layout" svg:width="0.065cm" svg:height="0.027cm" svg:x="2.578cm" svg:y="17.644cm" svg:viewBox="0 0 66 28" svg:d="M0 0h22c6 0 10 1 14 1s8 1 12 2c2 1 6 2 8 3 4 1 7 3 10 6v16c-6-4-12-7-18-9s-12-3-18-3v11h-30z">
          <text:p/>
        </draw:path>
        <draw:path draw:style-name="gr105" draw:text-style-name="P29" draw:layer="layout" svg:width="0.191cm" svg:height="0.182cm" svg:x="2.416cm" svg:y="17.421cm" svg:viewBox="0 0 192 183" svg:d="M192 23h-127c-5 0-10 0-14 0-5 0-10-1-13-1-5 0-9 0-14 0 5 1 9 2 14 4 4 0 7 2 12 3 4 2 8 3 12 5l130 49v18l-130 49c-2 1-3 1-4 2-2 0-5 0-7 1-1 1-4 2-6 2-2 1-4 2-6 3-5 1-10 2-15 4 5-1 10-1 15-1s9 0 13 0c5 0 9-1 13-1h127v23h-192v-33l134-50c1-1 4-2 7-3 2 0 6-1 8-1 3-1 7-2 9-3 3-1 5-1 6-2-1 0-3 0-6-1-3 0-6-1-9-2s-6-2-8-3c-3-1-6-2-7-2l-134-50v-33h192z">
          <text:p/>
        </draw:path>
        <draw:path draw:style-name="gr105" draw:text-style-name="P29" draw:layer="layout" svg:width="0.191cm" svg:height="0.145cm" svg:x="2.416cm" svg:y="17.227cm" svg:viewBox="0 0 192 146" svg:d="M138 0c10 0 18 3 25 7s13 9 17 15 7 14 10 22c1 9 2 18 2 26v76h-192v-68c0-9 2-19 3-27 2-9 5-16 9-21 4-6 9-11 14-13 6-3 13-4 21-4 5 0 11 0 15 1 5 2 10 5 13 7 4 3 7 7 10 12 2 4 5 9 6 15 1-7 2-14 5-20s6-10 11-15c4-3 8-7 14-8 5-2 11-5 17-5zM51 38c-11 0-18 3-22 10-5 7-7 17-7 30v43h60v-43c0-7-1-13-3-18 0-6-3-10-6-13-2-3-6-6-9-6-5-2-9-3-13-3zM136 27c-6 0-11 1-15 3-5 3-8 6-11 10s-4 9-6 14c-1 7-2 13-2 20v47h69v-49c0-7 0-12-1-18s-3-10-6-14c-2-4-6-7-11-9-4-3-10-4-17-4z">
          <text:p/>
        </draw:path>
        <draw:polygon draw:style-name="gr102" draw:text-style-name="P2" draw:layer="layout" svg:width="3.432cm" svg:height="3.749cm" svg:x="8.37cm" svg:y="16.468cm" svg:viewBox="0 0 3433 3750" draw:points="1717,3750 0,3750 0,0 3433,0 3433,3750">
          <text:p/>
        </draw:polygon>
        <draw:line draw:style-name="gr112" draw:text-style-name="P2" draw:layer="layout" svg:x1="11.802cm" svg:y1="20.216cm" svg:x2="8.37cm" svg:y2="20.216cm">
          <text:p/>
        </draw:line>
        <draw:line draw:style-name="gr112" draw:text-style-name="P2" draw:layer="layout" svg:x1="11.802cm" svg:y1="19.592cm" svg:x2="8.37cm" svg:y2="19.592cm">
          <text:p/>
        </draw:line>
        <draw:line draw:style-name="gr112" draw:text-style-name="P2" draw:layer="layout" svg:x1="11.802cm" svg:y1="18.967cm" svg:x2="8.37cm" svg:y2="18.967cm">
          <text:p/>
        </draw:line>
        <draw:line draw:style-name="gr112" draw:text-style-name="P2" draw:layer="layout" svg:x1="11.802cm" svg:y1="18.341cm" svg:x2="8.37cm" svg:y2="18.341cm">
          <text:p/>
        </draw:line>
        <draw:line draw:style-name="gr112" draw:text-style-name="P2" draw:layer="layout" svg:x1="11.802cm" svg:y1="17.716cm" svg:x2="8.37cm" svg:y2="17.716cm">
          <text:p/>
        </draw:line>
        <draw:line draw:style-name="gr112" draw:text-style-name="P2" draw:layer="layout" svg:x1="11.802cm" svg:y1="17.091cm" svg:x2="8.37cm" svg:y2="17.091cm">
          <text:p/>
        </draw:line>
        <draw:line draw:style-name="gr102" draw:text-style-name="P2" draw:layer="layout" svg:x1="8.37cm" svg:y1="20.346cm" svg:x2="8.37cm" svg:y2="20.216cm">
          <text:p/>
        </draw:line>
        <draw:line draw:style-name="gr102" draw:text-style-name="P2" draw:layer="layout" svg:x1="8.37cm" svg:y1="20.346cm" svg:x2="8.37cm" svg:y2="20.216cm">
          <text:p/>
        </draw:line>
        <draw:line draw:style-name="gr102" draw:text-style-name="P2" draw:layer="layout" svg:x1="9.228cm" svg:y1="20.346cm" svg:x2="9.228cm" svg:y2="20.216cm">
          <text:p/>
        </draw:line>
        <draw:line draw:style-name="gr102" draw:text-style-name="P2" draw:layer="layout" svg:x1="9.228cm" svg:y1="20.346cm" svg:x2="9.228cm" svg:y2="20.216cm">
          <text:p/>
        </draw:line>
        <draw:line draw:style-name="gr102" draw:text-style-name="P2" draw:layer="layout" svg:x1="10.085cm" svg:y1="20.346cm" svg:x2="10.085cm" svg:y2="20.216cm">
          <text:p/>
        </draw:line>
        <draw:line draw:style-name="gr102" draw:text-style-name="P2" draw:layer="layout" svg:x1="10.085cm" svg:y1="20.346cm" svg:x2="10.085cm" svg:y2="20.216cm">
          <text:p/>
        </draw:line>
        <draw:line draw:style-name="gr102" draw:text-style-name="P2" draw:layer="layout" svg:x1="10.943cm" svg:y1="20.346cm" svg:x2="10.943cm" svg:y2="20.216cm">
          <text:p/>
        </draw:line>
        <draw:line draw:style-name="gr102" draw:text-style-name="P2" draw:layer="layout" svg:x1="10.943cm" svg:y1="20.346cm" svg:x2="10.943cm" svg:y2="20.216cm">
          <text:p/>
        </draw:line>
        <draw:line draw:style-name="gr102" draw:text-style-name="P2" draw:layer="layout" svg:x1="11.802cm" svg:y1="20.346cm" svg:x2="11.802cm" svg:y2="20.216cm">
          <text:p/>
        </draw:line>
        <draw:line draw:style-name="gr102" draw:text-style-name="P2" draw:layer="layout" svg:x1="11.802cm" svg:y1="20.346cm" svg:x2="11.802cm" svg:y2="20.216cm">
          <text:p/>
        </draw:line>
        <draw:line draw:style-name="gr102" draw:text-style-name="P2" draw:layer="layout" svg:x1="8.37cm" svg:y1="20.216cm" svg:x2="11.802cm" svg:y2="20.216cm">
          <text:p/>
        </draw:line>
        <draw:line draw:style-name="gr102" draw:text-style-name="P2" draw:layer="layout" svg:x1="8.239cm" svg:y1="20.216cm" svg:x2="8.37cm" svg:y2="20.216cm">
          <text:p/>
        </draw:line>
        <draw:line draw:style-name="gr102" draw:text-style-name="P2" draw:layer="layout" svg:x1="8.239cm" svg:y1="20.216cm" svg:x2="8.37cm" svg:y2="20.216cm">
          <text:p/>
        </draw:line>
        <draw:line draw:style-name="gr102" draw:text-style-name="P2" draw:layer="layout" svg:x1="8.239cm" svg:y1="19.592cm" svg:x2="8.37cm" svg:y2="19.592cm">
          <text:p/>
        </draw:line>
        <draw:line draw:style-name="gr102" draw:text-style-name="P2" draw:layer="layout" svg:x1="8.239cm" svg:y1="19.592cm" svg:x2="8.37cm" svg:y2="19.592cm">
          <text:p/>
        </draw:line>
        <draw:line draw:style-name="gr102" draw:text-style-name="P2" draw:layer="layout" svg:x1="8.239cm" svg:y1="18.966cm" svg:x2="8.37cm" svg:y2="18.966cm">
          <text:p/>
        </draw:line>
        <draw:line draw:style-name="gr102" draw:text-style-name="P2" draw:layer="layout" svg:x1="8.239cm" svg:y1="18.966cm" svg:x2="8.37cm" svg:y2="18.966cm">
          <text:p/>
        </draw:line>
        <draw:line draw:style-name="gr102" draw:text-style-name="P2" draw:layer="layout" svg:x1="8.239cm" svg:y1="18.341cm" svg:x2="8.37cm" svg:y2="18.341cm">
          <text:p/>
        </draw:line>
        <draw:line draw:style-name="gr102" draw:text-style-name="P2" draw:layer="layout" svg:x1="8.239cm" svg:y1="18.341cm" svg:x2="8.37cm" svg:y2="18.341cm">
          <text:p/>
        </draw:line>
        <draw:line draw:style-name="gr102" draw:text-style-name="P2" draw:layer="layout" svg:x1="8.239cm" svg:y1="17.716cm" svg:x2="8.37cm" svg:y2="17.716cm">
          <text:p/>
        </draw:line>
        <draw:line draw:style-name="gr102" draw:text-style-name="P2" draw:layer="layout" svg:x1="8.239cm" svg:y1="17.716cm" svg:x2="8.37cm" svg:y2="17.716cm">
          <text:p/>
        </draw:line>
        <draw:line draw:style-name="gr102" draw:text-style-name="P2" draw:layer="layout" svg:x1="8.239cm" svg:y1="17.091cm" svg:x2="8.37cm" svg:y2="17.091cm">
          <text:p/>
        </draw:line>
        <draw:line draw:style-name="gr102" draw:text-style-name="P2" draw:layer="layout" svg:x1="8.239cm" svg:y1="17.091cm" svg:x2="8.37cm" svg:y2="17.091cm">
          <text:p/>
        </draw:line>
        <draw:line draw:style-name="gr102" draw:text-style-name="P2" draw:layer="layout" svg:x1="8.239cm" svg:y1="16.467cm" svg:x2="8.37cm" svg:y2="16.467cm">
          <text:p/>
        </draw:line>
        <draw:line draw:style-name="gr102" draw:text-style-name="P2" draw:layer="layout" svg:x1="8.239cm" svg:y1="16.467cm" svg:x2="8.37cm" svg:y2="16.467cm">
          <text:p/>
        </draw:line>
        <draw:line draw:style-name="gr102" draw:text-style-name="P2" draw:layer="layout" svg:x1="8.37cm" svg:y1="20.216cm" svg:x2="8.37cm" svg:y2="16.467cm">
          <text:p/>
        </draw:line>
        <draw:line draw:style-name="gr113" draw:text-style-name="P2" draw:layer="layout" svg:x1="8.37cm" svg:y1="19.93cm" svg:x2="11.802cm" svg:y2="19.93cm">
          <text:p/>
        </draw:line>
        <draw:polygon draw:style-name="gr105" draw:text-style-name="P29" draw:layer="layout" svg:width="0.174cm" svg:height="0.172cm" svg:x="8.283cm" svg:y="19.843cm" svg:viewBox="0 0 175 173" draw:points="0,0 175,0 175,173 0,173">
          <text:p/>
        </draw:polygon>
        <draw:polygon draw:style-name="gr102" draw:text-style-name="P2" draw:layer="layout" svg:width="0.174cm" svg:height="0.172cm" svg:x="8.283cm" svg:y="19.843cm" svg:viewBox="0 0 175 173" draw:points="0,0 175,0 175,173 0,173">
          <text:p/>
        </draw:polygon>
        <draw:polygon draw:style-name="gr105" draw:text-style-name="P29" draw:layer="layout" svg:width="0.174cm" svg:height="0.172cm" svg:x="9.141cm" svg:y="19.843cm" svg:viewBox="0 0 175 173" draw:points="0,0 175,0 175,173 0,173">
          <text:p/>
        </draw:polygon>
        <draw:polygon draw:style-name="gr102" draw:text-style-name="P2" draw:layer="layout" svg:width="0.174cm" svg:height="0.172cm" svg:x="9.141cm" svg:y="19.843cm" svg:viewBox="0 0 175 173" draw:points="0,0 175,0 175,173 0,173">
          <text:p/>
        </draw:polygon>
        <draw:polygon draw:style-name="gr105" draw:text-style-name="P29" draw:layer="layout" svg:width="0.175cm" svg:height="0.172cm" svg:x="9.998cm" svg:y="19.843cm" svg:viewBox="0 0 176 173" draw:points="0,0 176,0 176,173 0,173">
          <text:p/>
        </draw:polygon>
        <draw:polygon draw:style-name="gr102" draw:text-style-name="P2" draw:layer="layout" svg:width="0.175cm" svg:height="0.172cm" svg:x="9.998cm" svg:y="19.843cm" svg:viewBox="0 0 176 173" draw:points="0,0 176,0 176,173 0,173">
          <text:p/>
        </draw:polygon>
        <draw:polygon draw:style-name="gr105" draw:text-style-name="P29" draw:layer="layout" svg:width="0.175cm" svg:height="0.172cm" svg:x="10.856cm" svg:y="19.843cm" svg:viewBox="0 0 176 173" draw:points="0,0 176,0 176,173 0,173">
          <text:p/>
        </draw:polygon>
        <draw:polygon draw:style-name="gr102" draw:text-style-name="P2" draw:layer="layout" svg:width="0.175cm" svg:height="0.172cm" svg:x="10.856cm" svg:y="19.843cm" svg:viewBox="0 0 176 173" draw:points="0,0 176,0 176,173 0,173">
          <text:p/>
        </draw:polygon>
        <draw:polygon draw:style-name="gr105" draw:text-style-name="P29" draw:layer="layout" svg:width="0.175cm" svg:height="0.172cm" svg:x="11.714cm" svg:y="19.843cm" svg:viewBox="0 0 176 173" draw:points="0,0 176,0 176,173 0,173">
          <text:p/>
        </draw:polygon>
        <draw:polygon draw:style-name="gr102" draw:text-style-name="P2" draw:layer="layout" svg:width="0.175cm" svg:height="0.172cm" svg:x="11.714cm" svg:y="19.843cm" svg:viewBox="0 0 176 173" draw:points="0,0 176,0 176,173 0,173">
          <text:p/>
        </draw:polygon>
        <draw:polyline draw:style-name="gr114" draw:text-style-name="P2" draw:layer="layout" svg:width="3.432cm" svg:height="1.562cm" svg:x="8.37cm" svg:y="18.067cm" svg:viewBox="0 0 3433 1563" draw:points="0,1563 859,850 1716,437 2574,287 3433,0">
          <text:p/>
        </draw:polyline>
        <draw:polygon draw:style-name="gr107" draw:text-style-name="P30" draw:layer="layout" svg:width="0.174cm" svg:height="0.171cm" svg:x="8.283cm" svg:y="19.543cm" svg:viewBox="0 0 175 172" draw:points="0,0 88,172 175,0">
          <text:p/>
        </draw:polygon>
        <draw:polygon draw:style-name="gr108" draw:text-style-name="P2" draw:layer="layout" svg:width="0.174cm" svg:height="0.171cm" svg:x="8.283cm" svg:y="19.543cm" svg:viewBox="0 0 175 172" draw:points="0,0 88,172 175,0">
          <text:p/>
        </draw:polygon>
        <draw:polygon draw:style-name="gr107" draw:text-style-name="P30" draw:layer="layout" svg:width="0.174cm" svg:height="0.171cm" svg:x="9.141cm" svg:y="18.831cm" svg:viewBox="0 0 175 172" draw:points="0,0 88,172 175,0">
          <text:p/>
        </draw:polygon>
        <draw:polygon draw:style-name="gr108" draw:text-style-name="P2" draw:layer="layout" svg:width="0.174cm" svg:height="0.171cm" svg:x="9.141cm" svg:y="18.831cm" svg:viewBox="0 0 175 172" draw:points="0,0 88,172 175,0">
          <text:p/>
        </draw:polygon>
        <draw:polygon draw:style-name="gr107" draw:text-style-name="P30" draw:layer="layout" svg:width="0.175cm" svg:height="0.172cm" svg:x="9.998cm" svg:y="18.418cm" svg:viewBox="0 0 176 173" draw:points="0,0 87,173 176,0">
          <text:p/>
        </draw:polygon>
        <draw:polygon draw:style-name="gr108" draw:text-style-name="P2" draw:layer="layout" svg:width="0.175cm" svg:height="0.172cm" svg:x="9.998cm" svg:y="18.418cm" svg:viewBox="0 0 176 173" draw:points="0,0 87,173 176,0">
          <text:p/>
        </draw:polygon>
        <draw:polygon draw:style-name="gr107" draw:text-style-name="P30" draw:layer="layout" svg:width="0.175cm" svg:height="0.172cm" svg:x="10.856cm" svg:y="18.268cm" svg:viewBox="0 0 176 173" draw:points="0,0 87,173 176,0">
          <text:p/>
        </draw:polygon>
        <draw:polygon draw:style-name="gr108" draw:text-style-name="P2" draw:layer="layout" svg:width="0.175cm" svg:height="0.172cm" svg:x="10.856cm" svg:y="18.268cm" svg:viewBox="0 0 176 173" draw:points="0,0 87,173 176,0">
          <text:p/>
        </draw:polygon>
        <draw:polygon draw:style-name="gr107" draw:text-style-name="P30" draw:layer="layout" svg:width="0.175cm" svg:height="0.171cm" svg:x="11.714cm" svg:y="17.981cm" svg:viewBox="0 0 176 172" draw:points="0,0 88,172 176,0">
          <text:p/>
        </draw:polygon>
        <draw:polygon draw:style-name="gr108" draw:text-style-name="P2" draw:layer="layout" svg:width="0.175cm" svg:height="0.171cm" svg:x="11.714cm" svg:y="17.981cm" svg:viewBox="0 0 176 172" draw:points="0,0 88,172 176,0">
          <text:p/>
        </draw:polygon>
        <draw:polyline draw:style-name="gr115" draw:text-style-name="P2" draw:layer="layout" svg:width="3.432cm" svg:height="0.187cm" svg:x="8.37cm" svg:y="19.817cm" svg:viewBox="0 0 3433 188" draw:points="0,188 859,125 1716,74 2574,50 3433,0">
          <text:p/>
        </draw:polyline>
        <draw:polygon draw:style-name="gr110" draw:text-style-name="P31" draw:layer="layout" svg:width="0.174cm" svg:height="0.172cm" svg:x="8.283cm" svg:y="19.918cm" svg:viewBox="0 0 175 173" draw:points="0,0 0,173 175,86">
          <text:p/>
        </draw:polygon>
        <draw:polygon draw:style-name="gr111" draw:text-style-name="P2" draw:layer="layout" svg:width="0.174cm" svg:height="0.172cm" svg:x="8.283cm" svg:y="19.918cm" svg:viewBox="0 0 175 173" draw:points="0,0 0,173 175,86">
          <text:p/>
        </draw:polygon>
        <draw:polygon draw:style-name="gr110" draw:text-style-name="P31" draw:layer="layout" svg:width="0.174cm" svg:height="0.172cm" svg:x="9.141cm" svg:y="19.855cm" svg:viewBox="0 0 175 173" draw:points="0,0 0,173 175,87">
          <text:p/>
        </draw:polygon>
        <draw:polygon draw:style-name="gr111" draw:text-style-name="P2" draw:layer="layout" svg:width="0.174cm" svg:height="0.172cm" svg:x="9.141cm" svg:y="19.855cm" svg:viewBox="0 0 175 173" draw:points="0,0 0,173 175,87">
          <text:p/>
        </draw:polygon>
        <draw:polygon draw:style-name="gr110" draw:text-style-name="P31" draw:layer="layout" svg:width="0.175cm" svg:height="0.173cm" svg:x="9.998cm" svg:y="19.805cm" svg:viewBox="0 0 176 174" draw:points="0,0 0,174 176,86">
          <text:p/>
        </draw:polygon>
        <draw:polygon draw:style-name="gr111" draw:text-style-name="P2" draw:layer="layout" svg:width="0.175cm" svg:height="0.173cm" svg:x="9.998cm" svg:y="19.805cm" svg:viewBox="0 0 176 174" draw:points="0,0 0,174 176,86">
          <text:p/>
        </draw:polygon>
        <draw:polygon draw:style-name="gr110" draw:text-style-name="P31" draw:layer="layout" svg:width="0.175cm" svg:height="0.171cm" svg:x="10.856cm" svg:y="19.781cm" svg:viewBox="0 0 176 172" draw:points="0,0 0,172 176,86">
          <text:p/>
        </draw:polygon>
        <draw:polygon draw:style-name="gr111" draw:text-style-name="P2" draw:layer="layout" svg:width="0.175cm" svg:height="0.171cm" svg:x="10.856cm" svg:y="19.781cm" svg:viewBox="0 0 176 172" draw:points="0,0 0,172 176,86">
          <text:p/>
        </draw:polygon>
        <draw:polygon draw:style-name="gr110" draw:text-style-name="P31" draw:layer="layout" svg:width="0.175cm" svg:height="0.171cm" svg:x="11.714cm" svg:y="19.731cm" svg:viewBox="0 0 176 172" draw:points="0,0 0,172 176,87">
          <text:p/>
        </draw:polygon>
        <draw:polygon draw:style-name="gr111" draw:text-style-name="P2" draw:layer="layout" svg:width="0.175cm" svg:height="0.171cm" svg:x="11.714cm" svg:y="19.731cm" svg:viewBox="0 0 176 172" draw:points="0,0 0,172 176,87">
          <text:p/>
        </draw:polygon>
        <draw:path draw:style-name="gr105" draw:text-style-name="P29" draw:layer="layout" svg:width="0.132cm" svg:height="0.191cm" svg:x="8.3cm" svg:y="20.493cm" svg:viewBox="0 0 133 192" svg:d="M133 127c0 11-2 20-4 27-4 8-8 15-13 21-7 5-14 9-23 13-8 2-18 4-29 4s-19-1-26-3c-8-3-14-6-20-10-5-4-8-9-12-14-2-5-5-11-6-18l24-2c1 3 3 7 5 10s4 7 7 9c3 3 7 5 11 6 5 2 11 3 17 3 7 0 12-2 17-4 6-1 10-4 14-7 4-5 7-9 8-15 3-5 4-11 4-19 0-6-1-11-4-16-1-5-4-9-8-13-3-3-8-6-13-8-5-1-10-3-17-3-5 0-8 1-12 2-3 0-6 1-9 2s-5 3-8 5c-3 1-4 3-7 5h-24l6-102h111v21h-88l-3 60c4-4 9-6 15-9 7-2 15-3 24-3 10 0 18 2 25 4 8 3 15 7 21 12s9 12 13 19c2 7 4 14 4 23z">
          <text:p/>
        </draw:path>
        <draw:polygon draw:style-name="gr105" draw:text-style-name="P29" draw:layer="layout" svg:width="0.12cm" svg:height="0.188cm" svg:x="9.087cm" svg:y="20.493cm" svg:viewBox="0 0 121 189" draw:points="0,189 0,168 49,168 49,23 6,54 6,31 51,0 75,0 75,168 121,168 121,189">
          <text:p/>
        </draw:polygon>
        <draw:path draw:style-name="gr105" draw:text-style-name="P29" draw:layer="layout" svg:width="0.133cm" svg:height="0.193cm" svg:x="9.238cm" svg:y="20.491cm" svg:viewBox="0 0 134 194" svg:d="M134 97c0 18-1 33-5 46-3 13-8 22-14 30-6 7-13 13-21 16-9 3-17 5-27 5s-18-2-26-5-15-9-21-16c-6-8-11-17-14-30-4-12-6-28-6-46 0-19 2-35 6-47 3-12 8-23 14-30 6-8 13-12 22-16 7-2 16-4 26-4 9 0 17 2 26 4 9 4 16 8 21 16 6 7 12 18 15 30s4 28 4 47zM110 97c0-16-1-28-3-38-1-9-4-17-8-23-3-6-7-11-14-13-5-2-11-4-17-4-7 0-13 2-19 4-5 2-9 7-13 13-3 6-6 14-8 23-1 10-2 24-2 38 0 15 1 27 2 37 2 9 5 17 8 23 4 7 8 11 13 14 6 2 12 4 18 4 7 0 12-2 17-4 6-3 11-7 15-14 3-6 6-14 8-23 2-10 3-22 3-37z">
          <text:p/>
        </draw:path>
        <draw:polygon draw:style-name="gr105" draw:text-style-name="P29" draw:layer="layout" svg:width="0.12cm" svg:height="0.188cm" svg:x="9.945cm" svg:y="20.493cm" svg:viewBox="0 0 121 189" draw:points="0,189 0,168 50,168 50,23 6,54 6,31 52,0 75,0 75,168 121,168 121,189">
          <text:p/>
        </draw:polygon>
        <draw:path draw:style-name="gr105" draw:text-style-name="P29" draw:layer="layout" svg:width="0.132cm" svg:height="0.191cm" svg:x="10.097cm" svg:y="20.493cm" svg:viewBox="0 0 133 192" svg:d="M133 127c0 11-1 20-4 27-3 8-8 15-13 21-6 5-13 9-22 13-8 2-17 4-29 4-10 0-19-1-26-3-8-3-14-6-20-10s-9-9-13-14c-2-5-5-11-6-18l26-2c1 3 3 7 4 10 2 3 5 7 7 9 4 3 7 5 11 6 6 2 11 3 17 3 7 0 12-2 18-4 5-1 9-4 13-7 4-5 7-9 9-15 1-5 2-11 2-19 0-6-1-11-2-16-2-5-5-9-8-13-4-3-8-6-14-8-5-1-10-3-17-3-4 0-8 1-11 2-4 0-7 1-10 2s-5 3-8 5c-2 1-4 3-7 5h-24l6-102h110v21h-87l-3 60c4-4 10-6 16-9 7-2 15-3 23-3 10 0 19 2 26 4 8 3 14 7 19 12 6 5 10 12 13 19s4 14 4 23z">
          <text:p/>
        </draw:path>
        <draw:path draw:style-name="gr105" draw:text-style-name="P29" draw:layer="layout" svg:width="0.127cm" svg:height="0.19cm" svg:x="10.796cm" svg:y="20.491cm" svg:viewBox="0 0 128 191" svg:d="M0 191v-16c4-11 11-20 17-28 7-8 14-16 21-23 8-6 15-12 22-17 7-6 14-12 20-17 5-5 10-11 14-17 4-7 6-14 6-21 0-5-1-10-3-14s-5-8-8-10c-3-3-7-5-11-6-4-2-9-2-14-2s-10 0-14 2c-4 1-8 3-11 6-4 2-6 6-8 10-3 4-4 8-5 13l-25-2c1-6 3-13 6-19s7-11 12-15c6-5 12-9 20-12 7-2 15-3 25-3s17 1 25 3c7 2 15 6 20 10s9 10 12 17c2 6 3 13 3 21 0 7-1 13-3 18-2 6-5 11-9 17-3 5-9 10-13 14-6 6-11 10-18 14-5 5-10 10-16 14-5 5-11 10-16 15-4 4-9 9-13 13-3 5-7 10-9 15h101v20z">
          <text:p/>
        </draw:path>
        <draw:path draw:style-name="gr105" draw:text-style-name="P29" draw:layer="layout" svg:width="0.133cm" svg:height="0.193cm" svg:x="10.954cm" svg:y="20.491cm" svg:viewBox="0 0 134 194" svg:d="M134 97c0 18-1 33-5 46-3 13-8 22-14 30-6 7-13 13-21 16-9 3-17 5-27 5s-18-2-26-5-15-9-21-16c-6-8-11-17-14-30-4-12-6-28-6-46 0-19 2-35 6-47 3-12 8-23 14-30 6-8 13-12 22-16 7-2 16-4 26-4 9 0 17 2 26 4 9 4 16 8 21 16 6 7 11 18 15 30 3 12 4 28 4 47zM110 97c0-16-1-28-3-38-1-9-4-17-8-23-3-6-9-11-14-13s-11-4-17-4c-7 0-13 2-19 4-5 2-9 7-13 13-3 6-6 14-8 23-1 10-2 24-2 38 0 15 1 27 2 37 2 9 5 17 8 23 4 7 8 11 13 14 6 2 12 4 18 4 7 0 12-2 17-4 6-3 11-7 14-14 4-6 7-14 9-23 2-10 3-22 3-37z">
          <text:p/>
        </draw:path>
        <draw:path draw:style-name="gr105" draw:text-style-name="P29" draw:layer="layout" svg:width="0.127cm" svg:height="0.19cm" svg:x="11.655cm" svg:y="20.491cm" svg:viewBox="0 0 128 191" svg:d="M0 191v-16c4-11 10-20 17-28 6-8 14-16 21-23 7-6 14-12 21-17 7-6 14-12 21-17 5-5 10-11 14-17 3-7 5-14 5-21 0-5-1-10-3-14s-4-8-7-10c-3-3-7-5-11-6-5-2-9-2-14-2s-10 0-14 2c-5 1-8 3-12 6-3 2-6 6-7 10-3 4-4 8-5 13l-25-2c1-6 3-13 6-19s7-11 12-15c5-5 12-9 19-12 7-2 16-3 26-3 9 0 17 1 25 3 7 2 14 6 19 10s9 10 13 17c2 6 3 13 3 21 0 7-1 13-3 18-3 6-6 11-10 17-3 5-9 10-13 14-5 6-11 10-17 14-5 5-10 10-16 14-6 5-11 10-16 15-4 4-9 9-13 13-4 5-7 10-9 15h101v20z">
          <text:p/>
        </draw:path>
        <draw:path draw:style-name="gr105" draw:text-style-name="P29" draw:layer="layout" svg:width="0.132cm" svg:height="0.191cm" svg:x="11.814cm" svg:y="20.493cm" svg:viewBox="0 0 133 192" svg:d="M133 127c0 11-2 20-4 27-4 8-8 15-13 21-6 5-13 9-22 13-8 2-18 4-29 4s-19-1-26-3c-8-3-14-6-20-10s-9-9-13-14c-2-5-5-11-6-18l26-2c0 3 2 7 4 10s4 7 7 9c4 3 7 5 11 6 6 2 11 3 17 3 7 0 12-2 18-4 5-1 9-4 13-7 4-5 7-9 8-15 2-5 3-11 3-19 0-6-1-11-3-16-1-5-4-9-8-13-3-3-7-6-13-8-5-1-10-3-17-3-5 0-8 1-12 2-3 0-6 1-9 2s-5 3-8 5c-3 1-4 3-7 5h-25l7-102h110v21h-87l-3 60c4-4 9-6 16-9 6-2 14-3 23-3 10 0 18 2 25 4 8 3 15 7 20 12 6 5 9 12 13 19 2 7 4 14 4 23z">
          <text:p/>
        </draw:path>
        <draw:path draw:style-name="gr105" draw:text-style-name="P29" draw:layer="layout" svg:width="0.133cm" svg:height="0.193cm" svg:x="8cm" svg:y="20.118cm" svg:viewBox="0 0 134 194" svg:d="M134 97c0 18-2 33-5 46-4 12-8 22-14 30-6 7-13 13-21 16s-17 5-26 5c-10 0-19-2-27-5s-15-9-21-16c-6-8-10-18-15-30-3-12-5-28-5-46 0-19 2-35 5-48 5-12 9-22 15-29 6-8 13-13 22-16 8-3 17-4 26-4s18 1 26 4c9 3 16 8 21 16 6 7 11 17 15 29 2 13 4 29 4 48zM110 97c0-15-1-27-3-38-2-10-4-18-8-24-3-6-8-10-13-13-5-1-11-3-18-3s-13 2-18 4-10 6-13 12c-4 6-6 14-8 24-2 11-3 24-3 38 0 15 1 27 3 36 2 10 4 18 8 24 3 6 8 11 13 13 5 3 11 4 18 4s12-1 17-4c5-2 10-7 13-13 4-6 6-14 9-24 2-9 3-21 3-36z">
          <text:p/>
        </draw:path>
        <draw:path draw:style-name="gr105" draw:text-style-name="P29" draw:layer="layout" svg:width="0.132cm" svg:height="0.191cm" svg:x="7.839cm" svg:y="19.495cm" svg:viewBox="0 0 133 192" svg:d="M133 127c0 9-2 18-4 26-4 8-8 14-13 20-6 5-13 11-22 14-8 3-18 5-29 5s-19-1-26-4c-9-3-15-5-21-10-5-4-8-9-12-14-2-6-5-12-6-18l25-3c1 4 2 7 4 11 2 3 4 6 7 9 4 2 8 4 12 6 6 2 11 2 17 2 7 0 12-1 17-3 6-2 10-4 14-8s7-9 8-14c2-5 3-11 3-18 0-6-1-12-3-17-1-4-4-9-8-12-3-4-7-6-13-8-5-2-10-4-17-4-5 0-8 1-12 2-3 0-6 2-9 3s-5 2-9 4c-3 2-4 4-7 6h-24l6-102h111v20h-88l-3 60c4-3 10-6 16-8 7-3 15-4 24-4 10 0 18 2 25 5 8 2 14 7 20 12s9 11 13 18c2 7 4 15 4 24z">
          <text:p/>
        </draw:path>
        <draw:path draw:style-name="gr105" draw:text-style-name="P29" draw:layer="layout" svg:width="0.133cm" svg:height="0.194cm" svg:x="8cm" svg:y="19.492cm" svg:viewBox="0 0 134 195" svg:d="M134 97c0 18-2 34-5 47-4 12-8 22-14 30-6 7-13 13-21 15-8 4-17 6-26 6-10 0-19-2-27-6-8-2-15-8-21-15-6-8-10-18-15-30-3-12-5-29-5-47 0-19 2-35 5-47 5-12 9-22 15-29 6-8 13-13 22-16 8-3 17-5 26-5s18 2 26 5c9 3 16 8 21 16 6 7 11 17 15 29 2 12 4 28 4 47zM110 97c0-15-1-27-3-37s-4-18-8-24c-3-6-8-10-13-13-5-2-11-3-18-3s-13 1-18 4c-5 2-10 6-13 12-4 6-6 14-8 24s-3 23-3 37 1 28 3 37c2 10 4 18 8 24 3 6 8 10 13 13s11 4 18 4 12-1 17-4 10-7 13-13c4-6 6-14 9-24 2-9 3-23 3-37z">
          <text:p/>
        </draw:path>
        <draw:polygon draw:style-name="gr105" draw:text-style-name="P29" draw:layer="layout" svg:width="0.12cm" svg:height="0.188cm" svg:x="7.686cm" svg:y="18.869cm" svg:viewBox="0 0 121 189" draw:points="0,189 0,169 50,169 50,23 6,53 6,31 52,0 75,0 75,169 121,169 121,189">
          <text:p/>
        </draw:polygon>
        <draw:path draw:style-name="gr105" draw:text-style-name="P29" draw:layer="layout" svg:width="0.133cm" svg:height="0.194cm" svg:x="7.837cm" svg:y="18.866cm" svg:viewBox="0 0 134 195" svg:d="M134 97c0 18-1 33-5 46-3 12-8 23-14 31-6 7-13 13-21 15-8 4-17 6-26 6-10 0-19-2-26-6-9-2-16-8-22-15-7-8-11-19-14-31-4-12-6-28-6-46 0-19 2-34 6-47 3-12 7-22 14-29 6-8 13-13 22-16 8-3 17-5 27-5 8 0 17 2 25 5 9 3 16 8 21 16 6 7 11 17 15 29 3 13 4 28 4 47zM110 97c0-15-1-28-3-37-2-10-4-18-8-24-3-6-8-10-13-13-5-2-11-3-17-3-7 0-13 1-19 4-5 2-9 6-14 12-3 6-6 14-8 24-1 9-2 23-2 37 0 15 1 27 2 36 2 10 5 18 8 24 5 7 9 11 14 14 6 3 12 4 18 4 7 0 12-1 17-4 6-3 10-7 13-14 4-6 7-14 9-24 2-9 3-21 3-36z">
          <text:p/>
        </draw:path>
        <draw:path draw:style-name="gr105" draw:text-style-name="P29" draw:layer="layout" svg:width="0.133cm" svg:height="0.194cm" svg:x="7.999cm" svg:y="18.866cm" svg:viewBox="0 0 134 195" svg:d="M134 97c0 18-2 33-5 46-4 12-8 23-14 31-6 7-13 13-21 15-8 4-17 6-26 6-10 0-19-2-27-6-7-2-15-8-21-15-6-8-11-19-15-31-3-12-5-28-5-46 0-19 2-34 5-47 4-12 9-22 15-29 6-8 14-13 22-16s17-5 27-5c8 0 17 2 25 5 9 3 16 8 21 16 6 7 11 17 15 29 2 13 4 28 4 47zM110 97c0-15-1-28-3-37-2-10-4-18-8-24-3-6-8-10-13-13-5-2-11-3-17-3-8 0-14 1-19 4-5 2-9 6-13 12-3 6-6 14-8 24-2 9-3 23-3 37 0 15 1 27 3 36 2 10 5 18 8 24 4 7 8 11 13 14s11 4 18 4 12-1 17-4 10-7 13-14c4-6 6-14 9-24 2-9 3-21 3-36z">
          <text:p/>
        </draw:path>
        <draw:polygon draw:style-name="gr105" draw:text-style-name="P29" draw:layer="layout" svg:width="0.12cm" svg:height="0.188cm" svg:x="7.686cm" svg:y="18.245cm" svg:viewBox="0 0 121 189" draw:points="0,189 0,168 50,168 50,23 6,53 6,30 52,0 75,0 75,168 121,168 121,189">
          <text:p/>
        </draw:polygon>
        <draw:path draw:style-name="gr105" draw:text-style-name="P29" draw:layer="layout" svg:width="0.132cm" svg:height="0.19cm" svg:x="7.838cm" svg:y="18.245cm" svg:viewBox="0 0 133 191" svg:d="M133 128c0 9-1 18-4 26-4 8-8 14-13 20-6 5-13 10-22 13-8 3-18 4-29 4-10 0-19 0-27-3s-14-5-19-10c-6-3-9-8-13-14-2-5-5-11-6-17l25-3c1 4 2 7 4 11 2 2 5 6 7 8 5 3 8 5 12 7 6 1 11 2 17 2 7 0 12-2 18-3 5-2 9-5 13-8 4-4 7-9 8-14 2-5 3-12 3-18 0-7-1-12-3-17-1-5-4-9-7-13-4-4-8-6-14-8-5-2-10-4-17-4-4 0-8 1-11 2-4 0-7 2-10 3s-5 2-9 4c-2 2-4 4-7 6h-23l6-102h110v20h-88l-3 60c4-3 10-6 17-9 7-2 14-3 23-3 10 0 19 2 26 4 7 3 14 7 19 13 6 5 9 11 13 19 3 7 4 15 4 24z">
          <text:p/>
        </draw:path>
        <draw:path draw:style-name="gr105" draw:text-style-name="P29" draw:layer="layout" svg:width="0.133cm" svg:height="0.193cm" svg:x="7.999cm" svg:y="18.242cm" svg:viewBox="0 0 134 194" svg:d="M134 97c0 19-2 34-5 47-4 12-8 22-14 29s-13 14-21 16c-8 4-17 5-26 5-10 0-19-1-27-5-7-2-15-9-21-16s-11-17-15-29c-3-12-5-28-5-47 0-18 2-34 5-46 4-12 9-23 15-30 6-9 14-13 22-16s17-5 27-5c8 0 17 2 25 5 9 3 16 7 21 16 6 7 11 18 15 30 2 12 4 28 4 46zM110 97c0-14-1-27-3-36-2-10-4-18-8-24-3-6-8-10-13-13-5-2-11-4-17-4-8 0-14 2-19 5-5 2-9 6-13 12-3 6-6 14-8 24-2 9-3 22-3 36 0 15 1 28 3 37 2 10 5 18 8 24 4 6 8 10 13 13 5 2 11 4 18 4s12-2 17-4c5-3 10-7 13-13 4-6 6-14 9-24 2-9 3-22 3-37z">
          <text:p/>
        </draw:path>
        <draw:path draw:style-name="gr105" draw:text-style-name="P29" draw:layer="layout" svg:width="0.127cm" svg:height="0.191cm" svg:x="7.679cm" svg:y="17.617cm" svg:viewBox="0 0 128 192" svg:d="M0 192v-17c4-10 11-21 17-29 7-8 14-15 21-22 7-6 15-12 22-17 8-5 15-12 21-17 5-5 10-11 14-17 3-6 5-13 5-20 0-6-1-11-3-14-1-5-4-8-7-11s-7-4-11-6-9-2-14-2c-6 0-11 0-15 2-5 1-8 3-11 6-4 3-7 6-8 10-3 4-4 8-5 14l-25-3c1-6 3-13 6-19 3-5 7-11 12-15 6-5 12-9 20-11 6-3 15-4 26-4 10 0 17 1 25 4 7 1 14 5 19 9 5 5 9 10 12 17 3 6 3 13 3 22 0 6 0 12-3 17-2 6-5 12-9 17-3 5-9 10-13 15-5 5-10 9-17 14-5 4-10 9-16 14-6 4-12 8-17 13-4 4-9 9-13 14s-7 10-9 16h101v20z">
          <text:p/>
        </draw:path>
        <draw:path draw:style-name="gr105" draw:text-style-name="P29" draw:layer="layout" svg:width="0.133cm" svg:height="0.193cm" svg:x="7.837cm" svg:y="17.617cm" svg:viewBox="0 0 134 194" svg:d="M134 97c0 19-1 34-5 47-3 12-8 22-14 29s-13 13-21 16c-8 4-17 5-26 5-10 0-19-1-26-5-9-3-16-9-22-16-7-7-11-17-14-29-4-13-6-28-6-47 0-18 2-34 6-47 3-12 7-23 14-30 6-8 13-12 22-15 8-3 17-5 27-5 8 0 17 2 25 5 9 3 16 7 21 15 6 7 11 18 15 30 3 13 4 29 4 47zM110 97c0-15-1-27-3-37s-4-18-8-24c-3-6-8-11-13-13s-11-4-17-4c-7 0-13 2-19 5-5 1-9 6-14 12-3 6-6 14-8 24-1 10-2 23-2 37 0 15 1 27 2 37 2 10 5 17 8 24 5 6 9 10 14 13 6 2 12 4 18 4 7 0 12-2 17-4 6-3 10-7 13-13 4-7 7-14 9-24s3-22 3-37z">
          <text:p/>
        </draw:path>
        <draw:path draw:style-name="gr105" draw:text-style-name="P29" draw:layer="layout" svg:width="0.133cm" svg:height="0.193cm" svg:x="7.999cm" svg:y="17.617cm" svg:viewBox="0 0 134 194" svg:d="M134 97c0 19-2 34-5 47-4 12-8 22-14 29s-13 13-21 16c-8 4-17 5-26 5-10 0-19-1-27-5-7-3-15-9-21-16s-11-17-15-29c-3-13-5-28-5-47 0-18 2-34 5-47 4-12 9-23 15-30 6-8 14-12 22-15s17-5 27-5c8 0 17 2 25 5 9 3 16 7 21 15 6 7 11 18 15 30 2 13 4 29 4 47zM110 97c0-15-1-27-3-37s-4-18-8-24c-3-6-8-11-13-13s-11-4-17-4c-8 0-14 2-19 5-5 1-9 6-13 12-3 6-6 14-8 24s-3 23-3 37c0 15 1 27 3 37s5 17 8 24c4 6 8 10 13 13 5 2 11 4 18 4s12-2 17-4c5-3 10-7 13-13 4-7 6-14 9-24 2-10 3-22 3-37z">
          <text:p/>
        </draw:path>
        <draw:path draw:style-name="gr105" draw:text-style-name="P29" draw:layer="layout" svg:width="0.127cm" svg:height="0.191cm" svg:x="7.679cm" svg:y="16.992cm" svg:viewBox="0 0 128 192" svg:d="M0 192v-17c4-11 11-20 17-28 7-8 14-15 21-22 7-6 15-12 22-17 8-6 15-12 21-17 5-5 10-11 14-17 3-7 5-14 5-21 0-5-1-10-3-14-1-4-4-7-7-10s-7-4-11-7c-4-2-9-2-14-2-6 0-11 0-15 2-5 1-8 4-11 7-4 3-7 6-8 10-3 4-4 8-5 14l-25-3c1-6 3-13 6-19s7-12 12-16c6-5 12-9 20-12 6-2 15-3 26-3 10 0 17 1 25 3 7 2 14 6 19 10 5 5 9 10 12 18 3 6 3 13 3 22 0 6 0 12-3 17-2 6-5 11-9 17-3 5-9 10-13 14-5 6-10 10-17 15-5 4-10 9-16 13-6 5-12 9-17 14-4 4-9 9-13 14-4 4-7 9-9 15h101v20z">
          <text:p/>
        </draw:path>
        <draw:path draw:style-name="gr105" draw:text-style-name="P29" draw:layer="layout" svg:width="0.132cm" svg:height="0.19cm" svg:x="7.838cm" svg:y="16.995cm" svg:viewBox="0 0 133 191" svg:d="M133 127c0 10-1 19-4 27-4 7-8 14-13 20-6 5-13 9-22 13-8 2-18 4-29 4-10 0-19-1-27-3-8-3-14-6-19-10-6-3-9-9-13-14-2-5-5-11-6-17l25-3c1 4 2 7 4 10s5 7 7 9c5 3 8 5 12 6 6 2 11 3 17 3 7 0 12-2 18-3 5-2 9-5 13-8 4-5 7-9 8-14 2-6 3-12 3-19 0-6-1-11-3-16-1-5-4-9-7-13-4-3-8-6-14-7-5-2-10-4-17-4-4 0-8 1-11 2-4 0-7 2-10 2-3 1-5 3-9 5-2 1-4 3-7 5h-23l6-102h110v20h-88l-3 61c4-3 10-6 17-9 7-2 14-3 23-3 10 0 19 2 26 4 7 3 14 7 19 12 6 6 9 12 13 19 3 7 4 15 4 23z">
          <text:p/>
        </draw:path>
        <draw:path draw:style-name="gr105" draw:text-style-name="P29" draw:layer="layout" svg:width="0.133cm" svg:height="0.193cm" svg:x="7.999cm" svg:y="16.992cm" svg:viewBox="0 0 134 194" svg:d="M134 96c0 20-2 34-5 48-4 12-8 21-14 29-6 7-13 13-21 16s-17 5-26 5c-10 0-19-2-27-5-7-3-15-9-21-16-6-8-11-17-15-29-3-13-5-28-5-48 0-18 2-34 5-46 4-12 9-23 15-30 6-8 14-12 22-16 8-2 17-4 27-4 8 0 17 2 25 4 9 4 16 8 21 16 6 7 11 18 15 30 2 12 4 28 4 46zM110 96c0-15-1-27-3-37-2-9-4-17-8-23-3-6-8-11-13-13s-11-4-17-4c-8 0-14 2-19 5-5 1-9 6-13 12-3 6-6 14-8 23-2 10-3 23-3 37 0 16 1 28 3 38s5 17 8 23c4 7 8 11 13 14 5 2 11 4 18 4s12-2 17-4c5-3 10-7 13-14 4-6 6-13 9-23 2-10 3-22 3-38z">
          <text:p/>
        </draw:path>
        <draw:path draw:style-name="gr105" draw:text-style-name="P29" draw:layer="layout" svg:width="0.132cm" svg:height="0.193cm" svg:x="7.676cm" svg:y="16.367cm" svg:viewBox="0 0 133 194" svg:d="M133 139c0 9-2 17-5 24-2 7-7 12-12 17-6 5-12 8-21 11-8 2-17 3-28 3-12 0-22-2-31-4-8-3-14-7-19-12-5-4-10-10-12-16-3-6-5-13-5-20l25-2c1 5 2 9 4 15 2 3 5 7 8 10s7 5 12 7c5 1 11 2 18 2 13 0 23-3 30-9s10-16 10-27c0-7-1-12-5-17-3-4-7-7-11-9-5-3-10-5-15-5-6-1-12-1-17-1h-13v-21h13c4 0 10-1 15-2s10-3 14-4c4-3 7-7 11-11 2-4 3-9 3-16 0-10-3-18-9-23-6-6-15-9-28-9-10 0-19 3-26 8-6 5-11 13-11 23l-25-2c1-8 4-16 7-22 4-6 8-11 14-15 5-4 11-7 18-9 8-2 15-3 23-3 13 0 21 1 29 4s14 6 19 11c5 4 8 9 11 16 3 6 3 12 3 19 0 5 0 10-2 15s-4 9-7 13c-4 4-7 8-12 10-6 3-12 5-19 6v1c8 0 14 2 20 5 6 2 11 6 14 10 4 4 7 8 9 13s3 10 3 16z">
          <text:p/>
        </draw:path>
        <draw:path draw:style-name="gr105" draw:text-style-name="P29" draw:layer="layout" svg:width="0.133cm" svg:height="0.193cm" svg:x="7.837cm" svg:y="16.367cm" svg:viewBox="0 0 134 194" svg:d="M134 96c0 18-1 33-5 46-3 14-8 23-14 31-6 7-13 13-21 16s-17 5-26 5c-10 0-19-2-26-5-9-3-16-9-22-16-7-8-11-17-14-31-4-12-6-28-6-46s2-34 6-46c3-13 7-23 14-30 6-8 13-12 22-16 8-2 17-4 27-4 8 0 17 2 25 4 9 4 16 8 21 16 6 7 11 17 15 30 3 12 4 28 4 46zM110 96c0-15-1-27-3-37-2-9-4-17-8-23-3-6-8-11-13-13s-11-4-17-4c-7 0-13 2-19 5-5 1-9 6-14 12-3 6-6 14-8 23-1 10-2 23-2 37 0 15 1 27 2 37 2 9 5 17 8 24 5 6 9 11 14 13 6 3 12 5 18 5 7 0 12-2 17-5 6-2 10-7 13-13 4-7 7-15 9-24 2-10 3-22 3-37z">
          <text:p/>
        </draw:path>
        <draw:path draw:style-name="gr105" draw:text-style-name="P29" draw:layer="layout" svg:width="0.133cm" svg:height="0.193cm" svg:x="7.999cm" svg:y="16.367cm" svg:viewBox="0 0 134 194" svg:d="M134 96c0 18-2 33-5 46-4 14-8 23-14 31-6 7-13 13-21 16s-17 5-26 5c-10 0-19-2-27-5-7-3-15-9-21-16-6-8-11-17-15-31-3-12-5-28-5-46s2-34 5-46c4-13 9-23 15-30 6-8 14-12 22-16 8-2 17-4 27-4 8 0 17 2 25 4 9 4 16 8 21 16 6 7 11 17 15 30 2 12 4 28 4 46zM110 96c0-15-1-27-3-37-2-9-4-17-8-23-3-6-8-11-13-13s-11-4-17-4c-8 0-14 2-19 5-5 1-9 6-13 12-3 6-6 14-8 23-2 10-3 23-3 37 0 15 1 27 3 37 2 9 5 17 8 24 4 6 8 11 13 13 5 3 11 5 18 5s12-2 17-5c5-2 10-7 13-13 4-7 6-15 9-24 2-10 3-22 3-37z">
          <text:p/>
        </draw:path>
        <draw:line draw:style-name="gr113" draw:text-style-name="P2" draw:layer="layout" svg:x1="8.78cm" svg:y1="16.65cm" svg:x2="9.48cm" svg:y2="16.65cm">
          <text:p/>
        </draw:line>
        <draw:polygon draw:style-name="gr105" draw:text-style-name="P29" draw:layer="layout" svg:width="0.148cm" svg:height="0.145cm" svg:x="9.056cm" svg:y="16.578cm" svg:viewBox="0 0 149 146" draw:points="0,0 149,0 149,146 0,146">
          <text:p/>
        </draw:polygon>
        <draw:polygon draw:style-name="gr102" draw:text-style-name="P2" draw:layer="layout" svg:width="0.148cm" svg:height="0.145cm" svg:x="9.056cm" svg:y="16.578cm" svg:viewBox="0 0 149 146" draw:points="0,0 149,0 149,146 0,146">
          <text:p/>
        </draw:polygon>
        <draw:line draw:style-name="gr114" draw:text-style-name="P2" draw:layer="layout" svg:x1="8.78cm" svg:y1="17.053cm" svg:x2="9.48cm" svg:y2="17.053cm">
          <text:p/>
        </draw:line>
        <draw:polygon draw:style-name="gr107" draw:text-style-name="P30" draw:layer="layout" svg:width="0.148cm" svg:height="0.145cm" svg:x="9.056cm" svg:y="16.982cm" svg:viewBox="0 0 149 146" draw:points="0,0 74,146 149,0">
          <text:p/>
        </draw:polygon>
        <draw:polygon draw:style-name="gr108" draw:text-style-name="P2" draw:layer="layout" svg:width="0.148cm" svg:height="0.145cm" svg:x="9.056cm" svg:y="16.982cm" svg:viewBox="0 0 149 146" draw:points="0,0 74,146 149,0">
          <text:p/>
        </draw:polygon>
        <draw:line draw:style-name="gr115" draw:text-style-name="P2" draw:layer="layout" svg:x1="8.78cm" svg:y1="17.457cm" svg:x2="9.48cm" svg:y2="17.457cm">
          <text:p/>
        </draw:line>
        <draw:polygon draw:style-name="gr110" draw:text-style-name="P31" draw:layer="layout" svg:width="0.148cm" svg:height="0.145cm" svg:x="9.056cm" svg:y="17.385cm" svg:viewBox="0 0 149 146" draw:points="0,0 0,146 149,72">
          <text:p/>
        </draw:polygon>
        <draw:polygon draw:style-name="gr111" draw:text-style-name="P2" draw:layer="layout" svg:width="0.148cm" svg:height="0.145cm" svg:x="9.056cm" svg:y="17.385cm" svg:viewBox="0 0 149 146" draw:points="0,0 0,146 149,72">
          <text:p/>
        </draw:polygon>
        <draw:path draw:style-name="gr105" draw:text-style-name="P29" draw:layer="layout" svg:width="0.166cm" svg:height="0.167cm" svg:x="9.587cm" svg:y="16.563cm" svg:viewBox="0 0 167 168" svg:d="M146 168v-112c0-5 0-8 0-13 0-4 0-7 1-11 0-4 0-8 0-12-1 4-2 8-4 12-1 4-2 7-3 11s-2 7-4 10l-45 115h-15l-45-115c-1-1-1-3-2-4 0-1-1-3-2-5 0-1 0-3-1-6-1-2-1-3-2-5-1-4-3-9-3-13 0 4 0 9 0 13s0 8 0 12 0 7 0 11v112h-21v-168h31l45 116c1 1 1 4 2 6s1 5 2 7c1 3 2 5 3 8 0 2 1 3 1 5 0-2 0-3 1-5 0-3 1-5 2-8 1-2 2-5 3-8 0-1 1-4 1-5l46-116h30v168z">
          <text:p/>
        </draw:path>
        <draw:path draw:style-name="gr105" draw:text-style-name="P29" draw:layer="layout" svg:width="0.127cm" svg:height="0.133cm" svg:x="9.786cm" svg:y="16.599cm" svg:viewBox="0 0 128 134" svg:d="M39 134c-13 0-22-3-29-10-6-7-10-16-10-28 0-9 2-16 5-21s7-10 12-13c6-3 12-5 19-6 6-1 13-2 20-2h30v-7c0-5-1-10-2-13-1-4-3-7-5-9-3-3-6-4-9-5-4-1-8-2-12-2-5 0-8 0-12 1-3 1-6 2-8 3-3 1-5 4-7 7-1 2-2 5-3 9l-22-2c1-5 2-9 5-14 1-4 5-7 9-11s9-6 16-8c6-2 13-3 22-3 16 0 29 5 37 13 9 7 14 18 14 32v54c0 6 0 12 2 15s5 5 10 5c1 0 2 0 3 0s3 0 4-1v13c-3 1-5 1-8 2-4 0-6 0-9 0-4 0-8 0-10-1-5-2-7-4-9-6-2-1-3-4-4-7-1-4-1-7-1-12h-1c-3 5-6 8-8 12-3 3-6 6-10 8-3 2-8 4-12 6-5 0-11 1-17 1zM45 119c7 0 12-2 17-5 5-1 10-5 13-9 4-4 6-8 8-13 2-4 3-8 3-13v-10h-24c-5 0-10 0-16 1-4 0-8 1-12 4-3 2-6 4-9 8-1 3-3 9-3 15 0 7 2 12 6 16 3 4 10 6 17 6z">
          <text:p/>
        </draw:path>
        <draw:path draw:style-name="gr105" draw:text-style-name="P29" draw:layer="layout" svg:width="0.063cm" svg:height="0.158cm" svg:x="9.918cm" svg:y="16.573cm" svg:viewBox="0 0 64 159" svg:d="M64 157c-3 1-6 2-10 2-3 0-7 0-12 0-18 0-27-9-27-28v-86h-15v-17h16l7-28h15v28h24v17h-24v81c0 6 1 11 3 13s6 4 11 4c2 0 4-1 6-1s4-1 6-1z">
          <text:p/>
        </draw:path>
        <draw:polygon draw:style-name="gr105" draw:text-style-name="P29" draw:layer="layout" svg:width="0.022cm" svg:height="0.176cm" svg:x="10cm" svg:y="16.554cm" svg:viewBox="0 0 23 177" draw:points="0,0 23,0 23,177 0,177">
          <text:p/>
        </draw:polygon>
        <draw:path draw:style-name="gr105" draw:text-style-name="P29" draw:layer="layout" svg:width="0.127cm" svg:height="0.133cm" svg:x="10.04cm" svg:y="16.599cm" svg:viewBox="0 0 128 134" svg:d="M40 134c-13 0-23-3-30-10-6-7-10-16-10-28 0-9 2-16 6-21 2-5 7-10 12-13s11-5 18-6c6-1 13-2 20-2h30v-7c0-5-1-10-1-13-1-4-3-7-6-9-3-3-5-4-9-5-3-1-7-2-12-2-4 0-8 0-11 1-4 1-6 2-9 3s-4 4-6 7c-2 2-3 5-4 9l-21-2c0-5 1-9 4-14 2-4 5-7 10-11 4-4 8-6 15-8 6-2 13-3 22-3 17 0 29 5 39 13 8 7 12 18 12 32v54c0 6 1 12 3 15 1 3 4 5 9 5 1 0 2 0 4 0 1 0 2 0 3-1v13c-2 1-5 1-8 2-3 0-6 0-8 0-5 0-8 0-11-1-3-2-6-4-9-6-1-1-2-4-3-7-1-4-2-7-2-12h-1c-2 5-5 8-8 12-2 3-6 6-9 8-4 2-8 4-13 6-5 0-10 1-16 1zM45 119c7 0 12-2 18-5 5-1 9-5 13-9 3-4 6-8 8-13 1-4 2-8 2-13v-10h-23c-6 0-11 0-16 1-5 0-9 1-12 4-4 2-7 4-9 8-2 3-4 9-4 15 0 7 3 12 6 16 4 4 10 6 17 6z">
          <text:p/>
        </draw:path>
        <draw:path draw:style-name="gr105" draw:text-style-name="P29" draw:layer="layout" svg:width="0.111cm" svg:height="0.177cm" svg:x="10.185cm" svg:y="16.554cm" svg:viewBox="0 0 112 178" svg:d="M112 112c0 45-16 66-48 66-10 0-18-1-25-5-6-3-12-8-16-16 0 1 0 3 0 6 0 2 0 4 0 6s0 3-1 5c0 1 0 2 0 3h-22c0-1 0-3 0-4 1-2 1-4 1-6s0-5 0-8 0-6 0-9v-150h22v50c0 2 0 5 0 7s0 4 0 6 0 3 0 5c4-8 9-14 16-17 7-4 15-6 25-6 16 0 29 6 36 17 8 11 12 27 12 50zM89 113c0-10-1-18-2-24s-2-11-5-16c-2-3-6-7-9-8-4-2-9-3-15-3s-10 1-14 3c-5 1-9 4-12 8-2 4-5 9-7 16-1 6-2 14-2 25 0 9 1 16 2 23 2 6 5 11 7 15 3 4 7 6 12 8 3 2 8 3 14 3s10-1 14-3 7-4 9-9c3-4 5-9 6-15s2-14 2-23z">
          <text:p/>
        </draw:path>
        <draw:path draw:style-name="gr105" draw:text-style-name="P29" draw:layer="layout" svg:width="0.166cm" svg:height="0.167cm" svg:x="9.587cm" svg:y="16.967cm" svg:viewBox="0 0 167 168" svg:d="M146 168v-112c0-5 0-8 0-13 0-4 0-7 1-11 0-4 0-8 0-12-1 4-2 8-4 12-1 4-2 7-3 11s-2 7-4 10l-45 115h-15l-45-115c-1-1-1-3-2-4 0-1-1-3-2-5 0-1 0-3-1-6-1-2-1-3-2-5-1-5-3-9-3-13 0 4 0 8 0 13 0 4 0 8 0 12s0 7 0 11v112h-21v-168h31l45 117c1 1 1 3 2 6 1 2 1 4 2 7s2 5 3 8c0 2 1 3 1 5 0-2 0-3 1-5 0-3 1-5 2-8s2-5 3-8c0-2 1-4 1-5l46-117h30v168z">
          <text:p/>
        </draw:path>
        <draw:path draw:style-name="gr105" draw:text-style-name="P29" draw:layer="layout" svg:width="0.164cm" svg:height="0.166cm" svg:x="9.776cm" svg:y="16.967cm" svg:viewBox="0 0 165 167" svg:d="M141 167l-19-48h-79l-19 48h-24l69-167h27l69 167zM92 45c-2-3-2-6-3-9-2-4-3-7-4-9-1-3-2-6-2-7 0-2-1-3-1-4 0 1 0 2-1 4-1 1-1 4-2 7-2 2-3 5-4 9 0 3-2 7-3 9l-22 56h65z">
          <text:p/>
        </draw:path>
        <draw:path draw:style-name="gr105" draw:text-style-name="P29" draw:layer="layout" svg:width="0.146cm" svg:height="0.167cm" svg:x="9.957cm" svg:y="16.967cm" svg:viewBox="0 0 147 168" svg:d="M147 82c0 15-1 27-6 38-5 10-11 19-18 26-8 7-17 12-26 16-11 4-21 6-33 6h-64v-168h56c14 0 26 1 37 5 11 3 20 8 28 15 8 6 14 15 20 25 5 10 6 22 6 37zM124 82c0-11-2-21-6-29-3-9-7-15-14-20-6-5-13-9-21-12-8-2-17-3-27-3h-33v131h39c8 0 16-1 24-4s14-7 19-12c6-6 11-13 13-21 4-9 6-19 6-30z">
          <text:p/>
        </draw:path>
        <draw:polygon draw:style-name="gr105" draw:text-style-name="P29" draw:layer="layout" svg:width="0.022cm" svg:height="0.176cm" svg:x="10.139cm" svg:y="16.958cm" svg:viewBox="0 0 23 177" draw:points="0,0 23,0 23,177 0,177">
          <text:p/>
        </draw:polygon>
        <draw:path draw:style-name="gr105" draw:text-style-name="P29" draw:layer="layout" svg:width="0.021cm" svg:height="0.176cm" svg:x="10.186cm" svg:y="16.958cm" svg:viewBox="0 0 22 177" svg:d="M0 20v-20h22v20zM0 177v-129h22v129z">
          <text:p/>
        </draw:path>
        <draw:path draw:style-name="gr105" draw:text-style-name="P29" draw:layer="layout" svg:width="0.111cm" svg:height="0.177cm" svg:x="10.231cm" svg:y="16.958cm" svg:viewBox="0 0 112 178" svg:d="M112 112c0 45-16 66-49 66-10 0-17-1-24-5-6-3-13-9-16-16 0 1-1 3-1 6 0 2 0 4 0 6 0 1 0 3-1 5 0 1 0 2 0 3h-21c0-1 0-3 0-4 1-2 1-4 1-6 0-3 0-5 0-8s0-6 0-9v-150h22v50c0 2 0 6 0 8s0 4 0 6c-1 2-1 3-1 5h1c3-8 9-15 16-18 7-4 14-6 24-6 18 0 30 6 38 18 8 10 11 27 11 49zM89 113c0-9 0-17-1-23s-3-11-6-16c-2-3-6-7-9-8-5-2-10-3-15-3-6 0-11 1-15 3-4 1-9 4-11 8-3 4-6 9-7 16-1 6-2 14-2 24 0 8 1 16 2 22 1 7 4 12 7 16 2 4 7 6 11 8 3 2 9 3 15 3 5 0 9-1 14-3 4-2 7-4 10-9 2-4 4-9 6-16 1-6 1-13 1-22z">
          <text:p/>
        </draw:path>
        <draw:path draw:style-name="gr105" draw:text-style-name="P29" draw:layer="layout" svg:width="0.156cm" svg:height="0.171cm" svg:x="9.58cm" svg:y="17.368cm" svg:viewBox="0 0 157 172" svg:d="M84 18c-10 0-19 2-26 5-8 3-14 8-19 14-5 5-10 13-12 21s-4 17-4 27 2 19 5 28c2 8 6 15 12 21 5 6 12 10 19 14 8 3 16 6 26 6 7 0 13-1 18-4 5-1 10-4 15-7 4-3 8-7 11-11 4-4 6-9 9-14l19 10c-3 6-7 11-11 17-5 5-10 11-16 15s-13 7-21 9c-7 2-16 3-25 3-14 0-27-1-36-6-12-4-20-10-27-19-7-8-13-17-16-27-4-11-5-23-5-35 0-13 1-25 6-35 3-11 8-19 15-27 7-7 16-13 28-17 9-4 21-6 35-6 17 0 33 3 45 10 11 7 21 17 26 31l-22 7c-1-4-3-8-6-11-2-4-6-6-10-10-4-3-9-4-14-6-6-2-12-3-19-3z">
          <text:p/>
        </draw:path>
        <draw:path draw:style-name="gr105" draw:text-style-name="P29" draw:layer="layout" svg:width="0.156cm" svg:height="0.188cm" svg:x="8.381cm" svg:y="20.813cm" svg:viewBox="0 0 157 189" svg:d="M126 189l-104-161c0 4 0 8 1 13 0 3 0 8 0 12s0 8 0 11v125h-23v-189h31l104 161c0-4-1-8-1-13 0-3 0-7-1-12 0-4 0-8 0-12v-124h24v189z">
          <text:p/>
        </draw:path>
        <draw:path draw:style-name="gr105" draw:text-style-name="P29" draw:layer="layout" svg:width="0.118cm" svg:height="0.147cm" svg:x="8.585cm" svg:y="20.856cm" svg:viewBox="0 0 119 148" svg:d="M25 0v93c0 7 0 12 1 18 1 4 3 7 5 11 2 3 6 4 9 6 4 1 9 2 14 2 6 0 12-1 16-4 5-1 9-4 12-8 4-4 6-8 8-14s3-12 3-19v-85h25v115c0 3 0 6 0 10 0 2 0 6 0 8 0 4 0 6 0 8 1 3 1 4 1 5h-24c0-1 0-2 0-4s0-4 0-7c-1-2-1-5-1-8 0-2 0-4 0-6-3 4-6 8-8 12-3 3-6 6-10 8s-9 4-13 5-10 2-16 2c-8 0-15-1-21-2-7-3-11-6-15-10-4-3-7-9-8-16-2-6-3-14-3-22v-98z">
          <text:p/>
        </draw:path>
        <draw:path draw:style-name="gr105" draw:text-style-name="P29" draw:layer="layout" svg:width="0.195cm" svg:height="0.147cm" svg:x="8.747cm" svg:y="20.854cm" svg:viewBox="0 0 196 148" svg:d="M86 148v-93c0-7 0-12-1-18-1-4-3-8-5-11s-5-4-8-6c-4-1-8-2-13-2s-10 1-14 4c-4 1-7 4-11 8-3 4-5 8-6 14-2 5-3 12-3 20v84h-24v-115c0-3 0-6 0-10 0-2 0-6 0-8 0-4 0-7-1-8 0-3 0-4 0-5h24c0 1 0 2 0 4s0 4 0 7c0 2 0 5 0 8 0 2 0 4 0 6 3-5 5-8 7-12 3-3 7-6 9-8 4-2 8-4 12-5 5-1 10-2 15-2 12 0 20 2 27 6 6 4 11 11 14 21 2-5 5-8 7-12 3-3 7-6 10-8 4-2 7-4 12-5s10-2 15-2c8 0 15 1 20 2 6 3 11 6 14 10 3 3 6 9 7 16 2 6 3 14 3 22v98h-25v-93c0-7 0-12 0-18-1-4-3-8-5-11s-6-4-9-6c-4-1-8-2-13-2s-10 1-14 3-8 5-11 8c-3 4-5 9-6 14-2 6-3 13-3 21v84z">
          <text:p/>
        </draw:path>
        <draw:polygon draw:style-name="gr105" draw:text-style-name="P29" draw:layer="layout" svg:width="0.026cm" svg:height="0.029cm" svg:x="8.986cm" svg:y="20.972cm" svg:viewBox="0 0 27 30" draw:points="0,0 27,0 27,30 0,30">
          <text:p/>
        </draw:polygon>
        <draw:path draw:style-name="gr105" draw:text-style-name="P29" draw:layer="layout" svg:width="0.132cm" svg:height="0.149cm" svg:x="9.111cm" svg:y="20.854cm" svg:viewBox="0 0 133 150" svg:d="M133 74c0 25-6 46-18 58-11 12-29 18-50 18-10 0-19-2-28-4-7-4-14-8-20-14-5-6-9-14-13-24-3-10-4-21-4-34 0-50 22-74 66-74 12 0 22 2 30 4 9 4 16 8 21 14s9 14 11 24c3 9 5 20 5 32zM107 74c0-10-1-20-3-27-2-8-4-13-8-18-3-4-7-7-13-9-5-2-11-3-17-3s-11 1-16 3c-6 2-10 5-14 9-3 5-6 11-7 18-2 7-3 17-3 27 0 11 1 21 3 29 1 7 5 13 8 17 3 5 7 8 13 10 4 2 9 3 14 3 7 0 13-1 18-3 6-2 11-5 14-10 4-4 6-9 8-17s3-18 3-29z">
          <text:p/>
        </draw:path>
        <draw:path draw:style-name="gr105" draw:text-style-name="P29" draw:layer="layout" svg:width="0.073cm" svg:height="0.198cm" svg:x="9.266cm" svg:y="20.803cm" svg:viewBox="0 0 74 199" svg:d="M44 71v128h-24v-128h-20v-18h20v-16c0-6 1-10 1-14 1-5 3-9 6-13 2-3 6-6 11-7 4-2 11-3 18-3 2 0 6 0 9 0 4 1 6 1 9 2v18c-2-1-3-1-5-1-3 0-6-1-7-1-4 0-6 1-9 2-2 1-4 3-5 4-1 2-3 5-3 7-1 3-1 6-1 9v13h30v18z">
          <text:p/>
        </draw:path>
        <draw:path draw:style-name="gr105" draw:text-style-name="P29" draw:layer="layout" svg:width="0.07cm" svg:height="0.179cm" svg:x="9.405cm" svg:y="20.823cm" svg:viewBox="0 0 71 180" svg:d="M71 177c-3 1-7 2-11 2-3 1-8 1-13 1-21 0-31-10-31-32v-96h-16v-18h17l8-34h17v34h27v18h-27v91c0 7 1 11 3 14 3 3 6 4 13 4 2 0 4 0 7 0 1-1 4-1 6-2z">
          <text:p/>
        </draw:path>
        <draw:path draw:style-name="gr105" draw:text-style-name="P29" draw:layer="layout" svg:width="0.024cm" svg:height="0.198cm" svg:x="9.488cm" svg:y="20.803cm" svg:viewBox="0 0 25 199" svg:d="M0 23v-23h25v23zM0 199v-146h25v146z">
          <text:p/>
        </draw:path>
        <draw:path draw:style-name="gr105" draw:text-style-name="P29" draw:layer="layout" svg:width="0.195cm" svg:height="0.147cm" svg:x="9.557cm" svg:y="20.854cm" svg:viewBox="0 0 196 148" svg:d="M86 148v-93c0-7 0-12-1-18-1-4-3-8-6-11-1-3-4-4-7-6-4-1-8-2-13-2s-10 1-14 4c-4 1-8 4-11 8s-5 8-6 14c-2 5-3 12-3 20v84h-24v-115c0-3 0-6 0-10 0-2 0-6 0-8 0-4 0-7-1-8 0-3 0-4 0-5h23c0 1 0 2 0 4s0 4 0 7c0 2 1 5 1 8 0 2 0 4 0 6 3-5 5-8 7-12 3-3 6-6 9-8 4-2 8-4 12-5 5-1 10-2 15-2 12 0 20 2 26 6 7 4 12 11 14 21 3-5 6-8 8-12 3-3 6-6 10-8 3-2 8-4 13-5s10-2 15-2c8 0 14 1 19 2 6 3 11 6 13 10 4 3 6 9 8 16 2 6 3 14 3 22v98h-25v-93c0-7 0-12-1-18 0-4-2-8-4-11-3-3-5-4-9-6-3-1-7-2-12-2s-10 1-14 3c-5 2-9 5-12 8-3 4-5 9-6 14-2 6-3 13-3 21v84z">
          <text:p/>
        </draw:path>
        <draw:path draw:style-name="gr105" draw:text-style-name="P29" draw:layer="layout" svg:width="0.131cm" svg:height="0.149cm" svg:x="9.782cm" svg:y="20.854cm" svg:viewBox="0 0 132 150" svg:d="M27 79c0 8 1 15 2 21 1 7 4 13 7 18 4 4 8 8 13 10 5 3 11 4 19 4 10 0 19-2 25-6 6-5 11-10 13-16l21 6c-1 4-3 8-6 12-2 4-7 8-11 11s-11 6-18 8-14 3-24 3c-22 0-39-6-50-19-11-12-18-32-18-58 0-13 1-24 6-34 3-10 9-17 15-23 5-6 12-10 20-13 9-2 16-3 26-3 12 0 23 2 31 6 8 3 15 9 20 16s9 14 10 24c3 10 4 19 4 30v3zM106 61c-1-15-5-26-12-33-6-7-16-11-28-11-3 0-8 1-12 2-5 2-9 4-13 7s-7 8-10 14c-2 5-3 12-4 21z">
          <text:p/>
        </draw:path>
        <draw:path draw:style-name="gr105" draw:text-style-name="P29" draw:layer="layout" svg:width="0.121cm" svg:height="0.149cm" svg:x="10.01cm" svg:y="20.854cm" svg:viewBox="0 0 122 150" svg:d="M122 107c0 7-1 13-4 19-2 5-7 9-11 13-6 3-12 7-20 9-7 1-16 2-26 2-8 0-16-1-23-2s-13-3-18-6c-4-3-9-7-12-11-4-5-6-11-8-18l22-4c2 8 6 14 12 18 7 3 16 5 27 5 5 0 11 0 16-1 4-1 8-2 11-4 3-1 6-4 7-7 2-3 3-7 3-11s-1-9-3-11c-2-3-5-6-8-7-4-2-9-4-15-5-6-2-11-3-18-5-5-1-11-3-17-4-6-3-11-5-16-8-4-3-8-7-11-12-3-4-4-10-4-17 0-13 4-23 14-30s24-10 42-10c17 0 30 2 39 8 10 6 16 15 19 28l-23 2c-1-4-2-7-4-9-2-3-5-5-8-7-3-1-6-2-11-3-4-1-9-1-12-1-11 0-19 2-25 5-5 3-7 8-7 15 0 4 0 7 2 10 2 2 5 4 8 6 4 2 8 3 13 4 5 2 10 3 16 5 5 1 9 1 13 3 5 1 8 2 12 4 4 1 7 3 11 5 3 2 6 5 9 8 2 2 4 6 6 10s2 9 2 14z">
          <text:p/>
        </draw:path>
        <draw:path draw:style-name="gr105" draw:text-style-name="P29" draw:layer="layout" svg:width="0.131cm" svg:height="0.149cm" svg:x="10.152cm" svg:y="20.854cm" svg:viewBox="0 0 132 150" svg:d="M27 79c0 8 1 15 2 21 1 7 4 13 7 18 4 4 8 8 13 10 5 3 11 4 19 4 10 0 19-2 25-6 6-5 11-10 13-16l21 6c-1 4-3 8-6 12-2 4-7 8-11 11s-11 6-18 8-14 3-24 3c-22 0-39-6-51-19-11-12-17-32-17-58 0-13 1-24 5-34 3-10 9-17 15-23s13-10 21-13c9-2 16-3 26-3 12 0 23 2 31 6 8 3 15 9 20 16s8 14 10 24c3 10 4 19 4 30v3zM106 61c-1-15-5-26-12-33-6-7-16-11-28-11-3 0-8 1-12 2-5 2-9 4-13 7s-7 8-10 14c-3 5-3 12-4 21z">
          <text:p/>
        </draw:path>
        <draw:path draw:style-name="gr105" draw:text-style-name="P29" draw:layer="layout" svg:width="0.07cm" svg:height="0.147cm" svg:x="10.321cm" svg:y="20.854cm" svg:viewBox="0 0 71 148" svg:d="M1 148v-112c0-3 0-7 0-9 0-4 0-6 0-10 0-2 0-5-1-8 0-2 0-5 0-7h24c0 2 0 5 0 7 0 3 0 6 0 8 1 3 1 5 1 8s0 5 0 7c1-6 3-10 6-15 2-3 4-7 8-9 2-3 5-5 9-6 3-1 7-2 13-2 2 0 4 0 6 1 2 0 2 0 4 1v21c-2-1-3-1-6-1-2 0-4 0-7 0-6 0-10 1-15 3-3 3-8 6-10 11-3 4-5 9-6 15s-1 14-1 21v76z">
          <text:p/>
        </draw:path>
        <draw:path draw:style-name="gr105" draw:text-style-name="P29" draw:layer="layout" svg:width="0.025cm" svg:height="0.198cm" svg:x="10.413cm" svg:y="20.803cm" svg:viewBox="0 0 26 199" svg:d="M0 23v-23h26v23zM0 199v-146h26v146z">
          <text:p/>
        </draw:path>
        <draw:path draw:style-name="gr105" draw:text-style-name="P29" draw:layer="layout" svg:width="0.13cm" svg:height="0.149cm" svg:x="10.477cm" svg:y="20.854cm" svg:viewBox="0 0 131 150" svg:d="M25 79c0 8 1 15 3 21 1 7 3 13 7 18 3 4 8 8 12 10 5 3 11 4 19 4 11 0 20-2 27-6 6-5 10-10 13-16l21 6c-2 4-4 8-6 12-3 4-7 8-12 11-4 3-10 6-17 8-8 2-16 3-26 3-21 0-38-6-49-19-12-12-17-32-17-58 0-13 1-24 4-34 4-10 9-17 15-23 5-6 12-10 20-13 9-2 17-3 26-3 13 0 23 2 32 6 8 3 15 9 20 16s9 14 11 24 3 19 3 30v3zM106 61c-2-15-5-26-12-33-8-7-17-11-29-11-4 0-8 1-13 2-5 2-8 4-13 7-3 3-7 8-9 14-3 5-4 12-5 21z">
          <text:p/>
        </draw:path>
        <draw:path draw:style-name="gr105" draw:text-style-name="P29" draw:layer="layout" svg:width="0.122cm" svg:height="0.149cm" svg:x="10.634cm" svg:y="20.854cm" svg:viewBox="0 0 123 150" svg:d="M123 107c0 7-2 13-5 19-2 5-7 9-11 13-5 3-11 7-19 9-7 1-16 2-25 2-8 0-17-1-24-2s-13-3-19-6c-4-3-8-7-12-11-3-5-6-11-8-18l22-4c2 8 6 14 12 18 7 3 16 5 29 5 5 0 10 0 14-1 5-1 8-2 12-4 2-1 5-4 7-7s2-7 2-11 0-9-2-11c-3-3-5-6-9-7-4-2-9-4-14-5-5-2-10-3-17-5-7-1-13-3-19-4-5-3-10-5-16-8-4-3-8-7-10-12-4-4-5-10-5-17 0-13 5-23 14-30 10-7 24-10 43-10 16 0 29 2 39 8 9 6 16 15 18 28l-22 2c-1-4-2-7-5-9-2-3-4-5-8-7-2-1-6-2-10-3s-8-1-12-1c-12 0-20 2-25 5s-8 8-8 15c0 4 1 7 3 10 1 2 4 4 8 6 3 2 7 3 14 4 4 2 9 3 15 5 5 1 8 1 13 3 4 1 8 2 11 4 4 1 8 3 11 5 4 2 6 5 9 8 3 2 4 6 6 10s3 9 3 14z">
          <text:p/>
        </draw:path>
        <draw:path draw:style-name="gr105" draw:text-style-name="P29" draw:layer="layout" svg:width="0.027cm" svg:height="0.063cm" svg:x="10.791cm" svg:y="20.972cm" svg:viewBox="0 0 28 64" svg:d="M28 0v22c0 5 0 9-1 13 0 3-1 8-2 10-1 5-1 8-3 11-1 2-3 6-5 8h-17c3-6 7-11 9-18 2-6 3-11 3-17h-11v-29z">
          <text:p/>
        </draw:path>
        <draw:polygon draw:style-name="gr105" draw:text-style-name="P29" draw:layer="layout" svg:width="0.133cm" svg:height="0.145cm" svg:x="10.906cm" svg:y="20.856cm" svg:viewBox="0 0 134 146" draw:points="106,146 67,86 28,146 0,146 53,70 2,0 30,0 67,56 104,0 131,0 81,70 134,146">
          <text:p/>
        </draw:polygon>
        <draw:polygon draw:style-name="gr105" draw:text-style-name="P29" draw:layer="layout" svg:width="0.12cm" svg:height="0.188cm" svg:x="11.063cm" svg:y="20.813cm" svg:viewBox="0 0 121 189" draw:points="0,189 0,168 49,168 49,22 6,54 6,30 51,0 73,0 73,168 121,168 121,189">
          <text:p/>
        </draw:polygon>
        <draw:path draw:style-name="gr105" draw:text-style-name="P29" draw:layer="layout" svg:width="0.027cm" svg:height="0.063cm" svg:x="11.329cm" svg:y="20.972cm" svg:viewBox="0 0 28 64" svg:d="M28 0v22c0 5 0 9-1 13 0 3-1 8-1 10-1 5-2 8-4 11-1 2-3 6-4 8h-18c4-6 7-11 9-18 3-6 4-11 4-17h-12v-29z">
          <text:p/>
        </draw:path>
        <draw:path draw:style-name="gr105" draw:text-style-name="P29" draw:layer="layout" svg:width="0.133cm" svg:height="0.193cm" svg:x="11.384cm" svg:y="20.81cm" svg:viewBox="0 0 134 194" svg:d="M134 96c0 19-2 33-5 47-4 13-8 22-14 30-6 7-13 13-21 16s-17 5-26 5c-10 0-19-2-27-5-7-3-15-9-22-16-6-8-10-17-14-30-3-13-5-28-5-47 0-18 2-34 5-46 4-12 8-23 14-30 7-8 15-12 23-16 8-2 17-4 26-4s18 2 26 4c9 4 16 8 21 16 6 7 11 18 15 30 2 12 4 28 4 46zM110 96c0-15-1-27-3-37-2-9-4-17-8-23-3-6-8-11-13-13s-11-4-18-4-13 2-18 5c-5 1-9 6-13 12-3 6-6 14-8 23-2 10-3 23-3 37 0 15 1 27 3 37s5 18 8 24c4 7 8 11 13 14 5 2 11 4 18 4s12-2 17-4c5-3 10-7 13-14 4-6 6-14 9-24 2-10 3-22 3-37z">
          <text:p/>
        </draw:path>
        <draw:path draw:style-name="gr105" draw:text-style-name="P29" draw:layer="layout" svg:width="0.133cm" svg:height="0.193cm" svg:x="11.546cm" svg:y="20.81cm" svg:viewBox="0 0 134 194" svg:d="M134 96c0 19-2 33-5 47-5 13-9 22-15 30-7 7-14 13-21 16-8 3-17 5-27 5-9 0-18-2-26-5s-15-9-21-16c-6-8-10-17-14-30-3-13-5-28-5-47 0-18 2-34 5-46 4-12 8-23 14-30 6-8 13-12 22-16 8-2 17-4 26-4s18 2 26 4c8 4 15 8 21 16 6 7 11 18 15 30 3 12 5 28 5 46zM108 96c0-15-1-27-2-37-2-9-5-17-8-23-4-6-8-11-13-13s-12-4-18-4c-7 0-13 2-18 5-5 1-10 6-13 12-4 6-6 14-8 23-2 10-3 23-3 37 0 15 1 27 3 37s4 18 8 24c3 7 8 11 13 14 5 2 11 4 17 4 7 0 13-2 18-4 5-3 9-7 13-14 3-6 6-14 9-24 1-10 2-22 2-37z">
          <text:p/>
        </draw:path>
        <draw:path draw:style-name="gr105" draw:text-style-name="P29" draw:layer="layout" svg:width="0.133cm" svg:height="0.193cm" svg:x="11.708cm" svg:y="20.81cm" svg:viewBox="0 0 134 194" svg:d="M134 96c0 19-2 33-6 47-3 13-7 22-14 30-6 7-13 13-22 16-7 3-16 5-26 5-9 0-18-2-26-5s-15-9-21-16c-6-8-10-17-14-30s-5-28-5-47c0-18 1-34 5-46s8-23 14-30c6-8 13-12 22-16 8-2 16-4 26-4 9 0 18 2 25 4 10 4 17 8 22 16 7 7 12 18 15 30s5 28 5 46zM109 96c0-15-1-27-2-37-2-9-5-17-8-23-5-6-9-11-14-13-6-2-12-4-18-4-7 0-13 2-18 5-5 1-10 6-13 12-4 6-7 14-8 23-2 10-3 23-3 37 0 15 1 27 3 37 1 10 4 18 8 24 3 7 8 11 13 14 5 2 11 4 17 4 7 0 12-2 18-4 5-3 9-7 14-14 3-6 6-14 9-24 1-10 2-22 2-37z">
          <text:p/>
        </draw:path>
        <draw:path draw:style-name="gr105" draw:text-style-name="P29" draw:layer="layout" svg:width="0.192cm" svg:height="0.182cm" svg:x="7.342cm" svg:y="19.351cm" svg:viewBox="0 0 193 183" svg:d="M193 23h-128c-4 0-9 0-14 0-4 0-9-1-14-1-4 0-9 0-13 0 4 1 9 1 13 3 5 1 9 3 13 4 5 1 9 2 13 4l130 48v18l-130 50c-2 1-3 1-5 2s-4 1-6 2-4 2-6 2c-3 1-4 1-7 2-5 1-11 3-15 5 4-1 10-1 15-1s10 0 14 0 9-1 12-1h128v23h-193v-34l134-50c2-1 5-2 7-3 3-1 6-2 9-2 3-1 6-2 9-2 2-1 4-1 6-2-2 0-4 0-6-1-4-1-6-2-9-3-3 0-6-1-9-2-2-1-5-2-7-3l-134-49v-32h193z">
          <text:p/>
        </draw:path>
        <draw:path draw:style-name="gr105" draw:text-style-name="P29" draw:layer="layout" svg:width="0.153cm" svg:height="0.128cm" svg:x="7.384cm" svg:y="19.184cm" svg:viewBox="0 0 154 129" svg:d="M83 104c8 0 15-1 21-3 7-1 12-3 16-8 6-3 9-7 12-12 2-5 3-11 3-18 0-11-2-19-6-26-4-6-10-10-17-12l7-21c4 1 8 4 12 6 4 3 8 6 11 11 4 5 6 10 8 17 3 7 4 15 4 25 0 21-7 38-20 50-13 10-32 16-57 16-15 0-27-1-36-5-10-3-18-8-24-14-5-6-10-12-12-21-3-8-5-17-5-25 0-13 2-22 6-31 4-8 10-14 17-19s15-9 25-11c9-1 20-3 31-3h4zM63 25c-15 1-27 5-34 12-7 6-10 15-10 27 0 4 0 8 2 13 0 4 3 9 6 12 4 4 8 8 14 11 6 2 13 3 22 4z">
          <text:p/>
        </draw:path>
        <draw:path draw:style-name="gr105" draw:text-style-name="P29" draw:layer="layout" svg:width="0.15cm" svg:height="0.191cm" svg:x="7.384cm" svg:y="18.953cm" svg:viewBox="0 0 151 192" svg:d="M151 107h-93c-8 0-13 0-18 1s-9 2-12 5c-3 2-5 4-6 8-1 3-1 8-1 12 0 5 1 9 2 14 2 4 5 9 9 11 4 3 9 6 14 7 6 1 12 2 20 2h85v24h-116c-3 0-6 0-9 0-4 0-7 1-10 1s-7 0-9 0-3 0-4 0v-23c1 0 2 0 3 0 3 0 6 0 8 0 3 0 6-1 8-1 3 0 6 0 7 0-4-3-7-4-11-7s-7-5-10-10c-2-3-4-7-6-11-1-4-2-10-2-15 0-11 3-20 7-26 6-6 13-11 22-13v-1c-4-2-7-5-11-7-4-3-7-6-10-10-2-3-4-7-6-11-1-4-2-10-2-16 0-7 1-13 3-18 3-5 5-10 11-13 4-4 9-6 15-8 7-1 15-2 24-2h98v24h-93c-8 0-13 0-18 1-5 0-9 2-12 4-3 3-5 5-6 9-1 3-1 7-1 12s1 10 2 14c2 3 5 7 9 10 3 3 9 5 14 6 6 2 12 3 20 3h85z">
          <text:p/>
        </draw:path>
        <draw:path draw:style-name="gr105" draw:text-style-name="P29" draw:layer="layout" svg:width="0.153cm" svg:height="0.129cm" svg:x="7.384cm" svg:y="18.791cm" svg:viewBox="0 0 154 130" svg:d="M77 0c26 0 45 5 57 17 13 10 20 27 20 48 0 10-2 19-5 27s-8 15-14 21c-7 5-15 10-24 12-10 3-20 5-34 5-51 0-77-22-77-66 0-11 2-21 5-29s8-15 15-20c6-5 14-9 23-11 10-3 20-4 34-4zM77 25c-12 0-22 1-29 2-7 2-14 5-18 8-4 4-7 7-9 12-1 5-2 11-2 17s1 11 2 17c2 4 6 9 10 12s10 6 17 8c8 2 17 2 29 2s21 0 28-2c8-2 14-5 19-8 4-3 7-8 9-12 1-6 2-10 2-16s-1-11-2-17c-2-5-5-8-9-12-5-3-11-6-19-8-7-2-16-3-28-3z">
          <text:p/>
        </draw:path>
        <draw:path draw:style-name="gr105" draw:text-style-name="P29" draw:layer="layout" svg:width="0.15cm" svg:height="0.068cm" svg:x="7.384cm" svg:y="18.682cm" svg:viewBox="0 0 151 69" svg:d="M151 68h-113c-3 0-6 0-10 0-2 0-6 1-8 1-4 0-6 0-9 0-4 0-6 0-8 0v-23c2 0 4 0 8 0 3 0 5 0 9 0 2 0 5 0 8 0 2 0 4 0 6 0-6-2-11-4-14-6-5-2-8-4-12-7-2-2-4-6-6-9-1-4-2-8-2-14 0-2 0-4 1-6 0-1 0-3 1-4h23c0 2-1 3-1 6 0 2 0 5 0 8 0 5 1 11 4 14 2 4 6 7 10 10 4 2 10 4 16 5s13 2 20 2h77z">
          <text:p/>
        </draw:path>
        <draw:path draw:style-name="gr105" draw:text-style-name="P29" draw:layer="layout" svg:width="0.205cm" svg:height="0.135cm" svg:x="7.387cm" svg:y="18.541cm" svg:viewBox="0 0 206 136" svg:d="M148 56c9 4 16 7 23 11 8 3 15 7 19 11 5 5 9 10 11 15 3 5 5 11 5 18 0 3 0 7 0 8 0 3 0 6-1 9h-19c0-2 0-3 0-6 0-2 0-4 0-5 0-7-2-14-8-20-5-6-14-11-25-16l-6-2-147 57v-25l81-31c3-1 6-2 10-4 4 0 9-2 12-3 5-2 8-3 12-4s6-1 7-2c-1 0-3-1-7-2-3-1-7-2-10-3-4-1-7-3-11-4-4-2-7-3-10-3l-84-28v-27z">
          <text:p/>
        </draw:path>
        <draw:path draw:style-name="gr105" draw:text-style-name="P29" draw:layer="layout" svg:width="0.15cm" svg:height="0.116cm" svg:x="7.387cm" svg:y="18.334cm" svg:viewBox="0 0 151 117" svg:d="M0 93h94c8 0 13 0 18-2 4-1 9-3 11-4 4-3 6-6 7-10 1-3 1-8 1-14 0-5-1-10-2-15-2-5-6-8-9-12-4-3-9-5-14-7-6-2-12-3-20-3h-86v-25h116c4 0 7 0 10 0 4 0 7 0 10 0s6 0 8-1c2 0 3 0 4 0v24c-1 0-2 0-4 0s-4 1-7 1c-2 0-5 0-7 0-3 0-6 0-7 0v1c4 1 7 4 11 7 3 3 7 6 9 9 2 4 4 8 6 13 1 5 2 10 2 16 0 9-1 15-3 21-3 6-5 10-10 14-4 4-9 7-15 9-7 1-15 2-24 2h-99z">
          <text:p/>
        </draw:path>
        <draw:path draw:style-name="gr105" draw:text-style-name="P29" draw:layer="layout" svg:width="0.153cm" svg:height="0.119cm" svg:x="7.384cm" svg:y="18.179cm" svg:viewBox="0 0 154 120" svg:d="M110 0c7 0 13 2 18 5 6 2 11 6 14 11 4 4 6 11 9 18 2 7 3 16 3 26 0 9-1 16-2 23-2 7-4 12-6 17-4 5-7 10-13 13-4 4-10 5-17 7l-4-21c8-2 14-6 17-12 4-7 6-16 6-27 0-5-1-10-2-14 0-6-1-9-3-13-2-2-4-5-7-6-3-2-6-3-11-3-4 0-8 1-11 3s-5 5-7 8c-2 4-3 9-5 14-1 6-3 12-5 18-1 6-3 11-5 17s-5 11-9 15c-2 5-7 9-11 12-4 2-11 4-18 4-13 0-23-5-30-14-7-10-11-24-11-41 0-16 3-30 9-39 5-9 15-16 27-18l3 22c-4 1-7 2-10 4-2 2-4 4-6 8-2 3-2 6-3 11-1 4-1 8-1 12 0 10 2 18 5 23 3 6 8 8 15 8 4 0 8-1 10-2 3-2 5-5 6-8 2-4 4-8 5-12 2-6 2-11 4-17 1-4 2-7 4-12 1-5 2-8 3-12 2-4 5-8 7-10 2-4 5-7 8-9 3-3 6-5 11-6 3-2 8-3 13-3z">
          <text:p/>
        </draw:path>
        <draw:path draw:style-name="gr105" draw:text-style-name="P29" draw:layer="layout" svg:width="0.153cm" svg:height="0.141cm" svg:x="7.384cm" svg:y="18.015cm" svg:viewBox="0 0 154 142" svg:d="M154 98c0 14-4 25-12 32-8 8-19 12-32 12-10 0-18-2-25-6-6-4-11-8-15-14-3-6-6-13-8-20 0-7-1-15-1-22v-33h-8c-6 0-12 0-16 2-4 1-8 3-10 5-3 3-5 6-6 10s-2 9-2 14c0 4 1 9 1 12 1 5 2 7 4 10s3 5 7 7c3 1 7 2 11 3l-2 25c-6-1-11-3-16-5-4-2-9-6-12-10-4-6-6-11-9-18-2-7-3-15-3-25 0-17 5-32 13-40 8-10 21-14 37-14h64c7 0 12-1 17-3 3-2 5-6 5-11 0-1 0-4 0-5-1-1-1-2-1-4h15c1 3 2 7 2 11 1 2 1 6 1 9 0 5-1 8-2 12-2 3-4 6-6 7-3 2-6 4-9 5-4 1-9 1-13 2v1c4 3 9 6 12 8 4 4 7 7 10 12 2 3 5 7 7 13 1 5 2 11 2 18zM135 93c0-8-2-15-4-20-3-6-6-11-11-15-4-4-9-6-15-8-5-2-9-3-14-3h-12v26c0 6 0 12 1 17s3 10 4 14c3 4 6 7 10 10 4 1 10 3 16 3 9 0 15-3 19-7s6-9 6-17z">
          <text:p/>
        </draw:path>
        <draw:path draw:style-name="gr105" draw:text-style-name="P29" draw:layer="layout" svg:width="0.208cm" svg:height="0.123cm" svg:x="7.384cm" svg:y="17.871cm" svg:viewBox="0 0 209 124" svg:d="M209 62c0 8-1 15-3 23-2 6-4 11-7 15-4 6-8 9-12 12-5 2-9 5-15 6l-4-25c7-1 13-4 16-10 5-6 6-13 6-22 0-5-1-11-2-15-2-4-5-9-7-11-4-4-8-6-14-7-6-2-12-3-20-3h-23c3 2 7 4 10 7 4 3 6 5 9 10 3 3 4 8 6 13 2 4 3 10 3 16 0 10-2 19-5 25s-8 12-14 16c-7 4-14 7-23 9-10 2-20 3-33 3-12 0-22-1-32-3s-18-5-24-9c-7-5-12-10-15-17-4-7-6-17-6-26 0-11 3-19 7-26 6-8 13-15 21-18v-1c-2 0-5 0-7 0-3 0-6 0-8 0-3 0-6-1-7-1-2 0-3 0-3 0v-23c1 0 2 0 4 0s4 0 7 0 6 0 9 0c4 0 7 0 11 0h113c20 0 35 6 46 15 10 11 16 26 16 47zM77 25c-11 0-20 1-27 3-8 2-13 5-18 8-5 4-8 8-10 13-2 4-3 9-3 14 0 6 1 11 3 15 2 6 5 10 10 13 5 2 11 5 18 6 7 2 16 3 27 3s20-1 27-3c8-1 13-4 17-6 5-3 8-6 10-12 2-4 2-9 2-16 0-5 0-9-2-13-3-6-5-9-11-13-4-4-9-7-17-9-7-2-16-3-26-3z">
          <text:p/>
        </draw:path>
        <draw:path draw:style-name="gr105" draw:text-style-name="P29" draw:layer="layout" svg:width="0.153cm" svg:height="0.128cm" svg:x="7.384cm" svg:y="17.704cm" svg:viewBox="0 0 154 129" svg:d="M83 104c8 0 15-1 21-3 7-1 12-3 16-7 6-3 9-7 12-12 2-5 3-11 3-18 0-11-2-19-6-27-4-6-10-10-17-12l7-21c4 1 8 4 12 6 4 3 8 6 11 11 4 5 6 10 8 17 3 8 4 16 4 26 0 21-7 37-20 49-13 10-32 16-57 16-15 0-27-2-36-5-10-4-18-8-24-14-5-6-10-12-12-20-3-8-5-17-5-26 0-12 2-21 6-31 4-8 10-14 17-19 7-6 15-9 25-11 9-2 20-3 31-3h4zM63 25c-15 1-27 5-34 11-7 8-10 17-10 28 0 5 0 9 2 14 0 4 3 8 6 12 4 3 8 7 14 9 6 3 13 4 22 5z">
          <text:p/>
        </draw:path>
        <draw:path draw:style-name="gr105" draw:text-style-name="P29" draw:layer="layout" svg:width="0.066cm" svg:height="0.027cm" svg:x="7.504cm" svg:y="17.63cm" svg:viewBox="0 0 67 28" svg:d="M0 0h23c4 0 9 1 13 1 5 0 9 1 12 2s6 2 9 3c4 2 6 4 10 6v16c-6-4-13-7-19-9s-12-3-18-3v11h-30z">
          <text:p/>
        </draw:path>
        <draw:path draw:style-name="gr105" draw:text-style-name="P29" draw:layer="layout" svg:width="0.192cm" svg:height="0.182cm" svg:x="7.342cm" svg:y="17.407cm" svg:viewBox="0 0 193 183" svg:d="M193 23h-128c-4 0-9 0-14 0-4 0-9-1-14-1-4 0-9 0-13 0 4 1 9 2 13 4 5 1 9 2 13 3 5 2 9 3 13 4l130 49v19l-130 49c-2 1-3 1-5 2s-4 1-6 1c-2 1-4 2-6 2-3 1-4 2-7 3-5 1-11 2-15 4 4-1 10-1 15-1s10 0 14 0 9-1 12-1h128v23h-193v-33l134-50c2-1 5-2 7-3 3 0 6-1 9-1 3-1 6-2 9-3 2-1 4-1 6-2-2 0-4 0-6-1-4 0-6-1-9-2s-6-3-9-4c-2-1-5-1-7-2l-134-49v-33h193z">
          <text:p/>
        </draw:path>
        <draw:path draw:style-name="gr105" draw:text-style-name="P29" draw:layer="layout" svg:width="0.192cm" svg:height="0.145cm" svg:x="7.342cm" svg:y="17.213cm" svg:viewBox="0 0 193 146" svg:d="M139 0c9 0 18 2 25 6 6 4 12 9 17 16 4 6 7 14 9 22 2 9 3 18 3 26v76h-193v-68c0-10 1-19 3-27 2-9 4-16 9-21 3-6 8-10 14-13 6-4 13-5 22-5 5 0 10 0 15 1 5 2 9 6 13 8 3 3 7 7 9 12 3 4 6 9 6 15 1-8 3-15 6-20 2-6 6-10 10-16 5-3 9-7 14-8 5-2 12-4 18-4zM51 38c-11 0-18 3-23 10-4 7-7 17-7 30v43h62v-43c0-7-1-13-3-18-1-5-3-10-6-13s-6-6-10-7-8-2-13-2zM137 27c-6 0-11 1-16 3-4 3-8 6-10 10-3 4-5 9-6 15s-2 12-2 19v47h69v-49c0-7 0-12-2-18-1-6-2-10-5-14s-6-7-11-9c-5-3-10-4-17-4z">
          <text:p/>
        </draw:path>
        <draw:path draw:style-name="gr105" draw:text-style-name="P29" draw:layer="layout" svg:width="0.118cm" svg:height="0.171cm" svg:x="4.383cm" svg:y="5.116cm" svg:viewBox="0 0 119 172" svg:d="M119 86c0 16-2 30-5 41s-7 20-12 27c-6 6-12 11-19 14s-15 4-23 4c-9 0-17-1-25-4-7-3-13-8-18-14-6-7-10-16-13-27s-4-25-4-41 1-30 4-41 7-20 13-26c5-8 11-12 19-15s16-4 25-4c7 0 15 1 22 4 8 3 14 7 19 15 5 6 10 15 13 26 2 11 4 25 4 41zM97 86c0-13-1-24-2-32-2-9-4-16-7-21-3-6-7-10-12-12s-10-3-15-3c-7 0-12 1-17 4-6 1-9 5-12 11-4 5-6 12-7 21-2 8-3 20-3 32 0 13 1 24 3 33 1 8 3 15 7 21 3 5 6 9 12 11 5 3 10 4 16 4s11-1 15-4c5-2 9-6 12-11 3-6 5-13 8-21 1-9 2-20 2-33z">
          <text:p/>
        </draw:path>
        <draw:path draw:style-name="gr105" draw:text-style-name="P29" draw:layer="layout" svg:width="0.133cm" svg:height="0.193cm" svg:x="5.014cm" svg:y="13.19cm" svg:viewBox="0 0 134 194" svg:d="M134 97c0 19-2 33-5 47-4 12-8 21-14 29-8 7-15 13-22 16-8 3-17 5-27 5-9 0-18-2-26-5s-15-9-21-16c-6-8-10-17-14-29-3-13-5-28-5-47s2-35 5-47c4-12 8-23 14-30 6-8 13-12 22-16 8-2 17-4 26-4s18 2 26 4c8 4 15 8 22 16 6 7 11 18 14 30s5 28 5 47zM108 97c0-16-1-28-2-38-2-9-5-17-8-23-4-6-8-11-13-13s-12-4-18-4c-7 0-13 2-18 5-5 1-10 6-13 12-4 6-6 14-8 23-2 10-3 23-3 38s1 27 3 37 4 17 8 24c3 6 8 10 13 13 5 2 11 4 17 4 7 0 13-2 18-4 5-3 9-7 13-13 3-7 6-14 9-24 1-10 2-22 2-37z">
          <text:p/>
        </draw:path>
        <draw:path draw:style-name="gr105" draw:text-style-name="P29" draw:layer="layout" svg:width="0.133cm" svg:height="0.193cm" svg:x="9.889cm" svg:y="13.19cm" svg:viewBox="0 0 134 194" svg:d="M134 97c0 19-2 33-6 47-3 12-7 21-14 29-6 7-13 13-21 16s-17 5-27 5c-9 0-18-2-26-5s-15-9-21-16c-6-8-10-17-14-29-3-13-5-28-5-47s2-35 5-47c4-12 8-23 14-30 6-8 13-12 22-16 8-2 16-4 26-4 9 0 18 2 26 4 9 4 16 8 21 16 7 7 12 18 15 30s5 28 5 47zM109 97c0-16-1-28-2-38-2-9-5-17-8-23-4-6-9-11-14-13-6-2-12-4-18-4-7 0-13 2-18 5-5 1-10 6-13 12-4 6-7 14-8 23-2 10-3 23-3 38s1 27 3 37c1 10 4 17 8 24 3 6 8 10 13 13 5 2 11 4 17 4 7 0 13-2 18-4 5-3 10-7 14-13 3-7 6-14 9-24 1-10 2-22 2-37z">
          <text:p/>
        </draw:path>
        <draw:path draw:style-name="gr105" draw:text-style-name="P29" draw:layer="layout" svg:width="0.133cm" svg:height="0.193cm" svg:x="6.248cm" svg:y="20.824cm" svg:viewBox="0 0 134 194" svg:d="M134 96c0 18-1 33-5 47-3 13-8 22-14 30-6 7-13 13-21 16s-16 5-27 5c-10 0-18-2-26-5s-15-9-21-16c-6-8-11-17-14-30-4-13-6-29-6-47s2-34 6-46c3-12 8-23 14-30 6-8 13-12 22-16 8-2 16-4 27-4 9 0 17 2 25 4 9 4 16 8 21 16 6 7 12 18 15 30s4 28 4 46zM110 96c0-15-1-27-3-37-1-9-4-17-8-23-3-6-7-11-13-13-5-2-11-4-17-4-8 0-14 2-19 5-6 1-10 6-14 12-3 6-6 14-8 23-1 10-2 23-2 37 0 15 1 27 2 37 2 10 5 18 8 24 4 7 8 11 14 14 5 2 11 4 17 4 8 0 13-2 19-4 5-3 9-7 13-14 3-6 6-14 8-24s3-22 3-37z">
          <text:p/>
        </draw:path>
        <draw:path draw:style-name="gr105" draw:text-style-name="P29" draw:layer="layout" svg:width="0.133cm" svg:height="0.193cm" svg:x="11.184cm" svg:y="20.811cm" svg:viewBox="0 0 134 194" svg:d="M134 96c0 19-2 33-5 47-4 13-8 22-14 30-6 7-13 13-21 16s-17 5-26 5c-10 0-19-2-27-5-7-3-15-9-22-16-6-8-10-17-14-30-3-13-5-28-5-47 0-18 2-34 5-46 4-12 8-23 14-30 7-8 15-12 23-16 8-2 17-4 26-4s18 2 26 4c9 4 16 8 21 16 6 7 11 18 15 30 2 12 4 28 4 46zM110 96c0-15-1-27-3-37-2-9-4-17-8-23-3-6-8-11-13-13s-11-4-18-4-13 2-18 5c-5 1-9 6-13 12-3 6-6 14-8 23-2 10-3 23-3 37 0 15 1 27 3 37s5 18 8 24c4 7 8 11 13 14 5 2 11 4 18 4s12-2 17-4c5-3 10-7 13-14 4-6 6-14 9-24 2-10 3-22 3-37z">
          <text:p/>
        </draw:path>
      </draw:page>
      <draw:page draw:name="page6" draw:style-name="dp1" draw:master-page-name="Default">
        <draw:line draw:style-name="gr24" draw:text-style-name="P2" draw:layer="layout" svg:x1="13.292cm" svg:y1="20.054cm" svg:x2="3.361cm" svg:y2="20.054cm">
          <text:p/>
        </draw:line>
        <draw:line draw:style-name="gr24" draw:text-style-name="P2" draw:layer="layout" svg:x1="13.292cm" svg:y1="19.384cm" svg:x2="3.361cm" svg:y2="19.384cm">
          <text:p/>
        </draw:line>
        <draw:line draw:style-name="gr24" draw:text-style-name="P2" draw:layer="layout" svg:x1="13.292cm" svg:y1="18.713cm" svg:x2="3.361cm" svg:y2="18.713cm">
          <text:p/>
        </draw:line>
        <draw:line draw:style-name="gr24" draw:text-style-name="P2" draw:layer="layout" svg:x1="13.292cm" svg:y1="18.039cm" svg:x2="3.361cm" svg:y2="18.039cm">
          <text:p/>
        </draw:line>
        <draw:line draw:style-name="gr24" draw:text-style-name="P2" draw:layer="layout" svg:x1="13.292cm" svg:y1="17.368cm" svg:x2="3.361cm" svg:y2="17.368cm">
          <text:p/>
        </draw:line>
        <draw:line draw:style-name="gr25" draw:text-style-name="P2" draw:layer="layout" svg:x1="3.213cm" svg:y1="20.054cm" svg:x2="3.361cm" svg:y2="20.054cm">
          <text:p/>
        </draw:line>
        <draw:line draw:style-name="gr25" draw:text-style-name="P2" draw:layer="layout" svg:x1="3.213cm" svg:y1="20.054cm" svg:x2="3.361cm" svg:y2="20.054cm">
          <text:p/>
        </draw:line>
        <draw:line draw:style-name="gr25" draw:text-style-name="P2" draw:layer="layout" svg:x1="3.213cm" svg:y1="19.384cm" svg:x2="3.361cm" svg:y2="19.384cm">
          <text:p/>
        </draw:line>
        <draw:line draw:style-name="gr25" draw:text-style-name="P2" draw:layer="layout" svg:x1="3.213cm" svg:y1="19.384cm" svg:x2="3.361cm" svg:y2="19.384cm">
          <text:p/>
        </draw:line>
        <draw:line draw:style-name="gr25" draw:text-style-name="P2" draw:layer="layout" svg:x1="3.213cm" svg:y1="18.713cm" svg:x2="3.361cm" svg:y2="18.713cm">
          <text:p/>
        </draw:line>
        <draw:line draw:style-name="gr25" draw:text-style-name="P2" draw:layer="layout" svg:x1="3.213cm" svg:y1="18.713cm" svg:x2="3.361cm" svg:y2="18.713cm">
          <text:p/>
        </draw:line>
        <draw:line draw:style-name="gr25" draw:text-style-name="P2" draw:layer="layout" svg:x1="3.213cm" svg:y1="18.039cm" svg:x2="3.361cm" svg:y2="18.039cm">
          <text:p/>
        </draw:line>
        <draw:line draw:style-name="gr25" draw:text-style-name="P2" draw:layer="layout" svg:x1="3.213cm" svg:y1="18.039cm" svg:x2="3.361cm" svg:y2="18.039cm">
          <text:p/>
        </draw:line>
        <draw:line draw:style-name="gr25" draw:text-style-name="P2" draw:layer="layout" svg:x1="3.213cm" svg:y1="17.368cm" svg:x2="3.361cm" svg:y2="17.368cm">
          <text:p/>
        </draw:line>
        <draw:line draw:style-name="gr25" draw:text-style-name="P2" draw:layer="layout" svg:x1="3.213cm" svg:y1="17.368cm" svg:x2="3.361cm" svg:y2="17.368cm">
          <text:p/>
        </draw:line>
        <draw:line draw:style-name="gr25" draw:text-style-name="P2" draw:layer="layout" svg:x1="3.213cm" svg:y1="16.697cm" svg:x2="3.361cm" svg:y2="16.697cm">
          <text:p/>
        </draw:line>
        <draw:line draw:style-name="gr25" draw:text-style-name="P2" draw:layer="layout" svg:x1="3.213cm" svg:y1="16.697cm" svg:x2="3.361cm" svg:y2="16.697cm">
          <text:p/>
        </draw:line>
        <draw:polygon draw:style-name="gr116" draw:text-style-name="P32" draw:layer="layout" svg:width="9.931cm" svg:height="3.649cm" svg:x="3.361cm" svg:y="8.779cm" svg:viewBox="0 0 9932 3650" draw:points="0,1464 60,1923 120,1816 180,1849 237,1694 297,1535 357,1410 417,1000 477,796 537,1274 597,1300 657,1853 713,1773 773,1849 833,1968 893,1727 953,1603 1013,1322 1073,1150 1129,1002 1189,335 1249,136 1309,802 1369,1334 1429,1402 1489,1821 1549,1719 1606,1799 1666,1640 1726,1773 1786,1495 1846,1033 1905,640 1962,798 2022,1305 2082,1526 2142,1668 2202,1807 2262,1903 2322,1595 2378,1410 2438,1467 2499,1325 2559,833 2619,298 2679,131 2739,611 2799,1235 2855,1827 2915,1858 2975,1660 3035,2045 3095,1557 3155,1614 3212,1362 3275,833 3332,974 3392,1139 3452,1356 3512,1768 3572,1790 3628,1951 3688,1770 3748,1943 3808,1480 3868,1413 3928,1311 3988,589 4048,433 4104,14 4164,796 4224,1300 4284,1657 4344,2085 4404,1878 4464,2085 4521,1784 4581,1699 4641,1402 4700,915 4757,761 4817,957 4877,1433 4937,1793 4997,1875 5057,1651 5117,1926 5177,1640 5233,1506 5293,1580 5353,1385 5413,663 5473,261 5533,309 5593,1028 5649,1345 5709,1399 5769,1847 5829,1764 5889,1912 5949,1784 6006,1430 6069,1796 6126,1133 6186,790 6246,1033 6306,1543 6366,1816 6426,1742 6482,1799 6542,1756 6602,1703 6662,1313 6722,1554 6782,1331 6842,926 6898,213 6958,57 7018,835 7078,1285 7138,1565 7198,1903 7258,1609 7318,1923 7375,1450 7435,1435 7494,1345 7554,1135 7614,717 7674,1019 7731,1385 7791,1833 7851,1937 7911,1963 7971,2093 8031,1535 8091,1597 8147,1209 8207,1005 8267,720 8327,374 8387,0 8447,781 8507,1382 8567,1526 8623,1937 8683,1940 8743,1844 8803,1512 8863,1612 8923,1328 8983,796 9040,846 9100,1313 9160,1396 9220,1498 9280,1878 9340,1731 9396,1875 9456,1585 9516,1339 9576,1444 9636,1098 9696,618 9756,383 9816,91 9872,989 9932,1008 9932,3650 0,3650">
          <text:p/>
        </draw:polygon>
        <draw:frame draw:style-name="gr27" draw:text-style-name="P10" draw:layer="layout" svg:width="0.489cm" svg:height="0.421cm" svg:x="2.635cm" svg:y="19.895cm">
          <draw:text-box>
            <text:p><text:span text:style-name="T4">0.2</text:span></text:p>
          </draw:text-box>
        </draw:frame>
        <draw:frame draw:style-name="gr27" draw:text-style-name="P11" draw:layer="layout" svg:width="0.489cm" svg:height="0.421cm" svg:x="2.635cm" svg:y="19.224cm">
          <draw:text-box>
            <text:p text:style-name="P4"><text:span text:style-name="T5">0.4</text:span></text:p>
          </draw:text-box>
        </draw:frame>
        <draw:frame draw:style-name="gr27" draw:text-style-name="P11" draw:layer="layout" svg:width="0.489cm" svg:height="0.421cm" svg:x="2.635cm" svg:y="18.553cm">
          <draw:text-box>
            <text:p text:style-name="P12"><text:span text:style-name="T6">0.6</text:span></text:p>
          </draw:text-box>
        </draw:frame>
        <draw:frame draw:style-name="gr27" draw:text-style-name="P11" draw:layer="layout" svg:width="0.489cm" svg:height="0.421cm" svg:x="2.635cm" svg:y="17.88cm">
          <draw:text-box>
            <text:p text:style-name="P12"><text:span text:style-name="T6">0.8</text:span></text:p>
          </draw:text-box>
        </draw:frame>
        <draw:frame draw:style-name="gr27" draw:text-style-name="P10" draw:layer="layout" svg:width="0.489cm" svg:height="0.421cm" svg:x="2.635cm" svg:y="17.209cm">
          <draw:text-box>
            <text:p><text:span text:style-name="T4">1.0</text:span></text:p>
          </draw:text-box>
        </draw:frame>
        <draw:polygon draw:style-name="gr26" draw:text-style-name="P9" draw:layer="layout" svg:width="0.211cm" svg:height="0.17cm" svg:x="5.725cm" svg:y="8.706cm" svg:viewBox="0 0 212 171" draw:points="107,171 0,171 0,0 212,0 212,171">
          <text:p/>
        </draw:polygon>
        <draw:frame draw:style-name="gr27" draw:text-style-name="P11" draw:layer="layout" svg:width="0.489cm" svg:height="0.421cm" svg:x="2.635cm" svg:y="16.538cm">
          <draw:text-box>
            <text:p text:style-name="P12"><text:span text:style-name="T6">1.2</text:span></text:p>
          </draw:text-box>
        </draw:frame>
        <draw:line draw:style-name="gr24" draw:text-style-name="P2" draw:layer="layout" svg:x1="13.292cm" svg:y1="12.586cm" svg:x2="3.361cm" svg:y2="12.586cm">
          <text:p/>
        </draw:line>
        <draw:line draw:style-name="gr24" draw:text-style-name="P2" draw:layer="layout" svg:x1="13.292cm" svg:y1="11.913cm" svg:x2="3.361cm" svg:y2="11.913cm">
          <text:p/>
        </draw:line>
        <draw:line draw:style-name="gr24" draw:text-style-name="P2" draw:layer="layout" svg:x1="13.292cm" svg:y1="11.242cm" svg:x2="3.361cm" svg:y2="11.242cm">
          <text:p/>
        </draw:line>
        <draw:line draw:style-name="gr24" draw:text-style-name="P2" draw:layer="layout" svg:x1="13.292cm" svg:y1="10.571cm" svg:x2="3.361cm" svg:y2="10.571cm">
          <text:p/>
        </draw:line>
        <draw:line draw:style-name="gr24" draw:text-style-name="P2" draw:layer="layout" svg:x1="13.292cm" svg:y1="9.898cm" svg:x2="3.361cm" svg:y2="9.898cm">
          <text:p/>
        </draw:line>
        <draw:line draw:style-name="gr24" draw:text-style-name="P2" draw:layer="layout" svg:x1="13.292cm" svg:y1="9.227cm" svg:x2="3.361cm" svg:y2="9.227cm">
          <text:p/>
        </draw:line>
        <draw:line draw:style-name="gr25" draw:text-style-name="P2" draw:layer="layout" svg:x1="3.361cm" svg:y1="12.705cm" svg:x2="3.361cm" svg:y2="12.586cm">
          <text:p/>
        </draw:line>
        <draw:line draw:style-name="gr25" draw:text-style-name="P2" draw:layer="layout" svg:x1="3.361cm" svg:y1="12.705cm" svg:x2="3.361cm" svg:y2="12.586cm">
          <text:p/>
        </draw:line>
        <draw:line draw:style-name="gr25" draw:text-style-name="P2" draw:layer="layout" svg:x1="4.756cm" svg:y1="12.705cm" svg:x2="4.756cm" svg:y2="12.586cm">
          <text:p/>
        </draw:line>
        <draw:line draw:style-name="gr25" draw:text-style-name="P2" draw:layer="layout" svg:x1="4.756cm" svg:y1="12.705cm" svg:x2="4.756cm" svg:y2="12.586cm">
          <text:p/>
        </draw:line>
        <draw:line draw:style-name="gr25" draw:text-style-name="P2" draw:layer="layout" svg:x1="6.151cm" svg:y1="12.705cm" svg:x2="6.151cm" svg:y2="12.586cm">
          <text:p/>
        </draw:line>
        <draw:line draw:style-name="gr25" draw:text-style-name="P2" draw:layer="layout" svg:x1="6.151cm" svg:y1="12.705cm" svg:x2="6.151cm" svg:y2="12.586cm">
          <text:p/>
        </draw:line>
        <draw:line draw:style-name="gr25" draw:text-style-name="P2" draw:layer="layout" svg:x1="7.568cm" svg:y1="12.705cm" svg:x2="7.568cm" svg:y2="12.586cm">
          <text:p/>
        </draw:line>
        <draw:line draw:style-name="gr25" draw:text-style-name="P2" draw:layer="layout" svg:x1="7.568cm" svg:y1="12.705cm" svg:x2="7.568cm" svg:y2="12.586cm">
          <text:p/>
        </draw:line>
        <draw:line draw:style-name="gr25" draw:text-style-name="P2" draw:layer="layout" svg:x1="8.963cm" svg:y1="12.705cm" svg:x2="8.963cm" svg:y2="12.586cm">
          <text:p/>
        </draw:line>
        <draw:line draw:style-name="gr25" draw:text-style-name="P2" draw:layer="layout" svg:x1="8.963cm" svg:y1="12.705cm" svg:x2="8.963cm" svg:y2="12.586cm">
          <text:p/>
        </draw:line>
        <draw:line draw:style-name="gr25" draw:text-style-name="P2" draw:layer="layout" svg:x1="10.358cm" svg:y1="12.705cm" svg:x2="10.358cm" svg:y2="12.586cm">
          <text:p/>
        </draw:line>
        <draw:line draw:style-name="gr25" draw:text-style-name="P2" draw:layer="layout" svg:x1="10.358cm" svg:y1="12.705cm" svg:x2="10.358cm" svg:y2="12.586cm">
          <text:p/>
        </draw:line>
        <draw:line draw:style-name="gr25" draw:text-style-name="P2" draw:layer="layout" svg:x1="11.759cm" svg:y1="12.705cm" svg:x2="11.759cm" svg:y2="12.586cm">
          <text:p/>
        </draw:line>
        <draw:line draw:style-name="gr25" draw:text-style-name="P2" draw:layer="layout" svg:x1="11.759cm" svg:y1="12.705cm" svg:x2="11.759cm" svg:y2="12.586cm">
          <text:p/>
        </draw:line>
        <draw:line draw:style-name="gr25" draw:text-style-name="P2" draw:layer="layout" svg:x1="13.292cm" svg:y1="12.705cm" svg:x2="13.292cm" svg:y2="12.586cm">
          <text:p/>
        </draw:line>
        <draw:line draw:style-name="gr25" draw:text-style-name="P2" draw:layer="layout" svg:x1="13.292cm" svg:y1="12.705cm" svg:x2="13.292cm" svg:y2="12.586cm">
          <text:p/>
        </draw:line>
        <draw:line draw:style-name="gr25" draw:text-style-name="P2" draw:layer="layout" svg:x1="3.361cm" svg:y1="12.586cm" svg:x2="13.292cm" svg:y2="12.586cm">
          <text:p/>
        </draw:line>
        <draw:line draw:style-name="gr25" draw:text-style-name="P2" draw:layer="layout" svg:x1="3.213cm" svg:y1="12.586cm" svg:x2="3.361cm" svg:y2="12.586cm">
          <text:p/>
        </draw:line>
        <draw:line draw:style-name="gr25" draw:text-style-name="P2" draw:layer="layout" svg:x1="3.213cm" svg:y1="12.586cm" svg:x2="3.361cm" svg:y2="12.586cm">
          <text:p/>
        </draw:line>
        <draw:line draw:style-name="gr25" draw:text-style-name="P2" draw:layer="layout" svg:x1="3.213cm" svg:y1="11.913cm" svg:x2="3.361cm" svg:y2="11.913cm">
          <text:p/>
        </draw:line>
        <draw:line draw:style-name="gr25" draw:text-style-name="P2" draw:layer="layout" svg:x1="3.213cm" svg:y1="11.913cm" svg:x2="3.361cm" svg:y2="11.913cm">
          <text:p/>
        </draw:line>
        <draw:line draw:style-name="gr25" draw:text-style-name="P2" draw:layer="layout" svg:x1="3.213cm" svg:y1="11.242cm" svg:x2="3.361cm" svg:y2="11.242cm">
          <text:p/>
        </draw:line>
        <draw:line draw:style-name="gr25" draw:text-style-name="P2" draw:layer="layout" svg:x1="3.213cm" svg:y1="11.242cm" svg:x2="3.361cm" svg:y2="11.242cm">
          <text:p/>
        </draw:line>
        <draw:line draw:style-name="gr25" draw:text-style-name="P2" draw:layer="layout" svg:x1="3.213cm" svg:y1="10.571cm" svg:x2="3.361cm" svg:y2="10.571cm">
          <text:p/>
        </draw:line>
        <draw:line draw:style-name="gr25" draw:text-style-name="P2" draw:layer="layout" svg:x1="3.213cm" svg:y1="10.571cm" svg:x2="3.361cm" svg:y2="10.571cm">
          <text:p/>
        </draw:line>
        <draw:line draw:style-name="gr25" draw:text-style-name="P2" draw:layer="layout" svg:x1="3.213cm" svg:y1="9.898cm" svg:x2="3.361cm" svg:y2="9.898cm">
          <text:p/>
        </draw:line>
        <draw:line draw:style-name="gr25" draw:text-style-name="P2" draw:layer="layout" svg:x1="3.213cm" svg:y1="9.898cm" svg:x2="3.361cm" svg:y2="9.898cm">
          <text:p/>
        </draw:line>
        <draw:line draw:style-name="gr25" draw:text-style-name="P2" draw:layer="layout" svg:x1="3.213cm" svg:y1="9.227cm" svg:x2="3.361cm" svg:y2="9.227cm">
          <text:p/>
        </draw:line>
        <draw:line draw:style-name="gr25" draw:text-style-name="P2" draw:layer="layout" svg:x1="3.213cm" svg:y1="9.227cm" svg:x2="3.361cm" svg:y2="9.227cm">
          <text:p/>
        </draw:line>
        <draw:polygon draw:style-name="gr117" draw:text-style-name="P21" draw:layer="layout" svg:width="9.931cm" svg:height="3.507cm" svg:x="3.361cm" svg:y="9.079cm" svg:viewBox="0 0 9932 3508" draw:points="0,1413 60,1710 120,1767 180,1780 237,1528 297,1370 357,1336 417,813 477,611 537,1039 597,1263 657,1455 713,1654 773,1645 833,1684 893,1497 953,1223 1013,1226 1073,1104 1129,637 1189,193 1249,0 1309,626 1369,1277 1429,1413 1489,1710 1549,1767 1606,1780 1666,1528 1726,1370 1786,1336 1846,813 1905,611 1962,1039 2022,1263 2082,1455 2142,1654 2202,1645 2262,1684 2322,1497 2378,1223 2438,1226 2499,1104 2559,637 2619,193 2679,0 2739,626 2799,1277 2855,1413 2915,1710 2975,1767 3035,1780 3095,1528 3155,1370 3212,1336 3275,813 3332,611 3392,1039 3452,1263 3512,1455 3572,1654 3628,1645 3688,1684 3748,1497 3808,1223 3868,1226 3928,1104 3988,637 4048,193 4104,0 4164,626 4224,1277 4284,1413 4344,1710 4404,1767 4464,1780 4521,1528 4581,1370 4641,1336 4700,813 4757,611 4817,1039 4877,1263 4937,1455 4997,1654 5057,1645 5117,1684 5177,1497 5233,1223 5293,1226 5353,1104 5413,637 5473,193 5533,0 5593,626 5649,1277 5709,1413 5769,1710 5829,1767 5889,1780 5949,1528 6006,1370 6069,1336 6126,813 6186,611 6246,1039 6306,1263 6366,1455 6426,1654 6482,1645 6542,1684 6602,1497 6662,1223 6722,1226 6782,1104 6842,637 6898,193 6958,0 7018,626 7078,1277 7138,1413 7198,1710 7258,1767 7318,1780 7375,1528 7435,1370 7494,1336 7554,813 7614,611 7674,1039 7731,1263 7791,1455 7851,1654 7911,1645 7971,1684 8031,1497 8091,1223 8147,1226 8207,1104 8267,637 8327,193 8387,0 8447,626 8507,1277 8567,1413 8623,1710 8683,1767 8743,1780 8803,1528 8863,1370 8923,1336 8983,813 9040,611 9100,1039 9160,1263 9220,1455 9280,1654 9340,1645 9396,1684 9456,1497 9516,1223 9576,1226 9636,1104 9696,637 9756,193 9816,0 9872,626 9932,1277 9932,3508 0,3508">
          <text:p/>
        </draw:polygon>
        <draw:frame draw:style-name="gr28" draw:text-style-name="P11" draw:layer="layout" svg:width="4.323cm" svg:height="0.357cm" draw:transform="rotate (1.5707963267949) translate (2.263cm 20.728cm)">
          <draw:text-box>
            <text:p text:style-name="P4"><text:span text:style-name="T5">Electricity consumption, kWh</text:span></text:p>
          </draw:text-box>
        </draw:frame>
        <draw:frame draw:style-name="gr29" draw:text-style-name="P10" draw:layer="layout" svg:width="0.489cm" svg:height="0.422cm" svg:x="2.635cm" svg:y="12.427cm">
          <draw:text-box>
            <text:p><text:span text:style-name="T4">0.0</text:span></text:p>
          </draw:text-box>
        </draw:frame>
        <draw:frame draw:style-name="gr27" draw:text-style-name="P10" draw:layer="layout" svg:width="0.489cm" svg:height="0.421cm" svg:x="2.635cm" svg:y="11.753cm">
          <draw:text-box>
            <text:p><text:span text:style-name="T7">0.2</text:span></text:p>
          </draw:text-box>
        </draw:frame>
        <draw:frame draw:style-name="gr27" draw:text-style-name="P11" draw:layer="layout" svg:width="0.489cm" svg:height="0.421cm" svg:x="2.635cm" svg:y="11.082cm">
          <draw:text-box>
            <text:p text:style-name="P12"><text:span text:style-name="T6">0.4</text:span></text:p>
          </draw:text-box>
        </draw:frame>
        <draw:frame draw:style-name="gr27" draw:text-style-name="P10" draw:layer="layout" svg:width="0.489cm" svg:height="0.421cm" svg:x="2.635cm" svg:y="10.411cm">
          <draw:text-box>
            <text:p><text:span text:style-name="T7">0.6</text:span></text:p>
          </draw:text-box>
        </draw:frame>
        <draw:frame draw:style-name="gr27" draw:text-style-name="P11" draw:layer="layout" svg:width="0.489cm" svg:height="0.421cm" svg:x="2.635cm" svg:y="9.738cm">
          <draw:text-box>
            <text:p text:style-name="P12"><text:span text:style-name="T6">0.8</text:span></text:p>
          </draw:text-box>
        </draw:frame>
        <draw:frame draw:style-name="gr27" draw:text-style-name="P11" draw:layer="layout" svg:width="0.489cm" svg:height="0.421cm" svg:x="2.635cm" svg:y="9.068cm">
          <draw:text-box>
            <text:p text:style-name="P12"><text:span text:style-name="T6">1.0</text:span></text:p>
          </draw:text-box>
        </draw:frame>
        <draw:polygon draw:style-name="gr26" draw:text-style-name="P9" draw:layer="layout" svg:width="0.211cm" svg:height="0.167cm" svg:x="6.639cm" svg:y="11.865cm" svg:viewBox="0 0 212 168" draw:points="107,168 0,168 0,0 212,0 212,168">
          <text:p/>
        </draw:polygon>
        <draw:frame draw:style-name="gr27" draw:text-style-name="P10" draw:layer="layout" svg:width="0.489cm" svg:height="0.421cm" svg:x="2.635cm" svg:y="8.396cm">
          <draw:text-box>
            <text:p><text:span text:style-name="T4">1.2</text:span></text:p>
          </draw:text-box>
        </draw:frame>
        <draw:frame draw:style-name="gr28" draw:text-style-name="P11" draw:layer="layout" svg:width="4.323cm" svg:height="0.357cm" draw:transform="rotate (1.5707963267949) translate (2.263cm 12.587cm)">
          <draw:text-box>
            <text:p text:style-name="P4"><text:span text:style-name="T5">Electricity consumption, kWh</text:span></text:p>
          </draw:text-box>
        </draw:frame>
        <draw:frame draw:style-name="gr31" draw:text-style-name="P11" draw:layer="layout" svg:width="0.684cm" svg:height="0.422cm" svg:x="3.65cm" svg:y="20.77cm">
          <draw:text-box>
            <text:p text:style-name="P12"><text:span text:style-name="T6">Mon</text:span></text:p>
          </draw:text-box>
        </draw:frame>
        <draw:frame draw:style-name="gr32" draw:text-style-name="P10" draw:layer="layout" svg:width="0.595cm" svg:height="0.422cm" svg:x="5.25cm" svg:y="20.771cm">
          <draw:text-box>
            <text:p><text:span text:style-name="T4">Tue</text:span></text:p>
          </draw:text-box>
        </draw:frame>
        <draw:frame draw:style-name="gr33" draw:text-style-name="P10" draw:layer="layout" svg:width="0.734cm" svg:height="0.422cm" svg:x="6.451cm" svg:y="20.772cm">
          <draw:text-box>
            <text:p><text:span text:style-name="T4">Wed</text:span></text:p>
          </draw:text-box>
        </draw:frame>
        <draw:frame draw:style-name="gr34" draw:text-style-name="P11" draw:layer="layout" svg:width="0.612cm" svg:height="0.422cm" svg:x="7.851cm" svg:y="20.773cm">
          <draw:text-box>
            <text:p text:style-name="P12"><text:span text:style-name="T6">Thu</text:span></text:p>
          </draw:text-box>
        </draw:frame>
        <draw:frame draw:style-name="gr35" draw:text-style-name="P11" draw:layer="layout" svg:width="0.413cm" svg:height="0.422cm" svg:x="9.351cm" svg:y="20.774cm">
          <draw:text-box>
            <text:p text:style-name="P12"><text:span text:style-name="T6">Fri</text:span></text:p>
          </draw:text-box>
        </draw:frame>
        <draw:frame draw:style-name="gr36" draw:text-style-name="P10" draw:layer="layout" svg:width="0.527cm" svg:height="0.422cm" svg:x="10.852cm" svg:y="20.774cm">
          <draw:text-box>
            <text:p><text:span text:style-name="T4">Sat</text:span></text:p>
          </draw:text-box>
        </draw:frame>
        <draw:frame draw:style-name="gr37" draw:text-style-name="P11" draw:layer="layout" svg:width="0.624cm" svg:height="0.422cm" svg:x="12.353cm" svg:y="20.775cm">
          <draw:text-box>
            <text:p text:style-name="P12"><text:span text:style-name="T6">Sun</text:span></text:p>
          </draw:text-box>
        </draw:frame>
        <draw:frame draw:style-name="gr29" draw:text-style-name="P10" draw:layer="layout" svg:width="0.489cm" svg:height="0.422cm" svg:x="2.636cm" svg:y="20.575cm">
          <draw:text-box>
            <text:p><text:span text:style-name="T4">0.0</text:span></text:p>
          </draw:text-box>
        </draw:frame>
        <draw:frame draw:style-name="gr38" draw:text-style-name="P11" draw:layer="layout" svg:width="1.45cm" svg:height="0.399cm" svg:x="6.191cm" svg:y="8.595cm">
          <draw:text-box>
            <text:p text:style-name="P33"><text:span text:style-name="T5">Real</text:span></text:p>
          </draw:text-box>
        </draw:frame>
        <draw:line draw:style-name="gr25" draw:text-style-name="P2" draw:layer="layout" svg:x1="3.362cm" svg:y1="20.85cm" svg:x2="3.362cm" svg:y2="20.731cm">
          <text:p/>
        </draw:line>
        <draw:line draw:style-name="gr25" draw:text-style-name="P2" draw:layer="layout" svg:x1="3.362cm" svg:y1="20.85cm" svg:x2="3.362cm" svg:y2="20.731cm">
          <text:p/>
        </draw:line>
        <draw:line draw:style-name="gr25" draw:text-style-name="P2" draw:layer="layout" svg:x1="4.757cm" svg:y1="20.85cm" svg:x2="4.757cm" svg:y2="20.731cm">
          <text:p/>
        </draw:line>
        <draw:line draw:style-name="gr25" draw:text-style-name="P2" draw:layer="layout" svg:x1="4.757cm" svg:y1="20.85cm" svg:x2="4.757cm" svg:y2="20.731cm">
          <text:p/>
        </draw:line>
        <draw:line draw:style-name="gr25" draw:text-style-name="P2" draw:layer="layout" svg:x1="6.152cm" svg:y1="20.85cm" svg:x2="6.152cm" svg:y2="20.731cm">
          <text:p/>
        </draw:line>
        <draw:line draw:style-name="gr25" draw:text-style-name="P2" draw:layer="layout" svg:x1="6.152cm" svg:y1="20.85cm" svg:x2="6.152cm" svg:y2="20.731cm">
          <text:p/>
        </draw:line>
        <draw:line draw:style-name="gr25" draw:text-style-name="P2" draw:layer="layout" svg:x1="7.569cm" svg:y1="20.85cm" svg:x2="7.569cm" svg:y2="20.731cm">
          <text:p/>
        </draw:line>
        <draw:line draw:style-name="gr25" draw:text-style-name="P2" draw:layer="layout" svg:x1="7.569cm" svg:y1="20.85cm" svg:x2="7.569cm" svg:y2="20.731cm">
          <text:p/>
        </draw:line>
        <draw:line draw:style-name="gr25" draw:text-style-name="P2" draw:layer="layout" svg:x1="8.964cm" svg:y1="20.85cm" svg:x2="8.964cm" svg:y2="20.731cm">
          <text:p/>
        </draw:line>
        <draw:line draw:style-name="gr25" draw:text-style-name="P2" draw:layer="layout" svg:x1="8.964cm" svg:y1="20.85cm" svg:x2="8.964cm" svg:y2="20.731cm">
          <text:p/>
        </draw:line>
        <draw:line draw:style-name="gr25" draw:text-style-name="P2" draw:layer="layout" svg:x1="10.359cm" svg:y1="20.85cm" svg:x2="10.359cm" svg:y2="20.731cm">
          <text:p/>
        </draw:line>
        <draw:line draw:style-name="gr25" draw:text-style-name="P2" draw:layer="layout" svg:x1="10.359cm" svg:y1="20.85cm" svg:x2="10.359cm" svg:y2="20.731cm">
          <text:p/>
        </draw:line>
        <draw:line draw:style-name="gr25" draw:text-style-name="P2" draw:layer="layout" svg:x1="11.76cm" svg:y1="20.85cm" svg:x2="11.76cm" svg:y2="20.731cm">
          <text:p/>
        </draw:line>
        <draw:line draw:style-name="gr25" draw:text-style-name="P2" draw:layer="layout" svg:x1="11.76cm" svg:y1="20.85cm" svg:x2="11.76cm" svg:y2="20.731cm">
          <text:p/>
        </draw:line>
        <draw:line draw:style-name="gr25" draw:text-style-name="P2" draw:layer="layout" svg:x1="13.293cm" svg:y1="20.85cm" svg:x2="13.293cm" svg:y2="20.731cm">
          <text:p/>
        </draw:line>
        <draw:line draw:style-name="gr25" draw:text-style-name="P2" draw:layer="layout" svg:x1="13.293cm" svg:y1="20.85cm" svg:x2="13.293cm" svg:y2="20.731cm">
          <text:p/>
        </draw:line>
        <draw:line draw:style-name="gr25" draw:text-style-name="P2" draw:layer="layout" svg:x1="3.214cm" svg:y1="20.731cm" svg:x2="3.362cm" svg:y2="20.731cm">
          <text:p/>
        </draw:line>
        <draw:line draw:style-name="gr25" draw:text-style-name="P2" draw:layer="layout" svg:x1="3.214cm" svg:y1="20.731cm" svg:x2="3.362cm" svg:y2="20.731cm">
          <text:p/>
        </draw:line>
        <draw:polygon draw:style-name="gr25" draw:text-style-name="P2" draw:layer="layout" svg:width="9.931cm" svg:height="4.031cm" svg:x="3.361cm" svg:y="16.697cm" svg:viewBox="0 0 9932 4032" draw:points="4969,4032 0,4032 0,0 9932,0 9932,4032">
          <text:p/>
        </draw:polygon>
        <draw:polygon draw:style-name="gr25" draw:text-style-name="P2" draw:layer="layout" svg:width="9.931cm" svg:height="4.03cm" svg:x="3.361cm" svg:y="8.556cm" svg:viewBox="0 0 9932 4031" draw:points="4969,4031 0,4031 0,0 9932,0 9932,4031">
          <text:p/>
        </draw:polygon>
        <draw:frame draw:style-name="gr31" draw:text-style-name="P11" draw:layer="layout" svg:width="0.684cm" svg:height="0.422cm" svg:x="3.651cm" svg:y="12.607cm">
          <draw:text-box>
            <text:p text:style-name="P12"><text:span text:style-name="T6">Mon</text:span></text:p>
          </draw:text-box>
        </draw:frame>
        <draw:frame draw:style-name="gr32" draw:text-style-name="P10" draw:layer="layout" svg:width="0.595cm" svg:height="0.422cm" svg:x="5.251cm" svg:y="12.608cm">
          <draw:text-box>
            <text:p><text:span text:style-name="T4">Tue</text:span></text:p>
          </draw:text-box>
        </draw:frame>
        <draw:frame draw:style-name="gr33" draw:text-style-name="P10" draw:layer="layout" svg:width="0.734cm" svg:height="0.422cm" svg:x="6.452cm" svg:y="12.609cm">
          <draw:text-box>
            <text:p><text:span text:style-name="T4">Wed</text:span></text:p>
          </draw:text-box>
        </draw:frame>
        <draw:frame draw:style-name="gr34" draw:text-style-name="P11" draw:layer="layout" svg:width="0.612cm" svg:height="0.422cm" svg:x="7.852cm" svg:y="12.61cm">
          <draw:text-box>
            <text:p text:style-name="P12"><text:span text:style-name="T6">Thu</text:span></text:p>
          </draw:text-box>
        </draw:frame>
        <draw:frame draw:style-name="gr35" draw:text-style-name="P11" draw:layer="layout" svg:width="0.413cm" svg:height="0.422cm" svg:x="9.352cm" svg:y="12.611cm">
          <draw:text-box>
            <text:p text:style-name="P12"><text:span text:style-name="T6">Fri</text:span></text:p>
          </draw:text-box>
        </draw:frame>
        <draw:frame draw:style-name="gr36" draw:text-style-name="P10" draw:layer="layout" svg:width="0.527cm" svg:height="0.422cm" svg:x="10.853cm" svg:y="12.611cm">
          <draw:text-box>
            <text:p><text:span text:style-name="T4">Sat</text:span></text:p>
          </draw:text-box>
        </draw:frame>
        <draw:frame draw:style-name="gr37" draw:text-style-name="P11" draw:layer="layout" svg:width="0.624cm" svg:height="0.422cm" svg:x="12.354cm" svg:y="12.612cm">
          <draw:text-box>
            <text:p text:style-name="P12"><text:span text:style-name="T6">Sun</text:span></text:p>
          </draw:text-box>
        </draw:frame>
        <draw:polygon draw:style-name="gr116" draw:text-style-name="P32" draw:layer="layout" svg:width="0.211cm" svg:height="0.17cm" svg:x="8.025cm" svg:y="8.707cm" svg:viewBox="0 0 212 171" draw:points="107,171 0,171 0,0 212,0 212,171">
          <text:p/>
        </draw:polygon>
        <draw:frame draw:style-name="gr38" draw:text-style-name="P11" draw:layer="layout" svg:width="1.509cm" svg:height="0.399cm" svg:x="8.591cm" svg:y="8.596cm">
          <draw:text-box>
            <text:p text:style-name="P33"><text:span text:style-name="T5">Generate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ans3" svg:font-family="'Liberation Sans'"/>
    <style:font-face style:name="Liberation Sans4" svg:font-family="'Liberation Sans'" style:font-family-generic="swiss"/>
    <style:font-face style:name="Liberation Sans5" svg:font-family="'Liberation Sans'" style:font-adornments="Regular" style:font-family-generic="swiss"/>
    <style:font-face style:name="Calibri" svg:font-family="Calibri" style:font-pitch="variable"/>
    <style:font-face style:name="FreeSans1" svg:font-family="Free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1" svg:font-family="'AR PL SungtiL GB'" style:font-family-generic="swiss" style:font-pitch="variable"/>
    <style:font-face style:name="Arial"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hort_20_line_20_Arrow" draw:display-name="Short line Arrow" svg:viewBox="0 0 3000 3000" svg:d="M1500 0l1500 2789v211h-114l-1286-2392v2392h-200v-2392l-1286 2392h-114v-211z"/>
    <draw:stroke-dash draw:name="Ultrafine_20_Dashed" draw:display-name="Ultrafine Dashed" draw:style="rect" draw:dots1="1" draw:dots1-length="0.051cm" draw:dots2="1" draw:dots2-length="0.051cm" draw:distance="0.051cm"/>
    <draw:stroke-dash draw:name="stroke-dash18" draw:style="rect" draw:dots1="2" draw:dots1-length="0.05cm" draw:distance="0.05cm"/>
    <draw:stroke-dash draw:name="stroke-dash20" draw:style="rect" draw:dots1="1" draw:dots1-length="0.041cm" draw:distance="0.041cm"/>
    <draw:stroke-dash draw:name="stroke-dash50" draw:style="rect" draw:dots1="1" draw:dots1-length="0.046cm" draw:distance="0.046cm"/>
    <draw:stroke-dash draw:name="stroke-dash56" draw:style="rect" draw:dots1="2" draw:dots1-length="0.05cm" draw:distance="0.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5T10:06:02.951514946</meta:creation-date>
    <dc:date>2016-03-28T22:46:14.237602963</dc:date>
    <meta:editing-duration>PT21H33M48S</meta:editing-duration>
    <meta:editing-cycles>65</meta:editing-cycles>
    <meta:generator>LibreOffice/5.1.1.3$Linux_X86_64 LibreOffice_project/89f508ef3ecebd2cfb8e1def0f0ba9a803b88a6d</meta:generator>
    <meta:document-statistic meta:object-count="17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23" chart:interval-major="1" chart:reverse-direction="false" text:line-break="false" loext:try-staggering-first="true" chart:link-data-style-to-source="false" chart:axis-position="0"/>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true" chart:link-data-style-to-source="false" chart:axis-position="0"/>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51cm" svg:stroke-color="#000000" draw:fill-color="#000000"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51cm" svg:stroke-color="#ff3333" draw:fill-color="#ff3333"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51cm" svg:stroke-color="#004586" draw:fill-color="#004586" dr3d:edge-rounding="5%"/>
      <style:text-properties fo:font-size="10pt" style:font-size-asian="10pt" style:font-size-complex="10pt"/>
    </style:style>
    <style:style style:name="ch12" style:family="chart">
      <style:graphic-properties draw:stroke="solid" draw:fill="none" draw:fill-color="#e6e6e6"/>
    </style:style>
    <style:style style:name="ch13" style:family="chart">
      <style:graphic-properties svg:stroke-color="#b3b3b3" draw:fill-color="#cccccc"/>
    </style:style>
  </office:automatic-styles>
  <office:body>
    <office:chart>
      <chart:chart svg:width="19.61cm" svg:height="11.157cm" xlink:href="." xlink:type="simple" chart:class="chart:scatter" chart:style-name="ch1">
        <chart:legend svg:x="2.33cm" svg:y="1.177cm" style:legend-expansion="custom" chartooo:width="12.624cm" chartooo:height="1.594cm" style:legend-expansion-aspect-ratio="7.91969887076537" chart:style-name="ch2"/>
        <chart:plot-area chart:style-name="ch3" chart:data-source-has-labels="both" svg:x="0.662cm" svg:y="0.089cm" svg:width="18.465cm" svg:height="10.501cm">
          <chartooo:coordinate-region svg:x="1.283cm" svg:y="0.288cm" svg:width="17.657cm" svg:height="9.655cm"/>
          <chart:axis chart:dimension="x" chart:name="primary-x" chart:style-name="ch4" chartooo:axis-type="auto">
            <chart:title svg:x="8.739cm" svg:y="10.597cm" chart:style-name="ch5">
              <text:p>Hour of the day</text:p>
            </chart:title>
            <chart:categories table:cell-range-address="local-table.$A$2:.$A$25"/>
          </chart:axis>
          <chart:axis chart:dimension="y" chart:name="primary-y" chart:style-name="ch6">
            <chart:title svg:x="0.333cm" svg:y="7.3cm" chart:style-name="ch7">
              <text:p>Energy Consumption, kWh</text:p>
            </chart:title>
            <chart:grid chart:style-name="ch8" chart:class="major"/>
          </chart:axis>
          <chart:series chart:style-name="ch9" chart:values-cell-range-address="local-table.$C$2:.$C$25" chart:label-cell-address="local-table.$C$1" chart:class="chart:scatter">
            <chart:domain table:cell-range-address="local-table.$B$2:.$B$25"/>
            <chart:data-point chart:repeated="24"/>
          </chart:series>
          <chart:series chart:style-name="ch10" chart:values-cell-range-address="local-table.$D$2:.$D$25" chart:label-cell-address="local-table.$D$1" chart:class="chart:scatter">
            <chart:data-point chart:repeated="24"/>
          </chart:series>
          <chart:series chart:style-name="ch11" chart:values-cell-range-address="local-table.$E$2:.$E$25" chart:label-cell-address="local-table.$E$1" chart:class="chart:scatter">
            <chart:data-point chart:repeated="2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ynthetic load (synthetic activity load+loadDueToTemperature)</text:p>
              </table:table-cell>
              <table:table-cell office:value-type="string">
                <text:p>PeakyLoad (amplification ratio=5.0)</text:p>
              </table:table-cell>
              <table:table-cell office:value-type="string">
                <text:p>The seed (activity load)</text:p>
              </table:table-cell>
            </table:table-row>
          </table:table-header-rows>
          <table:table-rows>
            <table:table-row>
              <table:table-cell office:value-type="string">
                <text:p>1</text:p>
              </table:table-cell>
              <table:table-cell office:value-type="float" office:value="0">
                <text:p>0</text:p>
              </table:table-cell>
              <table:table-cell office:value-type="float" office:value="1.186066">
                <text:p>1.186066</text:p>
              </table:table-cell>
              <table:table-cell office:value-type="float" office:value="1.186066">
                <text:p>1.186066</text:p>
              </table:table-cell>
              <table:table-cell office:value-type="float" office:value="1">
                <text:p>1</text:p>
              </table:table-cell>
            </table:table-row>
            <table:table-row>
              <table:table-cell office:value-type="string">
                <text:p>2</text:p>
              </table:table-cell>
              <table:table-cell office:value-type="float" office:value="1">
                <text:p>1</text:p>
              </table:table-cell>
              <table:table-cell office:value-type="float" office:value="1.260463">
                <text:p>1.260463</text:p>
              </table:table-cell>
              <table:table-cell office:value-type="float" office:value="1.51946">
                <text:p>1.51946</text:p>
              </table:table-cell>
              <table:table-cell office:value-type="float" office:value="0.76">
                <text:p>0.76</text:p>
              </table:table-cell>
            </table:table-row>
            <table:table-row>
              <table:table-cell office:value-type="string">
                <text:p>3</text:p>
              </table:table-cell>
              <table:table-cell office:value-type="float" office:value="2">
                <text:p>2</text:p>
              </table:table-cell>
              <table:table-cell office:value-type="float" office:value="1.022537">
                <text:p>1.022537</text:p>
              </table:table-cell>
              <table:table-cell office:value-type="float" office:value="1.022537">
                <text:p>1.022537</text:p>
              </table:table-cell>
              <table:table-cell office:value-type="float" office:value="0.69">
                <text:p>0.69</text:p>
              </table:table-cell>
            </table:table-row>
            <table:table-row>
              <table:table-cell office:value-type="string">
                <text:p>4</text:p>
              </table:table-cell>
              <table:table-cell office:value-type="float" office:value="3">
                <text:p>3</text:p>
              </table:table-cell>
              <table:table-cell office:value-type="float" office:value="1.190799">
                <text:p>1.190799</text:p>
              </table:table-cell>
              <table:table-cell office:value-type="float" office:value="1.190799">
                <text:p>1.190799</text:p>
              </table:table-cell>
              <table:table-cell office:value-type="float" office:value="0.83">
                <text:p>0.83</text:p>
              </table:table-cell>
            </table:table-row>
            <table:table-row>
              <table:table-cell office:value-type="string">
                <text:p>5</text:p>
              </table:table-cell>
              <table:table-cell office:value-type="float" office:value="4">
                <text:p>4</text:p>
              </table:table-cell>
              <table:table-cell office:value-type="float" office:value="1.481934">
                <text:p>1.481934</text:p>
              </table:table-cell>
              <table:table-cell office:value-type="float" office:value="2.626815">
                <text:p>2.626815</text:p>
              </table:table-cell>
              <table:table-cell office:value-type="float" office:value="1.24">
                <text:p>1.24</text:p>
              </table:table-cell>
            </table:table-row>
            <table:table-row>
              <table:table-cell office:value-type="string">
                <text:p>6</text:p>
              </table:table-cell>
              <table:table-cell office:value-type="float" office:value="5">
                <text:p>5</text:p>
              </table:table-cell>
              <table:table-cell office:value-type="float" office:value="0.792602">
                <text:p>0.792602</text:p>
              </table:table-cell>
              <table:table-cell office:value-type="float" office:value="0.792602">
                <text:p>0.792602</text:p>
              </table:table-cell>
              <table:table-cell office:value-type="float" office:value="0.63">
                <text:p>0.63</text:p>
              </table:table-cell>
            </table:table-row>
            <table:table-row>
              <table:table-cell office:value-type="string">
                <text:p>7</text:p>
              </table:table-cell>
              <table:table-cell office:value-type="float" office:value="6">
                <text:p>6</text:p>
              </table:table-cell>
              <table:table-cell office:value-type="float" office:value="0.864116">
                <text:p>0.864116</text:p>
              </table:table-cell>
              <table:table-cell office:value-type="float" office:value="0.864116">
                <text:p>0.864116</text:p>
              </table:table-cell>
              <table:table-cell office:value-type="float" office:value="0.48">
                <text:p>0.48</text:p>
              </table:table-cell>
            </table:table-row>
            <table:table-row>
              <table:table-cell office:value-type="string">
                <text:p>8</text:p>
              </table:table-cell>
              <table:table-cell office:value-type="float" office:value="7">
                <text:p>7</text:p>
              </table:table-cell>
              <table:table-cell office:value-type="float" office:value="0.85989">
                <text:p>0.85989</text:p>
              </table:table-cell>
              <table:table-cell office:value-type="float" office:value="0.85989">
                <text:p>0.85989</text:p>
              </table:table-cell>
              <table:table-cell office:value-type="float" office:value="0.48">
                <text:p>0.48</text:p>
              </table:table-cell>
            </table:table-row>
            <table:table-row>
              <table:table-cell office:value-type="string">
                <text:p>9</text:p>
              </table:table-cell>
              <table:table-cell office:value-type="float" office:value="8">
                <text:p>8</text:p>
              </table:table-cell>
              <table:table-cell office:value-type="float" office:value="0.619075">
                <text:p>0.619075</text:p>
              </table:table-cell>
              <table:table-cell office:value-type="float" office:value="0.619075">
                <text:p>0.619075</text:p>
              </table:table-cell>
              <table:table-cell office:value-type="float" office:value="0.47">
                <text:p>0.47</text:p>
              </table:table-cell>
            </table:table-row>
            <table:table-row>
              <table:table-cell office:value-type="string">
                <text:p>10</text:p>
              </table:table-cell>
              <table:table-cell office:value-type="float" office:value="9">
                <text:p>9</text:p>
              </table:table-cell>
              <table:table-cell office:value-type="float" office:value="0.826082">
                <text:p>0.826082</text:p>
              </table:table-cell>
              <table:table-cell office:value-type="float" office:value="0.826082">
                <text:p>0.826082</text:p>
              </table:table-cell>
              <table:table-cell office:value-type="float" office:value="0.64">
                <text:p>0.64</text:p>
              </table:table-cell>
            </table:table-row>
            <table:table-row>
              <table:table-cell office:value-type="string">
                <text:p>11</text:p>
              </table:table-cell>
              <table:table-cell office:value-type="float" office:value="10">
                <text:p>10</text:p>
              </table:table-cell>
              <table:table-cell office:value-type="float" office:value="1.833654">
                <text:p>1.833654</text:p>
              </table:table-cell>
              <table:table-cell office:value-type="float" office:value="4.385417">
                <text:p>4.385417</text:p>
              </table:table-cell>
              <table:table-cell office:value-type="float" office:value="1.7">
                <text:p>1.7</text:p>
              </table:table-cell>
            </table:table-row>
            <table:table-row>
              <table:table-cell office:value-type="string">
                <text:p>12</text:p>
              </table:table-cell>
              <table:table-cell office:value-type="float" office:value="11">
                <text:p>11</text:p>
              </table:table-cell>
              <table:table-cell office:value-type="float" office:value="0.980143">
                <text:p>0.980143</text:p>
              </table:table-cell>
              <table:table-cell office:value-type="float" office:value="0.980143">
                <text:p>0.980143</text:p>
              </table:table-cell>
              <table:table-cell office:value-type="float" office:value="0.79">
                <text:p>0.79</text:p>
              </table:table-cell>
            </table:table-row>
            <table:table-row>
              <table:table-cell office:value-type="string">
                <text:p>13</text:p>
              </table:table-cell>
              <table:table-cell office:value-type="float" office:value="12">
                <text:p>12</text:p>
              </table:table-cell>
              <table:table-cell office:value-type="float" office:value="0.71886">
                <text:p>0.71886</text:p>
              </table:table-cell>
              <table:table-cell office:value-type="float" office:value="0.71886">
                <text:p>0.71886</text:p>
              </table:table-cell>
              <table:table-cell office:value-type="float" office:value="0.49">
                <text:p>0.49</text:p>
              </table:table-cell>
            </table:table-row>
            <table:table-row>
              <table:table-cell office:value-type="string">
                <text:p>14</text:p>
              </table:table-cell>
              <table:table-cell office:value-type="float" office:value="13">
                <text:p>13</text:p>
              </table:table-cell>
              <table:table-cell office:value-type="float" office:value="0.720385">
                <text:p>0.720385</text:p>
              </table:table-cell>
              <table:table-cell office:value-type="float" office:value="0.720385">
                <text:p>0.720385</text:p>
              </table:table-cell>
              <table:table-cell office:value-type="float" office:value="0.46">
                <text:p>0.46</text:p>
              </table:table-cell>
            </table:table-row>
            <table:table-row>
              <table:table-cell office:value-type="string">
                <text:p>15</text:p>
              </table:table-cell>
              <table:table-cell office:value-type="float" office:value="14">
                <text:p>14</text:p>
              </table:table-cell>
              <table:table-cell office:value-type="float" office:value="0.624733">
                <text:p>0.624733</text:p>
              </table:table-cell>
              <table:table-cell office:value-type="float" office:value="0.624733">
                <text:p>0.624733</text:p>
              </table:table-cell>
              <table:table-cell office:value-type="float" office:value="0.42">
                <text:p>0.42</text:p>
              </table:table-cell>
            </table:table-row>
            <table:table-row>
              <table:table-cell office:value-type="string">
                <text:p>16</text:p>
              </table:table-cell>
              <table:table-cell office:value-type="float" office:value="15">
                <text:p>15</text:p>
              </table:table-cell>
              <table:table-cell office:value-type="float" office:value="0.612339">
                <text:p>0.612339</text:p>
              </table:table-cell>
              <table:table-cell office:value-type="float" office:value="0.612339">
                <text:p>0.612339</text:p>
              </table:table-cell>
              <table:table-cell office:value-type="float" office:value="0.41">
                <text:p>0.41</text:p>
              </table:table-cell>
            </table:table-row>
            <table:table-row>
              <table:table-cell office:value-type="string">
                <text:p>17</text:p>
              </table:table-cell>
              <table:table-cell office:value-type="float" office:value="16">
                <text:p>16</text:p>
              </table:table-cell>
              <table:table-cell office:value-type="float" office:value="1.932802">
                <text:p>1.932802</text:p>
              </table:table-cell>
              <table:table-cell office:value-type="float" office:value="4.881156">
                <text:p>4.881156</text:p>
              </table:table-cell>
              <table:table-cell office:value-type="float" office:value="1.66">
                <text:p>1.66</text:p>
              </table:table-cell>
            </table:table-row>
            <table:table-row>
              <table:table-cell office:value-type="string">
                <text:p>18</text:p>
              </table:table-cell>
              <table:table-cell office:value-type="float" office:value="17">
                <text:p>17</text:p>
              </table:table-cell>
              <table:table-cell office:value-type="float" office:value="0.955438">
                <text:p>0.955438</text:p>
              </table:table-cell>
              <table:table-cell office:value-type="float" office:value="0.955438">
                <text:p>0.955438</text:p>
              </table:table-cell>
              <table:table-cell office:value-type="float" office:value="0.62">
                <text:p>0.62</text:p>
              </table:table-cell>
            </table:table-row>
            <table:table-row>
              <table:table-cell office:value-type="string">
                <text:p>19</text:p>
              </table:table-cell>
              <table:table-cell office:value-type="float" office:value="18">
                <text:p>18</text:p>
              </table:table-cell>
              <table:table-cell office:value-type="float" office:value="0.808531">
                <text:p>0.808531</text:p>
              </table:table-cell>
              <table:table-cell office:value-type="float" office:value="0.808531">
                <text:p>0.808531</text:p>
              </table:table-cell>
              <table:table-cell office:value-type="float" office:value="0.54">
                <text:p>0.54</text:p>
              </table:table-cell>
            </table:table-row>
            <table:table-row>
              <table:table-cell office:value-type="string">
                <text:p>20</text:p>
              </table:table-cell>
              <table:table-cell office:value-type="float" office:value="19">
                <text:p>19</text:p>
              </table:table-cell>
              <table:table-cell office:value-type="float" office:value="1.319476">
                <text:p>1.319476</text:p>
              </table:table-cell>
              <table:table-cell office:value-type="float" office:value="1.814526">
                <text:p>1.814526</text:p>
              </table:table-cell>
              <table:table-cell office:value-type="float" office:value="0.87">
                <text:p>0.87</text:p>
              </table:table-cell>
            </table:table-row>
            <table:table-row>
              <table:table-cell office:value-type="string">
                <text:p>21</text:p>
              </table:table-cell>
              <table:table-cell office:value-type="float" office:value="20">
                <text:p>20</text:p>
              </table:table-cell>
              <table:table-cell office:value-type="float" office:value="2.997462">
                <text:p>2.997462</text:p>
              </table:table-cell>
              <table:table-cell office:value-type="float" office:value="10.204457">
                <text:p>10.204457</text:p>
              </table:table-cell>
              <table:table-cell office:value-type="float" office:value="2.62">
                <text:p>2.62</text:p>
              </table:table-cell>
            </table:table-row>
            <table:table-row>
              <table:table-cell office:value-type="string">
                <text:p>22</text:p>
              </table:table-cell>
              <table:table-cell office:value-type="float" office:value="21">
                <text:p>21</text:p>
              </table:table-cell>
              <table:table-cell office:value-type="float" office:value="3.161844">
                <text:p>3.161844</text:p>
              </table:table-cell>
              <table:table-cell office:value-type="float" office:value="11.026365">
                <text:p>11.026365</text:p>
              </table:table-cell>
              <table:table-cell office:value-type="float" office:value="2.76">
                <text:p>2.76</text:p>
              </table:table-cell>
            </table:table-row>
            <table:table-row>
              <table:table-cell office:value-type="string">
                <text:p>23</text:p>
              </table:table-cell>
              <table:table-cell office:value-type="float" office:value="22">
                <text:p>22</text:p>
              </table:table-cell>
              <table:table-cell office:value-type="float" office:value="0.863326">
                <text:p>0.863326</text:p>
              </table:table-cell>
              <table:table-cell office:value-type="float" office:value="0.863326">
                <text:p>0.863326</text:p>
              </table:table-cell>
              <table:table-cell office:value-type="float" office:value="0.68">
                <text:p>0.68</text:p>
              </table:table-cell>
            </table:table-row>
            <table:table-row>
              <table:table-cell office:value-type="string">
                <text:p>24</text:p>
              </table:table-cell>
              <table:table-cell office:value-type="float" office:value="23">
                <text:p>23</text:p>
              </table:table-cell>
              <table:table-cell office:value-type="float" office:value="1.064568">
                <text:p>1.064568</text:p>
              </table:table-cell>
              <table:table-cell office:value-type="float" office:value="1.064568">
                <text:p>1.064568</text:p>
              </table:table-cell>
              <table:table-cell office:value-type="float" office:value="0.78">
                <text:p>0.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1.3$Linux_X86_64 LibreOffice_project/89f508ef3ecebd2cfb8e1def0f0ba9a803b88a6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